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160002705B00013468637B529D.wmf"/>
  <manifest:file-entry manifest:media-type="" manifest:full-path="Pictures/200000F700012F3D0001E735F968F45C.wmf"/>
  <manifest:file-entry manifest:media-type="" manifest:full-path="Pictures/200001D30002A72200014403B21D287B.wmf"/>
  <manifest:file-entry manifest:media-type="" manifest:full-path="Pictures/2000008900018CC600008E86298919AF.wmf"/>
  <manifest:file-entry manifest:media-type="" manifest:full-path="Pictures/2000018900024CB30000D7CD6E46FA92.wmf"/>
  <manifest:file-entry manifest:media-type="" manifest:full-path="Pictures/2000032900025F9D000236AF54448D5A.wmf"/>
  <manifest:file-entry manifest:media-type="" manifest:full-path="Pictures/20000108000280600000DBA03825488B.wmf"/>
  <manifest:file-entry manifest:media-type="" manifest:full-path="Pictures/2000021400026CA20001344D1CAE9281.wmf"/>
  <manifest:file-entry manifest:media-type="" manifest:full-path="Pictures/2000013E00024EDE0000ED4CC945AE7D.wmf"/>
  <manifest:file-entry manifest:media-type="" manifest:full-path="Pictures/2000024C00030A74000183938521D3A7.wmf"/>
  <manifest:file-entry manifest:media-type="" manifest:full-path="Pictures/2000010C000168150000BA231DA51265.wmf"/>
  <manifest:file-entry manifest:media-type="" manifest:full-path="Pictures/2000017D000138A400009DB734A11BAB.wmf"/>
  <manifest:file-entry manifest:media-type="" manifest:full-path="Pictures/200000980001242E0000C744FAB86166.wmf"/>
  <manifest:file-entry manifest:media-type="" manifest:full-path="Pictures/20000053000136E30000B1DFEA086510.wmf"/>
  <manifest:file-entry manifest:media-type="" manifest:full-path="Pictures/20000160000188F30000E49E904AF060.wmf"/>
  <manifest:file-entry manifest:media-type="" manifest:full-path="Pictures/200001340002A8AF0000997BD52651F9.wmf"/>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Garamond" svg:font-family="Garamon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379cm" fo:margin-left="-0.229cm" table:align="left" style:writing-mode="lr-tb"/>
    </style:style>
    <style:style style:name="Tableau1.A" style:family="table-column">
      <style:table-column-properties style:column-width="16.379cm"/>
    </style:style>
    <style:style style:name="Tableau1.1" style:family="table-row">
      <style:table-row-properties style:keep-together="true" fo:keep-together="auto"/>
    </style:style>
    <style:style style:name="Tableau1.A1" style:family="table-cell">
      <style:table-cell-properties style:vertical-align="top" style:border-line-width="0.002cm 0.035cm 0.002cm" fo:padding-left="0.191cm" fo:padding-right="0.191cm" fo:padding-top="0cm" fo:padding-bottom="0cm" fo:border="0.039cm double #000000" style:writing-mode="lr-tb"/>
    </style:style>
    <style:style style:name="Tableau2" style:family="table">
      <style:table-properties style:width="15.981cm" table:align="center" style:writing-mode="lr-tb"/>
    </style:style>
    <style:style style:name="Tableau2.A" style:family="table-column">
      <style:table-column-properties style:column-width="3.858cm"/>
    </style:style>
    <style:style style:name="Tableau2.B" style:family="table-column">
      <style:table-column-properties style:column-width="1.351cm"/>
    </style:style>
    <style:style style:name="Tableau2.C" style:family="table-column">
      <style:table-column-properties style:column-width="1.752cm"/>
    </style:style>
    <style:style style:name="Tableau2.D" style:family="table-column">
      <style:table-column-properties style:column-width="1.91cm"/>
    </style:style>
    <style:style style:name="Tableau2.E" style:family="table-column">
      <style:table-column-properties style:column-width="1.76cm"/>
    </style:style>
    <style:style style:name="Tableau2.H" style:family="table-column">
      <style:table-column-properties style:column-width="1.829cm"/>
    </style:style>
    <style:style style:name="Tableau2.1" style:family="table-row">
      <style:table-row-properties style:keep-together="true" fo:keep-together="auto"/>
    </style:style>
    <style:style style:name="Tableau2.A1" style:family="table-cell">
      <style:table-cell-properties style:vertical-align="top" fo:background-color="#f2f2f2" fo:padding-left="0.212cm" fo:padding-right="0.212cm" fo:padding-top="0cm" fo:padding-bottom="0cm" fo:border-left="0.035cm solid #000000" fo:border-right="none" fo:border-top="0.035cm solid #000000" fo:border-bottom="0.035cm solid #000000" style:writing-mode="lr-tb">
        <style:background-image/>
      </style:table-cell-properties>
    </style:style>
    <style:style style:name="Tableau2.B1" style:family="table-cell">
      <style:table-cell-properties style:vertical-align="top" fo:background-color="#f2f2f2" fo:padding-left="0.212cm" fo:padding-right="0.212cm" fo:padding-top="0cm" fo:padding-bottom="0cm" fo:border-left="0.018cm solid #000000" fo:border-right="none" fo:border-top="0.035cm solid #000000" fo:border-bottom="0.035cm solid #000000" style:writing-mode="lr-tb">
        <style:background-image/>
      </style:table-cell-properties>
    </style:style>
    <style:style style:name="Tableau2.H1" style:family="table-cell">
      <style:table-cell-properties style:vertical-align="top" fo:background-color="#f2f2f2" fo:padding-left="0.212cm" fo:padding-right="0.212cm" fo:padding-top="0cm" fo:padding-bottom="0cm" fo:border-left="0.018cm solid #000000" fo:border-right="0.035cm solid #000000" fo:border-top="0.035cm solid #000000" fo:border-bottom="0.035cm solid #000000" style:writing-mode="lr-tb">
        <style:background-image/>
      </style:table-cell-properties>
    </style:style>
    <style:style style:name="Tableau2.A2" style:family="table-cell">
      <style:table-cell-properties style:vertical-align="top" fo:padding-left="0.212cm" fo:padding-right="0.212cm" fo:padding-top="0cm" fo:padding-bottom="0cm" fo:border-left="0.018cm solid #000000" fo:border-right="none" fo:border-top="0.018cm solid #000000" fo:border-bottom="0.018cm solid #000000" style:writing-mode="lr-tb"/>
    </style:style>
    <style:style style:name="Tableau2.H2" style:family="table-cell">
      <style:table-cell-properties style:vertical-align="top" fo:padding-left="0.212cm" fo:padding-right="0.212cm" fo:padding-top="0cm" fo:padding-bottom="0cm" fo:border="0.018cm solid #000000" style:writing-mode="lr-tb"/>
    </style:style>
    <style:style style:name="Tableau2.3" style:family="table-row">
      <style:table-row-properties style:min-row-height="0.656cm" style:keep-together="true" fo:keep-together="auto"/>
    </style:style>
    <style:style style:name="Tableau2.34" style:family="table-row">
      <style:table-row-properties style:min-row-height="0.423cm" style:keep-together="true" fo:keep-together="auto"/>
    </style:style>
    <style:style style:name="Tableau2.A35" style:family="table-cell">
      <style:table-cell-properties style:vertical-align="middle" fo:padding-left="0.212cm" fo:padding-right="0.212cm" fo:padding-top="0cm" fo:padding-bottom="0cm" fo:border-left="0.018cm solid #000000" fo:border-right="none" fo:border-top="0.018cm solid #000000" fo:border-bottom="0.018cm solid #000000" style:writing-mode="lr-tb"/>
    </style:style>
    <style:style style:name="Tableau2.H35" style:family="table-cell">
      <style:table-cell-properties style:vertical-align="middle" fo:padding-left="0.212cm" fo:padding-right="0.212cm" fo:padding-top="0cm" fo:padding-bottom="0cm" fo:border="0.018cm solid #000000" style:writing-mode="lr-tb"/>
    </style:style>
    <style:style style:name="Tableau2.A80" style:family="table-cell">
      <style:table-cell-properties style:vertical-align="top" fo:padding-left="0.212cm" fo:padding-right="0.212cm" fo:padding-top="0cm" fo:padding-bottom="0cm" fo:border-left="none" fo:border-right="none" fo:border-top="0.018cm solid #000000" fo:border-bottom="none" style:writing-mode="lr-tb"/>
    </style:style>
    <style:style style:name="Tableau3" style:family="table">
      <style:table-properties style:width="15.914cm" fo:margin-left="0.026cm" table:align="left" style:writing-mode="lr-tb"/>
    </style:style>
    <style:style style:name="Tableau3.A" style:family="table-column">
      <style:table-column-properties style:column-width="4.267cm"/>
    </style:style>
    <style:style style:name="Tableau3.B" style:family="table-column">
      <style:table-column-properties style:column-width="1.27cm"/>
    </style:style>
    <style:style style:name="Tableau3.D" style:family="table-column">
      <style:table-column-properties style:column-width="1.827cm"/>
    </style:style>
    <style:style style:name="Tableau3.F" style:family="table-column">
      <style:table-column-properties style:column-width="5.452cm"/>
    </style:style>
    <style:style style:name="Tableau3.1" style:family="table-row">
      <style:table-row-properties style:keep-together="true" fo:keep-together="auto"/>
    </style:style>
    <style:style style:name="Tableau3.A1" style:family="table-cell">
      <style:table-cell-properties style:vertical-align="top" fo:background-color="#f2f2f2" fo:padding-left="0.212cm" fo:padding-right="0.212cm" fo:padding-top="0cm" fo:padding-bottom="0cm" fo:border-left="0.035cm solid #000000" fo:border-right="none" fo:border-top="0.035cm solid #000000" fo:border-bottom="0.035cm solid #000000" style:writing-mode="lr-tb">
        <style:background-image/>
      </style:table-cell-properties>
    </style:style>
    <style:style style:name="Tableau3.B1" style:family="table-cell">
      <style:table-cell-properties style:vertical-align="top" fo:background-color="#f2f2f2" fo:padding-left="0.212cm" fo:padding-right="0.212cm" fo:padding-top="0cm" fo:padding-bottom="0cm" fo:border-left="0.018cm solid #000000" fo:border-right="none" fo:border-top="0.035cm solid #000000" fo:border-bottom="0.035cm solid #000000" style:writing-mode="lr-tb">
        <style:background-image/>
      </style:table-cell-properties>
    </style:style>
    <style:style style:name="Tableau3.F1" style:family="table-cell">
      <style:table-cell-properties style:vertical-align="top" fo:background-color="#f2f2f2" fo:padding-left="0.212cm" fo:padding-right="0.212cm" fo:padding-top="0cm" fo:padding-bottom="0cm" fo:border-left="0.018cm solid #000000" fo:border-right="0.035cm solid #000000" fo:border-top="0.035cm solid #000000" fo:border-bottom="0.035cm solid #000000" style:writing-mode="lr-tb">
        <style:background-image/>
      </style:table-cell-properties>
    </style:style>
    <style:style style:name="Tableau3.A2" style:family="table-cell">
      <style:table-cell-properties style:vertical-align="top" fo:padding-left="0.212cm" fo:padding-right="0.212cm" fo:padding-top="0cm" fo:padding-bottom="0cm" fo:border-left="0.018cm solid #000000" fo:border-right="none" fo:border-top="0.018cm solid #000000" fo:border-bottom="0.018cm solid #000000" style:writing-mode="lr-tb"/>
    </style:style>
    <style:style style:name="Tableau3.F2" style:family="table-cell">
      <style:table-cell-properties style:vertical-align="top" fo:padding-left="0.212cm" fo:padding-right="0.212cm" fo:padding-top="0cm" fo:padding-bottom="0cm" fo:border="0.018cm solid #000000" style:writing-mode="lr-tb"/>
    </style:style>
    <style:style style:name="Tableau3.A9" style:family="table-cell">
      <style:table-cell-properties style:vertical-align="top" fo:padding-left="0.212cm" fo:padding-right="0.212cm" fo:padding-top="0cm" fo:padding-bottom="0cm" fo:border-left="none" fo:border-right="none" fo:border-top="0.018cm solid #000000" fo:border-bottom="none" style:writing-mode="lr-tb"/>
    </style:style>
    <style:style style:name="Tableau4" style:family="table">
      <style:table-properties style:width="17.002cm" table:align="center" style:writing-mode="lr-tb"/>
    </style:style>
    <style:style style:name="Tableau4.A" style:family="table-column">
      <style:table-column-properties style:column-width="6.858cm"/>
    </style:style>
    <style:style style:name="Tableau4.B" style:family="table-column">
      <style:table-column-properties style:column-width="1.746cm"/>
    </style:style>
    <style:style style:name="Tableau4.C" style:family="table-column">
      <style:table-column-properties style:column-width="2.223cm"/>
    </style:style>
    <style:style style:name="Tableau4.D" style:family="table-column">
      <style:table-column-properties style:column-width="2.064cm"/>
    </style:style>
    <style:style style:name="Tableau4.E" style:family="table-column">
      <style:table-column-properties style:column-width="4.112cm"/>
    </style:style>
    <style:style style:name="Tableau4.1" style:family="table-row">
      <style:table-row-properties style:keep-together="true" fo:keep-together="auto"/>
    </style:style>
    <style:style style:name="Tableau4.A1" style:family="table-cell">
      <style:table-cell-properties style:vertical-align="top" fo:background-color="#f2f2f2" fo:padding-left="0.212cm" fo:padding-right="0.212cm" fo:padding-top="0cm" fo:padding-bottom="0cm" fo:border-left="0.035cm solid #000000" fo:border-right="none" fo:border-top="0.035cm solid #000000" fo:border-bottom="0.035cm solid #000000" style:writing-mode="lr-tb">
        <style:background-image/>
      </style:table-cell-properties>
    </style:style>
    <style:style style:name="Tableau4.B1" style:family="table-cell">
      <style:table-cell-properties style:vertical-align="top" fo:background-color="#f2f2f2" fo:padding-left="0.212cm" fo:padding-right="0.212cm" fo:padding-top="0cm" fo:padding-bottom="0cm" fo:border-left="0.018cm solid #000000" fo:border-right="none" fo:border-top="0.035cm solid #000000" fo:border-bottom="0.035cm solid #000000" style:writing-mode="lr-tb">
        <style:background-image/>
      </style:table-cell-properties>
    </style:style>
    <style:style style:name="Tableau4.E1" style:family="table-cell">
      <style:table-cell-properties style:vertical-align="top" fo:background-color="#f2f2f2" fo:padding-left="0.212cm" fo:padding-right="0.212cm" fo:padding-top="0cm" fo:padding-bottom="0cm" fo:border-left="0.018cm solid #000000" fo:border-right="0.035cm solid #000000" fo:border-top="0.035cm solid #000000" fo:border-bottom="0.035cm solid #000000" style:writing-mode="lr-tb">
        <style:background-image/>
      </style:table-cell-properties>
    </style:style>
    <style:style style:name="Tableau4.A2" style:family="table-cell">
      <style:table-cell-properties style:vertical-align="top" fo:padding-left="0.212cm" fo:padding-right="0.212cm" fo:padding-top="0cm" fo:padding-bottom="0cm" fo:border-left="0.018cm solid #000000" fo:border-right="none" fo:border-top="0.018cm solid #000000" fo:border-bottom="0.018cm solid #000000" style:writing-mode="lr-tb"/>
    </style:style>
    <style:style style:name="Tableau4.E2" style:family="table-cell">
      <style:table-cell-properties style:vertical-align="top" fo:padding-left="0.212cm" fo:padding-right="0.212cm" fo:padding-top="0cm" fo:padding-bottom="0cm" fo:border="0.018cm solid #000000" style:writing-mode="lr-tb"/>
    </style:style>
    <style:style style:name="Tableau4.7" style:family="table-row">
      <style:table-row-properties style:min-row-height="0.767cm" style:keep-together="true" fo:keep-together="auto"/>
    </style:style>
    <style:style style:name="Tableau4.A7" style:family="table-cell">
      <style:table-cell-properties style:vertical-align="middle" fo:padding-left="0.212cm" fo:padding-right="0.212cm" fo:padding-top="0cm" fo:padding-bottom="0cm" fo:border-left="0.018cm solid #000000" fo:border-right="none" fo:border-top="0.018cm solid #000000" fo:border-bottom="0.018cm solid #000000" style:writing-mode="lr-tb"/>
    </style:style>
    <style:style style:name="Tableau4.A8" style:family="table-cell">
      <style:table-cell-properties style:vertical-align="top" fo:padding-left="0.212cm" fo:padding-right="0.212cm" fo:padding-top="0cm" fo:padding-bottom="0cm" fo:border-left="none" fo:border-right="none" fo:border-top="0.018cm solid #000000" fo:border-bottom="none" style:writing-mode="lr-tb"/>
    </style:style>
    <style:style style:name="Tableau5" style:family="table">
      <style:table-properties style:width="15.965cm" table:align="center" style:writing-mode="lr-tb"/>
    </style:style>
    <style:style style:name="Tableau5.A" style:family="table-column">
      <style:table-column-properties style:column-width="5.994cm"/>
    </style:style>
    <style:style style:name="Tableau5.B" style:family="table-column">
      <style:table-column-properties style:column-width="1.27cm"/>
    </style:style>
    <style:style style:name="Tableau5.C" style:family="table-column">
      <style:table-column-properties style:column-width="1.688cm"/>
    </style:style>
    <style:style style:name="Tableau5.D" style:family="table-column">
      <style:table-column-properties style:column-width="1.75cm"/>
    </style:style>
    <style:style style:name="Tableau5.G" style:family="table-column">
      <style:table-column-properties style:column-width="1.764cm"/>
    </style:style>
    <style:style style:name="Tableau5.1" style:family="table-row">
      <style:table-row-properties style:min-row-height="0.423cm" style:keep-together="true" fo:keep-together="auto"/>
    </style:style>
    <style:style style:name="Tableau5.A1" style:family="table-cell">
      <style:table-cell-properties style:vertical-align="top" fo:background-color="#f2f2f2" fo:padding-left="0.212cm" fo:padding-right="0.212cm" fo:padding-top="0cm" fo:padding-bottom="0cm" fo:border-left="0.035cm solid #000000" fo:border-right="none" fo:border-top="0.035cm solid #000000" fo:border-bottom="0.035cm solid #000000" style:writing-mode="lr-tb">
        <style:background-image/>
      </style:table-cell-properties>
    </style:style>
    <style:style style:name="Tableau5.B1" style:family="table-cell">
      <style:table-cell-properties style:vertical-align="top" fo:background-color="#f2f2f2" fo:padding-left="0.212cm" fo:padding-right="0.212cm" fo:padding-top="0cm" fo:padding-bottom="0cm" fo:border-left="0.018cm solid #000000" fo:border-right="none" fo:border-top="0.035cm solid #000000" fo:border-bottom="0.035cm solid #000000" style:writing-mode="lr-tb">
        <style:background-image/>
      </style:table-cell-properties>
    </style:style>
    <style:style style:name="Tableau5.G1" style:family="table-cell">
      <style:table-cell-properties style:vertical-align="top" fo:background-color="#f2f2f2" fo:padding-left="0.212cm" fo:padding-right="0.212cm" fo:padding-top="0cm" fo:padding-bottom="0cm" fo:border-left="0.018cm solid #000000" fo:border-right="0.035cm solid #000000" fo:border-top="0.035cm solid #000000" fo:border-bottom="0.035cm solid #000000" style:writing-mode="lr-tb">
        <style:background-image/>
      </style:table-cell-properties>
    </style:style>
    <style:style style:name="Tableau5.A2" style:family="table-cell">
      <style:table-cell-properties style:vertical-align="top" fo:padding-left="0.212cm" fo:padding-right="0.212cm" fo:padding-top="0cm" fo:padding-bottom="0cm" fo:border-left="0.018cm solid #000000" fo:border-right="none" fo:border-top="0.018cm solid #000000" fo:border-bottom="0.018cm solid #000000" style:writing-mode="lr-tb"/>
    </style:style>
    <style:style style:name="Tableau5.G2" style:family="table-cell">
      <style:table-cell-properties style:vertical-align="top" fo:padding-left="0.212cm" fo:padding-right="0.212cm" fo:padding-top="0cm" fo:padding-bottom="0cm" fo:border="0.018cm solid #000000" style:writing-mode="lr-tb"/>
    </style:style>
    <style:style style:name="Tableau5.5" style:family="table-row">
      <style:table-row-properties style:min-row-height="0.656cm" style:keep-together="true" fo:keep-together="auto"/>
    </style:style>
    <style:style style:name="Tableau5.A5" style:family="table-cell">
      <style:table-cell-properties style:vertical-align="middle" fo:padding-left="0.212cm" fo:padding-right="0.212cm" fo:padding-top="0cm" fo:padding-bottom="0cm" fo:border-left="0.018cm solid #000000" fo:border-right="none" fo:border-top="0.018cm solid #000000" fo:border-bottom="0.018cm solid #000000" style:writing-mode="lr-tb"/>
    </style:style>
    <style:style style:name="Tableau5.G5" style:family="table-cell">
      <style:table-cell-properties style:vertical-align="middle" fo:padding-left="0.212cm" fo:padding-right="0.212cm" fo:padding-top="0cm" fo:padding-bottom="0cm" fo:border="0.018cm solid #000000" style:writing-mode="lr-tb"/>
    </style:style>
    <style:style style:name="Tableau5.12" style:family="table-row">
      <style:table-row-properties style:min-row-height="0.67cm" style:keep-together="true" fo:keep-together="auto"/>
    </style:style>
    <style:style style:name="Tableau5.A14" style:family="table-cell">
      <style:table-cell-properties style:vertical-align="top" fo:padding-left="0.212cm" fo:padding-right="0.212cm" fo:padding-top="0cm" fo:padding-bottom="0cm" fo:border-left="none" fo:border-right="none" fo:border-top="0.018cm solid #000000" fo:border-bottom="none" style:writing-mode="lr-tb"/>
    </style:style>
    <style:style style:name="Tableau6" style:family="table">
      <style:table-properties style:width="13.952cm" table:align="left" style:writing-mode="lr-tb"/>
    </style:style>
    <style:style style:name="Tableau6.A" style:family="table-column">
      <style:table-column-properties style:column-width="6.267cm"/>
    </style:style>
    <style:style style:name="Tableau6.B" style:family="table-column">
      <style:table-column-properties style:column-width="1.524cm"/>
    </style:style>
    <style:style style:name="Tableau6.C" style:family="table-column">
      <style:table-column-properties style:column-width="2.032cm"/>
    </style:style>
    <style:style style:name="Tableau6.E" style:family="table-column">
      <style:table-column-properties style:column-width="2.097cm"/>
    </style:style>
    <style:style style:name="Tableau6.1" style:family="table-row">
      <style:table-row-properties style:keep-together="true" fo:keep-together="auto"/>
    </style:style>
    <style:style style:name="Tableau6.A1" style:family="table-cell">
      <style:table-cell-properties style:vertical-align="top" fo:background-color="#f2f2f2" fo:padding-left="0.212cm" fo:padding-right="0.212cm" fo:padding-top="0cm" fo:padding-bottom="0cm" fo:border-left="0.035cm solid #000000" fo:border-right="none" fo:border-top="0.035cm solid #000000" fo:border-bottom="0.035cm solid #000000" style:writing-mode="lr-tb">
        <style:background-image/>
      </style:table-cell-properties>
    </style:style>
    <style:style style:name="Tableau6.B1" style:family="table-cell">
      <style:table-cell-properties style:vertical-align="top" fo:background-color="#f2f2f2" fo:padding-left="0.212cm" fo:padding-right="0.212cm" fo:padding-top="0cm" fo:padding-bottom="0cm" fo:border-left="0.018cm solid #000000" fo:border-right="none" fo:border-top="0.035cm solid #000000" fo:border-bottom="0.035cm solid #000000" style:writing-mode="lr-tb">
        <style:background-image/>
      </style:table-cell-properties>
    </style:style>
    <style:style style:name="Tableau6.E1" style:family="table-cell">
      <style:table-cell-properties style:vertical-align="top" fo:background-color="#f2f2f2" fo:padding-left="0.212cm" fo:padding-right="0.212cm" fo:padding-top="0cm" fo:padding-bottom="0cm" fo:border-left="0.018cm solid #000000" fo:border-right="0.035cm solid #000000" fo:border-top="0.035cm solid #000000" fo:border-bottom="0.035cm solid #000000" style:writing-mode="lr-tb">
        <style:background-image/>
      </style:table-cell-properties>
    </style:style>
    <style:style style:name="Tableau6.A2" style:family="table-cell">
      <style:table-cell-properties style:vertical-align="top" fo:padding-left="0.212cm" fo:padding-right="0.212cm" fo:padding-top="0cm" fo:padding-bottom="0cm" fo:border-left="0.018cm solid #000000" fo:border-right="none" fo:border-top="0.018cm solid #000000" fo:border-bottom="0.018cm solid #000000" style:writing-mode="lr-tb"/>
    </style:style>
    <style:style style:name="Tableau6.E2" style:family="table-cell">
      <style:table-cell-properties style:vertical-align="top" fo:padding-left="0.212cm" fo:padding-right="0.212cm" fo:padding-top="0cm" fo:padding-bottom="0cm" fo:border="0.018cm solid #000000" style:writing-mode="lr-tb"/>
    </style:style>
    <style:style style:name="Tableau6.3" style:family="table-row">
      <style:table-row-properties style:min-row-height="0.605cm" style:keep-together="true" fo:keep-together="auto"/>
    </style:style>
    <style:style style:name="Tableau6.A5" style:family="table-cell">
      <style:table-cell-properties style:vertical-align="top" fo:padding-left="0.212cm" fo:padding-right="0.212cm" fo:padding-top="0cm" fo:padding-bottom="0cm" fo:border-left="none" fo:border-right="none" fo:border-top="0.018cm solid #000000" fo:border-bottom="none" style:writing-mode="lr-tb"/>
    </style:style>
    <style:style style:name="Tableau7" style:family="table">
      <style:table-properties style:width="15.559cm" table:align="center" style:writing-mode="lr-tb"/>
    </style:style>
    <style:style style:name="Tableau7.A" style:family="table-column">
      <style:table-column-properties style:column-width="6.35cm"/>
    </style:style>
    <style:style style:name="Tableau7.B" style:family="table-column">
      <style:table-column-properties style:column-width="1.524cm"/>
    </style:style>
    <style:style style:name="Tableau7.D" style:family="table-column">
      <style:table-column-properties style:column-width="2.032cm"/>
    </style:style>
    <style:style style:name="Tableau7.F" style:family="table-column">
      <style:table-column-properties style:column-width="2.097cm"/>
    </style:style>
    <style:style style:name="Tableau7.1" style:family="table-row">
      <style:table-row-properties style:keep-together="true" fo:keep-together="auto"/>
    </style:style>
    <style:style style:name="Tableau7.A1" style:family="table-cell">
      <style:table-cell-properties style:vertical-align="top" fo:background-color="#f2f2f2" fo:padding-left="0.212cm" fo:padding-right="0.212cm" fo:padding-top="0cm" fo:padding-bottom="0cm" fo:border-left="0.035cm solid #000000" fo:border-right="none" fo:border-top="0.035cm solid #000000" fo:border-bottom="0.035cm solid #000000" style:writing-mode="lr-tb">
        <style:background-image/>
      </style:table-cell-properties>
    </style:style>
    <style:style style:name="Tableau7.B1" style:family="table-cell">
      <style:table-cell-properties style:vertical-align="top" fo:background-color="#f2f2f2" fo:padding-left="0.212cm" fo:padding-right="0.212cm" fo:padding-top="0cm" fo:padding-bottom="0cm" fo:border-left="0.018cm solid #000000" fo:border-right="none" fo:border-top="0.035cm solid #000000" fo:border-bottom="0.035cm solid #000000" style:writing-mode="lr-tb">
        <style:background-image/>
      </style:table-cell-properties>
    </style:style>
    <style:style style:name="Tableau7.F1" style:family="table-cell">
      <style:table-cell-properties style:vertical-align="top" fo:background-color="#f2f2f2" fo:padding-left="0.212cm" fo:padding-right="0.212cm" fo:padding-top="0cm" fo:padding-bottom="0cm" fo:border-left="0.018cm solid #000000" fo:border-right="0.035cm solid #000000" fo:border-top="0.035cm solid #000000" fo:border-bottom="0.035cm solid #000000" style:writing-mode="lr-tb">
        <style:background-image/>
      </style:table-cell-properties>
    </style:style>
    <style:style style:name="Tableau7.A2" style:family="table-cell">
      <style:table-cell-properties style:vertical-align="top" fo:padding-left="0.212cm" fo:padding-right="0.212cm" fo:padding-top="0cm" fo:padding-bottom="0cm" fo:border-left="0.018cm solid #000000" fo:border-right="none" fo:border-top="0.018cm solid #000000" fo:border-bottom="0.018cm solid #000000" style:writing-mode="lr-tb"/>
    </style:style>
    <style:style style:name="Tableau7.F2" style:family="table-cell">
      <style:table-cell-properties style:vertical-align="top" fo:padding-left="0.212cm" fo:padding-right="0.212cm" fo:padding-top="0cm" fo:padding-bottom="0cm" fo:border="0.018cm solid #000000" style:writing-mode="lr-tb"/>
    </style:style>
    <style:style style:name="Tableau7.4" style:family="table-row">
      <style:table-row-properties style:min-row-height="0.656cm" style:keep-together="true" fo:keep-together="auto"/>
    </style:style>
    <style:style style:name="Tableau7.A7" style:family="table-cell">
      <style:table-cell-properties style:vertical-align="top" fo:padding-left="0.212cm" fo:padding-right="0.212cm" fo:padding-top="0cm" fo:padding-bottom="0cm" fo:border-left="none" fo:border-right="none" fo:border-top="0.018cm solid #000000" fo:border-bottom="none" style:writing-mode="lr-tb"/>
    </style:style>
    <style:style style:name="Tableau8" style:family="table">
      <style:table-properties style:width="16.76cm" fo:margin-left="0.026cm" table:align="left" style:writing-mode="lr-tb"/>
    </style:style>
    <style:style style:name="Tableau8.A" style:family="table-column">
      <style:table-column-properties style:column-width="1.972cm"/>
    </style:style>
    <style:style style:name="Tableau8.B" style:family="table-column">
      <style:table-column-properties style:column-width="6.826cm"/>
    </style:style>
    <style:style style:name="Tableau8.C" style:family="table-column">
      <style:table-column-properties style:column-width="2.469cm"/>
    </style:style>
    <style:style style:name="Tableau8.D" style:family="table-column">
      <style:table-column-properties style:column-width="2.54cm"/>
    </style:style>
    <style:style style:name="Tableau8.E" style:family="table-column">
      <style:table-column-properties style:column-width="2.953cm"/>
    </style:style>
    <style:style style:name="Tableau8.1" style:family="table-row">
      <style:table-row-properties style:keep-together="true" fo:keep-together="auto"/>
    </style:style>
    <style:style style:name="Tableau8.A1" style:family="table-cell">
      <style:table-cell-properties style:vertical-align="top" fo:background-color="#f2f2f2" fo:padding-left="0.212cm" fo:padding-right="0.212cm" fo:padding-top="0cm" fo:padding-bottom="0cm" fo:border-left="0.035cm solid #000000" fo:border-right="none" fo:border-top="0.035cm solid #000000" fo:border-bottom="0.035cm solid #000000" style:writing-mode="lr-tb">
        <style:background-image/>
      </style:table-cell-properties>
    </style:style>
    <style:style style:name="Tableau8.B1" style:family="table-cell">
      <style:table-cell-properties style:vertical-align="top" fo:background-color="#f2f2f2" fo:padding-left="0.212cm" fo:padding-right="0.212cm" fo:padding-top="0cm" fo:padding-bottom="0cm" fo:border-left="0.018cm solid #000000" fo:border-right="none" fo:border-top="0.035cm solid #000000" fo:border-bottom="0.035cm solid #000000" style:writing-mode="lr-tb">
        <style:background-image/>
      </style:table-cell-properties>
    </style:style>
    <style:style style:name="Tableau8.E1" style:family="table-cell">
      <style:table-cell-properties style:vertical-align="top" fo:background-color="#f2f2f2" fo:padding-left="0.212cm" fo:padding-right="0.212cm" fo:padding-top="0cm" fo:padding-bottom="0cm" fo:border-left="0.018cm solid #000000" fo:border-right="0.035cm solid #000000" fo:border-top="0.035cm solid #000000" fo:border-bottom="0.035cm solid #000000" style:writing-mode="lr-tb">
        <style:background-image/>
      </style:table-cell-properties>
    </style:style>
    <style:style style:name="Tableau8.A2" style:family="table-cell">
      <style:table-cell-properties style:vertical-align="top" fo:padding-left="0.212cm" fo:padding-right="0.212cm" fo:padding-top="0cm" fo:padding-bottom="0cm" fo:border-left="0.018cm solid #000000" fo:border-right="none" fo:border-top="0.018cm solid #000000" fo:border-bottom="0.018cm solid #000000" style:writing-mode="lr-tb"/>
    </style:style>
    <style:style style:name="Tableau8.E2" style:family="table-cell">
      <style:table-cell-properties style:vertical-align="top" fo:padding-left="0.212cm" fo:padding-right="0.212cm" fo:padding-top="0cm" fo:padding-bottom="0cm" fo:border="0.018cm solid #000000" style:writing-mode="lr-tb"/>
    </style:style>
    <style:style style:name="Tableau8.5" style:family="table-row">
      <style:table-row-properties style:min-row-height="0.577cm" style:keep-together="true" fo:keep-together="auto"/>
    </style:style>
    <style:style style:name="Tableau8.A9" style:family="table-cell">
      <style:table-cell-properties style:vertical-align="top" fo:padding-left="0.212cm" fo:padding-right="0.212cm" fo:padding-top="0cm" fo:padding-bottom="0cm" fo:border-left="none" fo:border-right="none" fo:border-top="0.018cm solid #000000" fo:border-bottom="none" style:writing-mode="lr-tb"/>
    </style:style>
    <style:style style:name="Tableau9" style:family="table">
      <style:table-properties style:width="14.956cm" table:align="center" style:writing-mode="lr-tb"/>
    </style:style>
    <style:style style:name="Tableau9.A" style:family="table-column">
      <style:table-column-properties style:column-width="3.858cm"/>
    </style:style>
    <style:style style:name="Tableau9.B" style:family="table-column">
      <style:table-column-properties style:column-width="1.586cm"/>
    </style:style>
    <style:style style:name="Tableau9.C" style:family="table-column">
      <style:table-column-properties style:column-width="0.042cm"/>
    </style:style>
    <style:style style:name="Tableau9.D" style:family="table-column">
      <style:table-column-properties style:column-width="1.651cm"/>
    </style:style>
    <style:style style:name="Tableau9.E" style:family="table-column">
      <style:table-column-properties style:column-width="0.123cm"/>
    </style:style>
    <style:style style:name="Tableau9.F" style:family="table-column">
      <style:table-column-properties style:column-width="1.683cm"/>
    </style:style>
    <style:style style:name="Tableau9.G" style:family="table-column">
      <style:table-column-properties style:column-width="0.226cm"/>
    </style:style>
    <style:style style:name="Tableau9.H" style:family="table-column">
      <style:table-column-properties style:column-width="1.524cm"/>
    </style:style>
    <style:style style:name="Tableau9.I" style:family="table-column">
      <style:table-column-properties style:column-width="0.254cm"/>
    </style:style>
    <style:style style:name="Tableau9.J" style:family="table-column">
      <style:table-column-properties style:column-width="1.498cm"/>
    </style:style>
    <style:style style:name="Tableau9.K" style:family="table-column">
      <style:table-column-properties style:column-width="0.305cm"/>
    </style:style>
    <style:style style:name="Tableau9.L" style:family="table-column">
      <style:table-column-properties style:column-width="2.118cm"/>
    </style:style>
    <style:style style:name="Tableau9.M" style:family="table-column">
      <style:table-column-properties style:column-width="0.088cm"/>
    </style:style>
    <style:style style:name="Tableau9.1" style:family="table-row">
      <style:table-row-properties style:keep-together="true" fo:keep-together="auto"/>
    </style:style>
    <style:style style:name="Tableau9.A1" style:family="table-cell">
      <style:table-cell-properties style:vertical-align="bottom" fo:background-color="#f2f2f2" fo:padding-left="0.212cm" fo:padding-right="0.212cm" fo:padding-top="0cm" fo:padding-bottom="0cm" fo:border-left="0.018cm solid #000000" fo:border-right="none" fo:border-top="0.018cm solid #000000" fo:border-bottom="0.018cm solid #000000" style:writing-mode="lr-tb">
        <style:background-image/>
      </style:table-cell-properties>
    </style:style>
    <style:style style:name="Tableau9.F1" style:family="table-cell">
      <style:table-cell-properties style:vertical-align="middle" fo:background-color="#f2f2f2" fo:padding-left="0.212cm" fo:padding-right="0.212cm" fo:padding-top="0cm" fo:padding-bottom="0cm" fo:border-left="0.018cm solid #000000" fo:border-right="none" fo:border-top="0.018cm solid #000000" fo:border-bottom="0.018cm solid #000000" style:writing-mode="lr-tb">
        <style:background-image/>
      </style:table-cell-properties>
    </style:style>
    <style:style style:name="Tableau9.K1" style:family="table-cell">
      <style:table-cell-properties style:vertical-align="middle" fo:background-color="#f2f2f2" fo:padding-left="0.212cm" fo:padding-right="0.212cm" fo:padding-top="0cm" fo:padding-bottom="0cm" fo:border="0.018cm solid #000000" style:writing-mode="lr-tb">
        <style:background-image/>
      </style:table-cell-properties>
    </style:style>
    <style:style style:name="Tableau9.A2" style:family="table-cell">
      <style:table-cell-properties style:vertical-align="middle" fo:padding-left="0.212cm" fo:padding-right="0.212cm" fo:padding-top="0cm" fo:padding-bottom="0cm" fo:border-left="0.018cm solid #000000" fo:border-right="none" fo:border-top="0.018cm solid #000000" fo:border-bottom="0.018cm solid #000000" style:writing-mode="lr-tb"/>
    </style:style>
    <style:style style:name="Tableau9.K2" style:family="table-cell">
      <style:table-cell-properties style:vertical-align="middle" fo:padding-left="0.212cm" fo:padding-right="0.212cm" fo:padding-top="0cm" fo:padding-bottom="0cm" fo:border="0.018cm solid #000000" style:writing-mode="lr-tb"/>
    </style:style>
    <style:style style:name="Tableau9.A6" style:family="table-cell">
      <style:table-cell-properties style:vertical-align="middle" fo:padding-left="0.212cm" fo:padding-right="0.212cm" fo:padding-top="0cm" fo:padding-bottom="0cm" fo:border-left="0.018cm solid #000000" fo:border-right="none" fo:border-top="0.018cm solid #000000" fo:border-bottom="none" style:writing-mode="lr-tb"/>
    </style:style>
    <style:style style:name="Tableau9.K6" style:family="table-cell">
      <style:table-cell-properties style:vertical-align="middle" fo:padding-left="0.212cm" fo:padding-right="0.212cm" fo:padding-top="0cm" fo:padding-bottom="0cm" fo:border-left="0.018cm solid #000000" fo:border-right="0.018cm solid #000000" fo:border-top="0.018cm solid #000000" fo:border-bottom="none" style:writing-mode="lr-tb"/>
    </style:style>
    <style:style style:name="Tableau9.21" style:family="table-row">
      <style:table-row-properties style:min-row-height="0.894cm" style:keep-together="true" fo:keep-together="auto"/>
    </style:style>
    <style:style style:name="Tableau9.24" style:family="table-row">
      <style:table-row-properties style:min-row-height="0.115cm" style:keep-together="true" fo:keep-together="auto"/>
    </style:style>
    <style:style style:name="Tableau9.A30" style:family="table-cell">
      <style:table-cell-properties style:vertical-align="top" fo:padding-left="0.212cm" fo:padding-right="0.212cm" fo:padding-top="0cm" fo:padding-bottom="0cm" fo:border-left="none" fo:border-right="none" fo:border-top="0.018cm solid #000000" fo:border-bottom="none" style:writing-mode="lr-tb"/>
    </style:style>
    <style:style style:name="Tableau9.M30" style:family="table-cell">
      <style:table-cell-properties fo:padding="0cm" fo:border="none"/>
    </style:style>
    <style:style style:name="Tableau10" style:family="table">
      <style:table-properties style:width="15.965cm" table:align="center" style:writing-mode="lr-tb"/>
    </style:style>
    <style:style style:name="Tableau10.A" style:family="table-column">
      <style:table-column-properties style:column-width="5.486cm"/>
    </style:style>
    <style:style style:name="Tableau10.B" style:family="table-column">
      <style:table-column-properties style:column-width="1.651cm"/>
    </style:style>
    <style:style style:name="Tableau10.C" style:family="table-column">
      <style:table-column-properties style:column-width="2.032cm"/>
    </style:style>
    <style:style style:name="Tableau10.D" style:family="table-column">
      <style:table-column-properties style:column-width="1.778cm"/>
    </style:style>
    <style:style style:name="Tableau10.E" style:family="table-column">
      <style:table-column-properties style:column-width="1.803cm"/>
    </style:style>
    <style:style style:name="Tableau10.F" style:family="table-column">
      <style:table-column-properties style:column-width="3.216cm"/>
    </style:style>
    <style:style style:name="Tableau10.1" style:family="table-row">
      <style:table-row-properties style:keep-together="true" fo:keep-together="auto"/>
    </style:style>
    <style:style style:name="Tableau10.A1" style:family="table-cell">
      <style:table-cell-properties style:vertical-align="top" fo:background-color="#f2f2f2" fo:padding-left="0.212cm" fo:padding-right="0.212cm" fo:padding-top="0cm" fo:padding-bottom="0cm" fo:border-left="0.035cm solid #000000" fo:border-right="none" fo:border-top="0.035cm solid #000000" fo:border-bottom="0.035cm solid #000000" style:writing-mode="lr-tb">
        <style:background-image/>
      </style:table-cell-properties>
    </style:style>
    <style:style style:name="Tableau10.B1" style:family="table-cell">
      <style:table-cell-properties style:vertical-align="top" fo:background-color="#f2f2f2" fo:padding-left="0.212cm" fo:padding-right="0.212cm" fo:padding-top="0cm" fo:padding-bottom="0cm" fo:border-left="0.018cm solid #000000" fo:border-right="none" fo:border-top="0.035cm solid #000000" fo:border-bottom="0.035cm solid #000000" style:writing-mode="lr-tb">
        <style:background-image/>
      </style:table-cell-properties>
    </style:style>
    <style:style style:name="Tableau10.F1" style:family="table-cell">
      <style:table-cell-properties style:vertical-align="top" fo:background-color="#f2f2f2" fo:padding-left="0.212cm" fo:padding-right="0.212cm" fo:padding-top="0cm" fo:padding-bottom="0cm" fo:border-left="0.018cm solid #000000" fo:border-right="0.035cm solid #000000" fo:border-top="0.035cm solid #000000" fo:border-bottom="0.035cm solid #000000" style:writing-mode="lr-tb">
        <style:background-image/>
      </style:table-cell-properties>
    </style:style>
    <style:style style:name="Tableau10.2" style:family="table-row">
      <style:table-row-properties style:keep-together="false" fo:keep-together="always"/>
    </style:style>
    <style:style style:name="Tableau10.A2" style:family="table-cell">
      <style:table-cell-properties style:vertical-align="middle" fo:padding-left="0.212cm" fo:padding-right="0.212cm" fo:padding-top="0cm" fo:padding-bottom="0cm" fo:border-left="0.018cm solid #000000" fo:border-right="none" fo:border-top="0.018cm solid #000000" fo:border-bottom="0.018cm solid #000000" style:writing-mode="lr-tb"/>
    </style:style>
    <style:style style:name="Tableau10.B2.5" style:family="table-column">
      <style:table-column-properties style:column-width="3.177cm"/>
    </style:style>
    <style:style style:name="Tableau10.B2.1" style:family="table-row">
      <style:table-row-properties style:keep-together="false" fo:keep-together="always"/>
    </style:style>
    <style:style style:name="Tableau10.B2.5.1" style:family="table-cell">
      <style:table-cell-properties style:vertical-align="middle" fo:padding-left="0.212cm" fo:padding-right="0.212cm" fo:padding-top="0cm" fo:padding-bottom="0cm" fo:border="0.018cm solid #000000" style:writing-mode="lr-tb"/>
    </style:style>
    <style:style style:name="Tableau10.6" style:family="table-row">
      <style:table-row-properties style:min-row-height="0.894cm" style:keep-together="true" fo:keep-together="auto"/>
    </style:style>
    <style:style style:name="Tableau10.A6" style:family="table-cell">
      <style:table-cell-properties style:vertical-align="top" fo:padding-left="0.212cm" fo:padding-right="0.212cm" fo:padding-top="0cm" fo:padding-bottom="0cm" fo:border-left="0.018cm solid #000000" fo:border-right="none" fo:border-top="0.018cm solid #000000" fo:border-bottom="0.018cm solid #000000" style:writing-mode="lr-tb"/>
    </style:style>
    <style:style style:name="Tableau10.F6" style:family="table-cell">
      <style:table-cell-properties style:vertical-align="top" fo:padding-left="0.212cm" fo:padding-right="0.212cm" fo:padding-top="0cm" fo:padding-bottom="0cm" fo:border="0.018cm solid #000000" style:writing-mode="lr-tb"/>
    </style:style>
    <style:style style:name="Tableau10.A19" style:family="table-cell">
      <style:table-cell-properties style:vertical-align="top" fo:padding-left="0.212cm" fo:padding-right="0.212cm" fo:padding-top="0cm" fo:padding-bottom="0cm" fo:border-left="none" fo:border-right="none" fo:border-top="0.018cm solid #000000" fo:border-bottom="none" style:writing-mode="lr-tb"/>
    </style:style>
    <style:style style:name="Tableau11" style:family="table">
      <style:table-properties style:width="16.415cm" table:align="left" style:writing-mode="lr-tb"/>
    </style:style>
    <style:style style:name="Tableau11.A" style:family="table-column">
      <style:table-column-properties style:column-width="6.188cm"/>
    </style:style>
    <style:style style:name="Tableau11.B" style:family="table-column">
      <style:table-column-properties style:column-width="1.397cm"/>
    </style:style>
    <style:style style:name="Tableau11.C" style:family="table-column">
      <style:table-column-properties style:column-width="2.032cm"/>
    </style:style>
    <style:style style:name="Tableau11.D" style:family="table-column">
      <style:table-column-properties style:column-width="1.778cm"/>
    </style:style>
    <style:style style:name="Tableau11.F" style:family="table-column">
      <style:table-column-properties style:column-width="3.242cm"/>
    </style:style>
    <style:style style:name="Tableau11.1" style:family="table-row">
      <style:table-row-properties style:keep-together="true" fo:keep-together="auto"/>
    </style:style>
    <style:style style:name="Tableau11.A1" style:family="table-cell">
      <style:table-cell-properties style:vertical-align="top" fo:background-color="#f2f2f2" fo:padding-left="0.212cm" fo:padding-right="0.212cm" fo:padding-top="0cm" fo:padding-bottom="0cm" fo:border-left="0.035cm solid #000000" fo:border-right="none" fo:border-top="0.035cm solid #000000" fo:border-bottom="0.035cm solid #000000" style:writing-mode="lr-tb">
        <style:background-image/>
      </style:table-cell-properties>
    </style:style>
    <style:style style:name="Tableau11.B1" style:family="table-cell">
      <style:table-cell-properties style:vertical-align="top" fo:background-color="#f2f2f2" fo:padding-left="0.212cm" fo:padding-right="0.212cm" fo:padding-top="0cm" fo:padding-bottom="0cm" fo:border-left="0.018cm solid #000000" fo:border-right="none" fo:border-top="0.035cm solid #000000" fo:border-bottom="0.035cm solid #000000" style:writing-mode="lr-tb">
        <style:background-image/>
      </style:table-cell-properties>
    </style:style>
    <style:style style:name="Tableau11.F1" style:family="table-cell">
      <style:table-cell-properties style:vertical-align="top" fo:background-color="#f2f2f2" fo:padding-left="0.212cm" fo:padding-right="0.212cm" fo:padding-top="0cm" fo:padding-bottom="0cm" fo:border-left="0.018cm solid #000000" fo:border-right="0.035cm solid #000000" fo:border-top="0.035cm solid #000000" fo:border-bottom="0.035cm solid #000000" style:writing-mode="lr-tb">
        <style:background-image/>
      </style:table-cell-properties>
    </style:style>
    <style:style style:name="Tableau11.A2" style:family="table-cell">
      <style:table-cell-properties style:vertical-align="middle" fo:padding-left="0.212cm" fo:padding-right="0.212cm" fo:padding-top="0cm" fo:padding-bottom="0cm" fo:border-left="0.018cm solid #000000" fo:border-right="none" fo:border-top="0.018cm solid #000000" fo:border-bottom="0.018cm solid #000000" style:writing-mode="lr-tb"/>
    </style:style>
    <style:style style:name="Tableau11.F2" style:family="table-cell">
      <style:table-cell-properties style:vertical-align="middle" fo:padding-left="0.212cm" fo:padding-right="0.212cm" fo:padding-top="0cm" fo:padding-bottom="0cm" fo:border="0.018cm solid #000000" style:writing-mode="lr-tb"/>
    </style:style>
    <style:style style:name="Tableau11.12" style:family="table-row">
      <style:table-row-properties style:min-row-height="0.656cm" style:keep-together="true" fo:keep-together="auto"/>
    </style:style>
    <style:style style:name="Tableau11.A14" style:family="table-cell">
      <style:table-cell-properties style:vertical-align="top" fo:padding-left="0.212cm" fo:padding-right="0.212cm" fo:padding-top="0cm" fo:padding-bottom="0cm" fo:border-left="0.018cm solid #000000" fo:border-right="none" fo:border-top="0.018cm solid #000000" fo:border-bottom="0.018cm solid #000000" style:writing-mode="lr-tb"/>
    </style:style>
    <style:style style:name="Tableau11.F14" style:family="table-cell">
      <style:table-cell-properties style:vertical-align="top" fo:padding-left="0.212cm" fo:padding-right="0.212cm" fo:padding-top="0cm" fo:padding-bottom="0cm" fo:border="0.018cm solid #000000" style:writing-mode="lr-tb"/>
    </style:style>
    <style:style style:name="Tableau11.A20" style:family="table-cell">
      <style:table-cell-properties style:vertical-align="top" fo:padding-left="0.212cm" fo:padding-right="0.212cm" fo:padding-top="0cm" fo:padding-bottom="0cm" fo:border-left="none" fo:border-right="none" fo:border-top="0.018cm solid #000000" fo:border-bottom="none" style:writing-mode="lr-tb"/>
    </style:style>
    <style:style style:name="Tableau12" style:family="table">
      <style:table-properties style:width="11.852cm" fo:margin-left="-0.136cm" table:align="left" style:writing-mode="lr-tb"/>
    </style:style>
    <style:style style:name="Tableau12.A" style:family="table-column">
      <style:table-column-properties style:column-width="2.771cm"/>
    </style:style>
    <style:style style:name="Tableau12.B" style:family="table-column">
      <style:table-column-properties style:column-width="1.819cm"/>
    </style:style>
    <style:style style:name="Tableau12.C" style:family="table-column">
      <style:table-column-properties style:column-width="0.831cm"/>
    </style:style>
    <style:style style:name="Tableau12.D" style:family="table-column">
      <style:table-column-properties style:column-width="1.219cm"/>
    </style:style>
    <style:style style:name="Tableau12.E" style:family="table-column">
      <style:table-column-properties style:column-width="1.58cm"/>
    </style:style>
    <style:style style:name="Tableau12.F" style:family="table-column">
      <style:table-column-properties style:column-width="0.848cm"/>
    </style:style>
    <style:style style:name="Tableau12.G" style:family="table-column">
      <style:table-column-properties style:column-width="0.813cm"/>
    </style:style>
    <style:style style:name="Tableau12.H" style:family="table-column">
      <style:table-column-properties style:column-width="1.078cm"/>
    </style:style>
    <style:style style:name="Tableau12.I" style:family="table-column">
      <style:table-column-properties style:column-width="0.893cm"/>
    </style:style>
    <style:style style:name="Tableau12.1" style:family="table-row">
      <style:table-row-properties style:keep-together="true" fo:keep-together="auto"/>
    </style:style>
    <style:style style:name="Tableau1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2.I1" style:family="table-cell">
      <style:table-cell-properties style:vertical-align="top" fo:padding-left="0.123cm" fo:padding-right="0.123cm" fo:padding-top="0cm" fo:padding-bottom="0cm" fo:border="0.018cm solid #000000" style:writing-mode="lr-tb"/>
    </style:style>
    <style:style style:name="Tableau13" style:family="table">
      <style:table-properties style:width="10.449cm" fo:margin-left="-0.136cm" table:align="left" style:writing-mode="lr-tb"/>
    </style:style>
    <style:style style:name="Tableau13.A" style:family="table-column">
      <style:table-column-properties style:column-width="2.771cm"/>
    </style:style>
    <style:style style:name="Tableau13.B" style:family="table-column">
      <style:table-column-properties style:column-width="0.813cm"/>
    </style:style>
    <style:style style:name="Tableau13.C" style:family="table-column">
      <style:table-column-properties style:column-width="1.06cm"/>
    </style:style>
    <style:style style:name="Tableau13.D" style:family="table-column">
      <style:table-column-properties style:column-width="0.76cm"/>
    </style:style>
    <style:style style:name="Tableau13.E" style:family="table-column">
      <style:table-column-properties style:column-width="0.884cm"/>
    </style:style>
    <style:style style:name="Tableau13.F" style:family="table-column">
      <style:table-column-properties style:column-width="1.272cm"/>
    </style:style>
    <style:style style:name="Tableau13.G" style:family="table-column">
      <style:table-column-properties style:column-width="0.972cm"/>
    </style:style>
    <style:style style:name="Tableau13.H" style:family="table-column">
      <style:table-column-properties style:column-width="0.901cm"/>
    </style:style>
    <style:style style:name="Tableau13.I" style:family="table-column">
      <style:table-column-properties style:column-width="1.016cm"/>
    </style:style>
    <style:style style:name="Tableau13.1" style:family="table-row">
      <style:table-row-properties style:keep-together="true" fo:keep-together="auto"/>
    </style:style>
    <style:style style:name="Tableau1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3.I1" style:family="table-cell">
      <style:table-cell-properties style:vertical-align="top" fo:padding-left="0.123cm" fo:padding-right="0.123cm" fo:padding-top="0cm" fo:padding-bottom="0cm" fo:border="0.018cm solid #000000" style:writing-mode="lr-tb"/>
    </style:style>
    <style:style style:name="Tableau14" style:family="table">
      <style:table-properties style:width="16.152cm" fo:margin-left="-0.136cm" table:align="left" style:writing-mode="lr-tb"/>
    </style:style>
    <style:style style:name="Tableau14.A" style:family="table-column">
      <style:table-column-properties style:column-width="2.771cm"/>
    </style:style>
    <style:style style:name="Tableau14.B" style:family="table-column">
      <style:table-column-properties style:column-width="1.289cm"/>
    </style:style>
    <style:style style:name="Tableau14.C" style:family="table-column">
      <style:table-column-properties style:column-width="1.023cm"/>
    </style:style>
    <style:style style:name="Tableau14.D" style:family="table-column">
      <style:table-column-properties style:column-width="1.686cm"/>
    </style:style>
    <style:style style:name="Tableau14.E" style:family="table-column">
      <style:table-column-properties style:column-width="1.898cm"/>
    </style:style>
    <style:style style:name="Tableau14.F" style:family="table-column">
      <style:table-column-properties style:column-width="1.325cm"/>
    </style:style>
    <style:style style:name="Tableau14.G" style:family="table-column">
      <style:table-column-properties style:column-width="1.676cm"/>
    </style:style>
    <style:style style:name="Tableau14.H" style:family="table-column">
      <style:table-column-properties style:column-width="2.339cm"/>
    </style:style>
    <style:style style:name="Tableau14.I" style:family="table-column">
      <style:table-column-properties style:column-width="2.145cm"/>
    </style:style>
    <style:style style:name="Tableau14.1" style:family="table-row">
      <style:table-row-properties style:keep-together="true" fo:keep-together="auto"/>
    </style:style>
    <style:style style:name="Tableau1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4.I1" style:family="table-cell">
      <style:table-cell-properties style:vertical-align="top" fo:padding-left="0.123cm" fo:padding-right="0.123cm" fo:padding-top="0cm" fo:padding-bottom="0cm" fo:border="0.018cm solid #000000" style:writing-mode="lr-tb"/>
    </style:style>
    <style:style style:name="Tableau14.A2"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leau14.I2" style:family="table-cell">
      <style:table-cell-properties style:vertical-align="top" fo:padding-left="0.123cm" fo:padding-right="0.123cm" fo:padding-top="0cm" fo:padding-bottom="0cm" fo:border-left="0.018cm solid #000000" fo:border-right="0.018cm solid #000000" fo:border-top="0.018cm solid #000000" fo:border-bottom="none" style:writing-mode="lr-tb"/>
    </style:style>
    <style:style style:name="Tableau14.4" style:family="table-row">
      <style:table-row-properties style:keep-together="false" fo:keep-together="always"/>
    </style:style>
    <style:style style:name="Tableau14.A4" style:family="table-cell">
      <style:table-cell-properties style:vertical-align="top" fo:padding-left="0.123cm" fo:padding-right="0.123cm" fo:padding-top="0cm" fo:padding-bottom="0cm" fo:border="none" style:writing-mode="lr-tb"/>
    </style:style>
    <style:style style:name="Tableau15" style:family="table">
      <style:table-properties style:width="15.965cm" table:align="center" style:writing-mode="lr-tb"/>
    </style:style>
    <style:style style:name="Tableau15.A" style:family="table-column">
      <style:table-column-properties style:column-width="3.175cm"/>
    </style:style>
    <style:style style:name="Tableau15.B" style:family="table-column">
      <style:table-column-properties style:column-width="1.524cm"/>
    </style:style>
    <style:style style:name="Tableau15.C" style:family="table-column">
      <style:table-column-properties style:column-width="1.778cm"/>
    </style:style>
    <style:style style:name="Tableau15.D" style:family="table-column">
      <style:table-column-properties style:column-width="9.488cm"/>
    </style:style>
    <style:style style:name="Tableau15.1" style:family="table-row">
      <style:table-row-properties style:keep-together="true" fo:keep-together="auto"/>
    </style:style>
    <style:style style:name="Tableau15.A1" style:family="table-cell">
      <style:table-cell-properties style:vertical-align="top" fo:background-color="#f2f2f2" fo:padding-left="0.212cm" fo:padding-right="0.212cm" fo:padding-top="0cm" fo:padding-bottom="0cm" fo:border-left="0.035cm solid #000000" fo:border-right="none" fo:border-top="0.035cm solid #000000" fo:border-bottom="0.035cm solid #000000" style:writing-mode="lr-tb">
        <style:background-image/>
      </style:table-cell-properties>
    </style:style>
    <style:style style:name="Tableau15.B1" style:family="table-cell">
      <style:table-cell-properties style:vertical-align="top" fo:background-color="#f2f2f2" fo:padding-left="0.212cm" fo:padding-right="0.212cm" fo:padding-top="0cm" fo:padding-bottom="0cm" fo:border-left="0.018cm solid #000000" fo:border-right="none" fo:border-top="0.035cm solid #000000" fo:border-bottom="0.035cm solid #000000" style:writing-mode="lr-tb">
        <style:background-image/>
      </style:table-cell-properties>
    </style:style>
    <style:style style:name="Tableau15.D1" style:family="table-cell">
      <style:table-cell-properties style:vertical-align="top" fo:background-color="#f2f2f2" fo:padding-left="0.212cm" fo:padding-right="0.212cm" fo:padding-top="0cm" fo:padding-bottom="0cm" fo:border-left="0.018cm solid #000000" fo:border-right="0.035cm solid #000000" fo:border-top="0.035cm solid #000000" fo:border-bottom="0.035cm solid #000000" style:writing-mode="lr-tb">
        <style:background-image/>
      </style:table-cell-properties>
    </style:style>
    <style:style style:name="Tableau15.A2" style:family="table-cell">
      <style:table-cell-properties style:vertical-align="top" fo:padding-left="0.212cm" fo:padding-right="0.212cm" fo:padding-top="0cm" fo:padding-bottom="0cm" fo:border-left="0.018cm solid #000000" fo:border-right="none" fo:border-top="0.018cm solid #000000" fo:border-bottom="0.018cm solid #000000" style:writing-mode="lr-tb"/>
    </style:style>
    <style:style style:name="Tableau15.D2" style:family="table-cell">
      <style:table-cell-properties style:vertical-align="top" fo:padding-left="0.212cm" fo:padding-right="0.212cm" fo:padding-top="0cm" fo:padding-bottom="0cm" fo:border="0.018cm solid #000000" style:writing-mode="lr-tb"/>
    </style:style>
    <style:style style:name="Tableau15.13" style:family="table-row">
      <style:table-row-properties style:min-row-height="0.815cm" style:keep-together="true" fo:keep-together="auto"/>
    </style:style>
    <style:style style:name="Tableau15.A14" style:family="table-cell">
      <style:table-cell-properties style:vertical-align="top" fo:padding-left="0.212cm" fo:padding-right="0.212cm" fo:padding-top="0cm" fo:padding-bottom="0cm" fo:border-left="none" fo:border-right="none" fo:border-top="0.018cm solid #000000" fo:border-bottom="none" style:writing-mode="lr-tb"/>
    </style:style>
    <style:style style:name="Tableau16" style:family="table">
      <style:table-properties style:width="15.979cm" table:align="left" style:writing-mode="lr-tb"/>
    </style:style>
    <style:style style:name="Tableau16.A" style:family="table-column">
      <style:table-column-properties style:column-width="5.239cm"/>
    </style:style>
    <style:style style:name="Tableau16.B" style:family="table-column">
      <style:table-column-properties style:column-width="3.56cm"/>
    </style:style>
    <style:style style:name="Tableau16.C" style:family="table-column">
      <style:table-column-properties style:column-width="3.558cm"/>
    </style:style>
    <style:style style:name="Tableau16.D" style:family="table-column">
      <style:table-column-properties style:column-width="3.623cm"/>
    </style:style>
    <style:style style:name="Tableau16.1" style:family="table-row">
      <style:table-row-properties style:keep-together="true" fo:keep-together="auto"/>
    </style:style>
    <style:style style:name="Tableau16.A1" style:family="table-cell">
      <style:table-cell-properties style:vertical-align="top" fo:background-color="#f2f2f2" fo:padding-left="0.212cm" fo:padding-right="0.212cm" fo:padding-top="0cm" fo:padding-bottom="0cm" fo:border-left="0.035cm solid #000000" fo:border-right="none" fo:border-top="0.035cm solid #000000" fo:border-bottom="0.035cm solid #000000" style:writing-mode="lr-tb">
        <style:background-image/>
      </style:table-cell-properties>
    </style:style>
    <style:style style:name="Tableau16.B1" style:family="table-cell">
      <style:table-cell-properties style:vertical-align="top" fo:background-color="#f2f2f2" fo:padding-left="0.212cm" fo:padding-right="0.212cm" fo:padding-top="0cm" fo:padding-bottom="0cm" fo:border-left="0.018cm solid #000000" fo:border-right="none" fo:border-top="0.035cm solid #000000" fo:border-bottom="0.035cm solid #000000" style:writing-mode="lr-tb">
        <style:background-image/>
      </style:table-cell-properties>
    </style:style>
    <style:style style:name="Tableau16.D1" style:family="table-cell">
      <style:table-cell-properties style:vertical-align="top" fo:background-color="#f2f2f2" fo:padding-left="0.212cm" fo:padding-right="0.212cm" fo:padding-top="0cm" fo:padding-bottom="0cm" fo:border-left="0.018cm solid #000000" fo:border-right="0.035cm solid #000000" fo:border-top="0.035cm solid #000000" fo:border-bottom="0.035cm solid #000000" style:writing-mode="lr-tb">
        <style:background-image/>
      </style:table-cell-properties>
    </style:style>
    <style:style style:name="Tableau16.A2" style:family="table-cell">
      <style:table-cell-properties style:vertical-align="top" fo:padding-left="0.212cm" fo:padding-right="0.212cm" fo:padding-top="0cm" fo:padding-bottom="0cm" fo:border-left="0.018cm solid #000000" fo:border-right="none" fo:border-top="0.018cm solid #000000" fo:border-bottom="0.018cm solid #000000" style:writing-mode="lr-tb"/>
    </style:style>
    <style:style style:name="Tableau16.D2" style:family="table-cell">
      <style:table-cell-properties style:vertical-align="top" fo:padding-left="0.212cm" fo:padding-right="0.212cm" fo:padding-top="0cm" fo:padding-bottom="0cm" fo:border="0.018cm solid #000000" style:writing-mode="lr-tb"/>
    </style:style>
    <style:style style:name="Tableau16.A13" style:family="table-cell">
      <style:table-cell-properties style:vertical-align="top" fo:padding-left="0.212cm" fo:padding-right="0.212cm" fo:padding-top="0cm" fo:padding-bottom="0cm" fo:border-left="none" fo:border-right="none" fo:border-top="0.018cm solid #000000" fo:border-bottom="none" style:writing-mode="lr-tb"/>
    </style:style>
    <style:style style:name="P1" style:family="paragraph" style:parent-style-name="Standard">
      <style:paragraph-properties>
        <style:tab-stops>
          <style:tab-stop style:position="15.919cm" style:type="right"/>
        </style:tab-stops>
      </style:paragraph-properties>
    </style:style>
    <style:style style:name="P2" style:family="paragraph" style:parent-style-name="Standard">
      <style:text-properties fo:language="en" fo:country="GB"/>
    </style:style>
    <style:style style:name="P3" style:family="paragraph" style:parent-style-name="Standard">
      <style:paragraph-properties>
        <style:tab-stops>
          <style:tab-stop style:position="15.919cm" style:type="right"/>
        </style:tab-stops>
      </style:paragraph-properties>
      <style:text-properties fo:language="en" fo:country="GB"/>
    </style:style>
    <style:style style:name="P4" style:family="paragraph" style:parent-style-name="Standard">
      <style:paragraph-properties>
        <style:tab-stops>
          <style:tab-stop style:position="15.919cm" style:type="right"/>
        </style:tab-stops>
      </style:paragraph-properties>
      <style:text-properties fo:language="en" fo:country="GB" fo:font-style="italic" fo:font-weight="bold" style:font-style-asian="italic" style:font-weight-asian="bold"/>
    </style:style>
    <style:style style:name="P5" style:family="paragraph" style:parent-style-name="Standard">
      <style:paragraph-properties>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6" style:family="paragraph" style:parent-style-name="Standard">
      <style:paragraph-properties fo:text-align="center" style:justify-single-word="false"/>
      <style:text-properties fo:language="en" fo:country="GB"/>
    </style:style>
    <style:style style:name="P7" style:family="paragraph" style:parent-style-name="Standard">
      <style:paragraph-properties fo:text-align="center" style:justify-single-word="false">
        <style:tab-stops>
          <style:tab-stop style:position="15.919cm" style:type="right"/>
        </style:tab-stops>
      </style:paragraph-properties>
      <style:text-properties fo:language="en" fo:country="GB"/>
    </style:style>
    <style:style style:name="P8" style:family="paragraph" style:parent-style-name="Standard">
      <style:paragraph-properties fo:text-align="center" style:justify-single-word="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9" style:family="paragraph" style:parent-style-name="Standard">
      <style:paragraph-properties fo:text-align="justify" style:justify-single-word="false"/>
      <style:text-properties fo:language="en" fo:country="GB"/>
    </style:style>
    <style:style style:name="P10" style:family="paragraph" style:parent-style-name="Standard">
      <style:paragraph-properties fo:text-align="justify" style:justify-single-word="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11" style:family="paragraph" style:parent-style-name="Standard" style:list-style-name="WW8Num122">
      <style:paragraph-properties fo:text-align="justify" style:justify-single-word="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12" style:family="paragraph" style:parent-style-name="Standard" style:list-style-name="WW8Num122">
      <style:paragraph-properties fo:text-align="justify" style:justify-single-word="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13" style:family="paragraph" style:parent-style-name="Standard" style:list-style-name="WW8Num122">
      <style:paragraph-properties fo:text-align="justify" style:justify-single-word="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14" style:family="paragraph" style:parent-style-name="Standard" style:list-style-name="WW8Num49">
      <style:paragraph-properties fo:text-align="justify" style:justify-single-word="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15" style:family="paragraph" style:parent-style-name="Standard" style:list-style-name="WW8Num49">
      <style:paragraph-properties fo:text-align="justify" style:justify-single-word="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16" style:family="paragraph" style:parent-style-name="Standard">
      <style:paragraph-properties fo:text-align="justify" style:justify-single-word="false">
        <style:tab-stops>
          <style:tab-stop style:position="0cm"/>
          <style:tab-stop style:position="0.499cm"/>
          <style:tab-stop style:position="5.558cm"/>
          <style:tab-stop style:position="9.657cm"/>
        </style:tab-stops>
      </style:paragraph-properties>
      <style:text-properties fo:language="en" fo:country="GB"/>
    </style:style>
    <style:style style:name="P17" style:family="paragraph" style:parent-style-name="Standard">
      <style:paragraph-properties fo:text-align="justify" style:justify-single-word="false" fo:keep-together="always">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18" style:family="paragraph" style:parent-style-name="Standard">
      <style:paragraph-properties fo:text-align="justify" style:justify-single-word="false">
        <style:tab-stops>
          <style:tab-stop style:position="0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19" style:family="paragraph" style:parent-style-name="Standard">
      <style:paragraph-properties fo:text-align="justify" style:justify-single-word="false">
        <style:tab-stops>
          <style:tab-stop style:position="9.529cm" style:type="char" style:char=","/>
          <style:tab-stop style:position="9.858cm"/>
        </style:tab-stops>
      </style:paragraph-properties>
      <style:text-properties fo:language="en" fo:country="GB"/>
    </style:style>
    <style:style style:name="P20" style:family="paragraph" style:parent-style-name="Standard">
      <style:paragraph-properties fo:text-align="justify" style:justify-single-word="false">
        <style:tab-stops>
          <style:tab-stop style:position="2.501cm" style:type="char" style:char=","/>
          <style:tab-stop style:position="2.752cm"/>
        </style:tab-stops>
      </style:paragraph-properties>
      <style:text-properties fo:language="en" fo:country="GB"/>
    </style:style>
    <style:style style:name="P21" style:family="paragraph" style:parent-style-name="Standard">
      <style:paragraph-properties fo:text-align="justify" style:justify-single-word="false">
        <style:tab-stops>
          <style:tab-stop style:position="0cm"/>
          <style:tab-stop style:position="0.75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22" style:family="paragraph" style:parent-style-name="Standard">
      <style:paragraph-properties fo:text-align="justify" style:justify-single-word="false">
        <style:tab-stops>
          <style:tab-stop style:position="0.459cm"/>
          <style:tab-stop style:position="1.658cm"/>
          <style:tab-stop style:position="3.958cm" style:type="char" style:char=","/>
          <style:tab-stop style:position="4.558cm"/>
          <style:tab-stop style:position="6.757cm" style:type="char" style:char=","/>
        </style:tab-stops>
      </style:paragraph-properties>
      <style:text-properties fo:language="en" fo:country="GB"/>
    </style:style>
    <style:style style:name="P23" style:family="paragraph" style:parent-style-name="Standard">
      <style:paragraph-properties fo:text-align="justify" style:justify-single-word="false">
        <style:tab-stops>
          <style:tab-stop style:position="6.35cm"/>
          <style:tab-stop style:position="7.874cm"/>
          <style:tab-stop style:position="9.906cm"/>
          <style:tab-stop style:position="11.938cm"/>
        </style:tab-stops>
      </style:paragraph-properties>
      <style:text-properties fo:language="en" fo:country="GB"/>
    </style:style>
    <style:style style:name="P24" style:family="paragraph" style:parent-style-name="Standard">
      <style:paragraph-properties fo:text-align="justify" style:justify-single-word="false"/>
      <style:text-properties fo:language="en" fo:country="GB" fo:font-weight="bold" style:font-weight-asian="bold"/>
    </style:style>
    <style:style style:name="P25" style:family="paragraph" style:parent-style-name="Standard">
      <style:paragraph-properties fo:text-align="justify" style:justify-single-word="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fo:font-weight="bold" style:font-weight-asian="bold"/>
    </style:style>
    <style:style style:name="P26" style:family="paragraph" style:parent-style-name="Standard">
      <style:paragraph-properties fo:text-align="justify" style:justify-single-word="false">
        <style:tab-stops>
          <style:tab-stop style:position="0cm"/>
          <style:tab-stop style:position="0.499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fo:font-weight="bold" style:font-weight-asian="bold"/>
    </style:style>
    <style:style style:name="P27" style:family="paragraph" style:parent-style-name="Standard" style:list-style-name="WW8Num174">
      <style:paragraph-properties fo:text-align="justify" style:justify-single-word="false">
        <style:tab-stops/>
      </style:paragraph-properties>
      <style:text-properties fo:language="en" fo:country="GB" fo:font-weight="bold" style:font-weight-asian="bold"/>
    </style:style>
    <style:style style:name="P28" style:family="paragraph" style:parent-style-name="Standard">
      <style:paragraph-properties fo:text-align="justify" style:justify-single-word="false">
        <style:tab-stops>
          <style:tab-stop style:position="0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fo:font-weight="bold" style:font-weight-asian="bold"/>
    </style:style>
    <style:style style:name="P29" style:family="paragraph" style:parent-style-name="Standard">
      <style:paragraph-properties fo:text-align="justify" style:justify-single-word="false">
        <style:tab-stops>
          <style:tab-stop style:position="0cm"/>
          <style:tab-stop style:position="0.998cm"/>
          <style:tab-stop style:position="1.499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fo:font-weight="bold" style:font-weight-asian="bold"/>
    </style:style>
    <style:style style:name="P30" style:family="paragraph" style:parent-style-name="Standard">
      <style:text-properties fo:language="en" fo:country="GB" style:text-underline-style="solid" style:text-underline-width="auto" style:text-underline-color="font-color"/>
    </style:style>
    <style:style style:name="P31" style:family="paragraph" style:parent-style-name="Standard">
      <style:paragraph-properties fo:text-align="justify" style:justify-single-word="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text-underline-style="solid" style:text-underline-width="auto" style:text-underline-color="font-color"/>
    </style:style>
    <style:style style:name="P32" style:family="paragraph" style:parent-style-name="Standard">
      <style:paragraph-properties fo:text-align="end" style:justify-single-word="false"/>
    </style:style>
    <style:style style:name="P33" style:family="paragraph" style:parent-style-name="Standard">
      <style:paragraph-properties fo:text-align="end" style:justify-single-word="false">
        <style:tab-stops>
          <style:tab-stop style:position="7.959cm" style:type="center"/>
          <style:tab-stop style:position="15.919cm" style:type="right"/>
        </style:tab-stops>
      </style:paragraph-properties>
    </style:style>
    <style:style style:name="P34" style:family="paragraph" style:parent-style-name="Standard">
      <style:paragraph-properties style:line-height-at-least="0.423cm"/>
      <style:text-properties fo:font-weight="bold" style:font-weight-asian="bold"/>
    </style:style>
    <style:style style:name="P35" style:family="paragraph" style:parent-style-name="Standard">
      <style:text-properties fo:font-size="14pt" fo:font-weight="bold" style:font-size-asian="14pt" style:font-weight-asian="bold"/>
    </style:style>
    <style:style style:name="P36" style:family="paragraph" style:parent-style-name="Standard">
      <style:paragraph-properties fo:text-align="end" style:justify-single-word="false">
        <style:tab-stops>
          <style:tab-stop style:position="15.919cm" style:type="right"/>
        </style:tab-stops>
      </style:paragraph-properties>
      <style:text-properties fo:font-size="14pt" fo:language="en" fo:country="GB" fo:font-weight="bold" style:font-size-asian="14pt" style:font-weight-asian="bold"/>
    </style:style>
    <style:style style:name="P37" style:family="paragraph" style:parent-style-name="Standard">
      <style:paragraph-properties fo:text-align="justify" style:justify-single-word="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font-style="italic" style:font-style-asian="italic"/>
    </style:style>
    <style:style style:name="P38" style:family="paragraph" style:parent-style-name="Standard">
      <style:paragraph-properties fo:text-align="center" style:justify-single-word="false">
        <style:tab-stops>
          <style:tab-stop style:position="0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39" style:family="paragraph" style:parent-style-name="Standard">
      <style:text-properties fo:font-size="12pt" style:font-size-asian="12pt"/>
    </style:style>
    <style:style style:name="P40" style:family="paragraph" style:parent-style-name="Standard">
      <style:paragraph-properties fo:text-align="justify" style:justify-single-word="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font-size="12pt" fo:language="en" fo:country="GB" style:font-size-asian="12pt"/>
    </style:style>
    <style:style style:name="P41" style:family="paragraph" style:parent-style-name="Standard" style:list-style-name="WW8Num39">
      <style:paragraph-properties fo:text-align="justify" style:justify-single-word="false">
        <style:tab-stops/>
      </style:paragraph-properties>
      <style:text-properties fo:font-size="12pt" fo:language="en" fo:country="GB" fo:font-weight="bold" style:font-size-asian="12pt" style:font-weight-asian="bold"/>
    </style:style>
    <style:style style:name="P42" style:family="paragraph" style:parent-style-name="Standard">
      <style:paragraph-properties>
        <style:tab-stops>
          <style:tab-stop style:position="3.886cm" style:type="center"/>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11pt" fo:language="nl" fo:country="NL" style:font-size-asian="11pt"/>
    </style:style>
    <style:style style:name="P43" style:family="paragraph" style:parent-style-name="Standard">
      <style:text-properties fo:font-size="11pt" fo:language="en" fo:country="GB" style:font-size-asian="11pt"/>
    </style:style>
    <style:style style:name="P44" style:family="paragraph" style:parent-style-name="Standard">
      <style:paragraph-properties fo:line-height="0.212cm"/>
      <style:text-properties fo:font-size="8pt" fo:language="en" fo:country="GB" style:font-size-asian="8pt"/>
    </style:style>
    <style:style style:name="P45" style:family="paragraph" style:parent-style-name="Standard">
      <style:paragraph-properties fo:line-height="0.212cm" style:snap-to-layout-grid="false"/>
      <style:text-properties fo:font-size="8pt" fo:language="en" fo:country="GB" style:font-size-asian="8pt"/>
    </style:style>
    <style:style style:name="P46" style:family="paragraph" style:parent-style-name="Standard">
      <style:paragraph-properties fo:line-height="0.212cm" fo:text-align="center" style:justify-single-word="false"/>
      <style:text-properties fo:font-size="8pt" fo:language="en" fo:country="GB" style:font-size-asian="8pt"/>
    </style:style>
    <style:style style:name="P47" style:family="paragraph" style:parent-style-name="Standard">
      <style:paragraph-properties fo:line-height="0.212cm" fo:text-align="center" style:justify-single-word="false" style:snap-to-layout-grid="false"/>
      <style:text-properties fo:font-size="8pt" fo:language="en" fo:country="GB" style:font-size-asian="8pt"/>
    </style:style>
    <style:style style:name="P48" style:family="paragraph" style:parent-style-name="Standard">
      <style:paragraph-properties fo:line-height="0.212cm" fo:text-align="justify" style:justify-single-word="false" style:snap-to-layout-grid="false"/>
      <style:text-properties fo:font-size="8pt" fo:language="en" fo:country="GB" style:font-size-asian="8pt"/>
    </style:style>
    <style:style style:name="P49" style:family="paragraph" style:parent-style-name="Standard">
      <style:paragraph-properties fo:line-height="0.282cm"/>
      <style:text-properties fo:font-size="8pt" fo:language="en" fo:country="GB" style:font-size-asian="8pt"/>
    </style:style>
    <style:style style:name="P50" style:family="paragraph" style:parent-style-name="Standard">
      <style:paragraph-properties fo:line-height="0.282cm" style:snap-to-layout-grid="false"/>
      <style:text-properties fo:font-size="8pt" fo:language="en" fo:country="GB" style:font-size-asian="8pt"/>
    </style:style>
    <style:style style:name="P51" style:family="paragraph" style:parent-style-name="Standard">
      <style:paragraph-properties fo:line-height="0.212cm" style:snap-to-layout-grid="false"/>
      <style:text-properties fo:font-size="8pt" fo:language="en" fo:country="GB" style:text-underline-style="solid" style:text-underline-width="auto" style:text-underline-color="font-color" fo:font-weight="bold" style:font-size-asian="8pt" style:font-weight-asian="bold"/>
    </style:style>
    <style:style style:name="P52" style:family="paragraph" style:parent-style-name="Standard">
      <style:paragraph-properties style:snap-to-layout-grid="false"/>
      <style:text-properties fo:font-size="8pt" fo:language="en" fo:country="GB" fo:font-weight="bold" style:font-size-asian="8pt" style:font-weight-asian="bold"/>
    </style:style>
    <style:style style:name="P53" style:family="paragraph" style:parent-style-name="Standard">
      <style:paragraph-properties fo:line-height="0.212cm" style:snap-to-layout-grid="false"/>
      <style:text-properties fo:font-size="8pt" fo:language="en" fo:country="GB" fo:font-weight="bold" style:font-size-asian="8pt" style:font-weight-asian="bold"/>
    </style:style>
    <style:style style:name="P54" style:family="paragraph" style:parent-style-name="Standard">
      <style:paragraph-properties fo:line-height="0.212cm" fo:text-align="justify" style:justify-single-word="false" style:snap-to-layout-grid="false"/>
      <style:text-properties fo:font-size="8pt" fo:language="en" fo:country="GB" fo:font-weight="bold" style:font-size-asian="8pt" style:font-weight-asian="bold"/>
    </style:style>
    <style:style style:name="P55" style:family="paragraph" style:parent-style-name="Standard">
      <style:paragraph-properties fo:line-height="0.212cm" fo:text-align="center" style:justify-single-word="false" style:snap-to-layout-grid="false"/>
      <style:text-properties fo:font-size="8pt" fo:language="en" fo:country="GB" fo:font-weight="bold" style:font-size-asian="8pt" style:font-weight-asian="bold"/>
    </style:style>
    <style:style style:name="P56" style:family="paragraph" style:parent-style-name="Standard">
      <style:paragraph-properties fo:line-height="0.212cm"/>
      <style:text-properties fo:font-size="8pt" fo:language="en" fo:country="GB" fo:font-style="italic" style:font-size-asian="8pt" style:font-style-asian="italic"/>
    </style:style>
    <style:style style:name="P57" style:family="paragraph" style:parent-style-name="Standard">
      <style:paragraph-properties fo:line-height="0.212cm" style:snap-to-layout-grid="false"/>
      <style:text-properties fo:font-size="8pt" fo:language="en" fo:country="GB" fo:font-style="italic" style:font-size-asian="8pt" style:font-style-asian="italic"/>
    </style:style>
    <style:style style:name="P58" style:family="paragraph" style:parent-style-name="Standard">
      <style:paragraph-properties fo:line-height="0.212cm" fo:text-align="center" style:justify-single-word="false"/>
      <style:text-properties fo:font-size="8pt" fo:language="en" fo:country="GB" fo:font-style="italic" style:font-size-asian="8pt" style:font-style-asian="italic"/>
    </style:style>
    <style:style style:name="P59" style:family="paragraph" style:parent-style-name="Standard">
      <style:paragraph-properties fo:line-height="0.212cm" fo:text-align="center" style:justify-single-word="false" style:snap-to-layout-grid="false"/>
      <style:text-properties fo:font-size="8pt" fo:language="en" fo:country="GB" fo:font-style="italic" style:font-size-asian="8pt" style:font-style-asian="italic"/>
    </style:style>
    <style:style style:name="P60" style:family="paragraph" style:parent-style-name="Standard">
      <style:paragraph-properties fo:line-height="0.212cm" fo:text-align="justify" style:justify-single-word="false" style:snap-to-layout-grid="false"/>
      <style:text-properties fo:font-size="8pt" fo:language="en" fo:country="GB" fo:font-style="italic" style:font-size-asian="8pt" style:font-style-asian="italic"/>
    </style:style>
    <style:style style:name="P61" style:family="paragraph" style:parent-style-name="Standard">
      <style:paragraph-properties style:snap-to-layout-grid="false"/>
      <style:text-properties fo:font-size="8pt" fo:language="en" fo:country="GB" fo:font-style="italic" style:font-size-asian="8pt" style:font-style-asian="italic"/>
    </style:style>
    <style:style style:name="P62" style:family="paragraph" style:parent-style-name="Standard">
      <style:paragraph-properties fo:line-height="0.282cm" fo:text-align="center" style:justify-single-word="false" style:snap-to-layout-grid="false"/>
      <style:text-properties fo:font-size="8pt" fo:language="en" fo:country="GB" fo:font-style="italic" style:font-size-asian="8pt" style:font-style-asian="italic"/>
    </style:style>
    <style:style style:name="P63" style:family="paragraph" style:parent-style-name="Standard">
      <style:paragraph-properties fo:line-height="0.212cm" style:snap-to-layout-grid="false"/>
      <style:text-properties fo:font-size="8pt" fo:language="en" fo:country="GB" fo:font-style="italic" fo:font-weight="bold" style:font-size-asian="8pt" style:font-style-asian="italic" style:font-weight-asian="bold"/>
    </style:style>
    <style:style style:name="P64" style:family="paragraph" style:parent-style-name="Standard">
      <style:text-properties fo:font-size="8pt" fo:font-weight="bold" style:font-size-asian="8pt" style:font-weight-asian="bold"/>
    </style:style>
    <style:style style:name="P65" style:family="paragraph" style:parent-style-name="Standard">
      <style:paragraph-properties fo:text-align="center" style:justify-single-word="false"/>
      <style:text-properties fo:font-size="8pt" fo:font-weight="bold" style:font-size-asian="8pt" style:font-weight-asian="bold"/>
    </style:style>
    <style:style style:name="P66" style:family="paragraph" style:parent-style-name="Standard">
      <style:paragraph-properties fo:text-align="center" style:justify-single-word="false" style:snap-to-layout-grid="false"/>
      <style:text-properties fo:font-size="8pt" fo:font-weight="bold" style:font-size-asian="8pt" style:font-weight-asian="bold"/>
    </style:style>
    <style:style style:name="P67" style:family="paragraph" style:parent-style-name="Standard">
      <style:paragraph-properties style:snap-to-layout-grid="false"/>
      <style:text-properties fo:font-size="8pt" fo:font-weight="bold" style:font-size-asian="8pt" style:font-weight-asian="bold"/>
    </style:style>
    <style:style style:name="P68" style:family="paragraph" style:parent-style-name="Standard">
      <style:paragraph-properties fo:text-align="end" style:justify-single-word="false" style:snap-to-layout-grid="false"/>
      <style:text-properties fo:font-size="8pt" fo:font-style="italic" style:font-size-asian="8pt" style:font-style-asian="italic"/>
    </style:style>
    <style:style style:name="P69" style:family="paragraph" style:parent-style-name="Standard">
      <style:paragraph-properties fo:line-height="0.212cm" style:snap-to-layout-grid="false"/>
      <style:text-properties fo:font-size="8pt" fo:language="nb" fo:country="NO" style:font-size-asian="8pt"/>
    </style:style>
    <style:style style:name="P70" style:family="paragraph" style:parent-style-name="Standard">
      <style:paragraph-properties fo:line-height="0.212cm" fo:text-align="center" style:justify-single-word="false" style:snap-to-layout-grid="false"/>
      <style:text-properties fo:font-size="8pt" fo:language="nb" fo:country="NO" style:font-size-asian="8pt"/>
    </style:style>
    <style:style style:name="P71" style:family="paragraph" style:parent-style-name="Standard">
      <style:paragraph-properties fo:text-align="center" style:justify-single-word="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font-size="8pt" fo:language="nb" fo:country="NO" style:font-size-asian="8pt"/>
    </style:style>
    <style:style style:name="P72" style:family="paragraph" style:parent-style-name="Standard">
      <style:paragraph-properties fo:line-height="0.212cm" style:snap-to-layout-grid="false"/>
      <style:text-properties fo:font-size="8pt" fo:language="nb" fo:country="NO" fo:font-style="italic" style:font-size-asian="8pt" style:font-style-asian="italic"/>
    </style:style>
    <style:style style:name="P73" style:family="paragraph" style:parent-style-name="Standard">
      <style:text-properties style:font-name="Courier New" fo:font-size="8pt" style:font-size-asian="8pt"/>
    </style:style>
    <style:style style:name="P74" style:family="paragraph" style:parent-style-name="Standard">
      <style:paragraph-properties fo:text-align="justify" style:justify-single-word="false"/>
    </style:style>
    <style:style style:name="P75" style:family="paragraph" style:parent-style-name="Standard">
      <style:paragraph-properties fo:text-align="justify" style:justify-single-word="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76" style:family="paragraph" style:parent-style-name="Standard" style:list-style-name="WW8Num49">
      <style:paragraph-properties fo:text-align="justify" style:justify-single-word="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77" style:family="paragraph" style:parent-style-name="Standard" style:list-style-name="WW8Num49">
      <style:paragraph-properties fo:text-align="justify" style:justify-single-word="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78" style:family="paragraph" style:parent-style-name="Standard" style:list-style-name="WW8Num104">
      <style:paragraph-properties fo:text-align="justify" style:justify-single-word="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79" style:family="paragraph" style:parent-style-name="Standard" style:list-style-name="WW8Num165">
      <style:paragraph-properties fo:text-align="justify" style:justify-single-word="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80" style:family="paragraph" style:parent-style-name="Standard">
      <style:paragraph-properties fo:text-align="justify" style:justify-single-word="false">
        <style:tab-stops>
          <style:tab-stop style:position="0cm"/>
          <style:tab-stop style:position="0.499cm"/>
          <style:tab-stop style:position="5.558cm"/>
          <style:tab-stop style:position="9.657cm"/>
        </style:tab-stops>
      </style:paragraph-properties>
    </style:style>
    <style:style style:name="P81" style:family="paragraph" style:parent-style-name="Standard">
      <style:paragraph-properties fo:text-align="justify" style:justify-single-word="false" fo:keep-together="always">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82" style:family="paragraph" style:parent-style-name="Standard" style:list-style-name="WW8Num88">
      <style:paragraph-properties fo:text-align="justify" style:justify-single-word="false" fo:keep-together="always">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83" style:family="paragraph" style:parent-style-name="Standard" style:list-style-name="WW8Num37">
      <style:paragraph-properties fo:text-align="justify" style:justify-single-word="false" fo:keep-together="always">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84" style:family="paragraph" style:parent-style-name="Standard">
      <style:paragraph-properties fo:text-align="justify" style:justify-single-word="false">
        <style:tab-stops>
          <style:tab-stop style:position="0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85" style:family="paragraph" style:parent-style-name="Standard" style:list-style-name="WW8Num21">
      <style:paragraph-properties fo:text-align="justify" style:justify-single-word="false">
        <style:tab-stops>
          <style:tab-stop style:position="0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86" style:family="paragraph" style:parent-style-name="Standard" style:list-style-name="WW8Num21">
      <style:paragraph-properties fo:text-align="justify" style:justify-single-word="false">
        <style:tab-stops>
          <style:tab-stop style:position="0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87" style:family="paragraph" style:parent-style-name="Standard">
      <style:paragraph-properties fo:text-align="justify" style:justify-single-word="false">
        <style:tab-stops>
          <style:tab-stop style:position="9.529cm" style:type="char" style:char=","/>
          <style:tab-stop style:position="9.858cm"/>
        </style:tab-stops>
      </style:paragraph-properties>
    </style:style>
    <style:style style:name="P88" style:family="paragraph" style:parent-style-name="Standard">
      <style:paragraph-properties fo:text-align="justify" style:justify-single-word="false">
        <style:tab-stops>
          <style:tab-stop style:position="2.501cm" style:type="char" style:char=","/>
          <style:tab-stop style:position="2.752cm"/>
        </style:tab-stops>
      </style:paragraph-properties>
    </style:style>
    <style:style style:name="P89" style:family="paragraph" style:parent-style-name="Standard">
      <style:text-properties style:text-underline-style="solid" style:text-underline-width="auto" style:text-underline-color="font-color"/>
    </style:style>
    <style:style style:name="P90" style:family="paragraph" style:parent-style-name="Standard">
      <style:paragraph-properties fo:text-align="justify" style:justify-single-word="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style:text-underline-style="solid" style:text-underline-width="auto" style:text-underline-color="font-color"/>
    </style:style>
    <style:style style:name="P91" style:family="paragraph" style:parent-style-name="Standard">
      <style:paragraph-properties fo:text-align="justify" style:justify-single-word="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nb" fo:country="NO"/>
    </style:style>
    <style:style style:name="P92" style:family="paragraph" style:parent-style-name="Standard">
      <style:paragraph-properties fo:text-align="justify" style:justify-single-word="false">
        <style:tab-stops>
          <style:tab-stop style:position="0cm"/>
          <style:tab-stop style:position="0.998cm"/>
          <style:tab-stop style:position="1.499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style:text-line-through-style="solid" fo:language="en" fo:country="GB"/>
    </style:style>
    <style:style style:name="P93" style:family="paragraph" style:parent-style-name="Standard">
      <style:paragraph-properties fo:text-align="justify" style:justify-single-word="false">
        <style:tab-stops>
          <style:tab-stop style:position="0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style:text-line-through-style="solid" fo:language="en" fo:country="GB"/>
    </style:style>
    <style:style style:name="P94" style:family="paragraph" style:parent-style-name="Standard" style:list-style-name="WW8Num101">
      <style:paragraph-properties fo:text-align="justify" style:justify-single-word="false">
        <style:tab-stops>
          <style:tab-stop style:position="0cm"/>
          <style:tab-stop style:position="0.476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color="#000000" fo:language="en" fo:country="GB"/>
    </style:style>
    <style:style style:name="P95" style:family="paragraph" style:parent-style-name="Standard">
      <style:paragraph-properties fo:line-height="0.212cm" style:snap-to-layout-grid="false"/>
      <style:text-properties fo:font-size="9pt" fo:language="en" fo:country="GB" style:font-size-asian="9pt"/>
    </style:style>
    <style:style style:name="P96" style:family="paragraph" style:parent-style-name="Standard">
      <style:paragraph-properties fo:text-align="center" style:justify-single-word="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font-size="9pt" fo:language="en" fo:country="GB" style:font-size-asian="9pt"/>
    </style:style>
    <style:style style:name="P97" style:family="paragraph" style:parent-style-name="Standard">
      <style:paragraph-properties>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font-size="9pt" fo:language="en" fo:country="GB" style:font-size-asian="9pt"/>
    </style:style>
    <style:style style:name="P98" style:family="paragraph" style:parent-style-name="Standard">
      <style:paragraph-properties fo:text-align="justify" style:justify-single-word="false"/>
      <style:text-properties fo:font-size="9pt" fo:language="en" fo:country="GB" style:font-size-asian="9pt"/>
    </style:style>
    <style:style style:name="P99" style:family="paragraph" style:parent-style-name="Standard">
      <style:paragraph-properties fo:text-align="justify" style:justify-single-word="false" style:snap-to-layout-grid="false"/>
      <style:text-properties fo:font-size="9pt" fo:language="en" fo:country="GB" style:font-size-asian="9pt"/>
    </style:style>
    <style:style style:name="P100" style:family="paragraph" style:parent-style-name="Standard">
      <style:paragraph-properties fo:line-height="0.212cm" style:snap-to-layout-grid="false"/>
      <style:text-properties fo:font-size="9pt" fo:language="en" fo:country="GB" fo:font-style="italic" style:font-size-asian="9pt" style:font-style-asian="italic"/>
    </style:style>
    <style:style style:name="P101" style:family="paragraph" style:parent-style-name="Standard">
      <style:paragraph-properties fo:text-align="justify" style:justify-single-word="false" style:snap-to-layout-grid="false"/>
      <style:text-properties fo:font-size="9pt" fo:language="en" fo:country="GB" fo:font-style="italic" style:font-size-asian="9pt" style:font-style-asian="italic"/>
    </style:style>
    <style:style style:name="P102" style:family="paragraph" style:parent-style-name="Standard">
      <style:paragraph-properties fo:text-align="justify" style:justify-single-word="false" style:snap-to-layout-grid="false"/>
      <style:text-properties fo:font-size="9pt" style:font-size-asian="9pt"/>
    </style:style>
    <style:style style:name="P103" style:family="paragraph" style:parent-style-name="Standard">
      <style:paragraph-properties style:line-height-at-least="0.423cm"/>
    </style:style>
    <style:style style:name="P104" style:family="paragraph" style:parent-style-name="Standard" style:list-style-name="WW8Num51"/>
    <style:style style:name="P105" style:family="paragraph" style:parent-style-name="Standard" style:list-style-name="WW8Num51"/>
    <style:style style:name="P106" style:family="paragraph" style:parent-style-name="Standard">
      <style:paragraph-properties fo:text-align="justify" style:justify-single-word="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text-transform="uppercase" fo:language="en" fo:country="GB"/>
    </style:style>
    <style:style style:name="P107" style:family="paragraph" style:parent-style-name="Standard">
      <style:paragraph-properties>
        <style:tab-stops>
          <style:tab-stop style:position="7.959cm" style:type="center"/>
          <style:tab-stop style:position="15.919cm" style:type="right"/>
        </style:tab-stops>
      </style:paragraph-properties>
    </style:style>
    <style:style style:name="P108" style:family="paragraph" style:parent-style-name="Standard">
      <style:paragraph-properties fo:line-height="0.423cm"/>
    </style:style>
    <style:style style:name="P109" style:family="paragraph" style:parent-style-name="Standard">
      <style:paragraph-properties>
        <style:tab-stops>
          <style:tab-stop style:position="7.959cm" style:type="center"/>
        </style:tab-stops>
      </style:paragraph-properties>
    </style:style>
    <style:style style:name="P110" style:family="paragraph" style:parent-style-name="Standard">
      <style:paragraph-properties fo:margin-left="0.501cm" fo:margin-right="0.501cm" fo:margin-top="0.106cm" fo:margin-bottom="0.106cm" fo:text-align="center" style:justify-single-word="false" fo:text-indent="0cm" style:auto-text-indent="false">
        <style:tab-stops>
          <style:tab-stop style:position="-0.501cm"/>
          <style:tab-stop style:position="-0.002cm"/>
          <style:tab-stop style:position="0.497cm"/>
          <style:tab-stop style:position="0.998cm"/>
          <style:tab-stop style:position="1.499cm"/>
          <style:tab-stop style:position="1.998cm"/>
          <style:tab-stop style:position="2.498cm"/>
          <style:tab-stop style:position="2.997cm"/>
          <style:tab-stop style:position="3.5cm"/>
          <style:tab-stop style:position="3.999cm"/>
          <style:tab-stop style:position="4.498cm"/>
          <style:tab-stop style:position="4.997cm"/>
          <style:tab-stop style:position="5.496cm"/>
          <style:tab-stop style:position="5.999cm"/>
          <style:tab-stop style:position="6.498cm"/>
          <style:tab-stop style:position="6.997cm"/>
          <style:tab-stop style:position="7.497cm"/>
          <style:tab-stop style:position="7.997cm"/>
          <style:tab-stop style:position="8.498cm"/>
          <style:tab-stop style:position="8.998cm"/>
          <style:tab-stop style:position="9.497cm"/>
          <style:tab-stop style:position="9.998cm"/>
          <style:tab-stop style:position="10.497cm"/>
          <style:tab-stop style:position="10.998cm"/>
          <style:tab-stop style:position="11.497cm"/>
          <style:tab-stop style:position="11.998cm"/>
          <style:tab-stop style:position="12.497cm"/>
          <style:tab-stop style:position="12.996cm"/>
          <style:tab-stop style:position="13.497cm"/>
          <style:tab-stop style:position="13.998cm"/>
          <style:tab-stop style:position="14.497cm"/>
          <style:tab-stop style:position="14.997cm"/>
        </style:tab-stops>
      </style:paragraph-properties>
      <style:text-properties fo:font-size="12pt" fo:language="en" fo:country="GB" style:font-size-asian="12pt"/>
    </style:style>
    <style:style style:name="P111" style:family="paragraph" style:parent-style-name="Standard">
      <style:paragraph-properties fo:margin-left="0.501cm" fo:margin-right="0.501cm" fo:margin-top="0.106cm" fo:margin-bottom="0.106cm" fo:text-align="center" style:justify-single-word="false" fo:text-indent="0cm" style:auto-text-indent="false" style:snap-to-layout-grid="false">
        <style:tab-stops>
          <style:tab-stop style:position="-0.501cm"/>
          <style:tab-stop style:position="-0.002cm"/>
          <style:tab-stop style:position="0.497cm"/>
          <style:tab-stop style:position="0.998cm"/>
          <style:tab-stop style:position="1.499cm"/>
          <style:tab-stop style:position="1.998cm"/>
          <style:tab-stop style:position="2.498cm"/>
          <style:tab-stop style:position="2.997cm"/>
          <style:tab-stop style:position="3.5cm"/>
          <style:tab-stop style:position="3.999cm"/>
          <style:tab-stop style:position="4.498cm"/>
          <style:tab-stop style:position="4.997cm"/>
          <style:tab-stop style:position="5.496cm"/>
          <style:tab-stop style:position="5.999cm"/>
          <style:tab-stop style:position="6.498cm"/>
          <style:tab-stop style:position="6.997cm"/>
          <style:tab-stop style:position="7.497cm"/>
          <style:tab-stop style:position="7.997cm"/>
          <style:tab-stop style:position="8.498cm"/>
          <style:tab-stop style:position="8.998cm"/>
          <style:tab-stop style:position="9.497cm"/>
          <style:tab-stop style:position="9.998cm"/>
          <style:tab-stop style:position="10.497cm"/>
          <style:tab-stop style:position="10.998cm"/>
          <style:tab-stop style:position="11.497cm"/>
          <style:tab-stop style:position="11.998cm"/>
          <style:tab-stop style:position="12.497cm"/>
          <style:tab-stop style:position="12.996cm"/>
          <style:tab-stop style:position="13.497cm"/>
          <style:tab-stop style:position="13.998cm"/>
          <style:tab-stop style:position="14.497cm"/>
          <style:tab-stop style:position="14.997cm"/>
        </style:tab-stops>
      </style:paragraph-properties>
      <style:text-properties fo:font-size="12pt" fo:language="en" fo:country="GB" style:font-size-asian="12pt"/>
    </style:style>
    <style:style style:name="P112" style:family="paragraph" style:parent-style-name="Standard">
      <style:paragraph-properties fo:break-before="page"/>
    </style:style>
    <style:style style:name="P113" style:family="paragraph" style:parent-style-name="Standard">
      <style:paragraph-properties fo:break-before="page"/>
      <style:text-properties style:font-name="Courier New" fo:font-size="8pt" style:font-size-asian="8pt"/>
    </style:style>
    <style:style style:name="P114" style:family="paragraph" style:parent-style-name="Standard">
      <style:paragraph-properties fo:break-before="page">
        <style:tab-stops>
          <style:tab-stop style:position="15.919cm" style:type="right"/>
        </style:tab-stops>
      </style:paragraph-properties>
      <style:text-properties fo:language="en" fo:country="GB"/>
    </style:style>
    <style:style style:name="P115" style:family="paragraph" style:parent-style-name="Standard">
      <style:paragraph-properties fo:text-align="justify" style:justify-single-word="false" fo:break-before="pag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116" style:family="paragraph" style:parent-style-name="Standard">
      <style:paragraph-properties fo:text-align="center" style:justify-single-word="false" fo:break-before="page">
        <style:tab-stops>
          <style:tab-stop style:position="0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fo:font-style="italic" fo:font-weight="bold" style:font-style-asian="italic" style:font-weight-asian="bold"/>
    </style:style>
    <style:style style:name="P117" style:family="paragraph" style:parent-style-name="Standard">
      <style:paragraph-properties fo:text-align="justify" style:justify-single-word="false" fo:break-before="pag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18" style:family="paragraph" style:parent-style-name="Standard">
      <style:paragraph-properties fo:text-align="justify" style:justify-single-word="false" fo:break-before="page"/>
      <style:text-properties fo:font-size="12pt" fo:language="en" fo:country="GB" fo:font-weight="bold" style:font-size-asian="12pt" style:font-weight-asian="bold"/>
    </style:style>
    <style:style style:name="P119" style:family="paragraph" style:parent-style-name="Standard">
      <style:paragraph-properties fo:text-align="center" style:justify-single-word="false" fo:break-before="page">
        <style:tab-stops>
          <style:tab-stop style:position="0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20" style:family="paragraph" style:parent-style-name="Standard" style:list-style-name="WW8Num96">
      <style:paragraph-properties fo:margin-left="0cm" fo:margin-right="0cm" fo:text-align="justify" style:justify-single-word="false" fo:text-indent="0cm" style:auto-text-indent="false">
        <style:tab-stops>
          <style:tab-stop style:position="0cm"/>
          <style:tab-stop style:position="0.501cm"/>
          <style:tab-stop style:position="5.558cm"/>
          <style:tab-stop style:position="9.657cm"/>
        </style:tab-stops>
      </style:paragraph-properties>
    </style:style>
    <style:style style:name="P121" style:family="paragraph" style:parent-style-name="Standard" style:list-style-name="WW8Num98">
      <style:paragraph-properties fo:margin-left="0cm" fo:margin-right="0cm" fo:text-align="justify" style:justify-single-word="false" fo:keep-together="always"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22" style:family="paragraph" style:parent-style-name="Standard" style:list-style-name="WW8Num115">
      <style:paragraph-properties fo:margin-left="0cm" fo:margin-right="0cm" fo:text-align="justify" style:justify-single-word="false" fo:keep-together="always"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23" style:family="paragraph" style:parent-style-name="Standard" style:list-style-name="WW8Num162">
      <style:paragraph-properties fo:margin-left="0cm" fo:margin-right="0cm" fo:text-align="justify" style:justify-single-word="false" fo:keep-together="always"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24" style:family="paragraph" style:parent-style-name="Standard" style:list-style-name="WW8Num32">
      <style:paragraph-properties fo:margin-left="0cm" fo:margin-right="0cm" fo:text-align="justify" style:justify-single-word="false" fo:keep-together="always"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25" style:family="paragraph" style:parent-style-name="Standard" style:list-style-name="WW8Num145">
      <style:paragraph-properties fo:margin-left="0cm" fo:margin-right="0cm" fo:text-align="justify" style:justify-single-word="false" fo:keep-together="always"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26" style:family="paragraph" style:parent-style-name="Standard" style:list-style-name="WW8Num176">
      <style:paragraph-properties fo:margin-left="0cm" fo:margin-right="0cm" fo:text-align="justify" style:justify-single-word="false" fo:keep-together="always"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27" style:family="paragraph" style:parent-style-name="Standard" style:list-style-name="WW8Num121">
      <style:paragraph-properties fo:margin-left="0cm" fo:margin-right="0cm" fo:text-align="justify" style:justify-single-word="false" fo:keep-together="always"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28" style:family="paragraph" style:parent-style-name="Standard" style:list-style-name="WW8Num159">
      <style:paragraph-properties fo:margin-left="0cm" fo:margin-right="0cm" fo:text-align="justify" style:justify-single-word="false" fo:keep-together="always"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29" style:family="paragraph" style:parent-style-name="Standard" style:list-style-name="WW8Num157">
      <style:paragraph-properties fo:margin-left="0cm" fo:margin-right="0cm" fo:text-align="justify" style:justify-single-word="false" fo:keep-together="always"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30" style:family="paragraph" style:parent-style-name="Standard" style:list-style-name="WW8Num100">
      <style:paragraph-properties fo:margin-left="0cm" fo:margin-right="0cm" fo:text-align="justify" style:justify-single-word="false" fo:keep-together="always"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31" style:family="paragraph" style:parent-style-name="Standard" style:list-style-name="WW8Num47">
      <style:paragraph-properties fo:margin-left="0cm" fo:margin-right="0cm" fo:text-align="justify" style:justify-single-word="false" fo:keep-together="always"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32" style:family="paragraph" style:parent-style-name="Standard" style:list-style-name="WW8Num141">
      <style:paragraph-properties fo:margin-left="0cm" fo:margin-right="0cm" fo:text-align="justify" style:justify-single-word="false" fo:keep-together="always"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33" style:family="paragraph" style:parent-style-name="Standard" style:list-style-name="WW8Num127">
      <style:paragraph-properties fo:margin-left="0cm" fo:margin-right="0cm" fo:text-align="justify" style:justify-single-word="false" fo:keep-together="always"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34" style:family="paragraph" style:parent-style-name="Standard" style:list-style-name="WW8Num98">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35" style:family="paragraph" style:parent-style-name="Standard" style:list-style-name="WW8Num98">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36" style:family="paragraph" style:parent-style-name="Standard" style:list-style-name="WW8Num98">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37" style:family="paragraph" style:parent-style-name="Standard" style:list-style-name="WW8Num98">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38" style:family="paragraph" style:parent-style-name="Standard" style:list-style-name="WW8Num98">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39" style:family="paragraph" style:parent-style-name="Standard" style:list-style-name="WW8Num98">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40" style:family="paragraph" style:parent-style-name="Standard" style:list-style-name="WW8Num98">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41" style:family="paragraph" style:parent-style-name="Standard" style:list-style-name="WW8Num98">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42" style:family="paragraph" style:parent-style-name="Standard" style:list-style-name="WW8Num98">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43" style:family="paragraph" style:parent-style-name="Standard" style:list-style-name="WW8Num98">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44" style:family="paragraph" style:parent-style-name="Standard" style:list-style-name="WW8Num98">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45" style:family="paragraph" style:parent-style-name="Standard" style:list-style-name="WW8Num98">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46" style:family="paragraph" style:parent-style-name="Standard" style:list-style-name="WW8Num136">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47" style:family="paragraph" style:parent-style-name="Standard" style:list-style-name="WW8Num136">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48" style:family="paragraph" style:parent-style-name="Standard" style:list-style-name="WW8Num136">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49" style:family="paragraph" style:parent-style-name="Standard" style:list-style-name="WW8Num40">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50" style:family="paragraph" style:parent-style-name="Standard" style:list-style-name="WW8Num40">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51" style:family="paragraph" style:parent-style-name="Standard" style:list-style-name="WW8Num40">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52" style:family="paragraph" style:parent-style-name="Standard" style:list-style-name="WW8Num40">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53" style:family="paragraph" style:parent-style-name="Standard" style:list-style-name="WW8Num40">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54" style:family="paragraph" style:parent-style-name="Standard" style:list-style-name="WW8Num164">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55" style:family="paragraph" style:parent-style-name="Standard" style:list-style-name="WW8Num154">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56" style:family="paragraph" style:parent-style-name="Standard" style:list-style-name="WW8Num154">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57" style:family="paragraph" style:parent-style-name="Standard" style:list-style-name="WW8Num3">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58" style:family="paragraph" style:parent-style-name="Standard" style:list-style-name="WW8Num3">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59" style:family="paragraph" style:parent-style-name="Standard" style:list-style-name="WW8Num3">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60" style:family="paragraph" style:parent-style-name="Standard" style:list-style-name="WW8Num63">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61" style:family="paragraph" style:parent-style-name="Standard" style:list-style-name="WW8Num103">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62" style:family="paragraph" style:parent-style-name="Standard" style:list-style-name="WW8Num22">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63" style:family="paragraph" style:parent-style-name="Standard" style:list-style-name="WW8Num17">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64" style:family="paragraph" style:parent-style-name="Standard" style:list-style-name="WW8Num17">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65" style:family="paragraph" style:parent-style-name="Standard" style:list-style-name="WW8Num17">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66" style:family="paragraph" style:parent-style-name="Standard" style:list-style-name="WW8Num17">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67" style:family="paragraph" style:parent-style-name="Standard" style:list-style-name="WW8Num92">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68" style:family="paragraph" style:parent-style-name="Standard" style:list-style-name="WW8Num92">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69" style:family="paragraph" style:parent-style-name="Standard" style:list-style-name="WW8Num101">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70" style:family="paragraph" style:parent-style-name="Standard" style:list-style-name="WW8Num90">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71" style:family="paragraph" style:parent-style-name="Standard" style:list-style-name="WW8Num54">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72" style:family="paragraph" style:parent-style-name="Standard" style:list-style-name="WW8Num158">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73" style:family="paragraph" style:parent-style-name="Standard" style:list-style-name="WW8Num158">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74" style:family="paragraph" style:parent-style-name="Standard" style:list-style-name="WW8Num158">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75" style:family="paragraph" style:parent-style-name="Standard" style:list-style-name="WW8Num158">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76" style:family="paragraph" style:parent-style-name="Standard" style:list-style-name="WW8Num148">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77" style:family="paragraph" style:parent-style-name="Standard" style:list-style-name="WW8Num91">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78" style:family="paragraph" style:parent-style-name="Standard" style:list-style-name="WW8Num91">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79" style:family="paragraph" style:parent-style-name="Standard" style:list-style-name="WW8Num91">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80" style:family="paragraph" style:parent-style-name="Standard" style:list-style-name="WW8Num78">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81" style:family="paragraph" style:parent-style-name="Standard" style:list-style-name="WW8Num78">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82" style:family="paragraph" style:parent-style-name="Standard" style:list-style-name="WW8Num78">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83" style:family="paragraph" style:parent-style-name="Standard" style:list-style-name="WW8Num123">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84" style:family="paragraph" style:parent-style-name="Standard" style:list-style-name="WW8Num123">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85" style:family="paragraph" style:parent-style-name="Standard" style:list-style-name="WW8Num123">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86" style:family="paragraph" style:parent-style-name="Standard" style:list-style-name="WW8Num56">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87" style:family="paragraph" style:parent-style-name="Standard" style:list-style-name="WW8Num50">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88" style:family="paragraph" style:parent-style-name="Standard" style:list-style-name="WW8Num50">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89" style:family="paragraph" style:parent-style-name="Standard" style:list-style-name="WW8Num50">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90" style:family="paragraph" style:parent-style-name="Standard" style:list-style-name="WW8Num60">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91" style:family="paragraph" style:parent-style-name="Standard" style:list-style-name="WW8Num60">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92" style:family="paragraph" style:parent-style-name="Standard" style:list-style-name="WW8Num81">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93" style:family="paragraph" style:parent-style-name="Standard" style:list-style-name="WW8Num81">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94" style:family="paragraph" style:parent-style-name="Standard" style:list-style-name="WW8Num81">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95" style:family="paragraph" style:parent-style-name="Standard" style:list-style-name="WW8Num183">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96" style:family="paragraph" style:parent-style-name="Standard" style:list-style-name="WW8Num129">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97" style:family="paragraph" style:parent-style-name="Standard" style:list-style-name="WW8Num129">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98" style:family="paragraph" style:parent-style-name="Standard" style:list-style-name="WW8Num84">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199" style:family="paragraph" style:parent-style-name="Standard" style:list-style-name="WW8Num84">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00" style:family="paragraph" style:parent-style-name="Standard" style:list-style-name="WW8Num67">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01" style:family="paragraph" style:parent-style-name="Standard" style:list-style-name="WW8Num31">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02" style:family="paragraph" style:parent-style-name="Standard" style:list-style-name="WW8Num80">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03" style:family="paragraph" style:parent-style-name="Standard" style:list-style-name="WW8Num128">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04" style:family="paragraph" style:parent-style-name="Standard" style:list-style-name="WW8Num128">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05" style:family="paragraph" style:parent-style-name="Standard" style:list-style-name="WW8Num128">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06" style:family="paragraph" style:parent-style-name="Standard" style:list-style-name="WW8Num44">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07" style:family="paragraph" style:parent-style-name="Standard" style:list-style-name="WW8Num20">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08" style:family="paragraph" style:parent-style-name="Standard" style:list-style-name="WW8Num20">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09" style:family="paragraph" style:parent-style-name="Standard" style:list-style-name="WW8Num99">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10" style:family="paragraph" style:parent-style-name="Standard" style:list-style-name="WW8Num99">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11" style:family="paragraph" style:parent-style-name="Standard" style:list-style-name="WW8Num99">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12" style:family="paragraph" style:parent-style-name="Standard" style:list-style-name="WW8Num9">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13" style:family="paragraph" style:parent-style-name="Standard" style:list-style-name="WW8Num9">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14" style:family="paragraph" style:parent-style-name="Standard" style:list-style-name="WW8Num9">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15" style:family="paragraph" style:parent-style-name="Standard" style:list-style-name="WW8Num75">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16" style:family="paragraph" style:parent-style-name="Standard" style:list-style-name="WW8Num75">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17" style:family="paragraph" style:parent-style-name="Standard" style:list-style-name="WW8Num145">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18" style:family="paragraph" style:parent-style-name="Standard" style:list-style-name="WW8Num145">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19" style:family="paragraph" style:parent-style-name="Standard" style:list-style-name="WW8Num23">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20" style:family="paragraph" style:parent-style-name="Standard" style:list-style-name="WW8Num16">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21" style:family="paragraph" style:parent-style-name="Standard" style:list-style-name="WW8Num168">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22" style:family="paragraph" style:parent-style-name="Standard" style:list-style-name="WW8Num168">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23" style:family="paragraph" style:parent-style-name="Standard" style:list-style-name="WW8Num168">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24" style:family="paragraph" style:parent-style-name="Standard" style:list-style-name="WW8Num168">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25" style:family="paragraph" style:parent-style-name="Standard" style:list-style-name="WW8Num76">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26" style:family="paragraph" style:parent-style-name="Standard" style:list-style-name="WW8Num76">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27" style:family="paragraph" style:parent-style-name="Standard" style:list-style-name="WW8Num76">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28" style:family="paragraph" style:parent-style-name="Standard" style:list-style-name="WW8Num76">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29" style:family="paragraph" style:parent-style-name="Standard" style:list-style-name="WW8Num4">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30" style:family="paragraph" style:parent-style-name="Standard" style:list-style-name="WW8Num4">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31" style:family="paragraph" style:parent-style-name="Standard" style:list-style-name="WW8Num5">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32" style:family="paragraph" style:parent-style-name="Standard" style:list-style-name="WW8Num64">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33" style:family="paragraph" style:parent-style-name="Standard" style:list-style-name="WW8Num64">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34" style:family="paragraph" style:parent-style-name="Standard" style:list-style-name="WW8Num130">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35" style:family="paragraph" style:parent-style-name="Standard" style:list-style-name="WW8Num117">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36" style:family="paragraph" style:parent-style-name="Standard" style:list-style-name="WW8Num117">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37" style:family="paragraph" style:parent-style-name="Standard" style:list-style-name="WW8Num58">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38" style:family="paragraph" style:parent-style-name="Standard" style:list-style-name="WW8Num58">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39" style:family="paragraph" style:parent-style-name="Standard" style:list-style-name="WW8Num167">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40" style:family="paragraph" style:parent-style-name="Standard" style:list-style-name="WW8Num126">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41" style:family="paragraph" style:parent-style-name="Standard" style:list-style-name="WW8Num97">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42" style:family="paragraph" style:parent-style-name="Standard" style:list-style-name="WW8Num172">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43" style:family="paragraph" style:parent-style-name="Standard" style:list-style-name="WW8Num172">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44" style:family="paragraph" style:parent-style-name="Standard" style:list-style-name="WW8Num110">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45" style:family="paragraph" style:parent-style-name="Standard" style:list-style-name="WW8Num110">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46" style:family="paragraph" style:parent-style-name="Standard" style:list-style-name="WW8Num110">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47" style:family="paragraph" style:parent-style-name="Standard" style:list-style-name="WW8Num110">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48" style:family="paragraph" style:parent-style-name="Standard" style:list-style-name="WW8Num110">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49" style:family="paragraph" style:parent-style-name="Standard" style:list-style-name="WW8Num110">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50" style:family="paragraph" style:parent-style-name="Standard" style:list-style-name="WW8Num110">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51" style:family="paragraph" style:parent-style-name="Standard" style:list-style-name="WW8Num110">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52" style:family="paragraph" style:parent-style-name="Standard" style:list-style-name="WW8Num155">
      <style:paragraph-properties fo:margin-left="0cm" fo:margin-right="0cm" fo:text-align="justify" style:justify-single-word="false" fo:text-indent="0cm" style:auto-text-indent="false">
        <style:tab-stops>
          <style:tab-stop style:position="0cm"/>
          <style:tab-stop style:position="0.501cm"/>
          <style:tab-stop style:position="1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53" style:family="paragraph" style:parent-style-name="Standard" style:list-style-name="WW8Num158">
      <style:paragraph-properties fo:margin-left="0cm" fo:margin-right="0cm" fo:text-align="justify" style:justify-single-word="false" fo:text-indent="0cm" style:auto-text-indent="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54" style:family="paragraph" style:parent-style-name="Standard" style:list-style-name="WW8Num96">
      <style:paragraph-properties fo:margin-left="0cm" fo:margin-right="0cm" fo:text-align="justify" style:justify-single-word="false" fo:text-indent="0cm" style:auto-text-indent="false">
        <style:tab-stops>
          <style:tab-stop style:position="0cm"/>
          <style:tab-stop style:position="0.501cm"/>
          <style:tab-stop style:position="5.558cm"/>
          <style:tab-stop style:position="9.657cm"/>
        </style:tab-stops>
      </style:paragraph-properties>
      <style:text-properties fo:language="en" fo:country="GB"/>
    </style:style>
    <style:style style:name="P255" style:family="paragraph" style:parent-style-name="Standard" style:list-style-name="WW8Num96">
      <style:paragraph-properties fo:margin-left="0cm" fo:margin-right="0cm" fo:text-align="justify" style:justify-single-word="false" fo:text-indent="0cm" style:auto-text-indent="false">
        <style:tab-stops>
          <style:tab-stop style:position="0cm"/>
          <style:tab-stop style:position="0.501cm"/>
          <style:tab-stop style:position="5.558cm"/>
          <style:tab-stop style:position="9.657cm"/>
        </style:tab-stops>
      </style:paragraph-properties>
      <style:text-properties fo:language="en" fo:country="GB"/>
    </style:style>
    <style:style style:name="P256" style:family="paragraph" style:parent-style-name="Standard" style:list-style-name="WW8Num155">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257" style:family="paragraph" style:parent-style-name="Standard" style:list-style-name="WW8Num170">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258" style:family="paragraph" style:parent-style-name="Standard" style:list-style-name="WW8Num170">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259" style:family="paragraph" style:parent-style-name="Standard" style:list-style-name="WW8Num170">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260" style:family="paragraph" style:parent-style-name="Standard" style:list-style-name="WW8Num62">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261" style:family="paragraph" style:parent-style-name="Standard" style:list-style-name="WW8Num62">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262" style:family="paragraph" style:parent-style-name="Standard" style:list-style-name="WW8Num85">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263" style:family="paragraph" style:parent-style-name="Standard" style:list-style-name="WW8Num85">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264" style:family="paragraph" style:parent-style-name="Standard" style:list-style-name="WW8Num85">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265" style:family="paragraph" style:parent-style-name="Standard" style:list-style-name="WW8Num3">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266" style:family="paragraph" style:parent-style-name="Standard" style:list-style-name="WW8Num63">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267" style:family="paragraph" style:parent-style-name="Standard" style:list-style-name="WW8Num182">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268" style:family="paragraph" style:parent-style-name="Standard" style:list-style-name="WW8Num182">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269" style:family="paragraph" style:parent-style-name="Standard" style:list-style-name="WW8Num129">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270" style:family="paragraph" style:parent-style-name="Standard" style:list-style-name="WW8Num31">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271" style:family="paragraph" style:parent-style-name="Standard" style:list-style-name="WW8Num31">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272" style:family="paragraph" style:parent-style-name="Standard" style:list-style-name="WW8Num99">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273" style:family="paragraph" style:parent-style-name="Standard" style:list-style-name="WW8Num23">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274" style:family="paragraph" style:parent-style-name="Standard" style:list-style-name="WW8Num168">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275" style:family="paragraph" style:parent-style-name="Standard" style:list-style-name="WW8Num28">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276" style:family="paragraph" style:parent-style-name="Standard" style:list-style-name="WW8Num4">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277" style:family="paragraph" style:parent-style-name="Standard" style:list-style-name="WW8Num15">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278" style:family="paragraph" style:parent-style-name="Standard" style:list-style-name="WW8Num15">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279" style:family="paragraph" style:parent-style-name="Standard" style:list-style-name="WW8Num15">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280" style:family="paragraph" style:parent-style-name="Standard" style:list-style-name="WW8Num30">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281" style:family="paragraph" style:parent-style-name="Standard" style:list-style-name="WW8Num57">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282" style:family="paragraph" style:parent-style-name="Standard" style:list-style-name="WW8Num57">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283" style:family="paragraph" style:parent-style-name="Standard" style:list-style-name="WW8Num41">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284" style:family="paragraph" style:parent-style-name="Standard" style:list-style-name="WW8Num41">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285" style:family="paragraph" style:parent-style-name="Standard" style:list-style-name="WW8Num163">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286" style:family="paragraph" style:parent-style-name="Standard" style:list-style-name="WW8Num163">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287" style:family="paragraph" style:parent-style-name="Standard" style:list-style-name="WW8Num141">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288" style:family="paragraph" style:parent-style-name="Standard" style:list-style-name="WW8Num167">
      <style:paragraph-properties fo:margin-left="0cm" fo:margin-right="0cm" fo:text-align="justify" style:justify-single-word="false"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289" style:family="paragraph" style:parent-style-name="Standard" style:list-style-name="WW8Num147">
      <style:paragraph-properties fo:margin-left="0cm" fo:margin-right="0cm" fo:text-align="justify" style:justify-single-word="false" fo:keep-together="always"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290" style:family="paragraph" style:parent-style-name="Standard" style:list-style-name="WW8Num24">
      <style:paragraph-properties fo:margin-left="0cm" fo:margin-right="0cm" fo:text-align="justify" style:justify-single-word="false" fo:keep-together="always"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291" style:family="paragraph" style:parent-style-name="Standard" style:list-style-name="WW8Num108">
      <style:paragraph-properties fo:margin-left="0cm" fo:margin-right="0cm" fo:text-align="justify" style:justify-single-word="false" fo:keep-together="always"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292" style:family="paragraph" style:parent-style-name="Standard" style:list-style-name="WW8Num68">
      <style:paragraph-properties fo:margin-left="0cm" fo:margin-right="0cm" fo:text-align="justify" style:justify-single-word="false" fo:keep-together="always"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293" style:family="paragraph" style:parent-style-name="Standard" style:list-style-name="WW8Num31">
      <style:paragraph-properties fo:margin-left="0cm" fo:margin-right="0cm" fo:text-align="justify" style:justify-single-word="false" fo:keep-together="always"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294" style:family="paragraph" style:parent-style-name="Standard" style:list-style-name="WW8Num173">
      <style:paragraph-properties fo:margin-left="0cm" fo:margin-right="0cm" fo:text-align="justify" style:justify-single-word="false" fo:keep-together="always"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295" style:family="paragraph" style:parent-style-name="Standard" style:list-style-name="WW8Num97">
      <style:paragraph-properties fo:margin-left="0cm" fo:margin-right="0cm" fo:text-align="justify" style:justify-single-word="false" fo:keep-together="always"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296" style:family="paragraph" style:parent-style-name="Standard" style:list-style-name="WW8Num170">
      <style:paragraph-properties fo:margin-left="0cm" fo:margin-right="0cm" fo:text-align="justify" style:justify-single-word="false" fo:text-indent="0cm" style:auto-text-indent="false">
        <style:tab-stops>
          <style:tab-stop style:position="0cm"/>
          <style:tab-stop style:position="0.501cm"/>
          <style:tab-stop style:position="1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297" style:family="paragraph" style:parent-style-name="Standard" style:list-style-name="WW8Num170">
      <style:paragraph-properties fo:margin-left="0cm" fo:margin-right="0cm" fo:text-align="justify" style:justify-single-word="false" fo:text-indent="0cm" style:auto-text-indent="false">
        <style:tab-stops>
          <style:tab-stop style:position="0cm"/>
          <style:tab-stop style:position="0.501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298" style:family="paragraph" style:parent-style-name="Standard" style:list-style-name="WW8Num92">
      <style:paragraph-properties fo:margin-left="0cm" fo:margin-right="0cm" fo:text-indent="0cm" style:auto-text-indent="false">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299" style:family="paragraph" style:parent-style-name="Standard" style:list-style-name="WW8Num42">
      <style:paragraph-properties fo:margin-left="0cm" fo:margin-right="0cm" fo:text-indent="0cm" style:auto-text-indent="false">
        <style:tab-stops>
          <style:tab-stop style:position="0.501cm"/>
        </style:tab-stops>
      </style:paragraph-properties>
    </style:style>
    <style:style style:name="P300" style:family="paragraph" style:parent-style-name="Standard" style:list-style-name="WW8Num177">
      <style:paragraph-properties fo:margin-left="0cm" fo:margin-right="0cm" fo:text-align="justify" style:justify-single-word="false" fo:keep-together="always" fo:text-indent="0cm" style:auto-text-indent="false" fo:keep-with-next="always">
        <style:tab-stops>
          <style:tab-stop style:position="0cm"/>
          <style:tab-stop style:position="0.501cm"/>
          <style:tab-stop style:position="1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301" style:family="paragraph" style:parent-style-name="Standard" style:list-style-name="WW8Num47">
      <style:paragraph-properties fo:margin-left="0cm" fo:margin-right="0cm" fo:text-align="justify" style:justify-single-word="false" fo:keep-together="always" fo:text-indent="0cm" style:auto-text-indent="false" fo:keep-with-next="always">
        <style:tab-stops>
          <style:tab-stop style:position="0cm"/>
          <style:tab-stop style:position="0.501cm"/>
          <style:tab-stop style:position="1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302" style:family="paragraph" style:parent-style-name="Standard" style:list-style-name="WW8Num26">
      <style:paragraph-properties fo:margin-left="0cm" fo:margin-right="0cm" fo:text-align="justify" style:justify-single-word="false" fo:keep-together="always" fo:text-indent="0cm" style:auto-text-indent="false" fo:keep-with-next="always">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303" style:family="paragraph" style:parent-style-name="Standard" style:list-style-name="WW8Num180">
      <style:paragraph-properties fo:margin-left="0cm" fo:margin-right="0cm" fo:text-align="justify" style:justify-single-word="false" fo:keep-together="always" fo:text-indent="0cm" style:auto-text-indent="false" fo:keep-with-next="always">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304" style:family="paragraph" style:parent-style-name="Standard" style:list-style-name="WW8Num131">
      <style:paragraph-properties fo:margin-left="0cm" fo:margin-right="0cm" fo:text-align="justify" style:justify-single-word="false" fo:keep-together="always" fo:text-indent="0cm" style:auto-text-indent="false" fo:keep-with-next="always">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305" style:family="paragraph" style:parent-style-name="Standard" style:list-style-name="WW8Num19">
      <style:paragraph-properties fo:margin-left="0cm" fo:margin-right="0cm" fo:text-align="justify" style:justify-single-word="false" fo:keep-together="always" fo:text-indent="0cm" style:auto-text-indent="false" fo:keep-with-next="always">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306" style:family="paragraph" style:parent-style-name="Standard" style:list-style-name="WW8Num19">
      <style:paragraph-properties fo:margin-left="0cm" fo:margin-right="0cm" fo:text-align="justify" style:justify-single-word="false" fo:keep-together="always" fo:text-indent="0cm" style:auto-text-indent="false" fo:keep-with-next="always">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307" style:family="paragraph" style:parent-style-name="Standard" style:list-style-name="WW8Num140">
      <style:paragraph-properties fo:margin-left="0cm" fo:margin-right="0cm" fo:text-align="justify" style:justify-single-word="false" fo:keep-together="always" fo:text-indent="0cm" style:auto-text-indent="false" fo:keep-with-next="always">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308" style:family="paragraph" style:parent-style-name="Standard" style:list-style-name="WW8Num24">
      <style:paragraph-properties fo:margin-left="0cm" fo:margin-right="0cm" fo:text-align="justify" style:justify-single-word="false" fo:keep-together="always" fo:text-indent="0cm" style:auto-text-indent="false" fo:keep-with-next="always">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309" style:family="paragraph" style:parent-style-name="Standard" style:list-style-name="WW8Num106">
      <style:paragraph-properties fo:margin-left="0cm" fo:margin-right="0cm" fo:text-align="justify" style:justify-single-word="false" fo:keep-together="always" fo:text-indent="0cm" style:auto-text-indent="false" fo:keep-with-next="always">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310" style:family="paragraph" style:parent-style-name="Standard" style:list-style-name="WW8Num106">
      <style:paragraph-properties fo:margin-left="0cm" fo:margin-right="0cm" fo:text-align="justify" style:justify-single-word="false" fo:keep-together="always" fo:text-indent="0cm" style:auto-text-indent="false" fo:keep-with-next="always">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311" style:family="paragraph" style:parent-style-name="Standard" style:list-style-name="WW8Num106">
      <style:paragraph-properties fo:margin-left="0cm" fo:margin-right="0cm" fo:text-align="justify" style:justify-single-word="false" fo:keep-together="always" fo:text-indent="0cm" style:auto-text-indent="false" fo:keep-with-next="always">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312" style:family="paragraph" style:parent-style-name="Standard" style:list-style-name="WW8Num52">
      <style:paragraph-properties fo:margin-left="0cm" fo:margin-right="0cm" fo:text-align="justify" style:justify-single-word="false" fo:keep-together="always" fo:text-indent="0cm" style:auto-text-indent="false" fo:keep-with-next="always">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313" style:family="paragraph" style:parent-style-name="Standard" style:list-style-name="WW8Num52">
      <style:paragraph-properties fo:margin-left="0cm" fo:margin-right="0cm" fo:text-align="justify" style:justify-single-word="false" fo:keep-together="always" fo:text-indent="0cm" style:auto-text-indent="false" fo:keep-with-next="always">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314" style:family="paragraph" style:parent-style-name="Standard" style:list-style-name="WW8Num176">
      <style:paragraph-properties fo:margin-left="0cm" fo:margin-right="0cm" fo:text-align="justify" style:justify-single-word="false" fo:keep-together="always" fo:text-indent="0cm" style:auto-text-indent="false" fo:keep-with-next="always">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315" style:family="paragraph" style:parent-style-name="Standard" style:list-style-name="WW8Num61">
      <style:paragraph-properties fo:margin-left="0cm" fo:margin-right="0cm" fo:text-align="justify" style:justify-single-word="false" fo:keep-together="always" fo:text-indent="0cm" style:auto-text-indent="false" fo:keep-with-next="always">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316" style:family="paragraph" style:parent-style-name="Standard" style:list-style-name="WW8Num34">
      <style:paragraph-properties fo:margin-left="0cm" fo:margin-right="0cm" fo:text-align="justify" style:justify-single-word="false" fo:keep-together="always" fo:text-indent="0cm" style:auto-text-indent="false" fo:keep-with-next="always">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317" style:family="paragraph" style:parent-style-name="Standard" style:list-style-name="WW8Num157">
      <style:paragraph-properties fo:margin-left="0cm" fo:margin-right="0cm" fo:text-align="justify" style:justify-single-word="false" fo:keep-together="always" fo:text-indent="0cm" style:auto-text-indent="false" fo:keep-with-next="always">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318" style:family="paragraph" style:parent-style-name="Standard" style:list-style-name="WW8Num68">
      <style:paragraph-properties fo:margin-left="0cm" fo:margin-right="0cm" fo:text-align="justify" style:justify-single-word="false" fo:keep-together="always" fo:text-indent="0cm" style:auto-text-indent="false" fo:keep-with-next="always">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319" style:family="paragraph" style:parent-style-name="Standard" style:list-style-name="WW8Num149">
      <style:paragraph-properties fo:margin-left="0cm" fo:margin-right="0cm" fo:text-align="justify" style:justify-single-word="false" fo:keep-together="always" fo:text-indent="0cm" style:auto-text-indent="false" fo:keep-with-next="always">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320" style:family="paragraph" style:parent-style-name="Standard" style:list-style-name="WW8Num149">
      <style:paragraph-properties fo:margin-left="0cm" fo:margin-right="0cm" fo:text-align="justify" style:justify-single-word="false" fo:keep-together="always" fo:text-indent="0cm" style:auto-text-indent="false" fo:keep-with-next="always">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321" style:family="paragraph" style:parent-style-name="Standard" style:list-style-name="WW8Num97">
      <style:paragraph-properties fo:margin-left="0cm" fo:margin-right="0cm" fo:text-align="justify" style:justify-single-word="false" fo:keep-together="always" fo:text-indent="0cm" style:auto-text-indent="false" fo:keep-with-next="always">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322" style:family="paragraph" style:parent-style-name="Standard" style:list-style-name="WW8Num112">
      <style:paragraph-properties fo:margin-left="0cm" fo:margin-right="0cm" fo:text-align="justify" style:justify-single-word="false" fo:keep-together="always" fo:text-indent="0cm" style:auto-text-indent="false" fo:keep-with-next="always">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323" style:family="paragraph" style:parent-style-name="Standard" style:list-style-name="WW8Num112">
      <style:paragraph-properties fo:margin-left="0cm" fo:margin-right="0cm" fo:text-align="justify" style:justify-single-word="false" fo:keep-together="always" fo:text-indent="0cm" style:auto-text-indent="false" fo:keep-with-next="always">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324" style:family="paragraph" style:parent-style-name="Standard" style:list-style-name="WW8Num112">
      <style:paragraph-properties fo:margin-left="0cm" fo:margin-right="0cm" fo:text-align="justify" style:justify-single-word="false" fo:keep-together="always" fo:text-indent="0cm" style:auto-text-indent="false" fo:keep-with-next="always">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325" style:family="paragraph" style:parent-style-name="Standard" style:list-style-name="WW8Num87">
      <style:paragraph-properties fo:margin-left="0cm" fo:margin-right="0cm" fo:text-align="justify" style:justify-single-word="false" fo:keep-together="always" fo:text-indent="0cm" style:auto-text-indent="false" fo:keep-with-next="always">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326" style:family="paragraph" style:parent-style-name="Standard" style:list-style-name="WW8Num14">
      <style:paragraph-properties fo:margin-left="0cm" fo:margin-right="0cm" fo:text-align="justify" style:justify-single-word="false" fo:keep-together="always" fo:text-indent="0cm" style:auto-text-indent="false" fo:keep-with-next="always">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327" style:family="paragraph" style:parent-style-name="Standard" style:list-style-name="WW8Num14">
      <style:paragraph-properties fo:margin-left="0cm" fo:margin-right="0cm" fo:text-align="justify" style:justify-single-word="false" fo:keep-together="always" fo:text-indent="0cm" style:auto-text-indent="false" fo:keep-with-next="always">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328" style:family="paragraph" style:parent-style-name="Standard" style:list-style-name="WW8Num162">
      <style:paragraph-properties fo:margin-left="0cm" fo:margin-right="0cm" fo:text-align="justify" style:justify-single-word="false" fo:keep-together="always" fo:text-indent="0cm" style:auto-text-indent="false" fo:keep-with-next="always">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329" style:family="paragraph" style:parent-style-name="Standard" style:list-style-name="WW8Num124">
      <style:paragraph-properties fo:margin-left="0cm" fo:margin-right="0cm" fo:text-align="justify" style:justify-single-word="false" fo:keep-together="always" fo:text-indent="0cm" style:auto-text-indent="false" fo:keep-with-next="always">
        <style:tab-stops>
          <style:tab-stop style:position="0cm"/>
          <style:tab-stop style:position="0.751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330" style:family="paragraph" style:parent-style-name="Standard" style:list-style-name="WW8Num29">
      <style:paragraph-properties fo:margin-left="0cm" fo:margin-right="0cm" fo:text-align="justify" style:justify-single-word="false" fo:keep-together="always" fo:text-indent="0cm" style:auto-text-indent="false" fo:keep-with-next="always">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331" style:family="paragraph" style:parent-style-name="Standard" style:list-style-name="WW8Num19">
      <style:paragraph-properties fo:margin-left="0cm" fo:margin-right="0cm" fo:text-align="justify" style:justify-single-word="false" fo:keep-together="always" fo:text-indent="0cm" style:auto-text-indent="false" fo:keep-with-next="always">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332" style:family="paragraph" style:parent-style-name="Standard" style:list-style-name="WW8Num19">
      <style:paragraph-properties fo:margin-left="0cm" fo:margin-right="0cm" fo:text-align="justify" style:justify-single-word="false" fo:keep-together="always" fo:text-indent="0cm" style:auto-text-indent="false" fo:keep-with-next="always">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333" style:family="paragraph" style:parent-style-name="Standard" style:list-style-name="WW8Num162">
      <style:paragraph-properties fo:margin-left="0cm" fo:margin-right="0cm" fo:text-align="justify" style:justify-single-word="false" fo:keep-together="always" fo:text-indent="0cm" style:auto-text-indent="false" fo:keep-with-next="always">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334" style:family="paragraph" style:parent-style-name="Standard" style:list-style-name="WW8Num162">
      <style:paragraph-properties fo:margin-left="0cm" fo:margin-right="0cm" fo:text-align="justify" style:justify-single-word="false" fo:keep-together="always" fo:text-indent="0cm" style:auto-text-indent="false" fo:keep-with-next="always">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335" style:family="paragraph" style:parent-style-name="Standard" style:list-style-name="WW8Num140">
      <style:paragraph-properties fo:margin-left="0cm" fo:margin-right="0cm" fo:text-align="justify" style:justify-single-word="false" fo:keep-together="always" fo:text-indent="0cm" style:auto-text-indent="false" fo:keep-with-next="always">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336" style:family="paragraph" style:parent-style-name="Standard" style:list-style-name="WW8Num133">
      <style:paragraph-properties fo:margin-left="0cm" fo:margin-right="0cm" fo:text-align="justify" style:justify-single-word="false" fo:keep-together="always" fo:text-indent="0cm" style:auto-text-indent="false" fo:keep-with-next="always">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337" style:family="paragraph" style:parent-style-name="Standard" style:list-style-name="WW8Num38">
      <style:paragraph-properties fo:margin-left="0cm" fo:margin-right="0cm" fo:text-align="justify" style:justify-single-word="false" fo:keep-together="always" fo:text-indent="0cm" style:auto-text-indent="false" fo:keep-with-next="always">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338" style:family="paragraph" style:parent-style-name="Standard" style:list-style-name="WW8Num108">
      <style:paragraph-properties fo:margin-left="0cm" fo:margin-right="0cm" fo:text-align="justify" style:justify-single-word="false" fo:keep-together="always" fo:text-indent="0cm" style:auto-text-indent="false" fo:keep-with-next="always">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339" style:family="paragraph" style:parent-style-name="Standard" style:list-style-name="WW8Num108">
      <style:paragraph-properties fo:margin-left="0cm" fo:margin-right="0cm" fo:text-align="justify" style:justify-single-word="false" fo:keep-together="always" fo:text-indent="0cm" style:auto-text-indent="false" fo:keep-with-next="always">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340" style:family="paragraph" style:parent-style-name="Standard" style:list-style-name="WW8Num108">
      <style:paragraph-properties fo:margin-left="0cm" fo:margin-right="0cm" fo:text-align="justify" style:justify-single-word="false" fo:keep-together="always" fo:text-indent="0cm" style:auto-text-indent="false" fo:keep-with-next="always">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341" style:family="paragraph" style:parent-style-name="Standard" style:list-style-name="WW8Num31">
      <style:paragraph-properties fo:margin-left="0cm" fo:margin-right="0cm" fo:text-align="justify" style:justify-single-word="false" fo:keep-together="always" fo:text-indent="0cm" style:auto-text-indent="false" fo:keep-with-next="always">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342" style:family="paragraph" style:parent-style-name="Standard" style:list-style-name="WW8Num31">
      <style:paragraph-properties fo:margin-left="0cm" fo:margin-right="0cm" fo:text-align="justify" style:justify-single-word="false" fo:keep-together="always" fo:text-indent="0cm" style:auto-text-indent="false" fo:keep-with-next="always">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343" style:family="paragraph" style:parent-style-name="Standard" style:list-style-name="WW8Num141">
      <style:paragraph-properties fo:margin-left="0cm" fo:margin-right="0cm" fo:text-align="justify" style:justify-single-word="false" fo:keep-together="always" fo:text-indent="0cm" style:auto-text-indent="false" fo:keep-with-next="always">
        <style:tab-stops>
          <style:tab-stop style:position="0cm"/>
          <style:tab-stop style:position="0.501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344" style:family="paragraph" style:parent-style-name="Standard">
      <style:paragraph-properties fo:margin-left="0cm" fo:margin-right="0cm" fo:text-indent="1.27cm" style:auto-text-indent="false"/>
    </style:style>
    <style:style style:name="P345" style:family="paragraph" style:parent-style-name="Standard">
      <style:paragraph-properties fo:text-align="justify" style:justify-single-word="false" fo:keep-together="always" fo:keep-with-next="always">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346" style:family="paragraph" style:parent-style-name="Standard">
      <style:paragraph-properties fo:text-align="justify" style:justify-single-word="false" fo:keep-together="always" fo:keep-with-next="always">
        <style:tab-stops>
          <style:tab-stop style:position="2.392cm"/>
          <style:tab-stop style:position="4.357cm"/>
          <style:tab-stop style:position="6.258cm"/>
          <style:tab-stop style:position="8.259cm"/>
          <style:tab-stop style:position="10.202cm"/>
          <style:tab-stop style:position="12.058cm"/>
          <style:tab-stop style:position="13.758cm"/>
        </style:tab-stops>
      </style:paragraph-properties>
    </style:style>
    <style:style style:name="P347" style:family="paragraph" style:parent-style-name="Standard">
      <style:paragraph-properties fo:text-align="justify" style:justify-single-word="false" fo:keep-together="always" fo:keep-with-next="always">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 style:position="15.875cm"/>
        </style:tab-stops>
      </style:paragraph-properties>
    </style:style>
    <style:style style:name="P348" style:family="paragraph" style:parent-style-name="Standard">
      <style:paragraph-properties fo:text-align="justify" style:justify-single-word="false" fo:keep-together="always" fo:keep-with-next="always">
        <style:tab-stops>
          <style:tab-stop style:position="0.25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349" style:family="paragraph" style:parent-style-name="Standard">
      <style:paragraph-properties fo:keep-with-next="always"/>
      <style:text-properties fo:language="en" fo:country="GB"/>
    </style:style>
    <style:style style:name="P350" style:family="paragraph" style:parent-style-name="Standard">
      <style:paragraph-properties fo:text-align="justify" style:justify-single-word="false" fo:keep-together="always" fo:keep-with-next="always">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351" style:family="paragraph" style:parent-style-name="Standard" style:list-style-name="WW8Num35">
      <style:paragraph-properties fo:text-align="justify" style:justify-single-word="false" fo:keep-together="always" fo:keep-with-next="always">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352" style:family="paragraph" style:parent-style-name="Standard" style:list-style-name="WW8Num35">
      <style:paragraph-properties fo:text-align="justify" style:justify-single-word="false" fo:keep-together="always" fo:keep-with-next="always">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353" style:family="paragraph" style:parent-style-name="Standard" style:list-style-name="WW8Num132">
      <style:paragraph-properties fo:text-align="justify" style:justify-single-word="false" fo:keep-together="always" fo:keep-with-next="always">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354" style:family="paragraph" style:parent-style-name="Standard">
      <style:paragraph-properties fo:text-align="justify" style:justify-single-word="false" fo:keep-together="always" fo:keep-with-next="always">
        <style:tab-stops>
          <style:tab-stop style:position="0.499cm"/>
          <style:tab-stop style:position="8.858cm"/>
        </style:tab-stops>
      </style:paragraph-properties>
      <style:text-properties fo:language="en" fo:country="GB"/>
    </style:style>
    <style:style style:name="P355" style:family="paragraph" style:parent-style-name="Standard" style:list-style-name="WW8Num143">
      <style:paragraph-properties fo:text-align="justify" style:justify-single-word="false" fo:keep-together="always" fo:keep-with-next="always">
        <style:tab-stops>
          <style:tab-stop style:position="0.499cm"/>
          <style:tab-stop style:position="8.858cm"/>
        </style:tab-stops>
      </style:paragraph-properties>
      <style:text-properties fo:language="en" fo:country="GB"/>
    </style:style>
    <style:style style:name="P356" style:family="paragraph" style:parent-style-name="Standard" style:list-style-name="WW8Num143">
      <style:paragraph-properties fo:text-align="justify" style:justify-single-word="false" fo:keep-together="always" fo:keep-with-next="always">
        <style:tab-stops>
          <style:tab-stop style:position="0.499cm"/>
          <style:tab-stop style:position="8.858cm"/>
        </style:tab-stops>
      </style:paragraph-properties>
      <style:text-properties fo:language="en" fo:country="GB"/>
    </style:style>
    <style:style style:name="P357" style:family="paragraph" style:parent-style-name="Standard" style:list-style-name="WW8Num143">
      <style:paragraph-properties fo:text-align="justify" style:justify-single-word="false" fo:keep-together="always" fo:keep-with-next="always">
        <style:tab-stops>
          <style:tab-stop style:position="0.499cm"/>
          <style:tab-stop style:position="8.858cm"/>
        </style:tab-stops>
      </style:paragraph-properties>
      <style:text-properties fo:language="en" fo:country="GB"/>
    </style:style>
    <style:style style:name="P358" style:family="paragraph" style:parent-style-name="Standard" style:list-style-name="WW8Num143">
      <style:paragraph-properties fo:text-align="justify" style:justify-single-word="false" fo:keep-together="always" fo:keep-with-next="always">
        <style:tab-stops>
          <style:tab-stop style:position="0.499cm"/>
          <style:tab-stop style:position="8.858cm"/>
        </style:tab-stops>
      </style:paragraph-properties>
      <style:text-properties fo:language="en" fo:country="GB"/>
    </style:style>
    <style:style style:name="P359" style:family="paragraph" style:parent-style-name="Standard">
      <style:paragraph-properties fo:text-align="justify" style:justify-single-word="false" fo:keep-together="always" fo:keep-with-next="always">
        <style:tab-stops>
          <style:tab-stop style:position="2.392cm"/>
          <style:tab-stop style:position="4.357cm"/>
          <style:tab-stop style:position="6.258cm"/>
          <style:tab-stop style:position="8.259cm"/>
          <style:tab-stop style:position="10.202cm"/>
          <style:tab-stop style:position="12.058cm"/>
          <style:tab-stop style:position="13.758cm"/>
        </style:tab-stops>
      </style:paragraph-properties>
      <style:text-properties fo:language="en" fo:country="GB"/>
    </style:style>
    <style:style style:name="P360" style:family="paragraph" style:parent-style-name="Standard">
      <style:paragraph-properties fo:text-align="justify" style:justify-single-word="false" fo:keep-together="always" fo:keep-with-next="always">
        <style:tab-stops>
          <style:tab-stop style:position="0cm"/>
          <style:tab-stop style:position="0.75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361" style:family="paragraph" style:parent-style-name="Standard">
      <style:paragraph-properties fo:text-align="justify" style:justify-single-word="false" fo:keep-together="always" fo:keep-with-next="always">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fo:font-weight="bold" style:font-weight-asian="bold"/>
    </style:style>
    <style:style style:name="P362" style:family="paragraph" style:parent-style-name="Standard">
      <style:paragraph-properties fo:text-align="justify" style:justify-single-word="false" fo:keep-together="always" fo:keep-with-next="always">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fo:font-style="italic" style:font-style-asian="italic"/>
    </style:style>
    <style:style style:name="P363" style:family="paragraph" style:parent-style-name="Standard">
      <style:paragraph-properties fo:keep-together="always" fo:keep-with-next="always">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364" style:family="paragraph" style:parent-style-name="Standard">
      <style:paragraph-properties fo:margin-left="0cm" fo:margin-right="0cm" fo:text-align="justify" style:justify-single-word="false" fo:keep-together="always" fo:text-indent="0.499cm" style:auto-text-indent="false" fo:keep-with-next="always">
        <style:tab-stops>
          <style:tab-stop style:position="0.499cm"/>
          <style:tab-stop style:position="8.858cm"/>
        </style:tab-stops>
      </style:paragraph-properties>
      <style:text-properties fo:language="en" fo:country="GB"/>
    </style:style>
    <style:style style:name="P365" style:family="paragraph" style:parent-style-name="Standard">
      <style:paragraph-properties fo:margin-left="0cm" fo:margin-right="0cm" fo:text-align="justify" style:justify-single-word="false" fo:keep-together="always" fo:text-indent="0.499cm" style:auto-text-indent="false" fo:keep-with-next="always">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366" style:family="paragraph" style:parent-style-name="Standard">
      <style:paragraph-properties fo:margin-left="0cm" fo:margin-right="0cm" fo:text-align="justify" style:justify-single-word="false" fo:text-indent="0.499cm" style:auto-text-indent="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367" style:family="paragraph" style:parent-style-name="Standard">
      <style:paragraph-properties fo:margin-left="0cm" fo:margin-right="0cm" fo:text-align="justify" style:justify-single-word="false" fo:keep-together="always" fo:text-indent="0.499cm" style:auto-text-indent="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368" style:family="paragraph" style:parent-style-name="Standard">
      <style:paragraph-properties fo:margin-left="0cm" fo:margin-right="0cm" fo:text-align="justify" style:justify-single-word="false" fo:keep-together="always" fo:text-indent="2.499cm" style:auto-text-indent="false" fo:keep-with-next="always">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369" style:family="paragraph" style:parent-style-name="Standard">
      <style:paragraph-properties fo:margin-left="0cm" fo:margin-right="0cm" fo:text-align="justify" style:justify-single-word="false" fo:keep-together="always" fo:text-indent="2.499cm" style:auto-text-indent="false" fo:keep-with-next="always">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370" style:family="paragraph" style:parent-style-name="Standard">
      <style:paragraph-properties fo:margin-left="0cm" fo:margin-right="0cm" fo:text-align="justify" style:justify-single-word="false" fo:keep-together="always" fo:text-indent="2.499cm" style:auto-text-indent="false" fo:keep-with-next="always">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text-underline-style="solid" style:text-underline-width="auto" style:text-underline-color="font-color"/>
    </style:style>
    <style:style style:name="P371" style:family="paragraph" style:parent-style-name="Standard">
      <style:paragraph-properties fo:margin-left="0cm" fo:margin-right="0cm" fo:text-align="justify" style:justify-single-word="false" fo:keep-together="always" fo:text-indent="2.499cm" style:auto-text-indent="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372" style:family="paragraph" style:parent-style-name="Standard">
      <style:paragraph-properties fo:margin-left="0cm" fo:margin-right="0cm" fo:text-align="justify" style:justify-single-word="false" fo:text-indent="2.499cm" style:auto-text-indent="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373" style:family="paragraph" style:parent-style-name="Standard">
      <style:paragraph-properties fo:margin-left="0cm" fo:margin-right="0cm" fo:text-align="justify" style:justify-single-word="false" fo:keep-together="always" fo:text-indent="2.499cm" style:auto-text-indent="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374" style:family="paragraph" style:parent-style-name="Standard">
      <style:paragraph-properties fo:margin-left="0cm" fo:margin-right="0cm" fo:text-align="justify" style:justify-single-word="false" fo:text-indent="2.499cm" style:auto-text-indent="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375" style:family="paragraph" style:parent-style-name="Standard">
      <style:paragraph-properties fo:margin-left="0cm" fo:margin-right="0cm" fo:text-align="justify" style:justify-single-word="false" fo:text-indent="2.499cm" style:auto-text-indent="false" fo:break-before="pag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font-size="1pt" fo:language="en" fo:country="GB" style:font-size-asian="1pt"/>
    </style:style>
    <style:style style:name="P376" style:family="paragraph" style:parent-style-name="Standard">
      <style:paragraph-properties fo:margin-left="0.501cm" fo:margin-right="0cm" fo:text-align="justify" style:justify-single-word="false" fo:text-indent="0cm" style:auto-text-indent="false">
        <style:tab-stops>
          <style:tab-stop style:position="0cm"/>
          <style:tab-stop style:position="0.998cm"/>
          <style:tab-stop style:position="1.499cm"/>
          <style:tab-stop style:position="1.998cm"/>
          <style:tab-stop style:position="2.498cm"/>
          <style:tab-stop style:position="2.997cm"/>
          <style:tab-stop style:position="3.5cm"/>
          <style:tab-stop style:position="3.999cm"/>
          <style:tab-stop style:position="4.498cm"/>
          <style:tab-stop style:position="4.997cm"/>
          <style:tab-stop style:position="5.496cm"/>
          <style:tab-stop style:position="5.999cm"/>
          <style:tab-stop style:position="6.498cm"/>
          <style:tab-stop style:position="6.997cm"/>
          <style:tab-stop style:position="7.497cm"/>
          <style:tab-stop style:position="7.997cm"/>
          <style:tab-stop style:position="8.498cm"/>
          <style:tab-stop style:position="8.998cm"/>
          <style:tab-stop style:position="9.497cm"/>
          <style:tab-stop style:position="9.998cm"/>
          <style:tab-stop style:position="10.497cm"/>
          <style:tab-stop style:position="10.998cm"/>
          <style:tab-stop style:position="11.497cm"/>
          <style:tab-stop style:position="11.998cm"/>
          <style:tab-stop style:position="12.497cm"/>
          <style:tab-stop style:position="12.996cm"/>
          <style:tab-stop style:position="13.497cm"/>
          <style:tab-stop style:position="13.998cm"/>
          <style:tab-stop style:position="14.497cm"/>
          <style:tab-stop style:position="14.997cm"/>
        </style:tab-stops>
      </style:paragraph-properties>
    </style:style>
    <style:style style:name="P377" style:family="paragraph" style:parent-style-name="Standard">
      <style:paragraph-properties fo:margin-left="0.501cm" fo:margin-right="0cm" fo:text-align="justify" style:justify-single-word="false" fo:text-indent="0cm" style:auto-text-indent="false">
        <style:tab-stops>
          <style:tab-stop style:position="-0.501cm"/>
          <style:tab-stop style:position="-0.002cm"/>
          <style:tab-stop style:position="0.497cm"/>
          <style:tab-stop style:position="0.998cm"/>
          <style:tab-stop style:position="1.499cm"/>
          <style:tab-stop style:position="1.998cm"/>
          <style:tab-stop style:position="2.498cm"/>
          <style:tab-stop style:position="2.997cm"/>
          <style:tab-stop style:position="3.5cm"/>
          <style:tab-stop style:position="3.999cm"/>
          <style:tab-stop style:position="4.498cm"/>
          <style:tab-stop style:position="4.997cm"/>
          <style:tab-stop style:position="5.496cm"/>
          <style:tab-stop style:position="5.999cm"/>
          <style:tab-stop style:position="6.498cm"/>
          <style:tab-stop style:position="6.997cm"/>
          <style:tab-stop style:position="7.497cm"/>
          <style:tab-stop style:position="7.997cm"/>
          <style:tab-stop style:position="8.498cm"/>
          <style:tab-stop style:position="8.998cm"/>
          <style:tab-stop style:position="9.497cm"/>
          <style:tab-stop style:position="9.998cm"/>
          <style:tab-stop style:position="10.497cm"/>
          <style:tab-stop style:position="10.998cm"/>
          <style:tab-stop style:position="11.497cm"/>
          <style:tab-stop style:position="11.998cm"/>
          <style:tab-stop style:position="12.497cm"/>
          <style:tab-stop style:position="12.996cm"/>
          <style:tab-stop style:position="13.497cm"/>
          <style:tab-stop style:position="13.998cm"/>
          <style:tab-stop style:position="14.497cm"/>
          <style:tab-stop style:position="14.997cm"/>
        </style:tab-stops>
      </style:paragraph-properties>
      <style:text-properties fo:language="en" fo:country="GB"/>
    </style:style>
    <style:style style:name="P378" style:family="paragraph" style:parent-style-name="Standard">
      <style:paragraph-properties fo:margin-left="0.501cm" fo:margin-right="0cm" fo:text-align="justify" style:justify-single-word="false" fo:text-indent="0cm" style:auto-text-indent="false">
        <style:tab-stops>
          <style:tab-stop style:position="-0.501cm"/>
          <style:tab-stop style:position="-0.002cm"/>
          <style:tab-stop style:position="0.497cm"/>
          <style:tab-stop style:position="0.998cm"/>
          <style:tab-stop style:position="1.499cm"/>
          <style:tab-stop style:position="1.998cm"/>
          <style:tab-stop style:position="2.498cm"/>
          <style:tab-stop style:position="2.997cm"/>
          <style:tab-stop style:position="3.5cm"/>
          <style:tab-stop style:position="3.999cm"/>
          <style:tab-stop style:position="4.498cm"/>
          <style:tab-stop style:position="4.997cm"/>
          <style:tab-stop style:position="5.496cm"/>
          <style:tab-stop style:position="5.999cm"/>
          <style:tab-stop style:position="6.498cm"/>
          <style:tab-stop style:position="6.997cm"/>
          <style:tab-stop style:position="7.497cm"/>
          <style:tab-stop style:position="7.997cm"/>
          <style:tab-stop style:position="8.498cm"/>
          <style:tab-stop style:position="8.998cm"/>
          <style:tab-stop style:position="9.497cm"/>
          <style:tab-stop style:position="9.998cm"/>
          <style:tab-stop style:position="10.497cm"/>
          <style:tab-stop style:position="10.998cm"/>
          <style:tab-stop style:position="11.497cm"/>
          <style:tab-stop style:position="11.998cm"/>
          <style:tab-stop style:position="12.497cm"/>
          <style:tab-stop style:position="12.996cm"/>
          <style:tab-stop style:position="13.497cm"/>
          <style:tab-stop style:position="13.998cm"/>
          <style:tab-stop style:position="14.497cm"/>
          <style:tab-stop style:position="14.997cm"/>
        </style:tab-stops>
      </style:paragraph-properties>
      <style:text-properties fo:language="en" fo:country="GB" fo:font-style="italic" style:font-style-asian="italic"/>
    </style:style>
    <style:style style:name="P379" style:family="paragraph" style:parent-style-name="Standard">
      <style:paragraph-properties fo:margin-left="0.635cm" fo:margin-right="0cm" fo:text-align="justify" style:justify-single-word="false" fo:text-indent="0cm" style:auto-text-indent="false">
        <style:tab-stops>
          <style:tab-stop style:position="-0.635cm"/>
          <style:tab-stop style:position="-0.136cm"/>
          <style:tab-stop style:position="0.363cm"/>
          <style:tab-stop style:position="0.864cm"/>
          <style:tab-stop style:position="1.365cm"/>
          <style:tab-stop style:position="1.864cm"/>
          <style:tab-stop style:position="2.364cm"/>
          <style:tab-stop style:position="2.863cm"/>
          <style:tab-stop style:position="3.366cm"/>
          <style:tab-stop style:position="3.865cm"/>
          <style:tab-stop style:position="4.364cm"/>
          <style:tab-stop style:position="4.863cm"/>
          <style:tab-stop style:position="5.362cm"/>
          <style:tab-stop style:position="5.865cm"/>
          <style:tab-stop style:position="6.364cm"/>
          <style:tab-stop style:position="6.863cm"/>
          <style:tab-stop style:position="7.362cm"/>
          <style:tab-stop style:position="7.863cm"/>
          <style:tab-stop style:position="8.364cm"/>
          <style:tab-stop style:position="8.864cm"/>
          <style:tab-stop style:position="9.363cm"/>
          <style:tab-stop style:position="9.864cm"/>
          <style:tab-stop style:position="10.363cm"/>
          <style:tab-stop style:position="10.864cm"/>
          <style:tab-stop style:position="11.363cm"/>
          <style:tab-stop style:position="11.864cm"/>
          <style:tab-stop style:position="12.363cm"/>
          <style:tab-stop style:position="12.862cm"/>
          <style:tab-stop style:position="13.363cm"/>
          <style:tab-stop style:position="13.864cm"/>
          <style:tab-stop style:position="14.363cm"/>
          <style:tab-stop style:position="14.863cm"/>
        </style:tab-stops>
      </style:paragraph-properties>
      <style:text-properties fo:language="en" fo:country="GB"/>
    </style:style>
    <style:style style:name="P380" style:family="paragraph" style:parent-style-name="Standard">
      <style:paragraph-properties fo:margin-left="0cm" fo:margin-right="0cm" fo:text-align="justify" style:justify-single-word="false" fo:text-indent="4.5cm" style:auto-text-indent="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381" style:family="paragraph" style:parent-style-name="Standard">
      <style:paragraph-properties fo:margin-left="0cm" fo:margin-right="0cm" fo:text-align="justify" style:justify-single-word="false" fo:keep-together="always" fo:text-indent="4.5cm" style:auto-text-indent="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382" style:family="paragraph" style:parent-style-name="Standard">
      <style:paragraph-properties fo:margin-left="0cm" fo:margin-right="0cm" fo:text-align="justify" style:justify-single-word="false" fo:text-indent="4.5cm" style:auto-text-indent="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383" style:family="paragraph" style:parent-style-name="Standard">
      <style:paragraph-properties fo:margin-left="0cm" fo:margin-right="0cm" fo:text-align="justify" style:justify-single-word="false" fo:keep-together="always" fo:text-indent="4.5cm" style:auto-text-indent="false" fo:keep-with-next="always">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384" style:family="paragraph" style:parent-style-name="Standard">
      <style:paragraph-properties fo:margin-left="0cm" fo:margin-right="0cm" fo:text-align="justify" style:justify-single-word="false" fo:keep-together="always" fo:text-indent="4.5cm" style:auto-text-indent="false" fo:keep-with-next="always">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385" style:family="paragraph" style:parent-style-name="Standard">
      <style:paragraph-properties fo:margin-left="0cm" fo:margin-right="-1.083cm" fo:text-align="justify" style:justify-single-word="false" fo:text-indent="0cm" style:auto-text-indent="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386" style:family="paragraph" style:parent-style-name="Standard">
      <style:paragraph-properties fo:margin-left="0.499cm" fo:margin-right="0cm" fo:text-align="justify" style:justify-single-word="false" fo:text-indent="0cm" style:auto-text-indent="false">
        <style:tab-stops>
          <style:tab-stop style:position="-0.499cm"/>
          <style:tab-stop style:position="0cm"/>
          <style:tab-stop style:position="0.499cm"/>
          <style:tab-stop style:position="1cm"/>
          <style:tab-stop style:position="1.501cm"/>
          <style:tab-stop style:position="2cm"/>
          <style:tab-stop style:position="2.499cm"/>
          <style:tab-stop style:position="2.999cm"/>
          <style:tab-stop style:position="3.501cm"/>
          <style:tab-stop style:position="4.001cm"/>
          <style:tab-stop style:position="4.5cm"/>
          <style:tab-stop style:position="4.999cm"/>
          <style:tab-stop style:position="5.498cm"/>
          <style:tab-stop style:position="6.001cm"/>
          <style:tab-stop style:position="6.5cm"/>
          <style:tab-stop style:position="6.999cm"/>
          <style:tab-stop style:position="7.498cm"/>
          <style:tab-stop style:position="7.999cm"/>
          <style:tab-stop style:position="8.5cm"/>
          <style:tab-stop style:position="8.999cm"/>
          <style:tab-stop style:position="9.499cm"/>
          <style:tab-stop style:position="9.999cm"/>
          <style:tab-stop style:position="10.499cm"/>
          <style:tab-stop style:position="11cm"/>
          <style:tab-stop style:position="11.499cm"/>
          <style:tab-stop style:position="12cm"/>
          <style:tab-stop style:position="12.499cm"/>
          <style:tab-stop style:position="12.998cm"/>
          <style:tab-stop style:position="13.499cm"/>
          <style:tab-stop style:position="14cm"/>
          <style:tab-stop style:position="14.499cm"/>
          <style:tab-stop style:position="14.998cm"/>
        </style:tab-stops>
      </style:paragraph-properties>
      <style:text-properties fo:language="en" fo:country="GB"/>
    </style:style>
    <style:style style:name="P387" style:family="paragraph" style:parent-style-name="Standard">
      <style:paragraph-properties fo:margin-left="0.499cm" fo:margin-right="0cm" fo:text-align="justify" style:justify-single-word="false" fo:keep-together="always" fo:text-indent="0cm" style:auto-text-indent="false">
        <style:tab-stops>
          <style:tab-stop style:position="-0.499cm"/>
          <style:tab-stop style:position="0cm"/>
          <style:tab-stop style:position="0.499cm"/>
          <style:tab-stop style:position="1cm"/>
          <style:tab-stop style:position="1.501cm"/>
          <style:tab-stop style:position="2cm"/>
          <style:tab-stop style:position="2.499cm"/>
          <style:tab-stop style:position="2.999cm"/>
          <style:tab-stop style:position="3.501cm"/>
          <style:tab-stop style:position="4.001cm"/>
          <style:tab-stop style:position="4.5cm"/>
          <style:tab-stop style:position="4.999cm"/>
          <style:tab-stop style:position="5.498cm"/>
          <style:tab-stop style:position="6.001cm"/>
          <style:tab-stop style:position="6.5cm"/>
          <style:tab-stop style:position="6.999cm"/>
          <style:tab-stop style:position="7.498cm"/>
          <style:tab-stop style:position="7.999cm"/>
          <style:tab-stop style:position="8.5cm"/>
          <style:tab-stop style:position="8.999cm"/>
          <style:tab-stop style:position="9.499cm"/>
          <style:tab-stop style:position="9.999cm"/>
          <style:tab-stop style:position="10.499cm"/>
          <style:tab-stop style:position="11cm"/>
          <style:tab-stop style:position="11.499cm"/>
          <style:tab-stop style:position="12cm"/>
          <style:tab-stop style:position="12.499cm"/>
          <style:tab-stop style:position="12.998cm"/>
          <style:tab-stop style:position="13.499cm"/>
          <style:tab-stop style:position="14cm"/>
          <style:tab-stop style:position="14.499cm"/>
          <style:tab-stop style:position="14.998cm"/>
        </style:tab-stops>
      </style:paragraph-properties>
      <style:text-properties fo:language="en" fo:country="GB"/>
    </style:style>
    <style:style style:name="P388" style:family="paragraph" style:parent-style-name="Standard">
      <style:paragraph-properties fo:margin-left="0.499cm" fo:margin-right="0cm" fo:text-align="justify" style:justify-single-word="false" fo:text-indent="0cm" style:auto-text-indent="false">
        <style:tab-stops>
          <style:tab-stop style:position="-0.499cm"/>
          <style:tab-stop style:position="0cm"/>
          <style:tab-stop style:position="0.499cm"/>
          <style:tab-stop style:position="1cm"/>
          <style:tab-stop style:position="1.501cm"/>
          <style:tab-stop style:position="2cm"/>
          <style:tab-stop style:position="2.499cm"/>
          <style:tab-stop style:position="2.999cm"/>
          <style:tab-stop style:position="3.501cm"/>
          <style:tab-stop style:position="4.001cm"/>
          <style:tab-stop style:position="4.5cm"/>
          <style:tab-stop style:position="4.999cm"/>
          <style:tab-stop style:position="5.498cm"/>
          <style:tab-stop style:position="6.001cm"/>
          <style:tab-stop style:position="6.5cm"/>
          <style:tab-stop style:position="6.999cm"/>
          <style:tab-stop style:position="7.498cm"/>
          <style:tab-stop style:position="7.999cm"/>
          <style:tab-stop style:position="8.5cm"/>
          <style:tab-stop style:position="8.999cm"/>
          <style:tab-stop style:position="9.499cm"/>
          <style:tab-stop style:position="9.999cm"/>
          <style:tab-stop style:position="10.499cm"/>
          <style:tab-stop style:position="11cm"/>
          <style:tab-stop style:position="11.499cm"/>
          <style:tab-stop style:position="12cm"/>
          <style:tab-stop style:position="12.499cm"/>
          <style:tab-stop style:position="12.998cm"/>
          <style:tab-stop style:position="13.499cm"/>
          <style:tab-stop style:position="14cm"/>
          <style:tab-stop style:position="14.499cm"/>
          <style:tab-stop style:position="14.998cm"/>
        </style:tab-stops>
      </style:paragraph-properties>
    </style:style>
    <style:style style:name="P389" style:family="paragraph" style:parent-style-name="Standard">
      <style:paragraph-properties fo:margin-left="0.499cm" fo:margin-right="0cm" fo:text-align="justify" style:justify-single-word="false" fo:keep-together="always" fo:text-indent="0cm" style:auto-text-indent="false" fo:keep-with-next="always">
        <style:tab-stops>
          <style:tab-stop style:position="-0.499cm"/>
          <style:tab-stop style:position="0cm"/>
          <style:tab-stop style:position="0.499cm"/>
          <style:tab-stop style:position="1cm"/>
          <style:tab-stop style:position="1.501cm"/>
          <style:tab-stop style:position="2cm"/>
          <style:tab-stop style:position="2.499cm"/>
          <style:tab-stop style:position="2.999cm"/>
          <style:tab-stop style:position="3.501cm"/>
          <style:tab-stop style:position="4.001cm"/>
          <style:tab-stop style:position="4.5cm"/>
          <style:tab-stop style:position="4.999cm"/>
          <style:tab-stop style:position="5.498cm"/>
          <style:tab-stop style:position="6.001cm"/>
          <style:tab-stop style:position="6.5cm"/>
          <style:tab-stop style:position="6.999cm"/>
          <style:tab-stop style:position="7.498cm"/>
          <style:tab-stop style:position="7.999cm"/>
          <style:tab-stop style:position="8.5cm"/>
          <style:tab-stop style:position="8.999cm"/>
          <style:tab-stop style:position="9.499cm"/>
          <style:tab-stop style:position="9.999cm"/>
          <style:tab-stop style:position="10.499cm"/>
          <style:tab-stop style:position="11cm"/>
          <style:tab-stop style:position="11.499cm"/>
          <style:tab-stop style:position="12cm"/>
          <style:tab-stop style:position="12.499cm"/>
          <style:tab-stop style:position="12.998cm"/>
          <style:tab-stop style:position="13.499cm"/>
          <style:tab-stop style:position="14cm"/>
          <style:tab-stop style:position="14.499cm"/>
          <style:tab-stop style:position="14.998cm"/>
        </style:tab-stops>
      </style:paragraph-properties>
      <style:text-properties fo:language="en" fo:country="GB"/>
    </style:style>
    <style:style style:name="P390" style:family="paragraph" style:parent-style-name="Standard">
      <style:paragraph-properties fo:margin-left="0.499cm" fo:margin-right="0cm" fo:text-align="justify" style:justify-single-word="false" fo:text-indent="-0.499cm" style:auto-text-indent="false">
        <style:tab-stops>
          <style:tab-stop style:position="-0.499cm"/>
          <style:tab-stop style:position="0cm"/>
          <style:tab-stop style:position="0.499cm"/>
          <style:tab-stop style:position="1cm"/>
          <style:tab-stop style:position="1.501cm"/>
          <style:tab-stop style:position="2cm"/>
          <style:tab-stop style:position="2.499cm"/>
          <style:tab-stop style:position="2.999cm"/>
          <style:tab-stop style:position="3.501cm"/>
          <style:tab-stop style:position="4.001cm"/>
          <style:tab-stop style:position="4.5cm"/>
          <style:tab-stop style:position="4.999cm"/>
          <style:tab-stop style:position="5.498cm"/>
          <style:tab-stop style:position="6.001cm"/>
          <style:tab-stop style:position="6.5cm"/>
          <style:tab-stop style:position="6.999cm"/>
          <style:tab-stop style:position="7.498cm"/>
          <style:tab-stop style:position="7.999cm"/>
          <style:tab-stop style:position="8.5cm"/>
          <style:tab-stop style:position="8.999cm"/>
          <style:tab-stop style:position="9.499cm"/>
          <style:tab-stop style:position="9.999cm"/>
          <style:tab-stop style:position="10.499cm"/>
          <style:tab-stop style:position="11cm"/>
          <style:tab-stop style:position="11.499cm"/>
          <style:tab-stop style:position="12cm"/>
          <style:tab-stop style:position="12.499cm"/>
          <style:tab-stop style:position="12.998cm"/>
          <style:tab-stop style:position="13.499cm"/>
          <style:tab-stop style:position="14cm"/>
          <style:tab-stop style:position="14.499cm"/>
          <style:tab-stop style:position="14.998cm"/>
        </style:tab-stops>
      </style:paragraph-properties>
      <style:text-properties fo:language="en" fo:country="GB"/>
    </style:style>
    <style:style style:name="P391" style:family="paragraph" style:parent-style-name="Standard">
      <style:paragraph-properties fo:margin-left="0.499cm" fo:margin-right="0cm" fo:text-align="justify" style:justify-single-word="false" fo:text-indent="-0.499cm" style:auto-text-indent="false">
        <style:tab-stops>
          <style:tab-stop style:position="-0.499cm"/>
          <style:tab-stop style:position="0cm"/>
          <style:tab-stop style:position="0.499cm"/>
          <style:tab-stop style:position="1cm"/>
          <style:tab-stop style:position="1.501cm"/>
          <style:tab-stop style:position="2cm"/>
          <style:tab-stop style:position="2.499cm"/>
          <style:tab-stop style:position="2.999cm"/>
          <style:tab-stop style:position="3.501cm"/>
          <style:tab-stop style:position="4.001cm"/>
          <style:tab-stop style:position="4.5cm"/>
          <style:tab-stop style:position="4.999cm"/>
          <style:tab-stop style:position="5.498cm"/>
          <style:tab-stop style:position="6.001cm"/>
          <style:tab-stop style:position="6.5cm"/>
          <style:tab-stop style:position="6.999cm"/>
          <style:tab-stop style:position="7.498cm"/>
          <style:tab-stop style:position="7.999cm"/>
          <style:tab-stop style:position="8.5cm"/>
          <style:tab-stop style:position="8.999cm"/>
          <style:tab-stop style:position="9.499cm"/>
          <style:tab-stop style:position="9.999cm"/>
          <style:tab-stop style:position="10.499cm"/>
          <style:tab-stop style:position="11cm"/>
          <style:tab-stop style:position="11.499cm"/>
          <style:tab-stop style:position="12cm"/>
          <style:tab-stop style:position="12.499cm"/>
          <style:tab-stop style:position="12.998cm"/>
          <style:tab-stop style:position="13.499cm"/>
          <style:tab-stop style:position="14cm"/>
          <style:tab-stop style:position="14.499cm"/>
          <style:tab-stop style:position="14.998cm"/>
        </style:tab-stops>
      </style:paragraph-properties>
    </style:style>
    <style:style style:name="P392" style:family="paragraph" style:parent-style-name="Standard">
      <style:paragraph-properties fo:margin-left="0.499cm" fo:margin-right="0cm" fo:text-align="justify" style:justify-single-word="false" fo:keep-together="always" fo:text-indent="-0.499cm" style:auto-text-indent="false" fo:keep-with-next="always">
        <style:tab-stops>
          <style:tab-stop style:position="-0.499cm"/>
          <style:tab-stop style:position="0cm"/>
          <style:tab-stop style:position="0.499cm"/>
          <style:tab-stop style:position="1cm"/>
          <style:tab-stop style:position="1.501cm"/>
          <style:tab-stop style:position="2cm"/>
          <style:tab-stop style:position="2.499cm"/>
          <style:tab-stop style:position="2.999cm"/>
          <style:tab-stop style:position="3.501cm"/>
          <style:tab-stop style:position="4.001cm"/>
          <style:tab-stop style:position="4.5cm"/>
          <style:tab-stop style:position="4.999cm"/>
          <style:tab-stop style:position="5.498cm"/>
          <style:tab-stop style:position="6.001cm"/>
          <style:tab-stop style:position="6.5cm"/>
          <style:tab-stop style:position="6.999cm"/>
          <style:tab-stop style:position="7.498cm"/>
          <style:tab-stop style:position="7.999cm"/>
          <style:tab-stop style:position="8.5cm"/>
          <style:tab-stop style:position="8.999cm"/>
          <style:tab-stop style:position="9.499cm"/>
          <style:tab-stop style:position="9.999cm"/>
          <style:tab-stop style:position="10.499cm"/>
          <style:tab-stop style:position="11cm"/>
          <style:tab-stop style:position="11.499cm"/>
          <style:tab-stop style:position="12cm"/>
          <style:tab-stop style:position="12.499cm"/>
          <style:tab-stop style:position="12.998cm"/>
          <style:tab-stop style:position="13.499cm"/>
          <style:tab-stop style:position="14cm"/>
          <style:tab-stop style:position="14.499cm"/>
          <style:tab-stop style:position="14.998cm"/>
        </style:tab-stops>
      </style:paragraph-properties>
    </style:style>
    <style:style style:name="P393" style:family="paragraph" style:parent-style-name="Standard">
      <style:paragraph-properties fo:margin-left="0cm" fo:margin-right="-0.584cm" fo:text-align="justify" style:justify-single-word="false" fo:keep-together="always" fo:text-indent="0cm" style:auto-text-indent="false" fo:keep-with-next="always">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394" style:family="paragraph" style:parent-style-name="Standard">
      <style:paragraph-properties fo:margin-left="4.5cm" fo:margin-right="0cm" fo:text-align="justify" style:justify-single-word="false" fo:keep-together="always" fo:text-indent="0cm" style:auto-text-indent="false" fo:keep-with-next="always">
        <style:tab-stops>
          <style:tab-stop style:position="-4.5cm"/>
          <style:tab-stop style:position="-4.001cm"/>
          <style:tab-stop style:position="-3.501cm"/>
          <style:tab-stop style:position="-3cm"/>
          <style:tab-stop style:position="-2.499cm"/>
          <style:tab-stop style:position="-2cm"/>
          <style:tab-stop style:position="-1.501cm"/>
          <style:tab-stop style:position="-1.002cm"/>
          <style:tab-stop style:position="-0.499cm"/>
          <style:tab-stop style:position="0cm"/>
          <style:tab-stop style:position="0.499cm"/>
          <style:tab-stop style:position="0.998cm"/>
          <style:tab-stop style:position="1.498cm"/>
          <style:tab-stop style:position="2cm"/>
          <style:tab-stop style:position="2.499cm"/>
          <style:tab-stop style:position="2.999cm"/>
          <style:tab-stop style:position="3.498cm"/>
          <style:tab-stop style:position="3.999cm"/>
          <style:tab-stop style:position="4.5cm"/>
          <style:tab-stop style:position="4.999cm"/>
          <style:tab-stop style:position="5.498cm"/>
          <style:tab-stop style:position="5.999cm"/>
          <style:tab-stop style:position="6.498cm"/>
          <style:tab-stop style:position="6.999cm"/>
          <style:tab-stop style:position="7.498cm"/>
          <style:tab-stop style:position="7.999cm"/>
          <style:tab-stop style:position="8.498cm"/>
          <style:tab-stop style:position="8.998cm"/>
          <style:tab-stop style:position="9.499cm"/>
          <style:tab-stop style:position="9.999cm"/>
          <style:tab-stop style:position="10.499cm"/>
          <style:tab-stop style:position="10.998cm"/>
        </style:tab-stops>
      </style:paragraph-properties>
      <style:text-properties fo:language="en" fo:country="GB"/>
    </style:style>
    <style:style style:name="P395" style:family="paragraph" style:parent-style-name="Standard">
      <style:paragraph-properties fo:margin-left="4.5cm" fo:margin-right="0cm" fo:text-align="justify" style:justify-single-word="false" fo:keep-together="always" fo:text-indent="-2cm" style:auto-text-indent="false" fo:keep-with-next="always">
        <style:tab-stops>
          <style:tab-stop style:position="-4.5cm"/>
          <style:tab-stop style:position="-4.001cm"/>
          <style:tab-stop style:position="-3.501cm"/>
          <style:tab-stop style:position="-3cm"/>
          <style:tab-stop style:position="-2.499cm"/>
          <style:tab-stop style:position="-2cm"/>
          <style:tab-stop style:position="-1.501cm"/>
          <style:tab-stop style:position="-1.002cm"/>
          <style:tab-stop style:position="-0.499cm"/>
          <style:tab-stop style:position="0cm"/>
          <style:tab-stop style:position="0.499cm"/>
          <style:tab-stop style:position="0.998cm"/>
          <style:tab-stop style:position="1.498cm"/>
          <style:tab-stop style:position="2cm"/>
          <style:tab-stop style:position="2.499cm"/>
          <style:tab-stop style:position="2.999cm"/>
          <style:tab-stop style:position="3.498cm"/>
          <style:tab-stop style:position="3.999cm"/>
          <style:tab-stop style:position="4.5cm"/>
          <style:tab-stop style:position="4.999cm"/>
          <style:tab-stop style:position="5.498cm"/>
          <style:tab-stop style:position="5.999cm"/>
          <style:tab-stop style:position="6.498cm"/>
          <style:tab-stop style:position="6.999cm"/>
          <style:tab-stop style:position="7.498cm"/>
          <style:tab-stop style:position="7.999cm"/>
          <style:tab-stop style:position="8.498cm"/>
          <style:tab-stop style:position="8.998cm"/>
          <style:tab-stop style:position="9.499cm"/>
          <style:tab-stop style:position="9.999cm"/>
          <style:tab-stop style:position="10.499cm"/>
          <style:tab-stop style:position="10.998cm"/>
        </style:tab-stops>
      </style:paragraph-properties>
    </style:style>
    <style:style style:name="P396" style:family="paragraph" style:parent-style-name="Standard">
      <style:paragraph-properties fo:margin-left="4.5cm" fo:margin-right="0cm" fo:text-align="justify" style:justify-single-word="false" fo:keep-together="always" fo:text-indent="-2cm" style:auto-text-indent="false" fo:keep-with-next="always">
        <style:tab-stops>
          <style:tab-stop style:position="-4.5cm"/>
          <style:tab-stop style:position="-4.001cm"/>
          <style:tab-stop style:position="-3.501cm"/>
          <style:tab-stop style:position="-3cm"/>
          <style:tab-stop style:position="-2.499cm"/>
          <style:tab-stop style:position="-2cm"/>
          <style:tab-stop style:position="-1.501cm"/>
          <style:tab-stop style:position="-1.002cm"/>
          <style:tab-stop style:position="-0.499cm"/>
          <style:tab-stop style:position="0cm"/>
          <style:tab-stop style:position="0.499cm"/>
          <style:tab-stop style:position="0.998cm"/>
          <style:tab-stop style:position="1.498cm"/>
          <style:tab-stop style:position="2cm"/>
          <style:tab-stop style:position="2.499cm"/>
          <style:tab-stop style:position="2.999cm"/>
          <style:tab-stop style:position="3.498cm"/>
          <style:tab-stop style:position="3.999cm"/>
          <style:tab-stop style:position="4.5cm"/>
          <style:tab-stop style:position="4.999cm"/>
          <style:tab-stop style:position="5.498cm"/>
          <style:tab-stop style:position="5.999cm"/>
          <style:tab-stop style:position="6.498cm"/>
          <style:tab-stop style:position="6.999cm"/>
          <style:tab-stop style:position="7.498cm"/>
          <style:tab-stop style:position="7.999cm"/>
          <style:tab-stop style:position="8.498cm"/>
          <style:tab-stop style:position="8.998cm"/>
          <style:tab-stop style:position="9.499cm"/>
          <style:tab-stop style:position="9.999cm"/>
          <style:tab-stop style:position="10.499cm"/>
          <style:tab-stop style:position="10.998cm"/>
        </style:tab-stops>
      </style:paragraph-properties>
      <style:text-properties fo:language="en" fo:country="GB"/>
    </style:style>
    <style:style style:name="P397" style:family="paragraph" style:parent-style-name="Standard">
      <style:paragraph-properties fo:margin-left="4.5cm" fo:margin-right="0cm" fo:text-align="justify" style:justify-single-word="false" fo:text-indent="-2cm" style:auto-text-indent="false">
        <style:tab-stops>
          <style:tab-stop style:position="-4.5cm"/>
          <style:tab-stop style:position="-4.001cm"/>
          <style:tab-stop style:position="-3.501cm"/>
          <style:tab-stop style:position="-3cm"/>
          <style:tab-stop style:position="-2.499cm"/>
          <style:tab-stop style:position="-2cm"/>
          <style:tab-stop style:position="-1.501cm"/>
          <style:tab-stop style:position="-1.002cm"/>
          <style:tab-stop style:position="-0.499cm"/>
          <style:tab-stop style:position="0cm"/>
          <style:tab-stop style:position="0.499cm"/>
          <style:tab-stop style:position="0.998cm"/>
          <style:tab-stop style:position="1.498cm"/>
          <style:tab-stop style:position="2cm"/>
          <style:tab-stop style:position="2.499cm"/>
          <style:tab-stop style:position="2.999cm"/>
          <style:tab-stop style:position="3.498cm"/>
          <style:tab-stop style:position="3.999cm"/>
          <style:tab-stop style:position="4.5cm"/>
          <style:tab-stop style:position="4.999cm"/>
          <style:tab-stop style:position="5.498cm"/>
          <style:tab-stop style:position="5.999cm"/>
          <style:tab-stop style:position="6.498cm"/>
          <style:tab-stop style:position="6.999cm"/>
          <style:tab-stop style:position="7.498cm"/>
          <style:tab-stop style:position="7.999cm"/>
          <style:tab-stop style:position="8.498cm"/>
          <style:tab-stop style:position="8.998cm"/>
          <style:tab-stop style:position="9.499cm"/>
          <style:tab-stop style:position="9.999cm"/>
          <style:tab-stop style:position="10.499cm"/>
          <style:tab-stop style:position="10.998cm"/>
        </style:tab-stops>
      </style:paragraph-properties>
    </style:style>
    <style:style style:name="P398" style:family="paragraph" style:parent-style-name="Standard">
      <style:paragraph-properties fo:margin-left="4.5cm" fo:margin-right="0cm" fo:text-align="justify" style:justify-single-word="false" fo:text-indent="-2cm" style:auto-text-indent="false">
        <style:tab-stops>
          <style:tab-stop style:position="-4.5cm"/>
          <style:tab-stop style:position="-4.001cm"/>
          <style:tab-stop style:position="-3.501cm"/>
          <style:tab-stop style:position="-3cm"/>
          <style:tab-stop style:position="-2.499cm"/>
          <style:tab-stop style:position="-2cm"/>
          <style:tab-stop style:position="-1.501cm"/>
          <style:tab-stop style:position="-1.002cm"/>
          <style:tab-stop style:position="-0.499cm"/>
          <style:tab-stop style:position="0cm"/>
          <style:tab-stop style:position="0.499cm"/>
          <style:tab-stop style:position="0.998cm"/>
          <style:tab-stop style:position="1.498cm"/>
          <style:tab-stop style:position="2cm"/>
          <style:tab-stop style:position="2.499cm"/>
          <style:tab-stop style:position="2.999cm"/>
          <style:tab-stop style:position="3.498cm"/>
          <style:tab-stop style:position="3.999cm"/>
          <style:tab-stop style:position="4.5cm"/>
          <style:tab-stop style:position="4.999cm"/>
          <style:tab-stop style:position="5.498cm"/>
          <style:tab-stop style:position="5.999cm"/>
          <style:tab-stop style:position="6.498cm"/>
          <style:tab-stop style:position="6.999cm"/>
          <style:tab-stop style:position="7.498cm"/>
          <style:tab-stop style:position="7.999cm"/>
          <style:tab-stop style:position="8.498cm"/>
          <style:tab-stop style:position="8.998cm"/>
          <style:tab-stop style:position="9.499cm"/>
          <style:tab-stop style:position="9.999cm"/>
          <style:tab-stop style:position="10.499cm"/>
          <style:tab-stop style:position="10.998cm"/>
        </style:tab-stops>
      </style:paragraph-properties>
      <style:text-properties fo:language="en" fo:country="GB"/>
    </style:style>
    <style:style style:name="P399" style:family="paragraph" style:parent-style-name="Standard">
      <style:paragraph-properties fo:margin-left="0cm" fo:margin-right="-0.083cm" fo:text-align="justify" style:justify-single-word="false" fo:keep-together="always" fo:text-indent="0cm" style:auto-text-indent="false" fo:keep-with-next="always">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400" style:family="paragraph" style:parent-style-name="Standard">
      <style:paragraph-properties fo:margin-left="0cm" fo:margin-right="-0.083cm" fo:text-align="justify" style:justify-single-word="false" fo:keep-together="always" fo:text-indent="0cm" style:auto-text-indent="false" fo:keep-with-next="always">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401" style:family="paragraph" style:parent-style-name="Standard">
      <style:paragraph-properties fo:margin-left="0cm" fo:margin-right="-0.083cm" fo:text-align="justify" style:justify-single-word="false" fo:text-indent="0cm" style:auto-text-indent="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402" style:family="paragraph" style:parent-style-name="Standard">
      <style:paragraph-properties fo:margin-left="0cm" fo:margin-right="-0.083cm" fo:text-align="justify" style:justify-single-word="false" fo:text-indent="0cm" style:auto-text-indent="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403" style:family="paragraph" style:parent-style-name="Standard">
      <style:paragraph-properties fo:margin-left="0cm" fo:margin-right="-0.333cm" fo:text-align="justify" style:justify-single-word="false" fo:text-indent="0cm" style:auto-text-indent="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404" style:family="paragraph" style:parent-style-name="Standard">
      <style:paragraph-properties fo:margin-left="0cm" fo:margin-right="-0.083cm" fo:text-align="justify" style:justify-single-word="false" fo:text-indent="2.499cm" style:auto-text-indent="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405" style:family="paragraph" style:parent-style-name="Standard">
      <style:paragraph-properties fo:margin-top="0cm" fo:margin-bottom="0.102cm">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406" style:family="paragraph" style:parent-style-name="Standard">
      <style:paragraph-properties fo:margin-top="0cm" fo:margin-bottom="0.102cm">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font-size="8pt" fo:language="en" fo:country="GB" fo:font-weight="bold" style:font-size-asian="8pt" style:font-weight-asian="bold"/>
    </style:style>
    <style:style style:name="P407" style:family="paragraph" style:parent-style-name="Standard">
      <style:paragraph-properties fo:margin-top="0cm" fo:margin-bottom="0.102cm" style:snap-to-layout-grid="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font-size="8pt" fo:language="en" fo:country="GB" fo:font-weight="bold" style:font-size-asian="8pt" style:font-weight-asian="bold"/>
    </style:style>
    <style:style style:name="P408" style:family="paragraph" style:parent-style-name="Standard">
      <style:paragraph-properties fo:margin-top="0cm" fo:margin-bottom="0.102cm" fo:text-align="center" style:justify-single-word="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font-size="8pt" fo:language="en" fo:country="GB" fo:font-weight="bold" style:font-size-asian="8pt" style:font-weight-asian="bold"/>
    </style:style>
    <style:style style:name="P409" style:family="paragraph" style:parent-style-name="Standard">
      <style:paragraph-properties fo:margin-top="0cm" fo:margin-bottom="0.102cm" fo:text-align="center" style:justify-single-word="false">
        <style:tab-stops>
          <style:tab-stop style:position="6.35cm"/>
          <style:tab-stop style:position="7.874cm"/>
          <style:tab-stop style:position="9.906cm"/>
          <style:tab-stop style:position="11.938cm"/>
        </style:tab-stops>
      </style:paragraph-properties>
      <style:text-properties fo:font-size="8pt" fo:language="en" fo:country="GB" fo:font-weight="bold" style:font-size-asian="8pt" style:font-weight-asian="bold"/>
    </style:style>
    <style:style style:name="P410" style:family="paragraph" style:parent-style-name="Standard">
      <style:paragraph-properties fo:margin-top="0cm" fo:margin-bottom="0.102cm">
        <style:tab-stops>
          <style:tab-stop style:position="6.35cm"/>
          <style:tab-stop style:position="7.874cm"/>
          <style:tab-stop style:position="9.906cm"/>
          <style:tab-stop style:position="11.938cm"/>
        </style:tab-stops>
      </style:paragraph-properties>
      <style:text-properties fo:font-size="8pt" fo:language="en" fo:country="GB" fo:font-weight="bold" style:font-size-asian="8pt" style:font-weight-asian="bold"/>
    </style:style>
    <style:style style:name="P411" style:family="paragraph" style:parent-style-name="Standard">
      <style:paragraph-properties fo:margin-top="0cm" fo:margin-bottom="0.102cm" fo:text-align="justify" style:justify-single-word="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font-size="8pt" fo:language="en" fo:country="GB" fo:font-weight="bold" style:font-size-asian="8pt" style:font-weight-asian="bold"/>
    </style:style>
    <style:style style:name="P412" style:family="paragraph" style:parent-style-name="Standard">
      <style:paragraph-properties fo:margin-top="0cm" fo:margin-bottom="0.102cm" fo:text-align="justify" style:justify-single-word="false" style:snap-to-layout-grid="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font-size="8pt" fo:language="en" fo:country="GB" fo:font-weight="bold" style:font-size-asian="8pt" style:font-weight-asian="bold"/>
    </style:style>
    <style:style style:name="P413" style:family="paragraph" style:parent-style-name="Standard">
      <style:paragraph-properties fo:margin-top="0cm" fo:margin-bottom="0.102cm" fo:text-align="justify" style:justify-single-word="false">
        <style:tab-stops>
          <style:tab-stop style:position="0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font-size="8pt" fo:language="en" fo:country="GB" fo:font-weight="bold" style:font-size-asian="8pt" style:font-weight-asian="bold"/>
    </style:style>
    <style:style style:name="P414" style:family="paragraph" style:parent-style-name="Standard">
      <style:paragraph-properties fo:margin-top="0cm" fo:margin-bottom="0.102cm">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font-size="8pt" fo:language="en" fo:country="GB" style:font-size-asian="8pt"/>
    </style:style>
    <style:style style:name="P415" style:family="paragraph" style:parent-style-name="Standard">
      <style:paragraph-properties fo:margin-top="0cm" fo:margin-bottom="0.102cm" style:snap-to-layout-grid="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font-size="8pt" fo:language="en" fo:country="GB" style:font-size-asian="8pt"/>
    </style:style>
    <style:style style:name="P416" style:family="paragraph" style:parent-style-name="Standard">
      <style:paragraph-properties fo:margin-top="0cm" fo:margin-bottom="0.102cm" fo:text-align="center" style:justify-single-word="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font-size="8pt" fo:language="en" fo:country="GB" style:font-size-asian="8pt"/>
    </style:style>
    <style:style style:name="P417" style:family="paragraph" style:parent-style-name="Standard">
      <style:paragraph-properties fo:margin-top="0cm" fo:margin-bottom="0.102cm" fo:text-align="center" style:justify-single-word="false">
        <style:tab-stops>
          <style:tab-stop style:position="6.35cm"/>
          <style:tab-stop style:position="7.874cm"/>
          <style:tab-stop style:position="9.906cm"/>
          <style:tab-stop style:position="11.938cm"/>
        </style:tab-stops>
      </style:paragraph-properties>
      <style:text-properties fo:font-size="8pt" fo:language="en" fo:country="GB" style:font-size-asian="8pt"/>
    </style:style>
    <style:style style:name="P418" style:family="paragraph" style:parent-style-name="Standard">
      <style:paragraph-properties fo:margin-top="0cm" fo:margin-bottom="0.102cm" fo:text-align="center" style:justify-single-word="false" fo:keep-together="always">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font-size="8pt" fo:language="en" fo:country="GB" style:font-size-asian="8pt"/>
    </style:style>
    <style:style style:name="P419" style:family="paragraph" style:parent-style-name="Standard">
      <style:paragraph-properties fo:margin-top="0cm" fo:margin-bottom="0.102cm">
        <style:tab-stops>
          <style:tab-stop style:position="6.35cm"/>
          <style:tab-stop style:position="7.874cm"/>
          <style:tab-stop style:position="9.906cm"/>
          <style:tab-stop style:position="11.938cm"/>
        </style:tab-stops>
      </style:paragraph-properties>
      <style:text-properties fo:font-size="8pt" fo:language="en" fo:country="GB" style:font-size-asian="8pt"/>
    </style:style>
    <style:style style:name="P420" style:family="paragraph" style:parent-style-name="Standard">
      <style:paragraph-properties fo:margin-top="0cm" fo:margin-bottom="0.102cm" fo:text-align="justify" style:justify-single-word="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font-size="8pt" fo:language="en" fo:country="GB" style:font-size-asian="8pt"/>
    </style:style>
    <style:style style:name="P421" style:family="paragraph" style:parent-style-name="Standard">
      <style:paragraph-properties fo:margin-top="0cm" fo:margin-bottom="0.102cm" fo:text-align="justify" style:justify-single-word="false" style:snap-to-layout-grid="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font-size="8pt" fo:language="en" fo:country="GB" style:font-size-asian="8pt"/>
    </style:style>
    <style:style style:name="P422" style:family="paragraph" style:parent-style-name="Standard">
      <style:paragraph-properties fo:margin-top="0cm" fo:margin-bottom="0.102cm" fo:text-align="justify" style:justify-single-word="false">
        <style:tab-stops>
          <style:tab-stop style:position="0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font-size="8pt" fo:language="en" fo:country="GB" style:font-size-asian="8pt"/>
    </style:style>
    <style:style style:name="P423" style:family="paragraph" style:parent-style-name="Standard">
      <style:paragraph-properties fo:margin-top="0cm" fo:margin-bottom="0.102cm" fo:keep-together="always">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font-size="8pt" fo:language="en" fo:country="GB" style:font-size-asian="8pt"/>
    </style:style>
    <style:style style:name="P424" style:family="paragraph" style:parent-style-name="Standard">
      <style:paragraph-properties fo:margin-top="0cm" fo:margin-bottom="0.102cm" fo:text-align="center" style:justify-single-word="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font-size="8pt" fo:language="en" fo:country="GB" fo:font-style="italic" style:font-size-asian="8pt" style:font-style-asian="italic"/>
    </style:style>
    <style:style style:name="P425" style:family="paragraph" style:parent-style-name="Standard">
      <style:paragraph-properties fo:margin-top="0cm" fo:margin-bottom="0.102cm" fo:text-align="center" style:justify-single-word="false" style:snap-to-layout-grid="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font-size="8pt" fo:language="en" fo:country="GB" fo:font-style="italic" style:font-size-asian="8pt" style:font-style-asian="italic"/>
    </style:style>
    <style:style style:name="P426" style:family="paragraph" style:parent-style-name="Standard">
      <style:paragraph-properties fo:margin-top="0cm" fo:margin-bottom="0.102cm" fo:text-align="center" style:justify-single-word="false">
        <style:tab-stops>
          <style:tab-stop style:position="6.35cm"/>
          <style:tab-stop style:position="7.874cm"/>
          <style:tab-stop style:position="9.906cm"/>
          <style:tab-stop style:position="11.938cm"/>
        </style:tab-stops>
      </style:paragraph-properties>
      <style:text-properties fo:font-size="8pt" fo:language="en" fo:country="GB" fo:font-style="italic" style:font-size-asian="8pt" style:font-style-asian="italic"/>
    </style:style>
    <style:style style:name="P427" style:family="paragraph" style:parent-style-name="Standard">
      <style:paragraph-properties fo:margin-top="0cm" fo:margin-bottom="0.102cm" fo:text-align="end" style:justify-single-word="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font-size="8pt" fo:language="en" fo:country="GB" fo:font-style="italic" style:font-size-asian="8pt" style:font-style-asian="italic"/>
    </style:style>
    <style:style style:name="P428" style:family="paragraph" style:parent-style-name="Standard">
      <style:paragraph-properties fo:margin-top="0cm" fo:margin-bottom="0.102cm" fo:text-align="end" style:justify-single-word="false">
        <style:tab-stops>
          <style:tab-stop style:position="6.35cm"/>
          <style:tab-stop style:position="7.874cm"/>
          <style:tab-stop style:position="9.906cm"/>
          <style:tab-stop style:position="11.938cm"/>
        </style:tab-stops>
      </style:paragraph-properties>
      <style:text-properties fo:font-size="8pt" fo:language="en" fo:country="GB" fo:font-style="italic" style:font-size-asian="8pt" style:font-style-asian="italic"/>
    </style:style>
    <style:style style:name="P429" style:family="paragraph" style:parent-style-name="Standard">
      <style:paragraph-properties fo:margin-top="0cm" fo:margin-bottom="0.102cm">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font-size="8pt" fo:language="en" fo:country="GB" fo:font-style="italic" style:font-size-asian="8pt" style:font-style-asian="italic"/>
    </style:style>
    <style:style style:name="P430" style:family="paragraph" style:parent-style-name="Standard">
      <style:paragraph-properties fo:margin-top="0cm" fo:margin-bottom="0.102cm" style:snap-to-layout-grid="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font-size="8pt" fo:language="en" fo:country="GB" fo:font-style="italic" style:font-size-asian="8pt" style:font-style-asian="italic"/>
    </style:style>
    <style:style style:name="P431" style:family="paragraph" style:parent-style-name="Standard">
      <style:paragraph-properties fo:margin-top="0cm" fo:margin-bottom="0.102cm" fo:text-align="justify" style:justify-single-word="false">
        <style:tab-stops>
          <style:tab-stop style:position="0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font-size="8pt" fo:language="en" fo:country="GB" fo:font-style="italic" style:font-size-asian="8pt" style:font-style-asian="italic"/>
    </style:style>
    <style:style style:name="P432" style:family="paragraph" style:parent-style-name="Standard">
      <style:paragraph-properties fo:margin-top="0cm" fo:margin-bottom="0.102cm" fo:text-align="justify" style:justify-single-word="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font-size="8pt" fo:language="en" fo:country="GB" fo:font-style="italic" style:font-size-asian="8pt" style:font-style-asian="italic"/>
    </style:style>
    <style:style style:name="P433" style:family="paragraph" style:parent-style-name="Standard">
      <style:paragraph-properties fo:margin-top="0cm" fo:margin-bottom="0.102cm" fo:text-align="justify" style:justify-single-word="false" style:snap-to-layout-grid="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font-size="8pt" fo:language="en" fo:country="GB" fo:font-style="italic" style:font-size-asian="8pt" style:font-style-asian="italic"/>
    </style:style>
    <style:style style:name="P434" style:family="paragraph" style:parent-style-name="Standard">
      <style:paragraph-properties fo:margin-top="0cm" fo:margin-bottom="0.102cm" fo:text-align="center" style:justify-single-word="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font-size="8pt" fo:language="nb" fo:country="NO" fo:font-weight="bold" style:font-size-asian="8pt" style:font-weight-asian="bold"/>
    </style:style>
    <style:style style:name="P435" style:family="paragraph" style:parent-style-name="Standard">
      <style:paragraph-properties fo:margin-top="0cm" fo:margin-bottom="0.102cm" fo:text-align="center" style:justify-single-word="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font-size="8pt" fo:language="nb" fo:country="NO" fo:font-style="italic" style:font-size-asian="8pt" style:font-style-asian="italic"/>
    </style:style>
    <style:style style:name="P436" style:family="paragraph" style:parent-style-name="Standard">
      <style:paragraph-properties fo:margin-top="0cm" fo:margin-bottom="0.102cm">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font-size="8pt" fo:language="nb" fo:country="NO" style:font-size-asian="8pt"/>
    </style:style>
    <style:style style:name="P437" style:family="paragraph" style:parent-style-name="Standard">
      <style:paragraph-properties fo:margin-top="0cm" fo:margin-bottom="0.102cm" fo:text-align="center" style:justify-single-word="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font-size="8pt" fo:language="nb" fo:country="NO" style:font-size-asian="8pt"/>
    </style:style>
    <style:style style:name="P438" style:family="paragraph" style:parent-style-name="Standard">
      <style:paragraph-properties fo:margin-top="0cm" fo:margin-bottom="0.102cm" fo:text-align="center" style:justify-single-word="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439" style:family="paragraph" style:parent-style-name="Standard">
      <style:paragraph-properties fo:margin-top="0cm" fo:margin-bottom="0.102cm" fo:text-align="center" style:justify-single-word="false" style:snap-to-layout-grid="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440" style:family="paragraph" style:parent-style-name="Standard">
      <style:paragraph-properties fo:margin-top="0cm" fo:margin-bottom="0.102cm" fo:text-align="center" style:justify-single-word="false">
        <style:tab-stops>
          <style:tab-stop style:position="6.35cm"/>
          <style:tab-stop style:position="7.874cm"/>
          <style:tab-stop style:position="9.906cm"/>
          <style:tab-stop style:position="11.938cm"/>
        </style:tab-stops>
      </style:paragraph-properties>
    </style:style>
    <style:style style:name="P441" style:family="paragraph" style:parent-style-name="Standard">
      <style:paragraph-properties fo:margin-top="0cm" fo:margin-bottom="0.102cm">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font-size="9pt" fo:language="en" fo:country="GB" style:font-size-asian="9pt"/>
    </style:style>
    <style:style style:name="P442" style:family="paragraph" style:parent-style-name="Standard">
      <style:paragraph-properties fo:margin-top="0cm" fo:margin-bottom="0.102cm" fo:text-align="center" style:justify-single-word="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font-size="9pt" fo:language="en" fo:country="GB" style:font-size-asian="9pt"/>
    </style:style>
    <style:style style:name="P443" style:family="paragraph" style:parent-style-name="Standard">
      <style:paragraph-properties fo:margin-top="0cm" fo:margin-bottom="0.102cm" fo:text-align="center" style:justify-single-word="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font-size="9pt" fo:language="en" fo:country="GB" fo:font-style="italic" style:font-size-asian="9pt" style:font-style-asian="italic"/>
    </style:style>
    <style:style style:name="P444" style:family="paragraph" style:parent-style-name="Standard">
      <style:paragraph-properties fo:margin-top="0cm" fo:margin-bottom="0.102cm" fo:text-align="end" style:justify-single-word="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font-size="9pt" fo:language="en" fo:country="GB" fo:font-style="italic" style:font-size-asian="9pt" style:font-style-asian="italic"/>
    </style:style>
    <style:style style:name="P445" style:family="paragraph" style:parent-style-name="Standard">
      <style:paragraph-properties fo:margin-top="0cm" fo:margin-bottom="0.102cm" fo:keep-together="always" fo:keep-with-next="always">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446" style:family="paragraph" style:parent-style-name="Standard">
      <style:paragraph-properties fo:margin-top="0cm" fo:margin-bottom="0.102cm" fo:keep-together="always" fo:keep-with-next="always">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font-size="8pt" fo:language="en" fo:country="GB" fo:font-weight="bold" style:font-size-asian="8pt" style:font-weight-asian="bold"/>
    </style:style>
    <style:style style:name="P447" style:family="paragraph" style:parent-style-name="Standard">
      <style:paragraph-properties fo:margin-top="0cm" fo:margin-bottom="0.102cm" fo:text-align="center" style:justify-single-word="false" fo:keep-together="always" fo:keep-with-next="always">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font-size="8pt" fo:language="en" fo:country="GB" fo:font-weight="bold" style:font-size-asian="8pt" style:font-weight-asian="bold"/>
    </style:style>
    <style:style style:name="P448" style:family="paragraph" style:parent-style-name="Standard">
      <style:paragraph-properties fo:margin-top="0cm" fo:margin-bottom="0.102cm" fo:keep-together="always" fo:keep-with-next="always">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font-size="8pt" fo:language="en" fo:country="GB" style:font-size-asian="8pt"/>
    </style:style>
    <style:style style:name="P449" style:family="paragraph" style:parent-style-name="Standard">
      <style:paragraph-properties fo:margin-top="0cm" fo:margin-bottom="0.102cm" fo:text-align="center" style:justify-single-word="false" fo:keep-together="always" fo:keep-with-next="always">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font-size="8pt" fo:language="en" fo:country="GB" style:font-size-asian="8pt"/>
    </style:style>
    <style:style style:name="P450" style:family="paragraph" style:parent-style-name="Standard">
      <style:paragraph-properties fo:margin-top="0cm" fo:margin-bottom="0.102cm" fo:text-align="center" style:justify-single-word="false" fo:keep-together="always" fo:keep-with-next="always">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font-size="8pt" fo:language="en" fo:country="GB" fo:font-style="italic" style:font-size-asian="8pt" style:font-style-asian="italic"/>
    </style:style>
    <style:style style:name="P451" style:family="paragraph" style:parent-style-name="Standard">
      <style:paragraph-properties fo:margin-top="0cm" fo:margin-bottom="0.102cm" fo:text-align="end" style:justify-single-word="false" fo:keep-together="always" fo:keep-with-next="always">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font-size="8pt" fo:language="en" fo:country="GB" fo:font-style="italic" style:font-size-asian="8pt" style:font-style-asian="italic"/>
    </style:style>
    <style:style style:name="P452" style:family="paragraph" style:parent-style-name="Standard">
      <style:paragraph-properties fo:margin-left="4.357cm" fo:margin-right="0cm" fo:keep-together="always" fo:text-indent="-4.357cm" style:auto-text-indent="false" fo:keep-with-next="always">
        <style:tab-stops>
          <style:tab-stop style:position="-1.965cm"/>
          <style:tab-stop style:position="0cm"/>
          <style:tab-stop style:position="1.901cm"/>
          <style:tab-stop style:position="3.902cm"/>
          <style:tab-stop style:position="5.846cm"/>
          <style:tab-stop style:position="7.701cm"/>
          <style:tab-stop style:position="9.402cm"/>
        </style:tab-stops>
      </style:paragraph-properties>
    </style:style>
    <style:style style:name="P453" style:family="paragraph" style:parent-style-name="Standard">
      <style:paragraph-properties fo:margin-left="0cm" fo:margin-right="0cm" fo:text-align="justify" style:justify-single-word="false" fo:keep-together="always" fo:text-indent="2.392cm" style:auto-text-indent="false">
        <style:tab-stops>
          <style:tab-stop style:position="2.392cm"/>
          <style:tab-stop style:position="4.357cm"/>
          <style:tab-stop style:position="6.258cm"/>
          <style:tab-stop style:position="8.259cm"/>
          <style:tab-stop style:position="10.202cm"/>
          <style:tab-stop style:position="12.058cm"/>
          <style:tab-stop style:position="13.758cm"/>
        </style:tab-stops>
      </style:paragraph-properties>
    </style:style>
    <style:style style:name="P454" style:family="paragraph" style:parent-style-name="Standard">
      <style:paragraph-properties fo:margin-left="4.501cm" fo:margin-right="0cm" fo:text-align="justify" style:justify-single-word="false" fo:text-indent="-4.501cm" style:auto-text-indent="false">
        <style:tab-stops>
          <style:tab-stop style:position="-4.501cm"/>
          <style:tab-stop style:position="-4.002cm"/>
          <style:tab-stop style:position="-3.503cm"/>
          <style:tab-stop style:position="-3.002cm"/>
          <style:tab-stop style:position="-2.501cm"/>
          <style:tab-stop style:position="-2.002cm"/>
          <style:tab-stop style:position="-1.503cm"/>
          <style:tab-stop style:position="-1.004cm"/>
          <style:tab-stop style:position="-0.501cm"/>
          <style:tab-stop style:position="-0.002cm"/>
          <style:tab-stop style:position="0.497cm"/>
          <style:tab-stop style:position="0.997cm"/>
          <style:tab-stop style:position="1.496cm"/>
          <style:tab-stop style:position="1.998cm"/>
          <style:tab-stop style:position="2.498cm"/>
          <style:tab-stop style:position="2.997cm"/>
          <style:tab-stop style:position="3.496cm"/>
          <style:tab-stop style:position="3.997cm"/>
          <style:tab-stop style:position="4.498cm"/>
          <style:tab-stop style:position="4.997cm"/>
          <style:tab-stop style:position="5.496cm"/>
          <style:tab-stop style:position="5.997cm"/>
          <style:tab-stop style:position="6.496cm"/>
          <style:tab-stop style:position="6.997cm"/>
          <style:tab-stop style:position="7.497cm"/>
          <style:tab-stop style:position="7.997cm"/>
          <style:tab-stop style:position="8.497cm"/>
          <style:tab-stop style:position="8.996cm"/>
          <style:tab-stop style:position="9.497cm"/>
          <style:tab-stop style:position="9.998cm"/>
          <style:tab-stop style:position="10.497cm"/>
          <style:tab-stop style:position="10.996cm"/>
        </style:tab-stops>
      </style:paragraph-properties>
      <style:text-properties fo:language="en" fo:country="GB"/>
    </style:style>
    <style:style style:name="P455" style:family="paragraph" style:parent-style-name="Standard">
      <style:paragraph-properties fo:margin-left="4.501cm" fo:margin-right="0cm" fo:text-align="justify" style:justify-single-word="false" fo:keep-together="always" fo:text-indent="-4.501cm" style:auto-text-indent="false" fo:keep-with-next="always">
        <style:tab-stops>
          <style:tab-stop style:position="-4.501cm"/>
          <style:tab-stop style:position="-4.002cm"/>
          <style:tab-stop style:position="-3.503cm"/>
          <style:tab-stop style:position="-3.002cm"/>
          <style:tab-stop style:position="-2.501cm"/>
          <style:tab-stop style:position="-2.002cm"/>
          <style:tab-stop style:position="-1.503cm"/>
          <style:tab-stop style:position="-1.004cm"/>
          <style:tab-stop style:position="-0.501cm"/>
          <style:tab-stop style:position="-0.002cm"/>
          <style:tab-stop style:position="0.497cm"/>
          <style:tab-stop style:position="0.997cm"/>
          <style:tab-stop style:position="1.496cm"/>
          <style:tab-stop style:position="1.998cm"/>
          <style:tab-stop style:position="2.498cm"/>
          <style:tab-stop style:position="2.997cm"/>
          <style:tab-stop style:position="3.496cm"/>
          <style:tab-stop style:position="3.997cm"/>
          <style:tab-stop style:position="4.498cm"/>
          <style:tab-stop style:position="4.997cm"/>
          <style:tab-stop style:position="5.496cm"/>
          <style:tab-stop style:position="5.997cm"/>
          <style:tab-stop style:position="6.496cm"/>
          <style:tab-stop style:position="6.997cm"/>
          <style:tab-stop style:position="7.497cm"/>
          <style:tab-stop style:position="7.997cm"/>
          <style:tab-stop style:position="8.497cm"/>
          <style:tab-stop style:position="8.996cm"/>
          <style:tab-stop style:position="9.497cm"/>
          <style:tab-stop style:position="9.998cm"/>
          <style:tab-stop style:position="10.497cm"/>
          <style:tab-stop style:position="10.996cm"/>
        </style:tab-stops>
      </style:paragraph-properties>
      <style:text-properties fo:language="en" fo:country="GB"/>
    </style:style>
    <style:style style:name="P456" style:family="paragraph" style:parent-style-name="Standard">
      <style:paragraph-properties fo:margin-left="4.501cm" fo:margin-right="0cm" fo:text-align="justify" style:justify-single-word="false" fo:keep-together="always" fo:text-indent="-4.501cm" style:auto-text-indent="false" fo:keep-with-next="always">
        <style:tab-stops>
          <style:tab-stop style:position="-4.501cm"/>
          <style:tab-stop style:position="-4.002cm"/>
          <style:tab-stop style:position="-3.503cm"/>
          <style:tab-stop style:position="-3.002cm"/>
          <style:tab-stop style:position="-2.501cm"/>
          <style:tab-stop style:position="-2.002cm"/>
          <style:tab-stop style:position="-1.503cm"/>
          <style:tab-stop style:position="-0.501cm"/>
          <style:tab-stop style:position="-0.002cm"/>
          <style:tab-stop style:position="0.497cm"/>
          <style:tab-stop style:position="0.997cm"/>
          <style:tab-stop style:position="1.496cm"/>
          <style:tab-stop style:position="1.998cm"/>
          <style:tab-stop style:position="2.498cm"/>
          <style:tab-stop style:position="2.997cm"/>
          <style:tab-stop style:position="3.496cm"/>
          <style:tab-stop style:position="3.997cm"/>
          <style:tab-stop style:position="4.498cm"/>
          <style:tab-stop style:position="4.997cm"/>
          <style:tab-stop style:position="5.496cm"/>
          <style:tab-stop style:position="5.997cm"/>
          <style:tab-stop style:position="6.496cm"/>
          <style:tab-stop style:position="6.997cm"/>
          <style:tab-stop style:position="7.497cm"/>
          <style:tab-stop style:position="7.997cm"/>
          <style:tab-stop style:position="8.497cm"/>
          <style:tab-stop style:position="8.996cm"/>
          <style:tab-stop style:position="9.497cm"/>
          <style:tab-stop style:position="9.998cm"/>
          <style:tab-stop style:position="10.497cm"/>
          <style:tab-stop style:position="10.996cm"/>
        </style:tab-stops>
      </style:paragraph-properties>
      <style:text-properties fo:language="en" fo:country="GB"/>
    </style:style>
    <style:style style:name="P457" style:family="paragraph" style:parent-style-name="Standard">
      <style:paragraph-properties fo:margin-left="8.999cm" fo:margin-right="0cm" fo:text-align="justify" style:justify-single-word="false" fo:keep-together="always" fo:text-indent="-8.999cm" style:auto-text-indent="false" fo:keep-with-next="always">
        <style:tab-stops>
          <style:tab-stop style:position="-8.999cm"/>
          <style:tab-stop style:position="-8.241cm"/>
          <style:tab-stop style:position="-7.5cm"/>
          <style:tab-stop style:position="-6.999cm"/>
          <style:tab-stop style:position="-6.5cm"/>
          <style:tab-stop style:position="-6.001cm"/>
          <style:tab-stop style:position="-5.502cm"/>
          <style:tab-stop style:position="-4.999cm"/>
          <style:tab-stop style:position="-4.5cm"/>
          <style:tab-stop style:position="-4.001cm"/>
          <style:tab-stop style:position="-3.501cm"/>
          <style:tab-stop style:position="-3.002cm"/>
          <style:tab-stop style:position="-2.499cm"/>
          <style:tab-stop style:position="-2cm"/>
          <style:tab-stop style:position="-1.501cm"/>
          <style:tab-stop style:position="-1.002cm"/>
          <style:tab-stop style:position="-0.501cm"/>
          <style:tab-stop style:position="0cm"/>
          <style:tab-stop style:position="0.499cm"/>
          <style:tab-stop style:position="0.998cm"/>
          <style:tab-stop style:position="1.499cm"/>
          <style:tab-stop style:position="1.998cm"/>
          <style:tab-stop style:position="2.499cm"/>
          <style:tab-stop style:position="2.999cm"/>
          <style:tab-stop style:position="3.5cm"/>
          <style:tab-stop style:position="3.999cm"/>
          <style:tab-stop style:position="4.498cm"/>
          <style:tab-stop style:position="4.999cm"/>
          <style:tab-stop style:position="5.5cm"/>
          <style:tab-stop style:position="5.999cm"/>
          <style:tab-stop style:position="6.498cm"/>
        </style:tab-stops>
      </style:paragraph-properties>
      <style:text-properties fo:language="en" fo:country="GB"/>
    </style:style>
    <style:style style:name="P458" style:family="paragraph" style:parent-style-name="Standard">
      <style:paragraph-properties fo:margin-left="0.751cm" fo:margin-right="0cm" fo:text-align="justify" style:justify-single-word="false" fo:keep-together="always" fo:text-indent="-0.751cm" style:auto-text-indent="false" fo:keep-with-next="always">
        <style:tab-stops>
          <style:tab-stop style:position="0cm"/>
          <style:tab-stop style:position="0.748cm"/>
          <style:tab-stop style:position="1.249cm"/>
          <style:tab-stop style:position="1.748cm"/>
          <style:tab-stop style:position="2.247cm"/>
          <style:tab-stop style:position="2.746cm"/>
          <style:tab-stop style:position="3.249cm"/>
          <style:tab-stop style:position="3.748cm"/>
          <style:tab-stop style:position="4.247cm"/>
          <style:tab-stop style:position="4.747cm"/>
          <style:tab-stop style:position="5.246cm"/>
          <style:tab-stop style:position="5.749cm"/>
          <style:tab-stop style:position="6.248cm"/>
          <style:tab-stop style:position="6.747cm"/>
          <style:tab-stop style:position="7.246cm"/>
          <style:tab-stop style:position="7.747cm"/>
          <style:tab-stop style:position="8.248cm"/>
          <style:tab-stop style:position="8.747cm"/>
          <style:tab-stop style:position="9.246cm"/>
          <style:tab-stop style:position="9.747cm"/>
          <style:tab-stop style:position="10.246cm"/>
          <style:tab-stop style:position="10.747cm"/>
          <style:tab-stop style:position="11.247cm"/>
          <style:tab-stop style:position="11.748cm"/>
          <style:tab-stop style:position="12.247cm"/>
          <style:tab-stop style:position="12.746cm"/>
          <style:tab-stop style:position="13.247cm"/>
          <style:tab-stop style:position="13.748cm"/>
          <style:tab-stop style:position="14.247cm"/>
          <style:tab-stop style:position="14.746cm"/>
        </style:tab-stops>
      </style:paragraph-properties>
      <style:text-properties fo:language="en" fo:country="GB"/>
    </style:style>
    <style:style style:name="P459" style:family="paragraph" style:parent-style-name="Standard">
      <style:paragraph-properties fo:margin-left="0.758cm" fo:margin-right="0cm" fo:text-align="justify" style:justify-single-word="false" fo:keep-together="always" fo:text-indent="0cm" style:auto-text-indent="false" fo:keep-with-next="always">
        <style:tab-stops>
          <style:tab-stop style:position="-0.758cm"/>
          <style:tab-stop style:position="0cm"/>
          <style:tab-stop style:position="0.741cm"/>
          <style:tab-stop style:position="1.242cm"/>
          <style:tab-stop style:position="1.741cm"/>
          <style:tab-stop style:position="2.24cm"/>
          <style:tab-stop style:position="2.739cm"/>
          <style:tab-stop style:position="3.242cm"/>
          <style:tab-stop style:position="3.741cm"/>
          <style:tab-stop style:position="4.24cm"/>
          <style:tab-stop style:position="4.74cm"/>
          <style:tab-stop style:position="5.239cm"/>
          <style:tab-stop style:position="5.741cm"/>
          <style:tab-stop style:position="6.241cm"/>
          <style:tab-stop style:position="6.74cm"/>
          <style:tab-stop style:position="7.239cm"/>
          <style:tab-stop style:position="7.74cm"/>
          <style:tab-stop style:position="8.241cm"/>
          <style:tab-stop style:position="8.74cm"/>
          <style:tab-stop style:position="9.239cm"/>
          <style:tab-stop style:position="9.74cm"/>
          <style:tab-stop style:position="10.239cm"/>
          <style:tab-stop style:position="10.74cm"/>
          <style:tab-stop style:position="11.24cm"/>
          <style:tab-stop style:position="11.74cm"/>
          <style:tab-stop style:position="12.24cm"/>
          <style:tab-stop style:position="12.739cm"/>
          <style:tab-stop style:position="13.24cm"/>
          <style:tab-stop style:position="13.741cm"/>
          <style:tab-stop style:position="14.24cm"/>
          <style:tab-stop style:position="14.739cm"/>
        </style:tab-stops>
      </style:paragraph-properties>
      <style:text-properties fo:language="en" fo:country="GB"/>
    </style:style>
    <style:style style:name="P460" style:family="paragraph" style:parent-style-name="Standard">
      <style:paragraph-properties fo:margin-left="0.758cm" fo:margin-right="0cm" fo:text-align="justify" style:justify-single-word="false" fo:keep-together="always" fo:text-indent="0cm" style:auto-text-indent="false">
        <style:tab-stops>
          <style:tab-stop style:position="-0.758cm"/>
          <style:tab-stop style:position="0cm"/>
          <style:tab-stop style:position="0.741cm"/>
          <style:tab-stop style:position="1.242cm"/>
          <style:tab-stop style:position="1.741cm"/>
          <style:tab-stop style:position="2.24cm"/>
          <style:tab-stop style:position="2.739cm"/>
          <style:tab-stop style:position="3.242cm"/>
          <style:tab-stop style:position="3.741cm"/>
          <style:tab-stop style:position="4.24cm"/>
          <style:tab-stop style:position="4.74cm"/>
          <style:tab-stop style:position="5.239cm"/>
          <style:tab-stop style:position="5.741cm"/>
          <style:tab-stop style:position="6.241cm"/>
          <style:tab-stop style:position="6.74cm"/>
          <style:tab-stop style:position="7.239cm"/>
          <style:tab-stop style:position="7.74cm"/>
          <style:tab-stop style:position="8.241cm"/>
          <style:tab-stop style:position="8.74cm"/>
          <style:tab-stop style:position="9.239cm"/>
          <style:tab-stop style:position="9.74cm"/>
          <style:tab-stop style:position="10.239cm"/>
          <style:tab-stop style:position="10.74cm"/>
          <style:tab-stop style:position="11.24cm"/>
          <style:tab-stop style:position="11.74cm"/>
          <style:tab-stop style:position="12.24cm"/>
          <style:tab-stop style:position="12.739cm"/>
          <style:tab-stop style:position="13.24cm"/>
          <style:tab-stop style:position="13.741cm"/>
          <style:tab-stop style:position="14.24cm"/>
          <style:tab-stop style:position="14.739cm"/>
        </style:tab-stops>
      </style:paragraph-properties>
      <style:text-properties fo:language="en" fo:country="GB"/>
    </style:style>
    <style:style style:name="P461" style:family="paragraph" style:parent-style-name="Standard">
      <style:paragraph-properties fo:margin-left="0.758cm" fo:margin-right="0cm" fo:text-align="justify" style:justify-single-word="false" fo:text-indent="0cm" style:auto-text-indent="false">
        <style:tab-stops>
          <style:tab-stop style:position="-0.758cm"/>
          <style:tab-stop style:position="0cm"/>
          <style:tab-stop style:position="0.741cm"/>
          <style:tab-stop style:position="1.242cm"/>
          <style:tab-stop style:position="1.741cm"/>
          <style:tab-stop style:position="2.24cm"/>
          <style:tab-stop style:position="2.739cm"/>
          <style:tab-stop style:position="3.242cm"/>
          <style:tab-stop style:position="3.741cm"/>
          <style:tab-stop style:position="4.24cm"/>
          <style:tab-stop style:position="4.74cm"/>
          <style:tab-stop style:position="5.239cm"/>
          <style:tab-stop style:position="5.741cm"/>
          <style:tab-stop style:position="6.241cm"/>
          <style:tab-stop style:position="6.74cm"/>
          <style:tab-stop style:position="7.239cm"/>
          <style:tab-stop style:position="7.74cm"/>
          <style:tab-stop style:position="8.241cm"/>
          <style:tab-stop style:position="8.74cm"/>
          <style:tab-stop style:position="9.239cm"/>
          <style:tab-stop style:position="9.74cm"/>
          <style:tab-stop style:position="10.239cm"/>
          <style:tab-stop style:position="10.74cm"/>
          <style:tab-stop style:position="11.24cm"/>
          <style:tab-stop style:position="11.74cm"/>
          <style:tab-stop style:position="12.24cm"/>
          <style:tab-stop style:position="12.739cm"/>
          <style:tab-stop style:position="13.24cm"/>
          <style:tab-stop style:position="13.741cm"/>
          <style:tab-stop style:position="14.24cm"/>
          <style:tab-stop style:position="14.739cm"/>
        </style:tab-stops>
      </style:paragraph-properties>
      <style:text-properties fo:language="en" fo:country="GB"/>
    </style:style>
    <style:style style:name="P462" style:family="paragraph" style:parent-style-name="Standard">
      <style:paragraph-properties fo:margin-left="0.758cm" fo:margin-right="0cm" fo:text-indent="-0.758cm" style:auto-text-indent="false"/>
    </style:style>
    <style:style style:name="P463" style:family="paragraph" style:parent-style-name="Standard">
      <style:paragraph-properties fo:margin-left="0.758cm" fo:margin-right="0cm" fo:text-align="justify" style:justify-single-word="false" fo:text-indent="-0.758cm" style:auto-text-indent="false">
        <style:tab-stops>
          <style:tab-stop style:position="-0.758cm"/>
          <style:tab-stop style:position="0cm"/>
          <style:tab-stop style:position="0.741cm"/>
          <style:tab-stop style:position="1.242cm"/>
          <style:tab-stop style:position="1.741cm"/>
          <style:tab-stop style:position="2.24cm"/>
          <style:tab-stop style:position="2.739cm"/>
          <style:tab-stop style:position="3.242cm"/>
          <style:tab-stop style:position="3.741cm"/>
          <style:tab-stop style:position="4.24cm"/>
          <style:tab-stop style:position="4.74cm"/>
          <style:tab-stop style:position="5.239cm"/>
          <style:tab-stop style:position="5.741cm"/>
          <style:tab-stop style:position="6.241cm"/>
          <style:tab-stop style:position="6.74cm"/>
          <style:tab-stop style:position="7.239cm"/>
          <style:tab-stop style:position="7.74cm"/>
          <style:tab-stop style:position="8.241cm"/>
          <style:tab-stop style:position="8.74cm"/>
          <style:tab-stop style:position="9.239cm"/>
          <style:tab-stop style:position="9.74cm"/>
          <style:tab-stop style:position="10.239cm"/>
          <style:tab-stop style:position="10.74cm"/>
          <style:tab-stop style:position="11.24cm"/>
          <style:tab-stop style:position="11.74cm"/>
          <style:tab-stop style:position="12.24cm"/>
          <style:tab-stop style:position="12.739cm"/>
          <style:tab-stop style:position="13.24cm"/>
          <style:tab-stop style:position="13.741cm"/>
          <style:tab-stop style:position="14.24cm"/>
          <style:tab-stop style:position="14.739cm"/>
        </style:tab-stops>
      </style:paragraph-properties>
    </style:style>
    <style:style style:name="P464" style:family="paragraph" style:parent-style-name="Standard">
      <style:paragraph-properties fo:margin-left="0.758cm" fo:margin-right="0cm" fo:text-align="justify" style:justify-single-word="false" fo:text-indent="-0.758cm" style:auto-text-indent="false">
        <style:tab-stops>
          <style:tab-stop style:position="-0.758cm"/>
          <style:tab-stop style:position="0cm"/>
          <style:tab-stop style:position="0.741cm"/>
          <style:tab-stop style:position="1.242cm"/>
          <style:tab-stop style:position="1.741cm"/>
          <style:tab-stop style:position="2.24cm"/>
          <style:tab-stop style:position="2.739cm"/>
          <style:tab-stop style:position="3.242cm"/>
          <style:tab-stop style:position="3.741cm"/>
          <style:tab-stop style:position="4.24cm"/>
          <style:tab-stop style:position="4.74cm"/>
          <style:tab-stop style:position="5.239cm"/>
          <style:tab-stop style:position="5.741cm"/>
          <style:tab-stop style:position="6.241cm"/>
          <style:tab-stop style:position="6.74cm"/>
          <style:tab-stop style:position="7.239cm"/>
          <style:tab-stop style:position="7.74cm"/>
          <style:tab-stop style:position="8.241cm"/>
          <style:tab-stop style:position="8.74cm"/>
          <style:tab-stop style:position="9.239cm"/>
          <style:tab-stop style:position="9.74cm"/>
          <style:tab-stop style:position="10.239cm"/>
          <style:tab-stop style:position="10.74cm"/>
          <style:tab-stop style:position="11.24cm"/>
          <style:tab-stop style:position="11.74cm"/>
          <style:tab-stop style:position="12.24cm"/>
          <style:tab-stop style:position="12.739cm"/>
          <style:tab-stop style:position="13.24cm"/>
          <style:tab-stop style:position="13.741cm"/>
          <style:tab-stop style:position="14.24cm"/>
          <style:tab-stop style:position="14.739cm"/>
        </style:tab-stops>
      </style:paragraph-properties>
      <style:text-properties fo:language="en" fo:country="GB"/>
    </style:style>
    <style:style style:name="P465" style:family="paragraph" style:parent-style-name="Standard">
      <style:paragraph-properties fo:margin-left="0.751cm" fo:margin-right="0cm" fo:text-align="justify" style:justify-single-word="false" fo:text-indent="0.007cm" style:auto-text-indent="false">
        <style:tab-stops>
          <style:tab-stop style:position="0cm"/>
          <style:tab-stop style:position="0.748cm"/>
          <style:tab-stop style:position="1.249cm"/>
          <style:tab-stop style:position="1.748cm"/>
          <style:tab-stop style:position="2.247cm"/>
          <style:tab-stop style:position="2.746cm"/>
          <style:tab-stop style:position="3.249cm"/>
          <style:tab-stop style:position="3.748cm"/>
          <style:tab-stop style:position="4.247cm"/>
          <style:tab-stop style:position="4.747cm"/>
          <style:tab-stop style:position="5.246cm"/>
          <style:tab-stop style:position="5.749cm"/>
          <style:tab-stop style:position="6.248cm"/>
          <style:tab-stop style:position="6.747cm"/>
          <style:tab-stop style:position="7.246cm"/>
          <style:tab-stop style:position="7.747cm"/>
          <style:tab-stop style:position="8.248cm"/>
          <style:tab-stop style:position="8.747cm"/>
          <style:tab-stop style:position="9.246cm"/>
          <style:tab-stop style:position="9.747cm"/>
          <style:tab-stop style:position="10.246cm"/>
          <style:tab-stop style:position="10.747cm"/>
          <style:tab-stop style:position="11.247cm"/>
          <style:tab-stop style:position="11.748cm"/>
          <style:tab-stop style:position="12.247cm"/>
          <style:tab-stop style:position="12.746cm"/>
          <style:tab-stop style:position="13.247cm"/>
          <style:tab-stop style:position="13.748cm"/>
          <style:tab-stop style:position="14.247cm"/>
          <style:tab-stop style:position="14.746cm"/>
        </style:tab-stops>
      </style:paragraph-properties>
    </style:style>
    <style:style style:name="P466" style:family="paragraph" style:parent-style-name="Standard">
      <style:paragraph-properties fo:margin-left="0cm" fo:margin-right="0cm" fo:text-align="justify" style:justify-single-word="false" fo:text-indent="0.758cm" style:auto-text-indent="false">
        <style:tab-stops>
          <style:tab-stop style:position="0cm"/>
          <style:tab-stop style:position="0.75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467" style:family="paragraph" style:parent-style-name="Standard">
      <style:paragraph-properties fo:margin-left="0cm" fo:margin-right="0cm" fo:text-align="justify" style:justify-single-word="false" fo:text-indent="0.758cm" style:auto-text-indent="false">
        <style:tab-stops>
          <style:tab-stop style:position="0cm"/>
          <style:tab-stop style:position="0.75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468" style:family="paragraph" style:parent-style-name="Standard">
      <style:paragraph-properties fo:margin-left="0cm" fo:margin-right="0cm" fo:text-align="justify" style:justify-single-word="false" fo:text-indent="0.459cm" style:auto-text-indent="false">
        <style:tab-stops>
          <style:tab-stop style:position="0.459cm"/>
          <style:tab-stop style:position="1.658cm"/>
          <style:tab-stop style:position="3.958cm" style:type="char" style:char=","/>
          <style:tab-stop style:position="4.558cm"/>
          <style:tab-stop style:position="6.757cm" style:type="char" style:char=","/>
        </style:tab-stops>
      </style:paragraph-properties>
    </style:style>
    <style:style style:name="P469" style:family="paragraph" style:parent-style-name="Standard">
      <style:paragraph-properties fo:margin-left="0cm" fo:margin-right="0cm" fo:text-align="justify" style:justify-single-word="false" fo:keep-together="always" fo:text-indent="0.459cm" style:auto-text-indent="false" fo:keep-with-next="always">
        <style:tab-stops>
          <style:tab-stop style:position="0.459cm"/>
          <style:tab-stop style:position="1.658cm"/>
          <style:tab-stop style:position="3.958cm" style:type="char" style:char=","/>
          <style:tab-stop style:position="4.558cm"/>
          <style:tab-stop style:position="6.757cm" style:type="char" style:char=","/>
        </style:tab-stops>
      </style:paragraph-properties>
    </style:style>
    <style:style style:name="P470" style:family="paragraph" style:parent-style-name="Standard">
      <style:paragraph-properties fo:margin-left="2.499cm" fo:margin-right="0cm" fo:text-align="justify" style:justify-single-word="false" fo:text-indent="-2cm" style:auto-text-indent="false">
        <style:tab-stops>
          <style:tab-stop style:position="-2.499cm"/>
          <style:tab-stop style:position="-2cm"/>
          <style:tab-stop style:position="-1.501cm"/>
          <style:tab-stop style:position="-1cm"/>
          <style:tab-stop style:position="-0.499cm"/>
          <style:tab-stop style:position="0cm"/>
          <style:tab-stop style:position="0.499cm"/>
          <style:tab-stop style:position="0.998cm"/>
          <style:tab-stop style:position="1.501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9cm"/>
          <style:tab-stop style:position="6.5cm"/>
          <style:tab-stop style:position="6.999cm"/>
          <style:tab-stop style:position="7.498cm"/>
          <style:tab-stop style:position="7.999cm"/>
          <style:tab-stop style:position="8.498cm"/>
          <style:tab-stop style:position="8.999cm"/>
          <style:tab-stop style:position="9.499cm"/>
          <style:tab-stop style:position="9.999cm"/>
          <style:tab-stop style:position="10.499cm"/>
          <style:tab-stop style:position="10.998cm"/>
          <style:tab-stop style:position="11.499cm"/>
          <style:tab-stop style:position="12cm"/>
          <style:tab-stop style:position="12.499cm"/>
          <style:tab-stop style:position="12.998cm"/>
        </style:tab-stops>
      </style:paragraph-properties>
    </style:style>
    <style:style style:name="P471" style:family="paragraph" style:parent-style-name="Standard">
      <style:paragraph-properties fo:margin-left="0.501cm" fo:margin-right="0cm" fo:text-align="justify" style:justify-single-word="false" fo:text-indent="-0.501cm" style:auto-text-indent="false">
        <style:tab-stops>
          <style:tab-stop style:position="-0.501cm"/>
          <style:tab-stop style:position="-0.002cm"/>
          <style:tab-stop style:position="0.497cm"/>
          <style:tab-stop style:position="0.998cm"/>
          <style:tab-stop style:position="1.499cm"/>
          <style:tab-stop style:position="1.998cm"/>
          <style:tab-stop style:position="2.498cm"/>
          <style:tab-stop style:position="2.997cm"/>
          <style:tab-stop style:position="3.5cm"/>
          <style:tab-stop style:position="3.999cm"/>
          <style:tab-stop style:position="4.498cm"/>
          <style:tab-stop style:position="4.997cm"/>
          <style:tab-stop style:position="5.496cm"/>
          <style:tab-stop style:position="5.999cm"/>
          <style:tab-stop style:position="6.498cm"/>
          <style:tab-stop style:position="6.997cm"/>
          <style:tab-stop style:position="7.497cm"/>
          <style:tab-stop style:position="7.997cm"/>
          <style:tab-stop style:position="8.5cm"/>
          <style:tab-stop style:position="9.252cm"/>
          <style:tab-stop style:position="9.998cm"/>
          <style:tab-stop style:position="10.497cm"/>
          <style:tab-stop style:position="10.998cm"/>
          <style:tab-stop style:position="11.497cm"/>
          <style:tab-stop style:position="11.998cm"/>
          <style:tab-stop style:position="12.497cm"/>
          <style:tab-stop style:position="12.996cm"/>
          <style:tab-stop style:position="13.497cm"/>
          <style:tab-stop style:position="13.998cm"/>
          <style:tab-stop style:position="14.497cm"/>
          <style:tab-stop style:position="14.997cm"/>
        </style:tab-stops>
      </style:paragraph-properties>
    </style:style>
    <style:style style:name="P472" style:family="paragraph" style:parent-style-name="Standard">
      <style:paragraph-properties fo:margin-left="0.501cm" fo:margin-right="0cm" fo:text-align="justify" style:justify-single-word="false" fo:text-indent="-0.501cm" style:auto-text-indent="false">
        <style:tab-stops>
          <style:tab-stop style:position="-0.501cm"/>
          <style:tab-stop style:position="0cm"/>
          <style:tab-stop style:position="0.998cm"/>
          <style:tab-stop style:position="1.499cm"/>
          <style:tab-stop style:position="1.998cm"/>
          <style:tab-stop style:position="2.498cm"/>
          <style:tab-stop style:position="2.997cm"/>
          <style:tab-stop style:position="3.5cm"/>
          <style:tab-stop style:position="3.999cm"/>
          <style:tab-stop style:position="4.498cm"/>
          <style:tab-stop style:position="4.997cm"/>
          <style:tab-stop style:position="5.496cm"/>
          <style:tab-stop style:position="5.999cm"/>
          <style:tab-stop style:position="6.498cm"/>
          <style:tab-stop style:position="6.997cm"/>
          <style:tab-stop style:position="7.497cm"/>
          <style:tab-stop style:position="7.997cm"/>
          <style:tab-stop style:position="8.498cm"/>
          <style:tab-stop style:position="8.998cm"/>
          <style:tab-stop style:position="9.497cm"/>
          <style:tab-stop style:position="9.998cm"/>
          <style:tab-stop style:position="10.497cm"/>
          <style:tab-stop style:position="10.998cm"/>
          <style:tab-stop style:position="11.497cm"/>
          <style:tab-stop style:position="11.998cm"/>
          <style:tab-stop style:position="12.497cm"/>
          <style:tab-stop style:position="12.996cm"/>
          <style:tab-stop style:position="13.497cm"/>
          <style:tab-stop style:position="13.998cm"/>
          <style:tab-stop style:position="14.497cm"/>
          <style:tab-stop style:position="14.997cm"/>
        </style:tab-stops>
      </style:paragraph-properties>
    </style:style>
    <style:style style:name="P473" style:family="paragraph" style:parent-style-name="Standard">
      <style:paragraph-properties fo:margin-left="2.499cm" fo:margin-right="0cm" fo:text-align="justify" style:justify-single-word="false" fo:keep-together="always" fo:text-indent="-2.499cm" style:auto-text-indent="false" fo:keep-with-next="always">
        <style:tab-stops>
          <style:tab-stop style:position="-2.499cm"/>
          <style:tab-stop style:position="-2cm"/>
          <style:tab-stop style:position="-1.501cm"/>
          <style:tab-stop style:position="-1cm"/>
          <style:tab-stop style:position="-0.499cm"/>
          <style:tab-stop style:position="0cm"/>
          <style:tab-stop style:position="0.499cm"/>
          <style:tab-stop style:position="0.998cm"/>
          <style:tab-stop style:position="1.501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9cm"/>
          <style:tab-stop style:position="6.5cm"/>
          <style:tab-stop style:position="6.999cm"/>
          <style:tab-stop style:position="7.498cm"/>
          <style:tab-stop style:position="7.999cm"/>
          <style:tab-stop style:position="8.498cm"/>
          <style:tab-stop style:position="8.999cm"/>
          <style:tab-stop style:position="9.499cm"/>
          <style:tab-stop style:position="9.999cm"/>
          <style:tab-stop style:position="10.499cm"/>
          <style:tab-stop style:position="10.998cm"/>
          <style:tab-stop style:position="11.499cm"/>
          <style:tab-stop style:position="12cm"/>
          <style:tab-stop style:position="12.499cm"/>
          <style:tab-stop style:position="12.998cm"/>
        </style:tab-stops>
      </style:paragraph-properties>
    </style:style>
    <style:style style:name="P474" style:family="paragraph" style:parent-style-name="Standard">
      <style:paragraph-properties fo:margin-left="2cm" fo:margin-right="0cm" fo:text-align="justify" style:justify-single-word="false" fo:text-indent="-2cm" style:auto-text-indent="false">
        <style:tab-stops>
          <style:tab-stop style:position="-2cm"/>
          <style:tab-stop style:position="-1.501cm"/>
          <style:tab-stop style:position="-1.002cm"/>
          <style:tab-stop style:position="-0.501cm"/>
          <style:tab-stop style:position="0cm"/>
          <style:tab-stop style:position="0.499cm"/>
          <style:tab-stop style:position="0.998cm"/>
          <style:tab-stop style:position="1.498cm"/>
          <style:tab-stop style:position="2cm"/>
          <style:tab-stop style:position="2.499cm"/>
          <style:tab-stop style:position="2.999cm"/>
          <style:tab-stop style:position="3.498cm"/>
          <style:tab-stop style:position="3.997cm"/>
          <style:tab-stop style:position="4.5cm"/>
          <style:tab-stop style:position="4.999cm"/>
          <style:tab-stop style:position="5.498cm"/>
          <style:tab-stop style:position="5.997cm"/>
          <style:tab-stop style:position="6.498cm"/>
          <style:tab-stop style:position="6.999cm"/>
          <style:tab-stop style:position="7.498cm"/>
          <style:tab-stop style:position="7.997cm"/>
          <style:tab-stop style:position="8.498cm"/>
          <style:tab-stop style:position="8.998cm"/>
          <style:tab-stop style:position="9.499cm"/>
          <style:tab-stop style:position="9.998cm"/>
          <style:tab-stop style:position="10.499cm"/>
          <style:tab-stop style:position="10.998cm"/>
          <style:tab-stop style:position="11.497cm"/>
          <style:tab-stop style:position="11.998cm"/>
          <style:tab-stop style:position="12.499cm"/>
          <style:tab-stop style:position="12.998cm"/>
          <style:tab-stop style:position="13.497cm"/>
        </style:tab-stops>
      </style:paragraph-properties>
    </style:style>
    <style:style style:name="P475" style:family="paragraph" style:parent-style-name="Standard">
      <style:paragraph-properties fo:margin-left="1.27cm" fo:margin-right="0cm" fo:text-indent="1.27cm" style:auto-text-indent="false"/>
    </style:style>
    <style:style style:name="P476" style:family="paragraph" style:parent-style-name="Standard">
      <style:paragraph-properties fo:margin-left="4.501cm" fo:margin-right="0cm" fo:text-align="justify" style:justify-single-word="false" fo:text-indent="-2.002cm" style:auto-text-indent="false">
        <style:tab-stops>
          <style:tab-stop style:position="-4.501cm"/>
          <style:tab-stop style:position="-4.002cm"/>
          <style:tab-stop style:position="-3.503cm"/>
          <style:tab-stop style:position="-3.002cm"/>
          <style:tab-stop style:position="-2.501cm"/>
          <style:tab-stop style:position="-2.002cm"/>
          <style:tab-stop style:position="-1.503cm"/>
          <style:tab-stop style:position="-1.004cm"/>
          <style:tab-stop style:position="-0.501cm"/>
          <style:tab-stop style:position="-0.002cm"/>
          <style:tab-stop style:position="0.497cm"/>
          <style:tab-stop style:position="0.997cm"/>
          <style:tab-stop style:position="1.496cm"/>
          <style:tab-stop style:position="1.998cm"/>
          <style:tab-stop style:position="2.498cm"/>
          <style:tab-stop style:position="2.997cm"/>
          <style:tab-stop style:position="3.496cm"/>
          <style:tab-stop style:position="3.997cm"/>
          <style:tab-stop style:position="4.498cm"/>
          <style:tab-stop style:position="4.997cm"/>
          <style:tab-stop style:position="5.496cm"/>
          <style:tab-stop style:position="5.997cm"/>
          <style:tab-stop style:position="6.496cm"/>
          <style:tab-stop style:position="6.997cm"/>
          <style:tab-stop style:position="7.497cm"/>
          <style:tab-stop style:position="7.997cm"/>
          <style:tab-stop style:position="8.497cm"/>
          <style:tab-stop style:position="8.996cm"/>
          <style:tab-stop style:position="9.497cm"/>
          <style:tab-stop style:position="9.998cm"/>
          <style:tab-stop style:position="10.497cm"/>
          <style:tab-stop style:position="10.996cm"/>
        </style:tab-stops>
      </style:paragraph-properties>
      <style:text-properties fo:language="en" fo:country="GB"/>
    </style:style>
    <style:style style:name="P477" style:family="paragraph" style:parent-style-name="Standard">
      <style:paragraph-properties fo:margin-left="4.501cm" fo:margin-right="0cm" fo:text-align="justify" style:justify-single-word="false" fo:keep-together="always" fo:text-indent="-2.002cm" style:auto-text-indent="false">
        <style:tab-stops>
          <style:tab-stop style:position="-4.501cm"/>
          <style:tab-stop style:position="-4.002cm"/>
          <style:tab-stop style:position="-3.503cm"/>
          <style:tab-stop style:position="-3.002cm"/>
          <style:tab-stop style:position="-2.501cm"/>
          <style:tab-stop style:position="-2.002cm"/>
          <style:tab-stop style:position="-1.503cm"/>
          <style:tab-stop style:position="-1.004cm"/>
          <style:tab-stop style:position="-0.501cm"/>
          <style:tab-stop style:position="-0.002cm"/>
          <style:tab-stop style:position="0.497cm"/>
          <style:tab-stop style:position="0.997cm"/>
          <style:tab-stop style:position="1.496cm"/>
          <style:tab-stop style:position="1.998cm"/>
          <style:tab-stop style:position="2.498cm"/>
          <style:tab-stop style:position="2.997cm"/>
          <style:tab-stop style:position="3.496cm"/>
          <style:tab-stop style:position="3.997cm"/>
          <style:tab-stop style:position="4.498cm"/>
          <style:tab-stop style:position="4.997cm"/>
          <style:tab-stop style:position="5.496cm"/>
          <style:tab-stop style:position="5.997cm"/>
          <style:tab-stop style:position="6.496cm"/>
          <style:tab-stop style:position="6.997cm"/>
          <style:tab-stop style:position="7.497cm"/>
          <style:tab-stop style:position="7.997cm"/>
          <style:tab-stop style:position="8.497cm"/>
          <style:tab-stop style:position="8.996cm"/>
          <style:tab-stop style:position="9.497cm"/>
          <style:tab-stop style:position="9.998cm"/>
          <style:tab-stop style:position="10.497cm"/>
          <style:tab-stop style:position="10.996cm"/>
        </style:tab-stops>
      </style:paragraph-properties>
    </style:style>
    <style:style style:name="P478" style:family="paragraph" style:parent-style-name="Standard">
      <style:paragraph-properties fo:margin-left="4.501cm" fo:margin-right="0cm" fo:text-align="justify" style:justify-single-word="false" fo:keep-together="always" fo:text-indent="-2.002cm" style:auto-text-indent="false" fo:keep-with-next="always">
        <style:tab-stops>
          <style:tab-stop style:position="-4.501cm"/>
          <style:tab-stop style:position="-4.002cm"/>
          <style:tab-stop style:position="-3.503cm"/>
          <style:tab-stop style:position="-3.002cm"/>
          <style:tab-stop style:position="-2.501cm"/>
          <style:tab-stop style:position="-2.002cm"/>
          <style:tab-stop style:position="-1.503cm"/>
          <style:tab-stop style:position="-1.004cm"/>
          <style:tab-stop style:position="-0.501cm"/>
          <style:tab-stop style:position="-0.002cm"/>
          <style:tab-stop style:position="0.497cm"/>
          <style:tab-stop style:position="0.997cm"/>
          <style:tab-stop style:position="1.496cm"/>
          <style:tab-stop style:position="1.998cm"/>
          <style:tab-stop style:position="2.498cm"/>
          <style:tab-stop style:position="2.997cm"/>
          <style:tab-stop style:position="3.496cm"/>
          <style:tab-stop style:position="3.997cm"/>
          <style:tab-stop style:position="4.498cm"/>
          <style:tab-stop style:position="4.997cm"/>
          <style:tab-stop style:position="5.496cm"/>
          <style:tab-stop style:position="5.997cm"/>
          <style:tab-stop style:position="6.496cm"/>
          <style:tab-stop style:position="6.997cm"/>
          <style:tab-stop style:position="7.497cm"/>
          <style:tab-stop style:position="7.997cm"/>
          <style:tab-stop style:position="8.497cm"/>
          <style:tab-stop style:position="8.996cm"/>
          <style:tab-stop style:position="9.497cm"/>
          <style:tab-stop style:position="9.998cm"/>
          <style:tab-stop style:position="10.497cm"/>
          <style:tab-stop style:position="10.996cm"/>
        </style:tab-stops>
      </style:paragraph-properties>
    </style:style>
    <style:style style:name="P479" style:family="paragraph" style:parent-style-name="Standard">
      <style:paragraph-properties fo:margin-left="2cm" fo:margin-right="0cm" fo:text-align="justify" style:justify-single-word="false" fo:text-indent="0.499cm" style:auto-text-indent="false">
        <style:tab-stops>
          <style:tab-stop style:position="-2cm"/>
          <style:tab-stop style:position="-1.501cm"/>
          <style:tab-stop style:position="-1.002cm"/>
          <style:tab-stop style:position="-0.501cm"/>
          <style:tab-stop style:position="0cm"/>
          <style:tab-stop style:position="0.499cm"/>
          <style:tab-stop style:position="0.998cm"/>
          <style:tab-stop style:position="1.498cm"/>
          <style:tab-stop style:position="2cm"/>
          <style:tab-stop style:position="2.499cm"/>
          <style:tab-stop style:position="2.999cm"/>
          <style:tab-stop style:position="3.498cm"/>
          <style:tab-stop style:position="3.997cm"/>
          <style:tab-stop style:position="4.5cm"/>
          <style:tab-stop style:position="4.999cm"/>
          <style:tab-stop style:position="5.498cm"/>
          <style:tab-stop style:position="5.997cm"/>
          <style:tab-stop style:position="6.498cm"/>
          <style:tab-stop style:position="6.999cm"/>
          <style:tab-stop style:position="7.498cm"/>
          <style:tab-stop style:position="7.997cm"/>
          <style:tab-stop style:position="8.498cm"/>
          <style:tab-stop style:position="8.998cm"/>
          <style:tab-stop style:position="9.499cm"/>
          <style:tab-stop style:position="9.998cm"/>
          <style:tab-stop style:position="10.499cm"/>
          <style:tab-stop style:position="10.998cm"/>
          <style:tab-stop style:position="11.497cm"/>
          <style:tab-stop style:position="11.998cm"/>
          <style:tab-stop style:position="12.499cm"/>
          <style:tab-stop style:position="12.998cm"/>
          <style:tab-stop style:position="13.497cm"/>
        </style:tab-stops>
      </style:paragraph-properties>
    </style:style>
    <style:style style:name="P480" style:family="paragraph" style:parent-style-name="Standard" style:list-style-name="WW8Num144">
      <style:paragraph-properties fo:margin-left="0.002cm" fo:margin-right="0cm" fo:text-align="justify" style:justify-single-word="false" fo:text-indent="0cm" style:auto-text-indent="false">
        <style:tab-stops>
          <style:tab-stop style:position="0.499cm"/>
          <style:tab-stop style:position="0.998cm"/>
          <style:tab-stop style:position="1.249cm"/>
          <style:tab-stop style:position="1.499cm"/>
          <style:tab-stop style:position="1.998cm"/>
          <style:tab-stop style:position="2.498cm"/>
          <style:tab-stop style:position="2.997cm"/>
          <style:tab-stop style:position="3.496cm"/>
          <style:tab-stop style:position="3.999cm"/>
          <style:tab-stop style:position="4.498cm"/>
          <style:tab-stop style:position="4.997cm"/>
          <style:tab-stop style:position="5.496cm"/>
          <style:tab-stop style:position="5.995cm"/>
          <style:tab-stop style:position="6.498cm"/>
          <style:tab-stop style:position="6.997cm"/>
          <style:tab-stop style:position="7.497cm"/>
          <style:tab-stop style:position="7.996cm"/>
          <style:tab-stop style:position="8.497cm"/>
          <style:tab-stop style:position="8.998cm"/>
          <style:tab-stop style:position="9.497cm"/>
          <style:tab-stop style:position="9.996cm"/>
          <style:tab-stop style:position="10.497cm"/>
          <style:tab-stop style:position="10.996cm"/>
          <style:tab-stop style:position="11.497cm"/>
          <style:tab-stop style:position="11.996cm"/>
          <style:tab-stop style:position="12.497cm"/>
          <style:tab-stop style:position="12.996cm"/>
          <style:tab-stop style:position="13.496cm"/>
          <style:tab-stop style:position="13.996cm"/>
          <style:tab-stop style:position="14.497cm"/>
          <style:tab-stop style:position="14.997cm"/>
          <style:tab-stop style:position="15.496cm"/>
        </style:tab-stops>
      </style:paragraph-properties>
    </style:style>
    <style:style style:name="P481" style:family="paragraph" style:parent-style-name="Standard">
      <style:paragraph-properties fo:margin-left="0cm" fo:margin-right="0cm" fo:text-align="justify" style:justify-single-word="false" fo:text-indent="0.503cm" style:auto-text-indent="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482" style:family="paragraph" style:parent-style-name="Standard">
      <style:paragraph-properties fo:margin-left="4.5cm" fo:margin-right="0cm" fo:text-align="justify" style:justify-single-word="false" fo:text-indent="-4.5cm" style:auto-text-indent="false">
        <style:tab-stops>
          <style:tab-stop style:position="-4.5cm"/>
          <style:tab-stop style:position="-4.001cm"/>
          <style:tab-stop style:position="-3.501cm"/>
          <style:tab-stop style:position="-3cm"/>
          <style:tab-stop style:position="-2.499cm"/>
          <style:tab-stop style:position="-2cm"/>
          <style:tab-stop style:position="-1.501cm"/>
          <style:tab-stop style:position="-1.002cm"/>
          <style:tab-stop style:position="-0.499cm"/>
          <style:tab-stop style:position="0cm"/>
          <style:tab-stop style:position="0.499cm"/>
          <style:tab-stop style:position="0.998cm"/>
          <style:tab-stop style:position="1.498cm"/>
          <style:tab-stop style:position="2cm"/>
          <style:tab-stop style:position="2.499cm"/>
          <style:tab-stop style:position="2.999cm"/>
          <style:tab-stop style:position="3.498cm"/>
          <style:tab-stop style:position="3.999cm"/>
          <style:tab-stop style:position="4.5cm"/>
          <style:tab-stop style:position="4.999cm"/>
          <style:tab-stop style:position="5.498cm"/>
          <style:tab-stop style:position="5.999cm"/>
          <style:tab-stop style:position="6.498cm"/>
          <style:tab-stop style:position="6.999cm"/>
          <style:tab-stop style:position="7.498cm"/>
          <style:tab-stop style:position="7.999cm"/>
          <style:tab-stop style:position="8.498cm"/>
          <style:tab-stop style:position="8.998cm"/>
          <style:tab-stop style:position="9.499cm"/>
          <style:tab-stop style:position="9.999cm"/>
          <style:tab-stop style:position="10.499cm"/>
          <style:tab-stop style:position="10.998cm"/>
        </style:tab-stops>
      </style:paragraph-properties>
    </style:style>
    <style:style style:name="P483" style:family="paragraph" style:parent-style-name="Standard">
      <style:paragraph-properties fo:margin-left="4.5cm" fo:margin-right="0cm" fo:text-align="justify" style:justify-single-word="false" fo:keep-together="always" fo:text-indent="-4.5cm" style:auto-text-indent="false" fo:keep-with-next="always">
        <style:tab-stops>
          <style:tab-stop style:position="-4.5cm"/>
          <style:tab-stop style:position="-4.001cm"/>
          <style:tab-stop style:position="-3.501cm"/>
          <style:tab-stop style:position="-3cm"/>
          <style:tab-stop style:position="-2.499cm"/>
          <style:tab-stop style:position="-2cm"/>
          <style:tab-stop style:position="-1.501cm"/>
          <style:tab-stop style:position="-1.002cm"/>
          <style:tab-stop style:position="-0.499cm"/>
          <style:tab-stop style:position="0cm"/>
          <style:tab-stop style:position="0.499cm"/>
          <style:tab-stop style:position="0.998cm"/>
          <style:tab-stop style:position="1.498cm"/>
          <style:tab-stop style:position="2cm"/>
          <style:tab-stop style:position="2.499cm"/>
          <style:tab-stop style:position="2.999cm"/>
          <style:tab-stop style:position="3.498cm"/>
          <style:tab-stop style:position="3.999cm"/>
          <style:tab-stop style:position="4.5cm"/>
          <style:tab-stop style:position="4.999cm"/>
          <style:tab-stop style:position="5.498cm"/>
          <style:tab-stop style:position="5.999cm"/>
          <style:tab-stop style:position="6.498cm"/>
          <style:tab-stop style:position="6.999cm"/>
          <style:tab-stop style:position="7.498cm"/>
          <style:tab-stop style:position="7.999cm"/>
          <style:tab-stop style:position="8.498cm"/>
          <style:tab-stop style:position="8.998cm"/>
          <style:tab-stop style:position="9.499cm"/>
          <style:tab-stop style:position="9.999cm"/>
          <style:tab-stop style:position="10.499cm"/>
          <style:tab-stop style:position="10.998cm"/>
        </style:tab-stops>
      </style:paragraph-properties>
      <style:text-properties fo:language="en" fo:country="GB"/>
    </style:style>
    <style:style style:name="P484" style:family="paragraph" style:parent-style-name="Standard">
      <style:paragraph-properties fo:margin-left="1.229cm" fo:margin-right="0cm" fo:text-indent="1.27cm" style:auto-text-indent="false"/>
    </style:style>
    <style:style style:name="P485" style:family="paragraph" style:parent-style-name="Standard">
      <style:paragraph-properties fo:margin-left="0cm" fo:margin-right="0cm" fo:text-align="justify" style:justify-single-word="false" fo:keep-together="always" fo:text-indent="2cm" style:auto-text-indent="false" fo:keep-with-next="always">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486" style:family="paragraph" style:parent-style-name="Standard">
      <style:paragraph-properties fo:margin-left="4.604cm" fo:margin-right="0cm" fo:text-align="justify" style:justify-single-word="false" fo:text-indent="-1.746cm" style:auto-text-indent="false">
        <style:tab-stops>
          <style:tab-stop style:position="-4.604cm"/>
          <style:tab-stop style:position="-4.105cm"/>
          <style:tab-stop style:position="-3.605cm"/>
          <style:tab-stop style:position="-3.104cm"/>
          <style:tab-stop style:position="-2.604cm"/>
          <style:tab-stop style:position="-1.605cm"/>
          <style:tab-stop style:position="-1.106cm"/>
          <style:tab-stop style:position="-0.159cm"/>
          <style:tab-stop style:position="-0.104cm"/>
          <style:tab-stop style:position="0.894cm"/>
          <style:tab-stop style:position="1.393cm"/>
          <style:tab-stop style:position="1.896cm"/>
          <style:tab-stop style:position="2.395cm"/>
          <style:tab-stop style:position="2.895cm"/>
          <style:tab-stop style:position="3.394cm"/>
          <style:tab-stop style:position="3.895cm"/>
          <style:tab-stop style:position="4.396cm"/>
          <style:tab-stop style:position="4.895cm"/>
          <style:tab-stop style:position="5.394cm"/>
          <style:tab-stop style:position="5.895cm"/>
          <style:tab-stop style:position="6.394cm"/>
          <style:tab-stop style:position="6.895cm"/>
          <style:tab-stop style:position="7.394cm"/>
          <style:tab-stop style:position="7.895cm"/>
          <style:tab-stop style:position="8.394cm"/>
          <style:tab-stop style:position="8.894cm"/>
          <style:tab-stop style:position="9.394cm"/>
          <style:tab-stop style:position="9.895cm"/>
          <style:tab-stop style:position="10.395cm"/>
          <style:tab-stop style:position="10.894cm"/>
        </style:tab-stops>
      </style:paragraph-properties>
    </style:style>
    <style:style style:name="P487" style:family="paragraph" style:parent-style-name="Standard">
      <style:paragraph-properties fo:margin-left="0.499cm" fo:margin-right="0cm" fo:text-align="justify" style:justify-single-word="false" fo:text-indent="0.004cm" style:auto-text-indent="false">
        <style:tab-stops>
          <style:tab-stop style:position="-0.499cm"/>
          <style:tab-stop style:position="0cm"/>
          <style:tab-stop style:position="0.499cm"/>
          <style:tab-stop style:position="1cm"/>
          <style:tab-stop style:position="1.501cm"/>
          <style:tab-stop style:position="2cm"/>
          <style:tab-stop style:position="2.499cm"/>
          <style:tab-stop style:position="2.999cm"/>
          <style:tab-stop style:position="3.501cm"/>
          <style:tab-stop style:position="4.001cm"/>
          <style:tab-stop style:position="4.5cm"/>
          <style:tab-stop style:position="4.999cm"/>
          <style:tab-stop style:position="5.498cm"/>
          <style:tab-stop style:position="6.001cm"/>
          <style:tab-stop style:position="6.5cm"/>
          <style:tab-stop style:position="6.999cm"/>
          <style:tab-stop style:position="7.498cm"/>
          <style:tab-stop style:position="7.999cm"/>
          <style:tab-stop style:position="8.5cm"/>
          <style:tab-stop style:position="8.999cm"/>
          <style:tab-stop style:position="9.499cm"/>
          <style:tab-stop style:position="9.999cm"/>
          <style:tab-stop style:position="10.499cm"/>
          <style:tab-stop style:position="11cm"/>
          <style:tab-stop style:position="11.499cm"/>
          <style:tab-stop style:position="12cm"/>
          <style:tab-stop style:position="12.499cm"/>
          <style:tab-stop style:position="12.998cm"/>
          <style:tab-stop style:position="13.499cm"/>
          <style:tab-stop style:position="14cm"/>
          <style:tab-stop style:position="14.499cm"/>
          <style:tab-stop style:position="14.998cm"/>
        </style:tab-stops>
      </style:paragraph-properties>
      <style:text-properties fo:language="en" fo:country="GB"/>
    </style:style>
    <style:style style:name="P488" style:family="paragraph" style:parent-style-name="Standard">
      <style:paragraph-properties fo:margin-left="-0.256cm" fo:margin-right="0cm" fo:line-height="0.212cm" fo:text-align="center" style:justify-single-word="false" fo:text-indent="0cm" style:auto-text-indent="false" style:snap-to-layout-grid="false"/>
      <style:text-properties fo:font-size="8pt" fo:language="en" fo:country="GB" style:font-size-asian="8pt"/>
    </style:style>
    <style:style style:name="P489" style:family="paragraph" style:parent-style-name="Standard">
      <style:paragraph-properties fo:margin-left="-0.256cm" fo:margin-right="0cm" fo:margin-top="0cm" fo:margin-bottom="0.102cm" fo:text-align="center" style:justify-single-word="false" fo:text-indent="0cm" style:auto-text-indent="false">
        <style:tab-stops>
          <style:tab-stop style:position="2.256cm"/>
          <style:tab-stop style:position="2.755cm"/>
          <style:tab-stop style:position="3.254cm"/>
          <style:tab-stop style:position="3.754cm"/>
          <style:tab-stop style:position="4.256cm"/>
          <style:tab-stop style:position="4.755cm"/>
          <style:tab-stop style:position="5.255cm"/>
          <style:tab-stop style:position="5.754cm"/>
          <style:tab-stop style:position="6.253cm"/>
          <style:tab-stop style:position="6.756cm"/>
          <style:tab-stop style:position="7.255cm"/>
          <style:tab-stop style:position="7.754cm"/>
          <style:tab-stop style:position="8.253cm"/>
          <style:tab-stop style:position="8.754cm"/>
          <style:tab-stop style:position="9.255cm"/>
          <style:tab-stop style:position="9.754cm"/>
          <style:tab-stop style:position="10.253cm"/>
          <style:tab-stop style:position="10.754cm"/>
          <style:tab-stop style:position="11.254cm"/>
          <style:tab-stop style:position="11.755cm"/>
          <style:tab-stop style:position="12.254cm"/>
          <style:tab-stop style:position="12.755cm"/>
          <style:tab-stop style:position="13.254cm"/>
          <style:tab-stop style:position="13.753cm"/>
          <style:tab-stop style:position="14.254cm"/>
          <style:tab-stop style:position="14.755cm"/>
          <style:tab-stop style:position="15.254cm"/>
          <style:tab-stop style:position="15.753cm"/>
        </style:tab-stops>
      </style:paragraph-properties>
      <style:text-properties fo:font-size="8pt" fo:language="en" fo:country="GB" fo:font-weight="bold" style:font-size-asian="8pt" style:font-weight-asian="bold"/>
    </style:style>
    <style:style style:name="P490" style:family="paragraph" style:parent-style-name="Standard">
      <style:paragraph-properties fo:margin-left="-0.256cm" fo:margin-right="0cm" fo:margin-top="0cm" fo:margin-bottom="0.102cm" fo:text-align="center" style:justify-single-word="false" fo:text-indent="0cm" style:auto-text-indent="false" style:snap-to-layout-grid="false">
        <style:tab-stops>
          <style:tab-stop style:position="2.256cm"/>
          <style:tab-stop style:position="2.755cm"/>
          <style:tab-stop style:position="3.254cm"/>
          <style:tab-stop style:position="3.754cm"/>
          <style:tab-stop style:position="4.256cm"/>
          <style:tab-stop style:position="4.755cm"/>
          <style:tab-stop style:position="5.255cm"/>
          <style:tab-stop style:position="5.754cm"/>
          <style:tab-stop style:position="6.253cm"/>
          <style:tab-stop style:position="6.756cm"/>
          <style:tab-stop style:position="7.255cm"/>
          <style:tab-stop style:position="7.754cm"/>
          <style:tab-stop style:position="8.253cm"/>
          <style:tab-stop style:position="8.754cm"/>
          <style:tab-stop style:position="9.255cm"/>
          <style:tab-stop style:position="9.754cm"/>
          <style:tab-stop style:position="10.253cm"/>
          <style:tab-stop style:position="10.754cm"/>
          <style:tab-stop style:position="11.254cm"/>
          <style:tab-stop style:position="11.755cm"/>
          <style:tab-stop style:position="12.254cm"/>
          <style:tab-stop style:position="12.755cm"/>
          <style:tab-stop style:position="13.254cm"/>
          <style:tab-stop style:position="13.753cm"/>
          <style:tab-stop style:position="14.254cm"/>
          <style:tab-stop style:position="14.755cm"/>
          <style:tab-stop style:position="15.254cm"/>
          <style:tab-stop style:position="15.753cm"/>
        </style:tab-stops>
      </style:paragraph-properties>
      <style:text-properties fo:font-size="8pt" fo:language="en" fo:country="GB" fo:font-weight="bold" style:font-size-asian="8pt" style:font-weight-asian="bold"/>
    </style:style>
    <style:style style:name="P491" style:family="paragraph" style:parent-style-name="Standard">
      <style:paragraph-properties fo:margin-left="0cm" fo:margin-right="0.062cm" fo:line-height="0.212cm" fo:text-align="justify" style:justify-single-word="false" fo:text-indent="0cm" style:auto-text-indent="false" style:snap-to-layout-grid="false"/>
      <style:text-properties fo:font-size="8pt" fo:language="en" fo:country="GB" fo:font-weight="bold" style:font-size-asian="8pt" style:font-weight-asian="bold"/>
    </style:style>
    <style:style style:name="P492" style:family="paragraph" style:parent-style-name="Standard">
      <style:paragraph-properties fo:margin-left="0cm" fo:margin-right="0.062cm" fo:margin-top="0cm" fo:margin-bottom="0.102cm" fo:text-align="justify" style:justify-single-word="false" fo:text-indent="0cm" style:auto-text-indent="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font-size="8pt" fo:language="en" fo:country="GB" fo:font-weight="bold" style:font-size-asian="8pt" style:font-weight-asian="bold"/>
    </style:style>
    <style:style style:name="P493" style:family="paragraph" style:parent-style-name="Standard">
      <style:paragraph-properties fo:margin-left="4.219cm" fo:margin-right="0cm" fo:text-align="justify" style:justify-single-word="false" fo:text-indent="-1.72cm" style:auto-text-indent="false">
        <style:tab-stops>
          <style:tab-stop style:position="-4.219cm"/>
          <style:tab-stop style:position="-3.72cm"/>
          <style:tab-stop style:position="-3.221cm"/>
          <style:tab-stop style:position="-2.72cm"/>
          <style:tab-stop style:position="-2.219cm"/>
          <style:tab-stop style:position="-1.72cm"/>
          <style:tab-stop style:position="-1.221cm"/>
          <style:tab-stop style:position="-0.721cm"/>
          <style:tab-stop style:position="-0.219cm"/>
          <style:tab-stop style:position="0.28cm"/>
          <style:tab-stop style:position="0.78cm"/>
          <style:tab-stop style:position="1.279cm"/>
          <style:tab-stop style:position="1.778cm"/>
          <style:tab-stop style:position="2.281cm"/>
          <style:tab-stop style:position="2.78cm"/>
          <style:tab-stop style:position="3.279cm"/>
          <style:tab-stop style:position="3.778cm"/>
          <style:tab-stop style:position="4.279cm"/>
          <style:tab-stop style:position="4.78cm"/>
          <style:tab-stop style:position="5.279cm"/>
          <style:tab-stop style:position="5.779cm"/>
          <style:tab-stop style:position="6.279cm"/>
          <style:tab-stop style:position="6.779cm"/>
          <style:tab-stop style:position="7.28cm"/>
          <style:tab-stop style:position="7.779cm"/>
          <style:tab-stop style:position="8.28cm"/>
          <style:tab-stop style:position="8.779cm"/>
          <style:tab-stop style:position="9.278cm"/>
          <style:tab-stop style:position="9.779cm"/>
          <style:tab-stop style:position="10.28cm"/>
          <style:tab-stop style:position="10.779cm"/>
          <style:tab-stop style:position="11.278cm"/>
        </style:tab-stops>
      </style:paragraph-properties>
    </style:style>
    <style:style style:name="P494" style:family="paragraph" style:parent-style-name="Standard">
      <style:paragraph-properties fo:margin-left="4.501cm" fo:margin-right="0cm" fo:text-align="justify" style:justify-single-word="false" fo:keep-together="always" fo:text-indent="-0.002cm" style:auto-text-indent="false" fo:keep-with-next="always">
        <style:tab-stops>
          <style:tab-stop style:position="-4.501cm"/>
          <style:tab-stop style:position="-4.002cm"/>
          <style:tab-stop style:position="-3.503cm"/>
          <style:tab-stop style:position="-3.002cm"/>
          <style:tab-stop style:position="-2.501cm"/>
          <style:tab-stop style:position="-2.002cm"/>
          <style:tab-stop style:position="-1.503cm"/>
          <style:tab-stop style:position="-1.004cm"/>
          <style:tab-stop style:position="-0.501cm"/>
          <style:tab-stop style:position="-0.002cm"/>
          <style:tab-stop style:position="0.497cm"/>
          <style:tab-stop style:position="0.997cm"/>
          <style:tab-stop style:position="1.496cm"/>
          <style:tab-stop style:position="1.998cm"/>
          <style:tab-stop style:position="2.498cm"/>
          <style:tab-stop style:position="2.997cm"/>
          <style:tab-stop style:position="3.496cm"/>
          <style:tab-stop style:position="3.997cm"/>
          <style:tab-stop style:position="4.498cm"/>
          <style:tab-stop style:position="4.997cm"/>
          <style:tab-stop style:position="5.496cm"/>
          <style:tab-stop style:position="5.997cm"/>
          <style:tab-stop style:position="6.496cm"/>
          <style:tab-stop style:position="6.997cm"/>
          <style:tab-stop style:position="7.497cm"/>
          <style:tab-stop style:position="7.997cm"/>
          <style:tab-stop style:position="8.497cm"/>
          <style:tab-stop style:position="8.996cm"/>
          <style:tab-stop style:position="9.497cm"/>
          <style:tab-stop style:position="9.998cm"/>
          <style:tab-stop style:position="10.497cm"/>
          <style:tab-stop style:position="10.996cm"/>
        </style:tab-stops>
      </style:paragraph-properties>
    </style:style>
    <style:style style:name="P495" style:family="paragraph" style:parent-style-name="Standard" style:list-style-name="WW8Num51">
      <style:paragraph-properties fo:margin-left="-0.635cm" fo:margin-right="0cm" fo:text-align="justify" style:justify-single-word="false" fo:keep-together="always" fo:text-indent="0cm" style:auto-text-indent="false">
        <style:tab-stops>
          <style:tab-stop style:position="0.635cm"/>
          <style:tab-stop style:position="1.136cm"/>
          <style:tab-stop style:position="1.633cm"/>
          <style:tab-stop style:position="2.134cm"/>
          <style:tab-stop style:position="2.635cm"/>
          <style:tab-stop style:position="3.134cm"/>
          <style:tab-stop style:position="3.634cm"/>
          <style:tab-stop style:position="4.133cm"/>
          <style:tab-stop style:position="4.636cm"/>
          <style:tab-stop style:position="5.135cm"/>
          <style:tab-stop style:position="5.634cm"/>
          <style:tab-stop style:position="6.133cm"/>
          <style:tab-stop style:position="6.632cm"/>
          <style:tab-stop style:position="7.135cm"/>
          <style:tab-stop style:position="7.634cm"/>
          <style:tab-stop style:position="8.133cm"/>
          <style:tab-stop style:position="8.632cm"/>
          <style:tab-stop style:position="9.133cm"/>
          <style:tab-stop style:position="9.634cm"/>
          <style:tab-stop style:position="10.134cm"/>
          <style:tab-stop style:position="10.633cm"/>
          <style:tab-stop style:position="11.134cm"/>
          <style:tab-stop style:position="11.633cm"/>
          <style:tab-stop style:position="12.134cm"/>
          <style:tab-stop style:position="12.633cm"/>
          <style:tab-stop style:position="13.134cm"/>
          <style:tab-stop style:position="13.633cm"/>
          <style:tab-stop style:position="14.132cm"/>
          <style:tab-stop style:position="14.633cm"/>
          <style:tab-stop style:position="15.134cm"/>
          <style:tab-stop style:position="15.633cm"/>
          <style:tab-stop style:position="16.133cm"/>
        </style:tab-stops>
      </style:paragraph-properties>
    </style:style>
    <style:style style:name="P496" style:family="paragraph" style:parent-style-name="Standard" style:master-page-name="Conversion_20_1">
      <style:paragraph-properties style:page-number="auto"/>
    </style:style>
    <style:style style:name="P497" style:family="paragraph" style:parent-style-name="Standard" style:master-page-name="Conversion_20_2">
      <style:paragraph-properties fo:text-align="center" style:justify-single-word="false" style:page-number="1">
        <style:tab-stops>
          <style:tab-stop style:position="7.997cm" style:type="center"/>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s>
      </style:paragraph-properties>
      <style:text-properties fo:font-size="14pt" fo:language="en" fo:country="GB" fo:font-weight="bold" style:font-size-asian="14pt" style:font-weight-asian="bold"/>
    </style:style>
    <style:style style:name="P498" style:family="paragraph" style:parent-style-name="Text_20_body">
      <style:paragraph-properties fo:keep-together="always"/>
    </style:style>
    <style:style style:name="P499" style:family="paragraph" style:parent-style-name="Text_20_body">
      <style:paragraph-properties fo:keep-together="always" fo:keep-with-next="always"/>
    </style:style>
    <style:style style:name="P500" style:family="paragraph" style:parent-style-name="Heading_20_1">
      <style:text-properties fo:language="en" fo:country="GB"/>
    </style:style>
    <style:style style:name="P501" style:family="paragraph" style:parent-style-name="Heading_20_1">
      <style:paragraph-properties>
        <style:tab-stops/>
      </style:paragraph-properties>
      <style:text-properties fo:language="en" fo:country="GB"/>
    </style:style>
    <style:style style:name="P502" style:family="paragraph" style:parent-style-name="Heading_20_1">
      <style:paragraph-properties>
        <style:tab-stops/>
      </style:paragraph-properties>
      <style:text-properties fo:language="en" fo:country="GB"/>
    </style:style>
    <style:style style:name="P503" style:family="paragraph" style:parent-style-name="Heading_20_1">
      <style:paragraph-properties fo:break-before="page"/>
      <style:text-properties fo:language="en" fo:country="GB"/>
    </style:style>
    <style:style style:name="P504" style:family="paragraph" style:parent-style-name="Heading_20_1">
      <style:paragraph-properties fo:break-before="page">
        <style:tab-stops/>
      </style:paragraph-properties>
      <style:text-properties fo:language="en" fo:country="GB"/>
    </style:style>
    <style:style style:name="P505" style:family="paragraph" style:parent-style-name="Heading_20_1" style:master-page-name="Conversion_20_3">
      <style:paragraph-properties style:page-number="auto" fo:break-before="page">
        <style:tab-stops/>
      </style:paragraph-properties>
      <style:text-properties fo:language="en" fo:country="GB"/>
    </style:style>
    <style:style style:name="P506" style:family="paragraph" style:parent-style-name="Heading_20_2">
      <style:text-properties fo:language="en" fo:country="GB"/>
    </style:style>
    <style:style style:name="P507" style:family="paragraph" style:parent-style-name="Heading_20_2">
      <style:paragraph-properties>
        <style:tab-stops/>
      </style:paragraph-properties>
      <style:text-properties fo:language="en" fo:country="GB"/>
    </style:style>
    <style:style style:name="P508" style:family="paragraph" style:parent-style-name="Heading_20_2" style:list-style-name="WW8Num55">
      <style:text-properties fo:language="en" fo:country="GB"/>
    </style:style>
    <style:style style:name="P509" style:family="paragraph" style:parent-style-name="Heading_20_2">
      <style:text-properties fo:font-size="11pt" fo:language="en" fo:country="GB" style:font-size-asian="11pt"/>
    </style:style>
    <style:style style:name="P510" style:family="paragraph" style:parent-style-name="Heading_20_2">
      <style:text-properties fo:font-size="10pt" fo:language="en" fo:country="GB" style:font-size-asian="10pt"/>
    </style:style>
    <style:style style:name="P511" style:family="paragraph" style:parent-style-name="Heading_20_2">
      <style:paragraph-properties fo:break-before="page"/>
      <style:text-properties fo:language="en" fo:country="GB"/>
    </style:style>
    <style:style style:name="P512" style:family="paragraph" style:parent-style-name="Heading_20_2">
      <style:paragraph-properties fo:break-before="page">
        <style:tab-stops/>
      </style:paragraph-properties>
      <style:text-properties fo:language="en" fo:country="GB"/>
    </style:style>
    <style:style style:name="P513" style:family="paragraph" style:parent-style-name="Heading_20_2">
      <style:paragraph-properties fo:margin-left="1.501cm" fo:margin-right="0cm" fo:text-indent="-1.501cm" style:auto-text-indent="false">
        <style:tab-stops>
          <style:tab-stop style:position="-1.501cm"/>
          <style:tab-stop style:position="-1.002cm"/>
          <style:tab-stop style:position="-0.503cm"/>
          <style:tab-stop style:position="-0.002cm"/>
          <style:tab-stop style:position="0.499cm"/>
          <style:tab-stop style:position="0.998cm"/>
          <style:tab-stop style:position="1.498cm"/>
          <style:tab-stop style:position="1.997cm"/>
          <style:tab-stop style:position="2.499cm"/>
          <style:tab-stop style:position="2.999cm"/>
          <style:tab-stop style:position="3.498cm"/>
          <style:tab-stop style:position="3.997cm"/>
          <style:tab-stop style:position="4.496cm"/>
          <style:tab-stop style:position="4.999cm"/>
          <style:tab-stop style:position="5.498cm"/>
          <style:tab-stop style:position="5.997cm"/>
          <style:tab-stop style:position="6.496cm"/>
          <style:tab-stop style:position="6.997cm"/>
          <style:tab-stop style:position="7.498cm"/>
          <style:tab-stop style:position="7.997cm"/>
          <style:tab-stop style:position="8.497cm"/>
          <style:tab-stop style:position="8.998cm"/>
          <style:tab-stop style:position="9.497cm"/>
          <style:tab-stop style:position="9.998cm"/>
          <style:tab-stop style:position="10.497cm"/>
          <style:tab-stop style:position="10.998cm"/>
          <style:tab-stop style:position="11.497cm"/>
          <style:tab-stop style:position="11.996cm"/>
          <style:tab-stop style:position="12.497cm"/>
          <style:tab-stop style:position="12.998cm"/>
          <style:tab-stop style:position="13.497cm"/>
          <style:tab-stop style:position="13.996cm"/>
        </style:tab-stops>
      </style:paragraph-properties>
      <style:text-properties fo:language="en" fo:country="GB"/>
    </style:style>
    <style:style style:name="P514" style:family="paragraph" style:parent-style-name="Heading_20_3">
      <style:paragraph-properties>
        <style:tab-stops/>
      </style:paragraph-properties>
    </style:style>
    <style:style style:name="P515" style:family="paragraph" style:parent-style-name="Heading_20_3">
      <style:text-properties fo:language="en" fo:country="GB"/>
    </style:style>
    <style:style style:name="P516" style:family="paragraph" style:parent-style-name="Heading_20_3">
      <style:paragraph-properties>
        <style:tab-stops/>
      </style:paragraph-properties>
      <style:text-properties fo:language="en" fo:country="GB"/>
    </style:style>
    <style:style style:name="P517" style:family="paragraph" style:parent-style-name="Heading_20_3">
      <style:paragraph-properties>
        <style:tab-stops>
          <style:tab-stop style:position="1.251cm"/>
        </style:tab-stops>
      </style:paragraph-properties>
      <style:text-properties fo:language="en" fo:country="GB"/>
    </style:style>
    <style:style style:name="P518" style:family="paragraph" style:parent-style-name="Heading_20_3">
      <style:paragraph-properties>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503cm"/>
        </style:tab-stops>
      </style:paragraph-properties>
      <style:text-properties fo:language="en" fo:country="GB"/>
    </style:style>
    <style:style style:name="P519" style:family="paragraph" style:parent-style-name="Heading_20_3" style:list-style-name="WW8Num2">
      <style:text-properties fo:language="en" fo:country="GB"/>
    </style:style>
    <style:style style:name="P520" style:family="paragraph" style:parent-style-name="Heading_20_3" style:list-style-name="WW8Num2">
      <style:text-properties fo:language="en" fo:country="GB"/>
    </style:style>
    <style:style style:name="P521" style:family="paragraph" style:parent-style-name="Heading_20_3" style:list-style-name="WW8Num73">
      <style:text-properties fo:language="en" fo:country="GB"/>
    </style:style>
    <style:style style:name="P522" style:family="paragraph" style:parent-style-name="Heading_20_3" style:list-style-name="WW8Num8">
      <style:text-properties fo:language="en" fo:country="GB"/>
    </style:style>
    <style:style style:name="P523" style:family="paragraph" style:parent-style-name="Heading_20_3" style:list-style-name="WW8Num66">
      <style:text-properties fo:language="en" fo:country="GB"/>
    </style:style>
    <style:style style:name="P524" style:family="paragraph" style:parent-style-name="Heading_20_3">
      <style:paragraph-properties>
        <style:tab-stops>
          <style:tab-stop style:position="0cm"/>
          <style:tab-stop style:position="0.499cm"/>
          <style:tab-stop style:position="0.998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525" style:family="paragraph" style:parent-style-name="Heading_20_3">
      <style:paragraph-properties fo:break-before="page"/>
      <style:text-properties fo:language="en" fo:country="GB"/>
    </style:style>
    <style:style style:name="P526" style:family="paragraph" style:parent-style-name="Heading_20_3">
      <style:paragraph-properties fo:break-before="page">
        <style:tab-stops/>
      </style:paragraph-properties>
      <style:text-properties fo:language="en" fo:country="GB"/>
    </style:style>
    <style:style style:name="P527" style:family="paragraph" style:parent-style-name="Heading_20_3" style:list-style-name="WW8Num139">
      <style:paragraph-properties fo:break-before="page"/>
      <style:text-properties fo:language="en" fo:country="GB"/>
    </style:style>
    <style:style style:name="P528" style:family="paragraph" style:parent-style-name="Heading_20_3">
      <style:paragraph-properties fo:margin-left="1.501cm" fo:margin-right="0cm" fo:text-indent="-1.501cm" style:auto-text-indent="false">
        <style:tab-stops>
          <style:tab-stop style:position="-1.501cm"/>
          <style:tab-stop style:position="-1.002cm"/>
          <style:tab-stop style:position="-0.503cm"/>
          <style:tab-stop style:position="-0.002cm"/>
          <style:tab-stop style:position="0.499cm"/>
          <style:tab-stop style:position="0.998cm"/>
          <style:tab-stop style:position="1.498cm"/>
          <style:tab-stop style:position="1.997cm"/>
          <style:tab-stop style:position="2.499cm"/>
          <style:tab-stop style:position="2.999cm"/>
          <style:tab-stop style:position="3.498cm"/>
          <style:tab-stop style:position="3.997cm"/>
          <style:tab-stop style:position="4.496cm"/>
          <style:tab-stop style:position="4.999cm"/>
          <style:tab-stop style:position="5.498cm"/>
          <style:tab-stop style:position="5.997cm"/>
          <style:tab-stop style:position="6.496cm"/>
          <style:tab-stop style:position="6.997cm"/>
          <style:tab-stop style:position="7.498cm"/>
          <style:tab-stop style:position="7.997cm"/>
          <style:tab-stop style:position="8.497cm"/>
          <style:tab-stop style:position="8.998cm"/>
          <style:tab-stop style:position="9.497cm"/>
          <style:tab-stop style:position="9.998cm"/>
          <style:tab-stop style:position="10.497cm"/>
          <style:tab-stop style:position="10.998cm"/>
          <style:tab-stop style:position="11.497cm"/>
          <style:tab-stop style:position="11.996cm"/>
          <style:tab-stop style:position="12.497cm"/>
          <style:tab-stop style:position="12.998cm"/>
          <style:tab-stop style:position="13.497cm"/>
          <style:tab-stop style:position="13.996cm"/>
        </style:tab-stops>
      </style:paragraph-properties>
      <style:text-properties fo:language="en" fo:country="GB"/>
    </style:style>
    <style:style style:name="P529" style:family="paragraph" style:parent-style-name="Heading_20_4">
      <style:text-properties fo:language="en" fo:country="GB"/>
    </style:style>
    <style:style style:name="P530" style:family="paragraph" style:parent-style-name="Heading_20_4" style:list-style-name="WW8Num33">
      <style:text-properties fo:language="en" fo:country="GB"/>
    </style:style>
    <style:style style:name="P531" style:family="paragraph" style:parent-style-name="Heading_20_4" style:list-style-name="WW8Num33">
      <style:text-properties fo:language="en" fo:country="GB"/>
    </style:style>
    <style:style style:name="P532" style:family="paragraph" style:parent-style-name="Heading_20_4" style:list-style-name="WW8Num33">
      <style:text-properties fo:language="en" fo:country="GB"/>
    </style:style>
    <style:style style:name="P533" style:family="paragraph" style:parent-style-name="Heading_20_4" style:list-style-name="WW8Num160">
      <style:paragraph-properties>
        <style:tab-stops>
          <style:tab-stop style:position="1.501cm"/>
        </style:tab-stops>
      </style:paragraph-properties>
      <style:text-properties fo:language="en" fo:country="GB"/>
    </style:style>
    <style:style style:name="P534" style:family="paragraph" style:parent-style-name="Heading_20_4">
      <style:paragraph-properties>
        <style:tab-stops>
          <style:tab-stop style:position="1.752cm"/>
        </style:tab-stops>
      </style:paragraph-properties>
      <style:text-properties fo:language="en" fo:country="GB"/>
    </style:style>
    <style:style style:name="P535" style:family="paragraph" style:parent-style-name="Heading_20_4">
      <style:paragraph-properties fo:break-before="page"/>
      <style:text-properties fo:language="en" fo:country="GB"/>
    </style:style>
    <style:style style:name="P536" style:family="paragraph" style:parent-style-name="Heading_20_4">
      <style:paragraph-properties fo:break-before="page">
        <style:tab-stops>
          <style:tab-stop style:position="1.501cm"/>
        </style:tab-stops>
      </style:paragraph-properties>
      <style:text-properties fo:language="en" fo:country="GB"/>
    </style:style>
    <style:style style:name="P537" style:family="paragraph" style:parent-style-name="Footer">
      <style:paragraph-properties fo:text-align="justify" style:justify-single-word="false">
        <style:tab-stops/>
      </style:paragraph-properties>
      <style:text-properties fo:language="en" fo:country="GB"/>
    </style:style>
    <style:style style:name="P538" style:family="paragraph" style:parent-style-name="Header">
      <style:paragraph-properties>
        <style:tab-stops>
          <style:tab-stop style:position="7.959cm" style:type="center"/>
          <style:tab-stop style:position="15.919cm" style:type="right"/>
        </style:tab-stops>
      </style:paragraph-properties>
      <style:text-properties fo:language="en" fo:country="GB"/>
    </style:style>
    <style:style style:name="P539" style:family="paragraph" style:parent-style-name="Header">
      <style:paragraph-properties>
        <style:tab-stops>
          <style:tab-stop style:position="7.959cm" style:type="center"/>
          <style:tab-stop style:position="15.919cm" style:type="right"/>
        </style:tab-stops>
      </style:paragraph-properties>
      <style:text-properties style:font-name="Arial1" fo:font-size="10pt" style:font-size-asian="10pt"/>
    </style:style>
    <style:style style:name="P540" style:family="paragraph" style:parent-style-name="Header">
      <style:paragraph-properties>
        <style:tab-stops>
          <style:tab-stop style:position="7.959cm" style:type="center"/>
          <style:tab-stop style:position="15.919cm" style:type="right"/>
        </style:tab-stops>
      </style:paragraph-properties>
      <style:text-properties style:font-name="Arial1" fo:font-size="10pt" style:font-size-asian="10pt" style:font-name-complex="Arial1"/>
    </style:style>
    <style:style style:name="P541" style:family="paragraph" style:parent-style-name="Header">
      <style:paragraph-properties>
        <style:tab-stops>
          <style:tab-stop style:position="7.959cm" style:type="center"/>
          <style:tab-stop style:position="15.919cm" style:type="right"/>
        </style:tab-stops>
      </style:paragraph-properties>
      <style:text-properties style:font-name="Arial1"/>
    </style:style>
    <style:style style:name="P542" style:family="paragraph" style:parent-style-name="Header">
      <style:paragraph-properties fo:text-align="justify" style:justify-single-word="false"/>
    </style:style>
    <style:style style:name="P543" style:family="paragraph" style:parent-style-name="Header">
      <style:paragraph-properties fo:margin-top="0cm" fo:margin-bottom="0.102cm" fo:keep-together="always" fo:orphans="2" fo:widows="2" fo:keep-with-next="always">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style:font-name="Arial1" fo:language="en" fo:country="GB" style:language-asian="en" style:country-asian="GB"/>
    </style:style>
    <style:style style:name="P544" style:family="paragraph" style:parent-style-name="Header" style:master-page-name="Standard">
      <style:paragraph-properties fo:orphans="2" fo:widows="2" style:page-number="1">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style:font-name="Arial1" fo:font-size="10pt" fo:language="en" fo:country="GB" style:font-size-asian="10pt"/>
    </style:style>
    <style:style style:name="P545" style:family="paragraph" style:parent-style-name="Contents_20_9">
      <style:paragraph-properties>
        <style:tab-stops>
          <style:tab-stop style:position="12.809cm" style:type="right" style:leader-style="dotted" style:leader-text="."/>
        </style:tab-stops>
      </style:paragraph-properties>
      <style:text-properties style:font-name="Arial1" fo:font-size="10pt" fo:language="en" fo:country="GB" style:font-size-asian="10pt"/>
    </style:style>
    <style:style style:name="P546" style:family="paragraph" style:parent-style-name="Contents_20_1">
      <style:paragraph-properties>
        <style:tab-stops>
          <style:tab-stop style:position="0.499cm"/>
          <style:tab-stop style:position="15.503cm" style:type="right" style:leader-style="dotted" style:leader-text="."/>
          <style:tab-stop style:position="16.692cm" style:type="right" style:leader-style="dotted" style:leader-text="."/>
        </style:tab-stops>
      </style:paragraph-properties>
    </style:style>
    <style:style style:name="P547" style:family="paragraph" style:parent-style-name="Contents_20_2">
      <style:paragraph-properties>
        <style:tab-stops>
          <style:tab-stop style:position="0.252cm"/>
          <style:tab-stop style:position="0.303cm"/>
          <style:tab-stop style:position="15.004cm" style:type="right" style:leader-style="dotted" style:leader-text="."/>
          <style:tab-stop style:position="16.193cm" style:type="right" style:leader-style="dotted" style:leader-text="."/>
        </style:tab-stops>
      </style:paragraph-properties>
    </style:style>
    <style:style style:name="P548" style:family="paragraph" style:parent-style-name="Contents_20_3">
      <style:paragraph-properties>
        <style:tab-stops>
          <style:tab-stop style:position="0.45cm"/>
          <style:tab-stop style:position="0.499cm"/>
          <style:tab-stop style:position="0.949cm"/>
          <style:tab-stop style:position="1.199cm"/>
          <style:tab-stop style:position="14.7cm" style:type="right" style:leader-style="dotted" style:leader-text="."/>
          <style:tab-stop style:position="15.893cm" style:type="right" style:leader-style="dotted" style:leader-text="."/>
        </style:tab-stops>
      </style:paragraph-properties>
    </style:style>
    <style:style style:name="P549" style:family="paragraph" style:parent-style-name="Contents_20_4">
      <style:paragraph-properties>
        <style:tab-stops>
          <style:tab-stop style:position="0.739cm"/>
          <style:tab-stop style:position="14.201cm" style:type="right" style:leader-style="dotted" style:leader-text="."/>
          <style:tab-stop style:position="15.393cm" style:type="right" style:leader-style="dotted" style:leader-text="."/>
        </style:tab-stops>
      </style:paragraph-properties>
    </style:style>
    <style:style style:name="P550" style:family="paragraph" style:parent-style-name="Table_20_of_20_Figures">
      <style:paragraph-properties>
        <style:tab-stops>
          <style:tab-stop style:position="15.901cm" style:type="right" style:leader-style="dotted" style:leader-text="."/>
        </style:tab-stops>
      </style:paragraph-properties>
      <style:text-properties style:font-name="Arial1" fo:language="en" fo:country="GB" fo:font-style="normal" style:font-style-asian="normal"/>
    </style:style>
    <style:style style:name="P551" style:family="paragraph" style:parent-style-name="Text_20_body_20_indent">
      <style:paragraph-properties fo:margin-left="0cm" fo:margin-right="0cm" fo:text-indent="0cm" style:auto-text-indent="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language="en" fo:country="GB"/>
    </style:style>
    <style:style style:name="P552" style:family="paragraph" style:parent-style-name="Body_20_Text_20_Indent_20_2">
      <style:text-properties fo:color="#000000"/>
    </style:style>
    <style:style style:name="P553" style:family="paragraph" style:parent-style-name="Comment_20_Text">
      <style:text-properties style:font-name="Arial1"/>
    </style:style>
    <style:style style:name="P554" style:family="paragraph" style:parent-style-name="Comment_20_Text">
      <style:paragraph-properties>
        <style:tab-stops>
          <style:tab-stop style:position="7.959cm" style:type="center"/>
        </style:tab-stops>
      </style:paragraph-properties>
      <style:text-properties style:font-name="Arial1"/>
    </style:style>
    <style:style style:name="P555" style:family="paragraph" style:parent-style-name="Comment_20_Text">
      <style:paragraph-properties>
        <style:tab-stops>
          <style:tab-stop style:position="7.959cm" style:type="center"/>
          <style:tab-stop style:position="15.919cm" style:type="right"/>
        </style:tab-stops>
      </style:paragraph-properties>
      <style:text-properties style:font-name="Arial1"/>
    </style:style>
    <style:style style:name="P556" style:family="paragraph" style:parent-style-name="Comment_20_Text">
      <style:text-properties fo:language="en" fo:country="GB"/>
    </style:style>
    <style:style style:name="P557" style:family="paragraph" style:parent-style-name="Comment_20_Text">
      <style:paragraph-properties>
        <style:tab-stops>
          <style:tab-stop style:position="7.959cm" style:type="center"/>
        </style:tab-stops>
      </style:paragraph-properties>
    </style:style>
    <style:style style:name="P558" style:family="paragraph" style:parent-style-name="Body_20_Text_20_2">
      <style:text-properties fo:font-weight="normal" style:font-weight-asian="normal"/>
    </style:style>
    <style:style style:name="P559" style:family="paragraph" style:parent-style-name="Body_20_Text_20_2">
      <style:paragraph-properties fo:break-before="page">
        <style:tab-stops>
          <style:tab-stop style:position="0cm"/>
          <style:tab-stop style:position="0.998cm"/>
          <style:tab-stop style:position="1.499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style>
    <style:style style:name="P560" style:family="paragraph" style:parent-style-name="Body_20_Text_20_2">
      <style:paragraph-properties fo:keep-together="always" fo:keep-with-next="always"/>
    </style:style>
    <style:style style:name="P561" style:family="paragraph" style:parent-style-name="Body_20_Text_20_2">
      <style:paragraph-properties fo:keep-together="always" fo:keep-with-next="always"/>
      <style:text-properties fo:font-weight="normal" style:font-weight-asian="normal"/>
    </style:style>
    <style:style style:name="P562" style:family="paragraph" style:parent-style-name="Caption_20__28_user_29_">
      <style:paragraph-properties fo:text-align="end" style:justify-single-word="false"/>
    </style:style>
    <style:style style:name="P563" style:family="paragraph" style:parent-style-name="Caption_20__28_user_29_">
      <style:text-properties fo:language="en" fo:country="GB"/>
    </style:style>
    <style:style style:name="P564" style:family="paragraph" style:parent-style-name="Caption_20__28_user_29_">
      <style:paragraph-properties fo:text-align="end" style:justify-single-word="false"/>
      <style:text-properties fo:language="en" fo:country="GB"/>
    </style:style>
    <style:style style:name="P565" style:family="paragraph" style:parent-style-name="Caption_20__28_user_29_">
      <style:paragraph-properties fo:text-align="center" style:justify-single-word="false"/>
      <style:text-properties fo:language="en" fo:country="GB"/>
    </style:style>
    <style:style style:name="P566" style:family="paragraph" style:parent-style-name="Caption_20__28_user_29_">
      <style:paragraph-properties fo:text-align="start" style:justify-single-word="false"/>
      <style:text-properties fo:language="en" fo:country="GB"/>
    </style:style>
    <style:style style:name="P567" style:family="paragraph" style:parent-style-name="Caption_20__28_user_29_">
      <style:text-properties fo:language="en" fo:country="GB" fo:font-style="normal" style:font-style-asian="normal"/>
    </style:style>
    <style:style style:name="P568" style:family="paragraph" style:parent-style-name="Caption_20__28_user_29_">
      <style:paragraph-properties fo:margin-left="0cm" fo:margin-right="1.748cm" fo:text-align="end" style:justify-single-word="false" fo:text-indent="0cm" style:auto-text-indent="false"/>
      <style:text-properties fo:language="en" fo:country="GB"/>
    </style:style>
    <style:style style:name="P569" style:family="paragraph" style:parent-style-name="Body_20_Text_20_3">
      <style:paragraph-properties fo:margin-left="0.635cm" fo:margin-right="0cm" fo:text-indent="-0.635cm" style:auto-text-indent="false">
        <style:tab-stops>
          <style:tab-stop style:position="-0.635cm"/>
          <style:tab-stop style:position="-0.136cm"/>
          <style:tab-stop style:position="0.363cm"/>
          <style:tab-stop style:position="0.864cm"/>
          <style:tab-stop style:position="1.365cm"/>
          <style:tab-stop style:position="1.864cm"/>
          <style:tab-stop style:position="2.364cm"/>
          <style:tab-stop style:position="2.863cm"/>
          <style:tab-stop style:position="3.366cm"/>
          <style:tab-stop style:position="3.865cm"/>
          <style:tab-stop style:position="4.364cm"/>
          <style:tab-stop style:position="4.863cm"/>
          <style:tab-stop style:position="5.362cm"/>
          <style:tab-stop style:position="5.865cm"/>
          <style:tab-stop style:position="6.364cm"/>
          <style:tab-stop style:position="6.863cm"/>
          <style:tab-stop style:position="7.362cm"/>
          <style:tab-stop style:position="7.863cm"/>
          <style:tab-stop style:position="8.364cm"/>
          <style:tab-stop style:position="8.864cm"/>
          <style:tab-stop style:position="9.363cm"/>
          <style:tab-stop style:position="9.864cm"/>
          <style:tab-stop style:position="10.363cm"/>
          <style:tab-stop style:position="10.864cm"/>
          <style:tab-stop style:position="11.363cm"/>
          <style:tab-stop style:position="11.864cm"/>
          <style:tab-stop style:position="12.363cm"/>
          <style:tab-stop style:position="12.862cm"/>
          <style:tab-stop style:position="13.363cm"/>
          <style:tab-stop style:position="13.864cm"/>
          <style:tab-stop style:position="14.363cm"/>
          <style:tab-stop style:position="14.863cm"/>
        </style:tab-stops>
      </style:paragraph-properties>
    </style:style>
    <style:style style:name="P570" style:family="paragraph">
      <style:paragraph-properties style:writing-mode="lr-tb"/>
    </style:style>
    <style:style style:name="T1" style:family="text">
      <style:text-properties fo:language="en" fo:country="GB"/>
    </style:style>
    <style:style style:name="T2" style:family="text">
      <style:text-properties fo:language="en" fo:country="GB" fo:font-style="italic" fo:font-weight="bold" style:font-style-asian="italic" style:font-weight-asian="bold"/>
    </style:style>
    <style:style style:name="T3" style:family="text">
      <style:text-properties fo:language="en" fo:country="GB" fo:font-style="italic" style:font-style-asian="italic"/>
    </style:style>
    <style:style style:name="T4" style:family="text">
      <style:text-properties fo:language="en" fo:country="GB" fo:font-weight="bold" style:font-weight-asian="bold"/>
    </style:style>
    <style:style style:name="T5" style:family="text">
      <style:text-properties fo:language="en" fo:country="GB" style:text-underline-style="solid" style:text-underline-width="auto" style:text-underline-color="font-color"/>
    </style:style>
    <style:style style:name="T6" style:family="text">
      <style:text-properties fo:language="en" fo:country="GB" text:display="true"/>
    </style:style>
    <style:style style:name="T7" style:family="text">
      <style:text-properties fo:font-weight="bold" style:font-weight-asian="bold"/>
    </style:style>
    <style:style style:name="T8" style:family="text">
      <style:text-properties fo:font-style="italic" style:font-style-asian="italic"/>
    </style:style>
    <style:style style:name="T9" style:family="text">
      <style:text-properties style:text-line-through-style="solid"/>
    </style:style>
    <style:style style:name="T10" style:family="text">
      <style:text-properties style:text-line-through-style="solid" fo:language="en" fo:country="GB"/>
    </style:style>
    <style:style style:name="T11" style:family="text">
      <style:text-properties style:text-line-through-style="solid" style:text-line-through-type="double" fo:language="en" fo:country="GB"/>
    </style:style>
    <style:style style:name="T12" style:family="text">
      <style:text-properties style:text-line-through-style="solid" style:text-line-through-type="double" fo:font-size="8pt" fo:language="en" fo:country="GB" style:font-size-asian="8pt"/>
    </style:style>
    <style:style style:name="T13" style:family="text">
      <style:text-properties text:display="true"/>
    </style:style>
    <style:style style:name="T14" style:family="text">
      <style:text-properties fo:language="nb" fo:country="NO"/>
    </style:style>
    <style:style style:name="T15" style:family="text">
      <style:text-properties fo:language="nb" fo:country="NO" fo:font-style="italic" style:font-style-asian="italic"/>
    </style:style>
    <style:style style:name="T16" style:family="text">
      <style:text-properties fo:color="#000000"/>
    </style:style>
    <style:style style:name="T17" style:family="text">
      <style:text-properties fo:color="#000000" fo:language="en" fo:country="GB"/>
    </style:style>
    <style:style style:name="T18" style:family="text">
      <style:text-properties fo:color="#000000" fo:language="en" fo:country="GB" fo:font-weight="bold" style:font-weight-asian="bold"/>
    </style:style>
    <style:style style:name="T19" style:family="text">
      <style:text-properties fo:color="#000000" fo:language="en" fo:country="GB" fo:font-style="italic" style:font-style-asian="italic"/>
    </style:style>
    <style:style style:name="T20" style:family="text">
      <style:text-properties fo:color="#000000" fo:font-weight="bold" style:font-weight-asian="bold"/>
    </style:style>
    <style:style style:name="T21" style:family="text">
      <style:text-properties fo:color="#000000" style:font-name="Symbol"/>
    </style:style>
    <style:style style:name="T22" style:family="text">
      <style:text-properties fo:color="#000000" fo:font-style="italic" style:font-style-asian="italic"/>
    </style:style>
    <style:style style:name="T23" style:family="text">
      <style:text-properties style:font-name="Symbol" fo:language="en" fo:country="GB"/>
    </style:style>
    <style:style style:name="T24" style:family="text">
      <style:text-properties fo:font-size="8pt" fo:language="en" fo:country="GB" style:text-underline-style="solid" style:text-underline-width="auto" style:text-underline-color="font-color" fo:font-weight="bold" style:font-size-asian="8pt" style:font-weight-asian="bold"/>
    </style:style>
    <style:style style:name="T25" style:family="text">
      <style:text-properties fo:font-size="8pt" fo:language="en" fo:country="GB" style:font-size-asian="8pt"/>
    </style:style>
    <style:style style:name="T26" style:family="text">
      <style:text-properties fo:font-size="8pt" fo:language="en" fo:country="GB" fo:font-style="italic" style:font-size-asian="8pt" style:font-style-asian="italic"/>
    </style:style>
    <style:style style:name="T27" style:family="text">
      <style:text-properties fo:font-size="8pt" fo:language="en" fo:country="GB" fo:font-style="italic" fo:font-weight="bold" style:font-size-asian="8pt" style:font-style-asian="italic" style:font-weight-asian="bold"/>
    </style:style>
    <style:style style:name="T28" style:family="text">
      <style:text-properties fo:font-size="8pt" fo:language="en" fo:country="GB" fo:font-weight="bold" style:font-size-asian="8pt" style:font-weight-asian="bold"/>
    </style:style>
    <style:style style:name="T29" style:family="text">
      <style:text-properties fo:font-size="8pt" style:font-size-asian="8pt" style:language-asian="en" style:country-asian="US" style:font-name-complex="Arial1"/>
    </style:style>
    <style:style style:name="T30" style:family="text">
      <style:text-properties fo:font-size="8pt" fo:language="nb" fo:country="NO" style:font-size-asian="8pt"/>
    </style:style>
    <style:style style:name="T31" style:family="text">
      <style:text-properties fo:font-size="8pt" fo:language="nb" fo:country="NO" fo:font-style="italic" style:font-size-asian="8pt" style:font-style-asian="italic"/>
    </style:style>
    <style:style style:name="T32" style:family="text">
      <style:text-properties fo:font-size="9pt" fo:language="en" fo:country="GB" fo:font-style="italic" style:font-size-asian="9pt" style:font-style-asian="italic"/>
    </style:style>
    <style:style style:name="T33" style:family="text">
      <style:text-properties fo:font-size="9pt" fo:language="en" fo:country="GB" style:font-size-asian="9pt"/>
    </style:style>
    <style:style style:name="T34" style:family="text">
      <style:text-properties style:font-name="Times New Roman"/>
    </style:style>
    <style:style style:name="T35" style:family="text">
      <style:text-properties style:font-name="Times New Roman" style:language-asian="none" style:country-asian="none"/>
    </style:style>
    <style:style style:name="T36" style:family="text">
      <style:text-properties style:language-asian="none" style:country-asian="none"/>
    </style:style>
    <style:style style:name="T37" style:family="text">
      <style:text-properties fo:font-size="14pt" fo:font-weight="bold" style:font-size-asian="14pt" style:font-weight-asian="bold"/>
    </style:style>
    <style:style style:name="T38" style:family="text">
      <style:text-properties fo:font-size="14pt" fo:language="en" fo:country="GB" fo:font-weight="bold" style:font-size-asian="14pt" style:font-weight-asian="bold"/>
    </style:style>
    <style:style style:name="T39" style:family="text">
      <style:text-properties fo:text-transform="uppercase" fo:language="en" fo:country="GB"/>
    </style:style>
    <style:style style:name="T40" style:family="text">
      <style:text-properties style:font-name="Courier New" fo:font-size="8pt" style:font-size-asian="8pt" style:language-asian="en" style:country-asian="US"/>
    </style:style>
    <style:style style:name="T41" style:family="text">
      <style:text-properties style:font-name="Arial1"/>
    </style:style>
    <style:style style:name="T42" style:family="text">
      <style:text-properties style:font-name="Arial1" style:font-name-complex="Arial1"/>
    </style:style>
    <style:style style:name="fr1" style:family="graphic" style:parent-style-name="Frame">
      <style:graphic-properties fo:margin-left="0.423cm" fo:margin-right="0.423cm" fo:margin-top="0.423cm" fo:margin-bottom="0.423cm" style:wrap="dynamic" style:number-wrapped-paragraphs="no-limit" style:vertical-pos="from-top" style:vertical-rel="paragraph" style:horizontal-pos="from-left" style:horizontal-rel="page" fo:background-color="#ffffff" style:background-transparency="100%" fo:padding="0cm" fo:border="0.018cm solid #000000" style:shadow="#000000 0.03cm 0.03cm" style:writing-mode="lr-tb" draw:wrap-influence-on-position="once-successive">
        <style:background-image/>
      </style:graphic-properties>
    </style:style>
    <style:style style:name="fr2" style:family="graphic" style:parent-style-name="Frame">
      <style:graphic-properties fo:margin-left="0.319cm" fo:margin-right="0.319cm" style:wrap="none"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3" style:family="graphic" style:parent-style-name="Frame">
      <style:graphic-properties fo:margin-left="0.42cm" fo:margin-right="0.42cm" fo:margin-top="0.42cm" fo:margin-bottom="0.42cm" style:wrap="none" style:vertical-pos="top" style:vertical-rel="paragraph" style:horizontal-pos="from-left" style:horizontal-rel="page-content" fo:background-color="#ffffff" style:background-transparency="100%" style:writing-mode="lr-tb" draw:wrap-influence-on-position="once-successive">
        <style:background-image/>
      </style:graphic-properties>
    </style:style>
    <style:style style:name="fr4" style:family="graphic" style:parent-style-name="Frame">
      <style:graphic-properties fo:margin-left="0.42cm" fo:margin-right="0.42cm" fo:margin-top="0.42cm" fo:margin-bottom="0.42cm" style:wrap="dynamic" style:number-wrapped-paragraphs="no-limit" style:vertical-pos="from-top" style:vertical-rel="paragraph" style:horizontal-pos="from-left" style:horizontal-rel="page-content" fo:background-color="#ffffff" style:background-transparency="100%" style:writing-mode="lr-tb" draw:wrap-influence-on-position="once-successive">
        <style:background-image/>
      </style:graphic-properties>
    </style:style>
    <style:style style:name="fr5" style:family="graphic" style:parent-style-name="Frame">
      <style:graphic-properties fo:margin-left="0.42cm" fo:margin-right="0.42cm" fo:margin-top="0.42cm" fo:margin-bottom="0.42cm" style:wrap="none" style:vertical-pos="from-top" style:vertical-rel="paragraph" style:horizontal-pos="from-left" style:horizontal-rel="page-content" fo:background-color="#ffffff" style:background-transparency="100%" style:writing-mode="lr-tb" draw:wrap-influence-on-position="once-successive">
        <style:background-image/>
      </style:graphic-properties>
    </style:style>
    <style:style style:name="fr6" style:family="graphic" style:parent-style-name="Frame">
      <style:graphic-properties fo:margin-left="0.42cm" fo:margin-right="0.42cm" fo:margin-top="0.42cm" fo:margin-bottom="0.42cm" style:wrap="none"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7" style:family="graphic" style:parent-style-name="Frame">
      <style:graphic-properties fo:margin-left="0.319cm" fo:margin-right="0.319cm"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8" style:family="graphic" style:parent-style-name="Frame">
      <style:graphic-properties fo:margin-left="0.42cm" fo:margin-right="0.42cm" fo:margin-top="0.42cm" fo:margin-bottom="0.42cm"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9" style:family="graphic" style:parent-style-name="Frame">
      <style:graphic-properties style:wrap="none"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10" style:family="graphic" style:parent-style-name="Graphics">
      <style:graphic-properties fo:margin-left="0cm" fo:margin-right="0cm" style:vertical-pos="top" style:vertical-rel="baseline" fo:padding-left="0.263cm" fo:padding-right="0.263cm" fo:padding-top="0.136cm" fo:padding-bottom="0.136cm" fo:border="0.018cm solid #0000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951cm" draw:visible-area-height="9.606cm"/>
    </style:style>
    <style:style style:name="fr1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1.908cm" draw:visible-area-height="6.934cm"/>
    </style:style>
    <style:style style:name="fr1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051cm" draw:visible-area-height="6.484cm"/>
    </style:style>
    <style:style style:name="fr1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5.981cm" draw:visible-area-height="11.67cm"/>
    </style:style>
    <style:style style:name="fr16" style:family="graphic" style:parent-style-name="OLE">
      <style:graphic-properties fo:margin-left="0cm" fo:margin-right="0cm" style:vertical-pos="top" style:vertical-rel="baseline" fo:padding-left="0.263cm" fo:padding-right="0.263cm" fo:padding-top="0.136cm" fo:padding-bottom="0.136cm" fo:border="0.018cm solid #000000" draw:ole-draw-aspect="1" draw:visible-area-top="0cm" draw:visible-area-width="9.157cm" draw:visible-area-height="5.465cm"/>
    </style:style>
    <style:style style:name="fr17" style:family="graphic" style:parent-style-name="OLE">
      <style:graphic-properties fo:margin-left="0cm" fo:margin-right="0cm" style:vertical-pos="top" style:vertical-rel="baseline" fo:padding-left="0.263cm" fo:padding-right="0.263cm" fo:padding-top="0.136cm" fo:padding-bottom="0.136cm" fo:border="0.018cm solid #000000" draw:ole-draw-aspect="1" draw:visible-area-top="0cm" draw:visible-area-width="12.966cm" draw:visible-area-height="6.431cm"/>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style:style style:name="Sect3" style:family="section">
      <style:section-properties style:writing-mode="lr-tb" fo:margin-left="0cm" fo:margin-right="0.273cm" style:editable="false">
        <style:columns fo:column-count="1" fo:column-gap="0cm"/>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consecutive-numbering="true">
      <text:list-level-style-bullet text:level="1" text:style-name="WW8Num1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draw:stroke="none" draw:fill="solid" draw:fill-color="#000000"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ge" style:horizontal-pos="from-left" style:horizontal-rel="page"/>
    </style:style>
    <style:style style:name="gr2" style:family="graphic">
      <style:graphic-properties draw:stroke="none" draw:fill="solid" draw:fill-color="#000000"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4"><draw:custom-shape text:anchor-type="char" draw:z-index="148" draw:style-name="gr1" draw:text-style-name="P570" svg:width="15.92cm" svg:height="0.034cm" svg:x="2.54cm" svg:y="3.224cm"><text:p/><draw:enhanced-geometry svg:viewBox="0 0 21600 21600" draw:type="rectangle" draw:enhanced-path="M 0 0 L 21600 0 21600 21600 0 21600 0 0 Z N"/></draw:custom-shape><draw:custom-shape text:anchor-type="char" draw:z-index="149" draw:style-name="gr2" draw:text-style-name="P570" svg:width="15.92cm" svg:height="0.034cm" svg:x="2.54cm" svg:y="0cm"><text:p/><draw:enhanced-geometry svg:viewBox="0 0 21600 21600" draw:type="rectangle" draw:enhanced-path="M 0 0 L 21600 0 21600 21600 0 21600 0 0 Z N"/></draw:custom-shape></text:p>
      <text:p text:style-name="P3"><text:tab/></text:p>
      <text:p text:style-name="P36">S-57 APPENDIX B.1</text:p>
      <text:p text:style-name="P1"><text:span text:style-name="T1"><text:tab/></text:span><text:span text:style-name="T2">Annex A - Use of the Object Catalogue for ENC</text:span></text:p>
      <text:p text:style-name="P4"/>
      <text:p text:style-name="P4"/>
      <text:p text:style-name="P4"/>
      <text:p text:style-name="P4"/>
      <text:p text:style-name="P3"/>
      <text:p text:style-name="P5"/>
      <text:p text:style-name="P5"/>
      <text:p text:style-name="P5"/>
      <text:p text:style-name="P5"/>
      <text:p text:style-name="P5"/>
      <text:p text:style-name="P5"/>
      <text:p text:style-name="P5"/>
      <text:p text:style-name="P5"/>
      <text:p text:style-name="P5"/>
      <text:p text:style-name="P5"/>
      <table:table table:name="Tableau1" table:style-name="Tableau1">
        <table:table-column table:style-name="Tableau1.A"/>
        <table:table-row table:style-name="Tableau1.1">
          <table:table-cell table:style-name="Tableau1.A1" office:value-type="string">
            <text:p text:style-name="P111">This document must only be used with Edition 2.0 of the </text:p>
            <text:p text:style-name="P110">ENC Product Specification - S-57 Appendix B.1</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38"/>
      <text:p text:style-name="P538"/>
      <text:p text:style-name="P540">S-57 Appendix B.1 - Annex A<text:tab/>April 2002<text:tab/>Edition 2.1</text:p>
      <text:p text:style-name="P7"><draw:custom-shape text:anchor-type="char" draw:z-index="150" draw:style-name="gr1" draw:text-style-name="P570" svg:width="15.922cm" svg:height="0.034cm" svg:x="2.552cm" svg:y="26.691cm"><text:p/><draw:enhanced-geometry svg:viewBox="0 0 21600 21600" draw:type="rectangle" draw:enhanced-path="M 0 0 L 21600 0 21600 21600 0 21600 0 0 Z N"/></draw:custom-shape><text:tab/></text:p>
      <text:p text:style-name="P496"/>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Cadre1" text:anchor-type="paragraph" svg:x="6.57cm" svg:y="0.002cm" svg:width="7.832cm" draw:z-index="0"><draw:text-box fo:min-height="0.37cm"><text:p text:style-name="P42"><text:tab/>Page intentionally left blank</text:p></draw:text-box></draw:frame></text:p>
      <text:p text:style-name="Standard"/>
      <text:p text:style-name="Standard"/>
      <text:p text:style-name="Standard"/>
      <text:p text:style-name="Standard"/>
      <text:p text:style-name="Standard"/>
      <text:p text:style-name="P497">CONTENTS</text:p>
      <text:p text:style-name="P545"/>
      <text:table-of-content text:style-name="Sect1" text:name="Table des matières1">
        <text:table-of-content-source text:outline-level="9"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0.499cm" style:leader-char=" " style:with-tab="false"/>
            <text:index-entry-tab-stop style:type="left" style:position="15.503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0.252cm" style:leader-char=" " style:with-tab="false"/>
            <text:index-entry-tab-stop style:type="left" style:position="0.303cm" style:leader-char=" " style:with-tab="false"/>
            <text:index-entry-tab-stop style:type="left" style:position="15.004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0.45cm" style:leader-char=" " style:with-tab="false"/>
            <text:index-entry-tab-stop style:type="left" style:position="0.499cm" style:leader-char=" " style:with-tab="false"/>
            <text:index-entry-tab-stop style:type="left" style:position="0.949cm" style:leader-char=" " style:with-tab="false"/>
            <text:index-entry-tab-stop style:type="left" style:position="1.199cm" style:leader-char=" " style:with-tab="false"/>
            <text:index-entry-tab-stop style:type="left" style:position="14.7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0.739cm" style:leader-char=" " style:with-tab="false"/>
            <text:index-entry-tab-stop style:type="left" style:position="14.201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_20_1"/>
          </text:index-source-styles>
        </text:table-of-content-source>
        <text:index-body>
          <text:p text:style-name="P546">1. Introduction<text:tab/>9</text:p>
          <text:p text:style-name="P547">1.1 General<text:tab/>9</text:p>
          <text:p text:style-name="P547">1.2 Presentation of the document<text:tab/>9</text:p>
          <text:p text:style-name="P547">1.3 Use of language<text:tab/>9</text:p>
          <text:p text:style-name="P546">2. General rules<text:tab/>10</text:p>
          <text:p text:style-name="P547">2.1 Cartographic framework<text:tab/>10</text:p>
          <text:p text:style-name="P548">2.1.1 Horizontal datum<text:tab/>10</text:p>
          <text:p text:style-name="P548">2.1.2 Vertical datum<text:tab/>10</text:p>
          <text:p text:style-name="P548">2.1.3 Sounding datum <text:tab/>11</text:p>
          <text:p text:style-name="P548">2.1.4 Units<text:tab/>11</text:p>
          <text:p text:style-name="P548">2.1.5 Dates<text:tab/>11</text:p>
          <text:p text:style-name="P549">2.1.5.1 Seasonal Objects<text:tab/>12</text:p>
          <text:p text:style-name="P548">2.1.6 Times<text:tab/>12</text:p>
          <text:p text:style-name="P547">2.2 Data quality description<text:tab/>12</text:p>
          <text:p text:style-name="P548">2.2.1 Production information<text:tab/>12</text:p>
          <text:p text:style-name="P548">2.2.2 Up-to-dateness information<text:tab/>12</text:p>
          <text:p text:style-name="P548">2.2.3 Quality, reliability and accuracy of bathymetric data<text:tab/>12</text:p>
          <text:p text:style-name="P549">2.2.3.1 Quality of bathymetric data<text:tab/>13</text:p>
          <text:p text:style-name="P549">2.2.3.2 Survey reliability<text:tab/>14</text:p>
          <text:p text:style-name="P549">2.2.3.3Quality of sounding<text:tab/>14</text:p>
          <text:p text:style-name="P549">2.2.3.4Sounding accuracy<text:tab/>14</text:p>
          <text:p text:style-name="P549">2.2.3.5Technique of sounding measurement<text:tab/>14</text:p>
          <text:p text:style-name="P548">2.2.4 Accuracy of non-bathymetric data<text:tab/>15</text:p>
          <text:p text:style-name="P549">2.2.4.1 Quality of positions<text:tab/>15</text:p>
          <text:p text:style-name="P549">2.2.4.2 Horizontal accuracy<text:tab/>15</text:p>
          <text:p text:style-name="P549">2.2.4.3 Vertical accuracy<text:tab/>15</text:p>
          <text:p text:style-name="P548">2.2.5 Source of data<text:tab/>15</text:p>
          <text:p text:style-name="P549">2.2.5.1 Source of bathymetric data<text:tab/>15</text:p>
          <text:p text:style-name="P549">2.2.5.2 Source of other data<text:tab/>16</text:p>
          <text:p text:style-name="P548">2.2.6 Compilation scale<text:tab/>16</text:p>
          <text:p text:style-name="P548">2.2.7 Use of the attribute SCAMIN <text:tab/>16</text:p>
          <text:p text:style-name="P547">2.3 Textual information<text:tab/>17</text:p>
          <text:p text:style-name="P547">2.4 Colours and colour patterns<text:tab/>17</text:p>
          <text:p text:style-name="P547">2.5 Reference to other publications<text:tab/>18</text:p>
          <text:p text:style-name="P547">2.6 Updating<text:tab/>18</text:p>
          <text:p text:style-name="P548">2.6.1 Issuing updates in advance<text:tab/>18</text:p>
          <text:p text:style-name="P547">2.7 Multiple objects <text:tab/>19</text:p>
          <text:p text:style-name="P546">3. Time Varying Objects<text:tab/>20</text:p>
          <text:p text:style-name="P547">3.1 Magnetic data (see M4 - §270)<text:tab/>20</text:p>
          <text:p text:style-name="P548">3.1.1 Magnetic variation<text:tab/>20</text:p>
          <text:p text:style-name="P548">3.1.2 Abnormal magnetic variation (see M4 - §274)<text:tab/>20</text:p>
          <text:p text:style-name="P547">3.2 Tidal data (see M4 - §406)<text:tab/>20</text:p>
          <text:p text:style-name="P548">3.2.1 Time series data<text:tab/>20</text:p>
          <text:p text:style-name="P548">3.2.2 Prediction by harmonic methods<text:tab/>21</text:p>
          <text:p text:style-name="P548">3.2.3 Prediction by non-harmonic methods<text:tab/>21</text:p>
          <text:p text:style-name="P548">3.3.1 Tidal stream (flood/ebb)<text:tab/>22</text:p>
          <text:p text:style-name="P548">3.3.2 Tidal stream time series<text:tab/>22</text:p>
          <text:p text:style-name="P548">3.3.3 Prediction by harmonic methods<text:tab/>22</text:p>
          <text:p text:style-name="P548">3.3.4 Prediction by non-harmonic methods<text:tab/>22</text:p>
          <text:p text:style-name="P548">3.3.5 Tidal stream panels<text:tab/>23</text:p>
          <text:p text:style-name="P547">3.4 Current data<text:tab/>23</text:p>
          <text:p text:style-name="P546">4. <text:s text:c="2"/>Topography<text:tab/>23</text:p>
          <text:p text:style-name="P547">4.1 <text:s/>Land area<text:tab/>23</text:p>
          <text:p text:style-name="P547"><text:soft-page-break/>4.2 <text:s/>Vertical measurements (see M4 - §302 and §303)<text:tab/>23</text:p>
          <text:p text:style-name="P548">4.2.1 <text:s/>Vertical datum<text:tab/>23</text:p>
          <text:p text:style-name="P548">4.2.2 <text:s/>Heights and elevations<text:tab/>24</text:p>
          <text:p text:style-name="P547">4.3 <text:s/>Control points (see M4 - §304 to §306)<text:tab/>24</text:p>
          <text:p text:style-name="P547">4.4 <text:s/>Distance marks (see M4 - §307)<text:tab/>24</text:p>
          <text:p text:style-name="P547">4.5 <text:s/>Coastline<text:tab/>25</text:p>
          <text:p text:style-name="P548">4.5.1 <text:s/>Natural coastline (see M4 - §312)<text:tab/>25</text:p>
          <text:p text:style-name="P548">4.5.2 <text:s/>Artificial coastline (see M4 - §313 and §320)<text:tab/>25</text:p>
          <text:p text:style-name="P547">4.6 <text:s/>Harbour installations<text:tab/>28</text:p>
          <text:p text:style-name="P548">4.6.1Harbour facilities<text:tab/>28</text:p>
          <text:p text:style-name="P548">4.6.2Berths (see M4 - §323)<text:tab/>28</text:p>
          <text:p text:style-name="P548">4.6.3 <text:s/>Harbour offices (see M4 - §325)<text:tab/>28</text:p>
          <text:p text:style-name="P548">4.6.4 <text:s/>Checkpoints<text:tab/>29</text:p>
          <text:p text:style-name="P548">4.6.5Small craft facilities<text:tab/>29</text:p>
          <text:p text:style-name="P548">4.6.6 <text:s/>Docks<text:tab/>29</text:p>
          <text:p text:style-name="P549">4.6.6.1Dry docks (see M4 - §326.1)<text:tab/>29</text:p>
          <text:p text:style-name="P549">4.6.6.2 <text:s/>Floating docks (see M4 - §326.2)<text:tab/>30</text:p>
          <text:p text:style-name="P549">4.6.6.3 <text:s/>Tidal and non-tidal basins (see M4 - §326.3 and §326.4)<text:tab/>30</text:p>
          <text:p text:style-name="P549">4.6.6.6 <text:s text:c="2"/>Gridirons (see M4 - §326.8)<text:tab/>31</text:p>
          <text:p text:style-name="P548">4.6.7 <text:s/>Mooring / warping facilities and pontoons<text:tab/>32</text:p>
          <text:p text:style-name="P549">4.6.7.1 <text:s text:c="2"/>Mooring / warping facilities (see M4 - §327)<text:tab/>32</text:p>
          <text:p text:style-name="P549">4.6.7.2 <text:s text:c="2"/>Piles<text:tab/>32</text:p>
          <text:p text:style-name="P549">4.6.7.3 <text:s text:c="2"/>Pontoons (see M4 - §326.9)<text:tab/>32</text:p>
          <text:p text:style-name="P548">4.6.8 <text:s/>Hulks<text:tab/>33</text:p>
          <text:p text:style-name="P548">4.6.9 <text:s/>Dockside buildings and structures<text:tab/>33</text:p>
          <text:p text:style-name="P549">4.6.9.1 <text:s/>Transit sheds and warehouses (see M4 - §328.1)<text:tab/>33</text:p>
          <text:p text:style-name="P549">4.6.9.2 <text:s/>Timber yards (see M4 - §328.2)<text:tab/>33</text:p>
          <text:p text:style-name="P549">4.6.9.3 <text:s/>Cranes (see M4 - §328.3)<text:tab/>33</text:p>
          <text:p text:style-name="P548">4.6.10 <text:s text:c="2"/>Works in progress and projected (see M4 - §329)<text:tab/>34</text:p>
          <text:p text:style-name="P547">4.7 <text:s/>Natural features (see M4 - §350)<text:tab/>34</text:p>
          <text:p text:style-name="P548">4.7.1 <text:s text:c="2"/>Natural sceneries<text:tab/>34</text:p>
          <text:p text:style-name="P548">4.7.2 <text:s/>Height contours, spot heights (see M4 - §351)<text:tab/>34</text:p>
          <text:p text:style-name="P548">4.7.3 <text:s/>Marsh (see M4 - §312.2)<text:tab/>35</text:p>
          <text:p text:style-name="P548">4.7.4 <text:s/>Dunes, sand hills (see M4 - §312.3)<text:tab/>35</text:p>
          <text:p text:style-name="P548">4.7.5 <text:s/>Cliffs (see M4 - §312.1)<text:tab/>35</text:p>
          <text:p text:style-name="P548">4.7.6 <text:s/>Rivers (see M4 - §353)<text:tab/>35</text:p>
          <text:p text:style-name="P548">4.7.7 <text:s/>Rapids, waterfalls (see M4 - §353.5)<text:tab/>36</text:p>
          <text:p text:style-name="P549">4.7.7.1 <text:s/>Rapids<text:tab/>36</text:p>
          <text:p text:style-name="P549">4.7.7.2 <text:s/>Waterfalls<text:tab/>36</text:p>
          <text:p text:style-name="P548">4.7.8 <text:s/>Lakes (see M4 - §353.6)<text:tab/>36</text:p>
          <text:p text:style-name="P548">4.7.9 <text:s/>Saltpans (see M4 - §353.7)<text:tab/>36</text:p>
          <text:p text:style-name="P548">4.7.10 <text:s text:c="2"/>Glaciers (see M4 - §353.8)<text:tab/>37</text:p>
          <text:p text:style-name="P548">4.7.11 <text:s text:c="2"/>Vegetation (see M4 - §312.4, §352.4 and §354)<text:tab/>37</text:p>
          <text:p text:style-name="P548">4.7.12 <text:s text:c="2"/>Lava flow (see M4 - §355)<text:tab/>37</text:p>
          <text:p text:style-name="P547">4.8 <text:s/>Artificial features<text:tab/>38</text:p>
          <text:p text:style-name="P548">4.8.1 <text:s/>Canals (see M4 - §361)<text:tab/>38</text:p>
          <text:p text:style-name="P548">4.8.2 <text:s/>Railways (see M4 - §362)<text:tab/>38</text:p>
          <text:p text:style-name="P548">4.8.3 <text:s/>Tunnels (see M4 - §363.1)<text:tab/>38</text:p>
          <text:p text:style-name="P548">4.8.4 <text:s/>Cuttings and embankments (see M4 - §363.2 and §364.1)<text:tab/>39</text:p>
          <text:p text:style-name="P548">4.8.5 <text:s/>Dams (see M4 - §364.2)<text:tab/>39</text:p>
          <text:p text:style-name="P548">4.8.6 <text:s/>Flood barrages (see M4 - §326.7)<text:tab/>39</text:p>
          <text:p text:style-name="P548">4.8.7 <text:s/>Dykes (see M4 - §313.1)<text:tab/>39</text:p>
          <text:p text:style-name="P548">4.8.8 <text:s/>Roads and tracks (see M4 - §365)<text:tab/>40</text:p>
          <text:p text:style-name="P548">4.8.9 <text:s/>Causeways<text:tab/>40</text:p>
          <text:p text:style-name="P548">4.8.10 <text:s text:c="2"/>Bridges (see M4 - §381)<text:tab/>40</text:p>
          <text:p text:style-name="P548"><text:soft-page-break/>4.8.11 <text:s/>Conveyors (see M4 - §382.3)<text:tab/>40</text:p>
          <text:p text:style-name="P548"><text:s/><text:tab/>40</text:p>
          <text:p text:style-name="P548">4.8.12 <text:s text:c="2"/>Airfields (see M4 - §366)<text:tab/>41</text:p>
          <text:p text:style-name="P548">4.8.13 <text:s/>Production and storage areas (see M4 - §367)<text:tab/>41</text:p>
          <text:p text:style-name="P548">4.8.14 <text:s/>Built-up areas (see M4 - §370)<text:tab/>42</text:p>
          <text:p text:style-name="P548">4.8.15 <text:s/>Buildings, landmarks, tanks, silos (see M4 - §370 to §378)<text:tab/>42</text:p>
          <text:p text:style-name="P548">4.8.16 <text:s/>Fences and walls<text:tab/>46</text:p>
          <text:p text:style-name="P548">4.8.17 <text:s/>Fortified structures (see M4 - §379)<text:tab/>46</text:p>
          <text:p text:style-name="P548">4.8.18 <text:s/>Pylons and bridge supports (see M4 - §381 and §382)<text:tab/>46</text:p>
          <text:p text:style-name="P548">4.8.19 <text:s/>Oil barriers<text:tab/>47</text:p>
          <text:p text:style-name="P548">4.8.20 <text:s/>Views and sketches, viewpoints<text:tab/>47</text:p>
          <text:p text:style-name="P548">4.8.21 <text:s/>Signs and Notice boards<text:tab/>47</text:p>
          <text:p text:style-name="P546">5. <text:s text:c="2"/>Depth<text:tab/>47</text:p>
          <text:p text:style-name="P547">5.1 <text:s/>Sounding datum<text:tab/>47</text:p>
          <text:p text:style-name="P547">5.2 <text:s/>Depth contours (see M4 - §411)<text:tab/>47</text:p>
          <text:p text:style-name="P547">5.3 <text:s/>Soundings (see M4 - §412)<text:tab/>48</text:p>
          <text:p text:style-name="P547">5.4 <text:s/>Depth areas<text:tab/>49</text:p>
          <text:p text:style-name="P548">5.4.1 <text:s/>Geo object depth areas<text:tab/>49</text:p>
          <text:p text:style-name="P548">5.4.2Geometry of depth areas<text:tab/>50</text:p>
          <text:p text:style-name="P548">5.4.3 <text:s/>Use of attributes DRVAL1 and DRVAL2 for depth areas in general<text:tab/>51</text:p>
          <text:p text:style-name="P548">5.4.4 <text:s/>Use of attributes DRVAL1 and DRVAL2 for depth areas adjoining non-navigable waterways<text:tab/>54</text:p>
          <text:p text:style-name="P548">5.4.5 <text:s/>Use of attributes DRVAL1 and DRVAL2 for depth areas adjoining constructions which are always dry<text:tab/>55</text:p>
          <text:p text:style-name="P548">5.4.6 <text:s/>Use of attributes DRVAL1 and DRVAL2 for depth areas adjoining a dredged area<text:tab/>55</text:p>
          <text:p text:style-name="P548">5.4.7 <text:s/>Use of attributes DRVAL1 and DRVAL2 for dredged areas adjoining dredged areas<text:tab/>56</text:p>
          <text:p text:style-name="P548">5.4.8 <text:s/>Rivers, canals, lakes, basins<text:tab/>57</text:p>
          <text:p text:style-name="P547">5.5 <text:s/>Dredged areas (see M4 - §414)<text:tab/>57</text:p>
          <text:p text:style-name="P547">5.6 <text:s/>Swept areas (see M4 - §415)<text:tab/>58</text:p>
          <text:p text:style-name="P547">5.7 <text:s/>Areas of continual change (see M4 - §416)<text:tab/>59</text:p>
          <text:p text:style-name="P547">5.8 <text:s/>Areas with inadequate depth information (see M4 - §417)<text:tab/>59</text:p>
          <text:p text:style-name="P548">5.8.1 <text:s/>Unsurveyed areas<text:tab/>59</text:p>
          <text:p text:style-name="P548">5.8.2 <text:s/>Incompletely surveyed areas<text:tab/>59</text:p>
          <text:p text:style-name="P548">5.8.3 <text:s text:c="2"/>Bathymetry in areas of minimal depiction of detail on paper charts<text:tab/>59</text:p>
          <text:p text:style-name="P548">5.8.3.1 <text:s text:c="2"/>Areas of omitted bathymetry<text:tab/>59</text:p>
          <text:p text:style-name="P548">5.8.3.2Areas of very simplified bathymetry<text:tab/>60</text:p>
          <text:p text:style-name="P546">6. <text:s text:c="2"/>Dangers<text:tab/>61</text:p>
          <text:p text:style-name="P547">6.1 <text:s/>Rocks and coral reefs (see M4 - §421)<text:tab/>61</text:p>
          <text:p text:style-name="P548">6.1.1 <text:s/>Rocks which do not cover (islets)<text:tab/>61</text:p>
          <text:p text:style-name="P548">6.1.2 <text:s/>Rocks which may cover<text:tab/>61</text:p>
          <text:p text:style-name="P547">6.2 <text:s/>Wrecks, foul areas and obstructions (see M4 - §422)<text:tab/>62</text:p>
          <text:p text:style-name="P548">6.2.1 <text:s/>Wrecks<text:tab/>62</text:p>
          <text:p text:style-name="P548">6.2.2 <text:s/>Obstructions and foul areas<text:tab/>63</text:p>
          <text:p text:style-name="P547">6.3 <text:s/>Danger lines<text:tab/>64</text:p>
          <text:p text:style-name="P548">6.3.1 <text:s/>Danger line around a point danger or an isolated sounding<text:tab/>64</text:p>
          <text:p text:style-name="P548">6.3.2Danger line limiting an area of wrecks or obstructions<text:tab/>65</text:p>
          <text:p text:style-name="P548">6.3.3 <text:s/>Danger line bordering an area through which navigation is not safe (see M4 -§420.1)<text:tab/>65</text:p>
          <text:p text:style-name="P547">6.4 <text:s/>Overfalls, races, breakers, eddies (see M4 - §423)<text:tab/>65</text:p>
          <text:p text:style-name="P547">6.5 <text:s/>Doubtful dangers (see M4 - §424)<text:tab/>65</text:p>
          <text:p text:style-name="P547">6.6 <text:s/>Caution areas<text:tab/>66</text:p>
          <text:p text:style-name="P546">7. <text:s text:c="2"/>Nature of the seabed<text:tab/>67</text:p>
          <text:p text:style-name="P547">7.1 <text:s text:c="2"/>Description of the bottom (see M4 - §425)<text:tab/>67</text:p>
          <text:p text:style-name="P547">7.2 <text:s/>Special bottom types<text:tab/>68</text:p>
          <text:p text:style-name="P548">7.2.1 <text:s/>Sand waves (see M4 - §428.1)<text:tab/>68</text:p>
          <text:p text:style-name="P548">7.2.2 <text:s/>Weed - Kelp (see M4 - §428.2)<text:tab/>68</text:p>
          <text:p text:style-name="P548"><text:soft-page-break/>7.2.3 <text:s/>Springs in the seabed (see M4 - §428.3)<text:tab/>68</text:p>
          <text:p text:style-name="P548">7.2.4 <text:s/>Tideways<text:tab/>68</text:p>
          <text:p text:style-name="P546">9. <text:s text:c="2"/>Harbour regulations<text:tab/>69</text:p>
          <text:p text:style-name="P547">9.1 <text:s/>Regulations within harbour limits<text:tab/>69</text:p>
          <text:p text:style-name="P548">9.1.1 <text:s/>Administrative harbour areas (see M4 - §430.1)<text:tab/>69</text:p>
          <text:p text:style-name="P548">9.1.2 <text:s/>Speed limits (see M4 - §430.2)<text:tab/>69</text:p>
          <text:p text:style-name="P547">9.2 <text:s/>Anchorages and prohibited/restricted anchorages; moorings<text:tab/>69</text:p>
          <text:p text:style-name="P548">9.2.1 <text:s/>Anchorages (see M4 - §431.1 and 431.3)<text:tab/>69</text:p>
          <text:p text:style-name="P548">9.2.2 <text:s/>Anchor berths (see M4 - §431.2)<text:tab/>70</text:p>
          <text:p text:style-name="P548">9.2.3 <text:s/>Anchoring restricted (see M4 - §431.4)<text:tab/>70</text:p>
          <text:p text:style-name="P548">9.2.4 <text:s/>Mooring buoys (see M4 - §431.5)<text:tab/>70</text:p>
          <text:p text:style-name="P548">9.2.5 <text:s/>Mooring trots (see M4 - §431.6)<text:tab/>71</text:p>
          <text:p text:style-name="P548">9.2.6 <text:s text:c="2"/>Anchorage - relationships<text:tab/>71</text:p>
          <text:p text:style-name="P546">10. <text:s/>Recommended tracks and routes<text:tab/>72</text:p>
          <text:p text:style-name="P547">10.1 <text:s/>Leading, clearing and transit lines and recommended tracks (see M4 - §433)<text:tab/>72</text:p>
          <text:p text:style-name="P548">10.1.1 <text:s text:c="2"/>Navigation lines and recommended tracks<text:tab/>72</text:p>
          <text:p text:style-name="P548">10.1.2 <text:s text:c="2"/>Range systems - relationship<text:tab/>74</text:p>
          <text:p text:style-name="P548">10.1.3 <text:s text:c="2"/>Measured distances <text:s/>(see M4 - §458)<text:tab/>74</text:p>
          <text:p text:style-name="P547">10.2 <text:s text:c="2"/>Routeing measures<text:tab/>74</text:p>
          <text:p text:style-name="P548">10.2.1 <text:s text:c="2"/>Traffic separation schemes<text:tab/>74</text:p>
          <text:p text:style-name="P549">10.2.1.1 <text:s text:c="4"/>Traffic separation scheme lanes (see M4 - §435.1)<text:tab/>75</text:p>
          <text:p text:style-name="P549">10.2.1.2 <text:s/>Traffic separation scheme boundaries (see M4 - §435.1)<text:tab/>75</text:p>
          <text:p text:style-name="P549">10.2.1.3 <text:s/>Traffic separation lines (see M4 - §435.1)<text:tab/>75</text:p>
          <text:p text:style-name="P549">10.2.1.4 <text:s/>Traffic separation zones (see M4 - §435.1)<text:tab/>76</text:p>
          <text:p text:style-name="P549">10.2.1.5 <text:s/>Traffic separation scheme crossings (see M4 - §435.1)<text:tab/>76</text:p>
          <text:p text:style-name="P549">10.2.1.6 <text:s/>Traffic separation scheme roundabouts (see M4 - §435.1)<text:tab/>76</text:p>
          <text:p text:style-name="P549">10.2.1.7 <text:s/>Inshore traffic zones (see M4 - §435.1)<text:tab/>76</text:p>
          <text:p text:style-name="P549">10.2.1.8 <text:s/>Precautionary areas (see M4 - §435.2)<text:tab/>76</text:p>
          <text:p text:style-name="P548">10.2.2 <text:s text:c="2"/>Deep water routes (see M4 - §435.3)<text:tab/>77</text:p>
          <text:p text:style-name="P549">10.2.2.1 <text:s/>Deep water route parts<text:tab/>77</text:p>
          <text:p text:style-name="P549">10.2.2.2 <text:s/>Deep water route centrelines<text:tab/>77</text:p>
          <text:p text:style-name="P548">10.2.3 <text:s text:c="2"/>Traffic separation scheme systems<text:tab/>78</text:p>
          <text:p text:style-name="P548">10.2.4 <text:s text:c="2"/>Recommended routes (see M4 - §435.4)<text:tab/>78</text:p>
          <text:p text:style-name="P548">10.2.5 <text:s text:c="2"/>Recommended direction of traffic flow (see M4 - §435.5)<text:tab/>78</text:p>
          <text:p text:style-name="P548">10.2.6 <text:s text:c="2"/>Two-way routes (see M4 - §435.6)<text:tab/>79</text:p>
          <text:p text:style-name="P548">10.2.7 <text:s text:c="2"/>Areas to be avoided (see M4 - §435.7)<text:tab/>79</text:p>
          <text:p text:style-name="P547">10.3 <text:s text:c="2"/>Ferries (see M4 - §438)<text:tab/>79</text:p>
          <text:p text:style-name="P547">10.4 <text:s text:c="2"/>Fairways<text:tab/>80</text:p>
          <text:p text:style-name="P546">11. <text:s text:c="2"/>Regulated areas<text:tab/>80</text:p>
          <text:p text:style-name="P547">11.1 <text:s text:c="2"/>Restricted areas in general (see M4 - §439.2 to § 439.4)<text:tab/>80</text:p>
          <text:p text:style-name="P547">11.2Maritime jurisdiction areas (see M4 ‑ §440)<text:tab/>81</text:p>
          <text:p text:style-name="P548">11.2.1 <text:s text:c="2"/>National territories<text:tab/>81</text:p>
          <text:p text:style-name="P548">11.2.2 <text:s text:c="2"/>Custom zones<text:tab/>81</text:p>
          <text:p text:style-name="P548">11.2.3 <text:s text:c="2"/>Free port areas<text:tab/>81</text:p>
          <text:p text:style-name="P548">11.2.4 <text:s text:c="2"/>Territorial seas<text:tab/>81</text:p>
          <text:p text:style-name="P548">11.2.5 <text:s text:c="2"/>Contiguous zones<text:tab/>82</text:p>
          <text:p text:style-name="P548">11.2.6 <text:s text:c="2"/>Fishery zones<text:tab/>82</text:p>
          <text:p text:style-name="P548">11.2.7 <text:s text:c="2"/>Continental shelves<text:tab/>82</text:p>
          <text:p text:style-name="P548">11.2.8 <text:s text:c="2"/>Exclusive economic zones<text:tab/>82</text:p>
          <text:p text:style-name="P547">11.3 <text:s text:c="2"/>Military practice areas; submarine transit lanes; minefields<text:tab/>83</text:p>
          <text:p text:style-name="P548">11.3.1 <text:s text:c="2"/>Military practice areas (see M4 - §441)<text:tab/>83</text:p>
          <text:p text:style-name="P548">11.3.2 <text:s text:c="2"/>Submarine transit lanes (see M4 - §441.5)<text:tab/>83</text:p>
          <text:p text:style-name="P548">11.3.3 <text:s text:c="2"/>Minefields (see M4 - §441.8)<text:tab/>83</text:p>
          <text:p text:style-name="P547">11.4 <text:s text:c="2"/>Dumping grounds (see M4 - §442)<text:tab/>83</text:p>
          <text:p text:style-name="P547">11.5 <text:s text:c="2"/>Cables and cable areas<text:tab/>84</text:p>
          <text:p text:style-name="P548"><text:soft-page-break/>11.5.1 <text:s text:c="2"/>Submarine cables (see M4 - §443)<text:tab/>84</text:p>
          <text:p text:style-name="P548">11.5.2 <text:s text:c="2"/>Overhead cables (see M4 - §382)<text:tab/>84</text:p>
          <text:p text:style-name="P548">11.5.3 <text:s text:c="2"/>Submarine cable areas (see M4 - §443.2)<text:tab/>85</text:p>
          <text:p text:style-name="P547">11.6 <text:s text:c="2"/>Pipelines and pipeline areas<text:tab/>85</text:p>
          <text:p text:style-name="P548">11.6.1 <text:s text:c="2"/>Pipelines, submarine or on land (see M4 - §377 and §444)<text:tab/>85</text:p>
          <text:p text:style-name="P548">11.6.2 <text:s text:c="2"/>Diffusers, cribs<text:tab/>85</text:p>
          <text:p text:style-name="P548">11.6.3 <text:s text:c="2"/>Overhead pipelines (see M4 - §383)<text:tab/>86</text:p>
          <text:p text:style-name="P548">11.6.4 <text:s text:c="2"/>Pipeline areas (see M4 - §444.2)<text:tab/>86</text:p>
          <text:p text:style-name="P547">11.7 <text:s text:c="2"/>Oil and Gas fields<text:tab/>86</text:p>
          <text:p text:style-name="P548">11.7.1 <text:s text:c="2"/>Wellheads (see M4 - §445.1, §445.5 and §445.7)<text:tab/>86</text:p>
          <text:p text:style-name="P548">11.7.2 <text:s text:c="2"/>Offshore platforms (see M4 - §445.2)<text:tab/>86</text:p>
          <text:p text:style-name="P548">11.7.3 <text:s text:c="2"/>Offshore safety zones (see M4 - §445.2)<text:tab/>87</text:p>
          <text:p text:style-name="P548">11.7.4 <text:s text:c="2"/>Offshore production areas (see M4 - §445.3)<text:tab/>87</text:p>
          <text:p text:style-name="P548">11.7.5 <text:s text:c="2"/>Offshore tanker loading systems (see M4 - §445.4)<text:tab/>87</text:p>
          <text:p text:style-name="P548">11.7.6 <text:s text:c="2"/>Flare stacks (see M4 - §445.6)<text:tab/>87</text:p>
          <text:p text:style-name="P547">11.8 <text:s text:c="2"/>Spoil grounds, dredging areas (see M4 - §446)<text:tab/>88</text:p>
          <text:p text:style-name="P547">11.9 <text:s text:c="2"/>Fishing equipment and aquaculture areas<text:tab/>88</text:p>
          <text:p text:style-name="P548">11.9.1 <text:s text:c="2"/>Fishing facilities (see M4 - §447.1 to §447.3)<text:tab/>88</text:p>
          <text:p text:style-name="P548">11.9.2 <text:s text:c="2"/>Marine farms (see M4 - § 447.4 and §447.6)<text:tab/>88</text:p>
          <text:p text:style-name="P548">11.9.3 <text:s text:c="2"/>Fish havens (see M4 - §447.5)<text:tab/>88</text:p>
          <text:p text:style-name="P548">11.9.4 <text:s text:c="2"/>Fishing grounds<text:tab/>88</text:p>
          <text:p text:style-name="P547">11.10 <text:s/>Degaussing ranges (see M4 - §448)<text:tab/>89</text:p>
          <text:p text:style-name="P547">11.11 <text:s/>Historic wrecks (see M4 §449.5)<text:tab/>89</text:p>
          <text:p text:style-name="P547">11.12 <text:s/>Seaplane landing areas (see M4 §449.6)<text:tab/>89</text:p>
          <text:p text:style-name="P547">11.13 <text:s/>Various maritime areas<text:tab/>89</text:p>
          <text:p text:style-name="P548">11.13.1 <text:s/>Ice areas (see M4 - §449.1)<text:tab/>89</text:p>
          <text:p text:style-name="P548">11.13.2 <text:s/>Log ponds (see M4 - §449.2)<text:tab/>89</text:p>
          <text:p text:style-name="P548">11.13.3 <text:s/>Incineration areas (see M4 - §449.3)<text:tab/>89</text:p>
          <text:p text:style-name="P548">11.13.4 <text:s/>Cargo transhipment areas (see M4 - §449.4)<text:tab/>90</text:p>
          <text:p text:style-name="P547">11.14 <text:s text:c="2"/>Nature reserves<text:tab/>90</text:p>
          <text:p text:style-name="P546">12. <text:s text:c="2"/>Aids to navigation<text:tab/>90</text:p>
          <text:p text:style-name="P547">12.1 <text:s text:c="2"/>Lighthouses, navigational marks - relationships<text:tab/>90</text:p>
          <text:p text:style-name="P548">12.1.1 <text:s text:c="2"/>Geo objects forming parts of navigational aids<text:tab/>90</text:p>
          <text:p text:style-name="P548">12.1.2 <text:s text:c="2"/>Relationships<text:tab/>91</text:p>
          <text:p text:style-name="P547">12.2 <text:s text:c="2"/>Buoyage systems and direction of buoyage (see M4 - §461)<text:tab/>91</text:p>
          <text:p text:style-name="P547">12.3 <text:s text:c="2"/>Fixed structures (see M4 - §455)<text:tab/>95</text:p>
          <text:p text:style-name="P548">12.3.1 <text:s text:c="2"/>Beacons<text:tab/>95</text:p>
          <text:p text:style-name="P548">12.3.2 <text:s text:c="2"/>Lighthouses (see M4 - § 457.3)<text:tab/>96</text:p>
          <text:p text:style-name="P548">12.3.3 <text:s text:c="2"/>Daymarks<text:tab/>96</text:p>
          <text:p text:style-name="P547">12.4 <text:s text:c="2"/>Floating structures (see M4 - §460)<text:tab/>97</text:p>
          <text:p text:style-name="P548">12.4.1 <text:s text:c="2"/>Buoys<text:tab/>97</text:p>
          <text:p text:style-name="P548">12.4.2 <text:s text:c="2"/>Light floats and light vessels (see M4 - § 462.8 and §474.1)<text:tab/>98</text:p>
          <text:p text:style-name="P547">12.5 <text:s text:c="2"/>Fog signals (see M4 - §451)<text:tab/>98</text:p>
          <text:p text:style-name="P547">12.6 <text:s text:c="2"/>Topmarks (see M4 - §463)<text:tab/>98</text:p>
          <text:p text:style-name="P547">12.7 <text:s text:c="2"/>Retro-reflectors<text:tab/>99</text:p>
          <text:p text:style-name="P547">12.8 <text:s text:c="2"/>Lights (see M4 - §470)<text:tab/>99</text:p>
          <text:p text:style-name="P548">12.8.2 <text:s text:c="2"/>Types and functions of lights (see M4 - §471.1)<text:tab/>100</text:p>
          <text:p text:style-name="P548">12.8.3 <text:s text:c="2"/>Rhythms of lights (see M4 - §471.2)<text:tab/>100</text:p>
          <text:p text:style-name="P548">12.8.4 <text:s text:c="2"/>Elevations of lights (see M4 - §471.6)<text:tab/>100</text:p>
          <text:p text:style-name="P548">12.8.5 <text:s text:c="2"/>Times of exhibition and exhibition conditions<text:tab/>100</text:p>
          <text:p text:style-name="P548">12.8.5.1 <text:s/>Night lights<text:tab/>100</text:p>
          <text:p text:style-name="P548">12.8.5.2 <text:s/>Unwatched lights (see M4 - §473.1)<text:tab/>101</text:p>
          <text:p text:style-name="P548">12.8.5.3 <text:s/>Occasional lights (see M4 - §473.2)<text:tab/>101</text:p>
          <text:p text:style-name="P548">12.8.5.4 <text:s/>Daytime lights (see M4 - §473.4)<text:tab/>101</text:p>
          <text:p text:style-name="P548">12.8.5.5 <text:s/>Fog lights (see M4 - §473.5)<text:tab/>101</text:p>
          <text:p text:style-name="P548"><text:soft-page-break/>12.8.6 <text:s text:c="2"/>Sector lights and lights not visible all round (see M4 - §475)<text:tab/>101</text:p>
          <text:p text:style-name="P548">12.8.6.1 <text:s/>Sector lights (see M4 - §475.1)<text:tab/>101</text:p>
          <text:p text:style-name="P549">12.8.6.2 Lights obscured by obstructions (see M4 - §475.3)<text:tab/>101</text:p>
          <text:p text:style-name="P549">12.8.6.3 White fairway sectors (see M4 - §475.5)<text:tab/>102</text:p>
          <text:p text:style-name="P549">12.8.6.4 Leading lights (see M4 - §475.6)<text:tab/>102</text:p>
          <text:p text:style-name="P549">12.8.6.5 Directional lights (see M4 - §475.7)<text:tab/>103</text:p>
          <text:p text:style-name="P549">12.8.6.6 Moiré effect lights (see M4 - §475.8)<text:tab/>103</text:p>
          <text:p text:style-name="P548">12.8.7 <text:s text:c="2"/>Various special types of lights<text:tab/>103</text:p>
          <text:p text:style-name="P548">12.8.8 <text:s text:c="2"/>Light structures<text:tab/>104</text:p>
          <text:p text:style-name="P547">12.9 <text:s text:c="2"/>Radio stations (see M4 - §480 to §485)<text:tab/>104</text:p>
          <text:p text:style-name="P548">12.9.1 <text:s text:c="2"/>Marine and aero-marine radiobeacons (see M4 - §481)<text:tab/>104</text:p>
          <text:p text:style-name="P548">12.9.2 <text:s text:c="2"/>Aeronautical radiobeacons (see M4 - §482)<text:tab/>104</text:p>
          <text:p text:style-name="P548">12.9.3 <text:s text:c="2"/>Radio direction-finding stations (see M4 - §483)<text:tab/>104</text:p>
          <text:p text:style-name="P548">12.9.4 <text:s text:c="2"/>Coast radio stations providing QTG service (see M4 - §484)<text:tab/>105</text:p>
          <text:p text:style-name="P547">12.10 <text:s/>Radar beacons (see M4 - §486)<text:tab/>105</text:p>
          <text:p text:style-name="P547">12.11 <text:s/>Radar surveillance systems (see M4 - §487)<text:tab/>105</text:p>
          <text:p text:style-name="P548">12.11.1 <text:s/>Radar ranges (see M4 - §487.1)<text:tab/>106</text:p>
          <text:p text:style-name="P548">12.11.2 <text:s/>Radar reference lines (see M4 - §487.2)<text:tab/>106</text:p>
          <text:p text:style-name="P548">12.11.3 <text:s/>Radar station (see M4 - §487.3)<text:tab/>106</text:p>
          <text:p text:style-name="P547">12.12 <text:s/>Radar conspicuous objects (see M4 - §485.2)<text:tab/>106</text:p>
          <text:p text:style-name="P547">12.13 <text:s/>Radio reporting (calling-in) points (see M4 - §488)<text:tab/>107</text:p>
          <text:p text:style-name="P546">13. <text:s text:c="2"/>Marine services and signal stations<text:tab/>107</text:p>
          <text:p text:style-name="P547">13.1 <text:s text:c="2"/>Pilot stations (see M4 - §491)<text:tab/>107</text:p>
          <text:p text:style-name="P548">13.1.1 <text:s text:c="2"/>Pilot stations ashore (see M4 - §491.3 and 491.4)<text:tab/>107</text:p>
          <text:p text:style-name="P548">13.1.2 <text:s text:c="2"/>Pilot boarding places (see M4 - §491.2)<text:tab/>107</text:p>
          <text:p text:style-name="P547">13.2 <text:s text:c="2"/>Coastguard stations (see M4 - §492)<text:tab/>107</text:p>
          <text:p text:style-name="P547">13.3 <text:s text:c="2"/>Rescue stations (see M4 - §493)<text:tab/>108</text:p>
          <text:p text:style-name="P547">13.4 <text:s text:c="2"/>Signal stations (see M4 - §494 to §497)<text:tab/>108</text:p>
          <text:p text:style-name="P546">14. <text:s text:c="2"/>Geographic names<text:tab/>109</text:p>
          <text:p text:style-name="P546">15. <text:s text:c="2"/>Collection objects<text:tab/>110</text:p>
        </text:index-body>
      </text:table-of-content>
      <text:p text:style-name="P73"/>
      <text:p text:style-name="P113"/>
      <text:p text:style-name="P35">Figures</text:p>
      <text:p text:style-name="P5"/>
      <text:table-of-content text:style-name="Sect1" text:name="Table des matières2">
        <text:table-of-content-source text:outline-level="10"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0.499cm" style:leader-char=" " style:with-tab="false"/>
            <text:index-entry-tab-stop style:type="left" style:position="15.503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0.252cm" style:leader-char=" " style:with-tab="false"/>
            <text:index-entry-tab-stop style:type="left" style:position="0.303cm" style:leader-char=" " style:with-tab="false"/>
            <text:index-entry-tab-stop style:type="left" style:position="15.004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0.45cm" style:leader-char=" " style:with-tab="false"/>
            <text:index-entry-tab-stop style:type="left" style:position="0.499cm" style:leader-char=" " style:with-tab="false"/>
            <text:index-entry-tab-stop style:type="left" style:position="0.949cm" style:leader-char=" " style:with-tab="false"/>
            <text:index-entry-tab-stop style:type="left" style:position="1.199cm" style:leader-char=" " style:with-tab="false"/>
            <text:index-entry-tab-stop style:type="left" style:position="14.7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0.739cm" style:leader-char=" " style:with-tab="false"/>
            <text:index-entry-tab-stop style:type="left" style:position="14.201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Caption_20__28_user_29_"/>
          </text:index-source-styles>
        </text:table-of-content-source>
        <text:index-body>
          <text:p text:style-name="P546">Figure 1 – Heights and elevations<text:tab/>24</text:p>
          <text:p text:style-name="P546">Figure 2 – Shoreline constructions<text:tab/>27</text:p>
          <text:p text:style-name="P546">Figure 3 - Landmarks<text:tab/>46</text:p>
          <text:p text:style-name="P546">Figure 4 – Depth contours<text:tab/>47</text:p>
          <text:p text:style-name="P546">Figure 5 – Geometry of depth areas<text:tab/>50</text:p>
          <text:p text:style-name="P546"><text:s text:c="12"/>Figure 6 – Depth areas<text:tab/>52</text:p>
          <text:p text:style-name="P546">Figure 7 – Depth areas at seaward end of a non-navigable waterway and approaches<text:tab/>54</text:p>
          <text:p text:style-name="P546">Figure 8 – Depth areas adjoining a shoreline construction<text:tab/>55</text:p>
          <text:p text:style-name="P546">Figure 9 – Depth areas adjoining a dredged area<text:tab/>55</text:p>
          <text:p text:style-name="P546">Figure 10 – Dredged areas adjoining dredged areas<text:tab/>56</text:p>
          <text:p text:style-name="P546"><text:s text:c="6"/>Figure 11 – Linear depth areas along dredged area boundaries<text:tab/>57</text:p>
          <text:p text:style-name="P546"><text:s text:c="8"/>Figure 12 – Area of wrecks<text:tab/>65</text:p>
          <text:p text:style-name="P546">Figure 13 - Seabed areas<text:tab/>67</text:p>
          <text:p text:style-name="P546">Figure 14 – Mooring trot<text:tab/>71</text:p>
          <text:p text:style-name="P546">Figure 15 – Navigation lines and recommended tracks<text:tab/>73</text:p>
          <text:p text:style-name="P546">Figure 16 – Range systems<text:tab/>74</text:p>
          <text:p text:style-name="P546">Figure 17 - Junction<text:tab/>75</text:p>
          <text:p text:style-name="P546">Figure 18 – One-way traffic flow in a two-way route<text:tab/>79</text:p>
          <text:p text:style-name="P546">Figure 19 – Maritime jurisdiction areas<text:tab/>81</text:p>
          <text:p text:style-name="P546">Figure 20 – Navigational aids<text:tab/>91</text:p>
          <text:p text:style-name="P546"><text:s text:c="14"/>Figure 21 – Buoyage system and direction<text:tab/>94</text:p>
          <text:p text:style-name="P546">Figure 22 – Obscured light sectors<text:tab/>102</text:p>
        </text:index-body>
      </text:table-of-content>
      <text:p text:style-name="P550"/>
      <text:p text:style-name="P3"/>
      <text:p text:style-name="P3"/>
      <text:p text:style-name="P114"/>
      <text:p text:style-name="P3"/>
      <text:p text:style-name="P3"/>
      <text:p text:style-name="P3"/>
      <text:p text:style-name="P3"/>
      <text:p text:style-name="P3"><draw:frame draw:style-name="fr1" draw:name="Cadre2" text:anchor-type="paragraph" svg:x="6.57cm" svg:y="0.002cm" svg:width="7.832cm" draw:z-index="1"><draw:text-box fo:min-height="0.37cm"><text:p text:style-name="P42"><text:tab/>Page intentionally left blank</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section text:style-name="Sect3" text:name="Section1">
        <text:h text:style-name="P502" text:outline-level="1" text:is-list-header="true"/>
        <text:h text:style-name="P505" text:outline-level="1">1.<text:tab/>Introduction</text:h>
        <text:p text:style-name="P10"/>
        <text:h text:style-name="P507" text:outline-level="2">1.1<text:tab/>General</text:h>
        <text:p text:style-name="P10"/>
        <text:p text:style-name="Text_20_body">The following clauses specify the conventions that must be used to encode the geometry and semantic description of each object in an ENC. <text:s/>This document is laid out, as far as possible, along the lines of the IHO publication “Chart Specifications of the IHO - M4".</text:p>
        <text:p text:style-name="P10"/>
        <text:p text:style-name="P10">This document describes how to encode information that the cartographer considers relevant to an ENC. <text:s/>The content of an ENC is at the discretion of the producing authority provided that the conventions described within this document are followed. <text:s/>A “producing authority” is a Hydrographic Office (HO) or an organisation authorised by a government, HO or other relevant government institution to produce ENCs.</text:p>
        <text:p text:style-name="P10"/>
        <text:p text:style-name="P10">This document is intended for use with Edition 2.0 of the ENC Product Specification (S-57 Appendix B1, Annex A) contained within S-57 Edition 3.1 which was issued in November 2000.</text:p>
        <text:p text:style-name="P10"/>
        <text:p text:style-name="Body_20_Text_20_2">For details of the use of this document by producing authorities still producing ENCs conforming to S-57 Edition 3.0, see the Introduction to the Explanatory Booklet which was issued with S-57 Edition 3.1.</text:p>
        <text:p text:style-name="P10"/>
        <text:p text:style-name="P10"/>
        <text:p text:style-name="P10"/>
        <text:h text:style-name="P507" text:outline-level="2">1.2<text:tab/>Presentation of the document</text:h>
        <text:p text:style-name="P10"/>
        <text:p text:style-name="Text_20_body">The following conventions are used:</text:p>
        <text:p text:style-name="P16"/>
        <text:list text:style-name="WW8Num96">
          <text:list-item>
            <text:p text:style-name="P120"><text:span text:style-name="T1">Presentation conventions:<text:tab/>Object class:<text:tab/></text:span><text:span text:style-name="T4">WRECKS</text:span></text:p>
          </text:list-item>
        </text:list>
        <text:p text:style-name="P16"><text:tab/><text:tab/>Attribute:<text:tab/>EXPSOU</text:p>
        <text:p text:style-name="P80"><text:span text:style-name="T1"><text:tab/><text:tab/>Mandatory attribute:<text:tab/></text:span><text:span text:style-name="T5">WATLEV</text:span></text:p>
        <text:p text:style-name="P80"><text:span text:style-name="T1"><text:tab/><text:tab/>Prohibited attribute:<text:tab/></text:span><text:span text:style-name="T10">VERDAT</text:span></text:p>
        <text:p text:style-name="P80"><text:span text:style-name="T1"><text:tab/><text:tab/>Attribute value:<text:tab/></text:span><text:span text:style-name="T3">-2.4</text:span></text:p>
        <text:list text:style-name="WW8Num96">
          <text:list-item>
            <text:p text:style-name="P254">Attributes_A: <text:s/>For each object class, the whole list of subset A is given, with the specific applicable attribute values, where required, for the feature object. <text:s text:c="2"/>Reference should be made to S-57 Annex B, Appendix B1; ENC Product Specification, section 3.5.2, for conditional mandatory attributes.</text:p>
          </text:list-item>
          <text:list-item>
            <text:p text:style-name="P254">Attributes_B, attributes_C: <text:s/>Except for attributes INFORM, NINFOM, and more rarely SORDAT, the attributes from subsets B and C are not mentioned in the following lists; however, this does not mean that their use is prohibited.</text:p>
          </text:list-item>
        </text:list>
        <text:p text:style-name="P16"/>
        <text:p text:style-name="P10">For definitions of attribute subsets A, B and C, see Appendix A, Chapter 1, section 1.1.</text:p>
        <text:p text:style-name="P10"/>
        <text:p text:style-name="P10"/>
        <text:h text:style-name="P507" text:outline-level="2">1.3<text:tab/>Use of language</text:h>
        <text:p text:style-name="Standard"/>
        <text:p text:style-name="Standard">Within this document:</text:p>
        <text:p text:style-name="P344">“Must” indicates a mandatory requirement.</text:p>
        <text:p text:style-name="P552">“Should” indicates an optional requirement, that is the recommended process to be followed, but is not mandatory.</text:p>
        <text:p text:style-name="P344">“May” means “allowed to” or “could possibly”, and is not mandatory.</text:p>
        <text:p text:style-name="P553"/>
        <text:p text:style-name="Standard"/>
        <text:p text:style-name="Standard"/>
        <text:h text:style-name="P504" text:outline-level="1">2.<text:tab/>General rules</text:h>
        <text:p text:style-name="P10"/>
        <text:h text:style-name="P507" text:outline-level="2">2.1<text:tab/>Cartographic framework</text:h>
        <text:p text:style-name="P10"/>
        <text:h text:style-name="P516" text:outline-level="3">2.1.1<text:tab/>Horizontal datum</text:h>
        <text:p text:style-name="P10"/>
        <text:p text:style-name="P10">The horizontal datum must be unique in a data set and must be WGS 84. <text:s/>It must be encoded in the “Horizontal Geodetic Datum” [HDAT] subfield of the “Data Set Parameter” [DSPM] field.</text:p>
        <text:p text:style-name="P10"/>
        <text:p text:style-name="P75"><text:span text:style-name="T1">The use of the meta object </text:span><text:span text:style-name="T4">M_HDAT</text:span><text:span text:style-name="T1"> is prohibited.</text:span></text:p>
        <text:p text:style-name="P10"/>
        <text:p text:style-name="P10">The use of the attribute HORDAT on any spatial object is prohibited.</text:p>
        <text:p text:style-name="P10"/>
        <text:p text:style-name="P75"><text:span text:style-name="T1">The meta object </text:span><text:span text:style-name="T4">M_HOPA</text:span><text:span text:style-name="T1"> may be used to provide the shift from another horizontal datum to WGS 84 (see ENC Product Specification clause 4.1).</text:span></text:p>
        <text:p text:style-name="P10"/>
        <text:p text:style-name="P75"><text:span text:style-name="T1">Meta object:<text:tab/><text:tab/>Horizontal Datum (</text:span><text:span text:style-name="T4">M_HOPA)</text:span></text:p>
        <text:p text:style-name="P10">Attributes:<text:tab/><text:tab/>HORDAT<text:tab/><text:tab/>to contain the original horizontal datum of the data.</text:p>
        <text:p text:style-name="P10"><text:tab/><text:tab/><text:tab/><text:tab/><text:tab/>SHIPAM<text:tab/><text:tab/>INFORM<text:tab/><text:tab/>NINFOM<text:tab/></text:p>
        <text:p text:style-name="P10"/>
        <text:p text:style-name="P75"><text:span text:style-name="T1">Where data has been transformed to WGS 84 from another datum, the producing authority may wish to indicate the accuracy of the transformation. <text:s/>If so, it must be done using the attribute INFORM on the meta object </text:span><text:span text:style-name="T4">M_QUAL</text:span><text:span text:style-name="T1">.</text:span></text:p>
        <text:p text:style-name="P10"/>
        <text:p text:style-name="P10"/>
        <text:h text:style-name="P516" text:outline-level="3">2.1.2<text:tab/>Vertical datum</text:h>
        <text:p text:style-name="P10"/>
        <text:p text:style-name="P75"><text:span text:style-name="T1">Vertical datum information is encoded using the subfield VDAT, the meta object </text:span><text:span text:style-name="T4">M_VDAT</text:span><text:span text:style-name="T1">, or the attribute VERDAT on individual objects. <text:s/>The values encoded in the attributes ELEVAT, HEIGHT, VERCCL, VERCLR, VERCOP and VERCSA are referenced to the specified datum(s). <text:s/>VERDAT must not be encoded on an object unless at least one of the above attributes is also encoded on that object. </text:span></text:p>
        <text:p text:style-name="P10"/>
        <text:p text:style-name="P10">The default value for the entire data set must be given in the “Vertical Datum” [VDAT] subfield of the “Data Set Parameter” [DSPM] field.</text:p>
        <text:p text:style-name="P10"/>
        <text:p text:style-name="P75"><text:span text:style-name="T1">If the vertical datum for an area is different to the value given in the VDAT subfield for the data set, it must be encoded using </text:span><text:span text:style-name="T4">M_VDAT</text:span><text:span text:style-name="T1">. <text:s/>The areas covered by these meta objects must not overlap.</text:span></text:p>
        <text:p text:style-name="P10"/>
        <text:p text:style-name="P345"><text:span text:style-name="T1">Meta object:<text:tab/><text:tab/>Vertical datum (</text:span><text:span text:style-name="T4">M_VDAT</text:span><text:span text:style-name="T1">)</text:span></text:p>
        <text:p text:style-name="P345"><text:span text:style-name="T1">Attributes:<text:tab/><text:tab/></text:span><text:span text:style-name="T5">VERDAT</text:span><text:span text:style-name="T1"><text:tab/><text:tab/>INFORM<text:tab/><text:tab/>NINFOM</text:span></text:p>
        <text:p text:style-name="P17"/>
        <text:p text:style-name="P10">Height contours, going across areas having different values of vertical datum, must be split at the border of these areas.</text:p>
        <text:p text:style-name="P10"/>
        <text:p text:style-name="P10">Various datums are used on paper charts and these datums are used in the same way for ENC. <text:s/>For example, different datums may be used for the following:</text:p>
        <text:p text:style-name="P10"/>
        <text:list text:style-name="WW8Num122">
          <text:list-item>
            <text:p text:style-name="P11"><text:tab/>altitude of spot heights, height contours, landmarks, </text:p>
          </text:list-item>
          <text:list-item>
            <text:p text:style-name="P11"><text:tab/>elevation of lights, </text:p>
          </text:list-item>
          <text:list-item>
            <text:p text:style-name="P11"><text:tab/>vertical clearance. </text:p>
          </text:list-item>
        </text:list>
        <text:p text:style-name="P556"/>
        <text:p text:style-name="P75"><text:span text:style-name="T1">Where different vertical datums are used for the various vertical measurements, the default value given by the VDAT subfield or </text:span><text:span text:style-name="T4">M_VDAT</text:span><text:span text:style-name="T1"> applies to the first group of the above list. <text:s/>The attribute </text:span><text:soft-page-break/><text:span text:style-name="T1">VERDAT on an individual object applies to the elevation of lights and vertical clearances and must only be populated if different to the value given by VDAT or </text:span><text:span text:style-name="T4">M_VDAT</text:span><text:span text:style-name="T1">.</text:span></text:p>
        <text:p text:style-name="P10"/>
        <text:p text:style-name="P10"/>
        <text:h text:style-name="P515" text:outline-level="3">2.1.3<text:tab/>Sounding datum </text:h>
        <text:p text:style-name="P10"/>
        <text:p text:style-name="P75"><text:span text:style-name="T1">Sounding datum information is encoded using the subfield SDAT or the meta object </text:span><text:span text:style-name="T4">M_SDAT</text:span><text:span text:style-name="T1">, and must be constant over large areas. <text:s/>The values encoded in the attributes VALSOU, DRVAL1, DRVAL2 and VALDCO, and the sounding values encoded in </text:span><text:span text:style-name="T4">SOUNDG</text:span><text:span text:style-name="T1"> objects, are referenced to this datum. </text:span></text:p>
        <text:p text:style-name="P10"/>
        <text:p text:style-name="P10">The default value for the entire data set must be given in the “Sounding Datum” [SDAT] subfield of the “Data Set Parameter” [DSPM] field.</text:p>
        <text:p text:style-name="P10"/>
        <text:p text:style-name="P75"><text:span text:style-name="T1">If the sounding datum for an area is different to the value given in the SDAT subfield for the data set, it must be encoded using </text:span><text:span text:style-name="T4">M_SDAT</text:span><text:span text:style-name="T1">. <text:s/>The areas covered by these meta objects must not overlap.</text:span></text:p>
        <text:p text:style-name="P10"/>
        <text:p text:style-name="P75"><text:span text:style-name="T1">Meta object:<text:tab/><text:tab/>Sounding datum (</text:span><text:span text:style-name="T4">M_SDAT</text:span><text:span text:style-name="T1">)</text:span></text:p>
        <text:p text:style-name="P75"><text:span text:style-name="T1">Attributes:<text:tab/><text:tab/></text:span><text:span text:style-name="T5">VERDAT</text:span><text:span text:style-name="T1"><text:tab/><text:tab/>INFORM<text:tab/><text:tab/>NINFOM</text:span></text:p>
        <text:p text:style-name="P10"/>
        <text:p text:style-name="P75"><text:span text:style-name="T1">The use of the attribute VERDAT on individual objects related to depth (e.g. </text:span><text:span text:style-name="T4">DEPARE</text:span><text:span text:style-name="T1">, </text:span><text:span text:style-name="T4">DEPCNT</text:span><text:span text:style-name="T1">, </text:span><text:span text:style-name="T4">DRGARE</text:span><text:span text:style-name="T1">, </text:span><text:span text:style-name="T4">OBSTRN</text:span><text:span text:style-name="T1">, </text:span><text:span text:style-name="T4">SOUNDG</text:span><text:span text:style-name="T1">, </text:span><text:span text:style-name="T4">UWTROC</text:span><text:span text:style-name="T1">, </text:span><text:span text:style-name="T4">WRECKS</text:span><text:span text:style-name="T1">) is prohibited.</text:span></text:p>
        <text:p text:style-name="P10"/>
        <text:p text:style-name="P10">Depth contours and depth areas going across areas having different values of sounding datum must be split at the border of those areas.</text:p>
        <text:p text:style-name="P10"/>
        <text:p text:style-name="P10"/>
        <text:h text:style-name="P516" text:outline-level="3">2.1.4<text:tab/>Units</text:h>
        <text:p text:style-name="P10"/>
        <text:p text:style-name="P10">The depth, height and positional accuracy units in a data set must be metres. <text:s/>They must be given in the “Units of Depth Measurement” [DUNI], “Units of Height Measurement” [HUNI] and “Units of Positional Accuracy” [PUNI] subfields of the “Data Set Parameter” [DSPM] field.</text:p>
        <text:p text:style-name="P10"/>
        <text:p text:style-name="P75"><text:span text:style-name="T1">The use of the meta object </text:span><text:span text:style-name="T4">M_UNIT</text:span><text:span text:style-name="T1"> is prohibited.</text:span></text:p>
        <text:p text:style-name="P10"/>
        <text:p text:style-name="P10"/>
        <text:h text:style-name="P516" text:outline-level="3">2.1.5<text:tab/>Dates</text:h>
        <text:p text:style-name="P350"/>
        <text:p text:style-name="P350">When encoding dates using the attributes CPDATE, DATEND, DATSTA, PEREND, PERSTA, SORDAT, SUREND and SURSTA, and no specific year, month or day is required, the following values must apply in conformance to ISO 8601:1988.</text:p>
        <text:p text:style-name="P354"/>
        <text:list text:style-name="WW8Num143">
          <text:list-item>
            <text:p text:style-name="P355"><text:tab/>No specific year required, same day each year:<text:tab/>--MMDD</text:p>
          </text:list-item>
          <text:list-item>
            <text:p text:style-name="P355"><text:tab/>No specific year required, same month each year:<text:tab/>--MM</text:p>
          </text:list-item>
          <text:list-item>
            <text:p text:style-name="P355"><text:tab/>No specific day required:<text:tab/>CCYYMM</text:p>
          </text:list-item>
          <text:list-item>
            <text:p text:style-name="P355"><text:tab/>No specific month required:<text:tab/>CCYY</text:p>
          </text:list-item>
        </text:list>
        <text:p text:style-name="P354"/>
        <text:p text:style-name="P364">Notes: CCYY = calendar year; MM = month; DD = day.</text:p>
        <text:p text:style-name="P364"><text:s text:c="11"/>In the first two values, the dashes (--) must be included.</text:p>
        <text:p text:style-name="P17"/>
        <text:h text:style-name="P535" text:outline-level="4">2.1.5.1<text:tab/>Seasonal Objects</text:h>
        <text:p text:style-name="P17"/>
        <text:p text:style-name="P498">If it is required to show seasonality of objects, it must be done using the attribute STATUS = 5 (periodic/intermittent). <text:s/>If it is required to encode the start and/or end dates of the season, this must be done using the attributes PERSTA and PEREND.</text:p>
        <text:h text:style-name="P515" text:outline-level="3"/>
        <text:h text:style-name="P515" text:outline-level="3"/>
        <text:h text:style-name="P516" text:outline-level="3">2.1.6<text:tab/>Times</text:h>
        <text:p text:style-name="P10"/>
        <text:p text:style-name="P10">If it is required to show the beginning and end of the active period of tidal objects, it must be encoded using the attributes TIMSTA and TIMEND. <text:s/>When using these attributes, all times must be encoded as Coordinated Universal Time (UTC). <text:s/>The attribute definition for TIMSTA and TIMEND (see Chapter 2 of S-57 Appendix A) states that the mandatory format is CCYYMMDDThhmmss, where T is the separator, and this format must be used.</text:p>
        <text:p text:style-name="P10"/>
        <text:h text:style-name="P507" text:outline-level="2">2.2<text:tab/>Data quality description</text:h>
        <text:p text:style-name="P350"/>
        <text:h text:style-name="P516" text:outline-level="3">2.2.1<text:tab/>Production information</text:h>
        <text:p text:style-name="P350"/>
        <text:p text:style-name="P345"><text:span text:style-name="T1">The producing authority of the ENC must be given in the cell file name and in the “Producing Agency” [AGEN] subfield of the “Data Set Identification” [DSID] field. <text:s/>The use of the meta object </text:span><text:span text:style-name="T4">M_PROD</text:span><text:span text:style-name="T1"> is prohibited.</text:span></text:p>
        <text:p text:style-name="P17"/>
        <text:p text:style-name="P10"/>
        <text:h text:style-name="P516" text:outline-level="3">2.2.2<text:tab/>Up-to-dateness information</text:h>
        <text:p text:style-name="P10"/>
        <text:p text:style-name="P10">Up-to-dateness information must be given in the cell file name extension and in the “Edition Number” [EDTN], “Update Number” [UPDN], “Update Application Date” [UADT] and “Issue Date” [ISDT] subfields of the “Data Set Identification” [DSID] field.</text:p>
        <text:p text:style-name="P10"/>
        <text:p text:style-name="P10"/>
        <text:h text:style-name="P516" text:outline-level="3">2.2.3<text:tab/>Quality, reliability and accuracy of bathymetric data</text:h>
        <text:p text:style-name="P10"/>
        <text:p text:style-name="P10">Information about quality, reliability and accuracy of bathymetric data is given using:</text:p>
        <text:list text:style-name="WW8Num49">
          <text:list-item>
            <text:p text:style-name="P76"><text:span text:style-name="T1"><text:s/>the meta object </text:span><text:span text:style-name="T4">M_QUAL</text:span><text:span text:style-name="T1"> for an assessment of the quality of bathymetric data,</text:span></text:p>
          </text:list-item>
          <text:list-item>
            <text:p text:style-name="P76"><text:span text:style-name="T1"><text:tab/>the meta object </text:span><text:span text:style-name="T4">M_SREL</text:span><text:span text:style-name="T1"> for additional information about the survey,</text:span></text:p>
          </text:list-item>
          <text:list-item>
            <text:p text:style-name="P14"><text:tab/>the attributes QUASOU, SOUACC and TECSOU on groups of soundings or individual objects,</text:p>
          </text:list-item>
          <text:list-item>
            <text:p text:style-name="P14"><text:tab/>the attributes POSACC and QUAPOS on the spatial objects (see clause 2.2.4.1).</text:p>
          </text:list-item>
        </text:list>
        <text:p text:style-name="P10"/>
        <text:p text:style-name="P75"><text:span text:style-name="T1">For the mariner, </text:span><text:span text:style-name="T4">M_QUAL</text:span><text:span text:style-name="T1"> provides the most useful information. <text:s/>Therefore, the use of </text:span><text:span text:style-name="T4">M_QUAL</text:span><text:span text:style-name="T1"> is mandatory for areas containing depth data or bathymetry.</text:span></text:p>
        <text:p text:style-name="P10"/>
        <text:p text:style-name="P75"><text:span text:style-name="T1">More detailed information about a survey may be given using </text:span><text:span text:style-name="T4">M_SREL</text:span><text:span text:style-name="T1">. <text:s/>For example, in incompletely surveyed areas, lines of passage soundings may be indicated as such using a linear </text:span><text:span text:style-name="T4">M_SREL</text:span><text:span text:style-name="T1"> object. <text:s/>This information is more difficult for the mariner to interpret. Therefore, the use of </text:span><text:span text:style-name="T4">M_SREL </text:span><text:span text:style-name="T1">is optional.</text:span></text:p>
        <text:p text:style-name="P10"/>
        <text:p text:style-name="P10">For individual objects (wrecks, obstructions etc), or small groups of soundings, QUASOU, SOUACC and TECSOU may be used to provide additional information about quality and accuracy.</text:p>
        <text:p text:style-name="P10"/>
        <text:h text:style-name="P529" text:outline-level="4"><text:soft-page-break/>2.2.3.1<text:tab/>Quality of bathymetric data</text:h>
        <text:p text:style-name="P350"/>
        <text:p text:style-name="P345"><text:span text:style-name="T1">The meta object </text:span><text:span text:style-name="T4">M_QUAL</text:span><text:span text:style-name="T1"> defines areas within which uniform assessment exists for the quality of bathymetric data, and must be used to provide an assessment of the overall quality of bathymetric data to the mariner. <text:s/>Areas of a cell containing depth data or bathymetry must be covered by one or more </text:span><text:span text:style-name="T4">M_QUAL</text:span><text:span text:style-name="T1">, which must not overlap. </text:span></text:p>
        <text:p text:style-name="P350"/>
        <text:p text:style-name="P345"><text:span text:style-name="T1">Meta object:<text:tab/><text:tab/>Quality of data (</text:span><text:span text:style-name="T4">M_QUAL</text:span><text:span text:style-name="T1">)</text:span></text:p>
        <text:p text:style-name="P345"><text:span text:style-name="T1">Attributes:<text:tab/><text:tab/></text:span><text:span text:style-name="T10">CATQUA<text:tab/></text:span><text:span text:style-name="T1"><text:tab/></text:span><text:span text:style-name="T5">CATZOC</text:span><text:span text:style-name="T1"><text:tab/><text:tab/>DRVAL1</text:span></text:p>
        <text:p text:style-name="P369">DRVAL2 - <text:tab/>the maximum depth to which the quality information applies</text:p>
        <text:p text:style-name="P368"><text:span text:style-name="T1">POSACC<text:tab/><text:tab/>SOUACC<text:tab/>SURSTA<text:tab/><text:tab/>SUREND<text:tab/><text:tab/>TECSOU<text:tab/><text:tab/></text:span><text:span text:style-name="T10">VERDAT</text:span></text:p>
        <text:p text:style-name="P373">INFORM<text:tab/><text:tab/>NINFOM</text:p>
        <text:p text:style-name="P10"/>
        <text:p text:style-name="P350">Remarks:</text:p>
        <text:list text:style-name="WW8Num98">
          <text:list-item>
            <text:p text:style-name="P121"><text:span text:style-name="T1">A CATZOC category indicates that the depths encoded within a </text:span><text:span text:style-name="T4">M_QUAL</text:span><text:span text:style-name="T1"> area meet the minimum criteria described in the CATZOC definition table. <text:s/>A CATZOC category may be further sub-divided by specifying depth and positional accuracy, and sounding technique, using the attributes POSACC, SOUACC and TECSOU, within separate </text:span><text:span text:style-name="T4">M_QUAL</text:span><text:span text:style-name="T1"> areas.</text:span></text:p>
          </text:list-item>
          <text:list-item>
            <text:p text:style-name="P134"><text:span text:style-name="T1">DRVAL1 must not be used on a </text:span><text:span text:style-name="T4">M_QUAL</text:span><text:span text:style-name="T1"> object, unless a swept area occupies the entire </text:span><text:span text:style-name="T4">M_QUAL</text:span><text:span text:style-name="T1"> area.</text:span></text:p>
          </text:list-item>
          <text:list-item>
            <text:p text:style-name="P134"><text:span text:style-name="T1">DRVAL2 must not be used on a </text:span><text:span text:style-name="T4">M_QUAL</text:span><text:span text:style-name="T1"> object, except to specify the maximum depth to which the CATZOC category applies. <text:s/>When DRVAL2 is specified, the CATZOC category applies only to depths equal to or shoaler than DRVAL2. <text:s/>No quality information is provided for depths deeper than DRVAL2.</text:span></text:p>
          </text:list-item>
          <text:list-item>
            <text:p text:style-name="P134"><text:span text:style-name="T1">POSACC must not be used on a </text:span><text:span text:style-name="T4">M_QUAL</text:span><text:span text:style-name="T1"> object, except to specify a higher positional accuracy of the depths than the CATZOC category indicates. <text:s/>When DRVAL1 is specified, POSACC must not be used - there is no positional accuracy information provided for any underlying depths in this circumstance.</text:span></text:p>
          </text:list-item>
          <text:list-item>
            <text:p text:style-name="P134"><text:span text:style-name="T1">SOUACC must not be used on a </text:span><text:span text:style-name="T4">M_QUAL</text:span><text:span text:style-name="T1"> object, except to specify a higher accuracy of the depths than the CATZOC category indicates. <text:s/>When DRVAL1 is specified, SOUACC refers only to the accuracy of the swept depth defined by DRVAL1 - there is no depth accuracy information provided for any underlying depths in this circumstance.</text:span></text:p>
          </text:list-item>
          <text:list-item>
            <text:p text:style-name="P134"><text:span text:style-name="T1">When the </text:span><text:span text:style-name="T4">M_QUAL</text:span><text:span text:style-name="T1"> area contains soundings of two or more different techniques, the attribute TECSOU must not be used.</text:span></text:p>
          </text:list-item>
          <text:list-item>
            <text:p text:style-name="P134"><text:span text:style-name="T1">When the</text:span><text:span text:style-name="T4"> M_QUAL</text:span><text:span text:style-name="T1"> area contains data from only one survey, the date of survey, if required, must be specified using the attribute SUREND. <text:s/>When the </text:span><text:span text:style-name="T4">M_QUAL</text:span><text:span text:style-name="T1"> area contains data from two or more surveys, the date of the oldest survey, if required, must be specified using the attribute SURSTA, and the date of the most recent survey, if required, must be specified using SUREND.</text:span></text:p>
          </text:list-item>
          <text:list-item>
            <text:p text:style-name="P134"><text:span text:style-name="T1">Additional quality information may be given using the meta object </text:span><text:span text:style-name="T4">M_SREL</text:span><text:span text:style-name="T1">.</text:span></text:p>
          </text:list-item>
          <text:list-item>
            <text:p text:style-name="P134"><text:span text:style-name="T1"><text:s/>Where </text:span><text:span text:style-name="T4">M_QUAL</text:span><text:span text:style-name="T1"> areas are encoded over land, CATZOC should be set to 6 (unassessed). </text:span></text:p>
          </text:list-item>
          <text:list-item>
            <text:p text:style-name="P134"><text:span text:style-name="T4">M_QUAL</text:span><text:span text:style-name="T1"> may either be encoded over wet areas only, or alternatively a single </text:span><text:span text:style-name="T4">M_QUAL </text:span><text:span text:style-name="T1">object may be created for the whole cell over wet and dry areas.</text:span></text:p>
          </text:list-item>
          <text:list-item>
            <text:p text:style-name="P134"><text:span text:style-name="T1">When </text:span><text:span text:style-name="T4">M_QUAL</text:span><text:span text:style-name="T1"> and the meta object </text:span><text:span text:style-name="T4">M_ACCY</text:span><text:span text:style-name="T1"> are encoded in a cell, they should not overlap.</text:span></text:p>
          </text:list-item>
          <text:list-item>
            <text:p text:style-name="P134"><text:span text:style-name="T1">When both </text:span><text:span text:style-name="T4">M_QUAL</text:span><text:span text:style-name="T1"> and </text:span><text:span text:style-name="T4">M_ACCY</text:span><text:span text:style-name="T1"> objects are used in a cell, the area covered by these objects should equal the area of data coverage for the cell.</text:span></text:p>
          </text:list-item>
          <text:list-item>
            <text:p text:style-name="P134"><text:span text:style-name="T1">POSACC on the </text:span><text:span text:style-name="T4">M_QUAL </text:span><text:span text:style-name="T1">applies to bathymetric data situated within the area, while QUAPOS or POSACC on the associated spatial objects, qualifies the location of the </text:span><text:span text:style-name="T4">M_QUAL </text:span><text:span text:style-name="T1">object itself.</text:span></text:p>
          </text:list-item>
        </text:list>
        <text:p text:style-name="P18"/>
        <text:h text:style-name="P535" text:outline-level="4">2.2.3.2<text:tab/>Survey reliability</text:h>
        <text:p text:style-name="P350"/>
        <text:p text:style-name="P345"><text:span text:style-name="T1">The survey reliability may be encoded using the meta object </text:span><text:span text:style-name="T4">M_SREL</text:span><text:span text:style-name="T1">.</text:span></text:p>
        <text:p text:style-name="P17"/>
        <text:p text:style-name="P75"><text:span text:style-name="T1">Meta object:<text:tab/><text:tab/>Survey reliability (</text:span><text:span text:style-name="T4">M_SREL</text:span><text:span text:style-name="T1">)</text:span></text:p>
        <text:p text:style-name="P75"><text:span text:style-name="T1">Attributes:<text:tab/><text:tab/>QUAPOS<text:tab/>QUASOU<text:tab/>SCVAL1<text:tab/><text:tab/>SCVAL2<text:tab/><text:tab/>SDISMN<text:tab/><text:tab/>SDISMX<text:tab/><text:tab/><text:tab/><text:tab/><text:tab/><text:tab/><text:tab/><text:tab/><text:tab/>SURATH<text:tab/><text:tab/>SUREND<text:tab/><text:tab/>SURSTA<text:tab/><text:tab/>SURTYP<text:tab/><text:tab/></text:span><text:span text:style-name="T10">TECSOU<text:tab/></text:span><text:span text:style-name="T1"><text:tab/>INFORM<text:tab/><text:tab/>NINFOM</text:span></text:p>
        <text:p text:style-name="P10"/>
        <text:p text:style-name="Text_20_body">Remarks:</text:p>
        <text:list text:style-name="WW8Num136">
          <text:list-item>
            <text:p text:style-name="P146"><text:span text:style-name="T1">If the attributes SOUACC and TECSOU are required, they must be encoded on either the meta object </text:span><text:span text:style-name="T4">M_QUAL </text:span><text:span text:style-name="T1">or on individual geo objects (e.g. </text:span><text:span text:style-name="T4">SOUNDG</text:span><text:span text:style-name="T1">).</text:span></text:p>
          </text:list-item>
          <text:list-item>
            <text:p text:style-name="P146"><text:span text:style-name="T1">If it is required to encode information to indicate the source of a survey, it must be done using the attribute SURATH on </text:span><text:span text:style-name="T4">M_SREL</text:span><text:span text:style-name="T1"> (see clause 2.2.5.1).</text:span></text:p>
          </text:list-item>
          <text:list-item>
            <text:p text:style-name="P146"><text:span text:style-name="T1">QUAPOS on the </text:span><text:span text:style-name="T4">M_SREL </text:span><text:span text:style-name="T1">applies to bathymetric data situated within the area, while QUAPOS or POSACC on the associated spatial objects, qualifies the location of the </text:span><text:span text:style-name="T4">M_SREL </text:span><text:span text:style-name="T1">object itself.</text:span></text:p>
          </text:list-item>
        </text:list>
        <text:p text:style-name="P18"/>
        <text:list text:style-name="WW8Num33">
          <text:list-item>
            <text:list>
              <text:list-item>
                <text:list>
                  <text:list-item>
                    <text:list>
                      <text:list-item>
                        <text:h text:style-name="P530" text:outline-level="4">Quality of sounding</text:h>
                      </text:list-item>
                    </text:list>
                  </text:list-item>
                </text:list>
              </text:list-item>
            </text:list>
          </text:list-item>
        </text:list>
        <text:p text:style-name="Standard"/>
        <text:p text:style-name="P75"><text:span text:style-name="T1">If it is required to encode the quality of sounding, it must be done using the attribute QUASOU on either the meta object </text:span><text:span text:style-name="T4">M_SREL </text:span><text:span text:style-name="T1">or on individual geo objects (e.g. </text:span><text:span text:style-name="T4">SOUNDG</text:span><text:span text:style-name="T1">).</text:span></text:p>
        <text:p text:style-name="P10"/>
        <text:p text:style-name="P75"><text:span text:style-name="T1">The quality of sounding must not be encoded using QUASOU on the depth geo object, unless it is different to the value of QUASOU encoded on </text:span><text:span text:style-name="T4">M_SREL</text:span><text:span text:style-name="T1"> (see tables 5.1 and 6.4).</text:span></text:p>
        <text:p text:style-name="P10"/>
        <text:list text:style-name="WW8Num33" text:continue-numbering="true">
          <text:list-item>
            <text:list text:continue-numbering="true">
              <text:list-item>
                <text:list text:continue-numbering="true">
                  <text:list-item>
                    <text:list text:continue-numbering="true">
                      <text:list-item>
                        <text:h text:style-name="P530" text:outline-level="4">Sounding accuracy</text:h>
                      </text:list-item>
                    </text:list>
                  </text:list-item>
                </text:list>
              </text:list-item>
            </text:list>
          </text:list-item>
        </text:list>
        <text:p text:style-name="Standard"/>
        <text:p text:style-name="P75"><text:span text:style-name="T1">Sounding accuracy is encoded using the attribute CATZOC on the meta object </text:span><text:span text:style-name="T4">M_QUAL</text:span><text:span text:style-name="T1">. <text:s/>If it is required to encode additional sounding accuracy information (see clauses 2.2.3.1 and 5.6), it must be done using the attribute SOUACC on either the meta object </text:span><text:span text:style-name="T4">M_QUAL </text:span><text:span text:style-name="T1">or on individual geo objects (e.g. </text:span><text:span text:style-name="T4">SOUNDG</text:span><text:span text:style-name="T1">).</text:span></text:p>
        <text:p text:style-name="P10"/>
        <text:p text:style-name="P75"><text:span text:style-name="T1">The accuracy of sounding must not be encoded using SOUACC on the depth geo object, unless it is different to the value of SOUACC encoded on </text:span><text:span text:style-name="T4">M_QUAL</text:span><text:span text:style-name="T1">.</text:span></text:p>
        <text:p text:style-name="P10"/>
        <text:list text:style-name="WW8Num33" text:continue-numbering="true">
          <text:list-item>
            <text:list text:continue-numbering="true">
              <text:list-item>
                <text:list text:continue-numbering="true">
                  <text:list-item>
                    <text:list text:continue-numbering="true">
                      <text:list-item>
                        <text:h text:style-name="P530" text:outline-level="4">Technique of sounding measurement</text:h>
                      </text:list-item>
                    </text:list>
                  </text:list-item>
                </text:list>
              </text:list-item>
            </text:list>
          </text:list-item>
        </text:list>
        <text:p text:style-name="Comment_20_Text"/>
        <text:p text:style-name="P75"><text:span text:style-name="T1">If it is required to encode the technique of sounding measurement, it must be done using the attribute TECSOU on either the meta object </text:span><text:span text:style-name="T4">M_QUAL </text:span><text:span text:style-name="T1">or on individual geo objects (e.g. </text:span><text:span text:style-name="T4">SOUNDG</text:span><text:span text:style-name="T1">).</text:span></text:p>
        <text:p text:style-name="P10"/>
        <text:p text:style-name="P75"><text:span text:style-name="T1">The technique of sounding measurement must not be encoded using TECSOU on the depth geo object, unless it is different to the value of TECSOU encoded on </text:span><text:span text:style-name="T4">M_QUAL</text:span><text:span text:style-name="T1">. <text:s/></text:span></text:p>
        <text:p text:style-name="P10"/>
        <text:p text:style-name="P10"/>
        <text:h text:style-name="P526" text:outline-level="3">2.2.4<text:tab/>Accuracy of non-bathymetric data</text:h>
        <text:p text:style-name="P10"/>
        <text:h text:style-name="P529" text:outline-level="4">2.2.4.1<text:tab/>Quality of positions</text:h>
        <text:p text:style-name="P350"/>
        <text:p text:style-name="P345"><text:span text:style-name="T1">The meta object </text:span><text:span text:style-name="T4">M_ACCY</text:span><text:span text:style-name="T1"> may be used to provide an overall accuracy of position for all non-bathymetric features. <text:s/>It must not be used to provide the accuracy of bathymetric information. </text:span></text:p>
        <text:p text:style-name="P350"/>
        <text:p text:style-name="P345"><text:span text:style-name="T1">Meta object:<text:tab/><text:tab/>Accuracy of data (</text:span><text:span text:style-name="T4">M_ACCY</text:span><text:span text:style-name="T1">)</text:span></text:p>
        <text:p text:style-name="P81"><text:span text:style-name="T1">Attributes:<text:tab/><text:tab/></text:span><text:span text:style-name="T10">HORACC</text:span><text:span text:style-name="T1"><text:tab/></text:span><text:span text:style-name="T5">POSACC</text:span><text:span text:style-name="T1"> <text:tab/></text:span><text:span text:style-name="T10">SOUACC</text:span><text:span text:style-name="T1"><text:tab/></text:span><text:span text:style-name="T10">VERACC</text:span><text:span text:style-name="T1"><text:tab/><text:tab/>INFORM<text:tab/><text:tab/>NINFOM </text:span></text:p>
        <text:p text:style-name="P17"/>
        <text:p text:style-name="P17">The attributes QUAPOS and POSACC may be applied to any spatial object, in order to qualify the location of an object.</text:p>
        <text:p text:style-name="P10"/>
        <text:p text:style-name="P10">QUAPOS and POSACC must not be applied to the spatial object of any geo object if they are identical to the QUAPOS and POSACC values of the underlying meta object.</text:p>
        <text:p text:style-name="P10"/>
        <text:p text:style-name="Text_20_body">QUAPOS gives qualitative information, whereas POSACC gives quantitative information.</text:p>
        <text:p text:style-name="Text_20_body"/>
        <text:p text:style-name="Text_20_body">POSACC on the <text:span text:style-name="T7">M_ACCY </text:span>applies to non bathymetric data situated within the area, while QUAPOS or POSACC on the associated spatial objects, qualifies the location of the <text:span text:style-name="T7">M_ACCY </text:span>object itself.</text:p>
        <text:p text:style-name="P10"/>
        <text:p text:style-name="P75"><text:span text:style-name="T1">Meta objects </text:span><text:span text:style-name="T4">M_ACCY</text:span><text:span text:style-name="T1"> and </text:span><text:span text:style-name="T4">M_QUAL </text:span><text:span text:style-name="T1">should not overlap.</text:span></text:p>
        <text:p text:style-name="P10"/>
        <text:h text:style-name="P529" text:outline-level="4">2.2.4.2<text:tab/>Horizontal accuracy</text:h>
        <text:p text:style-name="P10"/>
        <text:p text:style-name="P10">If it is required to encode the accuracy of a horizontal clearance (attribute HORCLR), it must be done using the attribute HORACC.</text:p>
        <text:p text:style-name="P10"/>
        <text:p text:style-name="P10">HORACC applies only to HORCLR. <text:s/>There is no attribute to express the accuracy of the attributes HORLEN and HORWID.</text:p>
        <text:p text:style-name="P10"/>
        <text:h text:style-name="P529" text:outline-level="4">2.2.4.3<text:tab/>Vertical accuracy</text:h>
        <text:p text:style-name="P350"/>
        <text:p text:style-name="P350">If it is required to encode the accuracy of a vertical clearance (attributes VERCLR, VERCOP, VERCSA, VERCCL), it must be done using the attribute VERACC.</text:p>
        <text:p text:style-name="P350"/>
        <text:p text:style-name="P17">If several vertical clearances are given for one object, the accuracy given must be that of the least accurate.</text:p>
        <text:p text:style-name="P10"/>
        <text:p text:style-name="P10"/>
        <text:h text:style-name="P517" text:outline-level="3">2.2.5<text:tab/>Source of data</text:h>
        <text:p text:style-name="P350"/>
        <text:h text:style-name="P529" text:outline-level="4">2.2.5.1<text:tab/>Source of bathymetric data</text:h>
        <text:p text:style-name="P350"/>
        <text:p text:style-name="P345"><text:span text:style-name="T1">Details of the source surveys used in compilation may be encoded using the meta object </text:span><text:span text:style-name="T4">M_SREL</text:span><text:span text:style-name="T1">, as described in clause 2.2.3.2.</text:span></text:p>
        <text:p text:style-name="P17"/>
        <text:p text:style-name="Text_20_body">Remarks:</text:p>
        <text:list text:style-name="WW8Num155">
          <text:list-item>
            <text:p text:style-name="P256">If it is required to encode details of the survey authority, it must be done using the attribute SURATH, and must not be encoded using the attribute SORIND.</text:p>
          </text:list-item>
          <text:list-item>
            <text:p text:style-name="P252"><text:soft-page-break/><text:span text:style-name="T1">If an object has a source different to that given by the underlying </text:span><text:span text:style-name="T4">M_SREL</text:span><text:span text:style-name="T1">, this other source should be encoded using both the attributes SORIND and SORDAT on the object, but only if this information is considered to be useful to the mariner.</text:span></text:p>
          </text:list-item>
        </text:list>
        <text:p text:style-name="P10"/>
        <text:h text:style-name="P529" text:outline-level="4">2.2.5.2<text:tab/>Source of other data</text:h>
        <text:p text:style-name="P10"/>
        <text:p text:style-name="P10">The source of non-bathymetric information should be encoded using both the attributes SORIND and SORDAT on the individual objects, but only if this information is considered to be useful to the mariner.</text:p>
        <text:p text:style-name="P10"/>
        <text:p text:style-name="P10"/>
        <text:h text:style-name="P516" text:outline-level="3">2.2.6<text:tab/>Compilation scale</text:h>
        <text:p text:style-name="P10"/>
        <text:p text:style-name="P10">The default value for the entire data set must be given in the “Compilation Scale of Data” [CSCL] subfield of the “Data Set Parameter” [DSPM] field. <text:s/>The default value should be the compilation scale appropriate to the greater part of the data in the cell.</text:p>
        <text:p text:style-name="P10"/>
        <text:p text:style-name="P75"><text:span text:style-name="T1">If the compilation scale for an area is different to the value given in the CSCL subfield for the data set, it must be encoded using the meta object </text:span><text:span text:style-name="T4">M_CSCL</text:span><text:span text:style-name="T1">. <text:s/>The areas covered by these meta objects must not overlap.</text:span></text:p>
        <text:p text:style-name="P10"/>
        <text:p text:style-name="P75"><text:span text:style-name="T1">Meta object:<text:tab/><text:tab/>Compilation scale of data (</text:span><text:span text:style-name="T4">M_CSCL</text:span><text:span text:style-name="T1">)</text:span></text:p>
        <text:p text:style-name="P75"><text:span text:style-name="T1">Attributes:<text:tab/><text:tab/></text:span><text:span text:style-name="T5">CSCALE</text:span><text:span text:style-name="T1"><text:tab/><text:tab/>INFORM<text:tab/><text:tab/>NINFOM</text:span></text:p>
        <text:p text:style-name="P10"/>
        <text:p text:style-name="P350">Remarks:</text:p>
        <text:list text:style-name="WW8Num147">
          <text:list-item>
            <text:p text:style-name="P289">The compilation scale provides the reference value for the overscale indication on an ECDIS.</text:p>
          </text:list-item>
        </text:list>
        <text:p text:style-name="P10"/>
        <text:p text:style-name="P10"/>
        <text:h text:style-name="P516" text:outline-level="3">2.2.7<text:tab/>Use of the attribute SCAMIN </text:h>
        <text:p text:style-name="Standard"/>
        <text:p text:style-name="P350">The SCAMIN value of an object determines the display scale below which the object is no longer displayed. <text:s/>Its purpose is to reduce clutter, to prioritise the display of objects and to improve display speed. <text:s/>In encoding its value, the producing authority should consider these factors, as well as the scale at which the object is no longer likely to be required for navigation. </text:p>
        <text:p text:style-name="P350"/>
        <text:p text:style-name="P350">In order to optimise the performance and clarity of the ENC, it is strongly recommended that SCAMIN is used.</text:p>
        <text:p text:style-name="P350"/>
        <text:p text:style-name="Text_20_body">Remarks:</text:p>
        <text:list text:style-name="WW8Num170">
          <text:list-item>
            <text:p text:style-name="P257">SCAMIN only affects the display of an object on an ECDIS, not its presence in the SENC.<text:tab/></text:p>
          </text:list-item>
          <text:list-item>
            <text:p text:style-name="P257">If SCAMIN is not encoded, the object is displayed at all scales.</text:p>
          </text:list-item>
          <text:list-item>
            <text:p text:style-name="P296">Where SCAMIN is used, it must always be set to a scale less (i.e. to a smaller scale) than or equal to the compilation scale of the data as described in clause 2.2.6 above. <text:s/>Failure to follow this rule will mean that objects will not be displayed on screen until the overscale warning is activated.</text:p>
          </text:list-item>
          <text:list-item>
            <text:p text:style-name="P297">Group 1 and Meta objects must always be displayed. <text:s/>Therefore, SCAMIN must not be encoded on Group 1 and Meta objects.</text:p>
          </text:list-item>
          <text:list-item>
            <text:p text:style-name="P257">If the same object exists in cells of different navigational purposes, the same SCAMIN value should be assigned to each occurrence of the object.</text:p>
          </text:list-item>
        </text:list>
        <text:p text:style-name="P18"/>
        <text:p text:style-name="P10"/>
        <text:h text:style-name="P512" text:outline-level="2">2.3<text:tab/>Textual information</text:h>
        <text:p text:style-name="P10"/>
        <text:p text:style-name="P75"><text:span text:style-name="T1">The attributes INFORM, NINFOM, TXTDSC and NTXTDS should not be used when it is possible to encode the information by means of any other attribute. <text:s/>However, for reasons of backward compatibility with the S-57 Object Catalogue Edition 3.0, attribute values which appear for the first time in the S-57 Object Catalogue Edition 3.1, must have their meaning described in INFORM (e.g. </text:span><text:span text:style-name="T3">wellhead mark</text:span><text:span text:style-name="T1">).</text:span></text:p>
        <text:p text:style-name="P10"/>
        <text:p text:style-name="P10">INFORM and NINFOM contain information as text, whereas TXTDSC and NTXTDS encode the name of an external file.</text:p>
        <text:p text:style-name="P10"/>
        <text:p text:style-name="P10">The text contained in INFORM and NINFOM is ASCII text. <text:s/>Formatting characters (C0 as defined in S-57 Part 3, Annex B) are prohibited. <text:s/>INFORM and NINFOM should generally be used for short notes (e.g. caution notes from paper charts), or to transfer information which cannot be encoded by other attributes, or to give more detailed information about an object.</text:p>
        <text:p text:style-name="P10"/>
        <text:p text:style-name="P75"><text:span text:style-name="T1">The text files referenced by TXTDSC and NTXTDS must be ASCII files, and may contain formatted text. </text:span><text:span text:style-name="T11"><text:s/></text:span><text:span text:style-name="T1">These files should generally be used for longer texts (e.g. longer chart notes, tables or paragraphs from sailing directions). <text:s/>It is up to the producing authority to determine the most suitable means of encoding a particular piece of text.</text:span></text:p>
        <text:p text:style-name="P10"/>
        <text:p text:style-name="P10"/>
        <text:h text:style-name="P507" text:outline-level="2">2.4<text:tab/>Colours and colour patterns</text:h>
        <text:p text:style-name="P10"/>
        <text:p text:style-name="P10">If it is required to encode multiple colours on an object, they must be interpreted and encoded using the attributes COLPAT and COLOUR as follows:</text:p>
        <text:p text:style-name="P10"/>
        <text:list text:style-name="WW8Num40">
          <text:list-item>
            <text:p text:style-name="P149"><text:span text:style-name="T1">For horizontal stripes (COLPAT = </text:span><text:span text:style-name="T3">1</text:span><text:span text:style-name="T1">), the first colour in the list must be the top-most, and subsequent colours follow sequentially from top to bottom. <text:s/>For example, COLOUR = </text:span><text:span text:style-name="T3">3,1</text:span><text:span text:style-name="T1"> to encode a red stripe above a white stripe.</text:span></text:p>
          </text:list-item>
          <text:list-item>
            <text:p text:style-name="P149"><text:span text:style-name="T1">For vertical stripes (COLPAT = </text:span><text:span text:style-name="T3">2</text:span><text:span text:style-name="T1">), the first colour in the list must be the left-most, and subsequent colours follow sequentially from left to right. <text:s/>For example, COLOUR = </text:span><text:span text:style-name="T3">3,1,3</text:span><text:span text:style-name="T1"> to encode red, white, red vertical stripes.</text:span></text:p>
          </text:list-item>
          <text:list-item>
            <text:p text:style-name="P149"><text:span text:style-name="T1">For diagonal stripes (COLPAT = </text:span><text:span text:style-name="T3">3</text:span><text:span text:style-name="T1">), the first colour in the list must be the top-left-most and subsequent colours follow sequentially from top left to bottom right. <text:s/>For example, COLOUR = </text:span><text:span text:style-name="T3">1,3,1,3,1</text:span><text:span text:style-name="T1"> to encode white, red, white, red, white diagonal stripes.</text:span></text:p>
          </text:list-item>
          <text:list-item>
            <text:p text:style-name="P149"><text:span text:style-name="T1">For squares (COLPAT = </text:span><text:span text:style-name="T3">4</text:span><text:span text:style-name="T1">), the first colour in the list must be the top-left-most square. <text:s/>Subsequent colours follow sequentially from left to right along the top row then repeated for subsequent rows until the bottom right-most square is reached. <text:s/>For example, COLOUR = </text:span><text:span text:style-name="T3">1,3,3,1</text:span><text:span text:style-name="T1"> to encode white, red squares on the top row, and red, white squares on the bottom row.</text:span></text:p>
          </text:list-item>
          <text:list-item>
            <text:p text:style-name="P149"><text:span text:style-name="T1">For border stripes (COLPAT = </text:span><text:span text:style-name="T3">6</text:span><text:span text:style-name="T1">), the first colour in the list must be the border stripe, the second colour must be that of the background. <text:s/>For example, COLOUR = </text:span><text:span text:style-name="T3">3,1</text:span><text:span text:style-name="T1"> to encode a red border stripe on a white background. <text:s/>Where a border stripe is combined with other patterns, the border stripe must be the first colour in the list, and subsequent colours must be interpreted in accordance with the rules defined for the additional patterns. <text:s/>Therefore, if a pattern contains a border stripe as well as other patterns, the border stripe must be the first value in the list of COLPAT.</text:span></text:p>
          </text:list-item>
        </text:list>
        <text:p text:style-name="P10"/>
        <text:p text:style-name="P10"/>
        <text:h text:style-name="P507" text:outline-level="2"><text:soft-page-break/>2.5<text:tab/>Reference to other publications</text:h>
        <text:p text:style-name="P350"/>
        <text:p text:style-name="P345"><text:span text:style-name="T1">If it is required to encode a reference to other nautical information or publications, it must be done using the meta object </text:span><text:span text:style-name="T4">M_NPUB</text:span><text:span text:style-name="T1">.</text:span></text:p>
        <text:p text:style-name="P350"/>
        <text:p text:style-name="P345"><text:span text:style-name="T1">Meta object:<text:tab/><text:tab/>Nautical publication information (</text:span><text:span text:style-name="T4">M_NPUB</text:span><text:span text:style-name="T1">)</text:span></text:p>
        <text:p text:style-name="P350">Attributes:<text:tab/><text:tab/>INFORM<text:tab/><text:tab/>NINFOM<text:tab/><text:tab/></text:p>
        <text:p text:style-name="P350"/>
        <text:p text:style-name="P350">Remarks:</text:p>
        <text:list text:style-name="WW8Num177">
          <text:list-item>
            <text:p text:style-name="P300"><text:span text:style-name="T1">References to nautical publications in </text:span><text:span text:style-name="T4">M_NPUB</text:span><text:span text:style-name="T1">, must be encoded using the attribute PUBREF, and references to external picture files must be encoded using the attribute PICREP.</text:span></text:p>
          </text:list-item>
        </text:list>
        <text:p text:style-name="P350"/>
        <text:h text:style-name="P507" text:outline-level="2">2.6<text:tab/>Updating</text:h>
        <text:p text:style-name="P10"/>
        <text:h text:style-name="P514" text:outline-level="3">2<text:span text:style-name="T1">.6.1<text:tab/>Issuing updates in advance</text:span></text:h>
        <text:p text:style-name="P10"/>
        <text:p text:style-name="P10">Under certain conditions, it may be necessary for a data producer to issue update information in advance. <text:s/>For example, a change in a traffic routeing system must be made public before the new situation is implemented. <text:s/>Within an ER data set there is no means of indicating the date at which an update must be applied. <text:s/>Therefore, when an ER data set is received by an end user, it must be applied immediately. <text:s/>To avoid situations where update information would cause target data to reflect a situation that does not yet exist, the following coding rules must be followed:</text:p>
        <text:p text:style-name="P10"/>
        <text:p text:style-name="P551">a) <text:tab/>If the advance update information contained in the update message involves the addition of objects to the existing data (e.g. a new lighthouse), the attribute DATSTA on the new objects must contain the date at which the update becomes active. </text:p>
        <text:p text:style-name="P10"/>
        <text:p text:style-name="P10">b) If the advance update information contained in the update message involves the modification of existing objects (e.g. a change in a traffic routeing system), it must be treated as a deletion of the existing objects and replacement with new objects. <text:s/>See a) above and c) below.</text:p>
        <text:p text:style-name="P10"/>
        <text:p text:style-name="P75"><text:span text:style-name="T1">c) If the advance update information contained in the update message involves the deletion of existing objects (e.g. the removal of a buoy), the update message must set the DATEND attribute of all objects to be deleted to the date at which the update becomes active. </text:span><text:span text:style-name="T4">NB</text:span><text:span text:style-name="T1">. This update message does not actually delete the objects from the data set, it simply indicates that on the date held in DATEND they become obsolete. <text:s/>A further update to actually delete the obsolete objects from the data set should be sent at the time that the change in the real world occurs.</text:span></text:p>
        <text:p text:style-name="P10"/>
        <text:p text:style-name="P75"><text:span text:style-name="T1">d) To highlight to the mariner that the advance update information contained in an update message will take place in the future, it is recommended that a caution area object (</text:span><text:span text:style-name="T4">CTNARE</text:span><text:span text:style-name="T1">) be created covering the location at which the future changes will take place. <text:s/>A warning note specifying, in plain language, the nature of the future change should be encoded, either in the attribute INFORM or in a file referenced by the TXTDSC attribute of the </text:span><text:span text:style-name="T4">CTNARE</text:span><text:span text:style-name="T1">. <text:s/>The attribute DATEND on the </text:span><text:span text:style-name="T4">CTNARE</text:span><text:span text:style-name="T1"> must be set to the date at which the change described in the update becomes active. </text:span></text:p>
        <text:p text:style-name="P10"/>
        <text:p text:style-name="Text_20_body">Changes to DATSTA and DATEND cannot be applied to spatial objects. <text:s/>Therefore, a change to the geometry of a real world object <text:s/>(e.g. the relocation of a buoy) to be applied in the future can only be achieved by updating all of the feature and spatial objects involved. </text:p>
        <text:p text:style-name="P10"/>
        <text:p text:style-name="P10">As a consequence of issuing advance information updates, more than one instance of a particular real world object could exist in the data set.</text:p>
        <text:p text:style-name="P10"/>
        <text:p text:style-name="P10"/>
        <text:h text:style-name="P512" text:outline-level="2">2.7<text:tab/>Multiple objects </text:h>
        <text:p text:style-name="P10"/>
        <text:p text:style-name="P75"><text:span text:style-name="T1">On some sources, multiple objects in close proximity are generalised to a single object with a text string indicating the presence of the other objects. <text:s/>In such cases, one object of the appropriate class should be encoded and the true number of objects should be encoded using the attribute INFORM (e.g. </text:span><text:span text:style-name="T3">3 chimneys</text:span><text:span text:style-name="T1">). <text:s/>If the true number of objects is not known, the text ”</text:span><text:span text:style-name="T3">more than one</text:span><text:span text:style-name="T1">” should be encoded using INFORM.</text:span></text:p>
        <text:p text:style-name="P10"/>
        <text:p text:style-name="Standard">For the encoding of multiple, identical lights using the attribute MLTYLT, see table 12.3 in clause 12.8.7.</text:p>
        <text:p text:style-name="P90"/>
        <text:p text:style-name="P75">For the encoding of leading lights that are merged on the source document, see clause 12.8.6.4.</text:p>
        <text:p text:style-name="P10"/>
        <text:p text:style-name="P40"/>
        <text:list text:style-name="WW8Num39">
          <text:list-item>
            <text:list>
              <text:list-item>
                <text:p text:style-name="P41">Minimal depiction areas (see M4 - §404)</text:p>
              </text:list-item>
            </text:list>
          </text:list-item>
        </text:list>
        <text:p text:style-name="P25"/>
        <text:p text:style-name="P10">Where minimal depiction areas exist within a specified ENC navigational purpose, they should be encoded using one of the following options:</text:p>
        <text:p text:style-name="P25"/>
        <text:p text:style-name="P25"/>
        <text:p text:style-name="P24">2.8.1<text:tab/>Wide blank areas</text:p>
        <text:p text:style-name="P10"/>
        <text:p text:style-name="P75"><text:span text:style-name="T1">Areas of a data set which contain no data must be covered using the meta object </text:span><text:span text:style-name="T4">M_COVR</text:span><text:span text:style-name="T1">, with attribute CATCOV = </text:span><text:span text:style-name="T3">2</text:span><text:span text:style-name="T1"> (no coverage available).</text:span></text:p>
        <text:p text:style-name="P26"/>
        <text:p text:style-name="P26"/>
        <text:list text:style-name="WW8Num174">
          <text:list-item>
            <text:list>
              <text:list-item>
                <text:list>
                  <text:list-item>
                    <text:p text:style-name="P27">Simplified or minimal depiction areas</text:p>
                  </text:list-item>
                </text:list>
              </text:list-item>
            </text:list>
          </text:list-item>
        </text:list>
        <text:p text:style-name="P10"/>
        <text:list text:style-name="WW8Num62">
          <text:list-item>
            <text:p text:style-name="P260">Bathymetry in such areas should be encoded as described in clause 5.8.3.</text:p>
          </text:list-item>
          <text:list-item>
            <text:p text:style-name="P260">Information that does not relate to bathymetry but is relevant to Group 1 objects (islands, shoreline constructions, floating docks, hulks etc) may be encoded. </text:p>
          </text:list-item>
        </text:list>
        <text:list text:style-name="WW8Num164">
          <text:list-item>
            <text:p text:style-name="P154"><text:span text:style-name="T1">One </text:span><text:span text:style-name="T4">CTNARE</text:span><text:span text:style-name="T1"> object covering the whole area should be created. <text:s/>The attributes INFORM or TXTDSC should be encoded using one of the following options (the textual content of the attributes is within quotation marks and italicised):</text:span></text:p>
          </text:list-item>
        </text:list>
        <text:p text:style-name="P10"/>
        <text:p text:style-name="P377">Where larger scale coverage is available:</text:p>
        <text:p text:style-name="P379"/>
        <text:p text:style-name="P378">“Most features, including bathymetry, are omitted in this area. <text:s/>The minimal depiction of detail in this area does not support safe navigation, mariners should use a more appropriate navigational purpose.”</text:p>
        <text:p text:style-name="P377">Any other information contained in chart notes pertaining to the area should be incorporated within, or replace completely, the above statement.</text:p>
        <text:p text:style-name="P379"/>
        <text:p text:style-name="P377">Where no larger scale coverage is available:</text:p>
        <text:p text:style-name="P379"/>
        <text:p text:style-name="P378">“Most features, including bathymetry, are omitted in this area. <text:s/>The minimal depiction of detail in this area does not support safe navigation.”</text:p>
        <text:p text:style-name="Body_20_Text_20_Indent_20_3">This statement should be supplemented by additional cautionary information from chart notes relating to any authority to be consulted before navigating in the area.</text:p>
        <text:p text:style-name="P43"/>
        <text:h text:style-name="P501" text:outline-level="1"/>
        <text:h text:style-name="P504" text:outline-level="1">3.<text:tab/>Time Varying Objects</text:h>
        <text:p text:style-name="P10"/>
        <text:h text:style-name="P507" text:outline-level="2">3.1<text:tab/>Magnetic data (see M4 - §270)</text:h>
        <text:p text:style-name="P10"/>
        <text:h text:style-name="P516" text:outline-level="3">3.1.1<text:tab/>Magnetic variation</text:h>
        <text:p text:style-name="P10"/>
        <text:p text:style-name="P75"><text:span text:style-name="T1">Until a world magnetic model is universally available for inclusion in ECDIS, if it is required to encode magnetic variation, it must be done using the object class </text:span><text:span text:style-name="T4">MAGVAR</text:span><text:span text:style-name="T1">. <text:s/>As a minimum, updates should be supplied to coincide with changes of epoch (i.e. every five years).</text:span></text:p>
        <text:p text:style-name="P10"/>
        <text:p text:style-name="P75"><text:span text:style-name="T1">Geo object:<text:tab/><text:tab/>Magnetic variation (</text:span><text:span text:style-name="T4">MAGVAR</text:span><text:span text:style-name="T1">)</text:span></text:p>
        <text:p text:style-name="P75"><text:span text:style-name="T1">Attributes:<text:tab/><text:tab/>DATEND<text:tab/><text:tab/>DATSTA<text:tab/><text:tab/></text:span><text:span text:style-name="T5">RYRMGV</text:span><text:span text:style-name="T1"><text:tab/></text:span><text:span text:style-name="T5">VALACM</text:span><text:span text:style-name="T1"><text:tab/><text:tab/></text:span><text:span text:style-name="T5">VALMAG</text:span><text:span text:style-name="T1"><text:tab/><text:tab/>INFORM<text:tab/><text:tab/>NINFOM</text:span></text:p>
        <text:p text:style-name="P10"/>
        <text:p text:style-name="P10"/>
        <text:h text:style-name="P516" text:outline-level="3">3.1.2<text:tab/>Abnormal magnetic variation (see M4 - §274)</text:h>
        <text:p text:style-name="Standard"/>
        <text:p text:style-name="Standard"><text:span text:style-name="T1">If it is required to encode an abnormal magnetic variation in a localised area, it must be done using the object class </text:span><text:span text:style-name="T4">LOCMAG</text:span><text:span text:style-name="T1">.</text:span></text:p>
        <text:p text:style-name="P350"/>
        <text:p text:style-name="P345"><text:span text:style-name="T1">Geo object:<text:tab/><text:tab/>Local magnetic anomaly (</text:span><text:span text:style-name="T4">LOCMAG</text:span><text:span text:style-name="T1">)</text:span></text:p>
        <text:p text:style-name="P345"><text:span text:style-name="T1">Attributes:<text:tab/><text:tab/>NOBJNM<text:tab/><text:tab/>OBJNAM<text:tab/><text:tab/></text:span><text:span text:style-name="T5">VALLMA</text:span><text:span text:style-name="T1"><text:tab/><text:tab/>INFORM<text:tab/><text:tab/>NINFOM</text:span></text:p>
        <text:p text:style-name="P350"/>
        <text:p text:style-name="P17">If the area cannot be defined, the feature should be represented as a point object.</text:p>
        <text:p text:style-name="P17"/>
        <text:p text:style-name="P81"><text:span text:style-name="T1">When the deviation for an area makes reference to a range rather than a specific value, the range of values should be indicated using the attribute INFORM (e.g. </text:span><text:span text:style-name="T3">From -27 degrees to 3 degrees</text:span><text:span text:style-name="T1">)</text:span></text:p>
        <text:p text:style-name="P10"/>
        <text:p text:style-name="P10"/>
        <text:h text:style-name="P507" text:outline-level="2">3.2<text:tab/>Tidal data (see M4 - §406)</text:h>
        <text:p text:style-name="P350"/>
        <text:p text:style-name="P499">The inclusion of tidal information in ENC data sets is optional.</text:p>
        <text:p text:style-name="P350"/>
        <text:p text:style-name="P350">For Standard Ports the appropriate national HO or an organisation authorised by it should provide the predictions.</text:p>
        <text:p text:style-name="P17"/>
        <text:p text:style-name="P10">For Secondary Ports, the appropriate HO or an organisation authorised by it should, where possible, provide the predictions. <text:s/>Should such predictions not be available, the ECDIS manufacturer should approach the appropriate national HO for advice regarding the best methods of prediction for the Secondary Ports in its area of responsibility.</text:p>
        <text:p text:style-name="P10"/>
        <text:p text:style-name="P10">It is recommended that each appropriate HO, or an organisation authorised by it, should determine the spatial limits for applying tidal information where applicable, and the number of tidal stations to be used in modelling. <text:s/>The HOs should be responsible for determining the best methodologies to be used in their areas of responsibility.</text:p>
        <text:p text:style-name="P10"/>
        <text:p text:style-name="P10">Where tidal information is encoded, it must be assessed to a minimum confidence level of 95%, irrespective of the method of application or its source.</text:p>
        <text:p text:style-name="P10"/>
        <text:h text:style-name="P516" text:outline-level="3">3.2.1<text:tab/>Time series data</text:h>
        <text:p text:style-name="P350"/>
        <text:p text:style-name="P345"><text:span text:style-name="T1">If it is required to encode times and heights of high and low waters, it must be done using the object class </text:span><text:span text:style-name="T4">T_TIMS</text:span><text:span text:style-name="T1">. <text:s/>In addition, where the data is available, a regular time series of tidal heights should also be encoded using this object class.</text:span></text:p>
        <text:p text:style-name="P17"/>
        <text:p text:style-name="P117"><text:span text:style-name="T1">Geo object:<text:tab/><text:tab/>Tide-time series (</text:span><text:span text:style-name="T4">T_TIMS</text:span><text:span text:style-name="T1">)</text:span></text:p>
        <text:p text:style-name="P10">Attributes:<text:tab/><text:tab/>NOBJNM<text:tab/><text:tab/>OBJNAM<text:tab/></text:p>
        <text:p text:style-name="P372"><text:span text:style-name="T5">TIMEND</text:span><text:span text:style-name="T1"><text:tab/><text:tab/></text:span><text:span text:style-name="T5">TIMSTA</text:span><text:span text:style-name="T1"> -<text:tab/>specify the period for which the time series is valid </text:span></text:p>
        <text:p text:style-name="P372"><text:span text:style-name="T1">T_ACWL<text:tab/><text:tab/>T_TSVL<text:tab/><text:tab/>T_TINT<text:tab/><text:tab/></text:span><text:span text:style-name="T5">T_HWLW</text:span><text:span text:style-name="T1"><text:tab/>STATUS<text:tab/><text:tab/>INFORM<text:tab/><text:tab/>NINFOM</text:span></text:p>
        <text:p text:style-name="P10"/>
        <text:p text:style-name="P10"/>
        <text:h text:style-name="P516" text:outline-level="3">3.2.2<text:tab/>Prediction by harmonic methods</text:h>
        <text:p text:style-name="P10"/>
        <text:p text:style-name="P75"><text:span text:style-name="T1">If it is required to encode the parameters for the prediction of tidal heights using harmonic methods, it must be done using the object-class </text:span><text:span text:style-name="T4">T_HMON</text:span><text:span text:style-name="T1">. <text:s/>The supplier of parameters should be consulted on how to use this data, and which calculation algorithms to use with the data.</text:span></text:p>
        <text:p text:style-name="P10"/>
        <text:p text:style-name="P75"><text:span text:style-name="T1">Geo object:<text:tab/><text:tab/>Tide-harmonic prediction (</text:span><text:span text:style-name="T4">T_HMON</text:span><text:span text:style-name="T1">)</text:span></text:p>
        <text:p text:style-name="P10">Attributes:<text:tab/><text:tab/>NOBJNM<text:tab/><text:tab/>OBJNAM<text:tab/><text:tab/>T_ACWL</text:p>
        <text:p text:style-name="P372"><text:span text:style-name="T5">T_MTOD</text:span><text:span text:style-name="T1"> -<text:tab/></text:span><text:span text:style-name="T3">1</text:span><text:span text:style-name="T1"> - simplified harmonic method of tidal prediction</text:span></text:p>
        <text:p text:style-name="P380"><text:span text:style-name="T3">2 </text:span><text:span text:style-name="T1">- full harmonic method of tidal prediction </text:span></text:p>
        <text:p text:style-name="P372"><text:span text:style-name="T5">T_VAHC</text:span><text:span text:style-name="T1"><text:tab/><text:tab/>STATUS<text:tab/><text:tab/>INFORM<text:tab/><text:tab/>NINFOM</text:span></text:p>
        <text:p text:style-name="P10"/>
        <text:p text:style-name="P10"/>
        <text:h text:style-name="P516" text:outline-level="3">3.2.3<text:tab/>Prediction by non-harmonic methods</text:h>
        <text:p text:style-name="P10"/>
        <text:p text:style-name="P75"><text:span text:style-name="T1">If it is required to encode the parameters for the prediction of tidal heights using time and height differences, it must be done using the object class </text:span><text:span text:style-name="T4">T_NHMN</text:span><text:span text:style-name="T1">.</text:span></text:p>
        <text:p text:style-name="P10"/>
        <text:p text:style-name="P75"><text:span text:style-name="T1">The reference port to be used for these predictions must be identified using a collection object </text:span><text:span text:style-name="T4">(C_ASSO</text:span><text:span text:style-name="T1">) between the tidal parameter object </text:span><text:span text:style-name="T4">T_TIMS</text:span><text:span text:style-name="T1"> or </text:span><text:span text:style-name="T4">T_HMON</text:span><text:span text:style-name="T1"> of the reference port, and the tidal parameter object </text:span><text:span text:style-name="T4">T_NHMN</text:span><text:span text:style-name="T1"> of the secondary port. <text:s/>If the reference port is not located within the data set or exchange set, then its tidal parameters should be supplied as a geo object with no geometry.</text:span></text:p>
        <text:p text:style-name="P10"/>
        <text:p text:style-name="P10">Other non-harmonic methods for predicting tidal heights are not currently supported.</text:p>
        <text:p text:style-name="P10"/>
        <text:p text:style-name="P75"><text:span text:style-name="T1">Geo object:<text:tab/><text:tab/>Tide-non-harmonic prediction (</text:span><text:span text:style-name="T4">T_NHMN)</text:span></text:p>
        <text:p text:style-name="P350">Attributes:<text:tab/><text:tab/>NOBJNM<text:tab/><text:tab/>OBJNAM<text:tab/><text:tab/>T_ACWL<text:tab/><text:tab/></text:p>
        <text:p text:style-name="P345"><text:span text:style-name="T1"><text:tab/><text:tab/><text:tab/><text:tab/><text:tab/></text:span><text:span text:style-name="T5">T_MTOD</text:span><text:span text:style-name="T1"> -<text:tab/></text:span><text:span text:style-name="T3">3</text:span><text:span text:style-name="T1"> – time and height differences non-harmonic method</text:span></text:p>
        <text:p text:style-name="P345"><text:span text:style-name="T1"><text:tab/><text:tab/><text:tab/><text:tab/><text:tab/></text:span><text:span text:style-name="T5">T_THDF</text:span><text:span text:style-name="T1"><text:tab/><text:tab/>STATUS<text:tab/><text:tab/>INFORM<text:tab/><text:tab/>NINFOM</text:span></text:p>
        <text:p text:style-name="P10"/>
        <text:p text:style-name="P118">3.3<text:tab/>Tidal stream data (see M4 - §407)</text:p>
        <text:p text:style-name="P350"/>
        <text:h text:style-name="P514" text:outline-level="3">3.3.1<text:tab/>Tidal stream<text:span text:style-name="T1"> (flood/ebb)</text:span></text:h>
        <text:p text:style-name="P350"/>
        <text:p text:style-name="P345">If it is required to encode tidal stream information that is limited to flood and ebb directions and/or values, it must be done<text:span text:style-name="T1"> using the object class </text:span><text:span text:style-name="T4">TS_FEB</text:span><text:span text:style-name="T1">.</text:span></text:p>
        <text:p text:style-name="P350"/>
        <text:p text:style-name="P345"><text:span text:style-name="T1">Geo object:<text:tab/><text:tab/>Tidal stream-flood/ebb (</text:span><text:span text:style-name="T4">TS_FEB</text:span><text:span text:style-name="T1">)</text:span></text:p>
        <text:p text:style-name="P345"><text:span text:style-name="T1">Attributes:<text:tab/><text:tab/></text:span><text:span text:style-name="T5">CAT_TS</text:span></text:p>
        <text:p text:style-name="P368"><text:span text:style-name="T5">CURVEL</text:span><text:span text:style-name="T1"> -<text:tab/>maximum rate (during springs)<text:tab/></text:span></text:p>
        <text:p text:style-name="P368"><text:span text:style-name="T1">DATEND<text:tab/><text:tab/>DATSTA<text:tab/><text:tab/>NOBJNM<text:tab/><text:tab/>OBJNAM<text:tab/><text:tab/></text:span><text:span text:style-name="T5">ORIENT</text:span><text:span text:style-name="T1"><text:tab/><text:tab/>PEREND <text:tab/>PERSTA</text:span></text:p>
        <text:p text:style-name="P369">INFORM<text:tab/><text:tab/>NINFOM</text:p>
        <text:p text:style-name="P350"/>
        <text:h text:style-name="P516" text:outline-level="3">3.3.2<text:tab/>Tidal stream time series</text:h>
        <text:p text:style-name="P350"/>
        <text:p text:style-name="P345"><text:span text:style-name="T1">If it is required to encode time series data for tidal streams, it must be done using the object class</text:span><text:span text:style-name="T4"> TS_TIS</text:span><text:span text:style-name="T1">.</text:span></text:p>
        <text:p text:style-name="P350"/>
        <text:p text:style-name="P345"><text:span text:style-name="T1">Geo object:<text:tab/><text:tab/>Tidal stream - time series (</text:span><text:span text:style-name="T4">TS_TIS</text:span><text:span text:style-name="T1">)</text:span></text:p>
        <text:p text:style-name="P350">Attributes:<text:tab/><text:tab/>NOBJNM<text:tab/><text:tab/>OBJNAM</text:p>
        <text:p text:style-name="P372"><text:span text:style-name="T5">TIMEND</text:span><text:span text:style-name="T1"><text:tab/><text:tab/></text:span><text:span text:style-name="T5">TIMSTA</text:span><text:span text:style-name="T1"> -<text:tab/>specify the period for which the time series is valid </text:span></text:p>
        <text:p text:style-name="P368"><text:span text:style-name="T5">TS_TSV</text:span><text:span text:style-name="T1"><text:tab/><text:tab/></text:span><text:span text:style-name="T5">T_TINT</text:span><text:span text:style-name="T1"><text:tab/><text:tab/>STATUS<text:tab/><text:tab/>INFORM<text:tab/><text:tab/>NINFOM</text:span></text:p>
        <text:p text:style-name="P17"/>
        <text:p text:style-name="P10"/>
        <text:h text:style-name="P516" text:outline-level="3">3.3.3<text:tab/>Prediction by harmonic methods</text:h>
        <text:p text:style-name="P350"/>
        <text:p text:style-name="P345"><text:span text:style-name="T1">If it is required to encode parameters for the prediction of tidal streams using harmonic methods, it must be done using the object class </text:span><text:span text:style-name="T4">TS_PRH</text:span><text:span text:style-name="T1">. <text:s/>The supplier of parameters should be consulted on how to use this data, and which calculation algorithms to use with the data.</text:span></text:p>
        <text:p text:style-name="P17"/>
        <text:p text:style-name="P75"><text:span text:style-name="T1">Geo object:<text:tab/><text:tab/>Tidal steam - harmonic prediction (</text:span><text:span text:style-name="T4">TS_PRH</text:span><text:span text:style-name="T1">)</text:span></text:p>
        <text:p text:style-name="P10">Attributes:<text:tab/><text:tab/>NOBJNM<text:tab/><text:tab/>OBJNAM</text:p>
        <text:p text:style-name="P372"><text:span text:style-name="T5">T_MTOD</text:span><text:span text:style-name="T1"> -<text:tab/></text:span><text:span text:style-name="T3">1</text:span><text:span text:style-name="T1"> - simplified harmonic method of tidal prediction</text:span></text:p>
        <text:p text:style-name="P380"><text:span text:style-name="T3">2 </text:span><text:span text:style-name="T1">- full harmonic method of tidal prediction </text:span></text:p>
        <text:p text:style-name="P372"><text:span text:style-name="T5">T_VAHC</text:span><text:span text:style-name="T1"><text:tab/><text:tab/>STATUS<text:tab/><text:tab/>INFORM<text:tab/><text:tab/>NINFOM</text:span></text:p>
        <text:p text:style-name="P10"/>
        <text:p text:style-name="P10"/>
        <text:h text:style-name="P516" text:outline-level="3">3.3.4<text:tab/>Prediction by non-harmonic methods</text:h>
        <text:p text:style-name="P10"/>
        <text:p text:style-name="P75"><text:span text:style-name="T1">If it is required to encode parameters for the prediction of tidal streams using time and rate, it must be done using the object class </text:span><text:span text:style-name="T4">TS_PNH</text:span><text:span text:style-name="T1">.</text:span></text:p>
        <text:p text:style-name="P10"/>
        <text:p text:style-name="P75"><text:span text:style-name="T1">The reference station to be used for these predictions must be identified using a collection object</text:span><text:span text:style-name="T4"> </text:span><text:span text:style-name="T1">(</text:span><text:span text:style-name="T4">C_ASSO</text:span><text:span text:style-name="T1">) between the stream parameter object </text:span><text:span text:style-name="T4">TS_TIS</text:span><text:span text:style-name="T1"> or </text:span><text:span text:style-name="T4">TS_PRH</text:span><text:span text:style-name="T1"> of the reference station, and the stream parameter object </text:span><text:span text:style-name="T4">TS_PNH</text:span><text:span text:style-name="T1"> of the secondary station. <text:s/>If the reference station is not located within the data set or exchange set, then its tidal stream parameters should be supplied as a geo object with no geometry.</text:span></text:p>
        <text:p text:style-name="P10"/>
        <text:p text:style-name="P10">Other non-harmonic methods for predicting tidal stream are not currently supported.</text:p>
        <text:p text:style-name="P10"/>
        <text:p text:style-name="P75"><text:span text:style-name="T1">Geo object:<text:tab/><text:tab/>Tidal steam - non-harmonic prediction (</text:span><text:span text:style-name="T4">TS_PNH</text:span><text:span text:style-name="T1">)</text:span></text:p>
        <text:p text:style-name="P75"><text:span text:style-name="T1">Attributes:<text:tab/><text:tab/>NOBJNM<text:tab/><text:tab/>OBJNAM<text:tab/><text:tab/></text:span><text:span text:style-name="T5">T_THDF</text:span></text:p>
        <text:p text:style-name="P75"><text:span text:style-name="T1"><text:tab/><text:tab/><text:tab/><text:tab/><text:tab/></text:span><text:span text:style-name="T5">T_MTOD</text:span><text:span text:style-name="T1"><text:tab/> -<text:tab/></text:span><text:span text:style-name="T3">3</text:span><text:span text:style-name="T1"> – time and height differences non-harmonic method </text:span></text:p>
        <text:p text:style-name="P10"><text:tab/><text:tab/><text:tab/><text:tab/><text:tab/>STATUS<text:tab/><text:tab/>INFORM<text:tab/><text:tab/>NINFOM</text:p>
        <text:p text:style-name="P10"><text:soft-page-break/></text:p>
        <text:h text:style-name="P516" text:outline-level="3">3.3.5<text:tab/>Tidal stream panels</text:h>
        <text:p text:style-name="P350"/>
        <text:p text:style-name="P345"><text:span text:style-name="T1">If it is required to encode the information generally shown on paper charts as a tidal stream panel and stations, it must be done using the object class </text:span><text:span text:style-name="T4">TS_PAD</text:span><text:span text:style-name="T1">.</text:span></text:p>
        <text:p text:style-name="P350"/>
        <text:p text:style-name="P350">Tidal stream values encoded in this way should be mean spring rates, i.e. the tidal stream rates associated with a tidal range which is defined as the difference in height between MHWS and MLWS.</text:p>
        <text:p text:style-name="P350"/>
        <text:p text:style-name="P345"><text:span text:style-name="T1">Geo object:<text:tab/><text:tab/>Tidal steam panel data (</text:span><text:span text:style-name="T4">TS_PAD</text:span><text:span text:style-name="T1">)</text:span></text:p>
        <text:p text:style-name="P81"><text:span text:style-name="T1">Attributes:<text:tab/><text:tab/>NOBJNM<text:tab/><text:tab/>OBJNAM<text:tab/><text:tab/></text:span><text:span text:style-name="T5">TS_TSP</text:span><text:span text:style-name="T1"><text:tab/><text:tab/>INFORM<text:tab/><text:tab/>NINFOM</text:span></text:p>
        <text:p text:style-name="P10"/>
        <text:p text:style-name="P10"/>
        <text:h text:style-name="P507" text:outline-level="2">3.4<text:tab/>Current data</text:h>
        <text:p text:style-name="P350"/>
        <text:p text:style-name="P345"><text:span text:style-name="T1">If it is required to encode a non-gravitational current, it must be done using the object class </text:span><text:span text:style-name="T4">CURENT</text:span><text:span text:style-name="T1">.</text:span></text:p>
        <text:p text:style-name="P17"/>
        <text:p text:style-name="P75"><text:span text:style-name="T1">Geo object:<text:tab/><text:tab/>Current (</text:span><text:span text:style-name="T4">CURENT</text:span><text:span text:style-name="T1">)</text:span></text:p>
        <text:p text:style-name="P75"><text:span text:style-name="T1">Attributes:<text:tab/><text:tab/></text:span><text:span text:style-name="T5">CURVEL</text:span><text:span text:style-name="T1"><text:tab/><text:tab/>DATEND<text:tab/><text:tab/>DATSTA<text:tab/><text:tab/>NOBJNM<text:tab/><text:tab/>OBJNAM<text:tab/><text:tab/></text:span><text:span text:style-name="T5">ORIENT</text:span><text:span text:style-name="T1"><text:tab/> <text:s text:c="2"/>PEREND</text:span></text:p>
        <text:p text:style-name="P374">PERSTA<text:tab/><text:tab/>INFORM<text:tab/><text:tab/>NINFOM</text:p>
      </text:section>
      <text:section text:style-name="Sect4" text:name="Section2">
        <text:p text:style-name="Standard"/>
        <text:h text:style-name="P500" text:outline-level="1">4.<text:tab/><text:tab/><text:tab/>Topography</text:h>
        <text:p text:style-name="P350"/>
        <text:h text:style-name="P506" text:outline-level="2">4.1<text:tab/><text:tab/>Land area</text:h>
        <text:p text:style-name="P350"/>
        <text:p text:style-name="P345"><text:span text:style-name="T1">Mangrove areas or land areas that are never covered by the sea must be encoded using the object class </text:span><text:span text:style-name="T4">LNDARE</text:span><text:span text:style-name="T1">.</text:span></text:p>
        <text:p text:style-name="P350"/>
        <text:p text:style-name="P345"><text:span text:style-name="T1">Rivers, canals, lakes, basins and docks, which are not navigable at compilation scale, must be encoded on top of </text:span><text:span text:style-name="T4">LNDARE</text:span><text:span text:style-name="T1"> or </text:span><text:span text:style-name="T4">UNSARE </text:span><text:span text:style-name="T1">objects (see clause 5.4.8)</text:span><text:span text:style-name="Comment_20_Reference"><text:span text:style-name="T13"> </text:span></text:span><text:span text:style-name="T1">.</text:span></text:p>
        <text:p text:style-name="P17"/>
        <text:p text:style-name="P75"><text:span text:style-name="T4">LNDARE</text:span><text:span text:style-name="T1"> objects of type area are part of Group 1.</text:span></text:p>
        <text:p text:style-name="P10"/>
        <text:p text:style-name="P75"><text:span text:style-name="T1">Geo object:<text:tab/><text:tab/>Land area (</text:span><text:span text:style-name="T4">LNDARE</text:span><text:span text:style-name="T1">)</text:span></text:p>
        <text:p text:style-name="P10">Attributes:<text:tab/><text:tab/>CONDTN<text:tab/>OBJNAM<text:tab/><text:tab/>NOBJNM<text:tab/><text:tab/>INFORM<text:tab/><text:tab/>NINFOM<text:tab/><text:tab/>STATUS</text:p>
        <text:p text:style-name="P10"/>
        <text:p text:style-name="P10">Remarks:</text:p>
        <text:list text:style-name="WW8Num154">
          <text:list-item>
            <text:p text:style-name="P155"><text:span text:style-name="T1">If it is required to describe the natural scenery of the land, it must be done using the object class </text:span><text:span text:style-name="T4">LNDRGN</text:span><text:span text:style-name="T1"> (see clause 4.7.1).</text:span></text:p>
          </text:list-item>
          <text:list-item>
            <text:p text:style-name="P155"><text:span text:style-name="T4">LNDARE</text:span><text:span text:style-name="T1"> is usually of type area; it may, however, be of type point (e.g. islet, rock that does not cover), or of type line (e.g. islet, offshore bar, isthmus).</text:span></text:p>
          </text:list-item>
        </text:list>
        <text:p text:style-name="P10"/>
        <text:p text:style-name="P10"/>
        <text:h text:style-name="P506" text:outline-level="2">4.2<text:tab/><text:tab/>Vertical measurements (see M4 - §302 and §303)</text:h>
        <text:p text:style-name="P10"/>
        <text:h text:style-name="P518" text:outline-level="3">4.2.1<text:tab/><text:tab/>Vertical datum</text:h>
        <text:p text:style-name="P10"/>
        <text:p text:style-name="P10">See clause 2.1.2.</text:p>
        <text:p text:style-name="P385"/>
        <text:p text:style-name="P385"/>
        <text:h text:style-name="P515" text:outline-level="3"><text:soft-page-break/>4.2.2<text:tab/><text:tab/>Heights and elevations</text:h>
        <text:p text:style-name="P10"/>
        <text:p text:style-name="P10">If it is required to encode the altitude of natural features (e.g. hills, coastlines, slopes), with the exception of trees, it must be done using the attribute ELEVAT (figure 1 - a).</text:p>
        <text:p text:style-name="P10"/>
        <text:p text:style-name="P10">For artificial features (e.g. landmarks, buildings) or trees:</text:p>
        <text:list text:style-name="WW8Num85">
          <text:list-item>
            <text:p text:style-name="P262">If it is required to encode the altitude of the ground level at the base of the object, it must be done using ELEVAT (figure 1 - b).</text:p>
          </text:list-item>
          <text:list-item>
            <text:p text:style-name="P262">If it is required to encode the altitude of the highest point of the object, it must be done using the attribute HEIGHT (figure 1 - c).</text:p>
          </text:list-item>
          <text:list-item>
            <text:p text:style-name="P262">If it is required to encode the height of the object above ground level, it must be done using the attribute VERLEN (figure 1 - d).</text:p>
          </text:list-item>
        </text:list>
        <text:p text:style-name="P390"/>
        <text:p text:style-name="P390"><draw:frame draw:style-name="fr2" draw:name="Cadre3" text:anchor-type="paragraph" svg:x="2.612cm" svg:y="0.261cm" svg:width="16.108cm" draw:z-index="2"><draw:text-box fo:min-height="0.37cm"><text:p text:style-name="P349"><draw:frame draw:style-name="fr10" draw:name="Image1" text:anchor-type="as-char" svg:width="16.108cm" svg:height="6.943cm" draw:z-index="3"><draw:image xlink:href="Pictures/2000008900018CC600008E86298919AF.wmf" xlink:type="simple" xlink:show="embed" xlink:actuate="onLoad"/></draw:frame></text:p><text:p text:style-name="P564"/><text:p text:style-name="P562"><text:span text:style-name="T1">Figure </text:span><text:span text:style-name="T1"><text:sequence text:ref-name="refFigure0" text:name="Figure" text:formula="ooow:Figure+1" style:num-format="1">1</text:sequence></text:span><text:span text:style-name="T1"> – Heights and elevations</text:span></text:p></draw:text-box></draw:frame></text:p>
        <text:p text:style-name="P10"><text:s text:c="78"/></text:p>
        <text:p text:style-name="P10"/>
        <text:h text:style-name="P506" text:outline-level="2">4.3<text:tab/><text:tab/>Control points (see M4 - §304 to §306)</text:h>
        <text:p text:style-name="P350"/>
        <text:p text:style-name="P345"><text:span text:style-name="T1">If it is required to encode a control point, it must be done using the object class </text:span><text:span text:style-name="T4">CTRPNT</text:span><text:span text:style-name="T1">.</text:span></text:p>
        <text:p text:style-name="P361"/>
        <text:p text:style-name="P345"><text:span text:style-name="T1">Geo object:<text:tab/><text:tab/>Control point (</text:span><text:span text:style-name="T4">CTRPNT</text:span><text:span text:style-name="T1">)</text:span></text:p>
        <text:p text:style-name="P393"><text:span text:style-name="T1">Attributes:<text:tab/><text:tab/>CATCTR<text:tab/><text:tab/>DATEND<text:tab/><text:tab/>DATSTA<text:tab/><text:tab/>ELEVAT<text:tab/><text:tab/>NOBJNM<text:tab/><text:tab/>OBJNAM<text:tab/><text:tab/></text:span><text:span text:style-name="T10">VERACC</text:span></text:p>
        <text:p text:style-name="P368"><text:span text:style-name="T10">VERDAT</text:span><text:span text:style-name="T1"><text:tab/><text:tab/>INFORM<text:tab/><text:tab/>NINFOM</text:span></text:p>
        <text:p text:style-name="P17"/>
        <text:p text:style-name="P10"/>
        <text:h text:style-name="P506" text:outline-level="2">4.4<text:tab/><text:tab/>Distance marks (see M4 - §307)</text:h>
        <text:p text:style-name="P10"/>
        <text:p text:style-name="P345"><text:span text:style-name="T1">If it is required to encode a distance mark, it must be done using the object class </text:span><text:span text:style-name="T4">DISMAR</text:span><text:span text:style-name="T1">.</text:span></text:p>
        <text:p text:style-name="P10"/>
        <text:p text:style-name="P75"><text:span text:style-name="T1">Geo object:<text:tab/><text:tab/>Distance mark (</text:span><text:span text:style-name="T4">DISMAR</text:span><text:span text:style-name="T1">)</text:span></text:p>
        <text:p text:style-name="P10">Attributes:<text:tab/><text:tab/>CATDIS<text:tab/><text:tab/>DATEND<text:tab/><text:tab/>DATSTA<text:tab/><text:tab/>NOBJNM<text:tab/><text:tab/>OBJNAM</text:p>
        <text:p text:style-name="P374">INFORM - <text:tab/>the value of distance with its unit of measurement</text:p>
        <text:p text:style-name="P374">NINFOM</text:p>
        <text:p text:style-name="P10"/>
        <text:p text:style-name="P10"/>
        <text:h text:style-name="P506" text:outline-level="2"><text:soft-page-break/>4.5<text:tab/><text:tab/>Coastline</text:h>
        <text:p text:style-name="P10"/>
        <text:p text:style-name="P75"><text:span text:style-name="T1">In all cases the coastline must be encoded using either </text:span><text:span text:style-name="T4">COALNE</text:span><text:span text:style-name="T1"> or </text:span><text:span text:style-name="T4">SLCONS</text:span><text:span text:style-name="T1"> (line or area) objects. <text:s/>These features form the border of the land area (</text:span><text:span text:style-name="T4">LNDARE</text:span><text:span text:style-name="T1">) object.</text:span></text:p>
        <text:p text:style-name="P10"/>
        <text:p text:style-name="P75"><text:span text:style-name="T1">Natural sections of coastlines, lakeshores and river banks should be encoded as </text:span><text:span text:style-name="T4">COALNE</text:span><text:span text:style-name="T1">, whereas artificial sections of coastlines, lake shores, river banks, canal banks and basin borders should be encoded as </text:span><text:span text:style-name="T4">SLCONS</text:span><text:span text:style-name="T1">. <text:s/>The exception to this general rule is when a lake, river, canal, or basin is not navigable at the compilation scale, in which case the boundaries must not be encoded as </text:span><text:span text:style-name="T4">COALNE</text:span><text:span text:style-name="T1"> or </text:span><text:span text:style-name="T4">SLCONS</text:span><text:span text:style-name="T1"> (see clauses 4.6.6.3, 4.6.6.5, 4.7.6, 4.7.8, 4.8.1).</text:span></text:p>
        <text:p text:style-name="P10"/>
        <text:p text:style-name="P10"/>
        <text:h text:style-name="P515" text:outline-level="3">4.5.1<text:tab/><text:tab/>Natural coastline (see M4 - §312)</text:h>
        <text:p text:style-name="P10"/>
        <text:p text:style-name="P75"><text:span text:style-name="T1">Geo object:<text:tab/><text:tab/>Coastline (</text:span><text:span text:style-name="T4">COALNE</text:span><text:span text:style-name="T1">)</text:span></text:p>
        <text:p text:style-name="Text_20_body">Attributes:<text:tab/><text:tab/>CATCOA<text:tab/><text:tab/>COLOUR<text:tab/>CONRAD<text:tab/>CONVIS<text:tab/><text:tab/>ELEVAT<text:tab/><text:tab/>NOBJNM<text:tab/><text:tab/><text:tab/><text:tab/><text:tab/><text:tab/><text:tab/><text:tab/><text:tab/>OBJNAM<text:tab/><text:tab/><text:span text:style-name="T9">VERACC</text:span><text:tab/><text:tab/><text:span text:style-name="T9">VERDAT</text:span><text:tab/><text:tab/>INFORM<text:tab/><text:tab/>NINFOM</text:p>
        <text:p text:style-name="P10"/>
        <text:p text:style-name="P75"><text:span text:style-name="T1">Spatial objects associated with unsurveyed coastlines (see M4 - §311) should be encoded using spatial attribute QUAPOS</text:span><text:span text:style-name="T3"> = 2</text:span><text:span text:style-name="T1"> (unsurveyed).</text:span></text:p>
        <text:p text:style-name="P10"/>
        <text:p text:style-name="P10">If it is required to encode a description of the nature of the coastline, it must be done using the attribute CATCOA. <text:s/>Other area objects may be used to describe the land region adjacent to the coastline (see clause 4.7).</text:p>
        <text:p text:style-name="P10"/>
        <text:p text:style-name="P10"/>
        <text:h text:style-name="P515" text:outline-level="3">4.5.2<text:tab/><text:tab/>Artificial coastline (see M4 - §313 and §320)</text:h>
        <text:p text:style-name="P350"/>
        <text:p text:style-name="P345"><text:span text:style-name="T1">Geo object:<text:tab/><text:tab/>Shoreline construction (</text:span><text:span text:style-name="T4">SLCONS</text:span><text:span text:style-name="T1">)</text:span></text:p>
        <text:p text:style-name="Text_20_body">Attributes:<text:tab/><text:tab/>CATSLC<text:tab/><text:tab/>COLOUR<text:tab/>COLPAT<text:tab/><text:tab/>CONDTN<text:tab/>CONRAD<text:tab/>CONVIS<text:tab/><text:tab/><text:tab/><text:tab/><text:tab/><text:tab/><text:tab/><text:tab/><text:tab/>DATEND<text:tab/><text:tab/>DATSTA<text:tab/><text:tab/>HEIGHT</text:p>
        <text:p text:style-name="P369">HORACC -<text:tab/>applies to HORCLR</text:p>
        <text:p text:style-name="P369">HORCLR<text:tab/><text:tab/>HORLEN<text:tab/><text:tab/>HORWID<text:tab/><text:tab/>NATCON<text:tab/><text:tab/>NOBJNM<text:tab/><text:tab/>OBJNAM<text:tab/><text:tab/>STATUS</text:p>
        <text:p text:style-name="P371"><text:span text:style-name="T10">VERACC<text:tab/></text:span><text:span text:style-name="T1"><text:tab/></text:span><text:span text:style-name="T10">VERDAT<text:tab/></text:span><text:span text:style-name="T1"><text:tab/>VERLEN<text:tab/><text:tab/>WATLEV<text:tab/><text:tab/>INFORM<text:tab/><text:tab/>NINFOM</text:span></text:p>
        <text:p text:style-name="P350"><text:soft-page-break/>Figure 2 represents a shoreline construction such as a mole, including a berthing facility (INT1 - IF12), with a relatively flat top (abcdlmna), and sloping sides partly above high water (nmldefgn) and partly intertidal (dopqrhgfed).</text:p>
        <text:p text:style-name="P350"/>
        <text:p text:style-name="P345"><draw:frame draw:style-name="fr2" draw:name="Cadre4" text:anchor-type="paragraph" svg:x="2.593cm" svg:y="0.012cm" svg:width="15.9cm" draw:z-index="4"><draw:text-box fo:min-height="0.37cm"><text:p text:style-name="P349"><draw:frame draw:style-name="fr11" draw:name="Image2" text:anchor-type="as-char" svg:width="15.896cm" svg:height="7.996cm" draw:z-index="5"><draw:image xlink:href="Pictures/200003160002705B00013468637B529D.wmf" xlink:type="simple" xlink:show="embed" xlink:actuate="onLoad"/></draw:frame></text:p><text:p text:style-name="P564"/><text:p text:style-name="P562"><text:span text:style-name="T1">Figure </text:span><text:span text:style-name="T1"><text:sequence text:ref-name="refFigure1" text:name="Figure" text:formula="ooow:Figure+1" style:num-format="1">2</text:sequence></text:span><text:span text:style-name="T1"> – Shoreline constructions</text:span></text:p></draw:text-box></draw:frame><text:soft-page-break/></text:p>
        <text:p text:style-name="P499">Remarks:</text:p>
        <text:list text:style-name="WW8Num115">
          <text:list-item>
            <text:p text:style-name="P122"><text:span text:style-name="T1">Each of the three parts of the shoreline construction may be encoded as separate </text:span><text:span text:style-name="T4">SLCONS</text:span><text:span text:style-name="T1"> objects of type area, and the masked line (an) is optional. <text:s/>Alternatively, the boundaries of the shoreline construction may be encoded as </text:span><text:span text:style-name="T4">SLCONS</text:span><text:span text:style-name="T1"> objects of type line, and, if part of the </text:span><text:span text:style-name="T4">SLCONS </text:span><text:span text:style-name="T1">boundary has a different characteristic (e.g. (bc) attribute CATSLC = </text:span><text:span text:style-name="T3">6 </text:span><text:span text:style-name="T1">or </text:span><text:span text:style-name="T3">15</text:span><text:span text:style-name="T1">), it should be encoded as a separate </text:span><text:span text:style-name="T4">SLCONS</text:span><text:span text:style-name="T1"> object of type line.</text:span></text:p>
          </text:list-item>
        </text:list>
        <text:list text:style-name="WW8Num3">
          <text:list-item>
            <text:p text:style-name="P157"><text:span text:style-name="T1">In this example,</text:span><text:span text:style-name="T4"> </text:span><text:span text:style-name="T1">the shoreline construction area above the high water line must also be covered by a </text:span><text:span text:style-name="T4">LNDARE</text:span><text:span text:style-name="T1"> object of type area, and the intertidal shoreline construction area must also be covered by a </text:span><text:span text:style-name="T4">DEPARE </text:span><text:span text:style-name="T1">object of type area.</text:span></text:p>
          </text:list-item>
          <text:list-item>
            <text:p text:style-name="P157"><text:span text:style-name="T4">SLCONS</text:span><text:span text:style-name="T1"> objects should be broken into their constituent parts, and categorised using attributes such as CATSLC and WATLEV as indicated on the source. <text:s/></text:span></text:p>
          </text:list-item>
          <text:list-item>
            <text:p text:style-name="P157"><text:span text:style-name="T1">If the presence of an object is only indicated on the source by a textual reference, without a clear symbol (e.g. ‘pier’, ‘groyne’, ‘post’), it should be encoded using a </text:span><text:span text:style-name="T4">CTNARE </text:span><text:span text:style-name="T1">object</text:span><text:span text:style-name="Comment_20_Reference"><text:span text:style-name="T13"> </text:span></text:span><text:span text:style-name="T1"><text:s/>with the textual reference encoded using the attribute INFORM.</text:span></text:p>
          </text:list-item>
          <text:list-item>
            <text:p text:style-name="P265">Intertidal or submerged artificial rock walls, such as training walls that are not attached to the shoreline, should be encoded using the appropriate value for CATSLC, and WATLEV = 3 (always under water/submerged) or WATLEV = 4 (covers and uncovers).</text:p>
          </text:list-item>
        </text:list>
        <text:p text:style-name="P75"/>
        <text:p text:style-name="P10"/>
        <text:h text:style-name="P511" text:outline-level="2">4.6<text:tab/><text:tab/>Harbour installations</text:h>
        <text:p text:style-name="P350"/>
        <text:list text:style-name="WW8Num2">
          <text:list-item>
            <text:list>
              <text:list-item>
                <text:list>
                  <text:list-item>
                    <text:h text:style-name="P519" text:outline-level="3">Harbour facilities</text:h>
                  </text:list-item>
                </text:list>
              </text:list-item>
            </text:list>
          </text:list-item>
        </text:list>
        <text:p text:style-name="Standard"/>
        <text:p text:style-name="P345"><text:span text:style-name="T1">If it is required to encode a harbour facility, it must be done using the object class </text:span><text:span text:style-name="T4">HRBFAC</text:span><text:span text:style-name="T1">.</text:span></text:p>
        <text:p text:style-name="P350"/>
        <text:p text:style-name="P345"><text:span text:style-name="T1">Geo object:<text:tab/><text:tab/>Harbour facility (</text:span><text:span text:style-name="T4">HRBFAC</text:span><text:span text:style-name="T1">)</text:span></text:p>
        <text:p text:style-name="P345"><text:span text:style-name="T1">Attributes:<text:tab/><text:tab/></text:span><text:span text:style-name="T5">CATHAF</text:span><text:span text:style-name="T1"><text:tab/><text:tab/>CONDTN<text:tab/>DATEND<text:tab/><text:tab/>DATSTA<text:tab/><text:tab/>NATCON<text:tab/><text:tab/>NOBJNM<text:tab/><text:tab/><text:tab/><text:tab/><text:tab/><text:tab/><text:tab/><text:tab/><text:tab/>OBJNAM<text:tab/><text:tab/></text:span><text:span text:style-name="T14">PEREND<text:tab/><text:tab/>PERSTA<text:tab/><text:tab/>STATUS<text:tab/><text:tab/>INFORM<text:tab/><text:tab/>NINFOM</text:span></text:p>
        <text:p text:style-name="P91"/>
        <text:p text:style-name="P350">Remarks:</text:p>
        <text:list text:style-name="WW8Num29">
          <text:list-item>
            <text:p text:style-name="P330">Depending on the navigational purpose, harbour facilities are defined by: an area including docks, basins, and dockside equipment, or a point.</text:p>
          </text:list-item>
        </text:list>
        <text:p text:style-name="P10"/>
        <text:p text:style-name="P10"/>
        <text:list text:style-name="WW8Num2" text:continue-numbering="true">
          <text:list-item>
            <text:list text:continue-numbering="true">
              <text:list-item>
                <text:list text:continue-numbering="true">
                  <text:list-item>
                    <text:h text:style-name="P519" text:outline-level="3">Berths (see M4 - §323)</text:h>
                  </text:list-item>
                </text:list>
              </text:list-item>
            </text:list>
          </text:list-item>
        </text:list>
        <text:p text:style-name="Standard"/>
        <text:p text:style-name="P345"><text:span text:style-name="T1">If it is required to encode a berth, it must be done using the object class </text:span><text:span text:style-name="T4">BERTHS</text:span><text:span text:style-name="T1">.</text:span></text:p>
        <text:p text:style-name="P350"/>
        <text:p text:style-name="P345"><text:span text:style-name="T1">Geo object:<text:tab/><text:tab/>Berth (</text:span><text:span text:style-name="T4">BERTHS</text:span><text:span text:style-name="T1">)</text:span></text:p>
        <text:p text:style-name="P350">Attributes:<text:tab/><text:tab/>DATEND<text:tab/><text:tab/>DATSTA</text:p>
        <text:p text:style-name="P369">DRVAL1 -<text:tab/>minimum depth at the berth</text:p>
        <text:p text:style-name="P368"><text:span text:style-name="T1">NOBJNM<text:tab/><text:tab/></text:span><text:span text:style-name="T5">OBJNAM</text:span><text:span text:style-name="T1"> -<text:tab/>name or number of the berth</text:span></text:p>
        <text:p text:style-name="P368"><text:span text:style-name="T1">PEREND<text:tab/><text:tab/>PERSTA<text:tab/><text:tab/>QUASOU<text:tab/>SOUACC<text:tab/>STATUS<text:tab/><text:tab/></text:span><text:span text:style-name="T10">VERDAT</text:span><text:span text:style-name="T1"> </text:span></text:p>
        <text:p text:style-name="P395"><text:span text:style-name="T1">INFORM -<text:tab/>maximum draft permitted at the berth (e.g. </text:span><text:span text:style-name="T3">Maximum draft permitted = 14 metres</text:span><text:span text:style-name="T1">)</text:span></text:p>
        <text:p text:style-name="P369">NINFOM</text:p>
        <text:p text:style-name="P17"/>
        <text:p text:style-name="P10">Remarks:</text:p>
        <text:list text:style-name="WW8Num63">
          <text:list-item>
            <text:p text:style-name="P160"><text:span text:style-name="T1">The berth encodes the named place where a vessel can be moored adjacent to a shoreline construction. <text:s/>The shoreline construction itself should be encoded using the object class </text:span><text:span text:style-name="T4">SLCONS</text:span><text:span text:style-name="T1"> (see clause 4.5.2).</text:span></text:p>
          </text:list-item>
          <text:list-item>
            <text:p text:style-name="P266">Landing places for boats should be encoded as small craft facilities (see clause 4.6.5).</text:p>
          </text:list-item>
        </text:list>
        <text:p text:style-name="P10"/>
        <text:p text:style-name="P10"/>
        <text:h text:style-name="P515" text:outline-level="3">4.6.3<text:tab/><text:tab/>Harbour offices (see M4 - §325)</text:h>
        <text:p text:style-name="P19"/>
        <text:p text:style-name="P87"><text:span text:style-name="T1">If it is required to encode a harbour office, it must be done using the object class </text:span><text:span text:style-name="T4">BUISGL </text:span><text:span text:style-name="T1">(see clause 4.8.15), with the attribute FUNCTN taking at least one of the values:</text:span></text:p>
        <text:p text:style-name="P20"/>
        <text:p text:style-name="P88"><text:span text:style-name="T1"><text:tab/></text:span><text:span text:style-name="T3">2</text:span><text:span text:style-name="T1"><text:tab/>- harbour-master’s office</text:span></text:p>
        <text:p text:style-name="P88"><text:span text:style-name="T1"><text:tab/></text:span><text:span text:style-name="T3">3</text:span><text:span text:style-name="T1"><text:tab/>- custom office</text:span></text:p>
        <text:p text:style-name="P88"><text:span text:style-name="T1"><text:tab/></text:span><text:span text:style-name="T3">4</text:span><text:span text:style-name="T1"><text:tab/>- health office</text:span></text:p>
        <text:p text:style-name="P88"><text:span text:style-name="T1"><text:tab/></text:span><text:span text:style-name="T3">11</text:span><text:span text:style-name="T1"><text:tab/>- pilot office</text:span></text:p>
        <text:p text:style-name="P10"/>
        <text:p text:style-name="P10"/>
        <text:h text:style-name="P525" text:outline-level="3">4.6.4<text:tab/><text:tab/>Checkpoints</text:h>
        <text:p text:style-name="P10"/>
        <text:p text:style-name="P75"><text:span text:style-name="T1">If it is required to encode a checkpoint, it must be done using the object class </text:span><text:span text:style-name="T4">CHKPNT</text:span><text:span text:style-name="T1">.</text:span></text:p>
        <text:p text:style-name="P10"/>
        <text:p text:style-name="P75"><text:span text:style-name="T1">Geo object:<text:tab/><text:tab/>Checkpoint (</text:span><text:span text:style-name="T4">CHKPNT</text:span><text:span text:style-name="T1">)</text:span></text:p>
        <text:p text:style-name="P10">Attributes:<text:tab/><text:tab/>CATCHP<text:tab/><text:tab/>NOBJNM<text:tab/><text:tab/>OBJNAM<text:tab/><text:tab/>STATUS<text:tab/><text:tab/>INFORM<text:tab/><text:tab/>NINFOM</text:p>
        <text:p text:style-name="P10">Remarks:</text:p>
        <text:list text:style-name="WW8Num103">
          <text:list-item>
            <text:p text:style-name="P161"><text:span text:style-name="T1">The </text:span><text:span text:style-name="T4">CHKPNT</text:span><text:span text:style-name="T1"> must only be used to encode the function. <text:s/>In addition, if it is required to encode a physical object (e.g. building), it must be done using an appropriate object class (e.g. </text:span><text:span text:style-name="T4">BUISGL</text:span><text:span text:style-name="T1">, </text:span><text:span text:style-name="T4">LNDMRK</text:span><text:span text:style-name="T1">).</text:span></text:p>
          </text:list-item>
        </text:list>
        <text:p text:style-name="P10"/>
        <text:p text:style-name="P10"/>
        <text:list text:style-name="WW8Num73">
          <text:list-item>
            <text:list>
              <text:list-item>
                <text:list>
                  <text:list-item>
                    <text:h text:style-name="P521" text:outline-level="3">Small craft facilities</text:h>
                  </text:list-item>
                </text:list>
              </text:list-item>
            </text:list>
          </text:list-item>
        </text:list>
        <text:p text:style-name="Standard"/>
        <text:p text:style-name="Standard">If it is required to encode a small craft facility, it must be done using the object class <text:span text:style-name="T7">SMCFAC</text:span>. </text:p>
        <text:p text:style-name="P2"/>
        <text:p text:style-name="P345"><text:span text:style-name="T1">Geo object:<text:tab/><text:tab/>Small craft facility (</text:span><text:span text:style-name="T4">SMCFAC</text:span><text:span text:style-name="T1">)</text:span></text:p>
        <text:p text:style-name="P345"><text:span text:style-name="T1">Attributes:<text:tab/><text:tab/></text:span><text:span text:style-name="T5">CATSCF</text:span><text:span text:style-name="T1"><text:tab/><text:tab/>NOBJNM<text:tab/><text:tab/>OBJNAM<text:tab/><text:tab/>PEREND<text:tab/><text:tab/>PERSTA<text:tab/><text:tab/>STATUS<text:tab/><text:tab/>INFORM</text:span></text:p>
        <text:p text:style-name="P369">NINFOM</text:p>
        <text:p text:style-name="P350"/>
        <text:p text:style-name="P350">Remarks:</text:p>
        <text:list text:style-name="WW8Num26">
          <text:list-item>
            <text:p text:style-name="P302"><text:span text:style-name="T1">The </text:span><text:span text:style-name="T4">SMCFAC</text:span><text:span text:style-name="T1"> must only be used to encode the function. <text:s/>In addition, if it is required to encode a physical object (e.g. building, mooring buoy), it must be done using an appropriate object class (e.g. </text:span><text:span text:style-name="T4">BUISGL</text:span><text:span text:style-name="T1">, </text:span><text:span text:style-name="T4">MORFAC</text:span><text:span text:style-name="T1">).</text:span></text:p>
          </text:list-item>
        </text:list>
        <text:p text:style-name="P10"/>
        <text:p text:style-name="P10"/>
        <text:h text:style-name="P515" text:outline-level="3">4.6.6<text:tab/><text:tab/>Docks</text:h>
        <text:list text:style-name="WW8Num160">
          <text:list-item>
            <text:list>
              <text:list-item>
                <text:list>
                  <text:list-item>
                    <text:list>
                      <text:list-item>
                        <text:h text:style-name="P533" text:outline-level="4">Dry docks (see M4 - §326.1)</text:h>
                      </text:list-item>
                    </text:list>
                  </text:list-item>
                </text:list>
              </text:list-item>
            </text:list>
          </text:list-item>
        </text:list>
        <text:p text:style-name="Standard"/>
        <text:p text:style-name="Standard">If it is required to encode a dry dock, it must be done using the object class <text:span text:style-name="T7">DRYDOC</text:span>. </text:p>
        <text:p text:style-name="P350"/>
        <text:p text:style-name="P345"><text:span text:style-name="T1">Geo object:<text:tab/><text:tab/>Dry dock (</text:span><text:span text:style-name="T4">DRYDOC</text:span><text:span text:style-name="T1">)</text:span></text:p>
        <text:p text:style-name="P350">Attributes:<text:tab/><text:tab/>CONDTN</text:p>
        <text:p text:style-name="P369">DRVAL1 -<text:tab/>minimum depth in the dock when the gate is open.</text:p>
        <text:p text:style-name="P369">HORACC -<text:tab/>applies to HORCLR<text:tab/></text:p>
        <text:p text:style-name="P369">HORCLR<text:tab/><text:tab/>HORLEN<text:tab/><text:tab/>HORWID<text:tab/><text:tab/>NOBJNM<text:tab/><text:tab/>OBJNAM<text:tab/><text:tab/>QUASOU <text:tab/><text:tab/><text:tab/><text:tab/><text:tab/><text:tab/><text:tab/><text:tab/>SOUACC</text:p>
        <text:p text:style-name="P368"><text:span text:style-name="T1">STATUS<text:tab/><text:tab/></text:span><text:span text:style-name="T10">VERDAT</text:span><text:span text:style-name="T1"> </text:span></text:p>
        <text:p text:style-name="P395"><text:span text:style-name="T1">INFORM -<text:tab/>maximum draft permitted in the dock (e.g. </text:span><text:span text:style-name="T3">Maximum draft permitted = 6 metres</text:span><text:span text:style-name="T1">)</text:span></text:p>
        <text:p text:style-name="P373">NINFOM</text:p>
        <text:p text:style-name="P373"/>
        <text:p text:style-name="P373"/>
        <text:p text:style-name="P350">Remarks:</text:p>
        <text:list text:style-name="WW8Num180">
          <text:list-item>
            <text:p text:style-name="P303"><text:span text:style-name="T1">A dry dock must also be covered by a </text:span><text:span text:style-name="T4">LNDARE </text:span><text:span text:style-name="T1">object. <text:s/>The boundary of a dry dock must not be encoded as a separate object</text:span><text:span text:style-name="T4"> </text:span><text:span text:style-name="T1">(</text:span><text:span text:style-name="T4">COALNE</text:span><text:span text:style-name="T1"> or </text:span><text:span text:style-name="T4">SLCONS</text:span><text:span text:style-name="T1">), except for the gate object (</text:span><text:span text:style-name="T4">GATCON</text:span><text:span text:style-name="T1">), which may be encoded.</text:span></text:p>
          </text:list-item>
        </text:list>
        <text:p text:style-name="P350"/>
        <text:h text:style-name="P535" text:outline-level="4">4.6.6.2<text:tab/> Floating docks (see M4 - §326.2)</text:h>
        <text:p text:style-name="P10"/>
        <text:p text:style-name="Standard">If it is required to encode a floating dock, it must be done using the object class <text:span text:style-name="T7">FLODOC</text:span>. </text:p>
        <text:p text:style-name="P10"/>
        <text:p text:style-name="P75"><text:span text:style-name="T1">Geo object:<text:tab/><text:tab/>Floating dock (</text:span><text:span text:style-name="T4">FLODOC</text:span><text:span text:style-name="T1">)</text:span></text:p>
        <text:p text:style-name="P10">Attributes:<text:tab/><text:tab/>COLOUR<text:tab/>COLPAT<text:tab/><text:tab/>CONDTN<text:tab/>CONRAD<text:tab/>CONVIS<text:tab/><text:tab/>DATEND<text:tab/><text:tab/>DATSTA</text:p>
        <text:p text:style-name="P374">DRVAL1<text:tab/></text:p>
        <text:p text:style-name="P374">HORACC -<text:tab/>applies only to HORCLR<text:tab/></text:p>
        <text:p text:style-name="P374">HORCLR<text:tab/><text:tab/>HORLEN<text:tab/><text:tab/>HORWID<text:tab/><text:tab/>LIFCAP<text:tab/><text:tab/>NOBJNM <text:tab/>OBJNAM<text:tab/><text:tab/>STATUS</text:p>
        <text:p text:style-name="P372"><text:span text:style-name="T10">VERACC</text:span><text:span text:style-name="T1"><text:tab/><text:tab/></text:span><text:span text:style-name="T10">VERDAT</text:span><text:span text:style-name="T1"><text:tab/><text:tab/>VERLEN</text:span></text:p>
        <text:p text:style-name="P397"><text:span text:style-name="T1">INFORM -<text:tab/>maximum draft permitted in the dock (e.g. </text:span><text:span text:style-name="T3">Maximum draft permitted = 6 metres</text:span><text:span text:style-name="T1">)</text:span></text:p>
        <text:p text:style-name="P374">NINFOM</text:p>
        <text:p text:style-name="P10"/>
        <text:p text:style-name="P10">Remarks:</text:p>
        <text:list text:style-name="WW8Num22">
          <text:list-item>
            <text:p text:style-name="P162"><text:span text:style-name="T1"><text:tab/></text:span><text:span text:style-name="T4">FLODOC</text:span><text:span text:style-name="T1"> of type area are part of Group 1.</text:span></text:p>
          </text:list-item>
        </text:list>
        <text:p text:style-name="P10"/>
        <text:h text:style-name="P529" text:outline-level="4">4.6.6.3<text:tab/> Tidal and non-tidal basins (see M4 - §326.3 and §326.4)</text:h>
        <text:p text:style-name="P10"/>
        <text:p text:style-name="P75"><text:span text:style-name="T1">Geo object:<text:tab/><text:tab/>Dock area (</text:span><text:span text:style-name="T4">DOCARE</text:span><text:span text:style-name="T1">)</text:span></text:p>
        <text:p text:style-name="P10">Attributes:<text:tab/><text:tab/>CATDOC <text:tab/>CONDTN<text:tab/>DATEND<text:tab/><text:tab/>DATSTA<text:tab/></text:p>
        <text:p text:style-name="P374">HORACC -<text:tab/>applies only to HORCLR</text:p>
        <text:p text:style-name="P374">HORCLR -<text:tab/>size of the entrance</text:p>
        <text:p text:style-name="P374">NOBJNM<text:tab/><text:tab/>OBJNAM<text:tab/><text:tab/>STATUS<text:tab/><text:tab/>INFORM<text:tab/><text:tab/>NINFOM</text:p>
        <text:p text:style-name="P10"/>
        <text:p text:style-name="P10">Remarks:</text:p>
        <text:list text:style-name="WW8Num17">
          <text:list-item>
            <text:p text:style-name="P163"><text:span text:style-name="T1">If the dock is navigable at compilation scale, it must be encoded using the object classes </text:span><text:span text:style-name="T4">DEPARE</text:span><text:span text:style-name="T1"> or </text:span><text:span text:style-name="T4">DRGARE </text:span><text:span text:style-name="T1">(see clause 5.4.8), and the geo objects making up the dock limits must be encoded using appropriate object classes such as </text:span><text:span text:style-name="T4">COALNE, SLCONS </text:span><text:span text:style-name="T1">or </text:span><text:span text:style-name="T4">GATCON</text:span><text:span text:style-name="T1">. <text:s/>The dock must not be encoded as </text:span><text:span text:style-name="T4">DOCARE</text:span><text:span text:style-name="T1">. <text:s/>If it is required to encode the name of the dock, it must be done using the object class </text:span><text:span text:style-name="T4">SEAARE</text:span><text:span text:style-name="T1">. <text:s/></text:span></text:p>
          </text:list-item>
          <text:list-item>
            <text:p text:style-name="P163"><text:span text:style-name="T1">If it is required to encode a dock which is not navigable at compilation scale, it must be done using the object class </text:span><text:span text:style-name="T4">DOCARE</text:span><text:span text:style-name="T1">, covered by a </text:span><text:span text:style-name="T4">LNDARE</text:span><text:span text:style-name="T1"> or </text:span><text:span text:style-name="T4">UNSARE</text:span><text:span text:style-name="T1"> object. <text:s/>The name of the dock should be encoded using the attribute OBJNAM on the </text:span><text:span text:style-name="T4">DOCARE</text:span><text:span text:style-name="T1">. <text:s/>The boundary of a dock must not be encoded as a separate object (e.g. </text:span><text:span text:style-name="T4">COALNE</text:span><text:span text:style-name="T1">, </text:span><text:span text:style-name="T4">SLCONS</text:span><text:span text:style-name="T1">), except for the gate object (</text:span><text:span text:style-name="T4">GATCON</text:span><text:span text:style-name="T1">), which may be encoded.</text:span></text:p>
          </text:list-item>
          <text:list-item>
            <text:p text:style-name="P163"><text:span text:style-name="T1">In a non-tidal basin, depths may refer to a sounding datum different to that in open waters. <text:s/>If this area is navigable at the compilation scale, the value of this datum must be encoded using the meta object </text:span><text:span text:style-name="T4">M_SDAT</text:span><text:span text:style-name="T1">, with attribute VERDAT = </text:span><text:span text:style-name="T3">24</text:span><text:span text:style-name="T1"> (local datum).</text:span></text:p>
          </text:list-item>
          <text:list-item>
            <text:p text:style-name="P163"><text:span text:style-name="T1">In reality, smaller dock areas may be included in major dock areas, with different names or characteristics. <text:s/>To encode this fact, dock areas (</text:span><text:span text:style-name="T4">DOCARE</text:span><text:span text:style-name="T1">) and/or sea areas (</text:span><text:span text:style-name="T4">SEAARE</text:span><text:span text:style-name="T1">) may overlap.</text:span></text:p>
          </text:list-item>
        </text:list>
        <text:p text:style-name="P18"/>
        <text:p text:style-name="P28"/>
        <text:p text:style-name="P559">4.6.6.4<text:tab/>Gates (see M4 - §326.5 to §326.7)</text:p>
        <text:p text:style-name="P92"/>
        <text:p text:style-name="P84"><text:span text:style-name="T1">If it is required to encode a gate that controls the flow of water, it must be done using the object class </text:span><text:span text:style-name="T4">GATCON</text:span><text:span text:style-name="T1">.</text:span></text:p>
        <text:p text:style-name="P93"/>
        <text:p text:style-name="P84"><text:span text:style-name="T1">Geo object:<text:tab/><text:tab/>Gate (</text:span><text:span text:style-name="T4">GATCON</text:span><text:span text:style-name="T1">)</text:span></text:p>
        <text:p text:style-name="P18">Attributes:<text:tab/><text:tab/>CATGAT<text:tab/><text:tab/>CONDTN</text:p>
        <text:p text:style-name="P18"><text:tab/><text:tab/><text:tab/><text:tab/>DRVAL1 -<text:tab/>minimum depth over the sill</text:p>
        <text:p text:style-name="P18"><text:tab/><text:tab/><text:tab/><text:tab/>HORACC -<text:tab/>applies only to HORCLR</text:p>
        <text:p text:style-name="P84"><text:span text:style-name="T1"><text:tab/><text:tab/><text:tab/><text:tab/></text:span><text:span text:style-name="T5">HORCLR</text:span><text:span text:style-name="T1"><text:tab/><text:tab/>NATCON<text:tab/><text:tab/>NOBJNM<text:tab/><text:tab/>OBJNAM<text:tab/><text:tab/>QUASOU<text:tab/>SOUACC<text:tab/>STATUS</text:span></text:p>
        <text:p text:style-name="P18"><text:tab/><text:tab/><text:tab/><text:tab/>VERACC -<text:tab/>applies only to VERCLR</text:p>
        <text:p text:style-name="P18"><text:tab/><text:tab/><text:tab/><text:tab/>VERCLR</text:p>
        <text:p text:style-name="P18"><text:tab/><text:tab/><text:tab/><text:tab/>VERDAT -<text:tab/>applies only to VERCLR (not DRVAL1)</text:p>
        <text:p text:style-name="P18"><text:tab/><text:tab/><text:tab/><text:tab/>INFORM<text:tab/><text:tab/>NINFOM</text:p>
        <text:p text:style-name="P18"/>
        <text:p text:style-name="P84"><text:span text:style-name="T4">GATCON</text:span><text:span text:style-name="T1"> of type area must also be covered by a </text:span><text:span text:style-name="T4">DEPARE</text:span><text:span text:style-name="T1"> or</text:span><text:span text:style-name="T4"> LNDARE</text:span><text:span text:style-name="T1"> object.</text:span></text:p>
        <text:p text:style-name="P18"/>
        <text:p text:style-name="P29">4.6.6.5<text:tab/> Locks</text:p>
        <text:p text:style-name="P350"/>
        <text:p text:style-name="P345"><text:span text:style-name="T1">If it is required to encode a lock basin, it must be done using the object class </text:span><text:span text:style-name="T4">LOKBSN</text:span><text:span text:style-name="T1">.</text:span></text:p>
        <text:p text:style-name="P350"/>
        <text:p text:style-name="P345"><text:span text:style-name="T1">Geo object:<text:tab/><text:tab/>Lock basin (</text:span><text:span text:style-name="T4">LOKBSN</text:span><text:span text:style-name="T1">)</text:span></text:p>
        <text:p text:style-name="P350">Attributes:<text:tab/><text:tab/>DATEND<text:tab/><text:tab/>DATSTA</text:p>
        <text:p text:style-name="P369">HORACC -<text:tab/>applies only to HORCLR</text:p>
        <text:p text:style-name="P369">HORCLR<text:tab/><text:tab/>HORLEN<text:tab/><text:tab/>HORWID<text:tab/><text:tab/>NOBJNM<text:tab/><text:tab/>OBJNAM<text:tab/><text:tab/>STATUS<text:tab/><text:tab/>INFORM</text:p>
        <text:p text:style-name="P369">NINFOM</text:p>
        <text:p text:style-name="P17"/>
        <text:p text:style-name="Text_20_body">Remarks:</text:p>
        <text:list text:style-name="WW8Num92">
          <text:list-item>
            <text:p text:style-name="P167"><text:span text:style-name="T1">If the lock is navigable at compilation scale, it must be encoded using the object classes </text:span><text:span text:style-name="T4">DEPARE</text:span><text:span text:style-name="T1"> or </text:span><text:span text:style-name="T4">DRGARE </text:span><text:span text:style-name="T1">(see clause 5.4.8), and the geo objects making up the limits of the lock must be encoded using appropriate object classes such as </text:span><text:span text:style-name="T4">COALNE</text:span><text:span text:style-name="T1">, </text:span><text:span text:style-name="T4">SLCONS</text:span><text:span text:style-name="T1"> or </text:span><text:span text:style-name="T4">GATCON</text:span><text:span text:style-name="T1">. <text:s/>The lock must not be encoded as </text:span><text:span text:style-name="T4">LOKBSN</text:span><text:span text:style-name="T1">. <text:s/>If it is required to encode the name of the lock, it must be done using the object class </text:span><text:span text:style-name="T4">SEAARE</text:span><text:span text:style-name="T1">. </text:span></text:p>
          </text:list-item>
          <text:list-item>
            <text:p text:style-name="P167"><text:span text:style-name="T1">If it is required to encode a lock that is not navigable at compilation scale, it must be done using </text:span><text:span text:style-name="T4">LOKBSN</text:span><text:span text:style-name="T1"> covered by a </text:span><text:span text:style-name="T4">LNDARE</text:span><text:span text:style-name="T1"> or </text:span><text:span text:style-name="T4">UNSARE</text:span><text:span text:style-name="T1"> object. <text:s/>The name of the lock should be encoded using the attribute OBJNAM on the </text:span><text:span text:style-name="T4">LOKBSN</text:span><text:span text:style-name="T1"> object.</text:span></text:p>
          </text:list-item>
          <text:list-item>
            <text:p text:style-name="P298"><text:span text:style-name="T1">The gates should be encoded as a </text:span><text:span text:style-name="T4">GATCON</text:span><text:span text:style-name="T1"> object with attribute CATGAT = </text:span><text:span text:style-name="T3">4</text:span><text:span text:style-name="T1"> (lock gate) or </text:span><text:span text:style-name="T3">3</text:span><text:span text:style-name="T1"> (caisson). <text:s/>At small scale, a lock may be encoded using </text:span><text:span text:style-name="T4">GATCON</text:span><text:span text:style-name="T1"> only, without using </text:span><text:span text:style-name="T4">LOKBSN</text:span><text:span text:style-name="T1">.</text:span></text:p>
          </text:list-item>
        </text:list>
        <text:p text:style-name="P10"/>
        <text:h text:style-name="P529" text:outline-level="4">4.6.6.6<text:tab/> <text:tab/>Gridirons (see M4 - §326.8)</text:h>
        <text:p text:style-name="P10"/>
        <text:p text:style-name="P75"><text:span text:style-name="T1">If it is required to encode a gridiron, it must be done using the object class </text:span><text:span text:style-name="T4">GRIDRN</text:span><text:span text:style-name="T1">.</text:span></text:p>
        <text:p text:style-name="P10"/>
        <text:p text:style-name="P75"><text:span text:style-name="T1">Geo object:<text:tab/><text:tab/>Gridiron (</text:span><text:span text:style-name="T4">GRIDRN</text:span><text:span text:style-name="T1">)</text:span></text:p>
        <text:p text:style-name="P75"><text:span text:style-name="T1">Attributes:<text:tab/><text:tab/></text:span><text:span text:style-name="T10">HORACC</text:span><text:span text:style-name="T1"> <text:tab/>HORLEN<text:tab/><text:tab/>HORWID<text:tab/><text:tab/>NATCON<text:tab/><text:tab/>NOBJNM<text:tab/><text:tab/>OBJNAM<text:tab/><text:tab/>STATUS<text:tab/><text:tab/><text:tab/><text:tab/><text:tab/></text:span><text:span text:style-name="T10">VERACC</text:span><text:span text:style-name="T1"><text:tab/><text:tab/>VERLEN<text:tab/><text:tab/>WATLEV<text:tab/><text:tab/>INFORM<text:tab/><text:tab/>NINFOM</text:span></text:p>
        <text:p text:style-name="P374"/>
        <text:p text:style-name="P374"/>
        <text:h text:style-name="P525" text:outline-level="3">4.6.7<text:tab/><text:tab/>Mooring / warping facilities and pontoons</text:h>
        <text:h text:style-name="P529" text:outline-level="4">4.6.7.1<text:tab/> <text:tab/>Mooring / warping facilities (see M4 - §327)</text:h>
        <text:p text:style-name="P350"/>
        <text:p text:style-name="P75"><text:span text:style-name="T1">If it is required to encode a mooring/warping facility, it must be done using the object class </text:span><text:span text:style-name="T4">MORFAC</text:span><text:span text:style-name="T1">.</text:span></text:p>
        <text:p text:style-name="P350"/>
        <text:p text:style-name="P345"><text:span text:style-name="T1">Geo object:<text:tab/><text:tab/>Mooring / warping facility (</text:span><text:span text:style-name="T4">MORFAC</text:span><text:span text:style-name="T1">)</text:span></text:p>
        <text:p text:style-name="P345"><text:span text:style-name="T1">Attributes:<text:tab/><text:tab/>BOYSHP -<text:tab/>used only if CATMOR = </text:span><text:span text:style-name="T3">7</text:span></text:p>
        <text:p text:style-name="P345"><text:span text:style-name="T1"><text:tab/><text:tab/><text:tab/><text:tab/><text:tab/></text:span><text:span text:style-name="T5">CATMOR</text:span><text:span text:style-name="T1"><text:tab/>COLOUR<text:tab/>COLPAT<text:tab/><text:tab/>CONDTN<text:tab/>CONRAD<text:tab/>CONVIS<text:tab/></text:span></text:p>
        <text:p text:style-name="P350"><text:tab/><text:tab/><text:tab/><text:tab/><text:tab/>DATEND<text:tab/><text:tab/>DATSTA<text:tab/><text:tab/>HEIGHT<text:tab/><text:tab/>NATCON<text:tab/><text:tab/>NOBJNM<text:tab/><text:tab/>OBJNAM<text:tab/></text:p>
        <text:p text:style-name="P345"><text:span text:style-name="T1"><text:tab/><text:tab/><text:tab/><text:tab/><text:tab/>PEREND<text:tab/><text:tab/>PERSTA<text:tab/><text:tab/>STATUS<text:tab/><text:tab/></text:span><text:span text:style-name="T10">VERACC</text:span><text:span text:style-name="T1"><text:tab/><text:tab/></text:span><text:span text:style-name="T10">VERDAT</text:span><text:span text:style-name="T1"><text:tab/><text:tab/>VERLEN<text:tab/></text:span></text:p>
        <text:p text:style-name="P350"><text:tab/><text:tab/><text:tab/><text:tab/><text:tab/>WATLEV<text:tab/><text:tab/>INFORM<text:tab/><text:tab/>NINFOM</text:p>
        <text:p text:style-name="P17"/>
        <text:p text:style-name="P10">Remarks:</text:p>
        <text:list text:style-name="WW8Num21">
          <text:list-item>
            <text:p text:style-name="P85"><text:span text:style-name="T17">If it is required to encode a pile or post that is used as a mooring post, it must be done using </text:span><text:span text:style-name="T18">MORFAC</text:span><text:span text:style-name="T17">, with attribute CATMOR = 5 (pile or post). If the pile or post is not used as a mooring post, see clause 4.6.7.2. </text:span></text:p>
          </text:list-item>
        </text:list>
        <text:p text:style-name="P569"><text:span text:style-name="T21">·</text:span><text:span text:style-name="T16"><text:tab/> Stumps of mooring posts dangerous to navigation must be encoded using the object class </text:span><text:span text:style-name="T20">OBSTRN,</text:span><text:span text:style-name="T16"> with attribute CATOBS = </text:span><text:span text:style-name="T22">1</text:span><text:span text:style-name="T16"> (snag/stump). If such stumps are not dangerous to navigation, they must be encoded using </text:span><text:span text:style-name="T20">MORFAC,</text:span><text:span text:style-name="T16"> with attributes CATMOR = </text:span><text:span text:style-name="T22">5</text:span><text:span text:style-name="T16"> (pile or post) and CONDTN = </text:span><text:span text:style-name="T22">2</text:span><text:span text:style-name="T16"> (ruined).</text:span></text:p>
        <text:list text:style-name="WW8Num21">
          <text:list-item>
            <text:p text:style-name="P85"><text:span text:style-name="T17">A </text:span><text:span text:style-name="T18">MORFAC</text:span><text:span text:style-name="T17"> object of type area, with attribute WATLEV = </text:span><text:span text:style-name="T19">1, 2</text:span><text:span text:style-name="T17"> or </text:span><text:span text:style-name="T19">6</text:span><text:span text:style-name="T17"> must also be covered by a </text:span><text:span text:style-name="T18">LNDARE</text:span><text:span text:style-name="T17"> object.</text:span></text:p>
          </text:list-item>
        </text:list>
        <text:p text:style-name="P31"/>
        <text:p text:style-name="P10"/>
        <text:h text:style-name="P529" text:outline-level="4">4.6.7.2<text:tab/> <text:tab/>Piles</text:h>
        <text:p text:style-name="P10"/>
        <text:p text:style-name="P75"><text:span text:style-name="T1">If it is required to encode a pile or post that is not used as a mooring/warping facility, it must be done using the object class </text:span><text:span text:style-name="T4">PILPNT</text:span><text:span text:style-name="T1">.</text:span></text:p>
        <text:p text:style-name="P10"/>
        <text:p text:style-name="P345"><text:span text:style-name="T1">Geo object:<text:tab/><text:tab/>Pile (</text:span><text:span text:style-name="T4">PILPNT</text:span><text:span text:style-name="T1">)</text:span></text:p>
        <text:p text:style-name="P350">Attributes:<text:tab/><text:tab/>CATPLE<text:tab/><text:tab/>COLOUR<text:tab/>COLPAT<text:tab/><text:tab/>CONDTN<text:tab/>CONVIS<text:tab/><text:tab/>DATEND<text:tab/><text:tab/>DATSTA</text:p>
        <text:p text:style-name="P368"><text:span text:style-name="T1">HEIGHT<text:tab/><text:tab/>NOBJNM<text:tab/><text:tab/>OBJNAM<text:tab/><text:tab/></text:span><text:span text:style-name="T10">VERACC</text:span><text:span text:style-name="T1"><text:tab/><text:tab/></text:span><text:span text:style-name="T10">VERDAT</text:span><text:span text:style-name="T1"><text:tab/><text:tab/>VERLEN<text:tab/><text:tab/>INFORM<text:tab/><text:tab/><text:tab/><text:tab/><text:tab/>NINFOM<text:tab/><text:tab/></text:span></text:p>
        <text:p text:style-name="P17"/>
        <text:p text:style-name="P10">Remarks:</text:p>
        <text:list text:style-name="WW8Num101">
          <text:list-item>
            <text:p text:style-name="P169"><text:span text:style-name="T1">Stumps of piles or posts that are dangerous to navigation must be encoded using </text:span><text:span text:style-name="T4">OBSTRN </text:span><text:span text:style-name="T1">objects, with attribute CATOBS = </text:span><text:span text:style-name="T3">1</text:span><text:span text:style-name="T1"> (snag/stump), and must not be encoded using </text:span><text:span text:style-name="T4">PILPNT</text:span><text:span text:style-name="T1">.</text:span></text:p>
          </text:list-item>
          <text:list-item>
            <text:p text:style-name="P94">See clause 4.6.7.1 for details of how to encode a pile or post that is used as a mooring/warping facility.</text:p>
          </text:list-item>
        </text:list>
        <text:p text:style-name="P10"/>
        <text:h text:style-name="P529" text:outline-level="4">4.6.7.3<text:tab/> <text:tab/>Pontoons (see M4 - §326.9)</text:h>
        <text:p text:style-name="P10"/>
        <text:p text:style-name="P75"><text:span text:style-name="T1">If it is required to encode a pontoon, it must be done using the object class </text:span><text:span text:style-name="T4">PONTON</text:span><text:span text:style-name="T1">.</text:span></text:p>
        <text:p text:style-name="P10"/>
        <text:p text:style-name="P75"><text:span text:style-name="T1">Geo object:<text:tab/><text:tab/>Pontoon (</text:span><text:span text:style-name="T4">PONTON</text:span><text:span text:style-name="T1">)</text:span></text:p>
        <text:p text:style-name="P10">Attributes:<text:tab/><text:tab/>CONDTN<text:tab/>CONRAD<text:tab/>CONVIS<text:tab/><text:tab/>DATEND<text:tab/><text:tab/>DATSTA<text:tab/><text:tab/>NATCON<text:tab/></text:p>
        <text:p text:style-name="P75"><text:span text:style-name="T1"><text:tab/><text:tab/><text:tab/><text:tab/><text:tab/>NOBJNM<text:tab/><text:tab/>OBJNAM<text:tab/><text:tab/>PEREND<text:tab/><text:tab/>PERSTA<text:tab/><text:tab/>STATUS<text:tab/><text:tab/></text:span><text:span text:style-name="T10">VERACC<text:tab/></text:span><text:span text:style-name="T1"><text:tab/></text:span></text:p>
        <text:p text:style-name="P10"><text:tab/><text:tab/><text:tab/><text:tab/><text:tab/>VERLEN<text:tab/><text:tab/>INFORM<text:tab/><text:tab/>NINFOM</text:p>
        <text:p text:style-name="P10"/>
        <text:p text:style-name="P10">Remarks:</text:p>
        <text:list text:style-name="WW8Num90">
          <text:list-item>
            <text:p text:style-name="P170"><text:span text:style-name="T4">PONTON</text:span><text:span text:style-name="T1"> objects of type area are part of Group 1.</text:span></text:p>
          </text:list-item>
        </text:list>
        <text:h text:style-name="P515" text:outline-level="3"><text:soft-page-break/>4.6.8<text:tab/><text:tab/>Hulks</text:h>
        <text:p text:style-name="P350"/>
        <text:p text:style-name="P345"><text:span text:style-name="T1">If it is required to encode a hulk, it must be done using the object class </text:span><text:span text:style-name="T4">HULKES</text:span><text:span text:style-name="T1">.</text:span></text:p>
        <text:p text:style-name="P350"/>
        <text:p text:style-name="P345"><text:span text:style-name="T1">Geo object:<text:tab/><text:tab/>Hulk (</text:span><text:span text:style-name="T4">HULKES</text:span><text:span text:style-name="T1">)</text:span></text:p>
        <text:p text:style-name="P350">Attributes:<text:tab/><text:tab/>CATHLK<text:tab/><text:tab/>COLOUR<text:tab/>COLPAT<text:tab/><text:tab/>CONDTN <text:tab/>CONRAD<text:tab/>CONVIS<text:tab/></text:p>
        <text:p text:style-name="P345"><text:span text:style-name="T1"><text:tab/><text:tab/><text:tab/><text:tab/><text:tab/></text:span><text:span text:style-name="T10">HORACC</text:span><text:span text:style-name="T1"><text:tab/>HORLEN<text:tab/><text:tab/>HORWID<text:tab/><text:tab/>NOBJNM<text:tab/><text:tab/>OBJNAM<text:tab/><text:tab/></text:span><text:span text:style-name="T10">VERACC</text:span><text:span text:style-name="T1"><text:tab/><text:tab/></text:span></text:p>
        <text:p text:style-name="P350"><text:tab/><text:tab/><text:tab/><text:tab/><text:tab/>VERLEN<text:tab/><text:tab/>INFORM<text:tab/><text:tab/>NINFOM</text:p>
        <text:p text:style-name="P17"/>
        <text:p text:style-name="P10">Remarks:</text:p>
        <text:list text:style-name="WW8Num54">
          <text:list-item>
            <text:p text:style-name="P171"><text:span text:style-name="T4">HULKES</text:span><text:span text:style-name="T1"> objects of type area are part of Group 1.</text:span></text:p>
          </text:list-item>
        </text:list>
        <text:p text:style-name="P10"/>
        <text:p text:style-name="P10"/>
        <text:h text:style-name="P515" text:outline-level="3">4.6.9<text:tab/><text:tab/>Dockside buildings and structures</text:h>
        <text:h text:style-name="P529" text:outline-level="4">4.6.9.1<text:tab/> Transit sheds and warehouses (see M4 - §328.1)</text:h>
        <text:p text:style-name="P10"/>
        <text:p text:style-name="P75"><text:span text:style-name="T1">If it is required to encode a transit shed or warehouse, it must be done using a </text:span><text:span text:style-name="T4">BUISGL</text:span><text:span text:style-name="T1"> object (see clause 4.8.15), with attributes FUNCTN = </text:span><text:span text:style-name="T3">15</text:span><text:span text:style-name="T1"> (transit shed/warehouse), and if it is required, OBJNAM = name or number of the shed.</text:span></text:p>
        <text:p text:style-name="P10"/>
        <text:h text:style-name="P529" text:outline-level="4">4.6.9.2<text:tab/> Timber yards (see M4 - §328.2)</text:h>
        <text:p text:style-name="P10"/>
        <text:p text:style-name="P75"><text:span text:style-name="T1">If it is required to encode a timber yard, it must be done using a </text:span><text:span text:style-name="T4">PRDARE</text:span><text:span text:style-name="T1"> object (see clause 4.8.13), with attribute CATPRA = </text:span><text:span text:style-name="T3">6</text:span><text:span text:style-name="T1"> (timber yard).</text:span></text:p>
        <text:p text:style-name="P10"/>
        <text:h text:style-name="P529" text:outline-level="4">4.6.9.3<text:tab/> Cranes (see M4 - §328.3)</text:h>
        <text:p text:style-name="P350"/>
        <text:p text:style-name="P75"><text:span text:style-name="T1">If it is required to encode a crane, it must be done using the object class </text:span><text:span text:style-name="T4">CRANES</text:span><text:span text:style-name="T1">.</text:span></text:p>
        <text:p text:style-name="P350"/>
        <text:p text:style-name="P345"><text:span text:style-name="T1">Geo object:<text:tab/><text:tab/>Crane (</text:span><text:span text:style-name="T4">CRANES</text:span><text:span text:style-name="T1">)</text:span></text:p>
        <text:p text:style-name="P350">Attributes:<text:tab/><text:tab/>CATCRN<text:tab/><text:tab/>COLOUR<text:tab/>COLPAT<text:tab/><text:tab/>CONDTN<text:tab/>CONRAD<text:tab/>CONVIS<text:tab/><text:tab/>HEIGHT</text:p>
        <text:p text:style-name="P369">LIFCAP<text:tab/><text:tab/>NOBJNM<text:tab/><text:tab/>OBJNAM</text:p>
        <text:p text:style-name="P396">ORIENT -<text:tab/>angular distance from true north to the axis of the crane’s jib (generally perpendicular to the wharf)</text:p>
        <text:p text:style-name="P369">RADIUS<text:tab/><text:tab/>STATUS</text:p>
        <text:p text:style-name="P369">VERACC -<text:tab/>applies only to VERCLR (not HEIGHT)</text:p>
        <text:p text:style-name="P369">VERCLR</text:p>
        <text:p text:style-name="P369">VERDAT -<text:tab/>applies only to VERCLR (not HEIGHT)</text:p>
        <text:p text:style-name="P373">VERLEN<text:tab/><text:tab/>INFORM<text:tab/><text:tab/>NINFOM</text:p>
        <text:p text:style-name="P10"/>
        <text:p text:style-name="P350">Remarks:</text:p>
        <text:list text:style-name="WW8Num131">
          <text:list-item>
            <text:p text:style-name="P304"><text:span text:style-name="T1">The position of a sheerleg or a travelling crane is defined as its resting position. <text:s/>If it is required to encode the track, it must be done using the object class </text:span><text:span text:style-name="T4">RAILWY</text:span><text:span text:style-name="T1"> (see clause 4.8.2).</text:span></text:p>
          </text:list-item>
        </text:list>
        <text:p text:style-name="P17"/>
        <text:p text:style-name="P10"><text:tab/><text:tab/><text:tab/></text:p>
        <text:h text:style-name="P525" text:outline-level="3">4.6.10<text:tab/> <text:tab/>Works in progress and projected (see M4 - §329)</text:h>
        <text:p text:style-name="P10"/>
        <text:p text:style-name="P75"><text:span text:style-name="T1">Features that are under construction or projected should be encoded in the same way as existing features (e.g. using </text:span><text:span text:style-name="T4">LNDARE</text:span><text:span text:style-name="T1">, </text:span><text:span text:style-name="T4">SLCONS</text:span><text:span text:style-name="T1">, </text:span><text:span text:style-name="T4">DRYDOC</text:span><text:span text:style-name="T1">, </text:span><text:span text:style-name="T4">PIPSOL</text:span><text:span text:style-name="T1"> objects), with the attributes:</text:span></text:p>
        <text:p text:style-name="P10"/>
        <text:p text:style-name="P372"><text:span text:style-name="T1">CONDTN -<text:tab/></text:span><text:span text:style-name="T3">1</text:span><text:span text:style-name="T1"> - under construction</text:span></text:p>
        <text:p text:style-name="P380"><text:span text:style-name="T3">3</text:span><text:span text:style-name="T1"> - under reclamation</text:span></text:p>
        <text:p text:style-name="P380"><text:span text:style-name="T3">5</text:span><text:span text:style-name="T1"> - planned construction</text:span></text:p>
        <text:p text:style-name="P374">SORDAT -<text:tab/>year or date of the information</text:p>
        <text:p text:style-name="P10"/>
        <text:p text:style-name="P75"><text:span text:style-name="T1">The coastline existing before the beginning of the works should remain encoded as a </text:span><text:span text:style-name="T4">COALNE</text:span><text:span text:style-name="T1"> or </text:span><text:span text:style-name="T4">SLCONS</text:span><text:span text:style-name="T1"> object until the completion of the works.</text:span></text:p>
        <text:p text:style-name="P10"/>
        <text:p text:style-name="P10"/>
        <text:h text:style-name="P506" text:outline-level="2">4.7<text:tab/><text:tab/>Natural features (see M4 - §350)</text:h>
        <text:p text:style-name="P10"/>
        <text:h text:style-name="P515" text:outline-level="3">4.7.1<text:tab/> <text:tab/>Natural sceneries</text:h>
        <text:p text:style-name="P10"/>
        <text:p text:style-name="P75"><text:span text:style-name="T1">If it is required to describe the natural scenery of the land, or to give the geographic name of an area on land, it should be encoded using the object class </text:span><text:span text:style-name="T4">LNDRGN</text:span><text:span text:style-name="T1">.</text:span></text:p>
        <text:p text:style-name="P10"/>
        <text:p text:style-name="P75"><text:span text:style-name="T1">Geo object:<text:tab/><text:tab/>Land region (</text:span><text:span text:style-name="T4">LNDRGN</text:span><text:span text:style-name="T1">)</text:span></text:p>
        <text:p text:style-name="P75"><text:span text:style-name="T1">Attributes:<text:tab/><text:tab/></text:span><text:span text:style-name="T5">CATLND</text:span><text:span text:style-name="T1"><text:tab/><text:tab/>NATQUA<text:tab/><text:tab/>NATSUR<text:tab/><text:tab/>NOBJNM<text:tab/><text:tab/></text:span><text:span text:style-name="T5">OBJNAM</text:span><text:span text:style-name="T1"><text:tab/><text:tab/>WATLEV<text:tab/><text:tab/>INFORM</text:span></text:p>
        <text:p text:style-name="P374">NINFOM</text:p>
        <text:p text:style-name="P10"/>
        <text:p text:style-name="P10">Remarks:</text:p>
        <text:list text:style-name="WW8Num158">
          <text:list-item>
            <text:p text:style-name="P253"><text:span text:style-name="T1"><text:tab/>This object class has a use similar to that of the object class </text:span><text:span text:style-name="T4">SEAARE</text:span><text:span text:style-name="T1"> (see clause 8), but for the land.</text:span></text:p>
          </text:list-item>
          <text:list-item>
            <text:p text:style-name="P172"><text:span text:style-name="T1">A </text:span><text:span text:style-name="T4">LNDRGN </text:span><text:span text:style-name="T1">area should be bounded, if possible, by existing lines used by other objects (e.g. </text:span><text:span text:style-name="T4">COALNE</text:span><text:span text:style-name="T1">). <text:s/>If necessary, however, this area may be bounded by other lines created to close the area, or to describe a new area.</text:span></text:p>
          </text:list-item>
          <text:list-item>
            <text:p text:style-name="P172"><text:span text:style-name="T1">For capes, points, peninsulas and other types of </text:span><text:span text:style-name="T4">LNDRGN</text:span><text:span text:style-name="T1"> where there is no specific value for the attribute CATLND, the generic term "Cape", "Point", "Peninsula", etc may be included on the attributes OBJNAM and NOBJNM.</text:span></text:p>
          </text:list-item>
          <text:list-item>
            <text:p text:style-name="P172"><text:span text:style-name="T4">LNDRGN</text:span><text:span text:style-name="T1"> objects of type area may overlap.</text:span></text:p>
          </text:list-item>
          <text:list-item>
            <text:p text:style-name="P172"><text:span text:style-name="T1">A </text:span><text:span text:style-name="T4">LNDRGN</text:span><text:span text:style-name="T1"> object of type area must be covered by objects from Group 1 (</text:span><text:span text:style-name="T4">LNDARE</text:span><text:span text:style-name="T1">, </text:span><text:span text:style-name="T4">DEPARE</text:span><text:span text:style-name="T1">, </text:span><text:span text:style-name="T4">UNSARE</text:span><text:span text:style-name="T1"> etc).</text:span></text:p>
          </text:list-item>
        </text:list>
        <text:p text:style-name="P10"/>
        <text:h text:style-name="P515" text:outline-level="3"/>
        <text:h text:style-name="P515" text:outline-level="3">4.7.2<text:tab/><text:tab/>Height contours, spot heights (see M4 - §351)</text:h>
        <text:p text:style-name="P10"/>
        <text:p text:style-name="P75"><text:span text:style-name="T1">If it is required to encode a height contour or spot height, it must be done using the object class </text:span><text:span text:style-name="T4">LNDELV</text:span><text:span text:style-name="T1">.</text:span></text:p>
        <text:p text:style-name="P10"/>
        <text:p text:style-name="P75"><text:span text:style-name="T1">Geo object:<text:tab/><text:tab/>Land elevation (</text:span><text:span text:style-name="T4">LNDELV</text:span><text:span text:style-name="T1">)</text:span></text:p>
        <text:p text:style-name="P75"><text:span text:style-name="T1">Attributes:<text:tab/><text:tab/>CONVIS<text:tab/><text:tab/></text:span><text:span text:style-name="T5">ELEVAT</text:span><text:span text:style-name="T1"><text:tab/><text:tab/>NOBJNM<text:tab/><text:tab/>OBJNAM<text:tab/><text:tab/></text:span><text:span text:style-name="T10">VERACC</text:span><text:span text:style-name="T1"><text:tab/><text:tab/></text:span><text:span text:style-name="T10">VERDAT<text:tab/></text:span><text:span text:style-name="T1"><text:tab/>INFORM<text:tab/><text:tab/><text:tab/><text:tab/><text:tab/>NINFOM</text:span></text:p>
        <text:p text:style-name="P10"/>
        <text:p text:style-name="P10">Height contours are associated with line spatial objects, whereas spot heights are associated with point spatial objects.</text:p>
        <text:p text:style-name="P10"/>
        <text:p text:style-name="P75"><text:span text:style-name="T1">Spatial objects associated with approximate contours or spot heights should be encoded using the attribute QUAPOS</text:span><text:span text:style-name="T3"> = 4</text:span><text:span text:style-name="T1"> (approximate)</text:span><text:span text:style-name="T3">.</text:span></text:p>
        <text:p text:style-name="P10"/>
        <text:p text:style-name="P10"/>
        <text:h text:style-name="P515" text:outline-level="3"><text:soft-page-break/>4.7.3<text:tab/><text:tab/>Marsh (see M4 - §312.2)</text:h>
        <text:p text:style-name="P350"/>
        <text:p text:style-name="P345"><text:span text:style-name="T1">If it is required to encode a marshy area behind the coastline, it must be done using a </text:span><text:span text:style-name="T4">LNDRGN</text:span><text:span text:style-name="T1"> object, with attribute CATLND = </text:span><text:span text:style-name="T3">2</text:span><text:span text:style-name="T1"> (marsh).</text:span></text:p>
        <text:p text:style-name="P350"/>
        <text:p text:style-name="P345"><text:span text:style-name="T1">If the seaward edge of a marsh area is coincident with the coastline, the coastline should be encoded as a </text:span><text:span text:style-name="T4">COALNE</text:span><text:span text:style-name="T1"> object, with attribute CATCOA = </text:span><text:span text:style-name="T3">8</text:span><text:span text:style-name="T1"> (marshy shore), and the coastline’s spatial object should have the attribute QUAPOS = </text:span><text:span text:style-name="T3">4</text:span><text:span text:style-name="T1"> (approximate) for the visible coastline. </text:span></text:p>
        <text:p text:style-name="P17"/>
        <text:p text:style-name="P10"/>
        <text:h text:style-name="P515" text:outline-level="3">4.7.4<text:tab/><text:tab/>Dunes, sand hills (see M4 - §312.3)</text:h>
        <text:p text:style-name="P350"/>
        <text:p text:style-name="P345"><text:span text:style-name="T1">If it is required to encode a dune or sand hill, it must be done using the object class </text:span><text:span text:style-name="T4">SLOGRD</text:span><text:span text:style-name="T1">.</text:span></text:p>
        <text:p text:style-name="P350"/>
        <text:p text:style-name="P345"><text:span text:style-name="T1">Geo object:<text:tab/><text:tab/>Sloping ground (</text:span><text:span text:style-name="T4">SLOGRD</text:span><text:span text:style-name="T1">)</text:span></text:p>
        <text:p text:style-name="P345"><text:span text:style-name="T1">Attributes:<text:tab/><text:tab/>CATSLO -<text:tab/></text:span><text:span text:style-name="T3">3 </text:span><text:span text:style-name="T1">- dune</text:span></text:p>
        <text:p text:style-name="P383"><text:span text:style-name="T3">4</text:span><text:span text:style-name="T1"> - hill</text:span></text:p>
        <text:p text:style-name="P368"><text:span text:style-name="T1">COLOUR<text:tab/>CONRAD<text:tab/>CONVIS<text:tab/><text:tab/></text:span><text:span text:style-name="T10">NATCON<text:tab/></text:span><text:span text:style-name="T1"><text:tab/></text:span><text:span text:style-name="T10">NATQUA</text:span><text:span text:style-name="T1"><text:tab/><text:tab/>NATSUR<text:tab/></text:span></text:p>
        <text:p text:style-name="P369">NOBJNM<text:tab/><text:tab/>OBJNAM<text:tab/><text:tab/>INFORM<text:tab/><text:tab/>NINFOM</text:p>
        <text:p text:style-name="P17"/>
        <text:p text:style-name="P75"><text:span text:style-name="T1">If these features are positioned along the coastline, a </text:span><text:span text:style-name="T4">COALNE</text:span><text:span text:style-name="T1"> object must also be created.</text:span></text:p>
        <text:p text:style-name="P10"/>
        <text:p text:style-name="P75"><text:span text:style-name="T1">If it is required to encode the height of one of these features, a </text:span><text:span text:style-name="T4">LNDELV</text:span><text:span text:style-name="T1"> object must also be created.</text:span></text:p>
        <text:p text:style-name="P10"/>
        <text:p text:style-name="P10"/>
        <text:h text:style-name="P515" text:outline-level="3">4.7.5<text:tab/><text:tab/>Cliffs (see M4 - §312.1)</text:h>
        <text:p text:style-name="P10"/>
        <text:p text:style-name="P75"><text:span text:style-name="T1">If it is required to encode a cliff, it must be done using a </text:span><text:span text:style-name="T4">SLOGRD</text:span><text:span text:style-name="T1"> object (see clause 4.7.4), with attribute CATSLO = </text:span><text:span text:style-name="T3">6</text:span><text:span text:style-name="T1"> (cliff) and / or using the object class </text:span><text:span text:style-name="T4">SLOTOP</text:span><text:span text:style-name="T1">.</text:span></text:p>
        <text:p text:style-name="P10"/>
        <text:p text:style-name="P75"><text:span text:style-name="T1">Geo object:<text:tab/><text:tab/>Slope topline (</text:span><text:span text:style-name="T4">SLOTOP</text:span><text:span text:style-name="T1">)</text:span></text:p>
        <text:p text:style-name="P75"><text:span text:style-name="T1">Attributes:<text:tab/><text:tab/>CATSLO -<text:tab/></text:span><text:span text:style-name="T3">6 </text:span><text:span text:style-name="T1">- cliff</text:span></text:p>
        <text:p text:style-name="P372"><text:span text:style-name="T1">COLOUR<text:tab/>CONRAD<text:tab/>CONVIS<text:tab/><text:tab/>ELEVAT<text:tab/><text:tab/></text:span><text:span text:style-name="T10">NATCON</text:span><text:span text:style-name="T1"><text:tab/><text:tab/></text:span><text:span text:style-name="T10">NATQUA<text:tab/></text:span></text:p>
        <text:p text:style-name="P372"><text:span text:style-name="T1">NATSUR<text:tab/><text:tab/>NOBJNM<text:tab/><text:tab/>OBJNAM<text:tab/><text:tab/></text:span><text:span text:style-name="T10">VERACC<text:tab/></text:span><text:span text:style-name="T1"><text:tab/></text:span><text:span text:style-name="T10">VERDAT<text:tab/></text:span><text:span text:style-name="T1"><text:tab/>INFORM<text:tab/><text:tab/>NINFOM</text:span></text:p>
        <text:p text:style-name="P10"/>
        <text:p text:style-name="P10">For example:</text:p>
        <text:p text:style-name="P75"><text:span text:style-name="T4">SLOGRD</text:span><text:span text:style-name="T1"> may be used at large scale to indicate the horizontal extent of the cliff.</text:span></text:p>
        <text:p text:style-name="P75"><text:span text:style-name="T4">SLOTOP</text:span><text:span text:style-name="T1"> should be used on its own to encode cliffs at small scale, or in conjunction with </text:span><text:span text:style-name="T4">SLOGRD</text:span><text:span text:style-name="T1"> to indicate the crest line of the cliff:</text:span></text:p>
        <text:list text:style-name="WW8Num182">
          <text:list-item>
            <text:p text:style-name="P267">when it is useful to know its elevation,</text:p>
          </text:list-item>
          <text:list-item>
            <text:p text:style-name="P267">to encode a cliff on land distant from the coastline.</text:p>
          </text:list-item>
        </text:list>
        <text:p text:style-name="P10"/>
        <text:p text:style-name="P10">Remarks:</text:p>
        <text:list text:style-name="WW8Num148">
          <text:list-item>
            <text:p text:style-name="P176"><text:span text:style-name="T1">When the cliff is coincident with the coastline, a </text:span><text:span text:style-name="T4">COALNE</text:span><text:span text:style-name="T1"> object, with attribute CATCOA = </text:span><text:span text:style-name="T3">1</text:span><text:span text:style-name="T1"> (steep coast) should be encoded, and there should be no </text:span><text:span text:style-name="T4">SLOTOP</text:span><text:span text:style-name="T1"> or </text:span><text:span text:style-name="T4">SLOGRD</text:span><text:span text:style-name="T1"> encoded.</text:span></text:p>
          </text:list-item>
        </text:list>
        <text:p text:style-name="P10"/>
        <text:p text:style-name="P10"/>
        <text:h text:style-name="P515" text:outline-level="3">4.7.6<text:tab/><text:tab/>Rivers (see M4 - §353)</text:h>
        <text:p text:style-name="P10"/>
        <text:p text:style-name="P75"><text:span text:style-name="T1">If it is required to encode a river, it must be done using the object class </text:span><text:span text:style-name="T4">RIVERS</text:span><text:span text:style-name="T1">.</text:span></text:p>
        <text:p text:style-name="P10"/>
        <text:p text:style-name="P75"><text:span text:style-name="T1">Geo object:<text:tab/><text:tab/>River (</text:span><text:span text:style-name="T4">RIVERS</text:span><text:span text:style-name="T1">)</text:span></text:p>
        <text:p text:style-name="Text_20_body">Attributes:<text:tab/><text:tab/>NOBJNM<text:tab/><text:tab/>OBJNAM<text:tab/></text:p>
        <text:p text:style-name="Text_20_body"><text:tab/><text:tab/><text:tab/><text:tab/><text:tab/>STATUS - <text:span text:style-name="T8"><text:tab/>5</text:span> - intermittent<text:tab/></text:p>
        <text:p text:style-name="Text_20_body"><text:tab/><text:tab/><text:tab/><text:tab/><text:tab/>INFORM<text:tab/><text:tab/>NINFOM</text:p>
        <text:p text:style-name="P10"><text:soft-page-break/>Remarks:</text:p>
        <text:list text:style-name="WW8Num91">
          <text:list-item>
            <text:p text:style-name="P177"><text:span text:style-name="T1">If the river is navigable at compilation scale, it must be encoded using the object classes </text:span><text:span text:style-name="T4">DEPARE</text:span><text:span text:style-name="T1"> or </text:span><text:span text:style-name="T4">DRGARE </text:span><text:span text:style-name="T1">(see clause 5.4.8), and the river banks must be encoded using the object classes </text:span><text:span text:style-name="T4">COALNE</text:span><text:span text:style-name="T1"> or </text:span><text:span text:style-name="T4">SLCONS</text:span><text:span text:style-name="T1">. <text:s/>The river must not be encoded as a </text:span><text:span text:style-name="T4">RIVERS</text:span><text:span text:style-name="T1"> object. <text:s/>If it is required to encode the name of the river, it must be done using a </text:span><text:span text:style-name="T4">SEAARE</text:span><text:span text:style-name="T1"> object with attribute CATSEA = </text:span><text:span text:style-name="T3">53</text:span><text:span text:style-name="T1"> (river). </text:span></text:p>
          </text:list-item>
          <text:list-item>
            <text:p text:style-name="P177"><text:span text:style-name="T1">If it is required to encode a river that is not navigable at compilation scale, it must be done using </text:span><text:span text:style-name="T4">RIVERS</text:span><text:span text:style-name="T1">,</text:span><text:span text:style-name="T4"> </text:span><text:span text:style-name="T1">covered by a </text:span><text:span text:style-name="T4">LNDARE</text:span><text:span text:style-name="T1"> or </text:span><text:span text:style-name="T4">UNSARE</text:span><text:span text:style-name="T1"> object. <text:s/>The name of the river should be encoded using the attribute OBJNAM on the </text:span><text:span text:style-name="T4">RIVERS</text:span><text:span text:style-name="T1"> object.</text:span></text:p>
          </text:list-item>
          <text:list-item>
            <text:p text:style-name="P177"><text:span text:style-name="T1">Use of the object class </text:span><text:span text:style-name="T4">RIVBNK</text:span><text:span text:style-name="T1"> is prohibited.</text:span></text:p>
          </text:list-item>
        </text:list>
        <text:p text:style-name="P10"/>
        <text:p text:style-name="P10"/>
        <text:h text:style-name="Heading_20_3" text:outline-level="3"><text:span text:style-name="T1">4.7.7<text:tab/><text:tab/>Rapids</text:span>,<text:span text:style-name="T1"> waterfalls (see M4 - §353.5)</text:span></text:h>
        <text:h text:style-name="P529" text:outline-level="4">4.7.7.1<text:tab/> Rapids</text:h>
        <text:p text:style-name="P350"/>
        <text:p text:style-name="P345"><text:span text:style-name="T1">If it is required to encode rapids within a river, it must be done using the object class </text:span><text:span text:style-name="T4">RAPIDS</text:span><text:span text:style-name="T1">.</text:span></text:p>
        <text:p text:style-name="P350"/>
        <text:p text:style-name="P345"><text:span text:style-name="T1">Geo object:<text:tab/><text:tab/>Rapids (</text:span><text:span text:style-name="T4">RAPIDS</text:span><text:span text:style-name="T1">)</text:span></text:p>
        <text:p text:style-name="P345"><text:span text:style-name="T1">Attributes:<text:tab/><text:tab/>NOBJNM<text:tab/><text:tab/>OBJNAM<text:tab/><text:tab/></text:span><text:span text:style-name="T10">VERACC</text:span><text:span text:style-name="T1"><text:tab/><text:tab/>VERLEN<text:tab/><text:tab/>INFORM<text:tab/><text:tab/>NINFOM</text:span></text:p>
        <text:p text:style-name="P17"/>
        <text:p text:style-name="P75"><text:span text:style-name="T1">The area covered by rapids must also be covered by a </text:span><text:span text:style-name="T4">RIVERS</text:span><text:span text:style-name="T1"> object, and a </text:span><text:span text:style-name="T4">LNDARE</text:span><text:span text:style-name="T1"> or </text:span><text:span text:style-name="T4">UNSARE</text:span><text:span text:style-name="T1"> object.</text:span></text:p>
        <text:p text:style-name="P10"/>
        <text:h text:style-name="P529" text:outline-level="4">4.7.7.2<text:tab/> Waterfalls</text:h>
        <text:p text:style-name="P10"/>
        <text:p text:style-name="P345"><text:span text:style-name="T1">If it is required to encode a waterfall within a river, it must be done using the object class </text:span><text:span text:style-name="T4">WATFAL</text:span><text:span text:style-name="T1">.</text:span></text:p>
        <text:p text:style-name="P10"/>
        <text:p text:style-name="P75"><text:span text:style-name="T1">Geo object:<text:tab/><text:tab/>Waterfall (</text:span><text:span text:style-name="T4">WATFAL</text:span><text:span text:style-name="T1">)</text:span></text:p>
        <text:p text:style-name="P75"><text:span text:style-name="T1">Attributes:<text:tab/><text:tab/>CONVIS<text:tab/><text:tab/>NOBJNM<text:tab/><text:tab/>OBJNAM<text:tab/><text:tab/></text:span><text:span text:style-name="T10">VERACC<text:tab/></text:span><text:span text:style-name="T1"><text:tab/>VERLEN<text:tab/><text:tab/>INFORM<text:tab/><text:tab/>NINFOM</text:span></text:p>
        <text:p text:style-name="P10"/>
        <text:p text:style-name="P75"><text:span text:style-name="T1">The area covered by a waterfall must also be covered by a </text:span><text:span text:style-name="T4">RIVERS</text:span><text:span text:style-name="T1"> object, and a </text:span><text:span text:style-name="T4">LNDARE</text:span><text:span text:style-name="T1"> or </text:span><text:span text:style-name="T4">UNSARE</text:span><text:span text:style-name="T1"> object.</text:span></text:p>
        <text:h text:style-name="P515" text:outline-level="3"/>
        <text:h text:style-name="P515" text:outline-level="3">4.7.8<text:tab/><text:tab/>Lakes (see M4 - §353.6)</text:h>
        <text:p text:style-name="P10"/>
        <text:p text:style-name="P75"><text:span text:style-name="T1">If it is required to encode a lake, it must be done using the object class </text:span><text:span text:style-name="T4">LAKARE</text:span><text:span text:style-name="T1">.</text:span></text:p>
        <text:p text:style-name="P10"/>
        <text:p text:style-name="P75"><text:span text:style-name="T1">Geo object:<text:tab/><text:tab/>Lake (</text:span><text:span text:style-name="T4">LAKARE</text:span><text:span text:style-name="T1">)</text:span></text:p>
        <text:p text:style-name="P75"><text:span text:style-name="T1">Attributes:<text:tab/><text:tab/>ELEVAT<text:tab/><text:tab/>NOBJNM<text:tab/><text:tab/>OBJNAM<text:tab/><text:tab/></text:span><text:span text:style-name="T10">VERACC<text:tab/></text:span><text:span text:style-name="T1"><text:tab/></text:span><text:span text:style-name="T10">VERDAT<text:tab/></text:span><text:span text:style-name="T1"><text:tab/>INFORM<text:tab/><text:tab/>NINFOM</text:span></text:p>
        <text:p text:style-name="P10"/>
        <text:p text:style-name="P10">Remarks:</text:p>
        <text:list text:style-name="WW8Num78">
          <text:list-item>
            <text:p text:style-name="P180"><text:span text:style-name="T1">If the lake is navigable at compilation scale, it must be encoded using the object classes </text:span><text:span text:style-name="T4">DEPARE</text:span><text:span text:style-name="T1"> or </text:span><text:span text:style-name="T4">DRGARE </text:span><text:span text:style-name="T1">(see clause 5.4.8), and the lake shore must be encoded using the object classes </text:span><text:span text:style-name="T4">COALNE</text:span><text:span text:style-name="T1"> or </text:span><text:span text:style-name="T4">SLCONS</text:span><text:span text:style-name="T1">. <text:s/>The lake must not be encoded as a </text:span><text:span text:style-name="T4">LAKARE</text:span><text:span text:style-name="T1"> object. <text:s/>If it is required to encode the name of the lake, it must be done using a </text:span><text:span text:style-name="T4">SEAARE</text:span><text:span text:style-name="T1"> object, with attribute CATSEA = </text:span><text:span text:style-name="T3">52</text:span><text:span text:style-name="T1"> (lake).</text:span></text:p>
          </text:list-item>
          <text:list-item>
            <text:p text:style-name="P180"><text:span text:style-name="T1">If it is required to encode a lake that is not navigable at compilation scale, it must be done using </text:span><text:span text:style-name="T4">LAKARE</text:span><text:span text:style-name="T1">,</text:span><text:span text:style-name="T4"> </text:span><text:span text:style-name="T1">covered by a </text:span><text:span text:style-name="T4">LNDARE</text:span><text:span text:style-name="T1"> or </text:span><text:span text:style-name="T4">UNSARE</text:span><text:span text:style-name="T1"> object. <text:s/>The name of the lake should be encoded using the attribute OBJNAM on the </text:span><text:span text:style-name="T4">LAKARE</text:span><text:span text:style-name="T1"> object.</text:span></text:p>
          </text:list-item>
          <text:list-item>
            <text:p text:style-name="P180"><text:span text:style-name="T1">Use of the object class </text:span><text:span text:style-name="T4">LAKSHR</text:span><text:span text:style-name="T1"> is prohibited.</text:span></text:p>
          </text:list-item>
        </text:list>
        <text:h text:style-name="P515" text:outline-level="3">4.7.9<text:tab/><text:tab/>Saltpans (see M4 - §353.7)</text:h>
        <text:p text:style-name="P10"/>
        <text:p text:style-name="P75"><text:soft-page-break/><text:span text:style-name="T1">If it is required to encode a saltpan area, it must be done using a </text:span><text:span text:style-name="T4">LNDRGN</text:span><text:span text:style-name="T1"> object, with attribute CATLND = </text:span><text:span text:style-name="T3">15</text:span><text:span text:style-name="T1"> (salt pan) covered by a </text:span><text:span text:style-name="T4">LNDARE</text:span><text:span text:style-name="T1"> object (i.e. the saltpan does not form a hole in the land area).</text:span></text:p>
        <text:p text:style-name="P10"/>
        <text:p text:style-name="P75"><text:span text:style-name="T1">If the seaward edge of an encoded saltpan area is coincident with the coastline, it should be encoded using a </text:span><text:span text:style-name="T4">COALNE</text:span><text:span text:style-name="T1"> object, with attribute CATCOA = </text:span><text:span text:style-name="T3">2</text:span><text:span text:style-name="T1"> (flat coast).</text:span></text:p>
        <text:p text:style-name="P10"/>
        <text:p text:style-name="P10"/>
        <text:h text:style-name="P515" text:outline-level="3">4.7.10<text:tab/> <text:tab/>Glaciers (see M4 - §353.8)</text:h>
        <text:p text:style-name="P10"/>
        <text:p text:style-name="P75"><text:span text:style-name="T1">If it is required to encode the portion of a glacier that is on land, it must be done using an </text:span><text:span text:style-name="T4">ICEARE</text:span><text:span text:style-name="T1"> object, with attribute CATICE = </text:span><text:span text:style-name="T3">5</text:span><text:span text:style-name="T1"> (glacier) covered by a </text:span><text:span text:style-name="T4">LNDARE</text:span><text:span text:style-name="T1"> object (i.e. the glacier does not form a hole in the land area).</text:span></text:p>
        <text:p text:style-name="P10"/>
        <text:p text:style-name="P75"><text:span text:style-name="T1">If the seaward edge of an encoded glacier is coincident with the coastline, this edge should be encoded using a </text:span><text:span text:style-name="T4">COALNE</text:span><text:span text:style-name="T1"> object, with attribute CATCOA = </text:span><text:span text:style-name="T3">6</text:span><text:span text:style-name="T1"> (glacier (seaward end)).</text:span></text:p>
        <text:p text:style-name="P10"/>
        <text:p text:style-name="P75"><text:span text:style-name="T4">ICEARE</text:span><text:span text:style-name="T1"> objects that are located in the sea must be covered by a </text:span><text:span text:style-name="T4">LNDARE</text:span><text:span text:style-name="T1"> or </text:span><text:span text:style-name="T4">UNSARE</text:span><text:span text:style-name="T1"> object, if the depth of water beneath them is unknown, or covered by a </text:span><text:span text:style-name="T4">DEPARE</text:span><text:span text:style-name="T1"> object, if the depth is known.</text:span></text:p>
        <text:p text:style-name="P10"/>
        <text:p text:style-name="P10"/>
        <text:h text:style-name="P515" text:outline-level="3">4.7.11<text:tab/> <text:tab/>Vegetation (see M4 - §312.4, §352.4 and §354)</text:h>
        <text:p text:style-name="P350"/>
        <text:p text:style-name="P345"><text:span text:style-name="T1">If it is required to encode vegetation, it must be done using the object class </text:span><text:span text:style-name="T4">VEGATN</text:span><text:span text:style-name="T1">.</text:span></text:p>
        <text:p text:style-name="P350"/>
        <text:p text:style-name="P345"><text:span text:style-name="T1">Geo object:<text:tab/><text:tab/>Vegetation (</text:span><text:span text:style-name="T4">VEGATN</text:span><text:span text:style-name="T1">)</text:span></text:p>
        <text:p text:style-name="P345"><text:span text:style-name="T1">Attributes:<text:tab/><text:tab/></text:span><text:span text:style-name="T5">CATVEG</text:span><text:span text:style-name="T1"><text:tab/><text:tab/>CONVIS<text:tab/><text:tab/>ELEVAT</text:span></text:p>
        <text:p text:style-name="P369">HEIGHT -<text:tab/>approximate altitude of the highest point of the top of the vegetation</text:p>
        <text:p text:style-name="P368"><text:span text:style-name="T1">NOBJNM<text:tab/><text:tab/>OBJNAM<text:tab/><text:tab/></text:span><text:span text:style-name="T10">VERACC<text:tab/></text:span><text:span text:style-name="T1"><text:tab/></text:span><text:span text:style-name="T10">VERDAT<text:tab/></text:span><text:span text:style-name="T1"><text:tab/>VERLEN<text:tab/><text:tab/>INFORM<text:tab/><text:tab/>NINFOM</text:span></text:p>
        <text:p text:style-name="P17"/>
        <text:p text:style-name="P345"><text:span text:style-name="T1">If it is required to encode an isolated tree used as a landmark, it must be done using a </text:span><text:span text:style-name="T4">VEGATN</text:span><text:span text:style-name="T1"> object, with attribute CATVEG = </text:span><text:span text:style-name="T3">13</text:span><text:span text:style-name="T1"> to </text:span><text:span text:style-name="T3">21</text:span><text:span text:style-name="T1">.</text:span></text:p>
        <text:p text:style-name="P350"/>
        <text:p text:style-name="P345"><text:span text:style-name="T1">If it is required to encode a mangrove area, it must be done using a </text:span><text:span text:style-name="T4">VEGATN</text:span><text:span text:style-name="T1"> object, with CATVEG = </text:span><text:span text:style-name="T3">7</text:span><text:span text:style-name="T1"> (mangroves).</text:span></text:p>
        <text:p text:style-name="P350"/>
        <text:p text:style-name="P345"><text:span text:style-name="T1">The seaward edge of an encoded mangrove area should be encoded using a </text:span><text:span text:style-name="T4">COALNE</text:span><text:span text:style-name="T1"> object, with attribute CATCOA = </text:span><text:span text:style-name="T3">7</text:span><text:span text:style-name="T1"> (mangrove), and the mangrove area’s spatial object should have the attribute QUAPOS =</text:span><text:span text:style-name="T3"> 4</text:span><text:span text:style-name="T1"> (approximate).</text:span></text:p>
        <text:p text:style-name="P17"/>
        <text:p text:style-name="P10"/>
        <text:h text:style-name="P515" text:outline-level="3">4.7.12<text:tab/> <text:tab/>Lava flow (see M4 - §355)</text:h>
        <text:p text:style-name="P10"/>
        <text:p text:style-name="P75"><text:span text:style-name="T1">If it is required to encode a lava flow, it must be done using a </text:span><text:span text:style-name="T4">LNDRGN</text:span><text:span text:style-name="T1"> object, with attribute CATLND = </text:span><text:span text:style-name="T3">14</text:span><text:span text:style-name="T1"> (lava flow).</text:span></text:p>
        <text:p text:style-name="P10"/>
        <text:p text:style-name="P10"/>
        <text:h text:style-name="P506" text:outline-level="2"><text:soft-page-break/>4.8<text:tab/><text:tab/>Artificial features</text:h>
        <text:p text:style-name="P350"/>
        <text:h text:style-name="P515" text:outline-level="3">4.8.1<text:tab/><text:tab/>Canals (see M4 - §361)</text:h>
        <text:p text:style-name="P350"/>
        <text:p text:style-name="P345"><text:span text:style-name="T1">If it is required to encode a canal, it must be done using the object class </text:span><text:span text:style-name="T4">CANALS</text:span><text:span text:style-name="T1">.</text:span></text:p>
        <text:p text:style-name="P350"/>
        <text:p text:style-name="P345"><text:span text:style-name="T1">Geo object:<text:tab/><text:tab/>Canal (</text:span><text:span text:style-name="T4">CANALS</text:span><text:span text:style-name="T1">)</text:span></text:p>
        <text:p text:style-name="P350">Attributes:<text:tab/><text:tab/>CATCAN<text:tab/><text:tab/>CONDTN<text:tab/>DATEND<text:tab/><text:tab/>DATSTA</text:p>
        <text:p text:style-name="P369">HORACC -<text:tab/>applies only to HORCLR</text:p>
        <text:p text:style-name="P373">HORCLR<text:tab/><text:tab/>HORWID<text:tab/><text:tab/>NOBJNM<text:tab/><text:tab/>OBJNAM<text:tab/><text:tab/>STATUS<text:tab/><text:tab/>INFORM<text:tab/><text:tab/>NINFOM</text:p>
        <text:p text:style-name="P10"/>
        <text:p text:style-name="P10">Remarks:</text:p>
        <text:list text:style-name="WW8Num123">
          <text:list-item>
            <text:p text:style-name="P183"><text:span text:style-name="T1">If the canal is navigable at compilation scale, it must be encoded using the object classes </text:span><text:span text:style-name="T4">DEPARE</text:span><text:span text:style-name="T1"> or </text:span><text:span text:style-name="T4">DRGARE </text:span><text:span text:style-name="T1">(see clause 5.4.8), and the canal banks must be encoded using the object classes </text:span><text:span text:style-name="T4">COALNE</text:span><text:span text:style-name="T1"> or </text:span><text:span text:style-name="T4">SLCONS</text:span><text:span text:style-name="T1">. <text:s/>The canal must not be encoded as a </text:span><text:span text:style-name="T4">CANALS</text:span><text:span text:style-name="T1"> object. <text:s/>If it is required to encode the name of the canal, it must be done using a </text:span><text:span text:style-name="T4">SEAARE</text:span><text:span text:style-name="T1"> object, with attribute CATSEA = </text:span><text:span text:style-name="T3">51</text:span><text:span text:style-name="T1"> (canal).</text:span></text:p>
          </text:list-item>
          <text:list-item>
            <text:p text:style-name="P183"><text:span text:style-name="T1">If it is required to encode a canal that is not navigable at compilation scale, it must be done using </text:span><text:span text:style-name="T4">CANALS</text:span><text:span text:style-name="T1">,</text:span><text:span text:style-name="T4"> </text:span><text:span text:style-name="T1">covered by a </text:span><text:span text:style-name="T4">LNDARE</text:span><text:span text:style-name="T1"> or </text:span><text:span text:style-name="T4">UNSARE</text:span><text:span text:style-name="T1"> object. <text:s/>The name of the canal should be encoded using the attribute OBJNAM on the </text:span><text:span text:style-name="T4">CANALS</text:span><text:span text:style-name="T1"> object.</text:span></text:p>
          </text:list-item>
          <text:list-item>
            <text:p text:style-name="P183"><text:span text:style-name="T1">Use of the object class </text:span><text:span text:style-name="T4">CANBNK</text:span><text:span text:style-name="T1"> is prohibited.</text:span></text:p>
          </text:list-item>
        </text:list>
        <text:p text:style-name="P10"/>
        <text:p text:style-name="P10"/>
        <text:h text:style-name="P515" text:outline-level="3">4.8.2<text:tab/><text:tab/>Railways (see M4 - §362)</text:h>
        <text:p text:style-name="P10"/>
        <text:p text:style-name="P345"><text:span text:style-name="T1">If it is required to encode a railway, it must be done using the object class </text:span><text:span text:style-name="T4">RAILWY</text:span><text:span text:style-name="T1">.</text:span></text:p>
        <text:p text:style-name="P10"/>
        <text:p text:style-name="P75"><text:span text:style-name="T1">Geo object:<text:tab/><text:tab/>Railway (</text:span><text:span text:style-name="T4">RAILWY</text:span><text:span text:style-name="T1">)</text:span></text:p>
        <text:p text:style-name="P75"><text:span text:style-name="T1">Attributes:<text:tab/><text:tab/>CONDTN<text:tab/>HEIGHT<text:tab/><text:tab/>NOBJNM<text:tab/><text:tab/>OBJNAM<text:tab/><text:tab/>STATUS<text:tab/><text:tab/></text:span><text:span text:style-name="T10">VERACC</text:span><text:span text:style-name="T1"> <text:tab/>INFORM<text:tab/><text:tab/><text:tab/><text:tab/><text:tab/>NINFOM</text:span></text:p>
        <text:p text:style-name="P10"/>
        <text:p text:style-name="P10">Remarks:</text:p>
        <text:list text:style-name="WW8Num56">
          <text:list-item>
            <text:p text:style-name="P186"><text:span text:style-name="T1">If it is required to encode a railway station, it must be done using a </text:span><text:span text:style-name="T4">BUISGL</text:span><text:span text:style-name="T1"> object, with attribute FUNCTN = </text:span><text:span text:style-name="T3">8</text:span><text:span text:style-name="T1"> (railway station).</text:span></text:p>
          </text:list-item>
        </text:list>
        <text:p text:style-name="P10"/>
        <text:p text:style-name="P10"/>
        <text:h text:style-name="P515" text:outline-level="3">4.8.3<text:tab/><text:tab/>Tunnels (see M4 - §363.1)</text:h>
        <text:p text:style-name="P350"/>
        <text:p text:style-name="P345"><text:span text:style-name="T1">If it is required to encode a tunnel, it must be done using the object class </text:span><text:span text:style-name="T4">TUNNEL</text:span><text:span text:style-name="T1">.</text:span></text:p>
        <text:p text:style-name="P350"/>
        <text:p text:style-name="P345"><text:span text:style-name="T1">Geo object:<text:tab/><text:tab/>Tunnel (</text:span><text:span text:style-name="T4">TUNNEL</text:span><text:span text:style-name="T1">)</text:span></text:p>
        <text:p text:style-name="P345"><text:span text:style-name="T1">Attributes:<text:tab/><text:tab/></text:span><text:span text:style-name="T10">BURDEP</text:span><text:span text:style-name="T1"><text:tab/><text:tab/>CONDTN</text:span></text:p>
        <text:p text:style-name="P369">HORACC -<text:tab/>applies only to HORCLR</text:p>
        <text:p text:style-name="P369">HORCLR<text:tab/><text:tab/>NOBJNM<text:tab/><text:tab/>OBJNAM<text:tab/><text:tab/></text:p>
        <text:p text:style-name="P369">VERACC<text:tab/> - <text:tab/>applies only to VERCLR</text:p>
        <text:p text:style-name="P369">VERCLR<text:tab/><text:tab/>STATUS<text:tab/></text:p>
        <text:p text:style-name="P369">INFORM<text:tab/><text:tab/>NINFOM</text:p>
        <text:p text:style-name="P369"/>
        <text:p text:style-name="P10">Remarks:</text:p>
        <text:list text:style-name="WW8Num50">
          <text:list-item>
            <text:p text:style-name="P187"><text:span text:style-name="T1">If there is a waterway inside the tunnel, and the waterway is navigable at compilation scale, it must be encoded as if it were a navigable canal (see clause 4.8.1), using the object classes </text:span><text:span text:style-name="T4">DEPARE</text:span><text:span text:style-name="T1"> or </text:span><text:span text:style-name="T4">DRGARE </text:span><text:span text:style-name="T1">in conjunction with the</text:span><text:span text:style-name="T4"> TUNNEL</text:span><text:span text:style-name="T1"> object. <text:s/>There must be no </text:span><text:span text:style-name="T4">LNDARE</text:span><text:span text:style-name="T1"> object in the area covering the waterway.</text:span></text:p>
          </text:list-item>
          <text:list-item>
            <text:p text:style-name="P187"><text:span text:style-name="T1">If it is required to encode a waterway inside a tunnel that is not navigable at compilation scale, it must be done using the object class </text:span><text:span text:style-name="T4">CANALS</text:span><text:span text:style-name="T1"> in conjunction with the </text:span><text:span text:style-name="T4">TUNNEL</text:span><text:span text:style-name="T1"> object. <text:s/>A </text:span><text:soft-page-break/><text:span text:style-name="T4">LNDARE</text:span><text:span text:style-name="T1"> object must cover the tunnel. <text:s/>The attributes HORACC, HORCLR, VERACC and VERCLR must not be encoded on the </text:span><text:span text:style-name="T4">TUNNEL</text:span><text:span text:style-name="T1"> object in this case.</text:span></text:p>
          </text:list-item>
          <text:list-item>
            <text:p text:style-name="P187"><text:span text:style-name="T1">If it is required to encode a tunnel that has no waterway inside it (but a railway, road etc), only the </text:span><text:span text:style-name="T4">TUNNEL</text:span><text:span text:style-name="T1"> object must be encoded (not the railway or the road), covered by </text:span><text:span text:style-name="T4">LNDARE</text:span><text:span text:style-name="T1">,</text:span><text:span text:style-name="T4"> DEPARE</text:span><text:span text:style-name="T1">,</text:span><text:span text:style-name="T4"> DRGARE</text:span><text:span text:style-name="T1"> or </text:span><text:span text:style-name="T4">UNSARE</text:span><text:span text:style-name="T1"> objects as appropriate.</text:span></text:p>
          </text:list-item>
        </text:list>
        <text:p text:style-name="P10"/>
        <text:p text:style-name="P10"/>
        <text:h text:style-name="P515" text:outline-level="3">4.8.4<text:tab/><text:tab/>Cuttings and embankments (see M4 - §363.2 and §364.1)</text:h>
        <text:p text:style-name="P350"/>
        <text:p text:style-name="P345"><text:span text:style-name="T1">If it is required to encode cuttings and embankments, this must be done in the same way as cliffs; using </text:span><text:span text:style-name="T4">SLOGRD</text:span><text:span text:style-name="T1"> and / or </text:span><text:span text:style-name="T4">SLOTOP</text:span><text:span text:style-name="T1"> objects (see clause 4.7.5), with attribute CATSLO = </text:span><text:span text:style-name="T3">1</text:span><text:span text:style-name="T1"> (cutting) or </text:span><text:span text:style-name="T3">2</text:span><text:span text:style-name="T1"> (embankment).</text:span></text:p>
        <text:p text:style-name="P17"/>
        <text:h text:style-name="P515" text:outline-level="3">4.8.5<text:tab/><text:tab/>Dams (see M4 - §364.2)</text:h>
        <text:p text:style-name="P350"/>
        <text:p text:style-name="P345"><text:span text:style-name="T1">If it is required to encode a dam, it must be done using the object class </text:span><text:span text:style-name="T4">DAMCON</text:span><text:span text:style-name="T1">.</text:span></text:p>
        <text:p text:style-name="P350"/>
        <text:p text:style-name="P345"><text:span text:style-name="T1">Geo object:<text:tab/><text:tab/>Dam (</text:span><text:span text:style-name="T4">DAMCON</text:span><text:span text:style-name="T1">)</text:span></text:p>
        <text:p text:style-name="P399"><text:span text:style-name="T1">Attributes:<text:tab/><text:tab/>CATDAM<text:tab/><text:tab/>COLOUR<text:tab/>COLPAT<text:tab/><text:tab/>CONDTN<text:tab/>CONRAD<text:tab/>CONVIS<text:tab/><text:tab/>DATEND<text:tab/><text:tab/><text:tab/><text:tab/><text:tab/>DATSTA<text:tab/><text:tab/>HEIGHT<text:tab/><text:tab/>NATCON<text:tab/><text:tab/>NOBJNM<text:tab/><text:tab/>OBJNAM<text:tab/><text:tab/></text:span><text:span text:style-name="T10">VERACC</text:span><text:span text:style-name="T1"><text:tab/><text:tab/></text:span><text:span text:style-name="T10">VERDAT</text:span><text:span text:style-name="T1"><text:tab/><text:tab/><text:tab/><text:tab/><text:tab/>VERLEN<text:tab/><text:tab/>INFORM<text:tab/><text:tab/>NINFOM</text:span></text:p>
        <text:p text:style-name="P17"/>
        <text:p text:style-name="Text_20_body">Remarks:</text:p>
        <text:list text:style-name="WW8Num60">
          <text:list-item>
            <text:p text:style-name="P190"><text:span text:style-name="T1">When a </text:span><text:span text:style-name="T4">DAMCON</text:span><text:span text:style-name="T1"> object is of type area, it must be covered by a </text:span><text:span text:style-name="T4">LNDARE</text:span><text:span text:style-name="T1"> object.</text:span></text:p>
          </text:list-item>
          <text:list-item>
            <text:p text:style-name="P190"><text:span text:style-name="T1">The geometry of the dam includes any gates. <text:s/>Gates should be encoded as separate </text:span><text:span text:style-name="T4">GATCON</text:span><text:span text:style-name="T1"> objects.</text:span></text:p>
          </text:list-item>
        </text:list>
        <text:p text:style-name="P10"/>
        <text:p text:style-name="P10"/>
        <text:h text:style-name="P515" text:outline-level="3">4.8.6<text:tab/><text:tab/>Flood barrages (see M4 - §326.7)</text:h>
        <text:p text:style-name="P10"/>
        <text:p text:style-name="P75"><text:span text:style-name="T1">If it is required to encode the fixed part of a flood barrage, and the flood barrage is inside an area which is navigable at compilation scale, it must be done using a </text:span><text:span text:style-name="T4">DAMCON</text:span><text:span text:style-name="T1"> object, with attribute CATDAM = </text:span><text:span text:style-name="T3">3</text:span><text:span text:style-name="T1"> (flood barrage), and must be covered by a </text:span><text:span text:style-name="T4">LNDARE </text:span><text:span text:style-name="T1">object</text:span><text:span text:style-name="Comment_20_Reference"><text:span text:style-name="T13"> </text:span></text:span><text:span text:style-name="T1">. <text:s/>If it is required to encode the opening part of the flood barrage, it must be done using a </text:span><text:span text:style-name="T4">GATCON</text:span><text:span text:style-name="T1"> object, with attribute CATGAT = </text:span><text:span text:style-name="T3">2</text:span><text:span text:style-name="T1"> (flood barrage gate), and must be covered by a </text:span><text:span text:style-name="T4">DEPARE </text:span><text:span text:style-name="T1">object</text:span><text:span text:style-name="Comment_20_Reference"><text:span text:style-name="T13"> </text:span></text:span><text:span text:style-name="T1">.</text:span></text:p>
        <text:p text:style-name="P10"/>
        <text:p text:style-name="P75"><text:span text:style-name="T1">When an encoded flood barrage is inside an area that is not navigable at compilation scale, the gates need not be encoded. <text:s/>In this case, the </text:span><text:span text:style-name="T4">DAMCON</text:span><text:span text:style-name="T1"> object must go all the way across the river or lake.</text:span></text:p>
        <text:p text:style-name="P10"/>
        <text:p text:style-name="P10"/>
        <text:h text:style-name="P515" text:outline-level="3">4.8.7<text:tab/><text:tab/>Dykes (see M4 - §313.1)</text:h>
        <text:p text:style-name="P10"/>
        <text:p text:style-name="P75"><text:span text:style-name="T1">If it is required to encode a dyke, it must be done using the object class </text:span><text:span text:style-name="T4">DYKCON</text:span><text:span text:style-name="T1">.</text:span></text:p>
        <text:p text:style-name="P10"><text:s/></text:p>
        <text:p text:style-name="P75"><text:span text:style-name="T1">Geo object:<text:tab/><text:tab/>Dyke (</text:span><text:span text:style-name="T4">DYKCON</text:span><text:span text:style-name="T1">)</text:span></text:p>
        <text:p text:style-name="P403"><text:span text:style-name="T1">Attributes:<text:tab/><text:tab/>CONDTN<text:tab/>CONRAD<text:tab/>DATEND<text:tab/><text:tab/>DATSTA<text:tab/><text:tab/>HEIGHT<text:tab/><text:tab/>NATCON<text:tab/><text:tab/></text:span><text:span text:style-name="T10">VERACC</text:span><text:span text:style-name="T1"><text:tab/><text:tab/><text:tab/><text:tab/><text:tab/></text:span><text:span text:style-name="T10">VERDAT</text:span><text:span text:style-name="T1"><text:tab/><text:tab/>VERLEN<text:tab/><text:tab/>INFORM<text:tab/><text:tab/>NINFOM</text:span></text:p>
        <text:p text:style-name="P10"/>
        <text:p text:style-name="Text_20_body">Remarks:</text:p>
        <text:list text:style-name="WW8Num81">
          <text:list-item>
            <text:p text:style-name="P192"><text:span text:style-name="T1">If it is required to encode a dyke whose seaward edge is coincident with the coastline, it must be done using </text:span><text:span text:style-name="T4">DYKCON</text:span><text:span text:style-name="T1">, and with a </text:span><text:span text:style-name="T4">SLCONS </text:span><text:span text:style-name="T1">object of type line along its seaward edge, with no value populated for attribute CATSLC.</text:span></text:p>
          </text:list-item>
          <text:list-item>
            <text:p text:style-name="P192"><text:span text:style-name="T1">When a </text:span><text:span text:style-name="T4">DYKCON</text:span><text:span text:style-name="T1"> object is of type area, it must be covered by a </text:span><text:span text:style-name="T4">LNDARE </text:span><text:span text:style-name="T1">object.</text:span></text:p>
          </text:list-item>
          <text:list-item>
            <text:p text:style-name="P192"><text:span text:style-name="T1">At large compilation scales, the dyke crown (the topline of the dyke) may be encoded as a </text:span><text:span text:style-name="T4">SLOTOP </text:span><text:span text:style-name="T1">object, with attribute CATSLO = </text:span><text:span text:style-name="T3">2</text:span><text:span text:style-name="T1"> (embankment).</text:span></text:p>
          </text:list-item>
        </text:list>
        <text:h text:style-name="P515" text:outline-level="3"><text:soft-page-break/>4.8.8<text:tab/><text:tab/>Roads and tracks (see M4 - §365)</text:h>
        <text:p text:style-name="P350"/>
        <text:p text:style-name="P75"><text:span text:style-name="T1">If it is required to encode a road or track, it must be done using the object class </text:span><text:span text:style-name="T4">ROADWY</text:span><text:span text:style-name="T1">.</text:span></text:p>
        <text:p text:style-name="P350"/>
        <text:p text:style-name="P345"><text:span text:style-name="T1">Geo object:<text:tab/><text:tab/>Road <text:s/>(</text:span><text:span text:style-name="T4">ROADWY</text:span><text:span text:style-name="T1">)</text:span></text:p>
        <text:p text:style-name="P350">Attributes:<text:tab/><text:tab/>CATROD<text:tab/><text:tab/>CONDTN<text:tab/>NATCON<text:tab/><text:tab/>NOBJNM<text:tab/><text:tab/>OBJNAM<text:tab/><text:tab/>STATUS<text:tab/><text:tab/>INFORM</text:p>
        <text:p text:style-name="P369">NINFOM</text:p>
        <text:p text:style-name="P17"/>
        <text:p text:style-name="P10">Remarks:</text:p>
        <text:list text:style-name="WW8Num183">
          <text:list-item>
            <text:p text:style-name="P195"><text:span text:style-name="T1">Road crossings (attribute CATROD = </text:span><text:span text:style-name="T3">7</text:span><text:span text:style-name="T1">) should not be encoded.</text:span></text:p>
          </text:list-item>
        </text:list>
        <text:p text:style-name="P10"/>
        <text:p text:style-name="P10"/>
        <text:h text:style-name="P515" text:outline-level="3">4.8.9<text:tab/><text:tab/>Causeways</text:h>
        <text:p text:style-name="P350"/>
        <text:p text:style-name="P75"><text:span text:style-name="T1">If it is required to encode a causeway, it must be done using the object class </text:span><text:span text:style-name="T4">CAUSWY</text:span><text:span text:style-name="T1">.</text:span></text:p>
        <text:p text:style-name="P350"/>
        <text:p text:style-name="P345"><text:span text:style-name="T1">Geo object:<text:tab/><text:tab/>Causeway (</text:span><text:span text:style-name="T4">CAUSWY</text:span><text:span text:style-name="T1">)</text:span></text:p>
        <text:p text:style-name="P350">Attributes:<text:tab/><text:tab/>CONDTN<text:tab/>NATCON<text:tab/><text:tab/>NOBJNM<text:tab/><text:tab/>OBJNAM<text:tab/><text:tab/>STATUS<text:tab/><text:tab/>WATLEV<text:tab/><text:tab/>INFORM</text:p>
        <text:p text:style-name="P369">NINFOM</text:p>
        <text:p text:style-name="P17"/>
        <text:p text:style-name="P10"/>
        <text:h text:style-name="P515" text:outline-level="3">4.8.10<text:tab/> <text:tab/>Bridges (see M4 - §381)</text:h>
        <text:p text:style-name="P350"/>
        <text:p text:style-name="P75"><text:span text:style-name="T1">If it is required to encode a bridge, it must be done using the object class </text:span><text:span text:style-name="T4">BRIDGE</text:span><text:span text:style-name="T1">.</text:span></text:p>
        <text:p text:style-name="P10"/>
        <text:p text:style-name="P75"><text:span text:style-name="T1">Geo object:<text:tab/><text:tab/>Bridge (</text:span><text:span text:style-name="T4">BRIDGE</text:span><text:span text:style-name="T1">)</text:span></text:p>
        <text:p text:style-name="P75"><text:span text:style-name="T1">Attributes:<text:tab/><text:tab/></text:span><text:span text:style-name="T5">CATBRG</text:span><text:span text:style-name="T1"> -<text:tab/>mandatory over navigable waters</text:span></text:p>
        <text:p text:style-name="P10"><text:tab/><text:tab/><text:tab/><text:tab/><text:tab/>COLOUR<text:tab/>COLPAT<text:tab/><text:tab/>CONDTN<text:tab/>CONRAD<text:tab/>CONVIS<text:tab/><text:tab/>DATEND</text:p>
        <text:p text:style-name="P10"><text:tab/><text:tab/><text:tab/><text:tab/><text:tab/>DATSTA<text:tab/></text:p>
        <text:p text:style-name="P10"><text:tab/><text:tab/><text:tab/><text:tab/><text:tab/>HORACC -<text:tab/>applies only to HORCLR</text:p>
        <text:p text:style-name="P10"><text:tab/><text:tab/><text:tab/><text:tab/><text:tab/>HORCLR<text:tab/><text:tab/>NATCON<text:tab/><text:tab/>NOBJNM<text:tab/><text:tab/>OBJNAM</text:p>
        <text:p text:style-name="P10"><text:tab/><text:tab/><text:tab/><text:tab/><text:tab/>VERACC - <text:tab/>applies only to VERCCL, VERCLR, VERCOP</text:p>
        <text:p text:style-name="P75"><text:span text:style-name="T1"><text:tab/><text:tab/><text:tab/><text:tab/><text:tab/></text:span><text:span text:style-name="T5">VERCCL</text:span><text:span text:style-name="T1"> -<text:tab/>mandatory for opening bridges</text:span></text:p>
        <text:p text:style-name="P75"><text:span text:style-name="T1"><text:tab/><text:tab/><text:tab/><text:tab/><text:tab/></text:span><text:span text:style-name="T5">VERCLR</text:span><text:span text:style-name="T1"> -<text:tab/>mandatory for non-opening bridges<text:tab/></text:span></text:p>
        <text:p text:style-name="P368"><text:span text:style-name="T5">VERCOP</text:span><text:span text:style-name="T1"> -<text:tab/>mandatory for opening bridges with limited clearance </text:span></text:p>
        <text:p text:style-name="P369">VERDAT - <text:tab/>applies only to VERCCL, VERCLR, VERCOP</text:p>
        <text:p text:style-name="P369">INFORM<text:tab/><text:tab/>NINFOM</text:p>
        <text:p text:style-name="P369"/>
        <text:p text:style-name="Text_20_body">Remarks:</text:p>
        <text:list text:style-name="WW8Num129">
          <text:list-item>
            <text:p text:style-name="P196"><text:span text:style-name="T1">Water under a bridge must be encoded using the object class </text:span><text:span text:style-name="T4">DEPCNT</text:span><text:span text:style-name="T1"> and the object classes </text:span><text:span text:style-name="T4">DEPARE</text:span><text:span text:style-name="T1">, </text:span><text:span text:style-name="T4">DRGARE</text:span><text:span text:style-name="T1"> or </text:span><text:span text:style-name="T4">UNSARE</text:span><text:span text:style-name="T1"> if the waterway is navigable at compilation scale, or using the object classes </text:span><text:span text:style-name="T4">LNDARE</text:span><text:span text:style-name="T1"> or </text:span><text:span text:style-name="T4">UNSARE</text:span><text:span text:style-name="T1"> if the waterway is not navigable at compilation scale.</text:span></text:p>
          </text:list-item>
          <text:list-item>
            <text:p text:style-name="P196"><text:span text:style-name="T1">In navigable water, bridge supports must be encoded, where possible, using a </text:span><text:span text:style-name="T4">PYLONS</text:span><text:span text:style-name="T1"> object (see clause 4.8.18), with attribute CATPYL = </text:span><text:span text:style-name="T3">4 or 5</text:span><text:span text:style-name="T1">.</text:span></text:p>
          </text:list-item>
          <text:list-item>
            <text:p text:style-name="P269">It is not mandatory to encode roads or railways on bridges.</text:p>
          </text:list-item>
        </text:list>
        <text:p text:style-name="P10"/>
        <text:p text:style-name="P10"/>
        <text:h text:style-name="P524" text:outline-level="3"><text:span text:style-name="T1">4.8.11<text:tab/><text:tab/>Conveyors</text:span> <text:span text:style-name="T1">(see M4 - §382.3)</text:span></text:h>
        <text:h text:style-name="P515" text:outline-level="3"><text:s/></text:h>
        <text:p text:style-name="P75"><text:span text:style-name="T1">If it is required to encode a conveyor, it must be done using the object class </text:span><text:span text:style-name="T4">CONVYR</text:span><text:span text:style-name="T1">.</text:span></text:p>
        <text:p text:style-name="Standard"/>
        <text:p text:style-name="P75"><text:span text:style-name="T1">Geo object:<text:tab/><text:tab/>Conveyor (</text:span><text:span text:style-name="T4">CONVYR</text:span><text:span text:style-name="T1">)</text:span></text:p>
        <text:p text:style-name="P402">Attributes:<text:tab/><text:tab/>CATCON<text:tab/><text:tab/>COLOUR<text:tab/>COLPAT<text:tab/><text:tab/>CONDTN<text:tab/>CONRAD<text:tab/>CONVIS<text:tab/><text:tab/>DATEND</text:p>
        <text:p text:style-name="P374">DATSTA<text:tab/><text:tab/>HEIGHT<text:tab/><text:tab/>LIFCAP<text:tab/><text:tab/>NOBJNM<text:tab/><text:tab/>OBJNAM<text:tab/><text:tab/>PRODCT<text:tab/><text:tab/>STATUS</text:p>
        <text:p text:style-name="P374">VERACC - <text:tab/>applies only to VERCLR (not HEIGHT)</text:p>
        <text:p text:style-name="Text_20_body"><text:soft-page-break/><text:tab/><text:tab/><text:tab/><text:tab/><text:tab/>VERCLR -<text:tab/>mandatory over navigable waters</text:p>
        <text:p text:style-name="P374">VERDAT - <text:tab/>applies only to VERCLR (not HEIGHT)</text:p>
        <text:p text:style-name="P374">VERLEN<text:tab/><text:tab/>INFORM<text:tab/><text:tab/>NINFOM</text:p>
        <text:p text:style-name="P374"/>
        <text:p text:style-name="P10"/>
        <text:h text:style-name="P515" text:outline-level="3">4.8.12<text:tab/> <text:tab/>Airfields (see M4 - §366)</text:h>
        <text:p text:style-name="P350"/>
        <text:p text:style-name="P345"><text:span text:style-name="T1">At large scale, an airport should be encoded using a combination of the following objects: </text:span><text:span text:style-name="T4">AIRARE</text:span><text:span text:style-name="T1"> (area), </text:span><text:span text:style-name="T4">RUNWAY</text:span><text:span text:style-name="T1"> (area or line), </text:span><text:span text:style-name="T4">BUISGL</text:span><text:span text:style-name="T1"> (area or point) and </text:span><text:span text:style-name="T4">LNDMRK</text:span><text:span text:style-name="T1"> (area or point). <text:s/>At least one </text:span><text:span text:style-name="T4">AIRARE</text:span><text:span text:style-name="T1"> or </text:span><text:span text:style-name="T4">RUNWAY</text:span><text:span text:style-name="T1"> must be in this set of objects. <text:s/>Where it is necessary to establish a relationship between these objects, they should be associated using the collection object </text:span><text:span text:style-name="T4">C_ASSO</text:span><text:span text:style-name="T1"> (see clause 15). </text:span></text:p>
        <text:p text:style-name="P350"/>
        <text:p text:style-name="P345"><text:span text:style-name="T1">At small scale, an airport should be encoded as an </text:span><text:span text:style-name="T4">AIRARE</text:span><text:span text:style-name="T1"> of type point.</text:span></text:p>
        <text:p text:style-name="P17"/>
        <text:p text:style-name="P75"><text:span text:style-name="T1">Geo object:<text:tab/><text:tab/>Airport / airfield (</text:span><text:span text:style-name="T4">AIRARE</text:span><text:span text:style-name="T1">)</text:span></text:p>
        <text:p text:style-name="P75"><text:span text:style-name="T1">Attributes:<text:tab/><text:tab/>CATAIR<text:tab/><text:tab/>CONDTN<text:tab/></text:span><text:span text:style-name="T10">CONVIS</text:span><text:span text:style-name="T1"><text:tab/><text:tab/>NOBJNM<text:tab/><text:tab/>OBJNAM<text:tab/><text:tab/>STATUS<text:tab/><text:tab/>INFORM<text:tab/><text:tab/><text:tab/><text:tab/><text:tab/>NINFOM</text:span></text:p>
        <text:p text:style-name="P10"/>
        <text:p text:style-name="P75"><text:span text:style-name="T1">Geo object:<text:tab/><text:tab/>Runway (</text:span><text:span text:style-name="T4">RUNWAY</text:span><text:span text:style-name="T1">)</text:span></text:p>
        <text:p text:style-name="P401"><text:span text:style-name="T1">Attributes:<text:tab/><text:tab/>CATRUN<text:tab/><text:tab/>CONDTN<text:tab/></text:span><text:span text:style-name="T10">CONVIS</text:span><text:span text:style-name="T1"><text:tab/><text:tab/>NATCON<text:tab/><text:tab/>NOBJNM<text:tab/><text:tab/>OBJNAM<text:tab/><text:tab/>PEREND<text:tab/><text:tab/><text:tab/><text:tab/><text:tab/>PERSTA<text:tab/><text:tab/>STATUS<text:tab/><text:tab/>INFORM<text:tab/><text:tab/>NINFOM</text:span></text:p>
        <text:p text:style-name="P374"/>
        <text:p text:style-name="P350">Remarks:</text:p>
        <text:list text:style-name="WW8Num19">
          <text:list-item>
            <text:p text:style-name="P331">If individual buildings are visually conspicuous, they must be encoded as separate objects.</text:p>
          </text:list-item>
          <text:list-item>
            <text:p text:style-name="P331">Two or more crossing runways may be encoded as one area.</text:p>
          </text:list-item>
          <text:list-item>
            <text:p text:style-name="P305"><text:span text:style-name="T1">If it is required to encode the control tower, it must be done using a </text:span><text:span text:style-name="T4">LNDMRK</text:span><text:span text:style-name="T1"> object, with attributes FUNCTN = </text:span><text:span text:style-name="T3">39</text:span><text:span text:style-name="T1"> (control) and CATLMK = </text:span><text:span text:style-name="T3">17</text:span><text:span text:style-name="T1"> (tower). <text:s/>If it is required to encode other buildings, this must be done using the object class </text:span><text:span text:style-name="T4">BUISGL</text:span><text:span text:style-name="T1">.</text:span></text:p>
          </text:list-item>
          <text:list-item>
            <text:p text:style-name="P305"><text:span text:style-name="T1">If it is required to encode a seaplane landing area, it must be done using the object class </text:span><text:span text:style-name="T4">SPLARE</text:span><text:span text:style-name="T1"> (see clause 11.12).</text:span></text:p>
          </text:list-item>
        </text:list>
        <text:p text:style-name="P350"/>
        <text:p text:style-name="P17"/>
        <text:h text:style-name="P515" text:outline-level="3">4.8.13<text:tab/><text:tab/>Production and storage areas (see M4 - §367)</text:h>
        <text:p text:style-name="P350"/>
        <text:p text:style-name="P75"><text:span text:style-name="T1">If it is required to encode production or storage area, it must be done using the object class </text:span><text:span text:style-name="T4">PRDARE</text:span><text:span text:style-name="T1">.</text:span></text:p>
        <text:p text:style-name="P350"/>
        <text:p text:style-name="P345"><text:span text:style-name="T1">Geo object:<text:tab/><text:tab/>Production / storage area (</text:span><text:span text:style-name="T4">PRDARE</text:span><text:span text:style-name="T1">)</text:span></text:p>
        <text:p text:style-name="P345"><text:span text:style-name="T1">Attributes:<text:tab/><text:tab/></text:span><text:span text:style-name="T5">CATPRA</text:span><text:span text:style-name="T4"><text:tab/><text:tab/></text:span><text:span text:style-name="T1">CONDTN<text:tab/>CONRAD<text:tab/>CONVIS<text:tab/><text:tab/>DATEND<text:tab/><text:tab/>DATSTA<text:tab/><text:tab/></text:span></text:p>
        <text:p text:style-name="P345"><text:span text:style-name="T1"><text:tab/><text:tab/><text:tab/><text:tab/><text:tab/>ELEVAT<text:tab/><text:tab/>HEIGHT<text:tab/><text:tab/>NOBJNM<text:tab/><text:tab/>OBJNAM<text:tab/><text:tab/>PRODCT<text:tab/><text:tab/>STATUS<text:tab/><text:tab/><text:tab/><text:tab/><text:tab/><text:tab/><text:tab/><text:tab/><text:tab/></text:span><text:span text:style-name="T10">VERACC<text:tab/></text:span><text:span text:style-name="T1"><text:tab/></text:span><text:span text:style-name="T10">VERDAT</text:span><text:span text:style-name="T1"><text:tab/><text:tab/>VERLEN<text:tab/><text:tab/>INFORM<text:tab/><text:tab/>NINFOM</text:span></text:p>
        <text:p text:style-name="P17"/>
        <text:p text:style-name="P10">Remarks:</text:p>
        <text:list text:style-name="WW8Num84">
          <text:list-item>
            <text:p text:style-name="P198"><text:span text:style-name="T1">It there are individual buildings or equipment objects contained within this area, they should be encoded as separate objects such as </text:span><text:span text:style-name="T4">BUISGL</text:span><text:span text:style-name="T1">, </text:span><text:span text:style-name="T4">CRANES</text:span><text:span text:style-name="T1">, </text:span><text:span text:style-name="T4">LNDMRK</text:span><text:span text:style-name="T1"> or </text:span><text:span text:style-name="T4">SILTNK</text:span><text:span text:style-name="T1"> within the </text:span><text:span text:style-name="T4">PRDARE</text:span><text:span text:style-name="T1"> area object.</text:span></text:p>
          </text:list-item>
          <text:list-item>
            <text:p text:style-name="P198"><text:span text:style-name="T1">If visible from seaward, a quarry face should be encoded in a similar way to a cliff (see clause 4.7.5), with attribute CATSLO = </text:span><text:span text:style-name="T3">6</text:span><text:span text:style-name="T1"> (cliff).</text:span></text:p>
          </text:list-item>
        </text:list>
        <text:p text:style-name="P10"/>
        <text:p text:style-name="P10"/>
        <text:h text:style-name="P515" text:outline-level="3"><text:soft-page-break/>4.8.14<text:tab/><text:tab/>Built-up areas (see M4 - §370)</text:h>
        <text:p text:style-name="P350"/>
        <text:p text:style-name="P345"><text:span text:style-name="T1">If it is required to encode a built-up area, it must be done using the object class </text:span><text:span text:style-name="T4">BUAARE</text:span><text:span text:style-name="T1">.</text:span></text:p>
        <text:p text:style-name="P350"/>
        <text:p text:style-name="P345"><text:span text:style-name="T1">Geo object:<text:tab/><text:tab/>Built-up area (</text:span><text:span text:style-name="T4">BUAARE</text:span><text:span text:style-name="T1">)</text:span></text:p>
        <text:p text:style-name="P400">Attributes:<text:tab/><text:tab/>CATBUA<text:tab/><text:tab/>CONDTN<text:tab/>CONRAD<text:tab/>CONVIS<text:tab/><text:tab/>HEIGHT<text:tab/><text:tab/>NOBJNM<text:tab/><text:tab/>OBJNAM</text:p>
        <text:p text:style-name="P368"><text:span text:style-name="T10">VERACC</text:span><text:span text:style-name="T1"><text:tab/><text:tab/></text:span><text:span text:style-name="T10">VERDAT</text:span><text:span text:style-name="T1"><text:tab/><text:tab/>INFORM<text:tab/><text:tab/>NINFOM</text:span></text:p>
        <text:p text:style-name="P17"/>
        <text:p text:style-name="P350">Remarks:</text:p>
        <text:list text:style-name="WW8Num162">
          <text:list-item>
            <text:p text:style-name="P333">A built-up area crossed by line objects (e.g. roads, streets, railways) should not be divided into multiple objects, unless separate sections of the built-up area have at least one different attribute value.</text:p>
          </text:list-item>
          <text:list-item>
            <text:p text:style-name="P333">However, for presentation purposes, a built up area of type area crossed by a river or canal of type area must be divided into several objects, with the built-up area objects not overlapping the river or canal object. <text:s/>A built up area of type area should not overlap a lake, dock or lock basin object of type area. </text:p>
          </text:list-item>
          <text:list-item>
            <text:p text:style-name="P328"><text:span text:style-name="T1">Use of the object class </text:span><text:span text:style-name="T4">SQUARE</text:span><text:span text:style-name="T1"> is prohibited.</text:span></text:p>
          </text:list-item>
          <text:list-item>
            <text:p text:style-name="P123"><text:span text:style-name="T1">Several buildings or built-up areas may be referred to by the same settlement, village or town name on the source. <text:s/>In such cases, the individual buildings or built-up areas should be encoded as separate unnamed objects, using the object classes </text:span><text:span text:style-name="T4">BUISGL</text:span><text:span text:style-name="T1"> or </text:span><text:span text:style-name="T4">BUAARE</text:span><text:span text:style-name="T1">, and additionally, an </text:span><text:span text:style-name="T4">ADMARE</text:span><text:span text:style-name="T1"> object (see clause 14) covering the whole named area should be created with the name encoded using the attribute OBJNAM. <text:s/>The encoded </text:span><text:span text:style-name="T4">ADMARE</text:span><text:span text:style-name="T1"> object should also have the attribute JRSDTN = </text:span><text:span text:style-name="T3">3</text:span><text:span text:style-name="T1"> (national sub-division).</text:span></text:p>
          </text:list-item>
        </text:list>
        <text:p text:style-name="P10"/>
        <text:p text:style-name="P10"/>
        <text:h text:style-name="P515" text:outline-level="3">4.8.15<text:tab/><text:tab/>Buildings, landmarks, tanks, silos (see M4 - §370 to §378)</text:h>
        <text:p text:style-name="P10"/>
        <text:p text:style-name="P75"><text:span text:style-name="T1">If it is required to encode buildings, landmarks, tanks or silos, they must be done using the object classes </text:span><text:span text:style-name="T4">BUISGL</text:span><text:span text:style-name="T1">, </text:span><text:span text:style-name="T4">LNDMRK</text:span><text:span text:style-name="T1"> or </text:span><text:span text:style-name="T4">SILTNK</text:span><text:span text:style-name="T1">, depending on their shape and use. <text:s/>The following table describes the way to encode these objects. </text:span></text:p>
        <text:p text:style-name="P10"/>
        <text:p text:style-name="P75"><text:span text:style-name="T1">Geo object:<text:tab/><text:tab/>Building, single (</text:span><text:span text:style-name="T4">BUISGL</text:span><text:span text:style-name="T1">)</text:span></text:p>
        <text:p text:style-name="P10">Attributes:<text:tab/><text:tab/>BUISHP<text:tab/><text:tab/>COLOUR<text:tab/>COLPAT<text:tab/><text:tab/>CONDTN<text:tab/>CONRAD<text:tab/>CONVIS<text:tab/><text:tab/>ELEVAT</text:p>
        <text:p text:style-name="P404"><text:span text:style-name="T1">FUNCTN<text:tab/> <text:tab/>HEIGHT<text:tab/><text:tab/>NATCON<text:tab/><text:tab/>NOBJNM<text:tab/><text:tab/>OBJNAM<text:tab/><text:tab/>STATUS<text:tab/><text:tab/></text:span><text:span text:style-name="T10">VERACC</text:span></text:p>
        <text:p text:style-name="P372"><text:span text:style-name="T10">VERDAT</text:span><text:span text:style-name="T1"><text:tab/><text:tab/>VERLEN<text:tab/><text:tab/>INFORM<text:tab/><text:tab/>NINFOM</text:span></text:p>
        <text:p text:style-name="P10"/>
        <text:p text:style-name="P75"><text:span text:style-name="T1">Geo object:<text:tab/><text:tab/>Landmark (</text:span><text:span text:style-name="T4">LNDMRK</text:span><text:span text:style-name="T1">)</text:span></text:p>
        <text:p text:style-name="P75"><text:span text:style-name="T1">Attributes:<text:tab/><text:tab/></text:span><text:span text:style-name="T5">CATLMK<text:tab/></text:span><text:span text:style-name="T1"><text:tab/>COLOUR<text:tab/>COLPAT<text:tab/><text:tab/>CONDTN<text:tab/>CONRAD<text:tab/></text:span><text:span text:style-name="T5">CONVIS</text:span><text:span text:style-name="T1"><text:tab/><text:tab/>ELEVAT</text:span></text:p>
        <text:p text:style-name="P404"><text:span text:style-name="T1">HEIGHT<text:tab/><text:tab/>NATCON<text:tab/><text:tab/>NOBJNM<text:tab/><text:tab/>OBJNAM<text:tab/><text:tab/>STATUS<text:tab/><text:tab/>FUNCTN<text:tab/><text:tab/></text:span><text:span text:style-name="T10">VERACC</text:span></text:p>
        <text:p text:style-name="P372"><text:span text:style-name="T10">VERDAT</text:span><text:span text:style-name="T1"><text:tab/><text:tab/>VERLEN<text:tab/><text:tab/>INFORM<text:tab/><text:tab/>NINFOM</text:span></text:p>
        <text:p text:style-name="P374"/>
        <text:p text:style-name="P75"><text:span text:style-name="T1">Geo object:<text:tab/><text:tab/>Silo / tank (</text:span><text:span text:style-name="T4">SILTNK</text:span><text:span text:style-name="T1">)</text:span></text:p>
        <text:p text:style-name="P350">Attributes:<text:tab/><text:tab/>BUISHP<text:tab/><text:tab/>CATSIL<text:tab/><text:tab/>COLOUR<text:tab/>COLPAT<text:tab/><text:tab/>CONDTN<text:tab/>CONRAD<text:tab/>CONVIS</text:p>
        <text:p text:style-name="P369">ELEVAT<text:tab/><text:tab/>HEIGHT<text:tab/><text:tab/>NATCON<text:tab/><text:tab/>NOBJNM<text:tab/><text:tab/>OBJNAM<text:tab/><text:tab/>PRODCT<text:tab/><text:tab/>STATUS</text:p>
        <text:p text:style-name="P371"><text:span text:style-name="T10">VERACC</text:span><text:span text:style-name="T1"><text:tab/><text:tab/></text:span><text:span text:style-name="T10">VERDAT</text:span><text:span text:style-name="T1"><text:tab/><text:tab/>VERLEN<text:tab/><text:tab/>INFORM<text:tab/><text:tab/>NINFOM</text:span></text:p>
        <text:p text:style-name="P10"/>
        <text:p text:style-name="P10">In the following table, the symbol ‘/’ indicates that this attribute does not exist for that particular object class. <text:s/>A blank indicates that the encoder may choose a relevant value for the attribute. <text:s/>The table contains the most common examples of coding; other coding combinations are possible.</text:p>
        <text:p text:style-name="P10"/>
        <table:table table:name="Tableau2" table:style-name="Tableau2">
          <table:table-column table:style-name="Tableau2.A"/>
          <table:table-column table:style-name="Tableau2.B"/>
          <table:table-column table:style-name="Tableau2.C"/>
          <table:table-column table:style-name="Tableau2.D"/>
          <table:table-column table:style-name="Tableau2.E" table:number-columns-repeated="3"/>
          <table:table-column table:style-name="Tableau2.H"/>
          <table:table-header-rows>
            <table:table-row table:style-name="Tableau2.1">
              <table:table-cell table:style-name="Tableau2.A1" office:value-type="string">
                <text:p text:style-name="P45"/>
                <text:p text:style-name="P406">Feature</text:p>
              </table:table-cell>
              <table:table-cell table:style-name="Tableau2.B1" office:value-type="string">
                <text:p text:style-name="P51"/>
                <text:p text:style-name="P408">INT1</text:p>
              </table:table-cell>
              <table:table-cell table:style-name="Tableau2.B1" office:value-type="string">
                <text:p text:style-name="P51"/>
                <text:p text:style-name="P408">Object-class</text:p>
              </table:table-cell>
              <table:table-cell table:style-name="Tableau2.B1" office:value-type="string">
                <text:p text:style-name="P51"/>
                <text:p text:style-name="P408">FUNCTN</text:p>
              </table:table-cell>
              <table:table-cell table:style-name="Tableau2.B1" office:value-type="string">
                <text:p text:style-name="P51"/>
                <text:p text:style-name="P408">CATLMK</text:p>
              </table:table-cell>
              <table:table-cell table:style-name="Tableau2.B1" office:value-type="string">
                <text:p text:style-name="P51"/>
                <text:p text:style-name="P408">BUISHP</text:p>
              </table:table-cell>
              <table:table-cell table:style-name="Tableau2.B1" office:value-type="string">
                <text:p text:style-name="P51"/>
                <text:p text:style-name="P408">PRODCT</text:p>
              </table:table-cell>
              <table:table-cell table:style-name="Tableau2.H1" office:value-type="string">
                <text:p text:style-name="P51"/>
                <text:p text:style-name="P408">CATSIL</text:p>
              </table:table-cell>
            </table:table-row>
          </table:table-header-rows>
          <table:table-row table:style-name="Tableau2.1">
            <table:table-cell table:style-name="Tableau2.A2" office:value-type="string">
              <text:p text:style-name="P53"/>
              <text:p text:style-name="P414">Administrative</text:p>
            </table:table-cell>
            <table:table-cell table:style-name="Tableau2.A2" office:value-type="string">
              <text:p text:style-name="P45"/>
              <text:p text:style-name="P416">IG72</text:p>
            </table:table-cell>
            <table:table-cell table:style-name="Tableau2.A2" office:value-type="string">
              <text:p text:style-name="P45"/>
              <text:p text:style-name="P408">BUISGL</text:p>
            </table:table-cell>
            <table:table-cell table:style-name="Tableau2.A2" office:value-type="string">
              <text:p text:style-name="P45"/>
              <text:p text:style-name="P424">18</text:p>
            </table:table-cell>
            <table:table-cell table:style-name="Tableau2.A2" office:value-type="string">
              <text:p text:style-name="P57"/>
              <text:p text:style-name="P424">/</text:p>
            </table:table-cell>
            <table:table-cell table:style-name="Tableau2.A2" office:value-type="string">
              <text:p text:style-name="P57"/>
              <text:p text:style-name="P424"/>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ext:soft-page-break/>
          <table:table-row table:style-name="Tableau2.3">
            <table:table-cell table:style-name="Tableau2.A2" office:value-type="string">
              <text:p text:style-name="P57"/>
              <text:p text:style-name="P414">Bank office</text:p>
            </table:table-cell>
            <table:table-cell table:style-name="Tableau2.A2" office:value-type="string">
              <text:p text:style-name="P45"/>
              <text:p text:style-name="P416"/>
            </table:table-cell>
            <table:table-cell table:style-name="Tableau2.A2" office:value-type="string">
              <text:p text:style-name="P45"/>
              <text:p text:style-name="P408">BUISGL</text:p>
            </table:table-cell>
            <table:table-cell table:style-name="Tableau2.A2" office:value-type="string">
              <text:p text:style-name="P45"/>
              <text:p text:style-name="P424">13</text:p>
            </table:table-cell>
            <table:table-cell table:style-name="Tableau2.A2" office:value-type="string">
              <text:p text:style-name="P57"/>
              <text:p text:style-name="P424">/</text:p>
            </table:table-cell>
            <table:table-cell table:style-name="Tableau2.A2" office:value-type="string">
              <text:p text:style-name="P57"/>
              <text:p text:style-name="P424"/>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Buddhist temple</text:p>
            </table:table-cell>
            <table:table-cell table:style-name="Tableau2.A2" office:value-type="string">
              <text:p text:style-name="P45"/>
              <text:p text:style-name="P416">IE16</text:p>
            </table:table-cell>
            <table:table-cell table:style-name="Tableau2.A2" office:value-type="string">
              <text:p text:style-name="P45"/>
              <text:p text:style-name="P408">BUISGL</text:p>
            </table:table-cell>
            <table:table-cell table:style-name="Tableau2.A2" office:value-type="string">
              <text:p text:style-name="P45"/>
              <text:p text:style-name="P424">25</text:p>
            </table:table-cell>
            <table:table-cell table:style-name="Tableau2.A2" office:value-type="string">
              <text:p text:style-name="P57"/>
              <text:p text:style-name="P424">/</text:p>
            </table:table-cell>
            <table:table-cell table:style-name="Tableau2.A2" office:value-type="string">
              <text:p text:style-name="P57"/>
              <text:p text:style-name="P424"/>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Bus station</text:p>
            </table:table-cell>
            <table:table-cell table:style-name="Tableau2.A2" office:value-type="string">
              <text:p text:style-name="P45"/>
              <text:p text:style-name="P416"/>
            </table:table-cell>
            <table:table-cell table:style-name="Tableau2.A2" office:value-type="string">
              <text:p text:style-name="P45"/>
              <text:p text:style-name="P408">BUISGL</text:p>
            </table:table-cell>
            <table:table-cell table:style-name="Tableau2.A2" office:value-type="string">
              <text:p text:style-name="P45"/>
              <text:p text:style-name="P424">42</text:p>
            </table:table-cell>
            <table:table-cell table:style-name="Tableau2.A2" office:value-type="string">
              <text:p text:style-name="P45"/>
              <text:p text:style-name="P416">/</text:p>
            </table:table-cell>
            <table:table-cell table:style-name="Tableau2.A2" office:value-type="string">
              <text:p text:style-name="P45"/>
              <text:p text:style-name="P416"/>
            </table:table-cell>
            <table:table-cell table:style-name="Tableau2.A2" office:value-type="string">
              <text:p text:style-name="P45"/>
              <text:p text:style-name="P416">/</text:p>
            </table:table-cell>
            <table:table-cell table:style-name="Tableau2.H2" office:value-type="string">
              <text:p text:style-name="P45"/>
              <text:p text:style-name="P416">/</text:p>
            </table:table-cell>
          </table:table-row>
          <table:table-row table:style-name="Tableau2.1">
            <table:table-cell table:style-name="Tableau2.A2" office:value-type="string">
              <text:p text:style-name="P45"/>
              <text:p text:style-name="P414">Cairn</text:p>
            </table:table-cell>
            <table:table-cell table:style-name="Tableau2.A2" office:value-type="string">
              <text:p text:style-name="P45"/>
              <text:p text:style-name="P416">IQ100</text:p>
            </table:table-cell>
            <table:table-cell table:style-name="Tableau2.A2" office:value-type="string">
              <text:p text:style-name="P45"/>
              <text:p text:style-name="P408">LNDMRK</text:p>
            </table:table-cell>
            <table:table-cell table:style-name="Tableau2.A2" office:value-type="string">
              <text:p text:style-name="P45"/>
              <text:p text:style-name="P424">/</text:p>
            </table:table-cell>
            <table:table-cell table:style-name="Tableau2.A2" office:value-type="string">
              <text:p text:style-name="P57"/>
              <text:p text:style-name="P424">1</text:p>
            </table:table-cell>
            <table:table-cell table:style-name="Tableau2.A2" office:value-type="string">
              <text:p text:style-name="P57"/>
              <text:p text:style-name="P424">/</text:p>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Cemetery</text:p>
            </table:table-cell>
            <table:table-cell table:style-name="Tableau2.A2" office:value-type="string">
              <text:p text:style-name="P45"/>
              <text:p text:style-name="P416">IE19</text:p>
            </table:table-cell>
            <table:table-cell table:style-name="Tableau2.A2" office:value-type="string">
              <text:p text:style-name="P45"/>
              <text:p text:style-name="P408">LNDMRK</text:p>
            </table:table-cell>
            <table:table-cell table:style-name="Tableau2.A2" office:value-type="string">
              <text:p text:style-name="P45"/>
              <text:p text:style-name="P424"/>
            </table:table-cell>
            <table:table-cell table:style-name="Tableau2.A2" office:value-type="string">
              <text:p text:style-name="P57"/>
              <text:p text:style-name="P424">2</text:p>
            </table:table-cell>
            <table:table-cell table:style-name="Tableau2.A2" office:value-type="string">
              <text:p text:style-name="P57"/>
              <text:p text:style-name="P424">/</text:p>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Chapel</text:p>
            </table:table-cell>
            <table:table-cell table:style-name="Tableau2.A2" office:value-type="string">
              <text:p text:style-name="P45"/>
              <text:p text:style-name="P416">IE11</text:p>
            </table:table-cell>
            <table:table-cell table:style-name="Tableau2.A2" office:value-type="string">
              <text:p text:style-name="P45"/>
              <text:p text:style-name="P408">BUISGL</text:p>
            </table:table-cell>
            <table:table-cell table:style-name="Tableau2.A2" office:value-type="string">
              <text:p text:style-name="P45"/>
              <text:p text:style-name="P424">21</text:p>
            </table:table-cell>
            <table:table-cell table:style-name="Tableau2.A2" office:value-type="string">
              <text:p text:style-name="P57"/>
              <text:p text:style-name="P424">/</text:p>
            </table:table-cell>
            <table:table-cell table:style-name="Tableau2.A2" office:value-type="string">
              <text:p text:style-name="P57"/>
              <text:p text:style-name="P424"/>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Chimney</text:p>
            </table:table-cell>
            <table:table-cell table:style-name="Tableau2.A2" office:value-type="string">
              <text:p text:style-name="P45"/>
              <text:p text:style-name="P416">IE22</text:p>
            </table:table-cell>
            <table:table-cell table:style-name="Tableau2.A2" office:value-type="string">
              <text:p text:style-name="P45"/>
              <text:p text:style-name="P408">LNDMRK</text:p>
            </table:table-cell>
            <table:table-cell table:style-name="Tableau2.A2" office:value-type="string">
              <text:p text:style-name="P45"/>
              <text:p text:style-name="P424"/>
            </table:table-cell>
            <table:table-cell table:style-name="Tableau2.A2" office:value-type="string">
              <text:p text:style-name="P57"/>
              <text:p text:style-name="P424">3</text:p>
            </table:table-cell>
            <table:table-cell table:style-name="Tableau2.A2" office:value-type="string">
              <text:p text:style-name="P57"/>
              <text:p text:style-name="P424"/>
            </table:table-cell>
            <table:table-cell table:style-name="Tableau2.A2" office:value-type="string">
              <text:p text:style-name="P57"/>
              <text:p text:style-name="P424">/</text:p>
            </table:table-cell>
            <table:table-cell table:style-name="Tableau2.H2" office:value-type="string">
              <text:p text:style-name="P57"/>
              <text:p text:style-name="P424"/>
            </table:table-cell>
          </table:table-row>
          <table:table-row table:style-name="Tableau2.1">
            <table:table-cell table:style-name="Tableau2.A2" office:value-type="string">
              <text:p text:style-name="P57"/>
              <text:p text:style-name="P414">Church</text:p>
            </table:table-cell>
            <table:table-cell table:style-name="Tableau2.A2" office:value-type="string">
              <text:p text:style-name="P45"/>
              <text:p text:style-name="P416">IE10.1</text:p>
            </table:table-cell>
            <table:table-cell table:style-name="Tableau2.A2" office:value-type="string">
              <text:p text:style-name="P45"/>
              <text:p text:style-name="P408">BUISGL</text:p>
            </table:table-cell>
            <table:table-cell table:style-name="Tableau2.A2" office:value-type="string">
              <text:p text:style-name="P45"/>
              <text:p text:style-name="P424">20</text:p>
            </table:table-cell>
            <table:table-cell table:style-name="Tableau2.A2" office:value-type="string">
              <text:p text:style-name="P57"/>
              <text:p text:style-name="P424">/</text:p>
            </table:table-cell>
            <table:table-cell table:style-name="Tableau2.A2" office:value-type="string">
              <text:p text:style-name="P57"/>
              <text:p text:style-name="P424"/>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Church dome, Cupola</text:p>
            </table:table-cell>
            <table:table-cell table:style-name="Tableau2.A2" office:value-type="string">
              <text:p text:style-name="P45"/>
              <text:p text:style-name="P416">IE10.4</text:p>
            </table:table-cell>
            <table:table-cell table:style-name="Tableau2.A2" office:value-type="string">
              <text:p text:style-name="P45"/>
              <text:p text:style-name="P408">LNDMRK</text:p>
            </table:table-cell>
            <table:table-cell table:style-name="Tableau2.A2" office:value-type="string">
              <text:p text:style-name="P45"/>
              <text:p text:style-name="P424">20</text:p>
            </table:table-cell>
            <table:table-cell table:style-name="Tableau2.A2" office:value-type="string">
              <text:p text:style-name="P57"/>
              <text:p text:style-name="P424">15</text:p>
            </table:table-cell>
            <table:table-cell table:style-name="Tableau2.A2" office:value-type="string">
              <text:p text:style-name="P57"/>
              <text:p text:style-name="P424">/</text:p>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Church spire</text:p>
            </table:table-cell>
            <table:table-cell table:style-name="Tableau2.A2" office:value-type="string">
              <text:p text:style-name="P45"/>
              <text:p text:style-name="P416">IE10.3</text:p>
            </table:table-cell>
            <table:table-cell table:style-name="Tableau2.A2" office:value-type="string">
              <text:p text:style-name="P45"/>
              <text:p text:style-name="P408">LNDMRK</text:p>
            </table:table-cell>
            <table:table-cell table:style-name="Tableau2.A2" office:value-type="string">
              <text:p text:style-name="P45"/>
              <text:p text:style-name="P424">20</text:p>
            </table:table-cell>
            <table:table-cell table:style-name="Tableau2.A2" office:value-type="string">
              <text:p text:style-name="P57"/>
              <text:p text:style-name="P424">20</text:p>
            </table:table-cell>
            <table:table-cell table:style-name="Tableau2.A2" office:value-type="string">
              <text:p text:style-name="P57"/>
              <text:p text:style-name="P424">/</text:p>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Church tower</text:p>
            </table:table-cell>
            <table:table-cell table:style-name="Tableau2.A2" office:value-type="string">
              <text:p text:style-name="P45"/>
              <text:p text:style-name="P416">IE10.2</text:p>
            </table:table-cell>
            <table:table-cell table:style-name="Tableau2.A2" office:value-type="string">
              <text:p text:style-name="P45"/>
              <text:p text:style-name="P408">LNDMRK</text:p>
            </table:table-cell>
            <table:table-cell table:style-name="Tableau2.A2" office:value-type="string">
              <text:p text:style-name="P45"/>
              <text:p text:style-name="P424">20</text:p>
            </table:table-cell>
            <table:table-cell table:style-name="Tableau2.A2" office:value-type="string">
              <text:p text:style-name="P57"/>
              <text:p text:style-name="P424">17</text:p>
            </table:table-cell>
            <table:table-cell table:style-name="Tableau2.A2" office:value-type="string">
              <text:p text:style-name="P57"/>
              <text:p text:style-name="P424">/</text:p>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Clock tower</text:p>
            </table:table-cell>
            <table:table-cell table:style-name="Tableau2.A2" office:value-type="string">
              <text:p text:style-name="P45"/>
              <text:p text:style-name="P416"/>
            </table:table-cell>
            <table:table-cell table:style-name="Tableau2.A2" office:value-type="string">
              <text:p text:style-name="P45"/>
              <text:p text:style-name="P408">LNDMRK</text:p>
            </table:table-cell>
            <table:table-cell table:style-name="Tableau2.A2" office:value-type="string">
              <text:p text:style-name="P45"/>
              <text:p text:style-name="P424">38</text:p>
            </table:table-cell>
            <table:table-cell table:style-name="Tableau2.A2" office:value-type="string">
              <text:p text:style-name="P57"/>
              <text:p text:style-name="P424">17</text:p>
            </table:table-cell>
            <table:table-cell table:style-name="Tableau2.A2" office:value-type="string">
              <text:p text:style-name="P57"/>
              <text:p text:style-name="P424">/</text:p>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Column</text:p>
            </table:table-cell>
            <table:table-cell table:style-name="Tableau2.A2" office:value-type="string">
              <text:p text:style-name="P45"/>
              <text:p text:style-name="P416">IG66</text:p>
            </table:table-cell>
            <table:table-cell table:style-name="Tableau2.A2" office:value-type="string">
              <text:p text:style-name="P45"/>
              <text:p text:style-name="P408">LNDMRK</text:p>
            </table:table-cell>
            <table:table-cell table:style-name="Tableau2.A2" office:value-type="string">
              <text:p text:style-name="P45"/>
              <text:p text:style-name="P424">/</text:p>
            </table:table-cell>
            <table:table-cell table:style-name="Tableau2.A2" office:value-type="string">
              <text:p text:style-name="P57"/>
              <text:p text:style-name="P424">10</text:p>
            </table:table-cell>
            <table:table-cell table:style-name="Tableau2.A2" office:value-type="string">
              <text:p text:style-name="P57"/>
              <text:p text:style-name="P424">/</text:p>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Communication mast</text:p>
            </table:table-cell>
            <table:table-cell table:style-name="Tableau2.A2" office:value-type="string">
              <text:p text:style-name="P45"/>
              <text:p text:style-name="P416"/>
            </table:table-cell>
            <table:table-cell table:style-name="Tableau2.A2" office:value-type="string">
              <text:p text:style-name="P45"/>
              <text:p text:style-name="P408">LNDMRK</text:p>
            </table:table-cell>
            <table:table-cell table:style-name="Tableau2.A2" office:value-type="string">
              <text:p text:style-name="P45"/>
              <text:p text:style-name="P424">29</text:p>
            </table:table-cell>
            <table:table-cell table:style-name="Tableau2.A2" office:value-type="string">
              <text:p text:style-name="P57"/>
              <text:p text:style-name="P424">7</text:p>
            </table:table-cell>
            <table:table-cell table:style-name="Tableau2.A2" office:value-type="string">
              <text:p text:style-name="P57"/>
              <text:p text:style-name="P424">/</text:p>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Communication tower</text:p>
            </table:table-cell>
            <table:table-cell table:style-name="Tableau2.A2" office:value-type="string">
              <text:p text:style-name="P45"/>
              <text:p text:style-name="P416"/>
            </table:table-cell>
            <table:table-cell table:style-name="Tableau2.A2" office:value-type="string">
              <text:p text:style-name="P45"/>
              <text:p text:style-name="P408">LNDMRK</text:p>
            </table:table-cell>
            <table:table-cell table:style-name="Tableau2.A2" office:value-type="string">
              <text:p text:style-name="P45"/>
              <text:p text:style-name="P424">29</text:p>
            </table:table-cell>
            <table:table-cell table:style-name="Tableau2.A2" office:value-type="string">
              <text:p text:style-name="P57"/>
              <text:p text:style-name="P424">17</text:p>
            </table:table-cell>
            <table:table-cell table:style-name="Tableau2.A2" office:value-type="string">
              <text:p text:style-name="P57"/>
              <text:p text:style-name="P424">/</text:p>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Control tower</text:p>
            </table:table-cell>
            <table:table-cell table:style-name="Tableau2.A2" office:value-type="string">
              <text:p text:style-name="P45"/>
              <text:p text:style-name="P416"/>
            </table:table-cell>
            <table:table-cell table:style-name="Tableau2.A2" office:value-type="string">
              <text:p text:style-name="P45"/>
              <text:p text:style-name="P408">LNDMRK</text:p>
            </table:table-cell>
            <table:table-cell table:style-name="Tableau2.A2" office:value-type="string">
              <text:p text:style-name="P45"/>
              <text:p text:style-name="P424">39</text:p>
            </table:table-cell>
            <table:table-cell table:style-name="Tableau2.A2" office:value-type="string">
              <text:p text:style-name="P57"/>
              <text:p text:style-name="P424">17</text:p>
            </table:table-cell>
            <table:table-cell table:style-name="Tableau2.A2" office:value-type="string">
              <text:p text:style-name="P57"/>
              <text:p text:style-name="P424">/</text:p>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Cooling tower</text:p>
            </table:table-cell>
            <table:table-cell table:style-name="Tableau2.A2" office:value-type="string">
              <text:p text:style-name="P45"/>
              <text:p text:style-name="P416"/>
            </table:table-cell>
            <table:table-cell table:style-name="Tableau2.A2" office:value-type="string">
              <text:p text:style-name="P45"/>
              <text:p text:style-name="P408">LNDMRK</text:p>
            </table:table-cell>
            <table:table-cell table:style-name="Tableau2.A2" office:value-type="string">
              <text:p text:style-name="P45"/>
              <text:p text:style-name="P424">35</text:p>
            </table:table-cell>
            <table:table-cell table:style-name="Tableau2.A2" office:value-type="string">
              <text:p text:style-name="P57"/>
              <text:p text:style-name="P424">17</text:p>
            </table:table-cell>
            <table:table-cell table:style-name="Tableau2.A2" office:value-type="string">
              <text:p text:style-name="P57"/>
              <text:p text:style-name="P424">/</text:p>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Cross, Calvary</text:p>
            </table:table-cell>
            <table:table-cell table:style-name="Tableau2.A2" office:value-type="string">
              <text:p text:style-name="P45"/>
              <text:p text:style-name="P416">IE12</text:p>
            </table:table-cell>
            <table:table-cell table:style-name="Tableau2.A2" office:value-type="string">
              <text:p text:style-name="P45"/>
              <text:p text:style-name="P408">LNDMRK</text:p>
            </table:table-cell>
            <table:table-cell table:style-name="Tableau2.A2" office:value-type="string">
              <text:p text:style-name="P45"/>
              <text:p text:style-name="P424"/>
            </table:table-cell>
            <table:table-cell table:style-name="Tableau2.A2" office:value-type="string">
              <text:p text:style-name="P57"/>
              <text:p text:style-name="P424">14</text:p>
            </table:table-cell>
            <table:table-cell table:style-name="Tableau2.A2" office:value-type="string">
              <text:p text:style-name="P57"/>
              <text:p text:style-name="P424">/</text:p>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Custom office</text:p>
            </table:table-cell>
            <table:table-cell table:style-name="Tableau2.A2" office:value-type="string">
              <text:p text:style-name="P45"/>
              <text:p text:style-name="P416">IF61</text:p>
            </table:table-cell>
            <table:table-cell table:style-name="Tableau2.A2" office:value-type="string">
              <text:p text:style-name="P45"/>
              <text:p text:style-name="P408">BUISGL</text:p>
            </table:table-cell>
            <table:table-cell table:style-name="Tableau2.A2" office:value-type="string">
              <text:p text:style-name="P45"/>
              <text:p text:style-name="P424">3</text:p>
            </table:table-cell>
            <table:table-cell table:style-name="Tableau2.A2" office:value-type="string">
              <text:p text:style-name="P57"/>
              <text:p text:style-name="P424">/</text:p>
            </table:table-cell>
            <table:table-cell table:style-name="Tableau2.A2" office:value-type="string">
              <text:p text:style-name="P57"/>
              <text:p text:style-name="P424"/>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Dish aerial</text:p>
            </table:table-cell>
            <table:table-cell table:style-name="Tableau2.A2" office:value-type="string">
              <text:p text:style-name="P45"/>
              <text:p text:style-name="P416">IE31</text:p>
            </table:table-cell>
            <table:table-cell table:style-name="Tableau2.A2" office:value-type="string">
              <text:p text:style-name="P45"/>
              <text:p text:style-name="P408">LNDMRK</text:p>
            </table:table-cell>
            <table:table-cell table:style-name="Tableau2.A2" office:value-type="string">
              <text:p text:style-name="P45"/>
              <text:p text:style-name="P424"/>
            </table:table-cell>
            <table:table-cell table:style-name="Tableau2.A2" office:value-type="string">
              <text:p text:style-name="P57"/>
              <text:p text:style-name="P424">4</text:p>
            </table:table-cell>
            <table:table-cell table:style-name="Tableau2.A2" office:value-type="string">
              <text:p text:style-name="P57"/>
              <text:p text:style-name="P424">/</text:p>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Dome or cupola, part of a building</text:p>
            </table:table-cell>
            <table:table-cell table:style-name="Tableau2.A2" office:value-type="string">
              <text:p text:style-name="P45"/>
              <text:p text:style-name="P416"/>
            </table:table-cell>
            <table:table-cell table:style-name="Tableau2.A2" office:value-type="string">
              <text:p text:style-name="P45"/>
              <text:p text:style-name="P408">LNDMRK</text:p>
            </table:table-cell>
            <table:table-cell table:style-name="Tableau2.A2" office:value-type="string">
              <text:p text:style-name="P57"/>
              <text:p text:style-name="P424"/>
            </table:table-cell>
            <table:table-cell table:style-name="Tableau2.A2" office:value-type="string">
              <text:p text:style-name="P57"/>
              <text:p text:style-name="P424">15</text:p>
            </table:table-cell>
            <table:table-cell table:style-name="Tableau2.A2" office:value-type="string">
              <text:p text:style-name="P57"/>
              <text:p text:style-name="P424">/</text:p>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Educational facility</text:p>
            </table:table-cell>
            <table:table-cell table:style-name="Tableau2.A2" office:value-type="string">
              <text:p text:style-name="P45"/>
              <text:p text:style-name="P416"/>
            </table:table-cell>
            <table:table-cell table:style-name="Tableau2.A2" office:value-type="string">
              <text:p text:style-name="P45"/>
              <text:p text:style-name="P408">BUISGL</text:p>
            </table:table-cell>
            <table:table-cell table:style-name="Tableau2.A2" office:value-type="string">
              <text:p text:style-name="P45"/>
              <text:p text:style-name="P424">19</text:p>
            </table:table-cell>
            <table:table-cell table:style-name="Tableau2.A2" office:value-type="string">
              <text:p text:style-name="P57"/>
              <text:p text:style-name="P424">/</text:p>
            </table:table-cell>
            <table:table-cell table:style-name="Tableau2.A2" office:value-type="string">
              <text:p text:style-name="P57"/>
              <text:p text:style-name="P424"/>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Factory</text:p>
            </table:table-cell>
            <table:table-cell table:style-name="Tableau2.A2" office:value-type="string">
              <text:p text:style-name="P45"/>
              <text:p text:style-name="P416">IG80</text:p>
            </table:table-cell>
            <table:table-cell table:style-name="Tableau2.A2" office:value-type="string">
              <text:p text:style-name="P45"/>
              <text:p text:style-name="P434">BUISGL</text:p>
            </table:table-cell>
            <table:table-cell table:style-name="Tableau2.A2" office:value-type="string">
              <text:p text:style-name="P69"/>
              <text:p text:style-name="P435">16</text:p>
            </table:table-cell>
            <table:table-cell table:style-name="Tableau2.A2" office:value-type="string">
              <text:p text:style-name="P72"/>
              <text:p text:style-name="P435">/</text:p>
            </table:table-cell>
            <table:table-cell table:style-name="Tableau2.A2" office:value-type="string">
              <text:p text:style-name="P72"/>
              <text:p text:style-name="P435"/>
            </table:table-cell>
            <table:table-cell table:style-name="Tableau2.A2" office:value-type="string">
              <text:p text:style-name="P72"/>
              <text:p text:style-name="P435">/</text:p>
            </table:table-cell>
            <table:table-cell table:style-name="Tableau2.H2" office:value-type="string">
              <text:p text:style-name="P72"/>
              <text:p text:style-name="P435">/</text:p>
            </table:table-cell>
          </table:table-row>
          <table:table-row table:style-name="Tableau2.1">
            <table:table-cell table:style-name="Tableau2.A2" office:value-type="string">
              <text:p text:style-name="P72"/>
              <text:p text:style-name="P436">Flagstaff, Flagpole</text:p>
            </table:table-cell>
            <table:table-cell table:style-name="Tableau2.A2" office:value-type="string">
              <text:p text:style-name="P69"/>
              <text:p text:style-name="P416">IE27</text:p>
            </table:table-cell>
            <table:table-cell table:style-name="Tableau2.A2" office:value-type="string">
              <text:p text:style-name="P47"/>
              <text:p text:style-name="P408">LNDMRK</text:p>
            </table:table-cell>
            <table:table-cell table:style-name="Tableau2.A2" office:value-type="string">
              <text:p text:style-name="P45"/>
              <text:p text:style-name="P424"/>
            </table:table-cell>
            <table:table-cell table:style-name="Tableau2.A2" office:value-type="string">
              <text:p text:style-name="P57"/>
              <text:p text:style-name="P424">5</text:p>
            </table:table-cell>
            <table:table-cell table:style-name="Tableau2.A2" office:value-type="string">
              <text:p text:style-name="P57"/>
              <text:p text:style-name="P424">/</text:p>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Flare stack</text:p>
            </table:table-cell>
            <table:table-cell table:style-name="Tableau2.A2" office:value-type="string">
              <text:p text:style-name="P45"/>
              <text:p text:style-name="P416">IE23</text:p>
            </table:table-cell>
            <table:table-cell table:style-name="Tableau2.A2" office:value-type="string">
              <text:p text:style-name="P47"/>
              <text:p text:style-name="P408">LNDMRK</text:p>
            </table:table-cell>
            <table:table-cell table:style-name="Tableau2.A2" office:value-type="string">
              <text:p text:style-name="P45"/>
              <text:p text:style-name="P424"/>
            </table:table-cell>
            <table:table-cell table:style-name="Tableau2.A2" office:value-type="string">
              <text:p text:style-name="P57"/>
              <text:p text:style-name="P424">6</text:p>
            </table:table-cell>
            <table:table-cell table:style-name="Tableau2.A2" office:value-type="string">
              <text:p text:style-name="P57"/>
              <text:p text:style-name="P424">/</text:p>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Grain elevator</text:p>
            </table:table-cell>
            <table:table-cell table:style-name="Tableau2.A2" office:value-type="string">
              <text:p text:style-name="P45"/>
              <text:p text:style-name="P416"/>
            </table:table-cell>
            <table:table-cell table:style-name="Tableau2.A2" office:value-type="string">
              <text:p text:style-name="P47"/>
              <text:p text:style-name="P65">SILTNK</text:p>
            </table:table-cell>
            <table:table-cell table:style-name="Tableau2.A2" office:value-type="string">
              <text:p text:style-name="P45"/>
              <text:p text:style-name="P424">/</text:p>
            </table:table-cell>
            <table:table-cell table:style-name="Tableau2.A2" office:value-type="string">
              <text:p text:style-name="P57"/>
              <text:p text:style-name="P424">/</text:p>
            </table:table-cell>
            <table:table-cell table:style-name="Tableau2.A2" office:value-type="string">
              <text:p text:style-name="P57"/>
              <text:p text:style-name="P424"/>
            </table:table-cell>
            <table:table-cell table:style-name="Tableau2.A2" office:value-type="string">
              <text:p text:style-name="P57"/>
              <text:p text:style-name="P424">22</text:p>
            </table:table-cell>
            <table:table-cell table:style-name="Tableau2.H2" office:value-type="string">
              <text:p text:style-name="P57"/>
              <text:p text:style-name="P424">3</text:p>
            </table:table-cell>
          </table:table-row>
          <table:table-row table:style-name="Tableau2.1">
            <table:table-cell table:style-name="Tableau2.A2" office:value-type="string">
              <text:p text:style-name="P57"/>
              <text:p text:style-name="P414">Harbour-master’s office</text:p>
            </table:table-cell>
            <table:table-cell table:style-name="Tableau2.A2" office:value-type="string">
              <text:p text:style-name="P45"/>
              <text:p text:style-name="P416">IF60</text:p>
            </table:table-cell>
            <table:table-cell table:style-name="Tableau2.A2" office:value-type="string">
              <text:p text:style-name="P47"/>
              <text:p text:style-name="P65">BUISGL</text:p>
            </table:table-cell>
            <table:table-cell table:style-name="Tableau2.A2" office:value-type="string">
              <text:p text:style-name="P45"/>
              <text:p text:style-name="P424">2</text:p>
            </table:table-cell>
            <table:table-cell table:style-name="Tableau2.A2" office:value-type="string">
              <text:p text:style-name="P57"/>
              <text:p text:style-name="P424">/</text:p>
            </table:table-cell>
            <table:table-cell table:style-name="Tableau2.A2" office:value-type="string">
              <text:p text:style-name="P57"/>
              <text:p text:style-name="P424"/>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Headquarters for district control</text:p>
            </table:table-cell>
            <table:table-cell table:style-name="Tableau2.A2" office:value-type="string">
              <text:p text:style-name="P45"/>
              <text:p text:style-name="P416"/>
            </table:table-cell>
            <table:table-cell table:style-name="Tableau2.A2" office:value-type="string">
              <text:p text:style-name="P47"/>
              <text:p text:style-name="P408">BUISGL</text:p>
            </table:table-cell>
            <table:table-cell table:style-name="Tableau2.A2" office:value-type="string">
              <text:p text:style-name="P45"/>
              <text:p text:style-name="P424">14</text:p>
            </table:table-cell>
            <table:table-cell table:style-name="Tableau2.A2" office:value-type="string">
              <text:p text:style-name="P57"/>
              <text:p text:style-name="P424">/</text:p>
            </table:table-cell>
            <table:table-cell table:style-name="Tableau2.A2" office:value-type="string">
              <text:p text:style-name="P57"/>
              <text:p text:style-name="P424"/>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Health office</text:p>
            </table:table-cell>
            <table:table-cell table:style-name="Tableau2.A2" office:value-type="string">
              <text:p text:style-name="P45"/>
              <text:p text:style-name="P416">IF62.1</text:p>
            </table:table-cell>
            <table:table-cell table:style-name="Tableau2.A2" office:value-type="string">
              <text:p text:style-name="P47"/>
              <text:p text:style-name="P408">BUISGL</text:p>
            </table:table-cell>
            <table:table-cell table:style-name="Tableau2.A2" office:value-type="string">
              <text:p text:style-name="P45"/>
              <text:p text:style-name="P424">4</text:p>
            </table:table-cell>
            <table:table-cell table:style-name="Tableau2.A2" office:value-type="string">
              <text:p text:style-name="P57"/>
              <text:p text:style-name="P424">/</text:p>
            </table:table-cell>
            <table:table-cell table:style-name="Tableau2.A2" office:value-type="string">
              <text:p text:style-name="P57"/>
              <text:p text:style-name="P424"/>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Hospital</text:p>
            </table:table-cell>
            <table:table-cell table:style-name="Tableau2.A2" office:value-type="string">
              <text:p text:style-name="P45"/>
              <text:p text:style-name="P416">IF62.2</text:p>
            </table:table-cell>
            <table:table-cell table:style-name="Tableau2.A2" office:value-type="string">
              <text:p text:style-name="P47"/>
              <text:p text:style-name="P408">BUISGL</text:p>
            </table:table-cell>
            <table:table-cell table:style-name="Tableau2.A2" office:value-type="string">
              <text:p text:style-name="P45"/>
              <text:p text:style-name="P424">5</text:p>
            </table:table-cell>
            <table:table-cell table:style-name="Tableau2.A2" office:value-type="string">
              <text:p text:style-name="P57"/>
              <text:p text:style-name="P424">/</text:p>
            </table:table-cell>
            <table:table-cell table:style-name="Tableau2.A2" office:value-type="string">
              <text:p text:style-name="P57"/>
              <text:p text:style-name="P424"/>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Hotel</text:p>
            </table:table-cell>
            <table:table-cell table:style-name="Tableau2.A2" office:value-type="string">
              <text:p text:style-name="P45"/>
              <text:p text:style-name="P416">ID6</text:p>
            </table:table-cell>
            <table:table-cell table:style-name="Tableau2.A2" office:value-type="string">
              <text:p text:style-name="P47"/>
              <text:p text:style-name="P408">BUISGL</text:p>
            </table:table-cell>
            <table:table-cell table:style-name="Tableau2.A2" office:value-type="string">
              <text:p text:style-name="P45"/>
              <text:p text:style-name="P424">7</text:p>
            </table:table-cell>
            <table:table-cell table:style-name="Tableau2.A2" office:value-type="string">
              <text:p text:style-name="P57"/>
              <text:p text:style-name="P424">/</text:p>
            </table:table-cell>
            <table:table-cell table:style-name="Tableau2.A2" office:value-type="string">
              <text:p text:style-name="P57"/>
              <text:p text:style-name="P424"/>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34">
            <table:table-cell table:style-name="Tableau2.A2" office:value-type="string">
              <text:p text:style-name="P57"/>
              <text:p text:style-name="P414"><text:soft-page-break/>House, Building</text:p>
            </table:table-cell>
            <table:table-cell table:style-name="Tableau2.A2" office:value-type="string">
              <text:p text:style-name="P45"/>
              <text:p text:style-name="P416"><text:soft-page-break/>IG63</text:p>
            </table:table-cell>
            <table:table-cell table:style-name="Tableau2.A2" office:value-type="string">
              <text:p text:style-name="P47"/>
              <text:p text:style-name="P65"><text:soft-page-break/>BUISGL</text:p>
            </table:table-cell>
            <table:table-cell table:style-name="Tableau2.A2" office:value-type="string">
              <text:p text:style-name="P45"/>
              <text:p text:style-name="P424"><text:soft-page-break/></text:p>
            </table:table-cell>
            <table:table-cell table:style-name="Tableau2.A2" office:value-type="string">
              <text:p text:style-name="P57"/>
              <text:p text:style-name="P424"><text:soft-page-break/>/</text:p>
            </table:table-cell>
            <table:table-cell table:style-name="Tableau2.A2" office:value-type="string">
              <text:p text:style-name="P57"/>
              <text:p text:style-name="P424"><text:soft-page-break/></text:p>
            </table:table-cell>
            <table:table-cell table:style-name="Tableau2.A2" office:value-type="string">
              <text:p text:style-name="P57"/>
              <text:p text:style-name="P424"><text:soft-page-break/>/</text:p>
            </table:table-cell>
            <table:table-cell table:style-name="Tableau2.H2" office:value-type="string">
              <text:p text:style-name="P57"/>
              <text:p text:style-name="P424"><text:soft-page-break/>/</text:p>
            </table:table-cell>
          </table:table-row>
          <table:table-row table:style-name="Tableau2.34">
            <table:table-cell table:style-name="Tableau2.A35" office:value-type="string">
              <text:p text:style-name="P50">Large rock or boulder on land</text:p>
            </table:table-cell>
            <table:table-cell table:style-name="Tableau2.A35" office:value-type="string">
              <text:p text:style-name="P50"/>
              <text:p text:style-name="P49"/>
            </table:table-cell>
            <table:table-cell table:style-name="Tableau2.A35" office:value-type="string">
              <text:p text:style-name="P66">LNDMRK</text:p>
            </table:table-cell>
            <table:table-cell table:style-name="Tableau2.A35" office:value-type="string">
              <text:p text:style-name="P62">/</text:p>
            </table:table-cell>
            <table:table-cell table:style-name="Tableau2.A35" office:value-type="string">
              <text:p text:style-name="P62">21</text:p>
            </table:table-cell>
            <table:table-cell table:style-name="Tableau2.A35" office:value-type="string">
              <text:p text:style-name="P62">/</text:p>
            </table:table-cell>
            <table:table-cell table:style-name="Tableau2.A35" office:value-type="string">
              <text:p text:style-name="P62">/</text:p>
            </table:table-cell>
            <table:table-cell table:style-name="Tableau2.H35" office:value-type="string">
              <text:p text:style-name="P62">/</text:p>
            </table:table-cell>
          </table:table-row>
          <table:table-row table:style-name="Tableau2.1">
            <table:table-cell table:style-name="Tableau2.A2" office:value-type="string">
              <text:p text:style-name="P57"/>
              <text:p text:style-name="P414">Light house (tower)</text:p>
            </table:table-cell>
            <table:table-cell table:style-name="Tableau2.A2" office:value-type="string">
              <text:p text:style-name="P45"/>
              <text:p text:style-name="P416">IP1</text:p>
            </table:table-cell>
            <table:table-cell table:style-name="Tableau2.A2" office:value-type="string">
              <text:p text:style-name="P47"/>
              <text:p text:style-name="P408">LNDMRK</text:p>
            </table:table-cell>
            <table:table-cell table:style-name="Tableau2.A2" office:value-type="string">
              <text:p text:style-name="P45"/>
              <text:p text:style-name="P424">33</text:p>
            </table:table-cell>
            <table:table-cell table:style-name="Tableau2.A2" office:value-type="string">
              <text:p text:style-name="P57"/>
              <text:p text:style-name="P424">17</text:p>
            </table:table-cell>
            <table:table-cell table:style-name="Tableau2.A2" office:value-type="string">
              <text:p text:style-name="P57"/>
              <text:p text:style-name="P424">/</text:p>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Light house (other shapes)</text:p>
            </table:table-cell>
            <table:table-cell table:style-name="Tableau2.A2" office:value-type="string">
              <text:p text:style-name="P45"/>
              <text:p text:style-name="P416">IP1</text:p>
            </table:table-cell>
            <table:table-cell table:style-name="Tableau2.A2" office:value-type="string">
              <text:p text:style-name="P47"/>
              <text:p text:style-name="P408">BUISGL</text:p>
            </table:table-cell>
            <table:table-cell table:style-name="Tableau2.A2" office:value-type="string">
              <text:p text:style-name="P45"/>
              <text:p text:style-name="P424">33</text:p>
            </table:table-cell>
            <table:table-cell table:style-name="Tableau2.A2" office:value-type="string">
              <text:p text:style-name="P57"/>
              <text:p text:style-name="P424">/</text:p>
            </table:table-cell>
            <table:table-cell table:style-name="Tableau2.A2" office:value-type="string">
              <text:p text:style-name="P57"/>
              <text:p text:style-name="P424"/>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Lookout station in general</text:p>
            </table:table-cell>
            <table:table-cell table:style-name="Tableau2.A2" office:value-type="string">
              <text:p text:style-name="P45"/>
              <text:p text:style-name="P416">IG77</text:p>
            </table:table-cell>
            <table:table-cell table:style-name="Tableau2.A2" office:value-type="string">
              <text:p text:style-name="P47"/>
              <text:p text:style-name="P408">BUISGL</text:p>
            </table:table-cell>
            <table:table-cell table:style-name="Tableau2.A2" office:value-type="string">
              <text:p text:style-name="P45"/>
              <text:p text:style-name="P424">28</text:p>
            </table:table-cell>
            <table:table-cell table:style-name="Tableau2.A2" office:value-type="string">
              <text:p text:style-name="P57"/>
              <text:p text:style-name="P424">/</text:p>
            </table:table-cell>
            <table:table-cell table:style-name="Tableau2.A2" office:value-type="string">
              <text:p text:style-name="P57"/>
              <text:p text:style-name="P424"/>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Lookout tower</text:p>
            </table:table-cell>
            <table:table-cell table:style-name="Tableau2.A2" office:value-type="string">
              <text:p text:style-name="P45"/>
              <text:p text:style-name="P416"/>
            </table:table-cell>
            <table:table-cell table:style-name="Tableau2.A2" office:value-type="string">
              <text:p text:style-name="P47"/>
              <text:p text:style-name="P408">LNDMRK</text:p>
            </table:table-cell>
            <table:table-cell table:style-name="Tableau2.A2" office:value-type="string">
              <text:p text:style-name="P45"/>
              <text:p text:style-name="P424">28</text:p>
            </table:table-cell>
            <table:table-cell table:style-name="Tableau2.A2" office:value-type="string">
              <text:p text:style-name="P57"/>
              <text:p text:style-name="P424">17</text:p>
            </table:table-cell>
            <table:table-cell table:style-name="Tableau2.A2" office:value-type="string">
              <text:p text:style-name="P57"/>
              <text:p text:style-name="P424">/</text:p>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Marabout</text:p>
            </table:table-cell>
            <table:table-cell table:style-name="Tableau2.A2" office:value-type="string">
              <text:p text:style-name="P45"/>
              <text:p text:style-name="P416">IE18</text:p>
            </table:table-cell>
            <table:table-cell table:style-name="Tableau2.A2" office:value-type="string">
              <text:p text:style-name="P47"/>
              <text:p text:style-name="P408">BUISGL</text:p>
            </table:table-cell>
            <table:table-cell table:style-name="Tableau2.A2" office:value-type="string">
              <text:p text:style-name="P45"/>
              <text:p text:style-name="P424">27</text:p>
            </table:table-cell>
            <table:table-cell table:style-name="Tableau2.A2" office:value-type="string">
              <text:p text:style-name="P57"/>
              <text:p text:style-name="P424">/</text:p>
            </table:table-cell>
            <table:table-cell table:style-name="Tableau2.A2" office:value-type="string">
              <text:p text:style-name="P57"/>
              <text:p text:style-name="P424"/>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Mast in general</text:p>
            </table:table-cell>
            <table:table-cell table:style-name="Tableau2.A2" office:value-type="string">
              <text:p text:style-name="P45"/>
              <text:p text:style-name="P416">IG67</text:p>
            </table:table-cell>
            <table:table-cell table:style-name="Tableau2.A2" office:value-type="string">
              <text:p text:style-name="P47"/>
              <text:p text:style-name="P408">LNDMRK</text:p>
            </table:table-cell>
            <table:table-cell table:style-name="Tableau2.A2" office:value-type="string">
              <text:p text:style-name="P45"/>
              <text:p text:style-name="P424"/>
            </table:table-cell>
            <table:table-cell table:style-name="Tableau2.A2" office:value-type="string">
              <text:p text:style-name="P57"/>
              <text:p text:style-name="P424">7</text:p>
            </table:table-cell>
            <table:table-cell table:style-name="Tableau2.A2" office:value-type="string">
              <text:p text:style-name="P57"/>
              <text:p text:style-name="P424">/</text:p>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Memorial plaque</text:p>
            </table:table-cell>
            <table:table-cell table:style-name="Tableau2.A2" office:value-type="string">
              <text:p text:style-name="P45"/>
              <text:p text:style-name="P416"/>
            </table:table-cell>
            <table:table-cell table:style-name="Tableau2.A2" office:value-type="string">
              <text:p text:style-name="P47"/>
              <text:p text:style-name="P408">LNDMRK</text:p>
            </table:table-cell>
            <table:table-cell table:style-name="Tableau2.A2" office:value-type="string">
              <text:p text:style-name="P45"/>
              <text:p text:style-name="P424"/>
            </table:table-cell>
            <table:table-cell table:style-name="Tableau2.A2" office:value-type="string">
              <text:p text:style-name="P57"/>
              <text:p text:style-name="P424">11</text:p>
            </table:table-cell>
            <table:table-cell table:style-name="Tableau2.A2" office:value-type="string">
              <text:p text:style-name="P57"/>
              <text:p text:style-name="P424">/</text:p>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Microwave tower</text:p>
            </table:table-cell>
            <table:table-cell table:style-name="Tableau2.A2" office:value-type="string">
              <text:p text:style-name="P45"/>
              <text:p text:style-name="P416"/>
            </table:table-cell>
            <table:table-cell table:style-name="Tableau2.A2" office:value-type="string">
              <text:p text:style-name="P47"/>
              <text:p text:style-name="P434">LNDMRK</text:p>
            </table:table-cell>
            <table:table-cell table:style-name="Tableau2.A2" office:value-type="string">
              <text:p text:style-name="P69"/>
              <text:p text:style-name="P435">34</text:p>
            </table:table-cell>
            <table:table-cell table:style-name="Tableau2.A2" office:value-type="string">
              <text:p text:style-name="P72"/>
              <text:p text:style-name="P435">17</text:p>
            </table:table-cell>
            <table:table-cell table:style-name="Tableau2.A2" office:value-type="string">
              <text:p text:style-name="P72"/>
              <text:p text:style-name="P435">/</text:p>
            </table:table-cell>
            <table:table-cell table:style-name="Tableau2.A2" office:value-type="string">
              <text:p text:style-name="P72"/>
              <text:p text:style-name="P435">/</text:p>
            </table:table-cell>
            <table:table-cell table:style-name="Tableau2.H2" office:value-type="string">
              <text:p text:style-name="P72"/>
              <text:p text:style-name="P435">/</text:p>
            </table:table-cell>
          </table:table-row>
          <table:table-row table:style-name="Tableau2.1">
            <table:table-cell table:style-name="Tableau2.A2" office:value-type="string">
              <text:p text:style-name="P72"/>
              <text:p text:style-name="P436">Minaret</text:p>
            </table:table-cell>
            <table:table-cell table:style-name="Tableau2.A2" office:value-type="string">
              <text:p text:style-name="P69"/>
              <text:p text:style-name="P437">IE17</text:p>
            </table:table-cell>
            <table:table-cell table:style-name="Tableau2.A2" office:value-type="string">
              <text:p text:style-name="P70"/>
              <text:p text:style-name="P408">LNDMRK</text:p>
            </table:table-cell>
            <table:table-cell table:style-name="Tableau2.A2" office:value-type="string">
              <text:p text:style-name="P45"/>
              <text:p text:style-name="P424">26</text:p>
            </table:table-cell>
            <table:table-cell table:style-name="Tableau2.A2" office:value-type="string">
              <text:p text:style-name="P57"/>
              <text:p text:style-name="P424">20</text:p>
            </table:table-cell>
            <table:table-cell table:style-name="Tableau2.A2" office:value-type="string">
              <text:p text:style-name="P57"/>
              <text:p text:style-name="P424">/</text:p>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Monument</text:p>
            </table:table-cell>
            <table:table-cell table:style-name="Tableau2.A2" office:value-type="string">
              <text:p text:style-name="P45"/>
              <text:p text:style-name="P416">IE24</text:p>
            </table:table-cell>
            <table:table-cell table:style-name="Tableau2.A2" office:value-type="string">
              <text:p text:style-name="P47"/>
              <text:p text:style-name="P408">LNDMRK</text:p>
            </table:table-cell>
            <table:table-cell table:style-name="Tableau2.A2" office:value-type="string">
              <text:p text:style-name="P45"/>
              <text:p text:style-name="P424"/>
            </table:table-cell>
            <table:table-cell table:style-name="Tableau2.A2" office:value-type="string">
              <text:p text:style-name="P57"/>
              <text:p text:style-name="P424">9</text:p>
            </table:table-cell>
            <table:table-cell table:style-name="Tableau2.A2" office:value-type="string">
              <text:p text:style-name="P57"/>
              <text:p text:style-name="P424">/</text:p>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Mooring mast</text:p>
            </table:table-cell>
            <table:table-cell table:style-name="Tableau2.A2" office:value-type="string">
              <text:p text:style-name="P45"/>
              <text:p text:style-name="P416">IG69</text:p>
            </table:table-cell>
            <table:table-cell table:style-name="Tableau2.A2" office:value-type="string">
              <text:p text:style-name="P47"/>
              <text:p text:style-name="P408">LNDMRK</text:p>
            </table:table-cell>
            <table:table-cell table:style-name="Tableau2.A2" office:value-type="string">
              <text:p text:style-name="P45"/>
              <text:p text:style-name="P424">40</text:p>
            </table:table-cell>
            <table:table-cell table:style-name="Tableau2.A2" office:value-type="string">
              <text:p text:style-name="P57"/>
              <text:p text:style-name="P424">7</text:p>
            </table:table-cell>
            <table:table-cell table:style-name="Tableau2.A2" office:value-type="string">
              <text:p text:style-name="P57"/>
              <text:p text:style-name="P424">/</text:p>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Mosque</text:p>
            </table:table-cell>
            <table:table-cell table:style-name="Tableau2.A2" office:value-type="string">
              <text:p text:style-name="P45"/>
              <text:p text:style-name="P416">IE17</text:p>
            </table:table-cell>
            <table:table-cell table:style-name="Tableau2.A2" office:value-type="string">
              <text:p text:style-name="P47"/>
              <text:p text:style-name="P408">BUISGL</text:p>
            </table:table-cell>
            <table:table-cell table:style-name="Tableau2.A2" office:value-type="string">
              <text:p text:style-name="P45"/>
              <text:p text:style-name="P424">26</text:p>
            </table:table-cell>
            <table:table-cell table:style-name="Tableau2.A2" office:value-type="string">
              <text:p text:style-name="P57"/>
              <text:p text:style-name="P424">/</text:p>
            </table:table-cell>
            <table:table-cell table:style-name="Tableau2.A2" office:value-type="string">
              <text:p text:style-name="P57"/>
              <text:p text:style-name="P424"/>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Obelisk</text:p>
            </table:table-cell>
            <table:table-cell table:style-name="Tableau2.A2" office:value-type="string">
              <text:p text:style-name="P45"/>
              <text:p text:style-name="P416"/>
            </table:table-cell>
            <table:table-cell table:style-name="Tableau2.A2" office:value-type="string">
              <text:p text:style-name="P47"/>
              <text:p text:style-name="P408">LNDMRK</text:p>
            </table:table-cell>
            <table:table-cell table:style-name="Tableau2.A2" office:value-type="string">
              <text:p text:style-name="P45"/>
              <text:p text:style-name="P424">/</text:p>
            </table:table-cell>
            <table:table-cell table:style-name="Tableau2.A2" office:value-type="string">
              <text:p text:style-name="P57"/>
              <text:p text:style-name="P424">12</text:p>
            </table:table-cell>
            <table:table-cell table:style-name="Tableau2.A2" office:value-type="string">
              <text:p text:style-name="P57"/>
              <text:p text:style-name="P424">/</text:p>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Observation tower</text:p>
            </table:table-cell>
            <table:table-cell table:style-name="Tableau2.A2" office:value-type="string">
              <text:p text:style-name="P45"/>
              <text:p text:style-name="P416"/>
            </table:table-cell>
            <table:table-cell table:style-name="Tableau2.A2" office:value-type="string">
              <text:p text:style-name="P47"/>
              <text:p text:style-name="P408">LNDMRK</text:p>
            </table:table-cell>
            <table:table-cell table:style-name="Tableau2.A2" office:value-type="string">
              <text:p text:style-name="P45"/>
              <text:p text:style-name="P424">36</text:p>
            </table:table-cell>
            <table:table-cell table:style-name="Tableau2.A2" office:value-type="string">
              <text:p text:style-name="P57"/>
              <text:p text:style-name="P424">17</text:p>
            </table:table-cell>
            <table:table-cell table:style-name="Tableau2.A2" office:value-type="string">
              <text:p text:style-name="P57"/>
              <text:p text:style-name="P424">/</text:p>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Pagoda</text:p>
            </table:table-cell>
            <table:table-cell table:style-name="Tableau2.A2" office:value-type="string">
              <text:p text:style-name="P45"/>
              <text:p text:style-name="P416">IE14</text:p>
            </table:table-cell>
            <table:table-cell table:style-name="Tableau2.A2" office:value-type="string">
              <text:p text:style-name="P45"/>
              <text:p text:style-name="P408">BUISGL</text:p>
            </table:table-cell>
            <table:table-cell table:style-name="Tableau2.A2" office:value-type="string">
              <text:p text:style-name="P45"/>
              <text:p text:style-name="P424">23</text:p>
            </table:table-cell>
            <table:table-cell table:style-name="Tableau2.A2" office:value-type="string">
              <text:p text:style-name="P57"/>
              <text:p text:style-name="P424">/</text:p>
            </table:table-cell>
            <table:table-cell table:style-name="Tableau2.A2" office:value-type="string">
              <text:p text:style-name="P57"/>
              <text:p text:style-name="P424"/>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Pilot lookout</text:p>
            </table:table-cell>
            <table:table-cell table:style-name="Tableau2.A2" office:value-type="string">
              <text:p text:style-name="P45"/>
              <text:p text:style-name="P416">IT2</text:p>
            </table:table-cell>
            <table:table-cell table:style-name="Tableau2.A2" office:value-type="string">
              <text:p text:style-name="P45"/>
              <text:p text:style-name="P408">BUISGL</text:p>
            </table:table-cell>
            <table:table-cell table:style-name="Tableau2.A2" office:value-type="string">
              <text:p text:style-name="P45"/>
              <text:p text:style-name="P424">12</text:p>
            </table:table-cell>
            <table:table-cell table:style-name="Tableau2.A2" office:value-type="string">
              <text:p text:style-name="P57"/>
              <text:p text:style-name="P424">/</text:p>
            </table:table-cell>
            <table:table-cell table:style-name="Tableau2.A2" office:value-type="string">
              <text:p text:style-name="P57"/>
              <text:p text:style-name="P424"/>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Pilot office</text:p>
            </table:table-cell>
            <table:table-cell table:style-name="Tableau2.A2" office:value-type="string">
              <text:p text:style-name="P45"/>
              <text:p text:style-name="P416">IT3</text:p>
            </table:table-cell>
            <table:table-cell table:style-name="Tableau2.A2" office:value-type="string">
              <text:p text:style-name="P45"/>
              <text:p text:style-name="P408">BUISGL</text:p>
            </table:table-cell>
            <table:table-cell table:style-name="Tableau2.A2" office:value-type="string">
              <text:p text:style-name="P45"/>
              <text:p text:style-name="P424">11</text:p>
            </table:table-cell>
            <table:table-cell table:style-name="Tableau2.A2" office:value-type="string">
              <text:p text:style-name="P57"/>
              <text:p text:style-name="P424">/</text:p>
            </table:table-cell>
            <table:table-cell table:style-name="Tableau2.A2" office:value-type="string">
              <text:p text:style-name="P57"/>
              <text:p text:style-name="P424"/>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Police station</text:p>
            </table:table-cell>
            <table:table-cell table:style-name="Tableau2.A2" office:value-type="string">
              <text:p text:style-name="P45"/>
              <text:p text:style-name="P416"/>
            </table:table-cell>
            <table:table-cell table:style-name="Tableau2.A2" office:value-type="string">
              <text:p text:style-name="P45"/>
              <text:p text:style-name="P408">BUISGL</text:p>
            </table:table-cell>
            <table:table-cell table:style-name="Tableau2.A2" office:value-type="string">
              <text:p text:style-name="P45"/>
              <text:p text:style-name="P424">9</text:p>
            </table:table-cell>
            <table:table-cell table:style-name="Tableau2.A2" office:value-type="string">
              <text:p text:style-name="P57"/>
              <text:p text:style-name="P424">/</text:p>
            </table:table-cell>
            <table:table-cell table:style-name="Tableau2.A2" office:value-type="string">
              <text:p text:style-name="P57"/>
              <text:p text:style-name="P424"/>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Post office</text:p>
            </table:table-cell>
            <table:table-cell table:style-name="Tableau2.A2" office:value-type="string">
              <text:p text:style-name="P45"/>
              <text:p text:style-name="P416">IF63</text:p>
            </table:table-cell>
            <table:table-cell table:style-name="Tableau2.A2" office:value-type="string">
              <text:p text:style-name="P45"/>
              <text:p text:style-name="P408">BUISGL</text:p>
            </table:table-cell>
            <table:table-cell table:style-name="Tableau2.A2" office:value-type="string">
              <text:p text:style-name="P45"/>
              <text:p text:style-name="P424">6</text:p>
            </table:table-cell>
            <table:table-cell table:style-name="Tableau2.A2" office:value-type="string">
              <text:p text:style-name="P57"/>
              <text:p text:style-name="P424">/</text:p>
            </table:table-cell>
            <table:table-cell table:style-name="Tableau2.A2" office:value-type="string">
              <text:p text:style-name="P57"/>
              <text:p text:style-name="P424"/>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Power station</text:p>
            </table:table-cell>
            <table:table-cell table:style-name="Tableau2.A2" office:value-type="string">
              <text:p text:style-name="P45"/>
              <text:p text:style-name="P437">IG88</text:p>
            </table:table-cell>
            <table:table-cell table:style-name="Tableau2.A2" office:value-type="string">
              <text:p text:style-name="P69"/>
              <text:p text:style-name="P434">BUISGL</text:p>
            </table:table-cell>
            <table:table-cell table:style-name="Tableau2.A2" office:value-type="string">
              <text:p text:style-name="P69"/>
              <text:p text:style-name="P435">17</text:p>
            </table:table-cell>
            <table:table-cell table:style-name="Tableau2.A2" office:value-type="string">
              <text:p text:style-name="P72"/>
              <text:p text:style-name="P435">/</text:p>
            </table:table-cell>
            <table:table-cell table:style-name="Tableau2.A2" office:value-type="string">
              <text:p text:style-name="P72"/>
              <text:p text:style-name="P435"/>
            </table:table-cell>
            <table:table-cell table:style-name="Tableau2.A2" office:value-type="string">
              <text:p text:style-name="P72"/>
              <text:p text:style-name="P435">/</text:p>
            </table:table-cell>
            <table:table-cell table:style-name="Tableau2.H2" office:value-type="string">
              <text:p text:style-name="P72"/>
              <text:p text:style-name="P435">/</text:p>
            </table:table-cell>
          </table:table-row>
          <table:table-row table:style-name="Tableau2.1">
            <table:table-cell table:style-name="Tableau2.A2" office:value-type="string">
              <text:p text:style-name="P72"/>
              <text:p text:style-name="P436">Radar dome</text:p>
            </table:table-cell>
            <table:table-cell table:style-name="Tableau2.A2" office:value-type="string">
              <text:p text:style-name="P69"/>
              <text:p text:style-name="P437">IE30.4</text:p>
            </table:table-cell>
            <table:table-cell table:style-name="Tableau2.A2" office:value-type="string">
              <text:p text:style-name="P69"/>
              <text:p text:style-name="P434">LNDMRK</text:p>
            </table:table-cell>
            <table:table-cell table:style-name="Tableau2.A2" office:value-type="string">
              <text:p text:style-name="P69"/>
              <text:p text:style-name="P435">32</text:p>
            </table:table-cell>
            <table:table-cell table:style-name="Tableau2.A2" office:value-type="string">
              <text:p text:style-name="P72"/>
              <text:p text:style-name="P435">15</text:p>
            </table:table-cell>
            <table:table-cell table:style-name="Tableau2.A2" office:value-type="string">
              <text:p text:style-name="P72"/>
              <text:p text:style-name="P435">/</text:p>
            </table:table-cell>
            <table:table-cell table:style-name="Tableau2.A2" office:value-type="string">
              <text:p text:style-name="P72"/>
              <text:p text:style-name="P435">/</text:p>
            </table:table-cell>
            <table:table-cell table:style-name="Tableau2.H2" office:value-type="string">
              <text:p text:style-name="P72"/>
              <text:p text:style-name="P435">/</text:p>
            </table:table-cell>
          </table:table-row>
          <table:table-row table:style-name="Tableau2.1">
            <table:table-cell table:style-name="Tableau2.A2" office:value-type="string">
              <text:p text:style-name="P72"/>
              <text:p text:style-name="P436">Radar mast</text:p>
            </table:table-cell>
            <table:table-cell table:style-name="Tableau2.A2" office:value-type="string">
              <text:p text:style-name="P69"/>
              <text:p text:style-name="P437">IE30.1</text:p>
            </table:table-cell>
            <table:table-cell table:style-name="Tableau2.A2" office:value-type="string">
              <text:p text:style-name="P69"/>
              <text:p text:style-name="P434">LNDMRK</text:p>
            </table:table-cell>
            <table:table-cell table:style-name="Tableau2.A2" office:value-type="string">
              <text:p text:style-name="P69"/>
              <text:p text:style-name="P435">32</text:p>
            </table:table-cell>
            <table:table-cell table:style-name="Tableau2.A2" office:value-type="string">
              <text:p text:style-name="P72"/>
              <text:p text:style-name="P435">7</text:p>
            </table:table-cell>
            <table:table-cell table:style-name="Tableau2.A2" office:value-type="string">
              <text:p text:style-name="P72"/>
              <text:p text:style-name="P435">/</text:p>
            </table:table-cell>
            <table:table-cell table:style-name="Tableau2.A2" office:value-type="string">
              <text:p text:style-name="P72"/>
              <text:p text:style-name="P435">/</text:p>
            </table:table-cell>
            <table:table-cell table:style-name="Tableau2.H2" office:value-type="string">
              <text:p text:style-name="P72"/>
              <text:p text:style-name="P435">/</text:p>
            </table:table-cell>
          </table:table-row>
          <table:table-row table:style-name="Tableau2.1">
            <table:table-cell table:style-name="Tableau2.A2" office:value-type="string">
              <text:p text:style-name="P72"/>
              <text:p text:style-name="P436">Radar scanner</text:p>
            </table:table-cell>
            <table:table-cell table:style-name="Tableau2.A2" office:value-type="string">
              <text:p text:style-name="P69"/>
              <text:p text:style-name="P416">IE30.3</text:p>
            </table:table-cell>
            <table:table-cell table:style-name="Tableau2.A2" office:value-type="string">
              <text:p text:style-name="P45"/>
              <text:p text:style-name="P408">LNDMRK</text:p>
            </table:table-cell>
            <table:table-cell table:style-name="Tableau2.A2" office:value-type="string">
              <text:p text:style-name="P45"/>
              <text:p text:style-name="P424"/>
            </table:table-cell>
            <table:table-cell table:style-name="Tableau2.A2" office:value-type="string">
              <text:p text:style-name="P57"/>
              <text:p text:style-name="P424">16</text:p>
            </table:table-cell>
            <table:table-cell table:style-name="Tableau2.A2" office:value-type="string">
              <text:p text:style-name="P57"/>
              <text:p text:style-name="P424">/</text:p>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Radar tower</text:p>
            </table:table-cell>
            <table:table-cell table:style-name="Tableau2.A2" office:value-type="string">
              <text:p text:style-name="P45"/>
              <text:p text:style-name="P416">IE30.2</text:p>
            </table:table-cell>
            <table:table-cell table:style-name="Tableau2.A2" office:value-type="string">
              <text:p text:style-name="P45"/>
              <text:p text:style-name="P408">LNDMRK</text:p>
            </table:table-cell>
            <table:table-cell table:style-name="Tableau2.A2" office:value-type="string">
              <text:p text:style-name="P45"/>
              <text:p text:style-name="P424">32</text:p>
            </table:table-cell>
            <table:table-cell table:style-name="Tableau2.A2" office:value-type="string">
              <text:p text:style-name="P57"/>
              <text:p text:style-name="P424">17</text:p>
            </table:table-cell>
            <table:table-cell table:style-name="Tableau2.A2" office:value-type="string">
              <text:p text:style-name="P57"/>
              <text:p text:style-name="P424">/</text:p>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Radio mast</text:p>
            </table:table-cell>
            <table:table-cell table:style-name="Tableau2.A2" office:value-type="string">
              <text:p text:style-name="P45"/>
              <text:p text:style-name="P416">IE28</text:p>
            </table:table-cell>
            <table:table-cell table:style-name="Tableau2.A2" office:value-type="string">
              <text:p text:style-name="P45"/>
              <text:p text:style-name="P408">LNDMRK</text:p>
            </table:table-cell>
            <table:table-cell table:style-name="Tableau2.A2" office:value-type="string">
              <text:p text:style-name="P45"/>
              <text:p text:style-name="P424">31</text:p>
            </table:table-cell>
            <table:table-cell table:style-name="Tableau2.A2" office:value-type="string">
              <text:p text:style-name="P57"/>
              <text:p text:style-name="P424">7</text:p>
            </table:table-cell>
            <table:table-cell table:style-name="Tableau2.A2" office:value-type="string">
              <text:p text:style-name="P57"/>
              <text:p text:style-name="P424">/</text:p>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Radio tower</text:p>
            </table:table-cell>
            <table:table-cell table:style-name="Tableau2.A2" office:value-type="string">
              <text:p text:style-name="P45"/>
              <text:p text:style-name="P416">IE29</text:p>
            </table:table-cell>
            <table:table-cell table:style-name="Tableau2.A2" office:value-type="string">
              <text:p text:style-name="P45"/>
              <text:p text:style-name="P408">LNDMRK</text:p>
            </table:table-cell>
            <table:table-cell table:style-name="Tableau2.A2" office:value-type="string">
              <text:p text:style-name="P45"/>
              <text:p text:style-name="P424">31</text:p>
            </table:table-cell>
            <table:table-cell table:style-name="Tableau2.A2" office:value-type="string">
              <text:p text:style-name="P57"/>
              <text:p text:style-name="P424">17</text:p>
            </table:table-cell>
            <table:table-cell table:style-name="Tableau2.A2" office:value-type="string">
              <text:p text:style-name="P57"/>
              <text:p text:style-name="P424">/</text:p>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Railway station</text:p>
            </table:table-cell>
            <table:table-cell table:style-name="Tableau2.A2" office:value-type="string">
              <text:p text:style-name="P45"/>
              <text:p text:style-name="P416">ID13</text:p>
            </table:table-cell>
            <table:table-cell table:style-name="Tableau2.A2" office:value-type="string">
              <text:p text:style-name="P45"/>
              <text:p text:style-name="P408">BUISGL</text:p>
            </table:table-cell>
            <table:table-cell table:style-name="Tableau2.A2" office:value-type="string">
              <text:p text:style-name="P45"/>
              <text:p text:style-name="P424">8</text:p>
            </table:table-cell>
            <table:table-cell table:style-name="Tableau2.A2" office:value-type="string">
              <text:p text:style-name="P57"/>
              <text:p text:style-name="P424">/</text:p>
            </table:table-cell>
            <table:table-cell table:style-name="Tableau2.A2" office:value-type="string">
              <text:p text:style-name="P57"/>
              <text:p text:style-name="P424"/>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Shinto shrine</text:p>
            </table:table-cell>
            <table:table-cell table:style-name="Tableau2.A2" office:value-type="string">
              <text:p text:style-name="P45"/>
              <text:p text:style-name="P416">IE15</text:p>
            </table:table-cell>
            <table:table-cell table:style-name="Tableau2.A2" office:value-type="string">
              <text:p text:style-name="P45"/>
              <text:p text:style-name="P408">BUISGL</text:p>
            </table:table-cell>
            <table:table-cell table:style-name="Tableau2.A2" office:value-type="string">
              <text:p text:style-name="P45"/>
              <text:p text:style-name="P424">24</text:p>
            </table:table-cell>
            <table:table-cell table:style-name="Tableau2.A2" office:value-type="string">
              <text:p text:style-name="P57"/>
              <text:p text:style-name="P424">/</text:p>
            </table:table-cell>
            <table:table-cell table:style-name="Tableau2.A2" office:value-type="string">
              <text:p text:style-name="P57"/>
              <text:p text:style-name="P424"/>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Silo</text:p>
            </table:table-cell>
            <table:table-cell table:style-name="Tableau2.A2" office:value-type="string">
              <text:p text:style-name="P45"/>
              <text:p text:style-name="P416">IE33</text:p>
            </table:table-cell>
            <table:table-cell table:style-name="Tableau2.A2" office:value-type="string">
              <text:p text:style-name="P45"/>
              <text:p text:style-name="P408">SILTNK</text:p>
            </table:table-cell>
            <table:table-cell table:style-name="Tableau2.A2" office:value-type="string">
              <text:p text:style-name="P45"/>
              <text:p text:style-name="P424">/</text:p>
            </table:table-cell>
            <table:table-cell table:style-name="Tableau2.A2" office:value-type="string">
              <text:p text:style-name="P57"/>
              <text:p text:style-name="P424">/</text:p>
            </table:table-cell>
            <table:table-cell table:style-name="Tableau2.A2" office:value-type="string">
              <text:p text:style-name="P57"/>
              <text:p text:style-name="P424"/>
            </table:table-cell>
            <table:table-cell table:style-name="Tableau2.A2" office:value-type="string">
              <text:p text:style-name="P57"/>
              <text:p text:style-name="P424"/>
            </table:table-cell>
            <table:table-cell table:style-name="Tableau2.H2" office:value-type="string">
              <text:p text:style-name="P57"/>
              <text:p text:style-name="P424">1</text:p>
            </table:table-cell>
          </table:table-row>
          <table:table-row table:style-name="Tableau2.1">
            <table:table-cell table:style-name="Tableau2.A2" office:value-type="string">
              <text:p text:style-name="P57"/>
              <text:p text:style-name="P414">Spire, part of a building</text:p>
            </table:table-cell>
            <table:table-cell table:style-name="Tableau2.A2" office:value-type="string">
              <text:p text:style-name="P45"/>
              <text:p text:style-name="P416"/>
            </table:table-cell>
            <table:table-cell table:style-name="Tableau2.A2" office:value-type="string">
              <text:p text:style-name="P45"/>
              <text:p text:style-name="P434">LNDMRK</text:p>
            </table:table-cell>
            <table:table-cell table:style-name="Tableau2.A2" office:value-type="string">
              <text:p text:style-name="P69"/>
              <text:p text:style-name="P435"/>
            </table:table-cell>
            <table:table-cell table:style-name="Tableau2.A2" office:value-type="string">
              <text:p text:style-name="P72"/>
              <text:p text:style-name="P435">20</text:p>
            </table:table-cell>
            <table:table-cell table:style-name="Tableau2.A2" office:value-type="string">
              <text:p text:style-name="P72"/>
              <text:p text:style-name="P435">/</text:p>
            </table:table-cell>
            <table:table-cell table:style-name="Tableau2.A2" office:value-type="string">
              <text:p text:style-name="P72"/>
              <text:p text:style-name="P435">/</text:p>
            </table:table-cell>
            <table:table-cell table:style-name="Tableau2.H2" office:value-type="string">
              <text:p text:style-name="P72"/>
              <text:p text:style-name="P435">/</text:p>
            </table:table-cell>
          </table:table-row>
          <table:table-row table:style-name="Tableau2.3">
            <table:table-cell table:style-name="Tableau2.A2" office:value-type="string">
              <text:p text:style-name="P72"/>
              <text:p text:style-name="P436">Stadium</text:p>
            </table:table-cell>
            <table:table-cell table:style-name="Tableau2.A2" office:value-type="string">
              <text:p text:style-name="P69"/>
              <text:p text:style-name="P437"/>
            </table:table-cell>
            <table:table-cell table:style-name="Tableau2.A2" office:value-type="string">
              <text:p text:style-name="P69"/>
              <text:p text:style-name="P434">BUISGL</text:p>
            </table:table-cell>
            <table:table-cell table:style-name="Tableau2.A2" office:value-type="string">
              <text:p text:style-name="P69"/>
              <text:p text:style-name="P435">41</text:p>
            </table:table-cell>
            <table:table-cell table:style-name="Tableau2.A2" office:value-type="string">
              <text:p text:style-name="P69"/>
              <text:p text:style-name="P437">/</text:p>
            </table:table-cell>
            <table:table-cell table:style-name="Tableau2.A2" office:value-type="string">
              <text:p text:style-name="P69"/>
              <text:p text:style-name="P437"/>
            </table:table-cell>
            <table:table-cell table:style-name="Tableau2.A2" office:value-type="string">
              <text:p text:style-name="P69"/>
              <text:p text:style-name="P437">/</text:p>
            </table:table-cell>
            <table:table-cell table:style-name="Tableau2.H2" office:value-type="string">
              <text:p text:style-name="P69"/>
              <text:p text:style-name="P437">/</text:p>
            </table:table-cell>
          </table:table-row>
          <table:table-row table:style-name="Tableau2.1">
            <table:table-cell table:style-name="Tableau2.A2" office:value-type="string">
              <text:p text:style-name="P69"/>
              <text:p text:style-name="P436"><text:soft-page-break/>Statue</text:p>
            </table:table-cell>
            <table:table-cell table:style-name="Tableau2.A2" office:value-type="string">
              <text:p text:style-name="P69"/>
              <text:p text:style-name="P437"><text:soft-page-break/></text:p>
            </table:table-cell>
            <table:table-cell table:style-name="Tableau2.A2" office:value-type="string">
              <text:p text:style-name="P69"/>
              <text:p text:style-name="P434"><text:soft-page-break/>LNDMRK</text:p>
            </table:table-cell>
            <table:table-cell table:style-name="Tableau2.A2" office:value-type="string">
              <text:p text:style-name="P69"/>
              <text:p text:style-name="P435"><text:soft-page-break/></text:p>
            </table:table-cell>
            <table:table-cell table:style-name="Tableau2.A2" office:value-type="string">
              <text:p text:style-name="P72"/>
              <text:p text:style-name="P435"><text:soft-page-break/>13</text:p>
            </table:table-cell>
            <table:table-cell table:style-name="Tableau2.A2" office:value-type="string">
              <text:p text:style-name="P72"/>
              <text:p text:style-name="P435"><text:soft-page-break/>/</text:p>
            </table:table-cell>
            <table:table-cell table:style-name="Tableau2.A2" office:value-type="string">
              <text:p text:style-name="P72"/>
              <text:p text:style-name="P435"><text:soft-page-break/>/</text:p>
            </table:table-cell>
            <table:table-cell table:style-name="Tableau2.H2" office:value-type="string">
              <text:p text:style-name="P72"/>
              <text:p text:style-name="P435"><text:soft-page-break/>/</text:p>
            </table:table-cell>
          </table:table-row>
          <table:table-row table:style-name="Tableau2.1">
            <table:table-cell table:style-name="Tableau2.A2" office:value-type="string">
              <text:p text:style-name="P72"/>
              <text:p text:style-name="P436">Tank</text:p>
            </table:table-cell>
            <table:table-cell table:style-name="Tableau2.A2" office:value-type="string">
              <text:p text:style-name="P69"/>
              <text:p text:style-name="P437">IE32</text:p>
            </table:table-cell>
            <table:table-cell table:style-name="Tableau2.A2" office:value-type="string">
              <text:p text:style-name="P69"/>
              <text:p text:style-name="P434">SILTNK</text:p>
            </table:table-cell>
            <table:table-cell table:style-name="Tableau2.A2" office:value-type="string">
              <text:p text:style-name="P69"/>
              <text:p text:style-name="P424">/</text:p>
            </table:table-cell>
            <table:table-cell table:style-name="Tableau2.A2" office:value-type="string">
              <text:p text:style-name="P45"/>
              <text:p text:style-name="P424">/</text:p>
            </table:table-cell>
            <table:table-cell table:style-name="Tableau2.A2" office:value-type="string">
              <text:p text:style-name="P45"/>
              <text:p text:style-name="P416"/>
            </table:table-cell>
            <table:table-cell table:style-name="Tableau2.A2" office:value-type="string">
              <text:p text:style-name="P45"/>
              <text:p text:style-name="P416"/>
            </table:table-cell>
            <table:table-cell table:style-name="Tableau2.H2" office:value-type="string">
              <text:p text:style-name="P45"/>
              <text:p text:style-name="P424">2</text:p>
            </table:table-cell>
          </table:table-row>
          <table:table-row table:style-name="Tableau2.1">
            <table:table-cell table:style-name="Tableau2.A2" office:value-type="string">
              <text:p text:style-name="P45"/>
              <text:p text:style-name="P414">Television mast</text:p>
            </table:table-cell>
            <table:table-cell table:style-name="Tableau2.A2" office:value-type="string">
              <text:p text:style-name="P45"/>
              <text:p text:style-name="P416">IE28</text:p>
            </table:table-cell>
            <table:table-cell table:style-name="Tableau2.A2" office:value-type="string">
              <text:p text:style-name="P45"/>
              <text:p text:style-name="P408">LNDMRK</text:p>
            </table:table-cell>
            <table:table-cell table:style-name="Tableau2.A2" office:value-type="string">
              <text:p text:style-name="P45"/>
              <text:p text:style-name="P424">30</text:p>
            </table:table-cell>
            <table:table-cell table:style-name="Tableau2.A2" office:value-type="string">
              <text:p text:style-name="P57"/>
              <text:p text:style-name="P424">7</text:p>
            </table:table-cell>
            <table:table-cell table:style-name="Tableau2.A2" office:value-type="string">
              <text:p text:style-name="P57"/>
              <text:p text:style-name="P424">/</text:p>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Television tower</text:p>
            </table:table-cell>
            <table:table-cell table:style-name="Tableau2.A2" office:value-type="string">
              <text:p text:style-name="P45"/>
              <text:p text:style-name="P416">IE29</text:p>
            </table:table-cell>
            <table:table-cell table:style-name="Tableau2.A2" office:value-type="string">
              <text:p text:style-name="P45"/>
              <text:p text:style-name="P408">LNDMRK</text:p>
            </table:table-cell>
            <table:table-cell table:style-name="Tableau2.A2" office:value-type="string">
              <text:p text:style-name="P45"/>
              <text:p text:style-name="P424">30</text:p>
            </table:table-cell>
            <table:table-cell table:style-name="Tableau2.A2" office:value-type="string">
              <text:p text:style-name="P57"/>
              <text:p text:style-name="P424">17</text:p>
            </table:table-cell>
            <table:table-cell table:style-name="Tableau2.A2" office:value-type="string">
              <text:p text:style-name="P57"/>
              <text:p text:style-name="P424">/</text:p>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Temple</text:p>
            </table:table-cell>
            <table:table-cell table:style-name="Tableau2.A2" office:value-type="string">
              <text:p text:style-name="P45"/>
              <text:p text:style-name="P416">IE13</text:p>
            </table:table-cell>
            <table:table-cell table:style-name="Tableau2.A2" office:value-type="string">
              <text:p text:style-name="P45"/>
              <text:p text:style-name="P408">BUISGL</text:p>
            </table:table-cell>
            <table:table-cell table:style-name="Tableau2.A2" office:value-type="string">
              <text:p text:style-name="P45"/>
              <text:p text:style-name="P424">22</text:p>
            </table:table-cell>
            <table:table-cell table:style-name="Tableau2.A2" office:value-type="string">
              <text:p text:style-name="P57"/>
              <text:p text:style-name="P424">/</text:p>
            </table:table-cell>
            <table:table-cell table:style-name="Tableau2.A2" office:value-type="string">
              <text:p text:style-name="P57"/>
              <text:p text:style-name="P424"/>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Timeball tower</text:p>
            </table:table-cell>
            <table:table-cell table:style-name="Tableau2.A2" office:value-type="string">
              <text:p text:style-name="P45"/>
              <text:p text:style-name="P416"/>
            </table:table-cell>
            <table:table-cell table:style-name="Tableau2.A2" office:value-type="string">
              <text:p text:style-name="P45"/>
              <text:p text:style-name="P408">LNDMRK</text:p>
            </table:table-cell>
            <table:table-cell table:style-name="Tableau2.A2" office:value-type="string">
              <text:p text:style-name="P45"/>
              <text:p text:style-name="P424">37</text:p>
            </table:table-cell>
            <table:table-cell table:style-name="Tableau2.A2" office:value-type="string">
              <text:p text:style-name="P57"/>
              <text:p text:style-name="P424">17</text:p>
            </table:table-cell>
            <table:table-cell table:style-name="Tableau2.A2" office:value-type="string">
              <text:p text:style-name="P57"/>
              <text:p text:style-name="P424">/</text:p>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Tower</text:p>
            </table:table-cell>
            <table:table-cell table:style-name="Tableau2.A2" office:value-type="string">
              <text:p text:style-name="P45"/>
              <text:p text:style-name="P416">IE20</text:p>
            </table:table-cell>
            <table:table-cell table:style-name="Tableau2.A2" office:value-type="string">
              <text:p text:style-name="P45"/>
              <text:p text:style-name="P408">LNDMRK</text:p>
            </table:table-cell>
            <table:table-cell table:style-name="Tableau2.A2" office:value-type="string">
              <text:p text:style-name="P45"/>
              <text:p text:style-name="P424"/>
            </table:table-cell>
            <table:table-cell table:style-name="Tableau2.A2" office:value-type="string">
              <text:p text:style-name="P57"/>
              <text:p text:style-name="P424">17</text:p>
            </table:table-cell>
            <table:table-cell table:style-name="Tableau2.A2" office:value-type="string">
              <text:p text:style-name="P57"/>
              <text:p text:style-name="P424">/</text:p>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Tower, part of a building</text:p>
            </table:table-cell>
            <table:table-cell table:style-name="Tableau2.A2" office:value-type="string">
              <text:p text:style-name="P45"/>
              <text:p text:style-name="P416"/>
            </table:table-cell>
            <table:table-cell table:style-name="Tableau2.A2" office:value-type="string">
              <text:p text:style-name="P45"/>
              <text:p text:style-name="P408">LNDMRK</text:p>
            </table:table-cell>
            <table:table-cell table:style-name="Tableau2.A2" office:value-type="string">
              <text:p text:style-name="P45"/>
              <text:p text:style-name="P424"/>
            </table:table-cell>
            <table:table-cell table:style-name="Tableau2.A2" office:value-type="string">
              <text:p text:style-name="P57"/>
              <text:p text:style-name="P424">17</text:p>
            </table:table-cell>
            <table:table-cell table:style-name="Tableau2.A2" office:value-type="string">
              <text:p text:style-name="P57"/>
              <text:p text:style-name="P424">/</text:p>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Transit shed, Warehouse</text:p>
            </table:table-cell>
            <table:table-cell table:style-name="Tableau2.A2" office:value-type="string">
              <text:p text:style-name="P45"/>
              <text:p text:style-name="P416">IF51</text:p>
            </table:table-cell>
            <table:table-cell table:style-name="Tableau2.A2" office:value-type="string">
              <text:p text:style-name="P45"/>
              <text:p text:style-name="P408">BUISGL</text:p>
            </table:table-cell>
            <table:table-cell table:style-name="Tableau2.A2" office:value-type="string">
              <text:p text:style-name="P45"/>
              <text:p text:style-name="P424">15</text:p>
            </table:table-cell>
            <table:table-cell table:style-name="Tableau2.A2" office:value-type="string">
              <text:p text:style-name="P57"/>
              <text:p text:style-name="P424">/</text:p>
            </table:table-cell>
            <table:table-cell table:style-name="Tableau2.A2" office:value-type="string">
              <text:p text:style-name="P57"/>
              <text:p text:style-name="P424"/>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Water tower</text:p>
            </table:table-cell>
            <table:table-cell table:style-name="Tableau2.A2" office:value-type="string">
              <text:p text:style-name="P45"/>
              <text:p text:style-name="P416">IE21</text:p>
            </table:table-cell>
            <table:table-cell table:style-name="Tableau2.A2" office:value-type="string">
              <text:p text:style-name="P45"/>
              <text:p text:style-name="P408">SILTNK</text:p>
            </table:table-cell>
            <table:table-cell table:style-name="Tableau2.A2" office:value-type="string">
              <text:p text:style-name="P45"/>
              <text:p text:style-name="P424">/</text:p>
            </table:table-cell>
            <table:table-cell table:style-name="Tableau2.A2" office:value-type="string">
              <text:p text:style-name="P57"/>
              <text:p text:style-name="P424">/</text:p>
            </table:table-cell>
            <table:table-cell table:style-name="Tableau2.A2" office:value-type="string">
              <text:p text:style-name="P57"/>
              <text:p text:style-name="P424">/</text:p>
            </table:table-cell>
            <table:table-cell table:style-name="Tableau2.A2" office:value-type="string">
              <text:p text:style-name="P57"/>
              <text:p text:style-name="P424">3 or 8</text:p>
            </table:table-cell>
            <table:table-cell table:style-name="Tableau2.H2" office:value-type="string">
              <text:p text:style-name="P57"/>
              <text:p text:style-name="P424">4</text:p>
            </table:table-cell>
          </table:table-row>
          <table:table-row table:style-name="Tableau2.1">
            <table:table-cell table:style-name="Tableau2.A2" office:value-type="string">
              <text:p text:style-name="P57"/>
              <text:p text:style-name="P414">Water-police station</text:p>
            </table:table-cell>
            <table:table-cell table:style-name="Tableau2.A2" office:value-type="string">
              <text:p text:style-name="P45"/>
              <text:p text:style-name="P416"/>
            </table:table-cell>
            <table:table-cell table:style-name="Tableau2.A2" office:value-type="string">
              <text:p text:style-name="P45"/>
              <text:p text:style-name="P65">BUISGL</text:p>
            </table:table-cell>
            <table:table-cell table:style-name="Tableau2.A2" office:value-type="string">
              <text:p text:style-name="P45"/>
              <text:p text:style-name="P424">10</text:p>
            </table:table-cell>
            <table:table-cell table:style-name="Tableau2.A2" office:value-type="string">
              <text:p text:style-name="P57"/>
              <text:p text:style-name="P424">/</text:p>
            </table:table-cell>
            <table:table-cell table:style-name="Tableau2.A2" office:value-type="string">
              <text:p text:style-name="P57"/>
              <text:p text:style-name="P424"/>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Windmill</text:p>
            </table:table-cell>
            <table:table-cell table:style-name="Tableau2.A2" office:value-type="string">
              <text:p text:style-name="P45"/>
              <text:p text:style-name="P416">IE25</text:p>
            </table:table-cell>
            <table:table-cell table:style-name="Tableau2.A2" office:value-type="string">
              <text:p text:style-name="P45"/>
              <text:p text:style-name="P408">LNDMRK</text:p>
            </table:table-cell>
            <table:table-cell table:style-name="Tableau2.A2" office:value-type="string">
              <text:p text:style-name="P45"/>
              <text:p text:style-name="P424"/>
            </table:table-cell>
            <table:table-cell table:style-name="Tableau2.A2" office:value-type="string">
              <text:p text:style-name="P57"/>
              <text:p text:style-name="P424">18</text:p>
            </table:table-cell>
            <table:table-cell table:style-name="Tableau2.A2" office:value-type="string">
              <text:p text:style-name="P57"/>
              <text:p text:style-name="P424">/</text:p>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2" office:value-type="string">
              <text:p text:style-name="P57"/>
              <text:p text:style-name="P414">Windmotor</text:p>
            </table:table-cell>
            <table:table-cell table:style-name="Tableau2.A2" office:value-type="string">
              <text:p text:style-name="P45"/>
              <text:p text:style-name="P416">IE26</text:p>
            </table:table-cell>
            <table:table-cell table:style-name="Tableau2.A2" office:value-type="string">
              <text:p text:style-name="P45"/>
              <text:p text:style-name="P65">LNDMRK</text:p>
            </table:table-cell>
            <table:table-cell table:style-name="Tableau2.A2" office:value-type="string">
              <text:p text:style-name="P45"/>
              <text:p text:style-name="P424"/>
            </table:table-cell>
            <table:table-cell table:style-name="Tableau2.A2" office:value-type="string">
              <text:p text:style-name="P57"/>
              <text:p text:style-name="P424">19</text:p>
            </table:table-cell>
            <table:table-cell table:style-name="Tableau2.A2" office:value-type="string">
              <text:p text:style-name="P57"/>
              <text:p text:style-name="P424">/</text:p>
            </table:table-cell>
            <table:table-cell table:style-name="Tableau2.A2" office:value-type="string">
              <text:p text:style-name="P57"/>
              <text:p text:style-name="P424">/</text:p>
            </table:table-cell>
            <table:table-cell table:style-name="Tableau2.H2" office:value-type="string">
              <text:p text:style-name="P57"/>
              <text:p text:style-name="P424">/</text:p>
            </table:table-cell>
          </table:table-row>
          <table:table-row table:style-name="Tableau2.1">
            <table:table-cell table:style-name="Tableau2.A80" office:value-type="string">
              <text:p text:style-name="P57"/>
              <text:p text:style-name="P414"/>
            </table:table-cell>
            <table:table-cell table:style-name="Tableau2.A80" office:value-type="string">
              <text:p text:style-name="P45"/>
              <text:p text:style-name="P416"/>
            </table:table-cell>
            <table:table-cell table:style-name="Tableau2.A80" office:value-type="string">
              <text:p text:style-name="P45"/>
              <text:p text:style-name="P416"/>
            </table:table-cell>
            <table:table-cell table:style-name="Tableau2.A80" office:value-type="string">
              <text:p text:style-name="P45"/>
              <text:p text:style-name="P424"/>
            </table:table-cell>
            <table:table-cell table:style-name="Tableau2.A80" office:value-type="string">
              <text:p text:style-name="P57"/>
              <text:p text:style-name="P424"/>
            </table:table-cell>
            <table:table-cell table:style-name="Tableau2.A80" office:value-type="string">
              <text:p text:style-name="P57"/>
              <text:p text:style-name="P424"/>
            </table:table-cell>
            <table:table-cell table:style-name="Tableau2.A80" table:number-columns-spanned="2" office:value-type="string">
              <text:p text:style-name="P57"/>
              <text:p text:style-name="P427">table 4.1</text:p>
            </table:table-cell>
            <table:covered-table-cell/>
          </table:table-row>
        </table:table>
        <text:p text:style-name="P350"/>
        <text:p text:style-name="P350"/>
        <text:p text:style-name="P350">Remarks:</text:p>
        <text:list text:style-name="WW8Num140">
          <text:list-item>
            <text:p text:style-name="P307"><text:span text:style-name="T1">A ruined building or landmark should be encoded in the same way as the feature in good condition, but with attribute CONDTN = </text:span><text:span text:style-name="T3">2</text:span><text:span text:style-name="T1"> (ruined).</text:span></text:p>
          </text:list-item>
          <text:list-item>
            <text:p text:style-name="P335">When a building is shown as an area, indicating its true shape, and it is required to encode a prominent feature such as a tower or spire that is part of the structure, two objects must be created (see Figure 3 b):</text:p>
          </text:list-item>
        </text:list>
        <text:list text:style-name="WW8Num88">
          <text:list-item>
            <text:p text:style-name="P82"><text:span text:style-name="T1">a </text:span><text:span text:style-name="T4">BUISGL</text:span><text:span text:style-name="T1"> object of type area for the main building,</text:span></text:p>
          </text:list-item>
        </text:list>
        <text:p text:style-name="P81"><text:span text:style-name="T1"><text:tab/>-<text:tab/>a </text:span><text:span text:style-name="T4">LNDMRK</text:span><text:span text:style-name="T1"> object of type point for the prominent feature.</text:span></text:p>
        <text:list text:style-name="WW8Num32">
          <text:list-item>
            <text:p text:style-name="P124"><text:span text:style-name="T1">Not all landmarks are visually conspicuous. <text:s/>If a feature is visually conspicuous (i.e. it is distinctly and noticeably visible from seaward), the attribute CONVIS = </text:span><text:span text:style-name="T3">1</text:span><text:span text:style-name="T1"> (visually conspicuous) must be encoded (see M-4 §340).</text:span></text:p>
          </text:list-item>
        </text:list>
        <text:p text:style-name="P361"><draw:frame draw:style-name="fr3" draw:name="Cadre5" text:anchor-type="paragraph" svg:x="0.002cm" svg:width="15.912cm" draw:z-index="6"><draw:text-box fo:min-height="5.539cm"><text:p text:style-name="P349"><draw:frame draw:style-name="fr10" draw:name="Image3" text:anchor-type="as-char" svg:width="15.909cm" svg:height="4.491cm" draw:z-index="7"><draw:image xlink:href="Pictures/200001340002A8AF0000997BD52651F9.wmf" xlink:type="simple" xlink:show="embed" xlink:actuate="onLoad"/></draw:frame></text:p><text:p text:style-name="P564"/><text:p text:style-name="P562"><text:span text:style-name="T1">Figure </text:span><text:span text:style-name="T1"><text:sequence text:ref-name="refFigure2" text:name="Figure" text:formula="ooow:Figure+1" style:num-format="1">3</text:sequence></text:span><text:span text:style-name="T1"> - Landmarks</text:span></text:p></draw:text-box></draw:frame><text:soft-page-break/></text:p>
        <text:h text:style-name="P515" text:outline-level="3">4.8.16<text:tab/><text:tab/>Fences and walls</text:h>
        <text:p text:style-name="P350"/>
        <text:p text:style-name="P75"><text:span text:style-name="T1">If it is required to encode a fence or wall, it must be done using the object class </text:span><text:span text:style-name="T4">FNCLNE</text:span><text:span text:style-name="T1">.</text:span></text:p>
        <text:p text:style-name="P350"/>
        <text:p text:style-name="P345"><text:span text:style-name="T1">Geo object:<text:tab/><text:tab/>Fence/wall (</text:span><text:span text:style-name="T4">FNCLNE</text:span><text:span text:style-name="T1">)</text:span></text:p>
        <text:p text:style-name="P350">Attributes:<text:tab/><text:tab/>CATFNC<text:tab/><text:tab/>COLOUR<text:tab/>COLPAT<text:tab/><text:tab/>CONDTN<text:tab/>CONRAD<text:tab/>CONVIS<text:tab/><text:tab/></text:p>
        <text:p text:style-name="P350"><text:tab/><text:tab/><text:tab/><text:tab/><text:tab/>ELEVAT<text:tab/><text:tab/>HEIGHT<text:tab/><text:tab/>NATCON<text:tab/><text:tab/>NOBJNM<text:tab/><text:tab/>OBJNAM<text:tab/><text:tab/>STATUS<text:tab/></text:p>
        <text:p text:style-name="P345"><text:span text:style-name="T1"><text:tab/><text:tab/><text:tab/><text:tab/><text:tab/></text:span><text:span text:style-name="T10">VERACC</text:span><text:span text:style-name="T1"><text:tab/><text:tab/></text:span><text:span text:style-name="T10">VERDAT</text:span><text:span text:style-name="T1"><text:tab/><text:tab/>VERLEN<text:tab/><text:tab/>INFORM<text:tab/><text:tab/>NINFOM</text:span></text:p>
        <text:p text:style-name="P10"/>
        <text:p text:style-name="P10"/>
        <text:h text:style-name="P515" text:outline-level="3">4.8.17<text:tab/><text:tab/>Fortified structures (see M4 - §379)</text:h>
        <text:p text:style-name="P350"/>
        <text:p text:style-name="P75"><text:span text:style-name="T1">If it is required to encode a fortified structure, it must be done using the object class </text:span><text:span text:style-name="T4">FORSTC</text:span><text:span text:style-name="T1">.</text:span></text:p>
        <text:p text:style-name="P350"/>
        <text:p text:style-name="P345"><text:span text:style-name="T1">Geo object:<text:tab/><text:tab/>Fortified structure (</text:span><text:span text:style-name="T4">FORSTC</text:span><text:span text:style-name="T1">)</text:span></text:p>
        <text:p text:style-name="P345"><text:span text:style-name="T1">Attributes:<text:tab/><text:tab/>CATFOR<text:tab/><text:tab/>CONDTN<text:tab/>CONRAD<text:tab/>CONVIS<text:tab/><text:tab/>HEIGHT<text:tab/><text:tab/>NATCON<text:tab/><text:tab/><text:tab/><text:tab/><text:tab/><text:tab/><text:tab/><text:tab/><text:tab/>NOBJNM<text:tab/><text:tab/>OBJNAM<text:tab/><text:tab/></text:span><text:span text:style-name="T10">VERACC</text:span><text:span text:style-name="T1"><text:tab/><text:tab/></text:span><text:span text:style-name="T10">VERDAT</text:span><text:span text:style-name="T1"><text:tab/><text:tab/>VERLEN<text:tab/><text:tab/>INFORM<text:tab/><text:tab/>NINFOM</text:span></text:p>
        <text:p text:style-name="P10"/>
        <text:p text:style-name="P10"/>
        <text:h text:style-name="P515" text:outline-level="3">4.8.18<text:tab/><text:tab/>Pylons and bridge supports (see M4 - §381 and §382)</text:h>
        <text:p text:style-name="P10"/>
        <text:p text:style-name="P75"><text:span text:style-name="T1">If it is required to encode a pylon or bridge support, it must be done using the object class </text:span><text:span text:style-name="T4">PYLONS</text:span><text:span text:style-name="T1">.</text:span></text:p>
        <text:p text:style-name="P10"/>
        <text:p text:style-name="P75"><text:span text:style-name="T1">Geo object:<text:tab/><text:tab/>Pylon / bridge support (</text:span><text:span text:style-name="T4">PYLONS</text:span><text:span text:style-name="T1">)</text:span></text:p>
        <text:p text:style-name="P75"><text:span text:style-name="T1">Attributes:<text:tab/><text:tab/></text:span><text:span text:style-name="T5">CATPYL</text:span><text:span text:style-name="T1"><text:tab/><text:tab/>COLOUR<text:tab/>COLPAT<text:tab/><text:tab/>CONDTN<text:tab/>CONRAD<text:tab/>CONVIS<text:tab/><text:tab/><text:tab/><text:tab/><text:tab/><text:tab/><text:tab/><text:tab/><text:tab/>DATEND<text:tab/><text:tab/>DATSTA<text:tab/><text:tab/>HEIGHT<text:tab/><text:tab/>NATCON<text:tab/><text:tab/>NOBJNM<text:tab/><text:tab/>OBJNAM<text:tab/><text:tab/><text:tab/><text:tab/><text:tab/><text:tab/><text:tab/><text:tab/><text:tab/></text:span><text:span text:style-name="T10">VERACC<text:tab/></text:span><text:span text:style-name="T1"><text:tab/></text:span><text:span text:style-name="T10">VERDAT</text:span><text:span text:style-name="T14"><text:tab/><text:tab/>VERLEN<text:tab/><text:tab/>WATLEV<text:tab/><text:tab/>INFORM<text:tab/><text:tab/>NINFOM</text:span></text:p>
        <text:p text:style-name="P91"/>
        <text:p text:style-name="Text_20_body">Remarks:</text:p>
        <text:list text:style-name="WW8Num67">
          <text:list-item>
            <text:p text:style-name="P200"><text:span text:style-name="T1">A </text:span><text:span text:style-name="T4">PYLONS</text:span><text:span text:style-name="T1"> object of type area with attribute WATLEV = </text:span><text:span text:style-name="T3">1,2</text:span><text:span text:style-name="T1"> or </text:span><text:span text:style-name="T3">6</text:span><text:span text:style-name="T1"> must be covered by a </text:span><text:span text:style-name="T4">LNDARE</text:span><text:span text:style-name="T1"> object of type area (see clause 4.8.10).</text:span></text:p>
          </text:list-item>
        </text:list>
        <text:p text:style-name="P10"/>
        <text:p text:style-name="P10"/>
        <text:h text:style-name="P515" text:outline-level="3"><text:soft-page-break/>4.8.19<text:tab/><text:tab/>Oil barriers</text:h>
        <text:p text:style-name="P350"/>
        <text:p text:style-name="P345"><text:span text:style-name="T1">If it is required to encode an oil barrier, it must be done using the object class </text:span><text:span text:style-name="T4">OILBAR</text:span><text:span text:style-name="T1">.</text:span></text:p>
        <text:p text:style-name="P350"/>
        <text:p text:style-name="P345"><text:span text:style-name="T1">Geo object:<text:tab/><text:tab/>Oil barrier (</text:span><text:span text:style-name="T4">OILBAR</text:span><text:span text:style-name="T1">)</text:span></text:p>
        <text:p text:style-name="P350">Attributes:<text:tab/><text:tab/>CATOLB<text:tab/><text:tab/>CONDTN<text:tab/>DATEND<text:tab/><text:tab/>DATSTA<text:tab/><text:tab/>NOBJNM<text:tab/><text:tab/>OBJNAM<text:tab/><text:tab/>STATUS<text:tab/><text:tab/><text:tab/><text:tab/><text:tab/>INFORM<text:tab/><text:tab/>NINFOM</text:p>
        <text:p text:style-name="P17"/>
        <text:p text:style-name="P10"/>
        <text:h text:style-name="P515" text:outline-level="3">4.8.20<text:tab/><text:tab/>Views and sketches, viewpoints</text:h>
        <text:p text:style-name="P10"/>
        <text:p text:style-name="P10">If it is required to indicate a drawing or a photograph, the attribute PICREP must be used to indicate the file name (without the path) of the external graphical file. <text:s/>Picture files that form part of the ENC must be in TIFF format. <text:s/>Picture files in other formats may be used if a private agreement exists between the producing authority and receiver. <text:s/>An ECDIS may not be able to display files in formats other than TIFF. </text:p>
        <text:p text:style-name="P10"/>
        <text:h text:style-name="P515" text:outline-level="3"/>
        <text:h text:style-name="P515" text:outline-level="3">4.8.21 <text:tab/>Signs and Notice boards</text:h>
        <text:p text:style-name="Standard"/>
        <text:p text:style-name="P75"><text:span text:style-name="T1">If it is required to encode a fixed or floating sign or notice board, it must be done using a </text:span><text:span text:style-name="T4">BCNSPP</text:span><text:span text:style-name="T1"> object (see clause 12.3.1) or </text:span><text:span text:style-name="T4">BOYSPP</text:span><text:span text:style-name="T1"> object (see clause 12.4.1), with attribute CATSPM = </text:span><text:span text:style-name="T3">18</text:span><text:span text:style-name="T1"> (notice mark), or using the object class </text:span><text:span text:style-name="T4">DAYMAR</text:span><text:span text:style-name="T1"> (see clause 12.3.3).</text:span></text:p>
        <text:p text:style-name="P10"/>
        <text:p text:style-name="P350">Remarks:</text:p>
        <text:list text:style-name="WW8Num31">
          <text:list-item>
            <text:p text:style-name="P270">If it is required to encode a sign or notice board that has more than one colour, the attributes COLOUR and COLPAT must be used, according to the rules laid out in clause 2.4.</text:p>
          </text:list-item>
          <text:list-item>
            <text:p text:style-name="P270">If it is required to encode any text shown on a notice board or sign, it must be done using the attribute INFORM.</text:p>
          </text:list-item>
          <text:list-item>
            <text:p text:style-name="P201"><text:span text:style-name="T1">If it is required to encode the shape and colour of a notice board, it must be done by encoding the board as a </text:span><text:span text:style-name="T4">DAYMAR</text:span><text:span text:style-name="T1"> object.</text:span></text:p>
          </text:list-item>
        </text:list>
        <text:h text:style-name="P500" text:outline-level="1">5.<text:tab/><text:tab/><text:tab/>Depth</text:h>
        <text:p text:style-name="P350"><draw:frame draw:style-name="fr4" draw:name="Cadre6" text:anchor-type="paragraph" svg:x="8.303cm" svg:y="0.002cm" svg:width="7.622cm" draw:z-index="8"><draw:text-box fo:min-height="0.37cm"><text:p text:style-name="P349"><draw:frame draw:style-name="fr11" draw:name="Image4" text:anchor-type="as-char" svg:width="7.615cm" svg:height="12.365cm" draw:z-index="9"><draw:image xlink:href="Pictures/200000F700012F3D0001E735F968F45C.wmf" xlink:type="simple" xlink:show="embed" xlink:actuate="onLoad"/></draw:frame></text:p><text:p text:style-name="P564"/><text:p text:style-name="P564">Figure 4 – Depth contours</text:p></draw:text-box></draw:frame></text:p>
        <text:h text:style-name="P506" text:outline-level="2">5.1<text:tab/><text:tab/>Sounding datum</text:h>
        <text:p text:style-name="P10"/>
        <text:p text:style-name="P10">See clause 2.1.3.</text:p>
        <text:p text:style-name="P386"/>
        <text:h text:style-name="P506" text:outline-level="2">5.2<text:tab/><text:tab/>Depth contours (see M4 - §411)</text:h>
        <text:p text:style-name="P359"/>
        <text:p text:style-name="P346"><text:span text:style-name="T1">Geo object:<text:tab/>Depth contour (</text:span><text:span text:style-name="T4">DEPCNT</text:span><text:span text:style-name="T1">)</text:span></text:p>
        <text:p text:style-name="P452"><text:span text:style-name="T1">Attributes:<text:tab/></text:span><text:span text:style-name="T5">VALDCO</text:span><text:span text:style-name="T1"> -<text:tab/>value of depth contour (negative value for drying contours)</text:span></text:p>
        <text:p text:style-name="P453"><text:span text:style-name="T10">VERDAT</text:span><text:span text:style-name="T1"><text:tab/>INFORM<text:tab/>NINFOM</text:span></text:p>
        <text:p text:style-name="P10"/>
        <text:p text:style-name="P75"><text:span text:style-name="T1">The boundary of a drying rocky area (see INT1 ‑ IJ20) or coral reef (see INT1 ‑ IJ22) may be coincident with the zero metre contour (see ‘fg’ in Figure 4). If it is required to encode this boundary, it must be done using the object class </text:span><text:span text:style-name="T4">DEPCNT </text:span><text:span text:style-name="T1">with the attribute VALDCO = </text:span><text:span text:style-name="T3">0</text:span><text:span text:style-name="T1">.</text:span></text:p>
        <text:p text:style-name="P10"/>
        <text:p text:style-name="Text_20_body">On paper charts, the presentation of contours in areas of steep slope is sometimes generalised so <text:soft-page-break/>that closely spaced contours are removed to leave a single contour (see ‘ab’ in Figure 4). <text:s/>In such cases, this contour must be encoded using the shallowest depth of the slope. <text:s/>A linear depth area must also be created at the same position (see clause 5.4.3).</text:p>
        <text:p text:style-name="Text_20_body"/>
        <text:p text:style-name="Text_20_body">Wherever possible, contours must be closed, or connected to the border of the cell, a coastline feature or another contour, in order to define closed areas. </text:p>
        <text:p text:style-name="P350"/>
        <text:p text:style-name="P347"><text:span text:style-name="T1">Spatial objects associated with approximate contours should be encoded using the attribute QUAPOS</text:span><text:span text:style-name="T3"> = 4</text:span><text:span text:style-name="T1"> (approximate)</text:span><text:span text:style-name="T3">.</text:span></text:p>
        <text:p text:style-name="P17"/>
        <text:p text:style-name="P10"/>
        <text:h text:style-name="P506" text:outline-level="2">5.3<text:tab/><text:tab/>Soundings (see M4 - §412)</text:h>
        <text:p text:style-name="P10"/>
        <text:p text:style-name="P75"><text:span text:style-name="T1">Geo object:<text:tab/><text:tab/>Sounding (</text:span><text:span text:style-name="T4">SOUNDG</text:span><text:span text:style-name="T1">)</text:span></text:p>
        <text:p text:style-name="P454">Attributes:<text:tab/><text:tab/>EXPSOU -<text:tab/>indicates objects with a “value of sounding” within or not within the range of depth of the surrounding area</text:p>
        <text:p text:style-name="P374">NOBJNM<text:tab/><text:tab/>OBJNAM</text:p>
        <text:p text:style-name="P374">QUASOU -<text:tab/>see Table 5.1 below</text:p>
        <text:p text:style-name="P372"><text:span text:style-name="T1">SOUACC -<text:tab/>see use of the meta object </text:span><text:span text:style-name="T4">M_QUAL </text:span><text:span text:style-name="T1">(clauses 2.2.3.1 and 2.2.3.4)</text:span></text:p>
        <text:p text:style-name="P372"><text:span text:style-name="T1">STATUS - </text:span><text:span text:style-name="T3"><text:tab/>18 - </text:span><text:span text:style-name="T1">existence doubtful</text:span></text:p>
        <text:p text:style-name="P374">TECSOU -<text:tab/>only for lower reliability soundings</text:p>
        <text:p text:style-name="P372"><text:span text:style-name="T10">VERDAT</text:span><text:span text:style-name="T1"><text:tab/><text:tab/>INFORM<text:tab/><text:tab/>NINFOM</text:span></text:p>
        <text:p text:style-name="P374">SORDAT - <text:tab/>see Table 5.1 below</text:p>
        <text:p text:style-name="P375"/>
        <table:table table:name="Tableau3" table:style-name="Tableau3">
          <table:table-column table:style-name="Tableau3.A"/>
          <table:table-column table:style-name="Tableau3.B" table:number-columns-repeated="2"/>
          <table:table-column table:style-name="Tableau3.D" table:number-columns-repeated="2"/>
          <table:table-column table:style-name="Tableau3.F"/>
          <table:table-row table:style-name="Tableau3.1">
            <table:table-cell table:style-name="Tableau3.A1" office:value-type="string">
              <text:p text:style-name="P95"/>
              <text:p text:style-name="P441">Sounding</text:p>
            </table:table-cell>
            <table:table-cell table:style-name="Tableau3.B1" office:value-type="string">
              <text:p text:style-name="P95"/>
              <text:p text:style-name="P442">M4</text:p>
            </table:table-cell>
            <table:table-cell table:style-name="Tableau3.B1" office:value-type="string">
              <text:p text:style-name="P95"/>
              <text:p text:style-name="P442">INT 1</text:p>
            </table:table-cell>
            <table:table-cell table:style-name="Tableau3.B1" office:value-type="string">
              <text:p text:style-name="P95"/>
              <text:p text:style-name="P442">QUAPOS</text:p>
            </table:table-cell>
            <table:table-cell table:style-name="Tableau3.B1" office:value-type="string">
              <text:p text:style-name="P95"/>
              <text:p text:style-name="P442">QUASOU</text:p>
            </table:table-cell>
            <table:table-cell table:style-name="Tableau3.F1" office:value-type="string">
              <text:p text:style-name="P95"/>
              <text:p text:style-name="P441">Remarks</text:p>
            </table:table-cell>
          </table:table-row>
          <table:table-row table:style-name="Tableau3.1">
            <table:table-cell table:style-name="Tableau3.A2" office:value-type="string">
              <text:p text:style-name="P95"/>
              <text:p text:style-name="P441">In true position</text:p>
            </table:table-cell>
            <table:table-cell table:style-name="Tableau3.A2" office:value-type="string">
              <text:p text:style-name="P95"/>
              <text:p text:style-name="P442">412.1</text:p>
            </table:table-cell>
            <table:table-cell table:style-name="Tableau3.A2" office:value-type="string">
              <text:p text:style-name="P95"/>
              <text:p text:style-name="P442">II10</text:p>
            </table:table-cell>
            <table:table-cell table:style-name="Tableau3.A2" office:value-type="string">
              <text:p text:style-name="P100"/>
              <text:p text:style-name="P443"/>
            </table:table-cell>
            <table:table-cell table:style-name="Tableau3.A2" office:value-type="string">
              <text:p text:style-name="P100"/>
              <text:p text:style-name="P443">1</text:p>
            </table:table-cell>
            <table:table-cell table:style-name="Tableau3.F2" office:value-type="string">
              <text:p text:style-name="P100"/>
              <text:p text:style-name="P405"><text:span text:style-name="T33">Should be encoded using QUAPOS =</text:span><text:span text:style-name="T32"> 10</text:span></text:p>
            </table:table-cell>
          </table:table-row>
          <table:table-row table:style-name="Tableau3.1">
            <table:table-cell table:style-name="Tableau3.A2" office:value-type="string">
              <text:p text:style-name="P95"/>
              <text:p text:style-name="P97">Out of position</text:p>
              <text:p text:style-name="P441">on paper chart</text:p>
            </table:table-cell>
            <table:table-cell table:style-name="Tableau3.A2" office:value-type="string">
              <text:p text:style-name="P95"/>
              <text:p text:style-name="P442">412.2</text:p>
            </table:table-cell>
            <table:table-cell table:style-name="Tableau3.A2" office:value-type="string">
              <text:p text:style-name="P95"/>
              <text:p text:style-name="P96">II11</text:p>
              <text:p text:style-name="P442">II12</text:p>
            </table:table-cell>
            <table:table-cell table:style-name="Tableau3.A2" office:value-type="string">
              <text:p text:style-name="P100"/>
              <text:p text:style-name="P443"/>
            </table:table-cell>
            <table:table-cell table:style-name="Tableau3.A2" office:value-type="string">
              <text:p text:style-name="P100"/>
              <text:p text:style-name="P443">1</text:p>
            </table:table-cell>
            <table:table-cell table:style-name="Tableau3.F2" office:value-type="string">
              <text:p text:style-name="P100"/>
              <text:p text:style-name="P441">Spatial object must be encoded at the true position. <text:s/>There is no “sounding, out of position” in an ENC.</text:p>
            </table:table-cell>
          </table:table-row>
          <table:table-row table:style-name="Tableau3.1">
            <table:table-cell table:style-name="Tableau3.A2" office:value-type="string">
              <text:p text:style-name="P95"/>
              <text:p text:style-name="P441">No bottom found</text:p>
            </table:table-cell>
            <table:table-cell table:style-name="Tableau3.A2" office:value-type="string">
              <text:p text:style-name="P95"/>
              <text:p text:style-name="P442">412.3</text:p>
            </table:table-cell>
            <table:table-cell table:style-name="Tableau3.A2" office:value-type="string">
              <text:p text:style-name="P95"/>
              <text:p text:style-name="P442">II13</text:p>
            </table:table-cell>
            <table:table-cell table:style-name="Tableau3.A2" office:value-type="string">
              <text:p text:style-name="P100"/>
              <text:p text:style-name="P443"/>
            </table:table-cell>
            <table:table-cell table:style-name="Tableau3.A2" office:value-type="string">
              <text:p text:style-name="P100"/>
              <text:p text:style-name="P443">5</text:p>
            </table:table-cell>
            <table:table-cell table:style-name="Tableau3.F2" office:value-type="string">
              <text:p text:style-name="P95"/>
              <text:p text:style-name="P441"/>
            </table:table-cell>
          </table:table-row>
          <table:table-row table:style-name="Tableau3.1">
            <table:table-cell table:style-name="Tableau3.A2" office:value-type="string">
              <text:p text:style-name="P95"/>
              <text:p text:style-name="P441">Lower reliability</text:p>
            </table:table-cell>
            <table:table-cell table:style-name="Tableau3.A2" office:value-type="string">
              <text:p text:style-name="P95"/>
              <text:p text:style-name="P442">412.4</text:p>
            </table:table-cell>
            <table:table-cell table:style-name="Tableau3.A2" office:value-type="string">
              <text:p text:style-name="P95"/>
              <text:p text:style-name="P442">II14</text:p>
            </table:table-cell>
            <table:table-cell table:style-name="Tableau3.A2" office:value-type="string">
              <text:p text:style-name="P100"/>
              <text:p text:style-name="P443">4</text:p>
            </table:table-cell>
            <table:table-cell table:style-name="Tableau3.A2" office:value-type="string">
              <text:p text:style-name="P100"/>
              <text:p text:style-name="P443">4</text:p>
            </table:table-cell>
            <table:table-cell table:style-name="Tableau3.F2" office:value-type="string">
              <text:p text:style-name="P95"/>
              <text:p text:style-name="P441"/>
            </table:table-cell>
          </table:table-row>
          <table:table-row table:style-name="Tableau3.1">
            <table:table-cell table:style-name="Tableau3.A2" office:value-type="string">
              <text:p text:style-name="P95"/>
              <text:p text:style-name="P441">Drying</text:p>
            </table:table-cell>
            <table:table-cell table:style-name="Tableau3.A2" office:value-type="string">
              <text:p text:style-name="P95"/>
              <text:p text:style-name="P442">413</text:p>
            </table:table-cell>
            <table:table-cell table:style-name="Tableau3.A2" office:value-type="string">
              <text:p text:style-name="P95"/>
              <text:p text:style-name="P442">II15</text:p>
            </table:table-cell>
            <table:table-cell table:style-name="Tableau3.A2" office:value-type="string">
              <text:p text:style-name="P100"/>
              <text:p text:style-name="P443"/>
            </table:table-cell>
            <table:table-cell table:style-name="Tableau3.A2" office:value-type="string">
              <text:p text:style-name="P100"/>
              <text:p text:style-name="P443">1</text:p>
            </table:table-cell>
            <table:table-cell table:style-name="Tableau3.F2" office:value-type="string">
              <text:p text:style-name="P100"/>
              <text:p text:style-name="P441">Negative value</text:p>
            </table:table-cell>
          </table:table-row>
          <table:table-row table:style-name="Tableau3.1">
            <table:table-cell table:style-name="Tableau3.A2" office:value-type="string">
              <text:p text:style-name="P95"/>
              <text:p text:style-name="P441">Doubtful</text:p>
            </table:table-cell>
            <table:table-cell table:style-name="Tableau3.A2" office:value-type="string">
              <text:p text:style-name="P95"/>
              <text:p text:style-name="P442">424.4</text:p>
            </table:table-cell>
            <table:table-cell table:style-name="Tableau3.A2" office:value-type="string">
              <text:p text:style-name="P95"/>
              <text:p text:style-name="P442">II2</text:p>
            </table:table-cell>
            <table:table-cell table:style-name="Tableau3.A2" office:value-type="string">
              <text:p text:style-name="P100"/>
              <text:p text:style-name="P443"/>
            </table:table-cell>
            <table:table-cell table:style-name="Tableau3.A2" office:value-type="string">
              <text:p text:style-name="P100"/>
              <text:p text:style-name="P443">3</text:p>
            </table:table-cell>
            <table:table-cell table:style-name="Tableau3.F2" office:value-type="string">
              <text:p text:style-name="P95"/>
              <text:p text:style-name="P405"><text:span text:style-name="T33">Existence doubtful should be encoded using STATUS = </text:span><text:span text:style-name="T32">18</text:span></text:p>
            </table:table-cell>
          </table:table-row>
          <table:table-row table:style-name="Tableau3.1">
            <table:table-cell table:style-name="Tableau3.A2" office:value-type="string">
              <text:p text:style-name="P95"/>
              <text:p text:style-name="P441">Reported but not confirmed</text:p>
            </table:table-cell>
            <table:table-cell table:style-name="Tableau3.A2" office:value-type="string">
              <text:p text:style-name="P95"/>
              <text:p text:style-name="P442"/>
            </table:table-cell>
            <table:table-cell table:style-name="Tableau3.A2" office:value-type="string">
              <text:p text:style-name="P95"/>
              <text:p text:style-name="P442">II4</text:p>
            </table:table-cell>
            <table:table-cell table:style-name="Tableau3.A2" office:value-type="string">
              <text:p text:style-name="P95"/>
              <text:p text:style-name="P442">8</text:p>
            </table:table-cell>
            <table:table-cell table:style-name="Tableau3.A2" office:value-type="string">
              <text:p text:style-name="P95"/>
              <text:p text:style-name="P442">9</text:p>
            </table:table-cell>
            <table:table-cell table:style-name="Tableau3.F2" office:value-type="string">
              <text:p text:style-name="P95"/>
              <text:p text:style-name="P441">If available, the year of report must be encoded using the attribute SORDAT</text:p>
            </table:table-cell>
          </table:table-row>
          <table:table-row table:style-name="Tableau3.1">
            <table:table-cell table:style-name="Tableau3.A9" office:value-type="string">
              <text:p text:style-name="P95"/>
              <text:p text:style-name="P441"/>
            </table:table-cell>
            <table:table-cell table:style-name="Tableau3.A9" office:value-type="string">
              <text:p text:style-name="P95"/>
              <text:p text:style-name="P442"/>
            </table:table-cell>
            <table:table-cell table:style-name="Tableau3.A9" office:value-type="string">
              <text:p text:style-name="P95"/>
              <text:p text:style-name="P442"/>
            </table:table-cell>
            <table:table-cell table:style-name="Tableau3.A9" office:value-type="string">
              <text:p text:style-name="P95"/>
              <text:p text:style-name="P442"/>
            </table:table-cell>
            <table:table-cell table:style-name="Tableau3.A9" office:value-type="string">
              <text:p text:style-name="P95"/>
              <text:p text:style-name="P442"/>
            </table:table-cell>
            <table:table-cell table:style-name="Tableau3.A9" office:value-type="string">
              <text:p text:style-name="P95"/>
              <text:p text:style-name="P444">table 5.1</text:p>
            </table:table-cell>
          </table:table-row>
        </table:table>
        <text:p text:style-name="P10"/>
        <text:p text:style-name="P75"><text:span text:style-name="T1">A sounding associated with a rock or coral pinnacle which is an obstruction to navigation must be encoded using the object class </text:span><text:span text:style-name="T4">UWTROC</text:span><text:span text:style-name="T1"> (INT1 IK14) with attribute VALSOU populated with the value of the sounding.</text:span></text:p>
        <text:p text:style-name="P10"/>
        <text:p text:style-name="P10">The geometry of soundings is held in a 3 dimensional array (latitude, longitude, depth). <text:s/>In the interests of efficiency, multiple soundings should be encoded in one spatial object, provided that all the spatial and geo object attributes are common to the group.</text:p>
        <text:p text:style-name="P10"/>
        <text:p text:style-name="P10">As the sounding multiplication factor (SOMF) for ENC is always 10, soundings must only be encoded to one decimal place of a metre. <text:s/>Drying soundings must be indicated by a negative value.</text:p>
        <text:p text:style-name="P10"/>
        <text:p text:style-name="P10">For soundings surrounded by a danger line, see clause 6.3.</text:p>
        <text:p text:style-name="P10"/>
        <text:p text:style-name="P10"/>
        <text:h text:style-name="P506" text:outline-level="2">5.4<text:tab/><text:tab/>Depth areas</text:h>
        <text:p text:style-name="P350"/>
        <text:h text:style-name="P515" text:outline-level="3">5.4.1<text:tab/><text:tab/>Geo object depth areas</text:h>
        <text:p text:style-name="P350"/>
        <text:p text:style-name="P561">The sea area, the intertidal area and the navigable parts of rivers, lakes and canals must be divided into depth areas, each of them having a range of depth.</text:p>
        <text:p text:style-name="P350"/>
        <text:p text:style-name="P350">As many depth areas as possible must be created using encoded depth contours.</text:p>
        <text:p text:style-name="P350"/>
        <text:p text:style-name="P81"><text:span text:style-name="T1">In the maritime area, there may be a discontinuity in the succession of minimum and maximum depths of adjoining Group 1 area objects (e.g. attributes DRVAL1 and DRVAL2 for </text:span><text:span text:style-name="T4">DEPARE</text:span><text:span text:style-name="T1"> and</text:span><text:span text:style-name="T4"> DRGARE</text:span><text:span text:style-name="T1"> objects, or height of the coastline (-H) for other Group 1 objects). <text:s/>If this occurs, a </text:span><text:span text:style-name="T4">DEPARE</text:span><text:span text:style-name="T1"> object of type line must be created to fill this gap.</text:span></text:p>
        <text:p text:style-name="P17"/>
        <text:p text:style-name="P81"><text:span text:style-name="T4">DEPARE</text:span><text:span text:style-name="T1"> objects of type line are used to ensure the continuity of the line making up the safety contour on an ECDIS, taking into account the requirement of S-52 that a safety contour should be displayed to enable the mariner to clearly see the dividing line between safe and unsafe water.</text:span></text:p>
        <text:p text:style-name="P17"/>
        <text:p text:style-name="P81"><text:soft-page-break/><text:span text:style-name="T1">A </text:span><text:span text:style-name="T4">DEPARE</text:span><text:span text:style-name="T1"> object of type line must be encoded where two or more of the contours in a data set merge to form a single “cliff contour”. <text:s/>This may happen naturally, or at a dredged area boundary, at a coastline or shoreline construction, etc. <text:s/>However, a </text:span><text:span text:style-name="T4">DEPARE</text:span><text:span text:style-name="T1"> object of type line may also be created at the borders of area objects </text:span><text:span text:style-name="T4">DEPARE</text:span><text:span text:style-name="T1"> and </text:span><text:span text:style-name="T4">DRGARE</text:span><text:span text:style-name="T1"> when there is no discontinuity in the succession of their minimum and maximum depths, and the limit between the two objects does not contain any </text:span><text:span text:style-name="T4">COALNE</text:span><text:span text:style-name="T1">, </text:span><text:span text:style-name="T4">DAMCON</text:span><text:span text:style-name="T1">, </text:span><text:span text:style-name="T4">DEPCNT</text:span><text:span text:style-name="T1">, </text:span><text:span text:style-name="T4">GATCON</text:span><text:span text:style-name="T1">, </text:span><text:span text:style-name="T4">LNDARE</text:span><text:span text:style-name="T1"> or </text:span><text:span text:style-name="T4">SLCONS</text:span><text:span text:style-name="T1"> objects of type line.</text:span></text:p>
        <text:p text:style-name="P10"/>
        <text:p text:style-name="P401"><text:span text:style-name="T1">A </text:span><text:span text:style-name="T4">DEPARE</text:span><text:span text:style-name="T1"> object of type line may also be created at the borders of </text:span><text:span text:style-name="T4">FLODOC</text:span><text:span text:style-name="T1">, </text:span><text:span text:style-name="T4">HULKES</text:span><text:span text:style-name="T1">,</text:span><text:span text:style-name="T4"> PONTON</text:span><text:span text:style-name="T1">, </text:span><text:span text:style-name="T4">UNSARE</text:span><text:span text:style-name="T1"> and</text:span><text:span text:style-name="T4"> LNDARE</text:span><text:span text:style-name="T1"> objects of type area. <text:s/>In all such cases, the DRVAL1 of the </text:span><text:span text:style-name="T4">DEPARE</text:span><text:span text:style-name="T1"> line objects should be set to -H (see definition of H in Figure 6 below).</text:span></text:p>
        <text:p text:style-name="P10"/>
        <text:p text:style-name="P75"><text:span text:style-name="T4">DEPARE</text:span><text:span text:style-name="T1"> objects of type area are part of Group 1.</text:span></text:p>
        <text:p text:style-name="P10"/>
        <text:p text:style-name="P75"><text:span text:style-name="T1">Geo object:<text:tab/><text:tab/>Depth area (</text:span><text:span text:style-name="T4">DEPARE</text:span><text:span text:style-name="T1">)</text:span></text:p>
        <text:p text:style-name="P75"><text:span text:style-name="T1">Attributes:<text:tab/><text:tab/></text:span><text:span text:style-name="T5">DRVAL1</text:span><text:span text:style-name="T1"> -<text:tab/>(see clause 5.4.3)</text:span></text:p>
        <text:p text:style-name="P372"><text:span text:style-name="T5">DRVAL2</text:span><text:span text:style-name="T1"> - <text:tab/>(see clause 5.4.3)</text:span></text:p>
        <text:p text:style-name="P372"><text:span text:style-name="T1">QUASOU<text:tab/></text:span><text:span text:style-name="T10">SOUACC</text:span><text:span text:style-name="T1"><text:tab/></text:span><text:span text:style-name="T10">VERDAT</text:span><text:span text:style-name="T1"><text:tab/><text:tab/>INFORM<text:tab/><text:tab/>NINFOM</text:span></text:p>
        <text:p text:style-name="P10"/>
        <text:list text:style-name="WW8Num8">
          <text:list-item>
            <text:list>
              <text:list-item>
                <text:list>
                  <text:list-item>
                    <text:h text:style-name="P522" text:outline-level="3">Geometry of depth areas</text:h>
                  </text:list-item>
                </text:list>
              </text:list-item>
            </text:list>
          </text:list-item>
        </text:list>
        <text:p text:style-name="Standard"/>
        <text:p text:style-name="P17">Where areas are not closed on the source, it may be necessary to close these areas using edges without associated line objects. <text:s/>This is mandatory at the boundary of a cell (see Figure 5).</text:p>
        <text:p text:style-name="Standard"/>
        <text:p text:style-name="P17"/>
        <text:p text:style-name="P10"><draw:frame draw:style-name="fr5" draw:name="Cadre7" text:anchor-type="paragraph" svg:x="0.092cm" svg:y="0.002cm" svg:width="15.732cm" draw:z-index="10"><draw:text-box fo:min-height="0.37cm"><text:p text:style-name="P349"><draw:frame draw:style-name="fr10" draw:name="Image5" text:anchor-type="as-char" svg:width="15.737cm" svg:height="6.308cm" draw:z-index="12"><draw:image xlink:href="Pictures/20000108000280600000DBA03825488B.wmf" xlink:type="simple" xlink:show="embed" xlink:actuate="onLoad"/></draw:frame></text:p><text:p text:style-name="P564"/><text:p text:style-name="P564">Figure 5 – Geometry of depth areas</text:p></draw:text-box></draw:frame>Remarks:</text:p>
        <text:list text:style-name="WW8Num80">
          <text:list-item>
            <text:p text:style-name="P202"><text:span text:style-name="T1">For short isolated sections of </text:span><text:span text:style-name="T4">DEPCNT</text:span><text:span text:style-name="T1"> objects such as (bc), it is up to the producing authority whether to encode the small area (abcda)</text:span><text:span text:style-name="T4"> </text:span><text:span text:style-name="T1">as a separate </text:span><text:span text:style-name="T4">DEPARE</text:span><text:span text:style-name="T1"> object of type area, or to encode only the line (bc) as a floating</text:span><text:span text:style-name="T4"> DEPCNT </text:span><text:span text:style-name="T1">object.</text:span></text:p>
          </text:list-item>
        </text:list>
        <text:p text:style-name="P10"/>
        <text:p text:style-name="P10"/>
        <text:h text:style-name="P515" text:outline-level="3"><text:soft-page-break/>5.4.3<text:tab/><text:tab/>Use of attributes DRVAL1 and DRVAL2 for depth areas in general</text:h>
        <text:p text:style-name="P350"/>
        <text:p text:style-name="P350">For each depth area of type area, DRVAL1 and DRVAL2 should be encoded with the values corresponding to the shallowest and deepest depths in that area. <text:s/>These values, except for the shallowest and deepest areas, should be chosen from the values of the depth contours encoded in the data set.</text:p>
        <text:p text:style-name="P350"/>
        <text:p text:style-name="P81"><text:span text:style-name="T1">The overall succession of DRVAL1 and DRVAL2 in the whole maritime area should be continuous (no gaps, no overlaps). <text:s/>Therefore, for each </text:span><text:span text:style-name="T4">DEPARE</text:span><text:span text:style-name="T1"> object of type line, DRVAL1 usually takes the maximum value (DRVAL2) of the shallowest adjoining Group 1 </text:span><text:span text:style-name="T4">DEPARE </text:span><text:span text:style-name="T1">or </text:span><text:span text:style-name="T4">DRGARE</text:span><text:span text:style-name="T1"> area object, and DRVAL2 takes the minimum value (DRVAL1) of the deepest adjoining </text:span><text:span text:style-name="T4">DEPARE</text:span><text:span text:style-name="T1"> or </text:span><text:span text:style-name="T4">DRGARE</text:span><text:span text:style-name="T1"> area object. <text:s/>However, in some cases DRVAL1 and DRVAL2 may be set to the same value, dependent upon the information shown on the source data. <text:s/>Also, if the shallowest adjoining Group 1 area is a </text:span><text:span text:style-name="T4">FLODOC</text:span><text:span text:style-name="T1">, </text:span><text:span text:style-name="T4">HULKES</text:span><text:span text:style-name="T1">, </text:span><text:span text:style-name="T4">LNDARE</text:span><text:span text:style-name="T1">,</text:span><text:span text:style-name="T4"> PONTON</text:span><text:span text:style-name="T1"> or </text:span><text:span text:style-name="T4">UNSARE</text:span><text:span text:style-name="T1"> object of type area, the DRVAL1 value of the </text:span><text:span text:style-name="T4">DEPARE</text:span><text:span text:style-name="T1"> line object, if required, should be set to -H (see definition of H in Figure 6 below).</text:span></text:p>
        <text:p text:style-name="P10"/>
        <text:p text:style-name="P75"><text:span text:style-name="T1">A drying area, within which a drying height is indicated without a true position, should be encoded using a </text:span><text:span text:style-name="T4">DEPARE</text:span><text:span text:style-name="T1"> object, with DRVAL1 usually set to -H and DRVAL2 set to a data set contour value (usually zero). <text:s/>The drying height should be encoded using the attribute INFORM on the </text:span><text:span text:style-name="T4">DEPARE </text:span><text:span text:style-name="T1">object (e.g. </text:span><text:span text:style-name="T3">Dries 1.4</text:span><text:span text:style-name="T1">).</text:span></text:p>
        <text:p text:style-name="P10"/>
        <text:p text:style-name="P10"><draw:frame draw:style-name="fr6" draw:name="Cadre8" text:anchor-type="paragraph" svg:x="4.313cm" svg:y="2.551cm" svg:width="12.492cm" svg:height="13.458cm" draw:z-index="11"><draw:text-box><text:p text:style-name="P349"/><text:p text:style-name="P564"/></draw:text-box></draw:frame></text:p>
        <text:p text:style-name="P115"/>
        <text:p text:style-name="P10"/>
        <text:p text:style-name="P10"><draw:frame draw:style-name="fr10" draw:name="Image6" text:anchor-type="as-char" svg:width="12.483cm" svg:height="12.494cm" draw:z-index="14"><draw:image xlink:href="Pictures/2000032900025F9D000236AF54448D5A.wmf" xlink:type="simple" xlink:show="embed" xlink:actuate="onLoad"/></draw:frame></text:p>
        <text:p text:style-name="P565"><text:tab/><text:tab/><text:tab/><text:tab/><text:tab/><text:tab/><text:tab/><text:tab/><text:tab/><text:tab/><text:tab/><text:tab/>Figure 6 – Depth areas</text:p>
        <text:p text:style-name="P10"/>
        <text:p text:style-name="P10"/>
        <text:p text:style-name="P25"/>
        <text:p text:style-name="P75"><text:span text:style-name="T4">(a)</text:span><text:span text:style-name="T1">: H = Height of the coastline datum above sounding datum, or a rounded value (e.g. (1) the value of the highest drying contour indicated on the source document; (2) zero, if the coastline datum is the same as the sounding datum).</text:span></text:p>
        <text:p text:style-name="P10"/>
        <text:p text:style-name="P560">In the following clauses, the paragraph numbers refer to the item numbers in Figure 6. These clauses do not cover all encoding scenarios and must be used in conjunction with the clauses associated with Figure 7 in clause 5.4.4 below.</text:p>
        <text:p text:style-name="P360"/>
        <text:p text:style-name="P457">1.<text:tab/>If the depth area is bounded by two or more depth contours:<text:tab/><text:tab/></text:p>
        <text:p text:style-name="P458"><text:tab/>DRVAL1 should take the value of the data set depth contour immediately shallower than the value of DRVAL2.</text:p>
        <text:p text:style-name="P459">DRVAL2 should take the value of the deepest depth contour bounding the area.</text:p>
        <text:p text:style-name="P459"/>
        <text:list text:style-name="WW8Num124">
          <text:list-item>
            <text:p text:style-name="P329">If the deepest depth is shown by a depth contour, and the shallowest depth is shown by a sounding (a shoal):</text:p>
          </text:list-item>
        </text:list>
        <text:p text:style-name="P460">DRVAL1 should take the value of the data set depth contour immediately shallower than the value of the sounding or ‑H.</text:p>
        <text:p text:style-name="P461">DRVAL2 should take the value of the depth contour.</text:p>
        <text:p text:style-name="P462"><text:soft-page-break/>3.<text:tab/>If the deepest depth is shown by a sounding and the shallowest depth is shown by a depth contour (a deep):</text:p>
        <text:p text:style-name="P459">DRVAL1 should take the value of the depth contour.</text:p>
        <text:p text:style-name="P460">DRVAL2 should take the value of the data set depth contour immediately deeper than or equal to the value of the sounding.</text:p>
        <text:p text:style-name="P21"/>
        <text:p text:style-name="P21">4.<text:tab/>If the shallowest depth is defined by the coastline:</text:p>
        <text:p text:style-name="P461">DRVAL1 should take the value of -H.</text:p>
        <text:p text:style-name="P461">DRVAL2 should take the value of the shallowest data set depth contour bounding the area.</text:p>
        <text:p text:style-name="P21"/>
        <text:p text:style-name="P464">5.<text:tab/>If the depth area is bounded by only one depth contour, contains no soundings, and is a shoal:</text:p>
        <text:p text:style-name="P461">DRVAL1 should take the value of the data set depth contour immediately shallower than the value of the depth contour, or -H.</text:p>
        <text:p text:style-name="P461">DRVAL2 should take the value of the depth contour.</text:p>
        <text:p text:style-name="P21"/>
        <text:p text:style-name="P464">6.<text:tab/>If the depth area is bounded by only one depth contour, contains no soundings, and is a deep:</text:p>
        <text:p text:style-name="P461">DRVAL1 should take the value of the depth contour.</text:p>
        <text:p text:style-name="P461">DRVAL2 should take the value of the data set depth contour immediately deeper than the value of the depth contour.</text:p>
        <text:p text:style-name="P21"/>
        <text:p text:style-name="P463"><text:span text:style-name="T1">7.<text:tab/>If two or more depth contours are merged (a cliff), a </text:span><text:span text:style-name="T4">DEPARE</text:span><text:span text:style-name="T1"> object of type line must be created at the same position:</text:span></text:p>
        <text:p text:style-name="P465"><text:span text:style-name="T1">DRVAL1 should take the value of the DRVAL2 of the shallowest </text:span><text:span text:style-name="T4">DEPARE </text:span><text:span text:style-name="T1">area object sharing the cliff as its boundary.</text:span></text:p>
        <text:p text:style-name="P467">DRVAL2 should take the value of the deepest of the merged depth contours.</text:p>
        <text:p text:style-name="P21"/>
        <text:p text:style-name="P463"><text:span text:style-name="T1">8.<text:tab/>If one or more depth contours are merged with the coastline, a </text:span><text:span text:style-name="T4">DEPARE</text:span><text:span text:style-name="T1"> object of type line must be created at the same position:</text:span></text:p>
        <text:p text:style-name="P467">DRVAL1 should take the value of -H.</text:p>
        <text:p text:style-name="P465"><text:span text:style-name="T1">DRVAL2 should take the value of the DRVAL1 of the </text:span><text:span text:style-name="T4">DEPARE</text:span><text:span text:style-name="T1"> area object for which the section of coastline forms the boundary.</text:span></text:p>
        <text:p text:style-name="P21"/>
        <text:p text:style-name="P464">9.<text:tab/>If the depth area is bounded by an incomplete depth contour on one side (such as in incompletely surveyed area), and a complete depth contour on the other:</text:p>
        <text:p text:style-name="P467">If encoded, DRVAL1 should take the value of the shallowest depth contour.</text:p>
        <text:p text:style-name="P467">If encoded, DRVAL2 should take the value of the deepest depth contour.</text:p>
        <text:p text:style-name="P466"><text:span text:style-name="T1">Note: The encoding of this </text:span><text:span text:style-name="T4">DEPARE</text:span><text:span text:style-name="T1"> object as a separate area is optional - see also Figure 5.</text:span></text:p>
        <text:p text:style-name="P21"/>
        <text:p text:style-name="P464">10.<text:tab/>If the depth area is bounded by complete depth contours, but contains an incomplete (floating) depth contour:</text:p>
        <text:p text:style-name="P467">DRVAL1 should take the value of the shallowest depth contour.</text:p>
        <text:p text:style-name="P467">DRVAL2 should take the value of the deepest depth contour.</text:p>
        <text:p text:style-name="P467"/>
        <text:h text:style-name="P525" text:outline-level="3">5.4.4<text:tab/><text:tab/>Use of attributes DRVAL1 and DRVAL2 for depth areas adjoining non-navigable waterways</text:h>
        <text:h text:style-name="P515" text:outline-level="3"/>
        <text:p text:style-name="P10"/>
        <text:p text:style-name="P75"><draw:frame draw:style-name="fr5" draw:name="Cadre9" text:anchor-type="paragraph" svg:x="0.002cm" svg:y="0.002cm" svg:width="14.471cm" draw:z-index="13"><draw:text-box fo:min-height="0.37cm"><text:p text:style-name="P349"><draw:frame draw:style-name="fr11" draw:name="Image7" text:anchor-type="as-char" svg:width="14.467cm" svg:height="5.586cm" draw:z-index="16"><draw:image xlink:href="Pictures/2000018900024CB30000D7CD6E46FA92.wmf" xlink:type="simple" xlink:show="embed" xlink:actuate="onLoad"/></draw:frame></text:p><text:p text:style-name="P564">Figure 7 – Depth areas at seaward end of a non-navigable waterway and approaches</text:p></draw:text-box></draw:frame></text:p>
        <text:p text:style-name="Body_20_Text_20_2">Remarks:</text:p>
        <text:list text:style-name="WW8Num104">
          <text:list-item>
            <text:p text:style-name="P78"><text:span text:style-name="T1"><text:tab/>The </text:span><text:span text:style-name="T4">DEPARE</text:span><text:span text:style-name="T1"> line objects (ab), (bd) and (de) should be encoded as a single linear feature object (abde).</text:span></text:p>
          </text:list-item>
        </text:list>
        <text:p text:style-name="P10"/>
        <text:p text:style-name="P10">In the following clauses, the paragraph numbers refer to the item numbers in Figure 7. <text:s/>These clauses do not cover all encoding scenarios and must be used in conjunction with the clauses associated with Figure 6 in clause 5.4.3 above.</text:p>
        <text:p text:style-name="P10"/>
        <text:p text:style-name="P392"><text:span text:style-name="T1">1.<text:tab/>If a depth area is intertidal and adjacent to a non-navigable waterway (</text:span><text:span text:style-name="T4">RIVERS</text:span><text:span text:style-name="T1">, </text:span><text:span text:style-name="T4">CANALS</text:span><text:span text:style-name="T1"> or </text:span><text:span text:style-name="T4">DOCARE </text:span><text:span text:style-name="T1">object):</text:span></text:p>
        <text:p text:style-name="P387">DRVAL1 should take the value of -H.</text:p>
        <text:p text:style-name="P366">DRVAL2 should take the value of the deepest depth contour bounding the area (normally zero). </text:p>
        <text:p text:style-name="P10"/>
        <text:p text:style-name="P391"><text:span text:style-name="T1">2.<text:tab/>If a depth area is always under water and adjacent to a non-navigable waterway (</text:span><text:span text:style-name="T4">RIVERS</text:span><text:span text:style-name="T1">, </text:span><text:span text:style-name="T4">CANALS</text:span><text:span text:style-name="T1"> or </text:span><text:span text:style-name="T4">DOCARE</text:span><text:span text:style-name="T1"> object):</text:span></text:p>
        <text:p text:style-name="P388"><text:span text:style-name="T1">DRVAL1 should take the value of the shallowest depth contour bounding the area, or the DRVAL2 of a </text:span><text:span text:style-name="T4">DEPARE</text:span><text:span text:style-name="T1"> line object sharing the contour, if it exists.</text:span></text:p>
        <text:p text:style-name="P366">DRVAL2 should take the value of the deepest depth contour bounding the area. <text:s/></text:p>
        <text:p text:style-name="P10"/>
        <text:p text:style-name="P392"><text:span text:style-name="T1">3.<text:tab/>If a depth area is always under water and adjacent to a non-navigable waterway, a </text:span><text:span text:style-name="T4">DEPARE</text:span><text:span text:style-name="T1"> object of type line should be created to close the non-navigable waterway. <text:s/>This border of the waterway may also be encoded as a masked line:</text:span></text:p>
        <text:p text:style-name="P389">DRVAL1 should take the value of -H.</text:p>
        <text:p text:style-name="P387">DRVAL2 should take the value of the DRVAL1 of the adjoining depth area.</text:p>
        <text:p text:style-name="P10"/>
        <text:p text:style-name="P392"><text:span text:style-name="T1">4.<text:tab/>If one or more depth contours merge with the coastline to form a cliff, a </text:span><text:span text:style-name="T4">DEPARE </text:span><text:span text:style-name="T1">object of type line should be created at the same position as the cliff:</text:span></text:p>
        <text:p text:style-name="P365">DRVAL1 should take the value of -H.</text:p>
        <text:p text:style-name="P376"><text:span text:style-name="T1">DRVAL2 should take the value of DRVAL1 of the area </text:span><text:span text:style-name="T4">DEPARE</text:span><text:span text:style-name="T1"> object for which the section of coastline forms part of the boundary.</text:span></text:p>
        <text:p text:style-name="P10"/>
        <text:p text:style-name="P391"><text:soft-page-break/><text:span text:style-name="T1">5.<text:tab/>If it is required to encode non-navigable waterways, they must be done using the object classes </text:span><text:span text:style-name="T4">CANALS, DOCARE </text:span><text:span text:style-name="T1">or </text:span><text:span text:style-name="T4">RIVERS</text:span><text:span text:style-name="T1">,</text:span><text:span text:style-name="T4"> </text:span><text:span text:style-name="T1">and must be covered by </text:span><text:span text:style-name="T4">LNDARE </text:span><text:span text:style-name="T1">or </text:span><text:span text:style-name="T4">UNSARE</text:span><text:span text:style-name="T1"> objects of type area.</text:span></text:p>
        <text:p text:style-name="P10"/>
        <text:p text:style-name="P10"/>
        <text:p text:style-name="P10"/>
        <text:h text:style-name="P528" text:outline-level="3"><draw:frame draw:style-name="fr5" draw:name="Cadre10" text:anchor-type="paragraph" svg:x="0.002cm" svg:y="1.536cm" svg:width="15.002cm" draw:z-index="15"><draw:text-box fo:min-height="0.37cm"><text:p text:style-name="P349"><draw:frame draw:style-name="fr11" draw:name="Image8" text:anchor-type="as-char" svg:width="14.993cm" svg:height="7.779cm" draw:z-index="18"><draw:image xlink:href="Pictures/2000021400026CA20001344D1CAE9281.wmf" xlink:type="simple" xlink:show="embed" xlink:actuate="onLoad"/></draw:frame></text:p><text:p text:style-name="P564">Figure 8 – Depth areas adjoining a shoreline construction</text:p></draw:text-box></draw:frame>5.4.5<text:tab/><text:tab/>Use of attributes DRVAL1 and DRVAL2 for depth areas adjoining constructions which are always dry</text:h>
        <text:p text:style-name="Standard"/>
        <text:p text:style-name="P89"/>
        <text:h text:style-name="P515" text:outline-level="3">5.4.6<text:tab/><text:tab/>Use of attributes DRVAL1 and DRVAL2 for depth areas adjoining a dredged area</text:h>
        <text:p text:style-name="P10"><draw:frame draw:style-name="fr7" draw:name="Cadre11" text:anchor-type="paragraph" svg:x="2.54cm" svg:y="0.787cm" svg:width="15.245cm" draw:z-index="17"><draw:text-box fo:min-height="9.897cm"><text:p text:style-name="P349"><text:bookmark-start text:name="_1080459554"/><text:bookmark-end text:name="_1080459554"/><text:bookmark-start text:name="_1077342490"/><text:bookmark-end text:name="_1077342490"/><draw:frame draw:style-name="fr12" draw:name="Objet1" text:anchor-type="as-char" svg:width="14.951cm" svg:height="9.606cm" draw:z-index="19"><draw:object-ole xlink:href="./Object 1" xlink:type="simple" xlink:show="embed" xlink:actuate="onLoad"/><draw:image xlink:href="./ObjectReplacements/Object 1" xlink:type="simple" xlink:show="embed" xlink:actuate="onLoad"/></draw:frame></text:p><text:p text:style-name="P564">Figure 9 – Depth areas adjoining a dredged area</text:p></draw:text-box></draw:frame></text:p>
        <text:p text:style-name="P10"><text:soft-page-break/></text:p>
        <text:p text:style-name="P75"><text:span text:style-name="T1">When a dredged area has a depth of dredging which is deeper than the DRVAL2 of adjoining Group 1 area objects (</text:span><text:span text:style-name="T4">DEPARE</text:span><text:span text:style-name="T1">), the boundary of the dredged area must be encoded as a series of </text:span><text:span text:style-name="T4">DEPARE</text:span><text:span text:style-name="T1"> objects of type line between each intersection with a depth contour:</text:span></text:p>
        <text:p text:style-name="P10">DRVAL1 should take the value of the maximum depth (DRVAL2) of the adjoining Group 1 area object, or -H.</text:p>
        <text:p text:style-name="P10">DRVAL2 should take the value of the depth of dredging.</text:p>
        <text:h text:style-name="P515" text:outline-level="3"/>
        <text:h text:style-name="P515" text:outline-level="3">5.4.7<text:tab/><text:tab/>Use of attributes DRVAL1 and DRVAL2 for dredged areas adjoining dredged areas</text:h>
        <text:p text:style-name="P350"/>
        <text:p text:style-name="P75"><draw:frame draw:style-name="fr2" draw:name="Cadre12" text:anchor-type="paragraph" svg:x="4.318cm" svg:y="0.09cm" svg:width="11.933cm" draw:z-index="20"><draw:text-box fo:min-height="4.071cm"><text:p text:style-name="P349"><text:bookmark-start text:name="_1077342855"/><text:bookmark-end text:name="_1077342855"/><text:bookmark-start text:name="_1077342637"/><text:bookmark-end text:name="_1077342637"/><text:bookmark-start text:name="_1077342600"/><text:bookmark-end text:name="_1077342600"/><text:bookmark-start text:name="_991137551"/><text:bookmark-end text:name="_991137551"/><draw:frame draw:style-name="fr13" draw:name="Objet2" text:anchor-type="as-char" svg:width="11.908cm" svg:height="6.934cm" draw:z-index="21"><draw:object-ole xlink:href="./Object 2" xlink:type="simple" xlink:show="embed" xlink:actuate="onLoad"/><draw:image xlink:href="./ObjectReplacements/Object 2" xlink:type="simple" xlink:show="embed" xlink:actuate="onLoad"/></draw:frame></text:p><text:p text:style-name="P566">Figure 10 – Dredged areas adjoining dredged areas</text:p></draw:text-box></draw:frame><text:span text:style-name="T1">In Figure 10, the following </text:span><text:span text:style-name="T4">DEPARE </text:span><text:span text:style-name="T1">objects of type line must be encoded, with the following attribute values (see clause 5.4.6):</text:span></text:p>
        <text:p text:style-name="P22"/>
        <text:p text:style-name="P468"><text:span text:style-name="T1">(ab)<text:tab/>DRVAL1 =<text:tab/></text:span><text:span text:style-name="T3">10</text:span><text:span text:style-name="T1"><text:tab/>DRVAL2 =<text:tab/></text:span><text:span text:style-name="T3">12</text:span><text:span text:style-name="T1"> </text:span></text:p>
        <text:p text:style-name="P468"><text:span text:style-name="T1">(cd)<text:tab/>DRVAL1 =<text:tab/></text:span><text:span text:style-name="T3">5</text:span><text:span text:style-name="T1"><text:tab/>DRVAL2 =<text:tab/></text:span><text:span text:style-name="T3">8.6</text:span></text:p>
        <text:p text:style-name="P468"><text:span text:style-name="T14">(de)<text:tab/>DRVAL1 =<text:tab/></text:span><text:span text:style-name="T15">5</text:span><text:span text:style-name="T14"><text:tab/>DRVAL2 =<text:tab/></text:span><text:span text:style-name="T15">9</text:span></text:p>
        <text:p text:style-name="P468"><text:span text:style-name="T1">(fg)<text:tab/>DRVAL1 =<text:tab/></text:span><text:span text:style-name="T3">5</text:span><text:span text:style-name="T1"><text:tab/>DRVAL2 =<text:tab/></text:span><text:span text:style-name="T3">8.6</text:span></text:p>
        <text:p text:style-name="P468"><text:span text:style-name="T1">(hi)<text:tab/>DRVAL1 =<text:tab/></text:span><text:span text:style-name="T3">10</text:span><text:span text:style-name="T1"><text:tab/>DRVAL2 =</text:span><text:span text:style-name="T3"><text:tab/>12</text:span><text:span text:style-name="T1"> </text:span></text:p>
        <text:p text:style-name="P10"/>
        <text:p text:style-name="P10">When the depth of dredging is within the range of depths of the adjoining depth area, there should be no geo feature object of type line encoded on the boundary (i.e (bc), (ei), (fh) in Figure 10).</text:p>
        <text:p text:style-name="P10"/>
        <text:p text:style-name="P10">When two dredged areas adjoin:</text:p>
        <text:p text:style-name="P75"><text:span text:style-name="T1">If the depths of dredging of the two adjoining dredged areas are either side of one or more data set depth contour intervals, the boundary must be encoded as a </text:span><text:span text:style-name="T4">DEPARE </text:span><text:span text:style-name="T1">object of type line:</text:span></text:p>
        <text:p text:style-name="P10">DRVAL1 should take the value of the depth of dredging of the shallower dredged area.</text:p>
        <text:p text:style-name="P10">DRVAL2 should take the value of the depth of dredging of the deeper dredged area. </text:p>
        <text:p text:style-name="P10"/>
        <text:p text:style-name="Body_20_Text_20_2">In Figure 10, this corresponds to the following boundaries:</text:p>
        <text:p text:style-name="P10"/>
        <text:p text:style-name="P469"><text:span text:style-name="T1">(bj)<text:tab/>DRVAL1 =<text:tab/></text:span><text:span text:style-name="T3">8.6</text:span><text:span text:style-name="T1"><text:tab/>DRVAL2 =<text:tab/></text:span><text:span text:style-name="T3">12</text:span></text:p>
        <text:p text:style-name="P469"><text:span text:style-name="T1">(ij)<text:tab/>DRVAL1 =<text:tab/></text:span><text:span text:style-name="T3">9</text:span><text:span text:style-name="T1"><text:tab/>DRVAL2 =<text:tab/></text:span><text:span text:style-name="T3">12</text:span></text:p>
        <text:p text:style-name="P469"><text:span text:style-name="T1">(hk)<text:tab/>DRVAL1 =<text:tab/></text:span><text:span text:style-name="T3">8.6</text:span><text:span text:style-name="T1"><text:tab/>DRVAL2 =<text:tab/></text:span><text:span text:style-name="T3">12</text:span></text:p>
        <text:p text:style-name="P17"/>
        <text:p text:style-name="P17">If the depths of two adjoining dredged areas fall within a data set depth contour interval, there should be no geo feature object of type line encoded on the boundary (i.e. (dj) in Figure 10).</text:p>
        <text:p text:style-name="P17"/>
        <text:p text:style-name="P10"><text:soft-page-break/></text:p>
        <text:p text:style-name="P10"/>
        <text:p text:style-name="P10"><text:bookmark-start text:name="_1030357008"/><text:bookmark-end text:name="_1030357008"/><text:bookmark-start text:name="_959599013"/><text:bookmark-end text:name="_959599013"/><text:bookmark-start text:name="_959598539"/><text:bookmark-end text:name="_959598539"/><draw:frame draw:style-name="fr14" draw:name="Objet3" text:anchor-type="as-char" svg:width="14.051cm" svg:height="6.484cm" draw:z-index="25"><draw:object-ole xlink:href="./Object 3" xlink:type="simple" xlink:show="embed" xlink:actuate="onLoad"/><draw:image xlink:href="./ObjectReplacements/Object 3" xlink:type="simple" xlink:show="embed" xlink:actuate="onLoad"/></draw:frame></text:p>
        <text:p text:style-name="P567"><text:tab/><text:tab/><text:tab/><text:tab/><text:tab/><text:tab/>Figure 11 – Linear depth areas along dredged area boundaries</text:p>
        <text:h text:style-name="P515" text:outline-level="3"/>
        <text:p text:style-name="P10">In Figure 11, the 5 metre dredged area extends into the 5-10 metre depth area. <text:s/>In order to ensure that the safety contour can be drawn correctly, linear depth areas ((bc) and (ah)) must be created with both DRVAL1 and DRVAL2 set to 5 metres along these sections of the boundary of the dredged area. <text:s/>There should be no linear depth areas between (ge) and (cd).</text:p>
        <text:p text:style-name="Standard"/>
        <text:p text:style-name="Standard"/>
        <text:h text:style-name="P515" text:outline-level="3">5.4.8<text:tab/><text:tab/>Rivers, canals, lakes, basins</text:h>
        <text:p text:style-name="P350"/>
        <text:p text:style-name="P345"><text:span text:style-name="T1">Where these areas are navigable at compilation scale, they must be encoded using the Group 1 object classes </text:span><text:span text:style-name="T4">DEPARE</text:span><text:span text:style-name="T1">, </text:span><text:span text:style-name="T4">DRGARE</text:span><text:span text:style-name="T1"> or </text:span><text:span text:style-name="T4">UNSARE</text:span><text:span text:style-name="T1">, and coastline-type object classes </text:span><text:span text:style-name="T4">COALNE</text:span><text:span text:style-name="T1"> or </text:span><text:span text:style-name="T4">SLCONS</text:span><text:span text:style-name="T1">. <text:s/>If it is required to encode the nature and name of the area, it must be done using the object class </text:span><text:span text:style-name="T4">SEAARE</text:span><text:span text:style-name="T1">.</text:span></text:p>
        <text:p text:style-name="P17"/>
        <text:p text:style-name="P75"><text:span text:style-name="T1">Where these areas are required and are not navigable at compilation scale, they must be encoded using the object classes </text:span><text:span text:style-name="T4">RIVERS</text:span><text:span text:style-name="T1">, </text:span><text:span text:style-name="T4">CANALS</text:span><text:span text:style-name="T1">, </text:span><text:span text:style-name="T4">LAKARE</text:span><text:span text:style-name="T1">, </text:span><text:span text:style-name="T4">DOCARE</text:span><text:span text:style-name="T1"> or </text:span><text:span text:style-name="T4">LOKBSN</text:span><text:span text:style-name="T1">. <text:s/>These objects must be covered by </text:span><text:span text:style-name="T4">LNDARE </text:span><text:span text:style-name="T1">or </text:span><text:span text:style-name="T4">UNSARE</text:span><text:span text:style-name="T1"> objects. <text:s/>Use of the object classes </text:span><text:span text:style-name="T4">CANBNK</text:span><text:span text:style-name="T1">, </text:span><text:span text:style-name="T4">LAKSHR</text:span><text:span text:style-name="T1"> and </text:span><text:span text:style-name="T4">RIVBNK</text:span><text:span text:style-name="T1"> is prohibited.</text:span></text:p>
        <text:p text:style-name="P10"/>
        <text:p text:style-name="P10"/>
        <text:h text:style-name="P506" text:outline-level="2">5.5<text:tab/><text:tab/>Dredged areas (see M4 - §414)</text:h>
        <text:p text:style-name="P10"/>
        <text:p text:style-name="P75"><text:span text:style-name="T1">If it is required to encode dredged areas, this must be done using the object class </text:span><text:span text:style-name="T4">DRGARE</text:span><text:span text:style-name="T1">.</text:span></text:p>
        <text:p text:style-name="P10"/>
        <text:p text:style-name="P75"><text:span text:style-name="T1">Geo object:<text:tab/><text:tab/>Dredged area (</text:span><text:span text:style-name="T4">DRGARE</text:span><text:span text:style-name="T1">)</text:span></text:p>
        <text:p text:style-name="P75"><text:span text:style-name="T1">Attributes:<text:tab/><text:tab/></text:span><text:span text:style-name="T5">DRVAL1</text:span><text:span text:style-name="T1"> -<text:tab/>depth of dredging</text:span></text:p>
        <text:p text:style-name="P398">DRVAL2 -<text:tab/>depth of dredging (if different to DRVAL1)</text:p>
        <text:p text:style-name="P374">NOBJNM<text:tab/><text:tab/>OBJNAM</text:p>
        <text:p text:style-name="P372"><text:span text:style-name="T1">QUASOU -<text:tab/></text:span><text:span text:style-name="T3">10 -</text:span><text:span text:style-name="T1"> maintained depth</text:span></text:p>
        <text:p text:style-name="P380"><text:span text:style-name="T3">11</text:span><text:span text:style-name="T1"> - not regularly maintained</text:span></text:p>
        <text:p text:style-name="P382">If encoded, the value of QUASOU must be one of the above</text:p>
        <text:p text:style-name="P374">RESTRN</text:p>
        <text:p text:style-name="P372"><text:span text:style-name="T1">SOUACC -<text:tab/>see use of </text:span><text:span text:style-name="T4">M_QUAL</text:span><text:span text:style-name="T1"> (clause 2.2.3.1)</text:span></text:p>
        <text:p text:style-name="P372"><text:span text:style-name="T1">TECSOU<text:tab/><text:tab/></text:span><text:span text:style-name="T10">VERDAT</text:span><text:span text:style-name="T1"> </text:span></text:p>
        <text:p text:style-name="P372"><text:span text:style-name="T1">INFORM - <text:tab/>date of dredging (e.g. </text:span><text:span text:style-name="T3">Dredged in 1995</text:span><text:span text:style-name="T1">)</text:span></text:p>
        <text:p text:style-name="P470"><text:span text:style-name="T1"><text:tab/><text:tab/><text:tab/><text:tab/>NINFOM - <text:tab/>date of dredging in national language (e.g. </text:span><text:span text:style-name="T3">Dragué en 1995</text:span><text:span text:style-name="T1">)</text:span></text:p>
        <text:p text:style-name="P10"><text:soft-page-break/></text:p>
        <text:p text:style-name="P561">Remarks:</text:p>
        <text:list text:style-name="WW8Num24">
          <text:list-item>
            <text:p text:style-name="P308"><text:span text:style-name="T4">DRGARE</text:span><text:span text:style-name="T1"> objects of type area are part of Group 1.</text:span></text:p>
          </text:list-item>
          <text:list-item>
            <text:p text:style-name="P290">For the encoding of the boundaries of a dredged area, see clauses 5.4.6 and 5.4.7.</text:p>
          </text:list-item>
        </text:list>
        <text:p text:style-name="P10"/>
        <text:p text:style-name="P10"/>
        <text:h text:style-name="P506" text:outline-level="2">5.6<text:tab/><text:tab/>Swept areas (see M4 - §415)</text:h>
        <text:p text:style-name="P350"/>
        <text:p text:style-name="P345"><text:span text:style-name="T1">If it is required to encode a swept area, it must be done using the object class </text:span><text:span text:style-name="T4">SWPARE</text:span><text:span text:style-name="T1">.</text:span></text:p>
        <text:p text:style-name="P350"/>
        <text:p text:style-name="P345"><text:span text:style-name="T1">Geo object:<text:tab/><text:tab/>Swept area (</text:span><text:span text:style-name="T4">SWPARE</text:span><text:span text:style-name="T1">)</text:span></text:p>
        <text:p text:style-name="P345"><text:span text:style-name="T1">Attributes:<text:tab/><text:tab/></text:span><text:span text:style-name="T5">DRVAL1</text:span><text:span text:style-name="T1"> -<text:tab/>swept depth</text:span></text:p>
        <text:p text:style-name="P396">QUASOU <text:tab/>SOUACC</text:p>
        <text:p text:style-name="P368"><text:span text:style-name="T1">TECSOU -<text:tab/></text:span><text:span text:style-name="T3">6</text:span><text:span text:style-name="T1"><text:tab/>- swept by wire-drag</text:span></text:p>
        <text:p text:style-name="P383"><text:span text:style-name="T3">8</text:span><text:span text:style-name="T1"><text:tab/>- swept by vertical acoustic system</text:span></text:p>
        <text:list text:style-name="WW8Num35">
          <text:list-item>
            <text:p text:style-name="P351">- swept by side scan sonar</text:p>
          </text:list-item>
        </text:list>
        <text:p text:style-name="P394">If encoded, the value of TECSOU must be one of the above </text:p>
        <text:p text:style-name="P368"><text:span text:style-name="T10">VERDAT</text:span><text:span text:style-name="T1"> </text:span></text:p>
        <text:p text:style-name="P368"><text:span text:style-name="T1">INFORM -<text:tab/>latest date of sweeping (e.g. </text:span><text:span text:style-name="T3">Swept in 1998</text:span><text:span text:style-name="T1">)</text:span></text:p>
        <text:p text:style-name="P369">NINFOM</text:p>
        <text:p text:style-name="P17"/>
        <text:p text:style-name="P75"><text:span text:style-name="T1">Spot soundings and depth contours shown in these areas must be encoded using </text:span><text:span text:style-name="T4">SOUNDG</text:span><text:span text:style-name="T1"> and </text:span><text:span text:style-name="T4">DEPCNT</text:span><text:span text:style-name="T1"> objects. <text:s/>Attributes QUASOU, SOUACC and TECSOU encoded on </text:span><text:span text:style-name="T4">SWPARE</text:span><text:span text:style-name="T1"> apply to the swept area only. When it is required to encode the quality of spot soundings and depth contours, it must be done using the meta object</text:span><text:span text:style-name="T4"> M_QUAL</text:span><text:span text:style-name="T1"> (see clause 2.2.3.1).</text:span></text:p>
        <text:p text:style-name="P10"/>
        <text:p text:style-name="P75"><text:span text:style-name="T1">Even if the area contains no spot soundings or depth contours, a </text:span><text:span text:style-name="T4">SWPARE</text:span><text:span text:style-name="T1"> object must overlap </text:span><text:span text:style-name="T4">DEPARE</text:span><text:span text:style-name="T1"> or </text:span><text:span text:style-name="T4">DRGARE</text:span><text:span text:style-name="T1"> objects. <text:s/>If there is insufficient depth information to allow the attributes DRVAL1 and DRVAL2 to be encoded on a </text:span><text:span text:style-name="T4">DEPARE</text:span><text:span text:style-name="T1"> or </text:span><text:span text:style-name="T4">DRGARE</text:span><text:span text:style-name="T1"> object, DRVAL1 should be set to the swept depth and DRVAL2 should be set to ‘unknown’.</text:span></text:p>
        <text:p text:style-name="P10"/>
        <text:p text:style-name="P558">Remarks:</text:p>
        <text:list text:style-name="WW8Num128">
          <text:list-item>
            <text:p text:style-name="P203"><text:span text:style-name="T1">When a swept area occupies an entire </text:span><text:span text:style-name="T4">M_QUAL</text:span><text:span text:style-name="T1"> area object and a </text:span><text:span text:style-name="T4">SWPARE</text:span><text:span text:style-name="T1"> object is not defined separately, DRVAL1 for the </text:span><text:span text:style-name="T4">M_QUAL</text:span><text:span text:style-name="T1"> object must be used to encode the swept depth. <text:s/>The attribute SOUACC may be used on the </text:span><text:span text:style-name="T4">M_QUAL</text:span><text:span text:style-name="T1"> object to specify the accuracy of the swept depth defined by DRVAL1 - the attribute POSACC must not be used. <text:s/>There must be no depth or positional accuracy information provided for any underlying soundings within the swept area.</text:span></text:p>
          </text:list-item>
          <text:list-item>
            <text:p text:style-name="P203"><text:span text:style-name="T1">When a swept area occupies an entire </text:span><text:span text:style-name="T4">M_QUAL</text:span><text:span text:style-name="T1"> area object and a </text:span><text:span text:style-name="T4">SWPARE</text:span><text:span text:style-name="T1"> object is defined separately, the DRVAL1 value encoded on the </text:span><text:span text:style-name="T4">M_QUAL </text:span><text:span text:style-name="T1">object must be the same as the DRVAL1 value encoded on the </text:span><text:span text:style-name="T4">SWPARE</text:span><text:span text:style-name="T1"> object. <text:s text:c="2"/>SOUACC may be used on the </text:span><text:span text:style-name="T4">M_QUAL </text:span><text:span text:style-name="T1">object to specify the accuracy of the swept depth - POSACC must not be used. <text:s/>There must be no depth or positional accuracy information provided for any underlying soundings within the swept area.</text:span></text:p>
          </text:list-item>
          <text:list-item>
            <text:p text:style-name="P203"><text:span text:style-name="T1">When a </text:span><text:span text:style-name="T4">SWPARE</text:span><text:span text:style-name="T1"> object exists within a </text:span><text:span text:style-name="T4">M_QUAL</text:span><text:span text:style-name="T1"> object, SOUACC must only be used on the </text:span><text:span text:style-name="T4">M_QUAL</text:span><text:span text:style-name="T1"> object if the same depth accuracy applies to the swept depth and to the soundings outside the swept area. <text:s/>POSACC must only be used to encode the accuracy of depths falling outside the boundaries of the swept area. <text:s/>There must be no depth or positional accuracy information provided for any underlying soundings within the swept area.</text:span></text:p>
          </text:list-item>
        </text:list>
        <text:p text:style-name="P10"/>
        <text:p text:style-name="P10"/>
        <text:h text:style-name="P506" text:outline-level="2"><text:soft-page-break/>5.7<text:tab/><text:tab/>Areas of continual change (see M4 - §416)</text:h>
        <text:p text:style-name="P350"/>
        <text:p text:style-name="P345"><text:span text:style-name="T1">If it is required to encode an area of continually changing depth, it must be done using the object class </text:span><text:span text:style-name="T4">CTNARE</text:span><text:span text:style-name="T1"> (see clause 6.6). <text:s/></text:span></text:p>
        <text:p text:style-name="P350"/>
        <text:p text:style-name="P350">Caution notes in such areas must be encoded using the attributes INFORM or TXTDSC (see clause 6.6).</text:p>
        <text:p text:style-name="P350"/>
        <text:p text:style-name="P345"><text:span text:style-name="T1">Such areas must always overlap </text:span><text:span text:style-name="T4">DEPARE</text:span><text:span text:style-name="T1"> objects.</text:span></text:p>
        <text:p text:style-name="P350"/>
        <text:p text:style-name="P350">An area with the indication "Less water" should be encoded using this method.</text:p>
        <text:p text:style-name="P350"/>
        <text:p text:style-name="P345"><text:span text:style-name="T1">If it is required to encode sand waves, they must be done using the object class </text:span><text:span text:style-name="T4">SNDWAV</text:span><text:span text:style-name="T1"> (see clause 7.2.1).</text:span></text:p>
        <text:p text:style-name="P17"/>
        <text:p text:style-name="P10"/>
        <text:h text:style-name="P506" text:outline-level="2">5.8<text:tab/><text:tab/>Areas with inadequate depth information (see M4 - §417)</text:h>
        <text:p text:style-name="P350"/>
        <text:h text:style-name="P515" text:outline-level="3">5.8.1<text:tab/><text:tab/>Unsurveyed areas</text:h>
        <text:p text:style-name="P350"/>
        <text:p text:style-name="P345"><text:span text:style-name="T1">Areas with no bathymetric survey information, and falling within a meta object </text:span><text:span text:style-name="T4">M_COVR</text:span><text:span text:style-name="T1"> area with attribute CATCOV = </text:span><text:span text:style-name="T3">1</text:span><text:span text:style-name="T1"> (coverage available), must be encoded using the object class </text:span><text:span text:style-name="T4">UNSARE</text:span><text:span text:style-name="T1">.</text:span></text:p>
        <text:p text:style-name="P17"/>
        <text:p text:style-name="P75"><text:span text:style-name="T1">Geo object:<text:tab/><text:tab/>Unsurveyed area (</text:span><text:span text:style-name="T4">UNSARE</text:span><text:span text:style-name="T1">)</text:span></text:p>
        <text:p text:style-name="P10">Attributes:<text:tab/><text:tab/>INFORM<text:tab/><text:tab/>NINFOM</text:p>
        <text:p text:style-name="P10"/>
        <text:p text:style-name="P10">Remarks:</text:p>
        <text:list text:style-name="WW8Num44">
          <text:list-item>
            <text:p text:style-name="P206"><text:span text:style-name="T4">UNSARE</text:span><text:span text:style-name="T1"> objects of type area are part of Group 1.</text:span></text:p>
          </text:list-item>
        </text:list>
        <text:p text:style-name="P10"/>
        <text:p text:style-name="P10"/>
        <text:h text:style-name="P515" text:outline-level="3">5.8.2<text:tab/><text:tab/>Incompletely surveyed areas</text:h>
        <text:p text:style-name="P10"/>
        <text:p text:style-name="P75"><text:span text:style-name="T1">An incompletely surveyed area should be encoded using either an </text:span><text:span text:style-name="T4">UNSARE</text:span><text:span text:style-name="T1"> object, within which soundings and contours may be encoded (but not depth areas), or using </text:span><text:span text:style-name="T4">DEPARE</text:span><text:span text:style-name="T1"> objects. <text:s/>The attributes DRVAL1 and DRVAL2 for such depth areas should have explicit values. </text:span></text:p>
        <text:p text:style-name="P10"/>
        <text:p text:style-name="P75"><text:span text:style-name="T1">The area must also be covered by </text:span><text:span text:style-name="T4">M_QUAL</text:span><text:span text:style-name="T1"> objects (see clause 2.2.3.1), with suitably defined attribute CATZOC values. <text:s/>Further information may be given using the meta object</text:span><text:span text:style-name="T4"> M_SREL</text:span><text:span text:style-name="T1">, where appropriate.</text:span></text:p>
        <text:p text:style-name="P10"/>
        <text:p text:style-name="P75"><text:span text:style-name="T1">A cautionary note should also be encoded using a </text:span><text:span text:style-name="T4">CTNARE</text:span><text:span text:style-name="T1"> object of type area</text:span><text:span text:style-name="T4"> <text:s/></text:span><text:span text:style-name="T1">(see clause 6.6).</text:span></text:p>
        <text:h text:style-name="Heading_20_3" text:outline-level="3"/>
        <text:h text:style-name="Heading_20_3" text:outline-level="3"/>
        <text:h text:style-name="Heading_20_3" text:outline-level="3">5.8.3 <text:tab/><text:tab/>Bathymetry in areas of minimal depiction of detail <text:span text:style-name="T1">on paper charts</text:span></text:h>
        <text:p text:style-name="P34"/>
        <text:p text:style-name="P103">Where areas of little or no depth information exist within a specified ENC usage, they should be encoded using one of the following options:</text:p>
        <text:p text:style-name="P103"/>
        <text:h text:style-name="P515" text:outline-level="3">5.8.3.1 <text:s/><text:tab/>Areas of omitted bathymetry</text:h>
        <text:p text:style-name="P9"/>
        <text:p text:style-name="P74"><text:span text:style-name="T1">Where larger scale coverage is available, the larger scale charts should be examined to determine the shallowest </text:span><text:span text:style-name="T4">DEPARE</text:span><text:span text:style-name="T1"> object within the whole of the area. <text:s/>One </text:span><text:span text:style-name="T4">DEPARE</text:span><text:span text:style-name="T1"> object should then be created, with attributes DRVAL1 and DRVAL2 encoded from the values obtained from the larger </text:span><text:soft-page-break/><text:span text:style-name="T1">scale. <text:s/></text:span><text:span text:style-name="T4">DEPARE</text:span><text:span text:style-name="T1"> objects of type line may be created to join the area of omitted bathymetry with adjoining known </text:span><text:span text:style-name="T4">DEPARE</text:span><text:span text:style-name="T1"> objects of type area.</text:span></text:p>
        <text:p text:style-name="P9"/>
        <text:p text:style-name="P74"><text:span text:style-name="T1">Where larger scale coverage does not exist, a single </text:span><text:span text:style-name="T4">DEPARE</text:span><text:span text:style-name="T1"> object should be created to cover the area of omitted bathymetry. <text:s/>The DRVAL1 value of the </text:span><text:span text:style-name="T4">DEPARE</text:span><text:span text:style-name="T1"> object should be set to the shallowest value appropriate to the colour tint that is applied to it (e.g. if blue tint is used for 5-20m areas, the DRVAL1 value for the area of omitted bathymetry should be set to 5). <text:s/>The DRVAL2 value should be set to the shallowest value of the surrounding Group 1 polygons. </text:span><text:span text:style-name="T4">DEPARE</text:span><text:span text:style-name="T1"> objects of type line may be created to join the area with adjoining known </text:span><text:span text:style-name="T4">DEPARE</text:span><text:span text:style-name="T1"> objects of type area.</text:span></text:p>
        <text:p text:style-name="P9"/>
        <text:p text:style-name="P74"><text:span text:style-name="T1">In either case, the areas should be covered by a </text:span><text:span text:style-name="T4">CTNARE</text:span><text:span text:style-name="T1"> object, the boundary of which follows exactly the surrounding Group 1 objects (see clause 2.8.2).</text:span></text:p>
        <text:p text:style-name="P2"/>
        <text:p text:style-name="P2"/>
        <text:list text:style-name="WW8Num66">
          <text:list-item>
            <text:list>
              <text:list-item>
                <text:list>
                  <text:list-item>
                    <text:list>
                      <text:list-item>
                        <text:h text:style-name="P523" text:outline-level="3">Areas of very simplified bathymetry</text:h>
                      </text:list-item>
                    </text:list>
                  </text:list-item>
                </text:list>
              </text:list-item>
            </text:list>
          </text:list-item>
        </text:list>
        <text:p text:style-name="Standard"/>
        <text:p text:style-name="Standard">In these areas, information relating to bathymetry (e.g. depth contours, dangers, rocky areas, isolated rocks, nature of the seabed, dredged areas, unsurveyed areas) should be individually encoded as normal. </text:p>
        <text:p text:style-name="Standard"/>
        <text:p text:style-name="Standard">A <text:span text:style-name="T7">CTNARE</text:span> object should be created covering the <text:span text:style-name="T7">DEPARE</text:span> objects of type area, within the area of simplified bathymetry, in order to encode a cautionary note (see clause 2.8.2).</text:p>
        <text:p text:style-name="Standard"/>
        <text:h text:style-name="P503" text:outline-level="1">6.<text:tab/><text:tab/><text:tab/>Dangers</text:h>
        <text:p text:style-name="P350"/>
        <text:h text:style-name="P506" text:outline-level="2">6.1<text:tab/><text:tab/>Rocks and coral reefs (see M4 - §421)</text:h>
        <text:p text:style-name="P350"/>
        <text:h text:style-name="P515" text:outline-level="3">6.1.1<text:tab/><text:tab/>Rocks which do not cover (islets)</text:h>
        <text:p text:style-name="P350"/>
        <text:p text:style-name="P350">An area feature must be encoded using:</text:p>
        <text:list text:style-name="WW8Num106">
          <text:list-item>
            <text:p text:style-name="P309"><text:span text:style-name="T1">A </text:span><text:span text:style-name="T4">LNDARE</text:span><text:span text:style-name="T1"> object of type area (mandatory)</text:span></text:p>
          </text:list-item>
          <text:list-item>
            <text:p text:style-name="P309"><text:span text:style-name="T4">COALNE</text:span><text:span text:style-name="T1"> or </text:span><text:span text:style-name="T4">SLCONS</text:span><text:span text:style-name="T1"> objects of type line (mandatory)</text:span></text:p>
          </text:list-item>
          <text:list-item>
            <text:p text:style-name="P309"><text:span text:style-name="T4">LNDELV</text:span><text:span text:style-name="T1"> objects of type point (optional)</text:span></text:p>
          </text:list-item>
        </text:list>
        <text:p text:style-name="P350"/>
        <text:p text:style-name="P350">A line feature must be encoded using:</text:p>
        <text:list text:style-name="WW8Num52">
          <text:list-item>
            <text:p text:style-name="P312"><text:span text:style-name="T1">A </text:span><text:span text:style-name="T4">LNDARE</text:span><text:span text:style-name="T1"> object of type line (mandatory)</text:span></text:p>
          </text:list-item>
          <text:list-item>
            <text:p text:style-name="P312"><text:span text:style-name="T4">LNDELV</text:span><text:span text:style-name="T1"> objects of type point (optional)</text:span></text:p>
          </text:list-item>
        </text:list>
        <text:p text:style-name="P17"/>
        <text:p text:style-name="Body_20_Text_20_2">A point feature must be encoded using:</text:p>
        <text:list text:style-name="WW8Num20">
          <text:list-item>
            <text:p text:style-name="P207"><text:span text:style-name="T1">A </text:span><text:span text:style-name="T4">LNDARE</text:span><text:span text:style-name="T1"> object of type point (mandatory)</text:span></text:p>
          </text:list-item>
          <text:list-item>
            <text:p text:style-name="P207"><text:span text:style-name="T1">A </text:span><text:span text:style-name="T4">LNDELV</text:span><text:span text:style-name="T1"> object of type point (optional)</text:span></text:p>
          </text:list-item>
        </text:list>
        <text:p text:style-name="P10"/>
        <text:p text:style-name="P10"/>
        <text:h text:style-name="P515" text:outline-level="3">6.1.2<text:tab/><text:tab/>Rocks which may cover</text:h>
        <text:p text:style-name="P350"/>
        <text:p text:style-name="P350">These rocks may cover and uncover, may be awash, or may be always underwater.</text:p>
        <text:p text:style-name="P350"/>
        <text:p text:style-name="P345"><text:span text:style-name="T1">Geo object:<text:tab/><text:tab/>Underwater / awash rock (</text:span><text:span text:style-name="T4">UWTROC</text:span><text:span text:style-name="T1">)</text:span></text:p>
        <text:p text:style-name="P455">Attributes:<text:tab/><text:tab/>EXPSOU -<text:tab/>indicates objects with a “value of sounding” within or not within the range of depth of the surrounding area</text:p>
        <text:p text:style-name="P369">NATQUA</text:p>
        <text:p text:style-name="P368"><text:span text:style-name="T1">NATSUR -<text:tab/></text:span><text:span text:style-name="T3">9 </text:span><text:span text:style-name="T1">- rock</text:span></text:p>
        <text:list text:style-name="WW8Num35" text:continue-numbering="true">
          <text:list-item>
            <text:p text:style-name="P351">- coral</text:p>
          </text:list-item>
        </text:list>
        <text:list text:style-name="WW8Num132">
          <text:list-item>
            <text:p text:style-name="P353">- boulder</text:p>
          </text:list-item>
        </text:list>
        <text:p text:style-name="P369">NOBJNM<text:tab/><text:tab/>OBJNAM</text:p>
        <text:p text:style-name="P369">QUASOU -<text:tab/>see Table 6.1 below.</text:p>
        <text:p text:style-name="P368"><text:span text:style-name="T1">SOUACC -<text:tab/>see use of the meta object </text:span><text:span text:style-name="T4">M_QUAL</text:span><text:span text:style-name="T1"> (clause 2.2.3.1)</text:span></text:p>
        <text:p text:style-name="P368"><text:span text:style-name="T1">STATUS <text:s/>- <text:s/></text:span><text:span text:style-name="T3">18</text:span><text:span text:style-name="T1"> - existence doubtful</text:span></text:p>
        <text:p text:style-name="P369">TECSOU</text:p>
        <text:p text:style-name="P368"><text:span text:style-name="T5">VALSOU</text:span><text:span text:style-name="T1"> -<text:tab/>see Table 6.1 below.</text:span></text:p>
        <text:p text:style-name="P368"><text:span text:style-name="T10">VERDAT</text:span><text:span text:style-name="T1"> </text:span></text:p>
        <text:p text:style-name="P368"><text:span text:style-name="T5">WATLEV</text:span><text:span text:style-name="T1"> -<text:tab/>see Table 6.1 below.</text:span></text:p>
        <text:p text:style-name="P369">INFORM<text:tab/><text:tab/>NINFOM</text:p>
        <text:p text:style-name="P369">SORDAT -<text:tab/>year of report, for reported but not confirmed danger </text:p>
        <text:p text:style-name="P367"/>
        <table:table table:name="Tableau4" table:style-name="Tableau4">
          <table:table-column table:style-name="Tableau4.A"/>
          <table:table-column table:style-name="Tableau4.B"/>
          <table:table-column table:style-name="Tableau4.C"/>
          <table:table-column table:style-name="Tableau4.D"/>
          <table:table-column table:style-name="Tableau4.E"/>
          <table:table-header-rows>
            <table:table-row table:style-name="Tableau4.1">
              <table:table-cell table:style-name="Tableau4.A1" office:value-type="string">
                <text:p text:style-name="P45"/>
                <text:p text:style-name="P406">Rock or coral reef</text:p>
              </table:table-cell>
              <table:table-cell table:style-name="Tableau4.B1" office:value-type="string">
                <text:p text:style-name="P53"/>
                <text:p text:style-name="P406">INT 1</text:p>
              </table:table-cell>
              <table:table-cell table:style-name="Tableau4.B1" office:value-type="string">
                <text:p text:style-name="P53"/>
                <text:p text:style-name="P408">WATLEV</text:p>
              </table:table-cell>
              <table:table-cell table:style-name="Tableau4.B1" office:value-type="string">
                <text:p text:style-name="P53"/>
                <text:p text:style-name="P406">QUASOU</text:p>
              </table:table-cell>
              <table:table-cell table:style-name="Tableau4.E1" office:value-type="string">
                <text:p text:style-name="P53"/>
                <text:p text:style-name="P406">Comment</text:p>
              </table:table-cell>
            </table:table-row>
          </table:table-header-rows>
          <table:table-row table:style-name="Tableau4.1">
            <table:table-cell table:style-name="Tableau4.A2" office:value-type="string">
              <text:p text:style-name="P45"/>
              <text:p text:style-name="P414">Covers and uncovers, depth unknown</text:p>
            </table:table-cell>
            <table:table-cell table:style-name="Tableau4.A2" office:value-type="string">
              <text:p text:style-name="P45"/>
              <text:p text:style-name="P414">IK11</text:p>
            </table:table-cell>
            <table:table-cell table:style-name="Tableau4.A2" office:value-type="string">
              <text:p text:style-name="P45"/>
              <text:p text:style-name="P424">4</text:p>
            </table:table-cell>
            <table:table-cell table:style-name="Tableau4.A2" office:value-type="string">
              <text:p text:style-name="P57"/>
              <text:p text:style-name="P429">2</text:p>
            </table:table-cell>
            <table:table-cell table:style-name="Tableau4.E2" office:value-type="string">
              <text:p text:style-name="P57"/>
              <text:p text:style-name="P414"/>
            </table:table-cell>
          </table:table-row>
          <table:table-row table:style-name="Tableau4.1">
            <table:table-cell table:style-name="Tableau4.A2" office:value-type="string">
              <text:p text:style-name="P45"/>
              <text:p text:style-name="P414">Covers and uncovers, depth known</text:p>
            </table:table-cell>
            <table:table-cell table:style-name="Tableau4.A2" office:value-type="string">
              <text:p text:style-name="P45"/>
              <text:p text:style-name="P414">IK11</text:p>
            </table:table-cell>
            <table:table-cell table:style-name="Tableau4.A2" office:value-type="string">
              <text:p text:style-name="P45"/>
              <text:p text:style-name="P424">4</text:p>
            </table:table-cell>
            <table:table-cell table:style-name="Tableau4.A2" office:value-type="string">
              <text:p text:style-name="P57"/>
              <text:p text:style-name="P405"><text:span text:style-name="T25">any value except </text:span><text:span text:style-name="T26">2</text:span></text:p>
            </table:table-cell>
            <table:table-cell table:style-name="Tableau4.E2" office:value-type="string">
              <text:p text:style-name="P45"/>
              <text:p text:style-name="P414">Negative value for VALSOU</text:p>
            </table:table-cell>
          </table:table-row>
          <table:table-row table:style-name="Tableau4.1">
            <table:table-cell table:style-name="Tableau4.A2" office:value-type="string">
              <text:p text:style-name="P45"/>
              <text:p text:style-name="P414">Awash</text:p>
            </table:table-cell>
            <table:table-cell table:style-name="Tableau4.A2" office:value-type="string">
              <text:p text:style-name="P45"/>
              <text:p text:style-name="P414">IK12</text:p>
            </table:table-cell>
            <table:table-cell table:style-name="Tableau4.A2" office:value-type="string">
              <text:p text:style-name="P45"/>
              <text:p text:style-name="P424">5</text:p>
            </table:table-cell>
            <table:table-cell table:style-name="Tableau4.A2" office:value-type="string">
              <text:p text:style-name="P57"/>
              <text:p text:style-name="P429"/>
            </table:table-cell>
            <table:table-cell table:style-name="Tableau4.E2" office:value-type="string">
              <text:p text:style-name="P57"/>
              <text:p text:style-name="P414"/>
            </table:table-cell>
          </table:table-row>
          <table:table-row table:style-name="Tableau4.1">
            <table:table-cell table:style-name="Tableau4.A2" office:value-type="string">
              <text:p text:style-name="P45"/>
              <text:p text:style-name="P414">Underwater rock, depth unknown</text:p>
            </table:table-cell>
            <table:table-cell table:style-name="Tableau4.A2" office:value-type="string">
              <text:p text:style-name="P45"/>
              <text:p text:style-name="P414">IK13</text:p>
            </table:table-cell>
            <table:table-cell table:style-name="Tableau4.A2" office:value-type="string">
              <text:p text:style-name="P45"/>
              <text:p text:style-name="P424">3</text:p>
            </table:table-cell>
            <table:table-cell table:style-name="Tableau4.A2" office:value-type="string">
              <text:p text:style-name="P57"/>
              <text:p text:style-name="P429">2</text:p>
            </table:table-cell>
            <table:table-cell table:style-name="Tableau4.E2" office:value-type="string">
              <text:p text:style-name="P45"/>
              <text:p text:style-name="P414"/>
            </table:table-cell>
          </table:table-row>
          <table:table-row table:style-name="Tableau4.1">
            <table:table-cell table:style-name="Tableau4.A2" office:value-type="string">
              <text:p text:style-name="P45"/>
              <text:p text:style-name="P414">Underwater rock, depth known</text:p>
            </table:table-cell>
            <table:table-cell table:style-name="Tableau4.A2" office:value-type="string">
              <text:p text:style-name="P45"/>
              <text:p text:style-name="P414">IK14</text:p>
            </table:table-cell>
            <table:table-cell table:style-name="Tableau4.A2" office:value-type="string">
              <text:p text:style-name="P45"/>
              <text:p text:style-name="P424">3</text:p>
            </table:table-cell>
            <table:table-cell table:style-name="Tableau4.A2" office:value-type="string">
              <text:p text:style-name="P57"/>
              <text:p text:style-name="P405"><text:span text:style-name="T25">any value except </text:span><text:span text:style-name="T26">2</text:span></text:p>
            </table:table-cell>
            <table:table-cell table:style-name="Tableau4.E2" office:value-type="string">
              <text:p text:style-name="P45"/>
            </table:table-cell>
          </table:table-row>
          <text:soft-page-break/>
          <table:table-row table:style-name="Tableau4.7">
            <table:table-cell table:style-name="Tableau4.A7" office:value-type="string">
              <text:p text:style-name="P415">Reported, not confirmed</text:p>
            </table:table-cell>
            <table:table-cell table:style-name="Tableau4.A7" office:value-type="string">
              <text:p text:style-name="P415">II3.1,3.2</text:p>
            </table:table-cell>
            <table:table-cell table:style-name="Tableau4.A7" office:value-type="string">
              <text:p text:style-name="P439"><text:span text:style-name="T26">3,4 </text:span><text:span text:style-name="T25">or</text:span><text:span text:style-name="T26"> 5</text:span></text:p>
            </table:table-cell>
            <table:table-cell table:style-name="Tableau4.A7" office:value-type="string">
              <text:p text:style-name="P430">9</text:p>
            </table:table-cell>
            <table:table-cell table:style-name="Tableau4.E2" office:value-type="string">
              <text:p text:style-name="P45"/>
              <text:p text:style-name="P414">If available, the year reported should be encoded in SORDAT.</text:p>
              <text:p text:style-name="P405"><text:span text:style-name="T25">The attribute QUAPOS should be set to </text:span><text:span text:style-name="T26">8</text:span><text:span text:style-name="T25"> (reported, not confirmed).</text:span></text:p>
            </table:table-cell>
          </table:table-row>
          <table:table-row table:style-name="Tableau4.1">
            <table:table-cell table:style-name="Tableau4.A8" office:value-type="string">
              <text:p text:style-name="P45"/>
              <text:p text:style-name="P414"/>
            </table:table-cell>
            <table:table-cell table:style-name="Tableau4.A8" office:value-type="string">
              <text:p text:style-name="P45"/>
              <text:p text:style-name="P414"/>
            </table:table-cell>
            <table:table-cell table:style-name="Tableau4.A8" office:value-type="string">
              <text:p text:style-name="P45"/>
              <text:p text:style-name="P416"/>
            </table:table-cell>
            <table:table-cell table:style-name="Tableau4.A8" office:value-type="string">
              <text:p text:style-name="P45"/>
              <text:p text:style-name="P414"/>
            </table:table-cell>
            <table:table-cell table:style-name="Tableau4.A8" office:value-type="string">
              <text:p text:style-name="P45"/>
              <text:p text:style-name="P427">table 6.1</text:p>
            </table:table-cell>
          </table:table-row>
        </table:table>
        <text:p text:style-name="Body_20_Text_20_2"/>
        <text:p text:style-name="P558">Remarks:</text:p>
        <text:list text:style-name="WW8Num99">
          <text:list-item>
            <text:p text:style-name="P209"><text:span text:style-name="T1">All </text:span><text:span text:style-name="T4">UWTROC</text:span><text:span text:style-name="T1"> objects should be encoded using one of the above combinations of attributes.</text:span></text:p>
          </text:list-item>
          <text:list-item>
            <text:p text:style-name="P209"><text:span text:style-name="T1">A rock represented by a spot sounding and an associated nature of seabed (underwater rock not dangerous to surface navigation) may be encoded using a single </text:span><text:span text:style-name="T4">UWTROC</text:span><text:span text:style-name="T1"> object.</text:span></text:p>
          </text:list-item>
          <text:list-item>
            <text:p text:style-name="P272">For area rock features, see clause 7.1. </text:p>
          </text:list-item>
          <text:list-item>
            <text:p text:style-name="P209"><text:span text:style-name="T1">When a group of rocks is surrounded by a danger line, each rock should be encoded as a separate </text:span><text:span text:style-name="T4">UWTROC</text:span><text:span text:style-name="T1"> object covered by an obstruction area object (</text:span><text:span text:style-name="T4">OBSTRN</text:span><text:span text:style-name="T1">).</text:span></text:p>
          </text:list-item>
        </text:list>
        <text:p text:style-name="P10"/>
        <text:p text:style-name="P10"/>
        <text:h text:style-name="P506" text:outline-level="2">6.2<text:tab/><text:tab/>Wrecks, foul areas and obstructions (see M4 - §422)</text:h>
        <text:p text:style-name="P350"/>
        <text:h text:style-name="P515" text:outline-level="3">6.2.1<text:tab/><text:tab/>Wrecks</text:h>
        <text:p text:style-name="P350"/>
        <text:p text:style-name="P345"><text:span text:style-name="T1">If it is required to encode a wreck, it must be done using the object class </text:span><text:span text:style-name="T4">WRECKS</text:span><text:span text:style-name="T1">.</text:span></text:p>
        <text:p text:style-name="P350"/>
        <text:p text:style-name="P345"><text:span text:style-name="T1">Geo object:<text:tab/><text:tab/>Wreck (</text:span><text:span text:style-name="T4">WRECKS</text:span><text:span text:style-name="T1">)</text:span></text:p>
        <text:p text:style-name="P345"><text:span text:style-name="T1">Attributes:<text:tab/><text:tab/></text:span><text:span text:style-name="T5">CATWRK </text:span><text:span text:style-name="T1">-<text:tab/>see Table 6.2 below</text:span></text:p>
        <text:p text:style-name="P369">CONRAD<text:tab/>CONVIS</text:p>
        <text:p text:style-name="P456"><text:tab/><text:tab/><text:tab/><text:tab/><text:tab/>EXPSOU -<text:tab/>indicates objects with a “value of sounding” within or not within the range of depth of the surrounding area</text:p>
        <text:p text:style-name="P369">HEIGHT -<text:tab/>only if WATLEV = 1 or 2</text:p>
        <text:p text:style-name="P369">NOBJNM<text:tab/><text:tab/>OBJNAM</text:p>
        <text:p text:style-name="P369">QUASOU -<text:tab/>see Table 6.2 below</text:p>
        <text:p text:style-name="P368"><text:span text:style-name="T1">SOUACC -<text:tab/>see use of the meta object </text:span><text:span text:style-name="T4">M_QUAL</text:span><text:span text:style-name="T1"> (clause 2.2.3.1)</text:span></text:p>
        <text:p text:style-name="P368"><text:span text:style-name="T1">STATUS -<text:tab/></text:span><text:span text:style-name="T3">13</text:span><text:span text:style-name="T1"> - for historic wrecks</text:span></text:p>
        <text:p text:style-name="P383"><text:span text:style-name="T3">18</text:span><text:span text:style-name="T1"> - for existence doubtful</text:span></text:p>
        <text:p text:style-name="P384">If encoded the value of STATUS must be one of the above</text:p>
        <text:p text:style-name="P369">TECSOU -<text:tab/>see Table 6.2 below</text:p>
        <text:p text:style-name="P368"><text:span text:style-name="T5">VALSOU</text:span><text:span text:style-name="T1"><text:tab/><text:tab/></text:span><text:span text:style-name="T10">VERACC<text:tab/></text:span><text:span text:style-name="T1"><text:tab/></text:span><text:span text:style-name="T10">VERDAT<text:tab/></text:span><text:span text:style-name="T1"><text:tab/></text:span><text:span text:style-name="T10">VERLEN</text:span><text:span text:style-name="T1"> </text:span></text:p>
        <text:p text:style-name="P368"><text:span text:style-name="T5">WATLEV</text:span><text:span text:style-name="T1"> - <text:tab/>see Table 6.2 below</text:span></text:p>
        <text:p text:style-name="P369">INFORM<text:tab/><text:tab/>NINFOM</text:p>
        <text:p text:style-name="P369"/>
        <text:p text:style-name="P350">In the following table, the symbol ‘/’ indicates that this attribute must not be encoded. <text:s/>A blank indicates that <text:s/>the encoder may choose a relevant value for the attribute.</text:p>
        <text:p text:style-name="P10"/>
        <table:table table:name="Tableau5" table:style-name="Tableau5">
          <table:table-column table:style-name="Tableau5.A"/>
          <table:table-column table:style-name="Tableau5.B"/>
          <table:table-column table:style-name="Tableau5.C"/>
          <table:table-column table:style-name="Tableau5.D" table:number-columns-repeated="3"/>
          <table:table-column table:style-name="Tableau5.G"/>
          <table:table-header-rows>
            <table:table-row table:style-name="Tableau5.1">
              <table:table-cell table:style-name="Tableau5.A1" office:value-type="string">
                <text:p text:style-name="P45"/>
                <text:p text:style-name="P406">Wrecks…</text:p>
              </table:table-cell>
              <table:table-cell table:style-name="Tableau5.B1" office:value-type="string">
                <text:p text:style-name="P53"/>
                <text:p text:style-name="P408">M4</text:p>
              </table:table-cell>
              <table:table-cell table:style-name="Tableau5.B1" office:value-type="string">
                <text:p text:style-name="P53"/>
                <text:p text:style-name="P408">INT 1</text:p>
              </table:table-cell>
              <table:table-cell table:style-name="Tableau5.B1" office:value-type="string">
                <text:p text:style-name="P53"/>
                <text:p text:style-name="P408">CATWRK</text:p>
              </table:table-cell>
              <table:table-cell table:style-name="Tableau5.B1" office:value-type="string">
                <text:p text:style-name="P53"/>
                <text:p text:style-name="P408">WATLEV</text:p>
              </table:table-cell>
              <table:table-cell table:style-name="Tableau5.B1" office:value-type="string">
                <text:p text:style-name="P53"/>
                <text:p text:style-name="P408">QUASOU</text:p>
              </table:table-cell>
              <table:table-cell table:style-name="Tableau5.G1" office:value-type="string">
                <text:p text:style-name="P53"/>
                <text:p text:style-name="P408">TECSOU</text:p>
              </table:table-cell>
            </table:table-row>
          </table:table-header-rows>
          <table:table-row table:style-name="Tableau5.1">
            <table:table-cell table:style-name="Tableau5.A2" office:value-type="string">
              <text:p text:style-name="P45"/>
              <text:p text:style-name="P414">Showing any part of hull or superstructure</text:p>
            </table:table-cell>
            <table:table-cell table:style-name="Tableau5.A2" office:value-type="string">
              <text:p text:style-name="P45"/>
              <text:p text:style-name="P437">422.2</text:p>
            </table:table-cell>
            <table:table-cell table:style-name="Tableau5.A2" office:value-type="string">
              <text:p text:style-name="P69"/>
              <text:p text:style-name="P71">IK24</text:p>
              <text:p text:style-name="P437">IK20</text:p>
            </table:table-cell>
            <table:table-cell table:style-name="Tableau5.A2" office:value-type="string">
              <text:p text:style-name="P69"/>
              <text:p text:style-name="P435">5</text:p>
            </table:table-cell>
            <table:table-cell table:style-name="Tableau5.A2" office:value-type="string">
              <text:p text:style-name="P72"/>
              <text:p text:style-name="P438"><text:span text:style-name="T31"><text:s/>1,2 </text:span><text:span text:style-name="T30">or</text:span><text:span text:style-name="T31"> 4</text:span></text:p>
            </table:table-cell>
            <table:table-cell table:style-name="Tableau5.A2" office:value-type="string">
              <text:p text:style-name="P72"/>
              <text:p text:style-name="P424">/</text:p>
            </table:table-cell>
            <table:table-cell table:style-name="Tableau5.G2" office:value-type="string">
              <text:p text:style-name="P57"/>
              <text:p text:style-name="P424">/</text:p>
            </table:table-cell>
          </table:table-row>
          <table:table-row table:style-name="Tableau5.1">
            <table:table-cell table:style-name="Tableau5.A2" office:value-type="string">
              <text:p text:style-name="P57"/>
              <text:p text:style-name="P414">Covers and uncovers</text:p>
            </table:table-cell>
            <table:table-cell table:style-name="Tableau5.A2" office:value-type="string">
              <text:p text:style-name="P45"/>
              <text:p text:style-name="P437">422.2</text:p>
            </table:table-cell>
            <table:table-cell table:style-name="Tableau5.A2" office:value-type="string">
              <text:p text:style-name="P69"/>
              <text:p text:style-name="P71">IK24</text:p>
              <text:p text:style-name="P437">IK21</text:p>
            </table:table-cell>
            <table:table-cell table:style-name="Tableau5.A2" office:value-type="string">
              <text:p text:style-name="P69"/>
              <text:p text:style-name="P438"><text:span text:style-name="T31">4 </text:span><text:span text:style-name="T30">or</text:span><text:span text:style-name="T31"> 5</text:span></text:p>
            </table:table-cell>
            <table:table-cell table:style-name="Tableau5.A2" office:value-type="string">
              <text:p text:style-name="P69"/>
              <text:p text:style-name="P424">4</text:p>
            </table:table-cell>
            <table:table-cell table:style-name="Tableau5.A2" office:value-type="string">
              <text:p text:style-name="P45"/>
              <text:p text:style-name="P416"/>
            </table:table-cell>
            <table:table-cell table:style-name="Tableau5.G2" office:value-type="string">
              <text:p text:style-name="P45"/>
              <text:p text:style-name="P416"/>
            </table:table-cell>
          </table:table-row>
          <table:table-row table:style-name="Tableau5.1">
            <table:table-cell table:style-name="Tableau5.A2" office:value-type="string">
              <text:p text:style-name="P45"/>
              <text:p text:style-name="P414">Awash</text:p>
            </table:table-cell>
            <table:table-cell table:style-name="Tableau5.A2" office:value-type="string">
              <text:p text:style-name="P45"/>
              <text:p text:style-name="P416"/>
            </table:table-cell>
            <table:table-cell table:style-name="Tableau5.A2" office:value-type="string">
              <text:p text:style-name="P45"/>
              <text:p text:style-name="P416"/>
            </table:table-cell>
            <table:table-cell table:style-name="Tableau5.A2" office:value-type="string">
              <text:p text:style-name="P45"/>
              <text:p text:style-name="P416"/>
            </table:table-cell>
            <table:table-cell table:style-name="Tableau5.A2" office:value-type="string">
              <text:p text:style-name="P45"/>
              <text:p text:style-name="P416">5</text:p>
            </table:table-cell>
            <table:table-cell table:style-name="Tableau5.A2" office:value-type="string">
              <text:p text:style-name="P45"/>
              <text:p text:style-name="P416"/>
            </table:table-cell>
            <table:table-cell table:style-name="Tableau5.G2" office:value-type="string">
              <text:p text:style-name="P45"/>
              <text:p text:style-name="P424"/>
            </table:table-cell>
          </table:table-row>
          <table:table-row table:style-name="Tableau5.5">
            <table:table-cell table:style-name="Tableau5.A5" office:value-type="string">
              <text:p text:style-name="P57"/>
              <text:p text:style-name="P414">The mast only is visible at high water</text:p>
            </table:table-cell>
            <table:table-cell table:style-name="Tableau5.A5" office:value-type="string">
              <text:p text:style-name="P45"/>
              <text:p text:style-name="P416">422.5</text:p>
            </table:table-cell>
            <table:table-cell table:style-name="Tableau5.A5" office:value-type="string">
              <text:p text:style-name="P45"/>
              <text:p text:style-name="P416">IK25</text:p>
            </table:table-cell>
            <table:table-cell table:style-name="Tableau5.A5" office:value-type="string">
              <text:p text:style-name="P45"/>
              <text:p text:style-name="P438"><text:span text:style-name="T26">4 </text:span><text:span text:style-name="T25">or</text:span><text:span text:style-name="T26"> 5</text:span></text:p>
            </table:table-cell>
            <table:table-cell table:style-name="Tableau5.A5" office:value-type="string">
              <text:p text:style-name="P45"/>
              <text:p text:style-name="P416">2</text:p>
            </table:table-cell>
            <table:table-cell table:style-name="Tableau5.A5" office:value-type="string">
              <text:p text:style-name="P45"/>
              <text:p text:style-name="P424">/</text:p>
            </table:table-cell>
            <table:table-cell table:style-name="Tableau5.G5" office:value-type="string">
              <text:p text:style-name="P45"/>
              <text:p text:style-name="P424">/</text:p>
            </table:table-cell>
          </table:table-row>
          <text:soft-page-break/>
          <table:table-row table:style-name="Tableau5.1">
            <table:table-cell table:style-name="Tableau5.A2" office:value-type="string">
              <text:p text:style-name="P45"/>
              <text:p text:style-name="P414">The mast only is visible at low water</text:p>
            </table:table-cell>
            <table:table-cell table:style-name="Tableau5.A2" office:value-type="string">
              <text:p text:style-name="P45"/>
              <text:p text:style-name="P416">422.5</text:p>
            </table:table-cell>
            <table:table-cell table:style-name="Tableau5.A2" office:value-type="string">
              <text:p text:style-name="P45"/>
              <text:p text:style-name="P416">IK25</text:p>
            </table:table-cell>
            <table:table-cell table:style-name="Tableau5.A2" office:value-type="string">
              <text:p text:style-name="P57"/>
              <text:p text:style-name="P424">4</text:p>
            </table:table-cell>
            <table:table-cell table:style-name="Tableau5.A2" office:value-type="string">
              <text:p text:style-name="P45"/>
              <text:p text:style-name="P416">4</text:p>
            </table:table-cell>
            <table:table-cell table:style-name="Tableau5.A2" office:value-type="string">
              <text:p text:style-name="P45"/>
              <text:p text:style-name="P416"/>
            </table:table-cell>
            <table:table-cell table:style-name="Tableau5.G2" office:value-type="string">
              <text:p text:style-name="P45"/>
              <text:p text:style-name="P424"/>
            </table:table-cell>
          </table:table-row>
          <table:table-row table:style-name="Tableau5.1">
            <table:table-cell table:style-name="Tableau5.A2" office:value-type="string">
              <text:p text:style-name="P57"/>
              <text:p text:style-name="P414">Measured depth</text:p>
            </table:table-cell>
            <table:table-cell table:style-name="Tableau5.A2" office:value-type="string">
              <text:p text:style-name="P45"/>
              <text:p text:style-name="P416">422.4</text:p>
            </table:table-cell>
            <table:table-cell table:style-name="Tableau5.A2" office:value-type="string">
              <text:p text:style-name="P45"/>
              <text:p text:style-name="P416">IK26</text:p>
            </table:table-cell>
            <table:table-cell table:style-name="Tableau5.A2" office:value-type="string">
              <text:p text:style-name="P45"/>
              <text:p text:style-name="P438"><text:span text:style-name="T26">1 </text:span><text:span text:style-name="T25">or</text:span><text:span text:style-name="T26"> 2</text:span></text:p>
            </table:table-cell>
            <table:table-cell table:style-name="Tableau5.A2" office:value-type="string">
              <text:p text:style-name="P45"/>
              <text:p text:style-name="P424"><text:s/>3</text:p>
            </table:table-cell>
            <table:table-cell table:style-name="Tableau5.A2" office:value-type="string">
              <text:p text:style-name="P45"/>
              <text:p text:style-name="P424">6</text:p>
            </table:table-cell>
            <table:table-cell table:style-name="Tableau5.G2" office:value-type="string">
              <text:p text:style-name="P45"/>
              <text:p text:style-name="P416"/>
            </table:table-cell>
          </table:table-row>
          <table:table-row table:style-name="Tableau5.1">
            <table:table-cell table:style-name="Tableau5.A2" office:value-type="string">
              <text:p text:style-name="P45"/>
              <text:p text:style-name="P414">Depth measured and swept by wire drag</text:p>
            </table:table-cell>
            <table:table-cell table:style-name="Tableau5.A2" office:value-type="string">
              <text:p text:style-name="P45"/>
              <text:p text:style-name="P416">422.3</text:p>
            </table:table-cell>
            <table:table-cell table:style-name="Tableau5.A2" office:value-type="string">
              <text:p text:style-name="P45"/>
              <text:p text:style-name="P416">IK27</text:p>
            </table:table-cell>
            <table:table-cell table:style-name="Tableau5.A2" office:value-type="string">
              <text:p text:style-name="P45"/>
              <text:p text:style-name="P438"><text:span text:style-name="T26">1 </text:span><text:span text:style-name="T25">or</text:span><text:span text:style-name="T26"> 2</text:span></text:p>
            </table:table-cell>
            <table:table-cell table:style-name="Tableau5.A2" office:value-type="string">
              <text:p text:style-name="P57"/>
              <text:p text:style-name="P424">3</text:p>
            </table:table-cell>
            <table:table-cell table:style-name="Tableau5.A2" office:value-type="string">
              <text:p text:style-name="P57"/>
              <text:p text:style-name="P424">6</text:p>
            </table:table-cell>
            <table:table-cell table:style-name="Tableau5.G2" office:value-type="string">
              <text:p text:style-name="P57"/>
              <text:p text:style-name="P424">6</text:p>
            </table:table-cell>
          </table:table-row>
          <table:table-row table:style-name="Tableau5.1">
            <table:table-cell table:style-name="Tableau5.A2" office:value-type="string">
              <text:p text:style-name="P57"/>
              <text:p text:style-name="P414">Depth unknown, considered dangerous by the responsible producing authority</text:p>
            </table:table-cell>
            <table:table-cell table:style-name="Tableau5.A2" office:value-type="string">
              <text:p text:style-name="P45"/>
              <text:p text:style-name="P416">422.5</text:p>
            </table:table-cell>
            <table:table-cell table:style-name="Tableau5.A2" office:value-type="string">
              <text:p text:style-name="P45"/>
              <text:p text:style-name="P416">IK28</text:p>
            </table:table-cell>
            <table:table-cell table:style-name="Tableau5.A2" office:value-type="string">
              <text:p text:style-name="P45"/>
              <text:p text:style-name="P424">2</text:p>
            </table:table-cell>
            <table:table-cell table:style-name="Tableau5.A2" office:value-type="string">
              <text:p text:style-name="P57"/>
              <text:p text:style-name="P424">3</text:p>
            </table:table-cell>
            <table:table-cell table:style-name="Tableau5.A2" office:value-type="string">
              <text:p text:style-name="P57"/>
              <text:p text:style-name="P424">2</text:p>
            </table:table-cell>
            <table:table-cell table:style-name="Tableau5.G2" office:value-type="string">
              <text:p text:style-name="P57"/>
              <text:p text:style-name="P424">/</text:p>
            </table:table-cell>
          </table:table-row>
          <table:table-row table:style-name="Tableau5.1">
            <table:table-cell table:style-name="Tableau5.A2" office:value-type="string">
              <text:p text:style-name="P57"/>
              <text:p text:style-name="P414">Depth unknown, not considered dangerous by the responsible producing authority</text:p>
            </table:table-cell>
            <table:table-cell table:style-name="Tableau5.A2" office:value-type="string">
              <text:p text:style-name="P45"/>
              <text:p text:style-name="P416">422.6</text:p>
            </table:table-cell>
            <table:table-cell table:style-name="Tableau5.A2" office:value-type="string">
              <text:p text:style-name="P45"/>
              <text:p text:style-name="P416">IK29</text:p>
            </table:table-cell>
            <table:table-cell table:style-name="Tableau5.A2" office:value-type="string">
              <text:p text:style-name="P45"/>
              <text:p text:style-name="P424">1</text:p>
            </table:table-cell>
            <table:table-cell table:style-name="Tableau5.A2" office:value-type="string">
              <text:p text:style-name="P57"/>
              <text:p text:style-name="P424">3</text:p>
            </table:table-cell>
            <table:table-cell table:style-name="Tableau5.A2" office:value-type="string">
              <text:p text:style-name="P57"/>
              <text:p text:style-name="P424">2</text:p>
            </table:table-cell>
            <table:table-cell table:style-name="Tableau5.G2" office:value-type="string">
              <text:p text:style-name="P57"/>
              <text:p text:style-name="P424">/</text:p>
            </table:table-cell>
          </table:table-row>
          <table:table-row table:style-name="Tableau5.1">
            <table:table-cell table:style-name="Tableau5.A2" office:value-type="string">
              <text:p text:style-name="P57"/>
              <text:p text:style-name="P414">Depth unknown, with a safe clearance</text:p>
            </table:table-cell>
            <table:table-cell table:style-name="Tableau5.A2" office:value-type="string">
              <text:p text:style-name="P45"/>
              <text:p text:style-name="P416">422.7</text:p>
            </table:table-cell>
            <table:table-cell table:style-name="Tableau5.A2" office:value-type="string">
              <text:p text:style-name="P45"/>
              <text:p text:style-name="P416">IK30</text:p>
            </table:table-cell>
            <table:table-cell table:style-name="Tableau5.A2" office:value-type="string">
              <text:p text:style-name="P45"/>
              <text:p text:style-name="P438"><text:span text:style-name="T26">1 </text:span><text:span text:style-name="T25">or</text:span><text:span text:style-name="T26"> 2</text:span></text:p>
            </table:table-cell>
            <table:table-cell table:style-name="Tableau5.A2" office:value-type="string">
              <text:p text:style-name="P57"/>
              <text:p text:style-name="P424">3</text:p>
            </table:table-cell>
            <table:table-cell table:style-name="Tableau5.A2" office:value-type="string">
              <text:p text:style-name="P57"/>
              <text:p text:style-name="P424">7</text:p>
            </table:table-cell>
            <table:table-cell table:style-name="Tableau5.G2" office:value-type="string">
              <text:p text:style-name="P57"/>
              <text:p text:style-name="P424">/</text:p>
            </table:table-cell>
          </table:table-row>
          <table:table-row table:style-name="Tableau5.12">
            <table:table-cell table:style-name="Tableau5.A2" office:value-type="string">
              <text:p text:style-name="P57"/>
              <text:p text:style-name="P44">Distributed <text:s/>remains of wreck</text:p>
            </table:table-cell>
            <table:table-cell table:style-name="Tableau5.A2" office:value-type="string">
              <text:p text:style-name="P47"/>
              <text:p text:style-name="P46">422.8</text:p>
            </table:table-cell>
            <table:table-cell table:style-name="Tableau5.A2" office:value-type="string">
              <text:p text:style-name="P47"/>
              <text:p text:style-name="P46">IK31</text:p>
            </table:table-cell>
            <table:table-cell table:style-name="Tableau5.A2" office:value-type="string">
              <text:p text:style-name="P47"/>
              <text:p text:style-name="P58">3</text:p>
            </table:table-cell>
            <table:table-cell table:style-name="Tableau5.A2" office:value-type="string">
              <text:p text:style-name="P59"/>
              <text:p text:style-name="P58"/>
            </table:table-cell>
            <table:table-cell table:style-name="Tableau5.A2" office:value-type="string">
              <text:p text:style-name="P59"/>
              <text:p text:style-name="P58"/>
            </table:table-cell>
            <table:table-cell table:style-name="Tableau5.G2" office:value-type="string">
              <text:p text:style-name="P59"/>
              <text:p text:style-name="P58"/>
            </table:table-cell>
          </table:table-row>
          <table:table-row table:style-name="Tableau5.1">
            <table:table-cell table:style-name="Tableau5.A5" office:value-type="string">
              <text:p text:style-name="P415">Reported, not confirmed</text:p>
            </table:table-cell>
            <table:table-cell table:style-name="Tableau5.A5" office:value-type="string">
              <text:p text:style-name="P415">424.5</text:p>
            </table:table-cell>
            <table:table-cell table:style-name="Tableau5.A5" office:value-type="string">
              <text:p text:style-name="P415">II 3.1,3.2</text:p>
            </table:table-cell>
            <table:table-cell table:style-name="Tableau5.A2" office:value-type="string">
              <text:p text:style-name="P425"/>
            </table:table-cell>
            <table:table-cell table:style-name="Tableau5.A2" office:value-type="string">
              <text:p text:style-name="P57"/>
              <text:p text:style-name="P424"/>
            </table:table-cell>
            <table:table-cell table:style-name="Tableau5.A5" office:value-type="string">
              <text:p text:style-name="P59">9</text:p>
            </table:table-cell>
            <table:table-cell table:style-name="Tableau5.G2" office:value-type="string">
              <text:p text:style-name="P57"/>
              <text:p text:style-name="P424"/>
            </table:table-cell>
          </table:table-row>
          <table:table-row table:style-name="Tableau5.1">
            <table:table-cell table:style-name="Tableau5.A14" office:value-type="string">
              <text:p text:style-name="P57"/>
              <text:p text:style-name="P56"/>
              <text:p text:style-name="P414"/>
            </table:table-cell>
            <table:table-cell table:style-name="Tableau5.A14" office:value-type="string">
              <text:p text:style-name="P45"/>
              <text:p text:style-name="P416"/>
            </table:table-cell>
            <table:table-cell table:style-name="Tableau5.A14" office:value-type="string">
              <text:p text:style-name="P45"/>
              <text:p text:style-name="P416"/>
            </table:table-cell>
            <table:table-cell table:style-name="Tableau5.A14" office:value-type="string">
              <text:p text:style-name="P45"/>
              <text:p text:style-name="P424"/>
            </table:table-cell>
            <table:table-cell table:style-name="Tableau5.A14" office:value-type="string">
              <text:p text:style-name="P57"/>
              <text:p text:style-name="P424"/>
            </table:table-cell>
            <table:table-cell table:style-name="Tableau5.A14" office:value-type="string">
              <text:p text:style-name="P57"/>
              <text:p text:style-name="P424"/>
            </table:table-cell>
            <table:table-cell table:style-name="Tableau5.A14" office:value-type="string">
              <text:p text:style-name="P57"/>
              <text:p text:style-name="P427">table 6.2</text:p>
            </table:table-cell>
          </table:table-row>
        </table:table>
        <text:p text:style-name="P350"/>
        <text:p text:style-name="P350">All wrecks should be encoded using one of the above combinations of attributes.</text:p>
        <text:p text:style-name="P350"/>
        <text:p text:style-name="P560">Where a wreck is shown with its true shape (large scale chart):</text:p>
        <text:p text:style-name="P345"><text:span text:style-name="T1">Soundings and heights are often given inside a wreck to show the highest points of the hull or superstructure</text:span><text:span text:style-name="T11"> </text:span><text:span text:style-name="T1">(e.g. mast, funnel). <text:s/>If it is required to encode such features, they must be done using:</text:span></text:p>
        <text:list text:style-name="WW8Num9">
          <text:list-item>
            <text:p text:style-name="P212"><text:span text:style-name="T1">A </text:span><text:span text:style-name="T4">WRECKS</text:span><text:span text:style-name="T1"> object of type area with all populated attributes applying to the highest point of the wreck.</text:span></text:p>
          </text:list-item>
          <text:list-item>
            <text:p text:style-name="P212"><text:span text:style-name="T4">LNDELV</text:span><text:span text:style-name="T1"> objects of type point to encode the features of the wreck that are always dry; the type of each feature (e.g. mast, funnel) may be encoded using the attributes INFORM and NINFOM.</text:span></text:p>
          </text:list-item>
          <text:list-item>
            <text:p text:style-name="P212"><text:span text:style-name="T4">SOUNDG</text:span><text:span text:style-name="T1"> objects to encode the features of wrecks which are always submerged, or cover and uncover; the type of each feature (e.g. mast, funnel) may be encoded using INFORM and NINFOM, which means that these soundings must be encoded individually.</text:span></text:p>
          </text:list-item>
        </text:list>
        <text:p text:style-name="P10"/>
        <text:p text:style-name="P10">Remarks:</text:p>
        <text:list text:style-name="WW8Num75">
          <text:list-item>
            <text:p text:style-name="P215"><text:span text:style-name="T1">A </text:span><text:span text:style-name="T4">WRECKS</text:span><text:span text:style-name="T1"> object of type area must be covered by an area object from Group 1 as appropriate.</text:span></text:p>
          </text:list-item>
          <text:list-item>
            <text:p text:style-name="P215"><text:span text:style-name="T1">If it is required to encode a wreck whose true depth is unknown, but for which there is a safe clearance depth, it must be done using the attribute VALSOU and the attribute QUASOU = </text:span><text:span text:style-name="T3">7</text:span><text:span text:style-name="T1"> (least depth unknown, safe clearance at value shown).</text:span></text:p>
          </text:list-item>
        </text:list>
        <text:p text:style-name="P10"/>
        <text:p text:style-name="P10"/>
        <text:h text:style-name="P515" text:outline-level="3">6.2.2<text:tab/><text:tab/>Obstructions and foul areas</text:h>
        <text:p text:style-name="P10"/>
        <text:p text:style-name="P75"><text:span text:style-name="T1">If it is required to encode snags, stumps, wellheads, diffusers, cribs, fish havens, foul areas, foul grounds, booms, ice booms or ground tackle, it must be done using the object class </text:span><text:span text:style-name="T4">OBSTRN</text:span><text:span text:style-name="T1">.</text:span></text:p>
        <text:p text:style-name="P10"/>
        <text:p text:style-name="P75"><text:span text:style-name="T1">Geo object:<text:tab/><text:tab/>Obstruction (</text:span><text:span text:style-name="T4">OBSTRN</text:span><text:span text:style-name="T1">)</text:span></text:p>
        <text:p text:style-name="P10">Attributes:<text:tab/><text:tab/>CATOBS<text:tab/><text:tab/>CONDTN</text:p>
        <text:p text:style-name="P454"><text:tab/><text:tab/><text:tab/><text:tab/><text:tab/>EXPSOU -<text:tab/>indicates objects with a “value of sounding” within or not within the range of depth of the surrounding area</text:p>
        <text:p text:style-name="P372"><text:span text:style-name="T1">HEIGHT -<text:tab/>only if WATLEV = </text:span><text:span text:style-name="T3">1 or 2</text:span></text:p>
        <text:p text:style-name="P374">NATCON<text:tab/><text:tab/>NATQUA<text:tab/><text:tab/>NATSUR<text:tab/><text:tab/>NOBJNM<text:tab/><text:tab/>OBJNAM</text:p>
        <text:p text:style-name="P374">PRODCT -<text:tab/>only used for wellheads</text:p>
        <text:p text:style-name="P374">QUASOU -<text:tab/>see Table 6.3 below</text:p>
        <text:p text:style-name="P372"><text:span text:style-name="T1">SOUACC -<text:tab/>see use of the meta object </text:span><text:span text:style-name="T4">M_QUAL</text:span><text:span text:style-name="T1"> (clause 2.2.3.1)</text:span></text:p>
        <text:p text:style-name="P372"><text:span text:style-name="T1">STATUS -<text:tab/></text:span><text:span text:style-name="T3">18</text:span><text:span text:style-name="T1"> - existence doubtful</text:span></text:p>
        <text:p text:style-name="P374"><text:soft-page-break/>TECSOU -<text:tab/>see Table 6.3 below</text:p>
        <text:p text:style-name="P372"><text:span text:style-name="T5">VALSOU</text:span><text:span text:style-name="T1"><text:tab/><text:tab/></text:span><text:span text:style-name="T10">VERACC<text:tab/></text:span><text:span text:style-name="T1"><text:tab/></text:span><text:span text:style-name="T10">VERDAT</text:span><text:span text:style-name="T1"> </text:span></text:p>
        <text:p text:style-name="P374">VERLEN -<text:tab/>distance above the sea bed</text:p>
        <text:p text:style-name="P372"><text:span text:style-name="T5">WATLEV</text:span><text:span text:style-name="T1"> -<text:tab/>see Table 6.3 below</text:span></text:p>
        <text:p text:style-name="P374">INFORM<text:tab/><text:tab/>NINFOM</text:p>
        <text:p text:style-name="P374"/>
        <text:p text:style-name="P10">In the following table, the symbol ‘/’ indicates that this attribute must not be encoded. <text:s/>A blank indicates that the encoder may choose a relevant value for the attribute.</text:p>
        <text:p text:style-name="P374"/>
        <table:table table:name="Tableau6" table:style-name="Tableau6">
          <table:table-column table:style-name="Tableau6.A"/>
          <table:table-column table:style-name="Tableau6.B"/>
          <table:table-column table:style-name="Tableau6.C" table:number-columns-repeated="2"/>
          <table:table-column table:style-name="Tableau6.E"/>
          <table:table-row table:style-name="Tableau6.1">
            <table:table-cell table:style-name="Tableau6.A1" office:value-type="string">
              <text:p text:style-name="P45"/>
              <text:p text:style-name="P410">Obstruction...</text:p>
            </table:table-cell>
            <table:table-cell table:style-name="Tableau6.B1" office:value-type="string">
              <text:p text:style-name="P53"/>
              <text:p text:style-name="P409">INT 1</text:p>
            </table:table-cell>
            <table:table-cell table:style-name="Tableau6.B1" office:value-type="string">
              <text:p text:style-name="P53"/>
              <text:p text:style-name="P409">WATLEV</text:p>
            </table:table-cell>
            <table:table-cell table:style-name="Tableau6.B1" office:value-type="string">
              <text:p text:style-name="P53"/>
              <text:p text:style-name="P409">QUASOU</text:p>
            </table:table-cell>
            <table:table-cell table:style-name="Tableau6.E1" office:value-type="string">
              <text:p text:style-name="P53"/>
              <text:p text:style-name="P409">TECSOU</text:p>
            </table:table-cell>
          </table:table-row>
          <table:table-row table:style-name="Tableau6.1">
            <table:table-cell table:style-name="Tableau6.A2" office:value-type="string">
              <text:p text:style-name="P45"/>
              <text:p text:style-name="P419">Depth unknown</text:p>
            </table:table-cell>
            <table:table-cell table:style-name="Tableau6.A2" office:value-type="string">
              <text:p text:style-name="P45"/>
              <text:p text:style-name="P417">IK40</text:p>
            </table:table-cell>
            <table:table-cell table:style-name="Tableau6.A2" office:value-type="string">
              <text:p text:style-name="P45"/>
              <text:p text:style-name="P440"><text:span text:style-name="T26"><text:s/>3 </text:span><text:span text:style-name="T25">or</text:span><text:span text:style-name="T26"> 4</text:span></text:p>
            </table:table-cell>
            <table:table-cell table:style-name="Tableau6.A2" office:value-type="string">
              <text:p text:style-name="P57"/>
              <text:p text:style-name="P426">2</text:p>
            </table:table-cell>
            <table:table-cell table:style-name="Tableau6.E2" office:value-type="string">
              <text:p text:style-name="P57"/>
              <text:p text:style-name="P426">/</text:p>
            </table:table-cell>
          </table:table-row>
          <table:table-row table:style-name="Tableau6.3">
            <table:table-cell table:style-name="Tableau6.A2" office:value-type="string">
              <text:p text:style-name="P57"/>
              <text:p text:style-name="P419">Least depth known</text:p>
            </table:table-cell>
            <table:table-cell table:style-name="Tableau6.A2" office:value-type="string">
              <text:p text:style-name="P45"/>
              <text:p text:style-name="P417">IK41</text:p>
            </table:table-cell>
            <table:table-cell table:style-name="Tableau6.A2" office:value-type="string">
              <text:p text:style-name="P45"/>
              <text:p text:style-name="P440"><text:span text:style-name="T26"><text:s/>3 </text:span><text:span text:style-name="T25">or</text:span><text:span text:style-name="T26"> 4</text:span></text:p>
            </table:table-cell>
            <table:table-cell table:style-name="Tableau6.A2" office:value-type="string">
              <text:p text:style-name="P57"/>
              <text:p text:style-name="P426">6</text:p>
            </table:table-cell>
            <table:table-cell table:style-name="Tableau6.E2" office:value-type="string">
              <text:p text:style-name="P57"/>
              <text:p text:style-name="P426"/>
            </table:table-cell>
          </table:table-row>
          <table:table-row table:style-name="Tableau6.1">
            <table:table-cell table:style-name="Tableau6.A2" office:value-type="string">
              <text:p text:style-name="P57"/>
              <text:p text:style-name="P419">Swept by wire to the depth shown</text:p>
            </table:table-cell>
            <table:table-cell table:style-name="Tableau6.A2" office:value-type="string">
              <text:p text:style-name="P45"/>
              <text:p text:style-name="P417">IK42</text:p>
            </table:table-cell>
            <table:table-cell table:style-name="Tableau6.A2" office:value-type="string">
              <text:p text:style-name="P45"/>
              <text:p text:style-name="P426">3</text:p>
            </table:table-cell>
            <table:table-cell table:style-name="Tableau6.A2" office:value-type="string">
              <text:p text:style-name="P57"/>
              <text:p text:style-name="P426">6</text:p>
            </table:table-cell>
            <table:table-cell table:style-name="Tableau6.E2" office:value-type="string">
              <text:p text:style-name="P57"/>
              <text:p text:style-name="P426">6</text:p>
            </table:table-cell>
          </table:table-row>
          <table:table-row table:style-name="Tableau6.1">
            <table:table-cell table:style-name="Tableau6.A5" office:value-type="string">
              <text:p text:style-name="P57"/>
              <text:p text:style-name="P419"/>
            </table:table-cell>
            <table:table-cell table:style-name="Tableau6.A5" office:value-type="string">
              <text:p text:style-name="P45"/>
              <text:p text:style-name="P417"/>
            </table:table-cell>
            <table:table-cell table:style-name="Tableau6.A5" office:value-type="string">
              <text:p text:style-name="P45"/>
              <text:p text:style-name="P417"/>
            </table:table-cell>
            <table:table-cell table:style-name="Tableau6.A5" office:value-type="string">
              <text:p text:style-name="P45"/>
              <text:p text:style-name="P417"/>
            </table:table-cell>
            <table:table-cell table:style-name="Tableau6.A5" office:value-type="string">
              <text:p text:style-name="P45"/>
              <text:p text:style-name="P428">table 6.3</text:p>
            </table:table-cell>
          </table:table-row>
        </table:table>
        <text:p text:style-name="P23"/>
        <text:p text:style-name="P23"/>
        <text:p text:style-name="P23">All obstructions should be encoded using one of the above combinations of attributes.</text:p>
        <text:p text:style-name="P23"/>
        <text:p text:style-name="P350">Remarks:</text:p>
        <text:list text:style-name="WW8Num145">
          <text:list-item>
            <text:p text:style-name="P125"><text:span text:style-name="T1">If the nature of a dangerous underwater object, dangerous underwater area, or floating object is not explicitly known, it must be encoded using </text:span><text:span text:style-name="T4">OBSTRN</text:span><text:span text:style-name="T1">.</text:span></text:p>
          </text:list-item>
          <text:list-item>
            <text:p text:style-name="P217"><text:span text:style-name="T1">An </text:span><text:span text:style-name="T4">OBSTRN</text:span><text:span text:style-name="T1"> object of type area must be covered by an area object from Group 1 as appropriate.</text:span></text:p>
          </text:list-item>
          <text:list-item>
            <text:p text:style-name="P217"><text:span text:style-name="T1">In certain circumstances where an obstruction is always dry (e.g. cribs), it may be covered by a </text:span><text:span text:style-name="T4">LNDARE</text:span><text:span text:style-name="T1"> object.</text:span></text:p>
          </text:list-item>
        </text:list>
        <text:p text:style-name="P10"/>
        <text:p text:style-name="P10"/>
        <text:h text:style-name="P506" text:outline-level="2">6.3<text:tab/><text:tab/>Danger lines</text:h>
        <text:p text:style-name="P350"/>
        <text:h text:style-name="P515" text:outline-level="3">6.3.1<text:tab/><text:tab/>Danger line around a point danger or an isolated sounding</text:h>
        <text:p text:style-name="P350"/>
        <text:p text:style-name="P345"><text:span text:style-name="T1">In general terms, a danger line that surrounds a single symbol or sounding (e.g. INT1 - IK28, IK40a or IK 41 to IK43.1) should not be encoded as a separate area. <text:s/>However, when the danger line indicates the true shape of the feature, it should be encoded using </text:span><text:span text:style-name="T4">WRECKS</text:span><text:span text:style-name="T1"> or </text:span><text:span text:style-name="T4">OBSTRN</text:span><text:span text:style-name="T1"> objects of type area. <text:s/>A single sounding enclosed by a danger line should be encoded using an </text:span><text:span text:style-name="T4">OBSTRN</text:span><text:span text:style-name="T1"> object of type point. <text:s/>The sounding value, in this case, must be encoded using the attribute VALSOU.</text:span></text:p>
        <text:p text:style-name="P361"/>
        <text:p text:style-name="P361"/>
        <text:list text:style-name="WW8Num139">
          <text:list-item>
            <text:list>
              <text:list-item>
                <text:list>
                  <text:list-item>
                    <text:h text:style-name="P527" text:outline-level="3">Danger line limiting an area of wrecks or obstructions</text:h>
                  </text:list-item>
                </text:list>
              </text:list-item>
            </text:list>
          </text:list-item>
        </text:list>
        <text:p text:style-name="Standard"/>
        <text:p text:style-name="P6"><draw:frame draw:style-name="fr10" draw:name="Image9" text:anchor-type="as-char" svg:width="7.684cm" svg:height="4.711cm" draw:z-index="26"><draw:image xlink:href="Pictures/2000017D000138A400009DB734A11BAB.wmf" xlink:type="simple" xlink:show="embed" xlink:actuate="onLoad"/></draw:frame></text:p>
        <text:p text:style-name="P565"><text:tab/><text:tab/><text:tab/><text:tab/><text:tab/><text:tab/><text:tab/><text:tab/>Figure 12 – Area of wrecks</text:p>
        <text:p text:style-name="P562"/>
        <text:p text:style-name="P10"/>
        <text:p text:style-name="P75"><text:span text:style-name="T1">The area enclosed by the danger line must be encoded using </text:span><text:span text:style-name="T4">WRECKS</text:span><text:span text:style-name="T1"> or </text:span><text:span text:style-name="T4">OBSTRN</text:span><text:span text:style-name="T1"> objects of type area, with the attribute values, when encoded, reflecting the characteristics of the shallowest point object encoded in the area. <text:s/>The area must also be covered by </text:span><text:span text:style-name="T4">DEPARE</text:span><text:span text:style-name="T1"> or </text:span><text:span text:style-name="T4">UNSARE</text:span><text:span text:style-name="T1"> objects as appropriate. </text:span></text:p>
        <text:p text:style-name="P10"/>
        <text:p text:style-name="Body_20_Text_20_2">If it is required to encode one or more least depths in such an area, it must be done using a point object for each of the depths, in addition to the area object.</text:p>
        <text:p text:style-name="P10"/>
        <text:p text:style-name="P10"><text:s/></text:p>
        <text:h text:style-name="P515" text:outline-level="3">6.3.3<text:tab/><text:tab/>Danger line bordering an area through which navigation is not safe (see M4 -§420.1)</text:h>
        <text:p text:style-name="P10"/>
        <text:p text:style-name="P75"><text:span text:style-name="T1">A danger line, bordering an area through which navigation is not safe, should be encoded using an </text:span><text:span text:style-name="T4">OBSTRN</text:span><text:span text:style-name="T1"> object of type area, with attribute CATOBS = </text:span><text:span text:style-name="T3">6</text:span><text:span text:style-name="T1"> (foul area).</text:span></text:p>
        <text:p text:style-name="P25"/>
        <text:p text:style-name="P25"/>
        <text:h text:style-name="P506" text:outline-level="2">6.4<text:tab/><text:tab/>Overfalls, races, breakers, eddies (see M4 - §423)</text:h>
        <text:p text:style-name="P10"/>
        <text:p text:style-name="P75"><text:span text:style-name="T1">If it is required to encode a disturbance of water, it must be done using the object class </text:span><text:span text:style-name="T4">WATTUR</text:span><text:span text:style-name="T1">.</text:span></text:p>
        <text:p text:style-name="P10"/>
        <text:p text:style-name="P75"><text:span text:style-name="T1">Geo object:<text:tab/><text:tab/>Water turbulence (</text:span><text:span text:style-name="T4">WATTUR</text:span><text:span text:style-name="T1">)</text:span></text:p>
        <text:p text:style-name="P75"><text:span text:style-name="T1">Attributes:<text:tab/><text:tab/></text:span><text:span text:style-name="T5">CATWAT<text:tab/></text:span><text:span text:style-name="T1"><text:tab/>OBJNAM<text:tab/><text:tab/>NOBJNM<text:tab/><text:tab/>INFORM<text:tab/><text:tab/>NINFOM</text:span></text:p>
        <text:p text:style-name="P10"/>
        <text:p text:style-name="P350">Remarks:</text:p>
        <text:list text:style-name="WW8Num176">
          <text:list-item>
            <text:p text:style-name="P314"><text:span text:style-name="T1">If it is required to encode a breaker over an off-lying shoal, it must be done using a </text:span><text:span text:style-name="T4">WATTUR</text:span><text:span text:style-name="T1"> object at the same position as the feature causing the breaker.</text:span></text:p>
          </text:list-item>
          <text:list-item>
            <text:p text:style-name="P126"><text:span text:style-name="T1">A </text:span><text:span text:style-name="T4">WATTUR</text:span><text:span text:style-name="T1"> object of type area must be covered by </text:span><text:span text:style-name="T4">DEPARE</text:span><text:span text:style-name="T1"> or </text:span><text:span text:style-name="T4">UNSARE</text:span><text:span text:style-name="T1"> objects as appropriate.</text:span></text:p>
          </text:list-item>
        </text:list>
        <text:p text:style-name="P10"/>
        <text:h text:style-name="P506" text:outline-level="2">6.5<text:tab/><text:tab/>Doubtful dangers (see M4 - §424)</text:h>
        <text:p text:style-name="P350"/>
        <text:p text:style-name="P350">The fact that a danger is doubtful should be encoded using the feature attributes QUASOU and STATUS and the spatial attribute QUAPOS on the object: </text:p>
        <text:p text:style-name="P350"/>
        <table:table table:name="Tableau7" table:style-name="Tableau7">
          <table:table-column table:style-name="Tableau7.A"/>
          <table:table-column table:style-name="Tableau7.B" table:number-columns-repeated="2"/>
          <table:table-column table:style-name="Tableau7.D" table:number-columns-repeated="2"/>
          <table:table-column table:style-name="Tableau7.F"/>
          <table:table-header-rows>
            <table:table-row table:style-name="Tableau7.1">
              <table:table-cell table:style-name="Tableau7.A1" office:value-type="string">
                <text:p text:style-name="P45"/>
                <text:p text:style-name="P446"/>
              </table:table-cell>
              <table:table-cell table:style-name="Tableau7.B1" office:value-type="string">
                <text:p text:style-name="P53"/>
                <text:p text:style-name="P447">M4</text:p>
              </table:table-cell>
              <table:table-cell table:style-name="Tableau7.B1" office:value-type="string">
                <text:p text:style-name="P53"/>
                <text:p text:style-name="P447">INT 1</text:p>
              </table:table-cell>
              <table:table-cell table:style-name="Tableau7.B1" office:value-type="string">
                <text:p text:style-name="P53"/>
                <text:p text:style-name="P447">QUAPOS</text:p>
              </table:table-cell>
              <table:table-cell table:style-name="Tableau7.B1" office:value-type="string">
                <text:p text:style-name="P53"/>
                <text:p text:style-name="P447">QUASOU</text:p>
              </table:table-cell>
              <table:table-cell table:style-name="Tableau7.F1" office:value-type="string">
                <text:p text:style-name="P53"/>
                <text:p text:style-name="P447">STATUS</text:p>
              </table:table-cell>
            </table:table-row>
          </table:table-header-rows>
          <table:table-row table:style-name="Tableau7.1">
            <table:table-cell table:style-name="Tableau7.A2" office:value-type="string">
              <text:p text:style-name="P45"/>
              <text:p text:style-name="P448">Position approximate </text:p>
            </table:table-cell>
            <table:table-cell table:style-name="Tableau7.A2" office:value-type="string">
              <text:p text:style-name="P45"/>
              <text:p text:style-name="P449">424.1</text:p>
            </table:table-cell>
            <table:table-cell table:style-name="Tableau7.A2" office:value-type="string">
              <text:p text:style-name="P45"/>
              <text:p text:style-name="P449">IB7</text:p>
            </table:table-cell>
            <table:table-cell table:style-name="Tableau7.A2" office:value-type="string">
              <text:p text:style-name="P45"/>
              <text:p text:style-name="P450">4</text:p>
            </table:table-cell>
            <table:table-cell table:style-name="Tableau7.A2" office:value-type="string">
              <text:p text:style-name="P45"/>
              <text:p text:style-name="P449"/>
            </table:table-cell>
            <table:table-cell table:style-name="Tableau7.F2" office:value-type="string">
              <text:p text:style-name="P45"/>
              <text:p text:style-name="P449"/>
            </table:table-cell>
          </table:table-row>
          <table:table-row table:style-name="Tableau7.1">
            <table:table-cell table:style-name="Tableau7.A2" office:value-type="string">
              <text:p text:style-name="P45"/>
              <text:p text:style-name="P448">Position doubtful </text:p>
            </table:table-cell>
            <table:table-cell table:style-name="Tableau7.A2" office:value-type="string">
              <text:p text:style-name="P45"/>
              <text:p text:style-name="P449">424.2</text:p>
            </table:table-cell>
            <table:table-cell table:style-name="Tableau7.A2" office:value-type="string">
              <text:p text:style-name="P45"/>
              <text:p text:style-name="P418">IB8</text:p>
            </table:table-cell>
            <table:table-cell table:style-name="Tableau7.A2" office:value-type="string">
              <text:p text:style-name="P45"/>
              <text:p text:style-name="P424">5</text:p>
            </table:table-cell>
            <table:table-cell table:style-name="Tableau7.A2" office:value-type="string">
              <text:p text:style-name="P45"/>
              <text:p text:style-name="P416"/>
            </table:table-cell>
            <table:table-cell table:style-name="Tableau7.F2" office:value-type="string">
              <text:p text:style-name="P45"/>
              <text:p text:style-name="P416"/>
            </table:table-cell>
          </table:table-row>
          <table:table-row table:style-name="Tableau7.4">
            <table:table-cell table:style-name="Tableau7.A2" office:value-type="string">
              <text:p text:style-name="P45"/>
              <text:p text:style-name="P414">Existence doubtful </text:p>
            </table:table-cell>
            <table:table-cell table:style-name="Tableau7.A2" office:value-type="string">
              <text:p text:style-name="P45"/>
              <text:p text:style-name="P416">424.3</text:p>
            </table:table-cell>
            <table:table-cell table:style-name="Tableau7.A2" office:value-type="string">
              <text:p text:style-name="P45"/>
              <text:p text:style-name="P416">II1</text:p>
            </table:table-cell>
            <table:table-cell table:style-name="Tableau7.A2" office:value-type="string">
              <text:p text:style-name="P45"/>
              <text:p text:style-name="P424"/>
            </table:table-cell>
            <table:table-cell table:style-name="Tableau7.A2" office:value-type="string">
              <text:p text:style-name="P57"/>
              <text:p text:style-name="P424"/>
            </table:table-cell>
            <table:table-cell table:style-name="Tableau7.F2" office:value-type="string">
              <text:p text:style-name="P57"/>
              <text:p text:style-name="P424">18</text:p>
            </table:table-cell>
          </table:table-row>
          <text:soft-page-break/>
          <table:table-row table:style-name="Tableau7.1">
            <table:table-cell table:style-name="Tableau7.A2" office:value-type="string">
              <text:p text:style-name="P45"/>
              <text:p text:style-name="P414">Doubtful sounding</text:p>
            </table:table-cell>
            <table:table-cell table:style-name="Tableau7.A2" office:value-type="string">
              <text:p text:style-name="P45"/>
              <text:p text:style-name="P416">424.4</text:p>
            </table:table-cell>
            <table:table-cell table:style-name="Tableau7.A2" office:value-type="string">
              <text:p text:style-name="P45"/>
              <text:p text:style-name="P416">II2</text:p>
            </table:table-cell>
            <table:table-cell table:style-name="Tableau7.A2" office:value-type="string">
              <text:p text:style-name="P45"/>
              <text:p text:style-name="P424"/>
            </table:table-cell>
            <table:table-cell table:style-name="Tableau7.A2" office:value-type="string">
              <text:p text:style-name="P57"/>
              <text:p text:style-name="P424">3</text:p>
            </table:table-cell>
            <table:table-cell table:style-name="Tableau7.F2" office:value-type="string">
              <text:p text:style-name="P45"/>
              <text:p text:style-name="P416"/>
            </table:table-cell>
          </table:table-row>
          <table:table-row table:style-name="Tableau7.1">
            <table:table-cell table:style-name="Tableau7.A2" office:value-type="string">
              <text:p text:style-name="P45"/>
              <text:p text:style-name="P414">Reported danger</text:p>
            </table:table-cell>
            <table:table-cell table:style-name="Tableau7.A2" office:value-type="string">
              <text:p text:style-name="P45"/>
              <text:p text:style-name="P416">424.5</text:p>
            </table:table-cell>
            <table:table-cell table:style-name="Tableau7.A2" office:value-type="string">
              <text:p text:style-name="P45"/>
              <text:p text:style-name="P416">II3</text:p>
            </table:table-cell>
            <table:table-cell table:style-name="Tableau7.A2" office:value-type="string">
              <text:p text:style-name="P59"/>
              <text:p text:style-name="P438"><text:span text:style-name="T26">7 </text:span><text:span text:style-name="T25">or</text:span><text:span text:style-name="T26"> 8</text:span></text:p>
            </table:table-cell>
            <table:table-cell table:style-name="Tableau7.A2" office:value-type="string">
              <text:p text:style-name="P57"/>
              <text:p text:style-name="P438"><text:span text:style-name="T26">8 </text:span><text:span text:style-name="T25">or</text:span><text:span text:style-name="T26"> 9</text:span></text:p>
            </table:table-cell>
            <table:table-cell table:style-name="Tableau7.F2" office:value-type="string">
              <text:p text:style-name="P45"/>
              <text:p text:style-name="P416"/>
            </table:table-cell>
          </table:table-row>
          <table:table-row table:style-name="Tableau7.1">
            <table:table-cell table:style-name="Tableau7.A7" office:value-type="string">
              <text:p text:style-name="P45"/>
              <text:p text:style-name="P414"/>
            </table:table-cell>
            <table:table-cell table:style-name="Tableau7.A7" office:value-type="string">
              <text:p text:style-name="P45"/>
              <text:p text:style-name="P416"/>
            </table:table-cell>
            <table:table-cell table:style-name="Tableau7.A7" office:value-type="string">
              <text:p text:style-name="P45"/>
              <text:p text:style-name="P416"/>
            </table:table-cell>
            <table:table-cell table:style-name="Tableau7.A7" office:value-type="string">
              <text:p text:style-name="P45"/>
              <text:p text:style-name="P416"/>
            </table:table-cell>
            <table:table-cell table:style-name="Tableau7.A7" office:value-type="string">
              <text:p text:style-name="P45"/>
              <text:p text:style-name="P416"/>
            </table:table-cell>
            <table:table-cell table:style-name="Tableau7.A7" office:value-type="string">
              <text:p text:style-name="P45"/>
              <text:p text:style-name="P427">table 6.4</text:p>
            </table:table-cell>
          </table:table-row>
        </table:table>
        <text:p text:style-name="P8"/>
        <text:p text:style-name="P558">Remarks:</text:p>
        <text:list text:style-name="WW8Num23">
          <text:list-item>
            <text:p text:style-name="P273">The same notions of approximate or doubtful positions and doubtful existence also apply to features other than dangers (e.g. landmarks, buoys).</text:p>
          </text:list-item>
          <text:list-item>
            <text:p text:style-name="P219"><text:span text:style-name="T1">The text "Discoloured water" on the source indicates the probable existence of shallow water. <text:s/>This should be encoded using a </text:span><text:span text:style-name="T4">CTNARE</text:span><text:span text:style-name="T1"> object with attribute INFORM or TXTDSC containing a cautionary note (see clause 6.6).</text:span></text:p>
          </text:list-item>
        </text:list>
        <text:p text:style-name="P10"/>
        <text:p text:style-name="P10"/>
        <text:h text:style-name="P506" text:outline-level="2"/>
        <text:h text:style-name="P506" text:outline-level="2">6.6<text:tab/><text:tab/>Caution areas</text:h>
        <text:p text:style-name="P10"/>
        <text:p text:style-name="P75"><text:span text:style-name="T1">If it is required to identify an area in which the mariner must be aware of circumstances influencing the safety of navigation (e.g. an area of continually changing depths), it must be done using the object class </text:span><text:span text:style-name="T4">CTNARE</text:span><text:span text:style-name="T1">. <text:s/>This object class may be required to identify a danger, a risk, a rule or advice that is not directly related to a particular object.</text:span></text:p>
        <text:p text:style-name="P10"/>
        <text:p text:style-name="P10"/>
        <text:p text:style-name="P75"><text:span text:style-name="T1">Geo Object:<text:tab/><text:tab/>Caution area (</text:span><text:span text:style-name="T4">CTNARE</text:span><text:span text:style-name="T1">)</text:span></text:p>
        <text:p text:style-name="P75"><text:span text:style-name="T1">Attributes:<text:tab/><text:tab/>DATEND<text:tab/><text:tab/>DATSTA<text:tab/><text:tab/>PEREND<text:tab/><text:tab/>PERSTA<text:tab/><text:tab/></text:span><text:span text:style-name="T5">INFORM<text:tab/></text:span><text:span text:style-name="T1"><text:tab/>NINFOM<text:tab/><text:tab/></text:span><text:span text:style-name="T5">TXTDSC</text:span></text:p>
        <text:p text:style-name="P75"><text:span text:style-name="T1"><text:tab/><text:tab/><text:tab/><text:tab/><text:tab/></text:span><text:span text:style-name="T5">NTXTDS</text:span></text:p>
        <text:p text:style-name="P10"/>
        <text:h text:style-name="P503" text:outline-level="1">7.<text:tab/><text:tab/><text:tab/>Nature of the seabed</text:h>
        <text:p text:style-name="P10"/>
        <text:h text:style-name="P506" text:outline-level="2">7.1 <text:tab/><text:tab/>Description of the bottom (see M4 - §425)</text:h>
        <text:p text:style-name="P10"/>
        <text:p text:style-name="P75"><text:span text:style-name="T1">If it is required to encode an area of the sea where the nature of the bottom is homogeneous, it must be done using the object class </text:span><text:span text:style-name="T4">SBDARE</text:span><text:span text:style-name="T1">.</text:span></text:p>
        <text:p text:style-name="P10"/>
        <text:p text:style-name="P75"><draw:frame draw:style-name="fr8" draw:name="Cadre13" text:anchor-type="paragraph" svg:x="12.531cm" svg:y="0.005cm" svg:width="6.001cm" draw:z-index="22"><draw:text-box fo:min-height="11.691cm"><text:p text:style-name="P349"><text:bookmark-start text:name="_1080460180"/><text:bookmark-end text:name="_1080460180"/><text:bookmark-start text:name="_1080460042"/><text:bookmark-end text:name="_1080460042"/><text:bookmark-start text:name="_1080459939"/><text:bookmark-end text:name="_1080459939"/><text:bookmark-start text:name="_991201886"/><text:bookmark-end text:name="_991201886"/><text:bookmark-start text:name="_991139640"/><text:bookmark-end text:name="_991139640"/><text:bookmark-start text:name="_991139306"/><text:bookmark-end text:name="_991139306"/><text:bookmark-start text:name="_991139001"/><text:bookmark-end text:name="_991139001"/><text:bookmark-start text:name="_991138289"/><text:bookmark-end text:name="_991138289"/><draw:frame draw:style-name="fr15" draw:name="Objet4" text:anchor-type="as-char" svg:width="5.981cm" svg:height="11.67cm" draw:z-index="28"><draw:object-ole xlink:href="./Object 4" xlink:type="simple" xlink:show="embed" xlink:actuate="onLoad"/><draw:image xlink:href="./ObjectReplacements/Object 4" xlink:type="simple" xlink:show="embed" xlink:actuate="onLoad"/></draw:frame></text:p><text:p text:style-name="P564">Figure 13 - Seabed areas</text:p></draw:text-box></draw:frame><text:span text:style-name="T1">Geo object:<text:tab/><text:tab/>Seabed area (</text:span><text:span text:style-name="T4">SBDARE</text:span><text:span text:style-name="T1">)</text:span></text:p>
        <text:p text:style-name="P75"><text:span text:style-name="T1">Attributes:<text:tab/><text:tab/>COLOUR<text:tab/></text:span><text:span text:style-name="T5">NATQUA<text:tab/></text:span><text:span text:style-name="T1"><text:tab/></text:span><text:span text:style-name="T5">NATSUR</text:span></text:p>
        <text:p text:style-name="P374">WATLEV<text:tab/><text:tab/>NOBJNM<text:tab/><text:tab/>OBJNAM</text:p>
        <text:p text:style-name="P374">INFORM<text:tab/><text:tab/>NINFOM</text:p>
        <text:p text:style-name="P10"/>
        <text:p text:style-name="P10">Remarks: </text:p>
        <text:p text:style-name="P10">In the following clauses, the paragraph prefixes refer to the examples shown in Figure 13. </text:p>
        <text:p text:style-name="P10"/>
        <text:p text:style-name="P471"><text:span text:style-name="T1">(a)<text:tab/>Mixed natures: <text:s/>The dominant nature of the seabed should be given first. <text:s/>When there are qualifying terms associated with the various natures of surface, the qualifying terms must be listed in the same order as the nature of surface list. <text:s/>Where a particular nature of surface has no qualifying term, the place in the list must be left empty and a delimiting comma must be encoded. <text:s/>For example, to encode a bottom quality such as "fine sand, mud and broken shells", the attributes NATSUR </text:span><text:span text:style-name="T3">= 4,1,17</text:span><text:span text:style-name="T1"> and NATQUA = </text:span><text:span text:style-name="T3">1,,4</text:span><text:span text:style-name="T1"> must be encoded as shown. <text:s/></text:span>Where the last nature of surface in a list has no qualifying term, a trailing comma must be encoded. <text:s/>For example, “fine sand and mud” must be encoded with NATSUR = <text:span text:style-name="T8">4,1</text:span> and NATQUA <text:s/>= <text:span text:style-name="T8">1,</text:span>.</text:p>
        <text:p text:style-name="P10"/>
        <text:p text:style-name="P390">(b)<text:tab/>Underlying material: <text:s/>Should be encoded in the same way as mixed natures, replacing the comma by a slash (/). <text:s/>The surface layer must be given first, followed by the underlying layers.</text:p>
        <text:p text:style-name="P10"/>
        <text:p text:style-name="P391"><text:span text:style-name="T1">(c)<text:tab/>Coral reef, which is always covered, represented as an area (IK16): <text:s/>An </text:span><text:span text:style-name="T4">OBSTRN</text:span><text:span text:style-name="T1"> object of type area must be encoded with attributes CATOBS = </text:span><text:span text:style-name="T3">6</text:span><text:span text:style-name="T1"> (foul area) and NATSUR = </text:span><text:span text:style-name="T3">14</text:span><text:span text:style-name="T1"> (coral). <text:s/>This object must be covered by a </text:span><text:span text:style-name="T4">DEPARE</text:span><text:span text:style-name="T1"> or </text:span><text:span text:style-name="T4">UNSARE </text:span><text:span text:style-name="T1">object as appropriate. <text:s/>In this area, some point dangers may be shown. An </text:span><text:span text:style-name="T4">UWTROC</text:span><text:span text:style-name="T1"> object should be encoded for each individual point danger.</text:span></text:p>
        <text:p text:style-name="P10"/>
        <text:p text:style-name="P391"><text:span text:style-name="T1">(d)<text:tab/>Hard bottom: <text:s/>The attribute NATQUA = </text:span><text:span text:style-name="T3">10</text:span><text:span text:style-name="T1"> (hard)</text:span><text:span text:style-name="T3"> </text:span><text:span text:style-name="T1">should be encoded, without being associated with NATSUR.</text:span></text:p>
        <text:p text:style-name="P10"/>
        <text:p text:style-name="P391"><text:span text:style-name="T1">(e)<text:tab/>On the source, in the intertidal area or along the drying line, the nature of surface is sometimes shown by an open line rather than a closed area. <text:s/>In such cases, a </text:span><text:span text:style-name="T4">SBDARE</text:span><text:span text:style-name="T1"> object of type line should be encoded, with attribute WATLEV = </text:span><text:span text:style-name="T3">4</text:span><text:span text:style-name="T1"> (covers and uncovers).</text:span></text:p>
        <text:p text:style-name="P10"/>
        <text:p text:style-name="P472"><text:span text:style-name="T1">(f)<text:tab/>If it is required to encode a rock pinnacle which is dangerous to navigation, it must be done using the object class </text:span><text:span text:style-name="T4">UWTROC</text:span><text:span text:style-name="T1">, while a rocky nature of seabed should be encoded using a </text:span><text:span text:style-name="T4">SBDARE</text:span><text:span text:style-name="T1"> object of type point.</text:span></text:p>
        <text:p text:style-name="P10"/>
        <text:p text:style-name="P472"><text:soft-page-break/><text:span text:style-name="T1">(g)<text:tab/>Where a </text:span><text:span text:style-name="T4">SBDARE</text:span><text:span text:style-name="T1"> object of type area is located in an intertidal area, it should be encoded with WATLEV = </text:span><text:span text:style-name="T3">4</text:span><text:span text:style-name="T1"> (covers and uncovers).</text:span></text:p>
        <text:h text:style-name="P506" text:outline-level="2">7.2<text:tab/><text:tab/>Special bottom types</text:h>
        <text:p text:style-name="P350"/>
        <text:h text:style-name="P515" text:outline-level="3">7.2.1<text:tab/><text:tab/>Sand waves (see M4 - §428.1)</text:h>
        <text:p text:style-name="P350"/>
        <text:p text:style-name="P345"><text:span text:style-name="T1">If it is required to encode sand waves, this must be done using the object class </text:span><text:span text:style-name="T4">SNDWAV</text:span><text:span text:style-name="T1">.</text:span></text:p>
        <text:p text:style-name="P350"/>
        <text:p text:style-name="P345"><text:span text:style-name="T1">Geo object:<text:tab/><text:tab/>Sand waves (</text:span><text:span text:style-name="T4">SNDWAV</text:span><text:span text:style-name="T1">)</text:span></text:p>
        <text:p text:style-name="P345"><text:span text:style-name="T1">Attributes:<text:tab/><text:tab/></text:span><text:span text:style-name="T10">VERACC</text:span><text:span text:style-name="T1"> </text:span></text:p>
        <text:p text:style-name="P369">VERLEN -<text:tab/>amplitude of the sand wave above the bottom</text:p>
        <text:p text:style-name="P369">INFORM<text:tab/><text:tab/>NINFOM</text:p>
        <text:p text:style-name="P17"/>
        <text:p text:style-name="P10"/>
        <text:h text:style-name="Heading_20_3" text:outline-level="3"><text:span text:style-name="T1">7.2.2<text:tab/><text:tab/>Weed - Kelp (se</text:span>e<text:span text:style-name="T1"> M4 - §428.2)</text:span></text:h>
        <text:p text:style-name="P350"/>
        <text:p text:style-name="P345"><text:span text:style-name="T1">If it is required to encode marine weed or kelp, it must be done using the object class </text:span><text:span text:style-name="T4">WEDKLP</text:span><text:span text:style-name="T1">.</text:span></text:p>
        <text:p text:style-name="P350"/>
        <text:p text:style-name="P473"><text:span text:style-name="T1">Geo object:<text:tab/><text:tab/>Weed / kelp (</text:span><text:span text:style-name="T4">WEDKLP</text:span><text:span text:style-name="T1">)</text:span></text:p>
        <text:p text:style-name="P17">Attributes:<text:tab/><text:tab/>CATWED<text:tab/>NOBJNM<text:tab/><text:tab/>OBJNAM<text:tab/><text:tab/>INFORM<text:tab/><text:tab/>NINFOM</text:p>
        <text:p text:style-name="P10"/>
        <text:p text:style-name="P10"/>
        <text:h text:style-name="P515" text:outline-level="3">7.2.3<text:tab/><text:tab/>Springs in the seabed (see M4 - §428.3)</text:h>
        <text:p text:style-name="P350"/>
        <text:p text:style-name="P345"><text:span text:style-name="T1">If it is required to encode a spring from the seabed, it must be done using the object class </text:span><text:span text:style-name="T4">SPRING</text:span><text:span text:style-name="T1">.</text:span></text:p>
        <text:p text:style-name="P350"/>
        <text:p text:style-name="P345"><text:span text:style-name="T1">Geo object:<text:tab/><text:tab/>Spring (</text:span><text:span text:style-name="T4">SPRING</text:span><text:span text:style-name="T1">)</text:span></text:p>
        <text:p text:style-name="P17">Attributes:<text:tab/><text:tab/>NOBJNM<text:tab/><text:tab/>OBJNAM<text:tab/><text:tab/>INFORM<text:tab/><text:tab/>NINFOM</text:p>
        <text:p text:style-name="P10"/>
        <text:p text:style-name="P10"/>
        <text:h text:style-name="P515" text:outline-level="3">7.2.4<text:tab/><text:tab/>Tideways</text:h>
        <text:p text:style-name="P10"/>
        <text:p text:style-name="P75"><text:span text:style-name="T1">If it is required to encode a tideway, it must be done using the object class </text:span><text:span text:style-name="T4">TIDEWY</text:span><text:span text:style-name="T1">.</text:span></text:p>
        <text:p text:style-name="P10"/>
        <text:p text:style-name="P75"><text:span text:style-name="T1">Geo object:<text:tab/><text:tab/>Tideway (</text:span><text:span text:style-name="T4">TIDEWY</text:span><text:span text:style-name="T1">)</text:span></text:p>
        <text:p text:style-name="P10">Attributes:<text:tab/><text:tab/>NOBJNM<text:tab/><text:tab/>OBJNAM<text:tab/><text:tab/>INFORM<text:tab/><text:tab/>NINFOM</text:p>
        <text:p text:style-name="P10"/>
        <text:p text:style-name="P10">Remarks:</text:p>
        <text:list text:style-name="WW8Num16">
          <text:list-item>
            <text:p text:style-name="P220"><text:span text:style-name="T4">TIDEWY</text:span><text:span text:style-name="T1"> objects must be covered by </text:span><text:span text:style-name="T4">DEPARE</text:span><text:span text:style-name="T1">, </text:span><text:span text:style-name="T4">DRGARE</text:span><text:span text:style-name="T1"> or </text:span><text:span text:style-name="T4">UNSARE</text:span><text:span text:style-name="T1"> objects.</text:span></text:p>
          </text:list-item>
        </text:list>
        <text:p text:style-name="P10"/>
        <text:p text:style-name="P10"/>
        <text:p text:style-name="P75"><text:span text:style-name="T38">8.<text:tab/><text:tab/><text:tab/></text:span><text:span text:style-name="T37">Sea</text:span><text:span text:style-name="T38"> areas (see M4 - §550)</text:span></text:p>
        <text:p text:style-name="P10"/>
        <text:p text:style-name="P75"><text:span text:style-name="T1">Undersea features and sea areas in general, including intertidal areas, may be identified by their names and may be delimited by the spatial objects used by other geo objects (e.g. depth contours, coastlines). <text:s/>If it is required to encode these areas, this must be done using the object class </text:span><text:span text:style-name="T4">SEAARE</text:span><text:span text:style-name="T1">.</text:span></text:p>
        <text:p text:style-name="P10"/>
        <text:p text:style-name="P75"><text:span text:style-name="T1">Geo object:<text:tab/><text:tab/>Sea area (</text:span><text:span text:style-name="T4">SEAARE</text:span><text:span text:style-name="T1">)</text:span></text:p>
        <text:p text:style-name="P75"><text:span text:style-name="T1">Attributes:<text:tab/><text:tab/></text:span><text:span text:style-name="T5">CATSEA</text:span><text:span text:style-name="T1"><text:tab/><text:tab/>NOBJNM<text:tab/><text:tab/></text:span><text:span text:style-name="T5">OBJNAM<text:tab/></text:span><text:span text:style-name="T1"><text:tab/>INFORM<text:tab/><text:tab/>NINFOM</text:span></text:p>
        <text:p text:style-name="P10"/>
        <text:p text:style-name="P10">Remarks:</text:p>
        <text:list text:style-name="WW8Num168">
          <text:list-item>
            <text:p text:style-name="P221"><text:span text:style-name="T1">This object class has a use similar to that of the object class </text:span><text:span text:style-name="T4">LNDRGN</text:span><text:span text:style-name="T1"> (see clause 4.7.1), but for the sea.</text:span></text:p>
          </text:list-item>
          <text:list-item>
            <text:p text:style-name="P221"><text:soft-page-break/><text:span text:style-name="T1">A </text:span><text:span text:style-name="T4">SEAARE</text:span><text:span text:style-name="T1"> object of type area should be bounded, if possible, by existing lines used by other objects (e.g. </text:span><text:span text:style-name="T4">DEPCNT</text:span><text:span text:style-name="T1">, </text:span><text:span text:style-name="T4">COALNE</text:span><text:span text:style-name="T1">). <text:s/>If necessary, however, this area may be bounded by other lines created to close the area, or to describe a new area.</text:span></text:p>
          </text:list-item>
          <text:list-item>
            <text:p text:style-name="P274">For seas, oceans, gulfs and other types of sea area, where there is no specific value for the attribute CATSEA, the generic term 'Sea', 'Ocean', 'Gulf', etc may be included in the attributes OBJNAM and NOBJNM.</text:p>
          </text:list-item>
          <text:list-item>
            <text:p text:style-name="P221"><text:span text:style-name="T4">SEAARE</text:span><text:span text:style-name="T1"> objects of type area may overlap.</text:span></text:p>
          </text:list-item>
          <text:list-item>
            <text:p text:style-name="P221"><text:span text:style-name="T1">A </text:span><text:span text:style-name="T4">SEAARE</text:span><text:span text:style-name="T1"> object of type area must be covered by objects from Group 1 (</text:span><text:span text:style-name="T4">DEPARE</text:span><text:span text:style-name="T1">, </text:span><text:span text:style-name="T4">DRGARE</text:span><text:span text:style-name="T1">, </text:span><text:span text:style-name="T4">UNSARE</text:span><text:span text:style-name="T1"> etc).</text:span></text:p>
          </text:list-item>
        </text:list>
        <text:p text:style-name="P10"/>
        <text:p text:style-name="P10"/>
        <text:h text:style-name="P500" text:outline-level="1">9.<text:tab/><text:tab/><text:tab/>Harbour regulations</text:h>
        <text:p text:style-name="P350"/>
        <text:h text:style-name="P506" text:outline-level="2">9.1<text:tab/><text:tab/>Regulations within harbour limits</text:h>
        <text:p text:style-name="P350"/>
        <text:h text:style-name="P515" text:outline-level="3">9.1.1<text:tab/><text:tab/>Administrative harbour areas (see M4 - §430.1)</text:h>
        <text:p text:style-name="P350"/>
        <text:p text:style-name="P345"><text:span text:style-name="T1">If it is required to encode an administrative harbour area, it must be done using the object class </text:span><text:span text:style-name="T4">HRBARE</text:span><text:span text:style-name="T1">.</text:span></text:p>
        <text:p text:style-name="P350"/>
        <text:p text:style-name="P345"><text:span text:style-name="T1">Geo object:<text:tab/><text:tab/>Harbour area (</text:span><text:span text:style-name="T4">HRBARE</text:span><text:span text:style-name="T1">)</text:span></text:p>
        <text:p text:style-name="P350">Attributes:<text:tab/><text:tab/>NOBJNM<text:tab/><text:tab/>OBJNAM<text:tab/><text:tab/>STATUS<text:tab/><text:tab/>INFORM<text:tab/><text:tab/>NINFOM</text:p>
        <text:p text:style-name="P350"/>
        <text:p text:style-name="P350">Remarks:</text:p>
        <text:list text:style-name="WW8Num133">
          <text:list-item>
            <text:p text:style-name="P336">A masked line may be used to suppress the symbolisation of the boundary, where such symbolisation is considered inappropriate.</text:p>
          </text:list-item>
        </text:list>
        <text:p text:style-name="P350"><text:s/></text:p>
        <text:p text:style-name="P10"/>
        <text:h text:style-name="P515" text:outline-level="3">9.1.2<text:tab/><text:tab/>Speed limits (see M4 - §430.2)</text:h>
        <text:p text:style-name="P350"/>
        <text:p text:style-name="P75"><text:span text:style-name="T1">Speed is often limited inside harbours in order to prevent wakes. <text:s/>If it is required to encode this restriction, it must be done using</text:span><text:span text:style-name="T4"> </text:span><text:span text:style-name="T1">a </text:span><text:span text:style-name="T4">RESARE</text:span><text:span text:style-name="T1"> object (see clause 11.1) with the attribute CATREA = </text:span><text:span text:style-name="T3">24 </text:span><text:span text:style-name="T1">(no wake area) or RESTRN = </text:span><text:span text:style-name="T3">13 </text:span><text:span text:style-name="T1">(no wake). <text:s/>If it is required to encode cases where the speed limit is known, it must be done using RESTRN = </text:span><text:span text:style-name="T3">27</text:span><text:span text:style-name="T1"> (speed restricted), with the speed limit and its unit of measurement encoded using the attribute INFORM (e.g. </text:span><text:span text:style-name="T3">Speed limit is 5 knots</text:span><text:span text:style-name="T1">).</text:span></text:p>
        <text:p text:style-name="P10"/>
        <text:p text:style-name="P75"><text:span text:style-name="T1">If it is required to encode the buoys/beacons marking the </text:span><text:span text:style-name="T4">RESARE</text:span><text:span text:style-name="T1"> object with speed limits, it must be done using </text:span><text:span text:style-name="T4">BCNSPP </text:span><text:span text:style-name="T1">or </text:span><text:span text:style-name="T4">BOYSPP</text:span><text:span text:style-name="T1"> objects (see clauses 12.3.1, 12.4.1), with the attribute CATSPM = </text:span><text:span text:style-name="T3">24</text:span><text:span text:style-name="T1"> (“reduced wake” mark) or </text:span><text:span text:style-name="T3">25</text:span><text:span text:style-name="T1"> (speed limit mark). <text:s/>The speed limit and its unit of measurement should be encoded using the attribute INFORM (e.g. </text:span><text:span text:style-name="T3">Speed limit is 6 knots</text:span><text:span text:style-name="T1">).</text:span></text:p>
        <text:p text:style-name="P10"/>
        <text:p text:style-name="P10"/>
        <text:h text:style-name="P509" text:outline-level="2">9.2<text:tab/><text:tab/>Anchorages and prohibited/restricted anchorages; moorings</text:h>
        <text:p text:style-name="P350"/>
        <text:h text:style-name="P515" text:outline-level="3">9.2.1<text:tab/><text:tab/>Anchorages (see M4 - §431.1 and 431.3)</text:h>
        <text:p text:style-name="P350"/>
        <text:p text:style-name="P345"><text:span text:style-name="T1">If it is required to encode an anchorage area, it must be done using the object class </text:span><text:span text:style-name="T4">ACHARE</text:span><text:span text:style-name="T1">.</text:span></text:p>
        <text:p text:style-name="P350"/>
        <text:p text:style-name="P345"><text:span text:style-name="T1">Geo object:<text:tab/><text:tab/>Anchorage area (</text:span><text:span text:style-name="T4">ACHARE</text:span><text:span text:style-name="T1">)</text:span></text:p>
        <text:p text:style-name="P350">Attributes:<text:tab/><text:tab/>CATACH<text:tab/><text:tab/>DATEND<text:tab/><text:tab/>DATSTA<text:tab/><text:tab/>NOBJNM</text:p>
        <text:p text:style-name="P369">OBJNAM -<text:tab/>name or number of the anchorage</text:p>
        <text:p text:style-name="P369">PEREND<text:tab/><text:tab/>PERSTA<text:tab/><text:tab/>RESTRN<text:tab/><text:tab/>STATUS</text:p>
        <text:p text:style-name="P369">INFORM -<text:tab/>additional information about the category of anchorage</text:p>
        <text:p text:style-name="P373">NINFOM</text:p>
        <text:p text:style-name="P10"><text:soft-page-break/></text:p>
        <text:p text:style-name="P10">Remarks:</text:p>
        <text:list text:style-name="WW8Num76">
          <text:list-item>
            <text:p text:style-name="P225"><text:span text:style-name="T1">Individual recommended anchorages without defined limits should be encoded as </text:span><text:span text:style-name="T4">ACHARE</text:span><text:span text:style-name="T1"> objects of type point, with attributes CATACH = </text:span><text:span text:style-name="T3">1</text:span><text:span text:style-name="T1"> (unrestricted anchorage)</text:span><text:span text:style-name="T3"> </text:span><text:span text:style-name="T1">and STATUS = </text:span><text:span text:style-name="T3">3</text:span><text:span text:style-name="T1"> (recommended).</text:span></text:p>
          </text:list-item>
          <text:list-item>
            <text:p text:style-name="P225"><text:span text:style-name="T1">Areas with numerous small craft moorings (see M4 - §431.7) may be encoded as </text:span><text:span text:style-name="T4">ACHARE</text:span><text:span text:style-name="T1"> objects of type area, with CATACH = </text:span><text:span text:style-name="T3">8</text:span><text:span text:style-name="T1"> (small craft mooring area). <text:s/>For the encoding of mooring buoys, see clause 9.2.4.</text:span></text:p>
          </text:list-item>
          <text:list-item>
            <text:p text:style-name="P225"><text:span text:style-name="T1">If it is required to encode an anchorage which may be used for a period of not more than 24 hours, it must be done using CATACH = </text:span><text:span text:style-name="T3">9 </text:span><text:span text:style-name="T1">(anchorage for periods up to 24 hours). </text:span></text:p>
          </text:list-item>
          <text:list-item>
            <text:p text:style-name="P225"><text:span text:style-name="T1">If it is required to encode an anchorage with a specific, limited time period, it must be done using CATACH = </text:span><text:span text:style-name="T3">10</text:span><text:span text:style-name="T1"> (anchorage for limited period of time). The specific limit of time should be encoded using the attribute INFORM (e.g. </text:span><text:span text:style-name="T3">Anchorage limited to 12 hours</text:span><text:span text:style-name="T1">).</text:span></text:p>
          </text:list-item>
        </text:list>
        <text:p text:style-name="P10"/>
        <text:p text:style-name="P10"/>
        <text:h text:style-name="P515" text:outline-level="3">9.2.2<text:tab/><text:tab/>Anchor berths (see M4 - §431.2)</text:h>
        <text:p text:style-name="P10"/>
        <text:p text:style-name="P75"><text:span text:style-name="T1">If it is required to encode an anchor berth, it must be done using the object class </text:span><text:span text:style-name="T4">ACHBRT</text:span><text:span text:style-name="T1">.</text:span></text:p>
        <text:p text:style-name="P10"/>
        <text:p text:style-name="P75"><text:span text:style-name="T1">Geo object:<text:tab/><text:tab/>Anchor berth (</text:span><text:span text:style-name="T4">ACHBRT</text:span><text:span text:style-name="T1">)</text:span></text:p>
        <text:p text:style-name="P10">Attributes:<text:tab/><text:tab/>CATACH<text:tab/><text:tab/>DATEND<text:tab/><text:tab/>DATSTA<text:tab/><text:tab/>NOBJNM</text:p>
        <text:p text:style-name="P374">OBJNAM -<text:tab/>name or number of the berth</text:p>
        <text:p text:style-name="P374">PEREND<text:tab/><text:tab/>PERSTA</text:p>
        <text:p text:style-name="P374">RADIUS -<text:tab/>radius of the swinging circle in metres</text:p>
        <text:p text:style-name="P374">STATUS</text:p>
        <text:p text:style-name="P374">INFORM -<text:tab/>additional information about the category of anchorage</text:p>
        <text:p text:style-name="P374">NINFOM</text:p>
        <text:p text:style-name="P10"/>
        <text:p text:style-name="P10">Remarks:</text:p>
        <text:list text:style-name="WW8Num28">
          <text:list-item>
            <text:p text:style-name="P275">If an anchor berth is defined by a centre point and a swinging circle, it should be of type point, with the radius of the swinging circle encoded using the attribute RADIUS.</text:p>
          </text:list-item>
        </text:list>
        <text:p text:style-name="P10"/>
        <text:p text:style-name="P10"/>
        <text:h text:style-name="P515" text:outline-level="3">9.2.3<text:tab/><text:tab/>Anchoring restricted (see M4 - §431.4)</text:h>
        <text:p text:style-name="P350"/>
        <text:p text:style-name="P345"><text:span text:style-name="T1">If it is required to encode a restricted anchoring area, it must be done using a </text:span><text:span text:style-name="T4">RESARE</text:span><text:span text:style-name="T1"> object, or using other objects with the attribute RESTRN (see clause 11.1), where RESTRN = </text:span><text:span text:style-name="T3">1 </text:span><text:span text:style-name="T1">(anchoring prohibited), </text:span><text:span text:style-name="T3">2</text:span><text:span text:style-name="T1"> (anchoring restricted) or </text:span><text:span text:style-name="T3">7</text:span><text:span text:style-name="T1"> (entry prohibited). <text:s/>Additional information about the restriction should be encoded using the attribute INFORM or TXTDSC.</text:span></text:p>
        <text:p text:style-name="P17"/>
        <text:p text:style-name="P10"/>
        <text:h text:style-name="P515" text:outline-level="3">9.2.4<text:tab/><text:tab/>Mooring buoys (see M4 - §431.5)</text:h>
        <text:p text:style-name="P10"/>
        <text:p text:style-name="P75"><text:span text:style-name="T1">If it is required to encode a mooring buoy, it must be done using a </text:span><text:span text:style-name="T4">MORFAC</text:span><text:span text:style-name="T1"> object (see clause 4.6.7.1), with attribute CATMOR = </text:span><text:span text:style-name="T3">7</text:span><text:span text:style-name="T1"> (mooring buoy).</text:span></text:p>
        <text:p text:style-name="P10"/>
        <text:p text:style-name="P10"/>
        <text:h text:style-name="P525" text:outline-level="3">9.2.5<text:tab/><text:tab/>Mooring trots (see M4 - §431.6)</text:h>
        <text:p text:style-name="Standard"/>
        <text:p text:style-name="Standard"/>
        <text:p text:style-name="P10"/>
        <text:p text:style-name="P350"><draw:frame draw:style-name="fr5" draw:name="Cadre14" text:anchor-type="paragraph" svg:x="3.373cm" svg:y="0.002cm" svg:width="9.17cm" draw:z-index="23"><draw:text-box fo:min-height="5.48cm"><text:p text:style-name="P349"><text:bookmark-start text:name="_1065511734"/><text:bookmark-end text:name="_1065511734"/><text:bookmark-start text:name="_976953594"/><text:bookmark-end text:name="_976953594"/><text:bookmark-start text:name="_976953568"/><text:bookmark-end text:name="_976953568"/><draw:frame draw:style-name="fr16" draw:name="Objet5" text:anchor-type="as-char" svg:width="9.156cm" svg:height="5.465cm" draw:z-index="30"><draw:object-ole xlink:href="./Object 5" xlink:type="simple" xlink:show="embed" xlink:actuate="onLoad"/><draw:image xlink:href="./ObjectReplacements/Object 5" xlink:type="simple" xlink:show="embed" xlink:actuate="onLoad"/></draw:frame></text:p><text:p text:style-name="P564">Figure 14 – Mooring trot</text:p></draw:text-box></draw:frame></text:p>
        <text:p text:style-name="P350">A complete mooring trot is composed of ground tackle, mooring cables, buoys and mooring berths on junction cables. <text:s/>The following remarks refer to the annotations in Figure 14 above:</text:p>
        <text:p text:style-name="P17"/>
        <text:p text:style-name="P391"><text:span text:style-name="T1">(a)<text:tab/>Ground tackle should be encoded using </text:span><text:span text:style-name="T4">OBSTRN</text:span><text:span text:style-name="T1"> objects (see clause 6.2.2), with attribute CATOBS = </text:span><text:span text:style-name="T3">9</text:span><text:span text:style-name="T1"> (ground tackle).</text:span></text:p>
        <text:p text:style-name="P391"><text:span text:style-name="T1">(b)<text:tab/>Mooring cables should be encoded using </text:span><text:span text:style-name="T4">CBLSUB</text:span><text:span text:style-name="T1"> objects (see clause 11.5.1), with attribute CATCBL = </text:span><text:span text:style-name="T3">6</text:span><text:span text:style-name="T1"> (mooring cable/chain).</text:span></text:p>
        <text:p text:style-name="P391"><text:span text:style-name="T1">(c)<text:tab/>Buoys should be encoded using </text:span><text:span text:style-name="T4">MORFAC</text:span><text:span text:style-name="T1"> objects (see clause 4.6.7.1), with attribute CATMOR = </text:span><text:span text:style-name="T3">7</text:span><text:span text:style-name="T1"> (mooring buoy).</text:span></text:p>
        <text:p text:style-name="P391"><text:span text:style-name="T1">(d)<text:tab/>Mooring berths should be encoded using </text:span><text:span text:style-name="T4">BERTHS</text:span><text:span text:style-name="T1"> objects</text:span><text:span text:style-name="T4"> </text:span><text:span text:style-name="T1">(see clause 4.6.2).</text:span></text:p>
        <text:p text:style-name="P391"><text:span text:style-name="T1">(e)<text:tab/>Junction cables should be encoded using </text:span><text:span text:style-name="T4">MORFAC</text:span><text:span text:style-name="T1"> objects (see clause 4.6.7.1), with attribute CATMOR = </text:span><text:span text:style-name="T3">6</text:span><text:span text:style-name="T1"> (chain/wire/cable).</text:span></text:p>
        <text:p text:style-name="P10"/>
        <text:p text:style-name="P75"><text:span text:style-name="T1">All of these objects should be aggregated using the collection object </text:span><text:span text:style-name="T4">C_AGGR </text:span><text:span text:style-name="T1">(see clause 15).</text:span></text:p>
        <text:p text:style-name="P10"/>
        <text:p text:style-name="P10"/>
        <text:h text:style-name="P515" text:outline-level="3">9.2.6 <text:tab/><text:tab/>Anchorage - relationships</text:h>
        <text:p text:style-name="P10"/>
        <text:p text:style-name="P75"><text:span text:style-name="T1">To encode an anchorage, objects such as </text:span><text:span text:style-name="T4">ACHARE</text:span><text:span text:style-name="T1">, </text:span><text:span text:style-name="T4">ACHBRT</text:span><text:span text:style-name="T1">, </text:span><text:span text:style-name="T4">MORFAC</text:span><text:span text:style-name="T1">, </text:span><text:span text:style-name="T4">RESARE</text:span><text:span text:style-name="T1">, </text:span><text:span text:style-name="T4">C_AGGR</text:span><text:span text:style-name="T1"> (mooring trots) and the anchorage’s navigational aids objects may be associated using a collection object </text:span><text:span text:style-name="T4">C_ASSO </text:span><text:span text:style-name="T1">(see clause 15).</text:span></text:p>
        <text:p text:style-name="P10"/>
        <text:p text:style-name="P10"/>
        <text:h text:style-name="P500" text:outline-level="1"><text:soft-page-break/>10.<text:tab/><text:tab/>Recommended tracks and routes</text:h>
        <text:p text:style-name="P350"/>
        <text:h text:style-name="P513" text:outline-level="2">10.1<text:tab/><text:tab/>Leading, clearing and transit lines and recommended tracks (see M4 - §433)</text:h>
        <text:p text:style-name="P350"/>
        <text:p text:style-name="P345"><text:span text:style-name="T1">If it is required to encode leading, clearing and transit lines and recommended tracks, it must be done using the object classes </text:span><text:span text:style-name="T4">NAVLNE</text:span><text:span text:style-name="T1"> and </text:span><text:span text:style-name="T4">RECTRC</text:span><text:span text:style-name="T1">, and related point navigational aids object classes. <text:s/>This applies for visual and radio navigational aids.</text:span></text:p>
        <text:p text:style-name="P350"/>
        <text:p text:style-name="P350">Relationships should be defined between these objects (see clauses 10.1.2 and 15)</text:p>
        <text:p text:style-name="P350"/>
        <text:p text:style-name="P17">NB. In North America the word ‘range’ is used instead of ‘transit’ and ‘leading line’.</text:p>
        <text:p text:style-name="P10"/>
        <text:p text:style-name="P10"/>
        <text:h text:style-name="P515" text:outline-level="3">10.1.1<text:tab/><text:tab/><text:tab/>Navigation lines and recommended tracks</text:h>
        <text:p text:style-name="P350"/>
        <text:p text:style-name="P345"><text:span text:style-name="T1">If it is required to encode a navigation line, it must be done using the object class </text:span><text:span text:style-name="T4">NAVLNE</text:span><text:span text:style-name="T1">.</text:span></text:p>
        <text:p text:style-name="P350"/>
        <text:p text:style-name="P345"><text:span text:style-name="T1">Geo object:<text:tab/><text:tab/>Navigation line (</text:span><text:span text:style-name="T4">NAVLNE</text:span><text:span text:style-name="T1">)</text:span></text:p>
        <text:p text:style-name="P345"><text:span text:style-name="T1">Attributes:<text:tab/><text:tab/></text:span><text:span text:style-name="T5">CATNAV<text:tab/></text:span><text:span text:style-name="T1"><text:tab/>DATEND<text:tab/><text:tab/>DATSTA</text:span></text:p>
        <text:p text:style-name="P368"><text:span text:style-name="T5">ORIENT</text:span><text:span text:style-name="T1"> -<text:tab/>value of the bearing from seaward</text:span></text:p>
        <text:p text:style-name="P369">PEREND<text:tab/><text:tab/>PERSTA<text:tab/><text:tab/>STATUS</text:p>
        <text:p text:style-name="Text_20_body_20_indent"><text:tab/><text:tab/><text:tab/><text:tab/>INFORM -<text:tab/>legend as shown on the source</text:p>
        <text:p text:style-name="P369">NINFOM</text:p>
        <text:p text:style-name="P17"/>
        <text:p text:style-name="P81"><text:span text:style-name="T1">If it is required to encode a recommended track, it must be done using the object class </text:span><text:span text:style-name="T4">RECTRC</text:span><text:span text:style-name="T1">.</text:span></text:p>
        <text:p text:style-name="P17"/>
        <text:p text:style-name="P345"><text:span text:style-name="T1">Geo object:<text:tab/><text:tab/>Recommended track (</text:span><text:span text:style-name="T4">RECTRC</text:span><text:span text:style-name="T1">)</text:span></text:p>
        <text:p text:style-name="P345"><text:span text:style-name="T1">Attributes:<text:tab/><text:tab/></text:span><text:span text:style-name="T5">CATTRK</text:span><text:span text:style-name="T1"><text:tab/><text:tab/>DATEND<text:tab/><text:tab/>DATSTA</text:span></text:p>
        <text:p text:style-name="P369">DRVAL1 -<text:tab/>minimum depth along the track</text:p>
        <text:p text:style-name="P368"><text:span text:style-name="T10">DRVAL2</text:span><text:span text:style-name="T1"><text:tab/><text:tab/>NOBJNM<text:tab/><text:tab/>OBJNAM<text:tab/><text:tab/></text:span><text:span text:style-name="T5">ORIENT</text:span><text:span text:style-name="T1"><text:tab/><text:tab/>PEREND<text:tab/><text:tab/>PERSTA<text:tab/><text:tab/><text:tab/><text:tab/><text:tab/><text:tab/><text:tab/><text:tab/><text:tab/>QUASOU<text:tab/>SOUACC<text:tab/>STATUS<text:tab/><text:tab/>TECSOU<text:tab/><text:tab/></text:span><text:span text:style-name="T5">TRAFIC</text:span><text:span text:style-name="T1"><text:tab/><text:tab/></text:span><text:span text:style-name="T10">VERDAT</text:span><text:span text:style-name="T1"> </text:span></text:p>
        <text:p text:style-name="P368"><text:span text:style-name="T1">INFORM -<text:tab/>maximum authorised draft (e.g. </text:span><text:span text:style-name="T3">Maximum authorised draft = 14 metres</text:span><text:span text:style-name="T1">)</text:span></text:p>
        <text:p text:style-name="P373">NINFOM</text:p>
        <text:p text:style-name="P10"/>
        <text:p text:style-name="P10">Remarks:</text:p>
        <text:list text:style-name="WW8Num4">
          <text:list-item>
            <text:p text:style-name="P229"><text:span text:style-name="T1">The value </text:span><text:span text:style-name="T3">3</text:span><text:span text:style-name="T1"> (recommended) should not be used on the attribute STATUS in this case because, by definition, </text:span><text:span text:style-name="T4">RECTRC</text:span><text:span text:style-name="T1"> is recommended.</text:span></text:p>
          </text:list-item>
          <text:list-item>
            <text:p text:style-name="P229"><text:span text:style-name="T1">In the case of a two-way recommended track, the value of orientation encoded on the attribute ORIENT should be the value of the bearing from seaward. <text:s/>If it is not possible to define a seaward direction, the value that is less than 180</text:span><text:span text:style-name="T23"></text:span><text:span text:style-name="T1"> should be used.</text:span></text:p>
          </text:list-item>
          <text:list-item>
            <text:p text:style-name="P276">When the traffic flow is one way, the direction of digitising of an object of type line should be the same as the direction of the traffic flow.</text:p>
          </text:list-item>
        </text:list>
        <text:p text:style-name="P10"/>
        <text:p text:style-name="P75"><text:span text:style-name="T1">The use of </text:span><text:span text:style-name="T4">NAVLNE</text:span><text:span text:style-name="T1"> and </text:span><text:span text:style-name="T4">RECTRC</text:span><text:span text:style-name="T1"> is defined in more detail in the following table, and in Figure 15 below:</text:span></text:p>
        <text:p text:style-name="P10"/>
        <table:table table:name="Tableau8" table:style-name="Tableau8">
          <table:table-column table:style-name="Tableau8.A"/>
          <table:table-column table:style-name="Tableau8.B"/>
          <table:table-column table:style-name="Tableau8.C"/>
          <table:table-column table:style-name="Tableau8.D"/>
          <table:table-column table:style-name="Tableau8.E"/>
          <table:table-header-rows>
            <table:table-row table:style-name="Tableau8.1">
              <table:table-cell table:style-name="Tableau8.A1" office:value-type="string">
                <text:p text:style-name="P45"/>
                <text:p text:style-name="P408">Figure 15</text:p>
              </table:table-cell>
              <table:table-cell table:style-name="Tableau8.B1" office:value-type="string">
                <text:p text:style-name="P53"/>
                <text:p text:style-name="P406"/>
              </table:table-cell>
              <table:table-cell table:style-name="Tableau8.B1" office:value-type="string">
                <text:p text:style-name="P53"/>
                <text:p text:style-name="P408">NAVLNE</text:p>
              </table:table-cell>
              <table:table-cell table:style-name="Tableau8.B1" office:value-type="string">
                <text:p text:style-name="P53"/>
                <text:p text:style-name="P408">RECTRC</text:p>
              </table:table-cell>
              <table:table-cell table:style-name="Tableau8.E1" office:value-type="string">
                <text:p text:style-name="P53"/>
                <text:p text:style-name="P408">Navigational aids</text:p>
              </table:table-cell>
            </table:table-row>
          </table:table-header-rows>
          <table:table-row table:style-name="Tableau8.1">
            <table:table-cell table:style-name="Tableau8.A2" office:value-type="string">
              <text:p text:style-name="P53"/>
              <text:p text:style-name="P416">1</text:p>
            </table:table-cell>
            <table:table-cell table:style-name="Tableau8.A2" office:value-type="string">
              <text:p text:style-name="P45"/>
              <text:p text:style-name="P414">Recommended track on a leading line</text:p>
            </table:table-cell>
            <table:table-cell table:style-name="Tableau8.A2" office:value-type="string">
              <text:p text:style-name="P45"/>
              <text:p text:style-name="P438"><text:span text:style-name="T25">CATNAV = </text:span><text:span text:style-name="T26">3</text:span></text:p>
            </table:table-cell>
            <table:table-cell table:style-name="Tableau8.A2" office:value-type="string">
              <text:p text:style-name="P45"/>
              <text:p text:style-name="P438"><text:span text:style-name="T25">CATTRK = </text:span><text:span text:style-name="T26">1</text:span></text:p>
            </table:table-cell>
            <table:table-cell table:style-name="Tableau8.E2" office:value-type="string">
              <text:p text:style-name="P45"/>
              <text:p text:style-name="P416">at least 2</text:p>
            </table:table-cell>
          </table:table-row>
          <table:table-row table:style-name="Tableau8.1">
            <table:table-cell table:style-name="Tableau8.A2" office:value-type="string">
              <text:p text:style-name="P45"/>
              <text:p text:style-name="P416">2</text:p>
            </table:table-cell>
            <table:table-cell table:style-name="Tableau8.A2" office:value-type="string">
              <text:p text:style-name="P45"/>
              <text:p text:style-name="P414">Clearing line on marks in line</text:p>
            </table:table-cell>
            <table:table-cell table:style-name="Tableau8.A2" office:value-type="string">
              <text:p text:style-name="P45"/>
              <text:p text:style-name="P438"><text:span text:style-name="T25">CATNAV = </text:span><text:span text:style-name="T26">1</text:span></text:p>
            </table:table-cell>
            <table:table-cell table:style-name="Tableau8.A2" office:value-type="string">
              <text:p text:style-name="P45"/>
              <text:p text:style-name="P416">none</text:p>
            </table:table-cell>
            <table:table-cell table:style-name="Tableau8.E2" office:value-type="string">
              <text:p text:style-name="P45"/>
              <text:p text:style-name="P416">at least 2</text:p>
            </table:table-cell>
          </table:table-row>
          <table:table-row table:style-name="Tableau8.1">
            <table:table-cell table:style-name="Tableau8.A2" office:value-type="string">
              <text:p text:style-name="P45"/>
              <text:p text:style-name="P416">3</text:p>
            </table:table-cell>
            <table:table-cell table:style-name="Tableau8.A2" office:value-type="string">
              <text:p text:style-name="P45"/>
              <text:p text:style-name="P414">Transit line on marks in line</text:p>
            </table:table-cell>
            <table:table-cell table:style-name="Tableau8.A2" office:value-type="string">
              <text:p text:style-name="P45"/>
              <text:p text:style-name="P438"><text:span text:style-name="T25">CATNAV = </text:span><text:span text:style-name="T26">2</text:span></text:p>
            </table:table-cell>
            <table:table-cell table:style-name="Tableau8.A2" office:value-type="string">
              <text:p text:style-name="P45"/>
              <text:p text:style-name="P416">none</text:p>
            </table:table-cell>
            <table:table-cell table:style-name="Tableau8.E2" office:value-type="string">
              <text:p text:style-name="P45"/>
              <text:p text:style-name="P416">at least 2</text:p>
            </table:table-cell>
          </table:table-row>
          <text:soft-page-break/>
          <table:table-row table:style-name="Tableau8.5">
            <table:table-cell table:style-name="Tableau8.A2" office:value-type="string">
              <text:p text:style-name="P45"/>
              <text:p text:style-name="P416">4</text:p>
            </table:table-cell>
            <table:table-cell table:style-name="Tableau8.A2" office:value-type="string">
              <text:p text:style-name="P45"/>
              <text:p text:style-name="P414">Recommended track on a bearing</text:p>
            </table:table-cell>
            <table:table-cell table:style-name="Tableau8.A2" office:value-type="string">
              <text:p text:style-name="P45"/>
              <text:p text:style-name="P438"><text:span text:style-name="T25">CATNAV = </text:span><text:span text:style-name="T26">3</text:span></text:p>
            </table:table-cell>
            <table:table-cell table:style-name="Tableau8.A2" office:value-type="string">
              <text:p text:style-name="P45"/>
              <text:p text:style-name="P438"><text:span text:style-name="T25">CATTRK = </text:span><text:span text:style-name="T26">1</text:span></text:p>
            </table:table-cell>
            <table:table-cell table:style-name="Tableau8.E2" office:value-type="string">
              <text:p text:style-name="P45"/>
              <text:p text:style-name="P416">1</text:p>
            </table:table-cell>
          </table:table-row>
          <table:table-row table:style-name="Tableau8.1">
            <table:table-cell table:style-name="Tableau8.A2" office:value-type="string">
              <text:p text:style-name="P45"/>
              <text:p text:style-name="P416">5</text:p>
            </table:table-cell>
            <table:table-cell table:style-name="Tableau8.A2" office:value-type="string">
              <text:p text:style-name="P45"/>
              <text:p text:style-name="P414">Clearing line on a bearing</text:p>
            </table:table-cell>
            <table:table-cell table:style-name="Tableau8.A2" office:value-type="string">
              <text:p text:style-name="P45"/>
              <text:p text:style-name="P438"><text:span text:style-name="T25">CATNAV = </text:span><text:span text:style-name="T26">1</text:span></text:p>
            </table:table-cell>
            <table:table-cell table:style-name="Tableau8.A2" office:value-type="string">
              <text:p text:style-name="P45"/>
              <text:p text:style-name="P416">none</text:p>
            </table:table-cell>
            <table:table-cell table:style-name="Tableau8.E2" office:value-type="string">
              <text:p text:style-name="P45"/>
              <text:p text:style-name="P416">1</text:p>
            </table:table-cell>
          </table:table-row>
          <table:table-row table:style-name="Tableau8.1">
            <table:table-cell table:style-name="Tableau8.A2" office:value-type="string">
              <text:p text:style-name="P45"/>
              <text:p text:style-name="P416">6</text:p>
            </table:table-cell>
            <table:table-cell table:style-name="Tableau8.A2" office:value-type="string">
              <text:p text:style-name="P45"/>
              <text:p text:style-name="P414">Transit line on a bearing</text:p>
            </table:table-cell>
            <table:table-cell table:style-name="Tableau8.A2" office:value-type="string">
              <text:p text:style-name="P45"/>
              <text:p text:style-name="P438"><text:span text:style-name="T25">CATNAV = </text:span><text:span text:style-name="T26">2</text:span></text:p>
            </table:table-cell>
            <table:table-cell table:style-name="Tableau8.A2" office:value-type="string">
              <text:p text:style-name="P45"/>
              <text:p text:style-name="P416">none</text:p>
            </table:table-cell>
            <table:table-cell table:style-name="Tableau8.E2" office:value-type="string">
              <text:p text:style-name="P45"/>
              <text:p text:style-name="P416">1</text:p>
            </table:table-cell>
          </table:table-row>
          <table:table-row table:style-name="Tableau8.1">
            <table:table-cell table:style-name="Tableau8.A2" office:value-type="string">
              <text:p text:style-name="P45"/>
              <text:p text:style-name="P416">7</text:p>
            </table:table-cell>
            <table:table-cell table:style-name="Tableau8.A2" office:value-type="string">
              <text:p text:style-name="P45"/>
              <text:p text:style-name="P414">Recommended track not based on fixed marks </text:p>
            </table:table-cell>
            <table:table-cell table:style-name="Tableau8.A2" office:value-type="string">
              <text:p text:style-name="P45"/>
              <text:p text:style-name="P416">none</text:p>
            </table:table-cell>
            <table:table-cell table:style-name="Tableau8.A2" office:value-type="string">
              <text:p text:style-name="P45"/>
              <text:p text:style-name="P438"><text:span text:style-name="T25">CATTRK = </text:span><text:span text:style-name="T26">2</text:span></text:p>
            </table:table-cell>
            <table:table-cell table:style-name="Tableau8.E2" office:value-type="string">
              <text:p text:style-name="P45"/>
              <text:p text:style-name="P416">none</text:p>
            </table:table-cell>
          </table:table-row>
          <table:table-row table:style-name="Tableau8.1">
            <table:table-cell table:style-name="Tableau8.A9" office:value-type="string">
              <text:p text:style-name="P45"/>
              <text:p text:style-name="P44"/>
              <text:p text:style-name="P44"/>
              <text:p text:style-name="P44"/>
              <text:p text:style-name="P416"/>
            </table:table-cell>
            <table:table-cell table:style-name="Tableau8.A9" office:value-type="string">
              <text:p text:style-name="P45"/>
              <text:p text:style-name="P414"/>
            </table:table-cell>
            <table:table-cell table:style-name="Tableau8.A9" office:value-type="string">
              <text:p text:style-name="P45"/>
              <text:p text:style-name="P416"/>
            </table:table-cell>
            <table:table-cell table:style-name="Tableau8.A9" office:value-type="string">
              <text:p text:style-name="P45"/>
              <text:p text:style-name="P416"/>
            </table:table-cell>
            <table:table-cell table:style-name="Tableau8.A9" office:value-type="string">
              <text:p text:style-name="P45"/>
              <text:p text:style-name="P427">table 10.1</text:p>
            </table:table-cell>
          </table:table-row>
        </table:table>
        <text:p text:style-name="P350"/>
        <text:p text:style-name="P350"><draw:frame draw:style-name="fr11" draw:name="Image10" text:anchor-type="as-char" svg:width="15.916cm" svg:height="8.405cm" draw:z-index="31"><draw:image xlink:href="Pictures/2000024C00030A74000183938521D3A7.wmf" xlink:type="simple" xlink:show="embed" xlink:actuate="onLoad"/></draw:frame></text:p>
        <text:p text:style-name="P568">Figure 15 – Navigation lines and recommended tracks</text:p>
        <text:p text:style-name="P350"/>
        <text:p text:style-name="P350">Remarks:</text:p>
        <text:list text:style-name="WW8Num38">
          <text:list-item>
            <text:p text:style-name="P337">Even if, on the source, navigational aids are merged into only one symbol, one geo object must be created for each navigational aid.</text:p>
          </text:list-item>
        </text:list>
        <text:p text:style-name="P350"/>
        <text:p text:style-name="P350"/>
        <text:h text:style-name="P525" text:outline-level="3">10.1.2<text:tab/><text:tab/><text:tab/>Range systems - relationship</text:h>
        <text:p text:style-name="P350"/>
        <text:p text:style-name="P345"><text:span text:style-name="T1">To encode a range system, the objects </text:span><text:span text:style-name="T4">NAVLNE</text:span><text:span text:style-name="T1">, </text:span><text:span text:style-name="T4">RECTRC</text:span><text:span text:style-name="T1"> and the navigational aids objects should be aggregated using a collection object </text:span><text:span text:style-name="T4">C_AGGR</text:span><text:span text:style-name="T1"> (see clause 15).</text:span></text:p>
        <text:p text:style-name="P350"/>
        <text:p text:style-name="P81"><text:span text:style-name="T1">This aggregation object may also be associated, using a collection object </text:span><text:span text:style-name="T4">C_ASSO </text:span><text:span text:style-name="T1">(see clause 15), with the dangers (e.g. </text:span><text:span text:style-name="T4">OBSTRN</text:span><text:span text:style-name="T1">, </text:span><text:span text:style-name="T4">WRECKS</text:span><text:span text:style-name="T1">, </text:span><text:span text:style-name="T4">UWTROC</text:span><text:span text:style-name="T1"> objects) marked by the clearing or transit line. </text:span></text:p>
        <text:p text:style-name="P17"/>
        <text:p text:style-name="P17"><draw:frame draw:style-name="fr2" draw:name="Cadre15" text:anchor-type="paragraph" svg:x="6.403cm" svg:y="0.162cm" svg:width="7.26cm" draw:z-index="24"><draw:text-box fo:min-height="5.08cm"><text:p text:style-name="P349"><draw:frame draw:style-name="fr10" draw:name="Image11" text:anchor-type="as-char" svg:width="7.258cm" svg:height="4.681cm" draw:z-index="33"><draw:image xlink:href="Pictures/20000053000136E30000B1DFEA086510.wmf" xlink:type="simple" xlink:show="embed" xlink:actuate="onLoad"/></draw:frame></text:p><text:p text:style-name="P564">Figure 16 – Range systems</text:p></draw:text-box></draw:frame></text:p>
        <text:p text:style-name="P17"/>
        <text:h text:style-name="P515" text:outline-level="3">10.1.3<text:tab/><text:tab/><text:tab/>Measured distances <text:s/>(see M4 - §458)</text:h>
        <text:p text:style-name="P350"/>
        <text:p text:style-name="P81"><text:span text:style-name="T1">If the track to be followed is on a leading line or a bearing, it must be encoded in the way described in Table 10.1 and Figure 15 above (cases 1 or 4). <text:s/>If the track is not on a leading line or bearing, it must be encoded only as a </text:span><text:span text:style-name="T4">NAVLNE</text:span><text:span text:style-name="T1"> object with the attribute CATNAV being set to “unknown”. <text:s/>In either case, if it is required to encode the measured distance, it must be done using the attribute INFORM (e.g. </text:span><text:span text:style-name="T3">Measured distance = 1450 metres</text:span><text:span text:style-name="T1">).</text:span></text:p>
        <text:p text:style-name="P17"/>
        <text:p text:style-name="P75"><text:span text:style-name="T1">If it is required to encode the transit lines, they must be done using </text:span><text:span text:style-name="T4">NAVLNE</text:span><text:span text:style-name="T1"> objects, with CATNAV = </text:span><text:span text:style-name="T3">2</text:span><text:span text:style-name="T1"> (transit line).</text:span></text:p>
        <text:p text:style-name="P10"/>
        <text:p text:style-name="P75"><text:span text:style-name="T1">If it is required to encode the beacons, they must be done using </text:span><text:span text:style-name="T4">BCNSPP</text:span><text:span text:style-name="T1"> objects, with attribute CATSPM = </text:span><text:span text:style-name="T3">17</text:span><text:span text:style-name="T1"> (measured distance mark).</text:span></text:p>
        <text:p text:style-name="P10"/>
        <text:p text:style-name="P75"><text:span text:style-name="T1">Where the entire measured distance system exists within a single cell, each transit line with its beacons must be aggregated into a collection object </text:span><text:span text:style-name="T4">C_AGGR </text:span><text:span text:style-name="T1">(see clause 15). <text:s/>These two aggregation objects and the track to be followed must be aggregated into another </text:span><text:span text:style-name="T4">C_AGGR</text:span><text:span text:style-name="T1"> object.</text:span></text:p>
        <text:p text:style-name="P10"/>
        <text:p text:style-name="P10"/>
        <text:h text:style-name="P506" text:outline-level="2">10.2<text:tab/><text:tab/><text:tab/>Routeing measures</text:h>
        <text:p text:style-name="P350"/>
        <text:h text:style-name="P515" text:outline-level="3">10.2.1<text:tab/><text:tab/><text:tab/>Traffic separation schemes</text:h>
        <text:p text:style-name="P350"/>
        <text:p text:style-name="P345"><text:span text:style-name="T1">If it is required to encode a traffic separation scheme, it must be done using </text:span><text:span text:style-name="T4">DWRTCL</text:span><text:span text:style-name="T1">, </text:span><text:span text:style-name="T4">DWRTPT</text:span><text:span text:style-name="T1">, </text:span><text:span text:style-name="T4">ISTZNE</text:span><text:span text:style-name="T1">, </text:span><text:span text:style-name="T4">PRCARE, TSELNE, TSEZNE</text:span><text:span text:style-name="T1">, </text:span><text:span text:style-name="T4">TSSBND</text:span><text:span text:style-name="T1">, </text:span><text:span text:style-name="T4">TSSCRS</text:span><text:span text:style-name="T1">, </text:span><text:span text:style-name="T4">TSSLPT</text:span><text:span text:style-name="T1">, </text:span><text:span text:style-name="T4">TSSRON</text:span><text:span text:style-name="T1"> objects, </text:span><text:span text:style-name="Comment_20_Reference"><text:span text:style-name="T13"><text:s/></text:span></text:span><text:span text:style-name="T1">and navigational aids objects.</text:span></text:p>
        <text:p text:style-name="P350"/>
        <text:p text:style-name="P17">The encoding of relationships between these objects is defined in clause 10.2.3.</text:p>
        <text:p text:style-name="P10"/>
        <text:h text:style-name="P536" text:outline-level="4">10.2.1.1<text:tab/> <text:s text:c="3"/>Traffic separation scheme lanes (see M4 - §435.1)</text:h>
        <text:p text:style-name="P10"/>
        <text:p text:style-name="P75"><text:span text:style-name="T1">A complete traffic separation scheme lane consists of one or more areas within which the flow of traffic follows one defined direction. <text:s/>If it is required to encode these areas, this must be done using the object class </text:span><text:span text:style-name="T4">TSSLPT</text:span><text:span text:style-name="T1">.</text:span></text:p>
        <text:p text:style-name="P10"/>
        <text:p text:style-name="P474"><text:span text:style-name="T1">Geo object:<text:tab/><text:tab/>Traffic separation scheme lane part (</text:span><text:span text:style-name="T4">TSSLPT</text:span><text:span text:style-name="T1">)</text:span></text:p>
        <text:p text:style-name="P10">Attributes:<text:tab/><text:tab/>CATTSS<text:tab/><text:tab/>DATEND<text:tab/><text:tab/>DATSTA</text:p>
        <text:p text:style-name="P372"><text:span text:style-name="T5">ORIENT</text:span><text:span text:style-name="T1"> -<text:tab/>direction of the traffic flow</text:span></text:p>
        <text:p text:style-name="P374">RESTRN<text:tab/><text:tab/>STATUS<text:tab/><text:tab/>INFORM<text:tab/><text:tab/>NINFOM</text:p>
        <text:p text:style-name="P10"/>
        <text:p text:style-name="P10">Remarks:</text:p>
        <text:list text:style-name="WW8Num5">
          <text:list-item>
            <text:p text:style-name="P231"><text:span text:style-name="T1">At junctions, other than crossings and roundabouts, a separate </text:span><text:span text:style-name="T4">TSSLPT</text:span><text:span text:style-name="T1"> object must be encoded. <text:s/>For this object, the attribute ORIENT must be omitted, in order to avoid implying that one lane has priority over another (see INT1 IM22). <text:s/>Warning text may be encoded using the attribute INFORM or TXTDSC.</text:span></text:p>
          </text:list-item>
        </text:list>
        <text:p text:style-name="P10"/>
        <text:p text:style-name="P10"><draw:frame draw:style-name="fr6" draw:name="Cadre16" text:anchor-type="paragraph" svg:x="6.355cm" svg:y="0.429cm" svg:width="8.841cm" draw:z-index="27"><draw:text-box fo:min-height="5.091cm"><text:p text:style-name="P349"><draw:frame draw:style-name="fr10" draw:name="Image12" text:anchor-type="as-char" svg:width="8.849cm" svg:height="5.092cm" draw:z-index="37"><draw:image xlink:href="Pictures/2000010C000168150000BA231DA51265.wmf" xlink:type="simple" xlink:show="embed" xlink:actuate="onLoad"/></draw:frame></text:p><text:p text:style-name="P564">Figure 17 - Junction</text:p></draw:text-box></draw:frame></text:p>
        <text:h text:style-name="P534" text:outline-level="4">10.2.1.2<text:tab/><text:tab/>Traffic separation scheme boundaries (see M4 - §435.1)</text:h>
        <text:p text:style-name="P350"/>
        <text:p text:style-name="P345"><text:span text:style-name="T1">The object class </text:span><text:span text:style-name="T4">TSSBND</text:span><text:span text:style-name="T1"> must only be used to encode the outer limits of traffic lanes or traffic separation scheme roundabouts.</text:span></text:p>
        <text:p text:style-name="P350"/>
        <text:p text:style-name="P345"><text:span text:style-name="T1">Geo object:<text:tab/><text:tab/>Traffic separation scheme boundary (</text:span><text:span text:style-name="T4">TSSBND</text:span><text:span text:style-name="T1">)</text:span></text:p>
        <text:p text:style-name="P17">Attributes:<text:tab/><text:tab/>CATTSS<text:tab/><text:tab/>DATEND<text:tab/><text:tab/>DATSTA<text:tab/><text:tab/>STATUS<text:tab/><text:tab/>INFORM<text:tab/><text:tab/>NINFOM</text:p>
        <text:p text:style-name="P10"/>
        <text:h text:style-name="P534" text:outline-level="4">10.2.1.3<text:tab/><text:tab/>Traffic separation lines (see M4 - §435.1)</text:h>
        <text:p text:style-name="P350"/>
        <text:p text:style-name="P345"><text:span text:style-name="T1">The object class </text:span><text:span text:style-name="T4">TSELNE </text:span><text:span text:style-name="T1">must only be used to encode the common boundary of two traffic lanes, or of one traffic lane and one inshore traffic zone.</text:span></text:p>
        <text:p text:style-name="P17"/>
        <text:p text:style-name="P75"><text:span text:style-name="T1">Geo object:<text:tab/><text:tab/>Traffic separation line (</text:span><text:span text:style-name="T4">TSELNE</text:span><text:span text:style-name="T1">)</text:span></text:p>
        <text:p text:style-name="P10">Attributes:<text:tab/><text:tab/>CATTSS<text:tab/><text:tab/>DATEND<text:tab/><text:tab/>DATSTA<text:tab/><text:tab/>STATUS<text:tab/><text:tab/>INFORM<text:tab/><text:tab/>NINFOM</text:p>
        <text:p text:style-name="P10"/>
        <text:h text:style-name="P534" text:outline-level="4"><text:soft-page-break/>10.2.1.4<text:tab/><text:tab/>Traffic separation zones (see M4 - §435.1)</text:h>
        <text:p text:style-name="P10"/>
        <text:p text:style-name="P75"><text:span text:style-name="T1">The object class </text:span><text:span text:style-name="T4">TSEZNE</text:span><text:span text:style-name="T1"> must only be used to encode the separation areas between two traffic lanes, or of one traffic lane and one inshore traffic zone, or to encode the centre part of a roundabout.</text:span></text:p>
        <text:p text:style-name="P10"/>
        <text:p text:style-name="P75"><text:span text:style-name="T1">Geo object:<text:tab/><text:tab/>Traffic separation zone (</text:span><text:span text:style-name="T4">TSEZNE</text:span><text:span text:style-name="T1">)</text:span></text:p>
        <text:p text:style-name="P10">Attributes:<text:tab/><text:tab/>CATTSS<text:tab/><text:tab/>DATEND<text:tab/><text:tab/>DATSTA<text:tab/><text:tab/>STATUS<text:tab/><text:tab/>INFORM<text:tab/><text:tab/>NINFOM</text:p>
        <text:p text:style-name="P10"/>
        <text:h text:style-name="P534" text:outline-level="4">10.2.1.5<text:tab/><text:tab/>Traffic separation scheme crossings (see M4 - §435.1)</text:h>
        <text:p text:style-name="P10"/>
        <text:p text:style-name="P75"><text:span text:style-name="T1">The object class </text:span><text:span text:style-name="T4">TSSCRS </text:span><text:span text:style-name="T1">must only be used to encode the area where at least four traffic lanes cross.</text:span></text:p>
        <text:p text:style-name="P10"/>
        <text:p text:style-name="P75"><text:span text:style-name="T1">Geo object:<text:tab/><text:tab/>Traffic separation scheme crossing (</text:span><text:span text:style-name="T4">TSSCRS</text:span><text:span text:style-name="T1">)</text:span></text:p>
        <text:p text:style-name="P10">Attributes:<text:tab/><text:tab/>CATTSS<text:tab/><text:tab/>DATEND<text:tab/><text:tab/>DATSTA<text:tab/><text:tab/>RESTRN<text:tab/><text:tab/>STATUS<text:tab/><text:tab/>INFORM<text:tab/><text:tab/>NINFOM</text:p>
        <text:p text:style-name="P10"/>
        <text:p text:style-name="P10">Remarks:</text:p>
        <text:list text:style-name="WW8Num64">
          <text:list-item>
            <text:p text:style-name="P232"><text:span text:style-name="T1">Junctions other than crossings and roundabouts should be encoded using the object class </text:span><text:span text:style-name="T4">TSSLPT</text:span><text:span text:style-name="T1"> (see clauses 10.2.1.1 and 10.2.1.6).</text:span></text:p>
          </text:list-item>
          <text:list-item>
            <text:p text:style-name="P232"><text:span text:style-name="T1">A </text:span><text:span text:style-name="T4">TSSCRS</text:span><text:span text:style-name="T1"> object must not overlap a </text:span><text:span text:style-name="T4">TSEZNE</text:span><text:span text:style-name="T1"> object at its centre.</text:span></text:p>
          </text:list-item>
        </text:list>
        <text:p text:style-name="P10"/>
        <text:h text:style-name="P534" text:outline-level="4">10.2.1.6<text:tab/><text:tab/>Traffic separation scheme roundabouts (see M4 - §435.1)</text:h>
        <text:p text:style-name="P10"/>
        <text:p text:style-name="Text_20_body">The object class <text:span text:style-name="T7">TSSRON</text:span> must only be used to encode the area in which traffic moves in a counter-clockwise direction around a specified point or zone.</text:p>
        <text:p text:style-name="P10"/>
        <text:p text:style-name="P75"><text:span text:style-name="T1">Geo object:<text:tab/><text:tab/>Traffic separation scheme roundabout (</text:span><text:span text:style-name="T4">TSSRON</text:span><text:span text:style-name="T1">)</text:span></text:p>
        <text:p text:style-name="P10">Attributes:<text:tab/><text:tab/>CATTSS<text:tab/><text:tab/>DATEND<text:tab/><text:tab/>DATSTA<text:tab/><text:tab/>RESTRN<text:tab/><text:tab/>STATUS<text:tab/><text:tab/>INFORM<text:tab/><text:tab/>NINFOM</text:p>
        <text:p text:style-name="P10"/>
        <text:p text:style-name="P10">Remarks:</text:p>
        <text:list text:style-name="WW8Num130">
          <text:list-item>
            <text:p text:style-name="P234"><text:span text:style-name="T1">A </text:span><text:span text:style-name="T4">TSSRON</text:span><text:span text:style-name="T1"> object must not overlap a </text:span><text:span text:style-name="T4">TSEZNE</text:span><text:span text:style-name="T1"> object at its centre.</text:span></text:p>
          </text:list-item>
        </text:list>
        <text:p text:style-name="P10"/>
        <text:h text:style-name="P534" text:outline-level="4">10.2.1.7<text:tab/><text:tab/>Inshore traffic zones (see M4 - §435.1)</text:h>
        <text:p text:style-name="P350"/>
        <text:p text:style-name="P345"><text:span text:style-name="T1">The object class </text:span><text:span text:style-name="T4">ISTZNE </text:span><text:span text:style-name="T1">must only be used to encode the designated area between the landward boundary of a traffic separation scheme and the adjacent coast.</text:span></text:p>
        <text:p text:style-name="P350"/>
        <text:p text:style-name="P345"><text:span text:style-name="T1">Geo object:<text:tab/><text:tab/>Inshore traffic zone (</text:span><text:span text:style-name="T4">ISTZNE</text:span><text:span text:style-name="T1">)</text:span></text:p>
        <text:p text:style-name="P17">Attributes:<text:tab/><text:tab/>CATTSS<text:tab/><text:tab/>DATEND<text:tab/><text:tab/>DATSTA<text:tab/><text:tab/>RESTRN<text:tab/><text:tab/>STATUS<text:tab/><text:tab/>INFORM<text:tab/><text:tab/>NINFOM</text:p>
        <text:h text:style-name="P534" text:outline-level="4">10.2.1.8<text:tab/><text:tab/>Precautionary areas (see M4 - §435.2)</text:h>
        <text:p text:style-name="P350"/>
        <text:p text:style-name="P345"><text:span text:style-name="T1">The object class </text:span><text:span text:style-name="T4">PRCARE</text:span><text:span text:style-name="T1"> must only be used to encode an area, within defined limits, where ships must navigate with particular caution, and within which the direction of traffic flow may be recommended.</text:span></text:p>
        <text:p text:style-name="P350"/>
        <text:p text:style-name="P345"><text:span text:style-name="T1">Geo object:<text:tab/><text:tab/>Precautionary area</text:span><text:span text:style-name="T11">s</text:span><text:span text:style-name="T1"> (</text:span><text:span text:style-name="T4">PRCARE</text:span><text:span text:style-name="T1">)</text:span></text:p>
        <text:p text:style-name="P345"><text:span text:style-name="T1">Attributes:<text:tab/><text:tab/>DATEND<text:tab/><text:tab/>DATSTA<text:tab/><text:tab/>RESTRN<text:tab/><text:tab/>STATUS<text:tab/><text:tab/></text:span><text:span text:style-name="T5">INFORM</text:span><text:span text:style-name="T1"><text:tab/><text:tab/>NINFOM<text:tab/><text:tab/></text:span><text:span text:style-name="T5">TXTDSC</text:span></text:p>
        <text:p text:style-name="P475">NTXTDS</text:p>
        <text:p text:style-name="P350"><text:soft-page-break/>Remarks:</text:p>
        <text:list text:style-name="WW8Num121">
          <text:list-item>
            <text:p text:style-name="P127"><text:span text:style-name="T1">A </text:span><text:span text:style-name="T4">PRCARE</text:span><text:span text:style-name="T1"> object may overlap other objects encoded for the traffic separation scheme (e.g. </text:span><text:span text:style-name="T4">TSSRON</text:span><text:span text:style-name="T1">, </text:span><text:span text:style-name="T4">TSSLPT</text:span><text:span text:style-name="T1">, </text:span><text:span text:style-name="T4">TSSCRS</text:span><text:span text:style-name="T1">).</text:span></text:p>
          </text:list-item>
        </text:list>
        <text:p text:style-name="P10"/>
        <text:p text:style-name="P10"/>
        <text:h text:style-name="P515" text:outline-level="3">10.2.2<text:tab/><text:tab/><text:tab/>Deep water routes (see M4 - §435.3)</text:h>
        <text:p text:style-name="P350"/>
        <text:h text:style-name="P534" text:outline-level="4">10.2.2.1<text:tab/><text:tab/>Deep water route parts</text:h>
        <text:p text:style-name="P350"/>
        <text:p text:style-name="P81"><text:span text:style-name="T1">A complete deep water route (DW) consists of one or more areas within which the flow of traffic either follows one defined direction for one-way traffic, or follows one defined direction and its reciprocal for two-way traffic. <text:s/>If it is required to encode these areas, this must be done using the object class </text:span><text:span text:style-name="T4">DWRTPT</text:span><text:span text:style-name="T1">.</text:span></text:p>
        <text:p text:style-name="P10"/>
        <text:p text:style-name="P75"><text:span text:style-name="T1">Geo object:<text:tab/><text:tab/>Deep water route part (</text:span><text:span text:style-name="T4">DWRTPT</text:span><text:span text:style-name="T1">)</text:span></text:p>
        <text:p text:style-name="P10">Attributes:<text:tab/><text:tab/>DATEND<text:tab/><text:tab/>DATSTA</text:p>
        <text:p text:style-name="P372"><text:span text:style-name="T5">DRVAL1</text:span><text:span text:style-name="T1"> -<text:tab/>minimum depth </text:span></text:p>
        <text:p text:style-name="P372"><text:span text:style-name="T10">DRVAL2</text:span><text:span text:style-name="T1"> <text:tab/><text:tab/>NOBJNM<text:tab/></text:span></text:p>
        <text:p text:style-name="P476">OBJNAM -<text:tab/>should only be used if the individual object is not aggregated in a collection object</text:p>
        <text:p text:style-name="P372"><text:span text:style-name="T5">ORIENT</text:span><text:span text:style-name="T1"> -<text:tab/>direction of the traffic flow</text:span></text:p>
        <text:p text:style-name="P372"><text:span text:style-name="T1">QUASOU<text:tab/>RESTRN<text:tab/><text:tab/>SOUACC<text:tab/>STATUS<text:tab/><text:tab/>TECSOU<text:tab/><text:tab/></text:span><text:span text:style-name="T5">TRAFIC</text:span><text:span text:style-name="T1"><text:tab/><text:tab/><text:tab/><text:tab/><text:tab/><text:tab/><text:tab/><text:tab/><text:tab/></text:span><text:span text:style-name="T10">VERDAT</text:span><text:span text:style-name="T1"><text:tab/><text:tab/>INFORM<text:tab/><text:tab/>NINFOM</text:span></text:p>
        <text:p text:style-name="P10"/>
        <text:p text:style-name="P10">Remarks:</text:p>
        <text:list text:style-name="WW8Num117">
          <text:list-item>
            <text:p text:style-name="P235"><text:span text:style-name="T1">The route must be covered by </text:span><text:span text:style-name="T4">DEPARE</text:span><text:span text:style-name="T1"> objects.</text:span></text:p>
          </text:list-item>
          <text:list-item>
            <text:p text:style-name="P235"><text:span text:style-name="T1">A deep water route part may overlap a </text:span><text:span text:style-name="T4">TSSLPT</text:span><text:span text:style-name="T1"> object.</text:span></text:p>
          </text:list-item>
        </text:list>
        <text:list text:style-name="WW8Num61">
          <text:list-item>
            <text:p text:style-name="P315"><text:span text:style-name="T1">To encode a complete deep water route, the </text:span><text:span text:style-name="T4">DWRTCL</text:span><text:span text:style-name="T1">,</text:span><text:span text:style-name="T4"> DWRTPT</text:span><text:span text:style-name="T1"> objects,</text:span><text:span text:style-name="T4"> </text:span><text:span text:style-name="T1">and the navigational aids objects (if they are stated in the regulation defining the DW), may be aggregated using the collection object </text:span><text:span text:style-name="T4">C_AGGR</text:span><text:span text:style-name="T1"> (see clause 15). <text:s/>The attribute OBJNAM on the </text:span><text:span text:style-name="T4">C_AGGR</text:span><text:span text:style-name="T1"> object is used to encode the name of the DW, and the attribute INFORM or TXTDSC should be used to encode textual information about the whole DW.</text:span></text:p>
          </text:list-item>
        </text:list>
        <text:p text:style-name="P10"/>
        <text:h text:style-name="P534" text:outline-level="4">10.2.2.2<text:tab/><text:tab/>Deep water route centrelines</text:h>
        <text:p text:style-name="P10"/>
        <text:p text:style-name="P75"><text:span text:style-name="T1">If it is required to encode the centreline of a deep water route, the width of which is not explicitly defined, it must be done using the object class </text:span><text:span text:style-name="T4">DWRTCL</text:span><text:span text:style-name="T1">.</text:span></text:p>
        <text:p text:style-name="P10"/>
        <text:p text:style-name="P75"><text:span text:style-name="T1">Geo object:<text:tab/><text:tab/>Deep water route centreline (</text:span><text:span text:style-name="T4">DWRTCL</text:span><text:span text:style-name="T1">)</text:span></text:p>
        <text:p text:style-name="P75"><text:span text:style-name="T1">Attributes:<text:tab/><text:tab/></text:span><text:span text:style-name="T5">CATTRK<text:tab/></text:span><text:span text:style-name="T1"><text:tab/>DATEND<text:tab/><text:tab/>DATSTA</text:span></text:p>
        <text:p text:style-name="P374">DRVAL1 -<text:tab/>minimum depth </text:p>
        <text:p text:style-name="P372"><text:span text:style-name="T10">DRVAL2</text:span><text:span text:style-name="T1"> <text:tab/><text:tab/>NOBJNM<text:tab/></text:span></text:p>
        <text:p text:style-name="P398">OBJNAM -<text:tab/>should only be used if the individual object is not aggregated in a collection object</text:p>
        <text:p text:style-name="P479"><text:span text:style-name="T5">ORIENT</text:span><text:span text:style-name="T1"><text:tab/><text:tab/>QUASOU<text:tab/>SOUACC<text:tab/>STATUS<text:tab/><text:tab/>TECSOU<text:tab/><text:tab/></text:span><text:span text:style-name="T5">TRAFIC</text:span><text:span text:style-name="T1"><text:tab/><text:tab/></text:span><text:span text:style-name="T10">VERDAT</text:span><text:span text:style-name="T1"><text:tab/><text:tab/>INFORM<text:tab/><text:tab/>NINFOM</text:span></text:p>
        <text:p text:style-name="P10"/>
        <text:p text:style-name="P10">Remarks:</text:p>
        <text:list text:style-name="WW8Num42">
          <text:list-item>
            <text:p text:style-name="P299">When the traffic flow is one way (attribute TRAFIC = <text:span text:style-name="T8">3</text:span>), the direction of digitising should be the same as the direction of traffic flow. </text:p>
          </text:list-item>
        </text:list>
        <text:h text:style-name="P515" text:outline-level="3"><text:soft-page-break/>10.2.3<text:tab/><text:tab/><text:tab/>Traffic separation scheme systems</text:h>
        <text:p text:style-name="P350"/>
        <text:p text:style-name="P345"><text:span text:style-name="T1">To encode a traffic separation scheme (TSS) system, the </text:span><text:span text:style-name="T4">DWRTCL, DWRTPT, ISTZNE, PRCARE, TSELNE</text:span><text:span text:style-name="T1">, </text:span><text:span text:style-name="T4">TSEZNE</text:span><text:span text:style-name="T1">, </text:span><text:span text:style-name="T4">TSSBND</text:span><text:span text:style-name="T1">, </text:span><text:span text:style-name="T4">TSSCRS</text:span><text:span text:style-name="T1">, </text:span><text:span text:style-name="T4">TSSLPT</text:span><text:span text:style-name="T1">, </text:span><text:span text:style-name="T4">TSSRON</text:span><text:span text:style-name="T1"> objects, and the navigational aids objects (if they are stated in the regulation defining the TSS or DW), must be aggregated using the collection object </text:span><text:span text:style-name="T4">C_AGGR</text:span><text:span text:style-name="T1"> (see clause 15). <text:s/>The attribute OBJNAM for the </text:span><text:span text:style-name="T4">C_AGGR</text:span><text:span text:style-name="T1"> object is used to encode the name of the TSS, and the attribute INFORM or TXTDSC should be used to encode textual information about the whole TSS.</text:span></text:p>
        <text:p text:style-name="P10"/>
        <text:h text:style-name="P515" text:outline-level="3">10.2.4<text:tab/><text:tab/><text:tab/>Recommended routes (see M4 - §435.4)</text:h>
        <text:p text:style-name="P350"/>
        <text:p text:style-name="P345"><text:span text:style-name="T1">If it is required to encode the centreline of a recommended route, it must be done using the object class </text:span><text:span text:style-name="T4">RCRTCL</text:span><text:span text:style-name="T1">.</text:span></text:p>
        <text:p text:style-name="P350"/>
        <text:p text:style-name="P345"><text:span text:style-name="T1">Geo object:<text:tab/><text:tab/>Recommended route centreline (</text:span><text:span text:style-name="T4">RCRTCL</text:span><text:span text:style-name="T1">)</text:span></text:p>
        <text:p text:style-name="P345"><text:span text:style-name="T1">Attributes:<text:tab/><text:tab/></text:span><text:span text:style-name="T5">CATTRK</text:span><text:span text:style-name="T1"><text:tab/><text:tab/>DATEND<text:tab/><text:tab/>DATSTA</text:span></text:p>
        <text:p text:style-name="P369">DRVAL1 -<text:tab/>minimum depth </text:p>
        <text:p text:style-name="P368"><text:span text:style-name="T10">DRVAL2</text:span><text:span text:style-name="T1"><text:tab/><text:tab/>NOBJNM<text:tab/><text:tab/>OBJNAM<text:tab/><text:tab/>ORIENT<text:tab/><text:tab/>PEREND<text:tab/><text:tab/>PERSTA<text:tab/><text:tab/><text:tab/><text:tab/><text:tab/><text:tab/><text:tab/><text:tab/><text:tab/>QUASOU<text:tab/>SOUACC<text:tab/>STATUS<text:tab/><text:tab/>TECSOU<text:tab/><text:tab/>TRAFIC<text:tab/><text:tab/></text:span><text:span text:style-name="T10">VERDAT</text:span><text:span text:style-name="T1"><text:tab/><text:tab/></text:span></text:p>
        <text:p text:style-name="P369">INFORM<text:tab/><text:tab/>NINFOM</text:p>
        <text:p text:style-name="P10"/>
        <text:p text:style-name="P10">Remarks:</text:p>
        <text:list text:style-name="WW8Num144">
          <text:list-item>
            <text:p text:style-name="P480">When the traffic flow is one way (attribute TRAFIC = <text:span text:style-name="T8">3</text:span>), the direction of digitising should be the same as the direction of traffic flow.</text:p>
          </text:list-item>
        </text:list>
        <text:p text:style-name="P10"/>
        <text:p text:style-name="P10"/>
        <text:h text:style-name="P515" text:outline-level="3">10.2.5<text:tab/><text:tab/><text:tab/>Recommended direction of traffic flow (see M4 - §435.5)</text:h>
        <text:p text:style-name="P10"/>
        <text:p text:style-name="P75"><text:span text:style-name="T1">The object class </text:span><text:span text:style-name="T4">RCTLPT</text:span><text:span text:style-name="T1"> should be used to encode areas with a recommended direction of traffic flow:</text:span></text:p>
        <text:list text:style-name="WW8Num15">
          <text:list-item>
            <text:p text:style-name="P277">between two TSS (INT1 - IM26.1)</text:p>
          </text:list-item>
          <text:list-item>
            <text:p text:style-name="P277">in the entrance area of a TSS</text:p>
          </text:list-item>
          <text:list-item>
            <text:p text:style-name="P277">along the outside of a deep water route (INT1 - IM26.2)</text:p>
          </text:list-item>
        </text:list>
        <text:p text:style-name="P10"/>
        <text:p text:style-name="P75"><text:span text:style-name="T1">Geo object:<text:tab/><text:tab/>Recommended traffic lane part (</text:span><text:span text:style-name="T4">RCTLPT</text:span><text:span text:style-name="T1">)</text:span></text:p>
        <text:p text:style-name="P75"><text:span text:style-name="T1">Attributes:<text:tab/><text:tab/>DATEND<text:tab/><text:tab/>DATSTA<text:tab/><text:tab/></text:span><text:span text:style-name="T5">ORIENT</text:span><text:span text:style-name="T1"><text:tab/><text:tab/>STATUS<text:tab/><text:tab/>INFORM<text:tab/><text:tab/>NINFOM</text:span></text:p>
        <text:p text:style-name="P10"/>
        <text:p text:style-name="P10">Remarks:</text:p>
        <text:list text:style-name="WW8Num30">
          <text:list-item>
            <text:p text:style-name="P280">When the area is not defined, a point object should be encoded.</text:p>
          </text:list-item>
        </text:list>
        <text:p text:style-name="P481"/>
        <text:p text:style-name="P10"/>
        <text:h text:style-name="P515" text:outline-level="3"><text:soft-page-break/>10.2.6<text:tab/><text:tab/><text:tab/>Two-way routes (see M4 - §435.6)</text:h>
        <text:p text:style-name="P350"/>
        <text:p text:style-name="P345"><text:span text:style-name="T1">A two-way route consists of one or more areas within which traffic flows in two directions along one bearing and its reciprocal. <text:s/>If it is required to encode these areas, this must be done using the object class </text:span><text:span text:style-name="T4">TWRTPT</text:span><text:span text:style-name="T1">. <text:s/>These route parts will generally be two-way, but some may be restricted to one-way traffic flow (INT1 - IM28.2).</text:span></text:p>
        <text:p text:style-name="P350"/>
        <text:p text:style-name="P345"><text:span text:style-name="T1">Geo object:<text:tab/><text:tab/>Two-way route part (</text:span><text:span text:style-name="T4">TWRTPT</text:span><text:span text:style-name="T1">)</text:span></text:p>
        <text:p text:style-name="P350">Attributes:<text:tab/><text:tab/>CATTRK<text:tab/><text:tab/>DATEND<text:tab/><text:tab/>DATSTA</text:p>
        <text:p text:style-name="P369">DRVAL1 -<text:tab/>minimum depth </text:p>
        <text:p text:style-name="P345"><text:span text:style-name="T1"><text:tab/><text:tab/><text:tab/><text:tab/><text:tab/></text:span><text:span text:style-name="T10">DRVAL2</text:span><text:span text:style-name="T1"><text:tab/><text:tab/></text:span><text:span text:style-name="T5">ORIENT</text:span><text:span text:style-name="T1"><text:tab/><text:tab/>QUASOU<text:tab/>SOUACC<text:tab/>STATUS<text:tab/><text:tab/>TECSOU<text:tab/><text:tab/></text:span><text:span text:style-name="T5">TRAFIC</text:span><text:span text:style-name="T1"><text:tab/><text:tab/><text:tab/><text:tab/><text:tab/></text:span><text:span text:style-name="T10">VERDAT</text:span><text:span text:style-name="T1"><text:tab/><text:tab/>INFORM<text:tab/><text:tab/>NINFOM</text:span></text:p>
        <text:p text:style-name="P350"><draw:frame draw:style-name="fr2" draw:name="Cadre17" text:anchor-type="paragraph" svg:x="5.842cm" svg:y="0.857cm" svg:width="9.622cm" draw:z-index="29"><draw:text-box fo:min-height="6.6cm"><text:p text:style-name="P349"><draw:frame draw:style-name="fr11" draw:name="Image13" text:anchor-type="as-char" svg:width="9.657cm" svg:height="5.722cm" draw:z-index="34"><draw:image xlink:href="Pictures/20000160000188F30000E49E904AF060.wmf" xlink:type="simple" xlink:show="embed" xlink:actuate="onLoad"/></draw:frame></text:p><text:p text:style-name="P564">Figure 18 – One-way traffic flow in a two-way route</text:p></draw:text-box></draw:frame></text:p>
        <text:p text:style-name="P345"><text:span text:style-name="T1">If it is required to encode a two-way route with one-way sections, separate </text:span><text:span text:style-name="T4">TWRTPT</text:span><text:span text:style-name="T1"> objects must be encoded for the different parts, with attribute TRAFIC = </text:span><text:span text:style-name="T3">3</text:span><text:span text:style-name="T1"> (one-way) or </text:span><text:span text:style-name="T3">4</text:span><text:span text:style-name="T1"> (two-way). <text:s/>In one-way sections, the attribute ORIENT must indicate the true direction of traffic flow, not its reciprocal. <text:s/>In two-way sections, ORIENT may indicate either direction of traffic flow.</text:span></text:p>
        <text:p text:style-name="P10"/>
        <text:p text:style-name="P10"/>
        <text:h text:style-name="P515" text:outline-level="3">10.2.7<text:tab/><text:tab/><text:tab/>Areas to be avoided (see M4 - §435.7)</text:h>
        <text:p text:style-name="P350"/>
        <text:p text:style-name="P81"><text:span text:style-name="T1">If it is required to encode an area to be avoided, it must be done using a </text:span><text:span text:style-name="T4">RESARE</text:span><text:span text:style-name="T1"> object (see clause 11.1), with attribute RESTRN = </text:span><text:span text:style-name="T3">14</text:span><text:span text:style-name="T1"> (area to be avoided). <text:s/>An area to be avoided around a navigational aid must also be encoded with attribute CATREA = </text:span><text:span text:style-name="T3">12</text:span><text:span text:style-name="T1"> (navigational aid safety zone).</text:span></text:p>
        <text:p text:style-name="P10"/>
        <text:p text:style-name="P10"/>
        <text:h text:style-name="P506" text:outline-level="2">10.3<text:tab/><text:tab/><text:tab/>Ferries (see M4 - §438)</text:h>
        <text:p text:style-name="P10"/>
        <text:p text:style-name="P75"><text:span text:style-name="T1">If it is required to encode a ferry route, it must be done using the object class </text:span><text:span text:style-name="T4">FERYRT</text:span><text:span text:style-name="T1">.</text:span></text:p>
        <text:p text:style-name="P10"/>
        <text:p text:style-name="P75"><text:span text:style-name="T1">Geo object:<text:tab/><text:tab/>Ferry route (</text:span><text:span text:style-name="T4">FERYRT</text:span><text:span text:style-name="T1">)</text:span></text:p>
        <text:p text:style-name="P75"><text:span text:style-name="T1">Attributes:<text:tab/><text:tab/></text:span><text:span text:style-name="T5">CATFRY</text:span><text:span text:style-name="T1"><text:tab/><text:tab/>DATEND<text:tab/><text:tab/>DATSTA<text:tab/><text:tab/>NOBJNM<text:tab/><text:tab/>OBJNAM<text:tab/><text:tab/>PEREND<text:tab/><text:tab/>PERSTA</text:span></text:p>
        <text:p text:style-name="P374">STATUS<text:tab/><text:tab/>INFORM<text:tab/><text:tab/>NINFOM</text:p>
        <text:p text:style-name="P10"/>
        <text:p text:style-name="P10"/>
        <text:h text:style-name="P506" text:outline-level="2"><text:soft-page-break/>10.4<text:tab/><text:tab/><text:tab/>Fairways</text:h>
        <text:p text:style-name="P350"/>
        <text:p text:style-name="P345"><text:span text:style-name="T1">If it is required to encode a fairway, it must be done using the object class </text:span><text:span text:style-name="T4">FAIRWY</text:span><text:span text:style-name="T1">.</text:span></text:p>
        <text:p text:style-name="P350"/>
        <text:p text:style-name="P345"><text:span text:style-name="T1">Geo object:<text:tab/><text:tab/>Fairway (</text:span><text:span text:style-name="T4">FAIRWY</text:span><text:span text:style-name="T1">)</text:span></text:p>
        <text:p text:style-name="P350">Attributes:<text:tab/><text:tab/>DATEND<text:tab/><text:tab/>DATSTA</text:p>
        <text:p text:style-name="P369">DRVAL1 -<text:tab/>minimum depth in the fairway</text:p>
        <text:p text:style-name="P369">NOBJNM<text:tab/><text:tab/>OBJNAM<text:tab/><text:tab/>ORIENT<text:tab/><text:tab/>QUASOU<text:tab/>RESTRN<text:tab/><text:tab/>SOUACC<text:tab/>STATUS</text:p>
        <text:p text:style-name="P371"><text:span text:style-name="T1">TRAFIC<text:tab/><text:tab/></text:span><text:span text:style-name="T10">VERDAT</text:span><text:span text:style-name="T1"><text:tab/><text:tab/>INFORM<text:tab/><text:tab/>NINFOM</text:span></text:p>
        <text:p text:style-name="P373"/>
        <text:p text:style-name="P10">Remarks:</text:p>
        <text:list text:style-name="WW8Num58">
          <text:list-item>
            <text:p text:style-name="P237"><text:span text:style-name="T1">A collection object </text:span><text:span text:style-name="T4">C_AGGR</text:span><text:span text:style-name="T1"> or </text:span><text:span text:style-name="T4">C_ASSO </text:span><text:span text:style-name="T1">(see clause 15) should be created to relate a fairway with associated navigational aids, recommended tracks, dredged areas, and other regulated areas.</text:span></text:p>
          </text:list-item>
          <text:list-item>
            <text:p text:style-name="P237"><text:span text:style-name="T1">Where beacons or buoys marking a fairway are offset from the actual fairway limits, this should be indicated using the attribute INFORM on the </text:span><text:span text:style-name="T4">FAIRWY</text:span><text:span text:style-name="T1"> object.</text:span></text:p>
          </text:list-item>
        </text:list>
        <text:p text:style-name="P10"/>
        <text:p text:style-name="P10"/>
        <text:h text:style-name="P500" text:outline-level="1">11.<text:tab/><text:tab/><text:tab/>Regulated areas</text:h>
        <text:p text:style-name="P350"/>
        <text:h text:style-name="P506" text:outline-level="2">11.1<text:tab/><text:tab/><text:tab/>Restricted areas in general (see M4 - §439.2 to § 439.4)</text:h>
        <text:p text:style-name="P350"/>
        <text:p text:style-name="P345"><text:span text:style-name="T1">If it is required to encode a restricted area, it must be done using the object class </text:span><text:span text:style-name="T4">RESARE</text:span><text:span text:style-name="T1">, or using other object classes having the attribute RESTRN (</text:span><text:span text:style-name="T4">ACHARE</text:span><text:span text:style-name="T1">, </text:span><text:span text:style-name="T4">CBLARE</text:span><text:span text:style-name="T1">,</text:span><text:span text:style-name="T4"> DMPGRD</text:span><text:span text:style-name="T1">,</text:span><text:span text:style-name="T4"> DRGARE</text:span><text:span text:style-name="T1">,</text:span><text:span text:style-name="T4"> DWRTPT</text:span><text:span text:style-name="T1">,</text:span><text:span text:style-name="T4"> FAIRWY</text:span><text:span text:style-name="T1">,</text:span><text:span text:style-name="T4"> ICNARE</text:span><text:span text:style-name="T1">,</text:span><text:span text:style-name="T4"> ISTZNE</text:span><text:span text:style-name="T1">,</text:span><text:span text:style-name="T4"> MARCUL</text:span><text:span text:style-name="T1">,</text:span><text:span text:style-name="T4"> MIPARE,</text:span><text:span text:style-name="T1"> </text:span><text:span text:style-name="T4">OSPARE</text:span><text:span text:style-name="T1">,</text:span><text:span text:style-name="T4"> PIPARE</text:span><text:span text:style-name="T1">,</text:span><text:span text:style-name="T4"> PRCARE</text:span><text:span text:style-name="T1">,</text:span><text:span text:style-name="T4"> SPLARE</text:span><text:span text:style-name="T1">,</text:span><text:span text:style-name="T4"> SUBTLN</text:span><text:span text:style-name="T1">,</text:span><text:span text:style-name="T4"> TESARE, TSSCRS</text:span><text:span text:style-name="T1">,</text:span><text:span text:style-name="T4"> TSSLPT</text:span><text:span text:style-name="T1">,</text:span><text:span text:style-name="T4"> TSSRON</text:span><text:span text:style-name="T1">).</text:span></text:p>
        <text:p text:style-name="P10"/>
        <text:p text:style-name="P75"><text:span text:style-name="T1">Geo object:<text:tab/><text:tab/>Restricted area (</text:span><text:span text:style-name="T4">RESARE</text:span><text:span text:style-name="T1">)</text:span></text:p>
        <text:p text:style-name="P482"><text:span text:style-name="T1">Attributes:<text:tab/><text:tab/></text:span><text:span text:style-name="T5">CATREA</text:span><text:span text:style-name="T1"> -<text:tab/>describes the reason for the regulation</text:span></text:p>
        <text:p text:style-name="P374">DATEND<text:tab/><text:tab/>DATSTA<text:tab/><text:tab/>NOBJNM<text:tab/><text:tab/>OBJNAM<text:tab/><text:tab/>PEREND<text:tab/><text:tab/>PERSTA</text:p>
        <text:p text:style-name="P397"><text:span text:style-name="T5">RESTRN</text:span><text:span text:style-name="T1"> - <text:tab/>describes the restrictions</text:span></text:p>
        <text:p text:style-name="P374">STATUS</text:p>
        <text:p text:style-name="P398">INFORM -<text:tab/>a short explanation about the regulation (e.g. caution note from paper chart). <text:s/>The attribute TXTDSC may be used instead of INFORM, or for longer explanations or notes</text:p>
        <text:p text:style-name="P374">NINFOM</text:p>
        <text:p text:style-name="P10"/>
        <text:p text:style-name="P350">Remarks:</text:p>
        <text:list text:style-name="WW8Num159">
          <text:list-item>
            <text:p text:style-name="P128"><text:span text:style-name="T1">If it is required to encode an area for which the mariner must be made aware of circumstances influencing the safety of navigation, it must be done using the object class </text:span><text:span text:style-name="T4">CTNARE</text:span><text:span text:style-name="T1"> (see clause 6.6). <text:s/>This object class may be used to identify a danger, a risk, a rule or advice (e.g. an area of continually changing depths) which is not directly related to a particular object.</text:span></text:p>
          </text:list-item>
        </text:list>
        <text:p text:style-name="P10"/>
        <text:list text:style-name="WW8Num55">
          <text:list-item>
            <text:list>
              <text:list-item>
                <text:h text:style-name="P508" text:outline-level="2"><text:soft-page-break/>Maritime jurisdiction areas (see M4 ‑ §440)</text:h>
              </text:list-item>
            </text:list>
          </text:list-item>
        </text:list>
        <text:h text:style-name="P510" text:outline-level="2"/>
        <text:h text:style-name="P515" text:outline-level="3"><draw:frame draw:style-name="fr5" draw:name="Cadre18" text:anchor-type="paragraph" svg:x="0.462cm" svg:y="0.778cm" svg:width="15.002cm" draw:z-index="32"><draw:text-box fo:min-height="6.918cm"><text:p text:style-name="P349"><draw:frame draw:style-name="fr11" draw:name="Image14" text:anchor-type="as-char" svg:width="14.986cm" svg:height="7.361cm" draw:z-index="36"><draw:image xlink:href="Pictures/200001D30002A72200014403B21D287B.wmf" xlink:type="simple" xlink:show="embed" xlink:actuate="onLoad"/></draw:frame></text:p><text:p text:style-name="P565">Figure 19 – Maritime jurisdiction areas</text:p></draw:text-box></draw:frame>11.2.1<text:tab/><text:tab/><text:tab/>National territories</text:h>
        <text:p text:style-name="P350"/>
        <text:p text:style-name="P345"><text:span text:style-name="T1">If it is required to encode a national territory, it must be done using the object class </text:span><text:span text:style-name="T4">ADMARE</text:span><text:span text:style-name="T1">.</text:span></text:p>
        <text:p text:style-name="P350"/>
        <text:p text:style-name="P345"><text:span text:style-name="T1">Geo object:<text:tab/><text:tab/>Administration area (</text:span><text:span text:style-name="T4">ADMARE</text:span><text:span text:style-name="T1">)</text:span></text:p>
        <text:p text:style-name="P345"><text:span text:style-name="T1">Attributes:<text:tab/><text:tab/></text:span><text:span text:style-name="T5">JRSDTN</text:span><text:span text:style-name="T1"> - </text:span><text:span text:style-name="T3"><text:tab/>2</text:span><text:span text:style-name="T1"> - national</text:span></text:p>
        <text:p text:style-name="P369">NATION<text:tab/><text:tab/>NOBJNM<text:tab/><text:tab/>OBJNAM<text:tab/><text:tab/>INFORM<text:tab/><text:tab/>NINFOM</text:p>
        <text:p text:style-name="P17"/>
        <text:h text:style-name="P515" text:outline-level="3">11.2.2<text:tab/><text:tab/><text:tab/>Custom zones</text:h>
        <text:p text:style-name="P10"/>
        <text:p text:style-name="P75"><text:span text:style-name="T1">If it is required to encode a custom zone, it must be done using the object class </text:span><text:span text:style-name="T4">CUSZNE</text:span><text:span text:style-name="T1">.</text:span></text:p>
        <text:p text:style-name="P10"/>
        <text:p text:style-name="P75"><text:span text:style-name="T1">Geo object:<text:tab/><text:tab/>Custom zone (</text:span><text:span text:style-name="T4">CUSZNE</text:span><text:span text:style-name="T1">)</text:span></text:p>
        <text:p text:style-name="P75"><text:span text:style-name="T1">Attributes:<text:tab/><text:tab/></text:span><text:span text:style-name="T5">NATION</text:span><text:span text:style-name="T1"><text:tab/><text:tab/>INFORM<text:tab/><text:tab/>NINFOM</text:span></text:p>
        <text:p text:style-name="P10"/>
        <text:p text:style-name="P10"/>
        <text:h text:style-name="P515" text:outline-level="3">11.2.3<text:tab/><text:tab/><text:tab/>Free port areas</text:h>
        <text:p text:style-name="P10"/>
        <text:p text:style-name="P75"><text:span text:style-name="T1">If it is required to encode a free port area, it must be done using the object class </text:span><text:span text:style-name="T4">FRPARE</text:span><text:span text:style-name="T1">.</text:span></text:p>
        <text:p text:style-name="P10"/>
        <text:p text:style-name="P75"><text:span text:style-name="T1">Geo object:<text:tab/><text:tab/>Free port area (</text:span><text:span text:style-name="T4">FRPARE</text:span><text:span text:style-name="T1">)</text:span></text:p>
        <text:p text:style-name="P10">Attributes:<text:tab/><text:tab/>NOBJNM<text:tab/><text:tab/>OBJNAM<text:tab/><text:tab/>STATUS<text:tab/><text:tab/>INFORM<text:tab/><text:tab/>NINFOM</text:p>
        <text:p text:style-name="P10"/>
        <text:p text:style-name="P10"/>
        <text:h text:style-name="P515" text:outline-level="3">11.2.4<text:tab/><text:tab/><text:tab/>Territorial seas</text:h>
        <text:p text:style-name="P350"/>
        <text:p text:style-name="P350">A territorial sea is delimited by:</text:p>
        <text:list text:style-name="WW8Num108">
          <text:list-item>
            <text:p text:style-name="P338">territorial sea baselines (drying lines),</text:p>
          </text:list-item>
          <text:list-item>
            <text:p text:style-name="P338">straight territorial sea baselines,</text:p>
          </text:list-item>
          <text:list-item>
            <text:p text:style-name="P338">international maritime boundaries,</text:p>
          </text:list-item>
          <text:list-item>
            <text:p text:style-name="P291">seaward limits of territorial seas.</text:p>
          </text:list-item>
        </text:list>
        <text:p text:style-name="P345"><text:soft-page-break/><text:span text:style-name="T1">If it is required to encode the straight territorial sea baseline, it must be done using the object class </text:span><text:span text:style-name="T4">STSLNE</text:span><text:span text:style-name="T1">.</text:span></text:p>
        <text:p text:style-name="P350"/>
        <text:p text:style-name="P345"><text:span text:style-name="T1">Geo object:<text:tab/><text:tab/>Straight territorial sea baseline (</text:span><text:span text:style-name="T4">STSLNE</text:span><text:span text:style-name="T1">)</text:span></text:p>
        <text:p text:style-name="P345"><text:span text:style-name="T1">Attributes:<text:tab/><text:tab/></text:span><text:span text:style-name="T5">NATION</text:span><text:span text:style-name="T1"><text:tab/><text:tab/>INFORM<text:tab/><text:tab/>NINFOM</text:span></text:p>
        <text:p text:style-name="P350"/>
        <text:p text:style-name="P345"><text:span text:style-name="T1">If it is required to encode the territorial sea area, it must be done using the object class </text:span><text:span text:style-name="T4">TESARE</text:span><text:span text:style-name="T1">.</text:span></text:p>
        <text:p text:style-name="P350"/>
        <text:p text:style-name="P345"><text:span text:style-name="T1">Geo object:<text:tab/><text:tab/>Territorial sea area (</text:span><text:span text:style-name="T4">TESARE</text:span><text:span text:style-name="T1">)</text:span></text:p>
        <text:p text:style-name="P81"><text:span text:style-name="T1">Attributes:<text:tab/><text:tab/></text:span><text:span text:style-name="T5">NATION</text:span><text:span text:style-name="T1"><text:tab/><text:tab/>RESTRN<text:tab/><text:tab/>INFORM<text:tab/><text:tab/>NINFOM</text:span></text:p>
        <text:p text:style-name="P10"/>
        <text:p text:style-name="P10"/>
        <text:h text:style-name="P515" text:outline-level="3">11.2.5<text:tab/><text:tab/><text:tab/>Contiguous zones</text:h>
        <text:p text:style-name="P350"/>
        <text:p text:style-name="P345"><text:span text:style-name="T1">If it is required to encode a contiguous zone, it must be done using the object class </text:span><text:span text:style-name="T4">CONZNE</text:span><text:span text:style-name="T1">.</text:span></text:p>
        <text:p text:style-name="P350"/>
        <text:p text:style-name="P345"><text:span text:style-name="T1">Geo object:<text:tab/><text:tab/>Contiguous zone (</text:span><text:span text:style-name="T4">CONZNE</text:span><text:span text:style-name="T1">)</text:span></text:p>
        <text:p text:style-name="P81"><text:span text:style-name="T1">Attributes:<text:tab/><text:tab/>DATEND<text:tab/><text:tab/>DATSTA<text:tab/><text:tab/></text:span><text:span text:style-name="T5">NATION</text:span><text:span text:style-name="T1"><text:tab/><text:tab/>STATUS<text:tab/><text:tab/>INFORM<text:tab/><text:tab/>NINFOM</text:span></text:p>
        <text:p text:style-name="P10"/>
        <text:p text:style-name="P10"/>
        <text:h text:style-name="P515" text:outline-level="3">11.2.6<text:tab/><text:tab/><text:tab/>Fishery zones</text:h>
        <text:p text:style-name="P350"/>
        <text:p text:style-name="P345"><text:span text:style-name="T1">If it is required to encode a fishery zone, it must be done using the object class </text:span><text:span text:style-name="T4">FSHZNE</text:span><text:span text:style-name="T1">.</text:span></text:p>
        <text:p text:style-name="P350"/>
        <text:p text:style-name="P345"><text:span text:style-name="T1">Geo object:<text:tab/><text:tab/>Fishery zone (</text:span><text:span text:style-name="T4">FSHZNE</text:span><text:span text:style-name="T1">)</text:span></text:p>
        <text:p text:style-name="P345"><text:span text:style-name="T1">Attributes:<text:tab/><text:tab/></text:span><text:span text:style-name="T5">NATION</text:span><text:span text:style-name="T1"><text:tab/><text:tab/>NOBJNM<text:tab/><text:tab/>OBJNAM<text:tab/><text:tab/>STATUS</text:span></text:p>
        <text:p text:style-name="P395"><text:span text:style-name="T1">INFORM -<text:tab/>value and unit of measure of the associated limit (e.g. </text:span><text:span text:style-name="T3">6 M</text:span><text:span text:style-name="T1"> or </text:span><text:span text:style-name="T3">12 M</text:span><text:span text:style-name="T1">).</text:span></text:p>
        <text:p text:style-name="P373">NINFOM</text:p>
        <text:p text:style-name="P10"/>
        <text:p text:style-name="P10"/>
        <text:h text:style-name="P515" text:outline-level="3">11.2.7<text:tab/><text:tab/><text:tab/>Continental shelves</text:h>
        <text:p text:style-name="P350"/>
        <text:p text:style-name="P345"><text:span text:style-name="T1">If it is required to encode a continental shelf, it must be done using the object class </text:span><text:span text:style-name="T4">COSARE</text:span><text:span text:style-name="T1">.</text:span></text:p>
        <text:p text:style-name="P350"/>
        <text:p text:style-name="P345"><text:span text:style-name="T1">Geo object:<text:tab/><text:tab/>Continental shelf area (</text:span><text:span text:style-name="T4">COSARE</text:span><text:span text:style-name="T1">)</text:span></text:p>
        <text:p text:style-name="P81"><text:span text:style-name="T1">Attributes:<text:tab/><text:tab/></text:span><text:span text:style-name="T5">NATION</text:span><text:span text:style-name="T1"><text:tab/><text:tab/>NOBJNM<text:tab/><text:tab/>OBJNAM<text:tab/><text:tab/>INFORM<text:tab/><text:tab/>NINFOM</text:span></text:p>
        <text:p text:style-name="P10"/>
        <text:h text:style-name="P515" text:outline-level="3">11.2.8<text:tab/><text:tab/><text:tab/>Exclusive economic zones</text:h>
        <text:p text:style-name="P10"/>
        <text:p text:style-name="P345"><text:span text:style-name="T1">If it is required to encode an exclusive economic zone, it must be done using the object class </text:span><text:span text:style-name="T4">EXEZNE</text:span><text:span text:style-name="T1">.</text:span></text:p>
        <text:p text:style-name="P10"/>
        <text:p text:style-name="P75"><text:span text:style-name="T1">Geo object:<text:tab/><text:tab/>Exclusive economic zone (</text:span><text:span text:style-name="T4">EXEZNE</text:span><text:span text:style-name="T1">)</text:span></text:p>
        <text:p text:style-name="P75"><text:span text:style-name="T1">Attributes:<text:tab/><text:tab/></text:span><text:span text:style-name="T5">NATION</text:span><text:span text:style-name="T1"><text:tab/><text:tab/>INFORM<text:tab/><text:tab/>NINFOM</text:span></text:p>
        <text:p text:style-name="P10"/>
        <text:p text:style-name="P10"/>
        <text:h text:style-name="P506" text:outline-level="2"><text:soft-page-break/>11.3<text:tab/><text:tab/><text:tab/>Military practice areas; submarine transit lanes; minefields</text:h>
        <text:p text:style-name="P350"/>
        <text:h text:style-name="P515" text:outline-level="3">11.3.1<text:tab/><text:tab/><text:tab/>Military practice areas (see M4 - §441)</text:h>
        <text:p text:style-name="P350"/>
        <text:p text:style-name="P345"><text:span text:style-name="T1">If it is required to encode a military practice area, it must be done using the object class </text:span><text:span text:style-name="T4">MIPARE</text:span><text:span text:style-name="T1">.</text:span></text:p>
        <text:p text:style-name="P350"/>
        <text:p text:style-name="P345"><text:span text:style-name="T1">Geo object:<text:tab/><text:tab/>Military practice area (</text:span><text:span text:style-name="T4">MIPARE</text:span><text:span text:style-name="T1">)</text:span></text:p>
        <text:p text:style-name="P350">Attributes:<text:tab/><text:tab/>CATMPA <text:tab/>DATEND<text:tab/><text:tab/>DATSTA<text:tab/><text:tab/>NOBJNM<text:tab/><text:tab/>OBJNAM<text:tab/><text:tab/>PEREND<text:tab/><text:tab/>PERSTA<text:tab/><text:tab/><text:tab/><text:tab/><text:tab/>RESTRN<text:tab/><text:tab/>STATUS<text:tab/><text:tab/>INFORM<text:tab/><text:tab/>NINFOM</text:p>
        <text:p text:style-name="P17"/>
        <text:p text:style-name="P10"/>
        <text:h text:style-name="P515" text:outline-level="3">11.3.2<text:tab/><text:tab/><text:tab/>Submarine transit lanes (see M4 - §441.5)</text:h>
        <text:p text:style-name="P350"/>
        <text:p text:style-name="P345"><text:span text:style-name="T1">If it is required to encode a submarine transit lane, it must be done using the object class </text:span><text:span text:style-name="T4">SUBTLN</text:span><text:span text:style-name="T1">.</text:span></text:p>
        <text:p text:style-name="P350"/>
        <text:p text:style-name="P345"><text:span text:style-name="T1">Geo object:<text:tab/><text:tab/>Submarine transit lane (</text:span><text:span text:style-name="T4">SUBTLN</text:span><text:span text:style-name="T1">)</text:span></text:p>
        <text:p text:style-name="P17">Attributes:<text:tab/><text:tab/>NOBJNM<text:tab/><text:tab/>OBJNAM<text:tab/><text:tab/>INFORM<text:tab/><text:tab/>NINFOM<text:tab/><text:tab/>RESTRN</text:p>
        <text:p text:style-name="P10"/>
        <text:p text:style-name="P10"/>
        <text:h text:style-name="P515" text:outline-level="3">11.3.3<text:tab/><text:tab/><text:tab/>Minefields (see M4 - §441.8)</text:h>
        <text:p text:style-name="P350"/>
        <text:p text:style-name="P345"><text:span text:style-name="T1">If it is required to encode a minefield, it must be done using a </text:span><text:span text:style-name="T4">RESARE</text:span><text:span text:style-name="T1"> object (see clause 11.1), with attribute CATREA = </text:span><text:span text:style-name="T3">14</text:span><text:span text:style-name="T1"> (minefield). <text:s/>Former mined areas should also be encoded with attribute STATUS = </text:span><text:span text:style-name="T3">4</text:span><text:span text:style-name="T1"> (not in use).</text:span></text:p>
        <text:p text:style-name="P10"/>
        <text:p text:style-name="P10"/>
        <text:h text:style-name="P506" text:outline-level="2">11.4<text:tab/><text:tab/><text:tab/>Dumping grounds (see M4 - §442)</text:h>
        <text:p text:style-name="P350"/>
        <text:p text:style-name="P345"><text:span text:style-name="T1">If it is required to encode a dumping ground, it must be done using the object class </text:span><text:span text:style-name="T4">DMPGRD</text:span><text:span text:style-name="T1">.</text:span></text:p>
        <text:p text:style-name="P350"/>
        <text:p text:style-name="P345"><text:span text:style-name="T1">Geo object:<text:tab/><text:tab/>Dumping ground (</text:span><text:span text:style-name="T4">DMPGRD</text:span><text:span text:style-name="T1">)</text:span></text:p>
        <text:p text:style-name="P350">Attributes:<text:tab/><text:tab/>CATDPG <text:tab/>NOBJNM<text:tab/><text:tab/>OBJNAM<text:tab/><text:tab/>RESTRN<text:tab/><text:tab/>STATUS<text:tab/><text:tab/>INFORM<text:tab/><text:tab/>NINFOM</text:p>
        <text:p text:style-name="P10"/>
        <text:p text:style-name="P10"/>
        <text:h text:style-name="P506" text:outline-level="2"><text:soft-page-break/>11.5<text:tab/><text:tab/><text:tab/>Cables and cable areas</text:h>
        <text:p text:style-name="P350"/>
        <text:h text:style-name="P515" text:outline-level="3">11.5.1<text:tab/><text:tab/><text:tab/>Submarine cables (see M4 - §443)</text:h>
        <text:p text:style-name="P350"/>
        <text:p text:style-name="P345"><text:span text:style-name="T1">If it is required to encode a submarine cable, it must be done using the object class </text:span><text:span text:style-name="T4">CBLSUB</text:span><text:span text:style-name="T1">.</text:span></text:p>
        <text:p text:style-name="P350"/>
        <text:p text:style-name="P345"><text:span text:style-name="T1">Geo object:<text:tab/><text:tab/>Cable, submarine (</text:span><text:span text:style-name="T4">CBLSUB</text:span><text:span text:style-name="T1">)</text:span></text:p>
        <text:p text:style-name="P483">Attributes:<text:tab/><text:tab/>BURDEP -<text:tab/>if the buried depth varies along the cable, the cable must be encoded as several objects.</text:p>
        <text:p text:style-name="P368"><text:span text:style-name="T1">CATCBL -<text:tab/></text:span><text:span text:style-name="T3">1</text:span><text:span text:style-name="T1"> - power line</text:span></text:p>
        <text:p text:style-name="P383"><text:span text:style-name="T3">4 -</text:span><text:span text:style-name="T1"> telephone</text:span></text:p>
        <text:p text:style-name="P383"><text:span text:style-name="T3">5 -</text:span><text:span text:style-name="T1"> telegraph</text:span></text:p>
        <text:p text:style-name="P383"><text:span text:style-name="T3">6 -</text:span><text:span text:style-name="T1"> mooring cable/chain</text:span></text:p>
        <text:p text:style-name="P384">if encoded, the value of CATCBL must be one of the above </text:p>
        <text:p text:style-name="P368"><text:span text:style-name="T1">CONDTN-<text:tab/></text:span><text:span text:style-name="T3">1</text:span><text:span text:style-name="T1"> - under construction (during laying)</text:span></text:p>
        <text:p text:style-name="P383"><text:span text:style-name="T3">5</text:span><text:span text:style-name="T1"> - planned construction (planned laying)</text:span></text:p>
        <text:p text:style-name="P384">if encoded, the value of CONDTN must be one of the above </text:p>
        <text:p text:style-name="P369">DATEND<text:tab/><text:tab/>DATSTA<text:tab/><text:tab/>DRVAL1<text:tab/><text:tab/>DRVAL2<text:tab/><text:tab/>NOBJNM<text:tab/><text:tab/>OBJNAM</text:p>
        <text:p text:style-name="P368"><text:span text:style-name="T1">STATUS -<text:tab/></text:span><text:span text:style-name="T3">4</text:span><text:span text:style-name="T1"> - not in use (disused)</text:span></text:p>
        <text:p text:style-name="P368"><text:span text:style-name="T10">VERDAT<text:tab/></text:span><text:span text:style-name="T1"><text:tab/>INFORM<text:tab/><text:tab/>NINFOM</text:span></text:p>
        <text:p text:style-name="P17"/>
        <text:p text:style-name="P350">Remarks:</text:p>
        <text:list text:style-name="WW8Num34">
          <text:list-item>
            <text:p text:style-name="P316"><text:span text:style-name="T1">Where a cable is disused, it should be encoded with the attribute STATUS = </text:span><text:span text:style-name="T3">4</text:span><text:span text:style-name="T1"> (not in use (disused)), and the attribute CATCBL should not be encoded.</text:span></text:p>
          </text:list-item>
        </text:list>
        <text:p text:style-name="P17"/>
        <text:p text:style-name="P10"/>
        <text:h text:style-name="P515" text:outline-level="3">11.5.2<text:tab/><text:tab/><text:tab/>Overhead cables (see M4 - §382)</text:h>
        <text:p text:style-name="P350"/>
        <text:p text:style-name="P345"><text:span text:style-name="T1">If it is required to encode an overhead cable, it must be done using the object class </text:span><text:span text:style-name="T4">CBLOHD</text:span><text:span text:style-name="T1">.</text:span></text:p>
        <text:p text:style-name="P350"/>
        <text:p text:style-name="P345"><text:span text:style-name="T1">Geo object:<text:tab/><text:tab/>Cable, overhead (</text:span><text:span text:style-name="T4">CBLOHD</text:span><text:span text:style-name="T1">)</text:span></text:p>
        <text:p text:style-name="P350">Attributes:<text:tab/><text:tab/>CATCBL</text:p>
        <text:p text:style-name="P368"><text:span text:style-name="T1">CONDTN-<text:tab/></text:span><text:span text:style-name="T3">1</text:span><text:span text:style-name="T1"> - under construction</text:span></text:p>
        <text:p text:style-name="P383"><text:span text:style-name="T3">5</text:span><text:span text:style-name="T1"> - planned construction</text:span></text:p>
        <text:p text:style-name="P384">if encoded, the value of CONDTN must be one of the above </text:p>
        <text:p text:style-name="P369">CONRAD<text:tab/>CONVIS<text:tab/><text:tab/>DATEND<text:tab/><text:tab/>DATSTA<text:tab/><text:tab/>ICEFAC<text:tab/><text:tab/>NOBJNM<text:tab/><text:tab/><text:tab/><text:tab/><text:tab/><text:tab/><text:tab/><text:tab/><text:tab/>OBJNAM</text:p>
        <text:p text:style-name="P369">STATUS</text:p>
        <text:p text:style-name="P369">VERACC -<text:tab/>applies only to VERCLR and VERCSA</text:p>
        <text:p text:style-name="P368"><text:span text:style-name="T5">VERCLR</text:span><text:span text:style-name="T1"> <text:tab/></text:span><text:span text:style-name="T5">VERCSA</text:span><text:span text:style-name="T1"> </text:span></text:p>
        <text:p text:style-name="P373">VERDAT -<text:tab/>applies only to VERCLR and VERCSA</text:p>
        <text:p text:style-name="P17"><text:tab/><text:tab/><text:tab/><text:tab/><text:tab/>INFORM<text:tab/><text:tab/>NINFOM</text:p>
        <text:p text:style-name="P10"/>
        <text:p text:style-name="P350">Remarks:</text:p>
        <text:list text:style-name="WW8Num157">
          <text:list-item>
            <text:p text:style-name="P317"><text:span text:style-name="T1">If it is required to encode telepheric cables, this must be done using </text:span><text:span text:style-name="T4">CONVYR</text:span><text:span text:style-name="T1"> objects (see clause 4.8.11), with attribute CATCON = </text:span><text:span text:style-name="T3">1</text:span><text:span text:style-name="T1"> (aerial cableway (telepheric)).</text:span></text:p>
          </text:list-item>
          <text:list-item>
            <text:p text:style-name="P129"><text:span text:style-name="T1">Where a cable has radar reflectors, they must be encoded as separate </text:span><text:span text:style-name="T4">RADRFL </text:span><text:span text:style-name="T1">objects (see clause 12.12). <text:s/>If the whole cable is radar conspicuous, or the compilation scale is too small to show individual reflectors, the </text:span><text:span text:style-name="T4">CBLOHD</text:span><text:span text:style-name="T1"> should be encoded with attribute CONRAD = </text:span><text:span text:style-name="T3">1</text:span><text:span text:style-name="T1"> (radar conspicuous).</text:span></text:p>
          </text:list-item>
        </text:list>
        <text:p text:style-name="P10"/>
        <text:p text:style-name="P10"/>
        <text:h text:style-name="P515" text:outline-level="3"><text:soft-page-break/>11.5.3<text:tab/><text:tab/><text:tab/>Submarine cable areas (see M4 - §443.2)</text:h>
        <text:p text:style-name="P350"/>
        <text:p text:style-name="P345"><text:span text:style-name="T1">If it is required to encode a submarine cable area, it must be done using the object class </text:span><text:span text:style-name="T4">CBLARE</text:span><text:span text:style-name="T1">.</text:span></text:p>
        <text:p text:style-name="P350"/>
        <text:p text:style-name="P345"><text:span text:style-name="T1">Geo object:<text:tab/><text:tab/>Cable area (</text:span><text:span text:style-name="T4">CBLARE</text:span><text:span text:style-name="T1">)</text:span></text:p>
        <text:p text:style-name="P345"><text:span text:style-name="T1">Attributes:<text:tab/><text:tab/>CATCBL -<text:tab/></text:span><text:span text:style-name="T3">1</text:span><text:span text:style-name="T1"> - power line</text:span></text:p>
        <text:p text:style-name="P383"><text:span text:style-name="T3">4 -</text:span><text:span text:style-name="T1"> telephone</text:span></text:p>
        <text:p text:style-name="P383"><text:span text:style-name="T3">5 -</text:span><text:span text:style-name="T1"> telegraph</text:span></text:p>
        <text:p text:style-name="P384">If encoded, the value of CATCBL must be one of the above </text:p>
        <text:p text:style-name="P369">DATEND<text:tab/><text:tab/>DATSTA<text:tab/><text:tab/>NOBJNM<text:tab/><text:tab/>OBJNAM<text:tab/><text:tab/>RESTRN</text:p>
        <text:p text:style-name="P396">STATUS -<text:tab/>used only to encode the status of the area and not the status of the cables in the area.</text:p>
        <text:p text:style-name="P369">INFORM<text:tab/><text:tab/>NINFOM</text:p>
        <text:p text:style-name="P17"/>
        <text:p text:style-name="P10"/>
        <text:h text:style-name="P506" text:outline-level="2">11.6<text:tab/><text:tab/><text:tab/>Pipelines and pipeline areas</text:h>
        <text:p text:style-name="P350"/>
        <text:h text:style-name="P515" text:outline-level="3">11.6.1<text:tab/><text:tab/><text:tab/>Pipelines, submarine or on land (see M4 - §377 and §444)</text:h>
        <text:p text:style-name="P350"/>
        <text:p text:style-name="P345"><text:span text:style-name="T1">If it is required to encode a submarine or land pipeline, it must be done using the object class </text:span><text:span text:style-name="T4">PIPSOL</text:span><text:span text:style-name="T1">.</text:span></text:p>
        <text:p text:style-name="P350"/>
        <text:p text:style-name="P345"><text:span text:style-name="T1">Geo object:<text:tab/><text:tab/>Pipeline, submarine / on land (</text:span><text:span text:style-name="T4">PIPSOL</text:span><text:span text:style-name="T1">)</text:span></text:p>
        <text:p text:style-name="P483">Attributes:<text:tab/><text:tab/>BURDEP -<text:tab/>if the buried depth varies along the pipeline, the pipeline must be encoded as several objects</text:p>
        <text:p text:style-name="P350"><text:tab/><text:tab/><text:tab/><text:tab/><text:tab/>CATPIP<text:tab/></text:p>
        <text:p text:style-name="P368"><text:span text:style-name="T1">CONDTN -<text:tab/></text:span><text:span text:style-name="T3">1</text:span><text:span text:style-name="T1"> - under construction (during laying)</text:span></text:p>
        <text:p text:style-name="P383"><text:span text:style-name="T3">5</text:span><text:span text:style-name="T1"> - planned construction (planned laying)</text:span></text:p>
        <text:p text:style-name="P384">if encoded, the value of CONDTN must be one of the above </text:p>
        <text:p text:style-name="P369">DATEND<text:tab/><text:tab/>DATSTA<text:tab/><text:tab/></text:p>
        <text:p text:style-name="P369">DRVAL1 -<text:tab/>shallowest depth over the pipeline<text:tab/><text:tab/></text:p>
        <text:p text:style-name="P369">DRVAL2 - <text:tab/>deepest depth over the pipeline</text:p>
        <text:p text:style-name="P369">NOBJNM<text:tab/><text:tab/>OBJNAM<text:tab/><text:tab/>PRODCT</text:p>
        <text:p text:style-name="P368"><text:span text:style-name="T1">STATUS -<text:tab/></text:span><text:span text:style-name="T3">4</text:span><text:span text:style-name="T1"> - not in use (disused)</text:span></text:p>
        <text:p text:style-name="P368"><text:span text:style-name="T1">INFORM<text:tab/><text:tab/>NINFOM<text:tab/><text:tab/></text:span><text:span text:style-name="T10">VERACC</text:span><text:span text:style-name="T1"><text:tab/><text:tab/></text:span><text:span text:style-name="T10">VERDAT</text:span><text:span text:style-name="T1"><text:tab/><text:tab/>VERLEN</text:span></text:p>
        <text:p text:style-name="P17"/>
        <text:p text:style-name="P350">Remarks:</text:p>
        <text:list text:style-name="WW8Num37">
          <text:list-item>
            <text:p text:style-name="P83"><text:span text:style-name="T1"><text:tab/>Where a pipeline is disused, it should be encoded with the attribute STATUS = </text:span><text:span text:style-name="T3">4</text:span><text:span text:style-name="T1"> (not in use (disused)), and the attributes CATPIP and PRODCT should not be encoded.</text:span></text:p>
          </text:list-item>
        </text:list>
        <text:p text:style-name="P10"/>
        <text:h text:style-name="P515" text:outline-level="3">11.6.2<text:tab/><text:tab/><text:tab/>Diffusers, cribs</text:h>
        <text:p text:style-name="P350"/>
        <text:p text:style-name="P345"><text:span text:style-name="T1">If it is required to encode diffusers and cribs, this must be done using </text:span><text:span text:style-name="T4">OBSTRN</text:span><text:span text:style-name="T1"> objects (see clause 6.2.2), with attribute CATOBS = </text:span><text:span text:style-name="T3">3</text:span><text:span text:style-name="T1"> (diffuser) or </text:span><text:span text:style-name="T3">4</text:span><text:span text:style-name="T1"> (crib).</text:span></text:p>
        <text:p text:style-name="P350"/>
        <text:p text:style-name="P10"/>
        <text:h text:style-name="P515" text:outline-level="3"><text:soft-page-break/>11.6.3<text:tab/><text:tab/><text:tab/>Overhead pipelines (see M4 - §383)</text:h>
        <text:p text:style-name="P350"/>
        <text:p text:style-name="P345"><text:span text:style-name="T1">If it is required to encode an overhead pipeline passing over or nearby navigable waters, it must be done using the object class </text:span><text:span text:style-name="T4">PIPOHD</text:span><text:span text:style-name="T1">.</text:span></text:p>
        <text:p text:style-name="P350"/>
        <text:p text:style-name="P345"><text:span text:style-name="T1">Geo object:<text:tab/><text:tab/>Pipeline overhead (</text:span><text:span text:style-name="T4">PIPOHD</text:span><text:span text:style-name="T1">)</text:span></text:p>
        <text:p text:style-name="P350">Attributes:<text:tab/><text:tab/>CATPIP</text:p>
        <text:p text:style-name="P368"><text:span text:style-name="T1">CONDTN -<text:tab/></text:span><text:span text:style-name="T3">1</text:span><text:span text:style-name="T1"> - under construction</text:span></text:p>
        <text:p text:style-name="P383"><text:span text:style-name="T3">5</text:span><text:span text:style-name="T1"> - planned construction</text:span></text:p>
        <text:p text:style-name="P384">if encoded, the value of CONDTN must be one of the above </text:p>
        <text:p text:style-name="P369">CONRAD<text:tab/>CONVIS<text:tab/><text:tab/>DATEND<text:tab/><text:tab/>DATSTA<text:tab/><text:tab/>NOBJNM<text:tab/><text:tab/>OBJNAM<text:tab/><text:tab/><text:tab/><text:tab/><text:tab/><text:tab/><text:tab/><text:tab/><text:tab/>PRODCT<text:tab/><text:tab/>STATUS </text:p>
        <text:p text:style-name="P369">VERACC -<text:tab/>applies only to VERCLR</text:p>
        <text:p text:style-name="P370">VERCLR </text:p>
        <text:p text:style-name="P369">VERDAT<text:tab/> -<text:tab/>applies only to VERCLR</text:p>
        <text:p text:style-name="P369">INFORM<text:tab/><text:tab/>NINFOM</text:p>
        <text:p text:style-name="P17"/>
        <text:p text:style-name="P75"><text:span text:style-name="T1">Where an overhead pipeline is disused, it should be encoded with the attribute STATUS = </text:span><text:span text:style-name="T3">4</text:span><text:span text:style-name="T1"> (not in use (disused)), and the attributes CATPIP and PRODCT should not be encoded.</text:span></text:p>
        <text:p text:style-name="P10"/>
        <text:p text:style-name="P10"/>
        <text:h text:style-name="P515" text:outline-level="3">11.6.4<text:tab/><text:tab/><text:tab/>Pipeline areas (see M4 - §444.2)</text:h>
        <text:p text:style-name="P350"/>
        <text:p text:style-name="P345"><text:span text:style-name="T1">If it is required to encode a pipeline area, it must be done using the object class </text:span><text:span text:style-name="T4">PIPARE</text:span><text:span text:style-name="T1">.</text:span></text:p>
        <text:p text:style-name="P350"/>
        <text:p text:style-name="P345"><text:span text:style-name="T1">Geo object:<text:tab/><text:tab/>Pipeline area (</text:span><text:span text:style-name="T4">PIPARE</text:span><text:span text:style-name="T1">)</text:span></text:p>
        <text:p text:style-name="P345"><text:span text:style-name="T1">Attributes:<text:tab/><text:tab/>CATPIP<text:tab/><text:tab/></text:span><text:span text:style-name="T10">CONDTN</text:span><text:span text:style-name="T1"><text:tab/>DATEND<text:tab/><text:tab/>DATSTA<text:tab/><text:tab/>NOBJNM<text:tab/><text:tab/>OBJNAM<text:tab/><text:tab/><text:tab/><text:tab/><text:tab/><text:tab/><text:tab/><text:tab/><text:tab/>PRODCT<text:tab/><text:tab/>RESTRN</text:span></text:p>
        <text:p text:style-name="P396">STATUS -<text:tab/>used only to encode the status of the area and not the status of the pipelines in the area.</text:p>
        <text:p text:style-name="P369">INFORM<text:tab/><text:tab/>NINFOM</text:p>
        <text:p text:style-name="P17"/>
        <text:p text:style-name="P10"/>
        <text:h text:style-name="P506" text:outline-level="2">11.7<text:tab/><text:tab/><text:tab/>Oil and Gas fields</text:h>
        <text:p text:style-name="P350"/>
        <text:h text:style-name="P515" text:outline-level="3">11.7.1<text:tab/><text:tab/><text:tab/>Wellheads (see M4 - §445.1, §445.5 and §445.7)</text:h>
        <text:p text:style-name="P350"/>
        <text:p text:style-name="P345"><text:span text:style-name="T1">If it is required to encode wellheads, this must be done using </text:span><text:span text:style-name="T4">OBSTRN</text:span><text:span text:style-name="T1"> objects of type point (see clause 6.2.2), with attributes:</text:span></text:p>
        <text:p text:style-name="P350"/>
        <text:p text:style-name="P368"><text:span text:style-name="T1">CATOBS -<text:tab/></text:span><text:span text:style-name="T3">2</text:span><text:span text:style-name="T1"> - wellhead</text:span></text:p>
        <text:p text:style-name="P484">HEIGHT</text:p>
        <text:p text:style-name="P368"><text:span text:style-name="T1">STATUS -<text:tab/></text:span><text:span text:style-name="T3">4</text:span><text:span text:style-name="T1"> - not in use (disused) </text:span></text:p>
        <text:p text:style-name="P484">VALSOU</text:p>
        <text:p text:style-name="P369">VERLEN -<text:tab/>vertical length of the wellhead above the seabed</text:p>
        <text:p text:style-name="P368"><text:span text:style-name="T5">WATLEV</text:span><text:span text:style-name="T1">-<text:tab/></text:span><text:span text:style-name="T3">2</text:span><text:span text:style-name="T1"> - always dry (for wellheads that protrude at high water)</text:span></text:p>
        <text:p text:style-name="P383"><text:span text:style-name="T3">3</text:span><text:span text:style-name="T1"> - always under water/submerged</text:span></text:p>
        <text:p text:style-name="P17"/>
        <text:h text:style-name="P515" text:outline-level="3">11.7.2<text:tab/><text:tab/><text:tab/>Offshore platforms (see M4 - §445.2)</text:h>
        <text:p text:style-name="P10"/>
        <text:p text:style-name="P345"><text:span text:style-name="T1">If it is required to encode a permanent offshore platform, it must be done using the object class </text:span><text:span text:style-name="T4">OFSPLF</text:span><text:span text:style-name="T1">.</text:span></text:p>
        <text:p text:style-name="P10"/>
        <text:p text:style-name="P75"><text:span text:style-name="T1">Geo object:<text:tab/><text:tab/>Offshore platform (</text:span><text:span text:style-name="T4">OFSPLF</text:span><text:span text:style-name="T1">)</text:span></text:p>
        <text:p text:style-name="P10"><text:soft-page-break/>Attributes:<text:tab/><text:tab/>CATOFP<text:tab/><text:tab/>COLOUR<text:tab/>COLPAT<text:tab/><text:tab/>CONDTN<text:tab/>CONRAD<text:tab/>CONVIS<text:tab/><text:tab/><text:tab/><text:tab/><text:tab/><text:tab/><text:tab/><text:tab/><text:tab/>DATEND<text:tab/><text:tab/>DATSTA</text:p>
        <text:p text:style-name="P374">HEIGHT -<text:tab/>for fixed platforms, referred to the vertical datum (see clause 2.1.2)</text:p>
        <text:p text:style-name="P372"><text:span text:style-name="T1">NATCON<text:tab/><text:tab/>NOBJNM<text:tab/><text:tab/>OBJNAM<text:tab/><text:tab/>PRODCT<text:tab/><text:tab/>STATUS<text:tab/><text:tab/></text:span><text:span text:style-name="T10">VERACC</text:span><text:span text:style-name="T1"><text:tab/><text:tab/><text:tab/><text:tab/><text:tab/><text:tab/><text:tab/><text:tab/><text:tab/></text:span><text:span text:style-name="T10">VERDAT</text:span><text:span text:style-name="T1"> </text:span></text:p>
        <text:p text:style-name="P374">VERLEN -<text:tab/>for floating platforms, referred to the sea level</text:p>
        <text:p text:style-name="P374">INFORM<text:tab/><text:tab/>NINFOM</text:p>
        <text:p text:style-name="P374"/>
        <text:p text:style-name="P350">Remarks:</text:p>
        <text:list text:style-name="WW8Num68">
          <text:list-item>
            <text:p text:style-name="P318"><text:span text:style-name="T1">If it is required to encode sites of dismantled platforms, this must be done using </text:span><text:span text:style-name="T4">OBSTRN</text:span><text:span text:style-name="T1"> objects (see clause 6.2.2), with attribute CATOBS = </text:span><text:span text:style-name="T3">7</text:span><text:span text:style-name="T1"> (foul ground).</text:span></text:p>
          </text:list-item>
          <text:list-item>
            <text:p text:style-name="P292">Platforms may carry lights (see clause 12.8), fog signals (see clause 12.5) and helicopter platforms (see clause 4.8.12).</text:p>
          </text:list-item>
        </text:list>
        <text:p text:style-name="P10"/>
        <text:p text:style-name="P10"/>
        <text:h text:style-name="P515" text:outline-level="3">11.7.3<text:tab/><text:tab/><text:tab/>Offshore safety zones (see M4 - §445.2)</text:h>
        <text:p text:style-name="P350"/>
        <text:p text:style-name="P345"><text:span text:style-name="T1">If it is required to encode an offshore safety zone, it must be done using a </text:span><text:span text:style-name="T4">RESARE</text:span><text:span text:style-name="T1"> object (see clause 11.1), with attribute CATREA = </text:span><text:span text:style-name="T3">1</text:span><text:span text:style-name="T1"> (offshore safety zone).</text:span></text:p>
        <text:p text:style-name="P17"/>
        <text:p text:style-name="P10"/>
        <text:h text:style-name="P515" text:outline-level="3">11.7.4<text:tab/><text:tab/><text:tab/>Offshore production areas (see M4 - §445.3)</text:h>
        <text:p text:style-name="P350"/>
        <text:p text:style-name="P345"><text:span text:style-name="T1">If it is required to encode an offshore production area, it must be done using the object class </text:span><text:span text:style-name="T4">OSPARE</text:span><text:span text:style-name="T1">.</text:span></text:p>
        <text:p text:style-name="P350"/>
        <text:p text:style-name="P345"><text:span text:style-name="T1">Geo object:<text:tab/><text:tab/>Offshore production area (</text:span><text:span text:style-name="T4">OSPARE</text:span><text:span text:style-name="T1">)</text:span></text:p>
        <text:p text:style-name="P350">Attributes:<text:tab/><text:tab/>CATPRA<text:tab/><text:tab/>CONDTN<text:tab/>CONRAD<text:tab/>CONVIS<text:tab/><text:tab/>DATEND<text:tab/><text:tab/>DATSTA<text:tab/><text:tab/>HEIGHT</text:p>
        <text:p text:style-name="P485"><text:s/><text:tab/>INFORM<text:tab/><text:tab/>NINFOM<text:tab/><text:tab/>NOBJNM<text:tab/><text:tab/>OBJNAM<text:tab/><text:tab/>PRODCT<text:tab/><text:tab/>RESTRN<text:tab/><text:tab/>STATUS</text:p>
        <text:p text:style-name="P371"><text:span text:style-name="T10">VERACC</text:span><text:span text:style-name="T1"><text:tab/><text:tab/>VERLEN</text:span></text:p>
        <text:p text:style-name="P10"/>
        <text:p text:style-name="P10"/>
        <text:h text:style-name="P515" text:outline-level="3">11.7.5<text:tab/><text:tab/><text:tab/>Offshore tanker loading systems (see M4 - §445.4)</text:h>
        <text:p text:style-name="P10"/>
        <text:p text:style-name="P75"><text:span text:style-name="T1">If it is required to encode an offshore tanker loading system, it must be done using the object class </text:span><text:span text:style-name="T4">BOYINB</text:span><text:span text:style-name="T1"> (see clause 12.4.1).</text:span></text:p>
        <text:p text:style-name="P10"/>
        <text:p text:style-name="P75"><text:span text:style-name="T1">If it is required to encode an articulated tower, it must be done using an </text:span><text:span text:style-name="T4">OFSPLF</text:span><text:span text:style-name="T1"> object (see clause 11.7.2), with attribute:</text:span></text:p>
        <text:p text:style-name="P10"/>
        <text:p text:style-name="P372"><text:span text:style-name="T1">CATOFP -<text:tab/></text:span><text:span text:style-name="T3">4</text:span><text:span text:style-name="T1"> - articulated loading platform (ALP)</text:span></text:p>
        <text:p text:style-name="P380"><text:span text:style-name="T3">5</text:span><text:span text:style-name="T1"> - single anchor leg mooring (SALM)</text:span></text:p>
        <text:p text:style-name="P380"><text:span text:style-name="T3">8</text:span><text:span text:style-name="T1"> - floating production, storage and off-loading vessel (FPSO)</text:span></text:p>
        <text:p text:style-name="P486"><text:span text:style-name="T1"><text:s text:c="4"/><text:tab/><text:tab/><text:tab/></text:span><text:span text:style-name="T3">10</text:span><text:span text:style-name="T1"> - navigation, communication and control buoy (NCCB) (which may include storage facilities)</text:span></text:p>
        <text:p text:style-name="P10"/>
        <text:p text:style-name="P10"/>
        <text:h text:style-name="P515" text:outline-level="3">11.7.6<text:tab/><text:tab/><text:tab/>Flare stacks (see M4 - §445.6)</text:h>
        <text:p text:style-name="P350"/>
        <text:p text:style-name="P345"><text:span text:style-name="T1">If it is required to encode a flare stack, it must be done using a </text:span><text:span text:style-name="T4">LNDMRK</text:span><text:span text:style-name="T1"> object (see clause 4.8.15), with attribute CATLMK = </text:span><text:span text:style-name="T3">6</text:span><text:span text:style-name="T1"> (flare stack).</text:span></text:p>
        <text:p text:style-name="P350"/>
        <text:p text:style-name="P17">An offshore flare stack may share the same geometry as the platform on which it is installed.</text:p>
        <text:p text:style-name="P10"/>
        <text:h text:style-name="P506" text:outline-level="2"><text:soft-page-break/>11.8<text:tab/><text:tab/><text:tab/>Spoil grounds, dredging areas (see M4 - §446)</text:h>
        <text:p text:style-name="P10"/>
        <text:p text:style-name="P75"><text:span text:style-name="T1">If it is required to encode a spoil ground, it must be done using a </text:span><text:span text:style-name="T4">DMPGRD</text:span><text:span text:style-name="T1"> object (see clause 11.4), with attribute CATDPG = </text:span><text:span text:style-name="T3">5</text:span><text:span text:style-name="T1"> (spoil ground). </text:span></text:p>
        <text:p text:style-name="P10"/>
        <text:p text:style-name="P75"><text:span text:style-name="T1">If it is required to encode a dredging area, it must be done using a </text:span><text:span text:style-name="T4">RESARE</text:span><text:span text:style-name="T1"> object (see clause 11.1), with attribute CATREA = </text:span><text:span text:style-name="T3">21</text:span><text:span text:style-name="T1"> (dredging area).</text:span></text:p>
        <text:p text:style-name="P10"/>
        <text:p text:style-name="P10"/>
        <text:h text:style-name="P506" text:outline-level="2">11.9<text:tab/><text:tab/><text:tab/>Fishing equipment and aquaculture areas</text:h>
        <text:p text:style-name="P350"/>
        <text:h text:style-name="P515" text:outline-level="3">11.9.1<text:tab/><text:tab/><text:tab/>Fishing facilities (see M4 - §447.1 to §447.3)</text:h>
        <text:p text:style-name="P350"/>
        <text:p text:style-name="P345"><text:span text:style-name="T1">If it is required to encode a fishing facilityit must be done using the object class </text:span><text:span text:style-name="T4">FSHFAC</text:span><text:span text:style-name="T1">.</text:span></text:p>
        <text:p text:style-name="P350"/>
        <text:p text:style-name="P345"><text:span text:style-name="T1">Geo object:<text:tab/><text:tab/>Fishing facility (</text:span><text:span text:style-name="T4">FSHFAC</text:span><text:span text:style-name="T1">)</text:span></text:p>
        <text:p text:style-name="P345"><text:span text:style-name="T1">Attributes:<text:tab/><text:tab/>CATFIF <text:tab/><text:tab/>NOBJNM<text:tab/><text:tab/>OBJNAM<text:tab/><text:tab/>PEREND<text:tab/><text:tab/>PERSTA<text:tab/><text:tab/>STATUS<text:tab/><text:tab/><text:tab/><text:tab/><text:tab/><text:tab/><text:tab/><text:tab/><text:tab/></text:span><text:span text:style-name="T10">VERACC</text:span><text:span text:style-name="T1"> </text:span></text:p>
        <text:p text:style-name="P369">VERLEN -<text:tab/>height of the object above the seabed</text:p>
        <text:p text:style-name="P373">INFORM<text:tab/><text:tab/>NINFOM</text:p>
        <text:p text:style-name="P10"/>
        <text:p text:style-name="P10"/>
        <text:h text:style-name="P515" text:outline-level="3">11.9.2<text:tab/><text:tab/><text:tab/>Marine farms (see M4 - § 447.4 and §447.6)</text:h>
        <text:p text:style-name="P350"/>
        <text:p text:style-name="P345"><text:span text:style-name="T1">If it is required to encode a marine farm, it must be done using the object class </text:span><text:span text:style-name="T4">MARCUL</text:span><text:span text:style-name="T1">.</text:span></text:p>
        <text:p text:style-name="P350"/>
        <text:p text:style-name="P345"><text:span text:style-name="T1">Geo object:<text:tab/><text:tab/>Marine farm / culture (</text:span><text:span text:style-name="T4">MARCUL</text:span><text:span text:style-name="T1">)</text:span></text:p>
        <text:p text:style-name="P345"><text:span text:style-name="T1">Attributes:<text:tab/><text:tab/>CATMFA </text:span><text:span text:style-name="T4"><text:tab/></text:span><text:span text:style-name="T1">DATEND<text:tab/><text:tab/>DATSTA<text:tab/><text:tab/>EXPSOU<text:tab/><text:tab/>INFORM<text:tab/><text:tab/>NINFOM<text:tab/><text:tab/><text:tab/><text:tab/><text:tab/><text:tab/><text:tab/><text:tab/><text:tab/>NOBJNM<text:tab/><text:tab/>OBJNAM<text:tab/><text:tab/>PEREND<text:tab/><text:tab/>PERSTA<text:tab/><text:tab/>QUASOU<text:tab/>RESTRN<text:tab/><text:tab/><text:tab/><text:tab/><text:tab/><text:tab/><text:tab/><text:tab/><text:tab/>SOUACC<text:tab/>STATUS<text:tab/><text:tab/></text:span><text:span text:style-name="T5">VALSOU</text:span><text:span text:style-name="T1"><text:tab/><text:tab/></text:span><text:span text:style-name="T10">VERDAT</text:span><text:span text:style-name="T1"> </text:span></text:p>
        <text:p text:style-name="P369">VERLEN -<text:tab/>height of the object above the seabed</text:p>
        <text:p text:style-name="P484">WATLEV</text:p>
        <text:p text:style-name="P10"/>
        <text:p text:style-name="P75"><text:span text:style-name="T1">When it is required to encode the minimum depth of the object, the attributes EXPSOU and QUASOU and the mandatory attribute VALSOU must be used. <text:s/>When a </text:span><text:span text:style-name="T4">MARCUL</text:span><text:span text:style-name="T1"> object covers an area of the seafloor at the compilation scale of the ENC, the value of the attribute VALSOU represents the minimum depth, if known, over any structure used to form or support the marine farm, or within the area of the marine farm itself. <text:s/>The mandatory attribute WATLEV must be used to encode the water level of the shallowest section of the area, if partly or completely under water.</text:span></text:p>
        <text:p text:style-name="P10"/>
        <text:p text:style-name="P10"/>
        <text:h text:style-name="P515" text:outline-level="3">11.9.3<text:tab/><text:tab/><text:tab/>Fish havens (see M4 - §447.5)</text:h>
        <text:p text:style-name="P350"/>
        <text:p text:style-name="P345"><text:span text:style-name="T1">If it is required to encode a fish haven, it must be done using an </text:span><text:span text:style-name="T4">OBSTRN</text:span><text:span text:style-name="T1"> object (see clause 6.2.2), with attribute CATOBS = </text:span><text:span text:style-name="T3">5</text:span><text:span text:style-name="T1"> (fish haven).</text:span></text:p>
        <text:p text:style-name="P17"/>
        <text:p text:style-name="P10"/>
        <text:h text:style-name="P515" text:outline-level="3">11.9.4<text:tab/><text:tab/><text:tab/>Fishing grounds</text:h>
        <text:p text:style-name="P350"/>
        <text:p text:style-name="P345"><text:span text:style-name="T1">If it is required to encode a fishing ground, it must be done using the object class </text:span><text:span text:style-name="T4">FSHGRD</text:span><text:span text:style-name="T1">.</text:span></text:p>
        <text:p text:style-name="P350"/>
        <text:p text:style-name="P345"><text:span text:style-name="T1">Geo object:<text:tab/><text:tab/>Fishing ground (</text:span><text:span text:style-name="T4">FSHGRD</text:span><text:span text:style-name="T1">)</text:span></text:p>
        <text:p text:style-name="P350">Attributes:<text:tab/><text:tab/>NOBJNM<text:tab/><text:tab/>OBJNAM<text:tab/><text:tab/>PEREND<text:tab/><text:tab/>PERSTA<text:tab/><text:tab/>STATUS<text:tab/><text:tab/>INFORM<text:tab/><text:tab/>NINFOM</text:p>
        <text:p text:style-name="P350"/>
        <text:p text:style-name="P17"/>
        <text:h text:style-name="P506" text:outline-level="2"><text:soft-page-break/>11.10<text:tab/><text:tab/>Degaussing ranges (see M4 - §448)</text:h>
        <text:p text:style-name="P350"/>
        <text:p text:style-name="P81"><text:span text:style-name="T1">If it is required to encode a degaussing range, it must be done using a </text:span><text:span text:style-name="T4">RESARE</text:span><text:span text:style-name="T1"> object (see clause 11.1), with attribute CATREA = </text:span><text:span text:style-name="T3">8</text:span><text:span text:style-name="T1"> (degaussing range).</text:span></text:p>
        <text:p text:style-name="P10"/>
        <text:p text:style-name="P10"/>
        <text:h text:style-name="P506" text:outline-level="2">11.11<text:tab/><text:tab/>Historic wrecks (see M4 §449.5)</text:h>
        <text:p text:style-name="P350"/>
        <text:p text:style-name="P345"><text:span text:style-name="T1">If it is required to encode a restricted area around a historic wreck, it must be done using a </text:span><text:span text:style-name="T4">RESARE</text:span><text:span text:style-name="T1"> object (see clause 11.1), with attribute CATREA = </text:span><text:span text:style-name="T3">10</text:span><text:span text:style-name="T1"> (historic wreck area).</text:span></text:p>
        <text:p text:style-name="P350"/>
        <text:p text:style-name="P81"><text:span text:style-name="T1">In addition, the wreck itself should be encoded as a </text:span><text:span text:style-name="T4">WRECKS </text:span><text:span text:style-name="T1">object (see clause 6.2.1).</text:span></text:p>
        <text:p text:style-name="P10"><text:s/></text:p>
        <text:h text:style-name="P506" text:outline-level="2">11.12<text:tab/><text:tab/>Seaplane landing areas (see M4 §449.6)</text:h>
        <text:p text:style-name="P350"/>
        <text:p text:style-name="P345"><text:span text:style-name="T1">If it is required to encode a seaplane landing area, it must be done using the object class </text:span><text:span text:style-name="T4">SPLARE</text:span><text:span text:style-name="T1">.</text:span></text:p>
        <text:p text:style-name="P350"/>
        <text:p text:style-name="P345"><text:span text:style-name="T1">Geo object:<text:tab/><text:tab/>Seaplane landing area (</text:span><text:span text:style-name="T4">SPLARE</text:span><text:span text:style-name="T1">)</text:span></text:p>
        <text:p text:style-name="P350">Attributes:<text:tab/><text:tab/>NOBJNM<text:tab/><text:tab/>OBJNAM<text:tab/><text:tab/>PEREND<text:tab/><text:tab/>PERSTA<text:tab/><text:tab/>RESTRN<text:tab/><text:tab/>STATUS<text:tab/><text:tab/>INFORM</text:p>
        <text:p text:style-name="P369">NINFOM</text:p>
        <text:p text:style-name="P350"/>
        <text:p text:style-name="P350">Remarks:</text:p>
        <text:list text:style-name="WW8Num100">
          <text:list-item>
            <text:p text:style-name="P130"><text:span text:style-name="T1">If it is required to encode an anchorage for seaplanes, it must be done using an </text:span><text:span text:style-name="T4">ACHARE</text:span><text:span text:style-name="T1"> object (see clause 9.2.1), with attribute CATACH = </text:span><text:span text:style-name="T3">6</text:span><text:span text:style-name="T1"> (seaplane anchorage).</text:span></text:p>
          </text:list-item>
        </text:list>
        <text:p text:style-name="P487"/>
        <text:p text:style-name="P10"/>
        <text:h text:style-name="P506" text:outline-level="2">11.13<text:tab/><text:tab/>Various maritime areas</text:h>
        <text:p text:style-name="P350"/>
        <text:h text:style-name="P515" text:outline-level="3">11.13.1<text:tab/><text:tab/>Ice areas (see M4 - §449.1)</text:h>
        <text:p text:style-name="P350"/>
        <text:p text:style-name="P345"><text:span text:style-name="T1">If it is required to encode an ice area, it must be done using the object class </text:span><text:span text:style-name="T4">ICEARE</text:span><text:span text:style-name="T1">.</text:span></text:p>
        <text:p text:style-name="P350"/>
        <text:p text:style-name="P345"><text:span text:style-name="T1">Geo object:<text:tab/><text:tab/>Ice area (</text:span><text:span text:style-name="T4">ICEARE</text:span><text:span text:style-name="T1">)</text:span></text:p>
        <text:p text:style-name="P345"><text:span text:style-name="T1">Attributes:<text:tab/><text:tab/></text:span><text:span text:style-name="T5">CATICE</text:span><text:span text:style-name="T1"><text:tab/><text:tab/>CONVIS<text:tab/><text:tab/>ELEVAT<text:tab/><text:tab/>HEIGHT<text:tab/><text:tab/>NOBJNM<text:tab/><text:tab/>OBJNAM<text:tab/><text:tab/><text:tab/><text:tab/><text:tab/><text:tab/><text:tab/><text:tab/><text:tab/>PEREND<text:tab/><text:tab/>PERSTA<text:tab/><text:tab/>STATUS<text:tab/><text:tab/></text:span><text:span text:style-name="T10">VERACC</text:span><text:span text:style-name="T1"><text:tab/><text:tab/></text:span><text:span text:style-name="T10">VERDAT</text:span><text:span text:style-name="T1"><text:tab/><text:tab/>VERLEN<text:tab/><text:tab/></text:span></text:p>
        <text:p text:style-name="P350"><text:tab/><text:tab/><text:tab/><text:tab/><text:tab/>INFORM<text:tab/><text:tab/>NINFOM</text:p>
        <text:p text:style-name="P17"/>
        <text:p text:style-name="P10"/>
        <text:h text:style-name="P515" text:outline-level="3">11.13.2<text:tab/><text:tab/>Log ponds (see M4 - §449.2)</text:h>
        <text:p text:style-name="P10"/>
        <text:p text:style-name="P345"><text:span text:style-name="T1">If it is required to encode a log pond, it must be done using the object class </text:span><text:span text:style-name="T4">LOGPON</text:span><text:span text:style-name="T1">.</text:span></text:p>
        <text:p text:style-name="P10"/>
        <text:p text:style-name="P75"><text:span text:style-name="T1">Geo object:<text:tab/><text:tab/>Log pond (</text:span><text:span text:style-name="T4">LOGPON</text:span><text:span text:style-name="T1">)</text:span></text:p>
        <text:p text:style-name="P10">Attributes:<text:tab/><text:tab/>NOBJNM<text:tab/><text:tab/>OBJNAM<text:tab/><text:tab/>STATUS<text:tab/><text:tab/>INFORM<text:tab/><text:tab/>NINFOM</text:p>
        <text:p text:style-name="P10"/>
        <text:p text:style-name="P10"/>
        <text:h text:style-name="P515" text:outline-level="3">11.13.3<text:tab/><text:tab/>Incineration areas (see M4 - §449.3)</text:h>
        <text:p text:style-name="P350"/>
        <text:p text:style-name="P345"><text:span text:style-name="T1">If it is required to encode an incineration area, it must be done using the object class </text:span><text:span text:style-name="T4">ICNARE</text:span><text:span text:style-name="T1">.</text:span></text:p>
        <text:p text:style-name="P350"/>
        <text:p text:style-name="P345"><text:span text:style-name="T1">Geo object:<text:tab/><text:tab/>Incineration area (</text:span><text:span text:style-name="T4">ICNARE</text:span><text:span text:style-name="T1">)</text:span></text:p>
        <text:p text:style-name="P350">Attributes:<text:tab/><text:tab/>NOBJNM<text:tab/><text:tab/>OBJNAM<text:tab/><text:tab/>PEREND<text:tab/><text:tab/>PERSTA<text:tab/><text:tab/>RESTRN<text:tab/><text:tab/>STATUS<text:tab/><text:tab/>INFORM</text:p>
        <text:p text:style-name="P369">NINFOM</text:p>
        <text:p text:style-name="P17"/>
        <text:p text:style-name="P10"><text:soft-page-break/></text:p>
        <text:h text:style-name="P515" text:outline-level="3">11.13.4<text:tab/><text:tab/>Cargo transhipment areas (see M4 - §449.4)</text:h>
        <text:p text:style-name="P350"/>
        <text:p text:style-name="P345"><text:span text:style-name="T1">If it is required to encode a cargo transhipment area, it must be done using the object class </text:span><text:span text:style-name="T4">CTSARE</text:span><text:span text:style-name="T1">.</text:span></text:p>
        <text:p text:style-name="P350"/>
        <text:p text:style-name="P345"><text:span text:style-name="T1">Geo object:<text:tab/><text:tab/>Cargo transhipment area (</text:span><text:span text:style-name="T4">CTSARE</text:span><text:span text:style-name="T1">)</text:span></text:p>
        <text:p text:style-name="P350">Attributes:<text:tab/><text:tab/>DATEND<text:tab/><text:tab/>DATSTA<text:tab/><text:tab/>NOBJNM<text:tab/><text:tab/>OBJNAM<text:tab/><text:tab/>PEREND<text:tab/><text:tab/>PERSTA<text:tab/><text:tab/>STATUS</text:p>
        <text:p text:style-name="P369">INFORM<text:tab/><text:tab/>NINFOM</text:p>
        <text:p text:style-name="P17"><text:s/></text:p>
        <text:p text:style-name="P17"/>
        <text:h text:style-name="P506" text:outline-level="2">11.14 <text:tab/><text:tab/>Nature reserves</text:h>
        <text:p text:style-name="P10"/>
        <text:p text:style-name="P75"><text:span text:style-name="T1">If it is required to encode a marine nature reserve area, it must be done using a </text:span><text:span text:style-name="T4">RESARE</text:span><text:span text:style-name="T1"> object (see clause 11.1), with attribute CATREA = </text:span><text:span text:style-name="T3">4</text:span><text:span text:style-name="T1"> (nature reserve). <text:s/>A nature reserve that is shown on the source as a point symbol should be encoded using a </text:span><text:span text:style-name="T4">CTNARE</text:span><text:span text:style-name="T1"> object of type point, with the attribute INFORM = </text:span><text:span text:style-name="T3">Marine nature reserve</text:span><text:span text:style-name="T1">.</text:span></text:p>
        <text:p text:style-name="Standard"/>
        <text:h text:style-name="P500" text:outline-level="1">12.<text:tab/><text:tab/><text:tab/>Aids to navigation</text:h>
        <text:p text:style-name="P350"/>
        <text:h text:style-name="P506" text:outline-level="2">12.1<text:tab/><text:tab/><text:tab/>Lighthouses, navigational marks - relationships</text:h>
        <text:p text:style-name="P350"/>
        <text:h text:style-name="P515" text:outline-level="3">12.1.1<text:tab/><text:tab/><text:tab/>Geo objects forming parts of navigational aids</text:h>
        <text:p text:style-name="P350"/>
        <text:p text:style-name="P350">Aids to navigation are composed of fixed or floating structures carrying equipment objects.</text:p>
        <text:p text:style-name="P17"/>
        <text:p text:style-name="P75"><text:span text:style-name="T1">The most common structure objects are: </text:span><text:span text:style-name="T4">BCNCAR</text:span><text:span text:style-name="T1">, </text:span><text:span text:style-name="T4">BCNISD</text:span><text:span text:style-name="T1">, </text:span><text:span text:style-name="T4">BCNLAT</text:span><text:span text:style-name="T1">, </text:span><text:span text:style-name="T4">BCNSAW</text:span><text:span text:style-name="T1">, </text:span><text:span text:style-name="T4">BCNSPP</text:span><text:span text:style-name="T1">, </text:span><text:span text:style-name="T4">BOYCAR</text:span><text:span text:style-name="T1">, </text:span><text:span text:style-name="T4">BOYINB</text:span><text:span text:style-name="T1">, </text:span><text:span text:style-name="T4">BOYISD</text:span><text:span text:style-name="T1">, </text:span><text:span text:style-name="T4">BOYLAT</text:span><text:span text:style-name="T1">, </text:span><text:span text:style-name="T4">BOYSAW</text:span><text:span text:style-name="T1">, </text:span><text:span text:style-name="T4">BOYSPP</text:span><text:span text:style-name="T1">, </text:span><text:span text:style-name="T4">BRIDGE</text:span><text:span text:style-name="T1">, </text:span><text:span text:style-name="T4">BUISGL</text:span><text:span text:style-name="T1">, </text:span><text:span text:style-name="T4">DAYMAR</text:span><text:span text:style-name="T1">, </text:span><text:span text:style-name="T4">LITFLT</text:span><text:span text:style-name="T1">, </text:span><text:span text:style-name="T4">LITVES</text:span><text:span text:style-name="T1">, </text:span><text:span text:style-name="T4">LNDMRK, MORFAC</text:span><text:span text:style-name="T1">, </text:span><text:span text:style-name="T4">OFSPLF</text:span><text:span text:style-name="T1">, </text:span><text:span text:style-name="T4">PILPNT, SLCONS</text:span><text:span text:style-name="T1">.</text:span></text:p>
        <text:p text:style-name="P10"/>
        <text:p text:style-name="P75"><text:span text:style-name="T1">Equipment objects consist of:</text:span><text:span text:style-name="T4"> DAYMAR</text:span><text:span text:style-name="T1">, </text:span><text:span text:style-name="T4">FOGSIG</text:span><text:span text:style-name="T1">, </text:span><text:span text:style-name="T4">LIGHTS</text:span><text:span text:style-name="T1">, </text:span><text:span text:style-name="T4">RADSTA</text:span><text:span text:style-name="T1">, </text:span><text:span text:style-name="T4">RDOSTA</text:span><text:span text:style-name="T1">, </text:span><text:span text:style-name="T4">RETRFL</text:span><text:span text:style-name="T1">, </text:span><text:span text:style-name="T4">RTPBCN</text:span><text:span text:style-name="T1">, </text:span><text:span text:style-name="T4">SISTAT</text:span><text:span text:style-name="T1">, </text:span><text:span text:style-name="T4">SISTAW</text:span><text:span text:style-name="T1">, </text:span><text:span text:style-name="T4">TOPMAR</text:span><text:span text:style-name="T1">. </text:span></text:p>
        <text:p text:style-name="P10"/>
        <text:p text:style-name="P75"><text:span text:style-name="T1">Radar reflectors must not be encoded as separate objects when attached to navigational aids. If it is required to encode their existence, it must be done using the attribute CONRAD = </text:span><text:span text:style-name="T3">3</text:span><text:span text:style-name="T1"> (radar conspicuous (has radar reflector)) on the structure object. </text:span></text:p>
        <text:p text:style-name="P10"/>
        <text:p text:style-name="P10">Rescue stations and coastguard stations are not related directly to navigation, and they must not, therefore, be part of the equipment objects of navigational aids. <text:s/>If it is required to encode a rescue or coastguard station at the same location as a navigational mark, it must be encoded as a separate object, and share the same spatial object as the navigational aid.</text:p>
        <text:p text:style-name="P10"/>
        <text:h text:style-name="P515" text:outline-level="3"><text:soft-page-break/>12.1.2<text:tab/><text:tab/><text:tab/>Relationships</text:h>
        <text:p text:style-name="P350"/>
        <text:p text:style-name="P350">A master to slave relationship must be created in order to relate the different objects comprising a navigational aid. </text:p>
        <text:p text:style-name="P350"/>
        <text:p text:style-name="P350">When the navigational aid contains a structure object (from the above list), this object must be the master object, and the equipment objects must be the slaves. </text:p>
        <text:p text:style-name="P350"/>
        <text:p text:style-name="P345"><draw:frame draw:style-name="fr6" draw:name="Cadre19" text:anchor-type="paragraph" svg:x="6.498cm" svg:y="1.96cm" svg:width="7.17cm" draw:z-index="35"><draw:text-box fo:min-height="5.251cm"><text:p text:style-name="P349"><draw:frame draw:style-name="fr10" draw:name="Image15" text:anchor-type="as-char" svg:width="7.181cm" svg:height="5.253cm" draw:z-index="38"><draw:image xlink:href="Pictures/200000980001242E0000C744FAB86166.wmf" xlink:type="simple" xlink:show="embed" xlink:actuate="onLoad"/></draw:frame></text:p><text:p text:style-name="P564">Figure 20 – Navigational aids</text:p></draw:text-box></draw:frame><text:span text:style-name="T1">When the nature of the base structure is unknown or there is no structure object, one of the equipment objects must be chosen as the master object, giving priority to a </text:span><text:span text:style-name="T4">LIGHTS</text:span><text:span text:style-name="T1"> object, if one exists.</text:span></text:p>
        <text:p text:style-name="P17">If it is required to encode the name of the navigational aid, it must be done using the attribute OBJNAM (and possibly the attribute NOBJNM) on the master object. <text:s/>The name should not be repeated for the slave objects. <text:s/>If the name is painted on the structure, it must be encoded with the same spelling in OBJNAM if it is based on the Latin alphabet. <text:s/>If the name is not based on the Latin alphabet, it must be encoded on NOBJNM, and transliterated for encoding on OBJNAM.</text:p>
        <text:p text:style-name="P10"/>
        <text:p text:style-name="P10">All point objects comprising a navigational aid must point to the same point spatial object.</text:p>
        <text:p text:style-name="P10"/>
        <text:p text:style-name="P81"><text:span text:style-name="T1">The navigational aid may be associated with the objects which it marks (e.g. </text:span><text:span text:style-name="T4">RESARE</text:span><text:span text:style-name="T1"> or </text:span><text:span text:style-name="T4">OBSTRN</text:span><text:span text:style-name="T1"> objects) using the collection object </text:span><text:span text:style-name="T4">C_ASSO</text:span><text:span text:style-name="T1"> (see clause 15). <text:s/>Several navigational aids and several marked objects may be associated in the same relationship.</text:span></text:p>
        <text:p text:style-name="P10"/>
        <text:p text:style-name="P10"/>
        <text:h text:style-name="P506" text:outline-level="2">12.2<text:tab/><text:tab/><text:tab/>Buoyage systems and direction of buoyage (see M4 - §461)</text:h>
        <text:p text:style-name="P10"/>
        <text:p text:style-name="P75"><text:span text:style-name="T1">The buoyage system of the data set and, where necessary, the direction of buoyage, must be encoded using the meta object </text:span><text:span text:style-name="T4">M_NSYS</text:span><text:span text:style-name="T1">:</text:span></text:p>
        <text:p text:style-name="P10"/>
        <text:p text:style-name="P75"><text:span text:style-name="T1">Meta object:<text:tab/><text:tab/>Navigational system of marks (</text:span><text:span text:style-name="T4">M_NSYS</text:span><text:span text:style-name="T1">)</text:span></text:p>
        <text:p text:style-name="P75"><text:span text:style-name="T1">Attributes:<text:tab/><text:tab/></text:span><text:span text:style-name="T5">MARSYS</text:span><text:span text:style-name="T1"><text:tab/><text:tab/></text:span><text:span text:style-name="T5">ORIENT</text:span><text:span text:style-name="T1"><text:tab/><text:tab/>INFORM<text:tab/><text:tab/>NINFOM</text:span></text:p>
        <text:p text:style-name="P10"/>
        <text:p text:style-name="P75"><text:span text:style-name="T1">All parts of the data set containing data must be covered by </text:span><text:span text:style-name="T4">M_NSYS</text:span><text:span text:style-name="T1"> objects, with the attribute MARSYS indicating the buoyage system in operation. <text:s/></text:span><text:span text:style-name="T4">M_NSYS</text:span><text:span text:style-name="T1"> with a value encoded for MARSYS must not overlap.</text:span></text:p>
        <text:p text:style-name="P558">In the following table the symbol ‘/’ indicates that this attribute is not relevant for that particular object class. The table contains the most common examples of coding; other coding combinations are possible. <text:s/>For encoding of buoys, substitute BOY for BCN in Object class.</text:p>
        <text:p text:style-name="P542"><text:soft-page-break/></text:p>
        <text:p text:style-name="P112"/>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column table:style-name="Tableau9.G"/>
          <table:table-column table:style-name="Tableau9.H"/>
          <table:table-column table:style-name="Tableau9.I"/>
          <table:table-column table:style-name="Tableau9.J"/>
          <table:table-column table:style-name="Tableau9.K"/>
          <table:table-column table:style-name="Tableau9.L"/>
          <table:table-column table:style-name="Tableau9.M"/>
          <table:table-row table:style-name="Tableau9.1">
            <table:table-cell table:style-name="Tableau9.A1" office:value-type="string">
              <text:p text:style-name="P407">Feature</text:p>
            </table:table-cell>
            <table:table-cell table:style-name="Tableau9.A1" office:value-type="string">
              <text:p text:style-name="P412">INT 1</text:p>
            </table:table-cell>
            <table:table-cell table:style-name="Tableau9.A1" table:number-columns-spanned="3" office:value-type="string">
              <text:p text:style-name="P490">Object class</text:p>
            </table:table-cell>
            <table:covered-table-cell/>
            <table:covered-table-cell/>
            <table:table-cell table:style-name="Tableau9.F1" office:value-type="string">
              <text:p text:style-name="P54"/>
              <text:p text:style-name="P413">CATCAM</text:p>
            </table:table-cell>
            <table:table-cell table:style-name="Tableau9.F1" table:number-columns-spanned="2" office:value-type="string">
              <text:p text:style-name="P54"/>
              <text:p text:style-name="P411">COLOUR</text:p>
            </table:table-cell>
            <table:covered-table-cell/>
            <table:table-cell table:style-name="Tableau9.F1" table:number-columns-spanned="2" office:value-type="string">
              <text:p text:style-name="P54"/>
              <text:p text:style-name="P411">COLPAT</text:p>
            </table:table-cell>
            <table:covered-table-cell/>
            <table:table-cell table:style-name="Tableau9.K1" table:number-columns-spanned="3" office:value-type="string">
              <text:p text:style-name="P491"/>
              <text:p text:style-name="P492">MARSYS</text:p>
            </table:table-cell>
            <table:covered-table-cell/>
            <table:covered-table-cell/>
          </table:table-row>
          <table:table-row table:style-name="Tableau9.1">
            <table:table-cell table:style-name="Tableau9.A2" office:value-type="string">
              <text:p text:style-name="P57"/>
              <text:p text:style-name="P414">North cardinal beacon</text:p>
            </table:table-cell>
            <table:table-cell table:style-name="Tableau9.A2" office:value-type="string">
              <text:p text:style-name="P48"/>
              <text:p text:style-name="P420">IQ 130.3</text:p>
            </table:table-cell>
            <table:table-cell table:style-name="Tableau9.A2" table:number-columns-spanned="3" office:value-type="string">
              <text:p text:style-name="P488"/>
              <text:p text:style-name="P64">BCNCAR</text:p>
            </table:table-cell>
            <table:covered-table-cell/>
            <table:covered-table-cell/>
            <table:table-cell table:style-name="Tableau9.A2" office:value-type="string">
              <text:p text:style-name="P60"/>
              <text:p text:style-name="P431">1</text:p>
            </table:table-cell>
            <table:table-cell table:style-name="Tableau9.A2" table:number-columns-spanned="2" office:value-type="string">
              <text:p text:style-name="P60"/>
              <text:p text:style-name="P432">2,6</text:p>
            </table:table-cell>
            <table:covered-table-cell/>
            <table:table-cell table:style-name="Tableau9.A2" table:number-columns-spanned="2" office:value-type="string">
              <text:p text:style-name="P60"/>
              <text:p text:style-name="P432">1</text:p>
            </table:table-cell>
            <table:covered-table-cell/>
            <table:table-cell table:style-name="Tableau9.K2" table:number-columns-spanned="3" office:value-type="string">
              <text:p text:style-name="P48"/>
              <text:p text:style-name="P420">1 and 2 </text:p>
              <text:p text:style-name="P420">(IALA A and B)</text:p>
            </table:table-cell>
            <table:covered-table-cell/>
            <table:covered-table-cell/>
          </table:table-row>
          <table:table-row table:style-name="Tableau9.1">
            <table:table-cell table:style-name="Tableau9.A2" office:value-type="string">
              <text:p text:style-name="P45"/>
              <text:p text:style-name="P414">East cardinal beacon</text:p>
            </table:table-cell>
            <table:table-cell table:style-name="Tableau9.A2" office:value-type="string">
              <text:p text:style-name="P48"/>
              <text:p text:style-name="P420">IQ 130.3</text:p>
            </table:table-cell>
            <table:table-cell table:style-name="Tableau9.A2" table:number-columns-spanned="3" office:value-type="string">
              <text:p text:style-name="P488"/>
              <text:p text:style-name="P64">BCNCAR</text:p>
            </table:table-cell>
            <table:covered-table-cell/>
            <table:covered-table-cell/>
            <table:table-cell table:style-name="Tableau9.A2" office:value-type="string">
              <text:p text:style-name="P48"/>
              <text:p text:style-name="P431">2</text:p>
            </table:table-cell>
            <table:table-cell table:style-name="Tableau9.A2" table:number-columns-spanned="2" office:value-type="string">
              <text:p text:style-name="P60"/>
              <text:p text:style-name="P432">2,6,2</text:p>
            </table:table-cell>
            <table:covered-table-cell/>
            <table:table-cell table:style-name="Tableau9.A2" table:number-columns-spanned="2" office:value-type="string">
              <text:p text:style-name="P60"/>
              <text:p text:style-name="P432">1</text:p>
            </table:table-cell>
            <table:covered-table-cell/>
            <table:table-cell table:style-name="Tableau9.K2" table:number-columns-spanned="3" office:value-type="string">
              <text:p text:style-name="P48"/>
              <text:p text:style-name="P420">1 and 2 </text:p>
              <text:p text:style-name="P420">(IALA A and B)</text:p>
            </table:table-cell>
            <table:covered-table-cell/>
            <table:covered-table-cell/>
          </table:table-row>
          <table:table-row table:style-name="Tableau9.1">
            <table:table-cell table:style-name="Tableau9.A2" office:value-type="string">
              <text:p text:style-name="P57"/>
              <text:p text:style-name="P414">South cardinal beacon</text:p>
            </table:table-cell>
            <table:table-cell table:style-name="Tableau9.A2" office:value-type="string">
              <text:p text:style-name="P48"/>
              <text:p text:style-name="P420">IQ 130.3</text:p>
            </table:table-cell>
            <table:table-cell table:style-name="Tableau9.A2" table:number-columns-spanned="3" office:value-type="string">
              <text:p text:style-name="P488"/>
              <text:p text:style-name="P64">BCNCAR</text:p>
            </table:table-cell>
            <table:covered-table-cell/>
            <table:covered-table-cell/>
            <table:table-cell table:style-name="Tableau9.A2" office:value-type="string">
              <text:p text:style-name="P48"/>
              <text:p text:style-name="P431">3</text:p>
            </table:table-cell>
            <table:table-cell table:style-name="Tableau9.A2" table:number-columns-spanned="2" office:value-type="string">
              <text:p text:style-name="P60"/>
              <text:p text:style-name="P432">6,2</text:p>
            </table:table-cell>
            <table:covered-table-cell/>
            <table:table-cell table:style-name="Tableau9.A2" table:number-columns-spanned="2" office:value-type="string">
              <text:p text:style-name="P60"/>
              <text:p text:style-name="P432">1</text:p>
            </table:table-cell>
            <table:covered-table-cell/>
            <table:table-cell table:style-name="Tableau9.K2" table:number-columns-spanned="3" office:value-type="string">
              <text:p text:style-name="P48"/>
              <text:p text:style-name="P420">1 and 2 </text:p>
              <text:p text:style-name="P420">(IALA A and B)</text:p>
            </table:table-cell>
            <table:covered-table-cell/>
            <table:covered-table-cell/>
          </table:table-row>
          <table:table-row table:style-name="Tableau9.1">
            <table:table-cell table:style-name="Tableau9.A2" office:value-type="string">
              <text:p text:style-name="P57"/>
              <text:p text:style-name="P414">West cardinal beacon</text:p>
            </table:table-cell>
            <table:table-cell table:style-name="Tableau9.A2" office:value-type="string">
              <text:p text:style-name="P48"/>
              <text:p text:style-name="P420">IQ 130.3</text:p>
            </table:table-cell>
            <table:table-cell table:style-name="Tableau9.A2" table:number-columns-spanned="3" office:value-type="string">
              <text:p text:style-name="P488"/>
              <text:p text:style-name="P64">BCNCAR</text:p>
            </table:table-cell>
            <table:covered-table-cell/>
            <table:covered-table-cell/>
            <table:table-cell table:style-name="Tableau9.A2" office:value-type="string">
              <text:p text:style-name="P48"/>
              <text:p text:style-name="P431">4</text:p>
            </table:table-cell>
            <table:table-cell table:style-name="Tableau9.A2" table:number-columns-spanned="2" office:value-type="string">
              <text:p text:style-name="P60"/>
              <text:p text:style-name="P432">6,2,6</text:p>
            </table:table-cell>
            <table:covered-table-cell/>
            <table:table-cell table:style-name="Tableau9.A2" table:number-columns-spanned="2" office:value-type="string">
              <text:p text:style-name="P60"/>
              <text:p text:style-name="P432">1</text:p>
            </table:table-cell>
            <table:covered-table-cell/>
            <table:table-cell table:style-name="Tableau9.K2" table:number-columns-spanned="3" office:value-type="string">
              <text:p text:style-name="P48"/>
              <text:p text:style-name="P420">1 and 2 </text:p>
              <text:p text:style-name="P420">(IALA A and B)</text:p>
            </table:table-cell>
            <table:covered-table-cell/>
            <table:covered-table-cell/>
          </table:table-row>
          <table:table-row table:style-name="Tableau9.1">
            <table:table-cell table:style-name="Tableau9.A6" office:value-type="string">
              <text:p text:style-name="P415">Isolated danger beacon</text:p>
            </table:table-cell>
            <table:table-cell table:style-name="Tableau9.A6" office:value-type="string">
              <text:p text:style-name="P48"/>
              <text:p text:style-name="P420">IQ 130.4</text:p>
            </table:table-cell>
            <table:table-cell table:style-name="Tableau9.A6" table:number-columns-spanned="3" office:value-type="string">
              <text:p text:style-name="P488"/>
              <text:p text:style-name="P489">BCNISD</text:p>
            </table:table-cell>
            <table:covered-table-cell/>
            <table:covered-table-cell/>
            <table:table-cell table:style-name="Tableau9.A6" office:value-type="string">
              <text:p text:style-name="P54"/>
              <text:p text:style-name="P422">/</text:p>
            </table:table-cell>
            <table:table-cell table:style-name="Tableau9.A6" table:number-columns-spanned="2" office:value-type="string">
              <text:p text:style-name="P48"/>
              <text:p text:style-name="P432">2,3,2</text:p>
            </table:table-cell>
            <table:covered-table-cell/>
            <table:table-cell table:style-name="Tableau9.A6" table:number-columns-spanned="2" office:value-type="string">
              <text:p text:style-name="P60"/>
              <text:p text:style-name="P432">1</text:p>
            </table:table-cell>
            <table:covered-table-cell/>
            <table:table-cell table:style-name="Tableau9.K6" table:number-columns-spanned="3" office:value-type="string">
              <text:p text:style-name="P48"/>
              <text:p text:style-name="P420">1 and 2 </text:p>
              <text:p text:style-name="P420">(IALA A and B)</text:p>
            </table:table-cell>
            <table:covered-table-cell/>
            <table:covered-table-cell/>
          </table:table-row>
          <table:table-row table:style-name="Tableau9.1">
            <table:table-cell table:style-name="Tableau9.A2" office:value-type="string">
              <text:p text:style-name="P415">Port lateral beacon</text:p>
            </table:table-cell>
            <table:table-cell table:style-name="Tableau9.A2" office:value-type="string">
              <text:p text:style-name="P48"/>
              <text:p text:style-name="P420">IQ 130.1</text:p>
            </table:table-cell>
            <table:table-cell table:style-name="Tableau9.A2" table:number-columns-spanned="3" office:value-type="string">
              <text:p text:style-name="P488"/>
              <text:p text:style-name="P489">BCNLAT</text:p>
            </table:table-cell>
            <table:covered-table-cell/>
            <table:covered-table-cell/>
            <table:table-cell table:style-name="Tableau9.A2" office:value-type="string">
              <text:p text:style-name="P54"/>
              <text:p text:style-name="P431">1</text:p>
            </table:table-cell>
            <table:table-cell table:style-name="Tableau9.A2" table:number-columns-spanned="2" office:value-type="string">
              <text:p text:style-name="P48"/>
              <text:p text:style-name="P432">3</text:p>
            </table:table-cell>
            <table:covered-table-cell/>
            <table:table-cell table:style-name="Tableau9.A2" table:number-columns-spanned="2" office:value-type="string">
              <text:p text:style-name="P54"/>
              <text:p text:style-name="P420">/</text:p>
            </table:table-cell>
            <table:covered-table-cell/>
            <table:table-cell table:style-name="Tableau9.K2" table:number-columns-spanned="3" office:value-type="string">
              <text:p text:style-name="P48"/>
              <text:p text:style-name="P420">1 (IALA A)</text:p>
            </table:table-cell>
            <table:covered-table-cell/>
            <table:covered-table-cell/>
          </table:table-row>
          <table:table-row table:style-name="Tableau9.1">
            <table:table-cell table:style-name="Tableau9.A2" office:value-type="string">
              <text:p text:style-name="P415">Starboard lateral beacon</text:p>
            </table:table-cell>
            <table:table-cell table:style-name="Tableau9.A2" office:value-type="string">
              <text:p text:style-name="P48"/>
              <text:p text:style-name="P420">IQ 130.1</text:p>
            </table:table-cell>
            <table:table-cell table:style-name="Tableau9.A2" table:number-columns-spanned="3" office:value-type="string">
              <text:p text:style-name="P488"/>
              <text:p text:style-name="P489">BCNLAT</text:p>
            </table:table-cell>
            <table:covered-table-cell/>
            <table:covered-table-cell/>
            <table:table-cell table:style-name="Tableau9.A2" office:value-type="string">
              <text:p text:style-name="P54"/>
              <text:p text:style-name="P431">2</text:p>
            </table:table-cell>
            <table:table-cell table:style-name="Tableau9.A2" table:number-columns-spanned="2" office:value-type="string">
              <text:p text:style-name="P48"/>
              <text:p text:style-name="P432">4</text:p>
            </table:table-cell>
            <table:covered-table-cell/>
            <table:table-cell table:style-name="Tableau9.A2" table:number-columns-spanned="2" office:value-type="string">
              <text:p text:style-name="P54"/>
              <text:p text:style-name="P420">/</text:p>
            </table:table-cell>
            <table:covered-table-cell/>
            <table:table-cell table:style-name="Tableau9.K2" table:number-columns-spanned="3" office:value-type="string">
              <text:p text:style-name="P48"/>
              <text:p text:style-name="P420">1 (IALA A)</text:p>
            </table:table-cell>
            <table:covered-table-cell/>
            <table:covered-table-cell/>
          </table:table-row>
          <table:table-row table:style-name="Tableau9.1">
            <table:table-cell table:style-name="Tableau9.A2" office:value-type="string">
              <text:p text:style-name="P415">Preferred channel to starboard lateral beacon</text:p>
            </table:table-cell>
            <table:table-cell table:style-name="Tableau9.A2" office:value-type="string">
              <text:p text:style-name="P48"/>
              <text:p text:style-name="P420">IQ 130.1</text:p>
            </table:table-cell>
            <table:table-cell table:style-name="Tableau9.A2" table:number-columns-spanned="3" office:value-type="string">
              <text:p text:style-name="P488"/>
              <text:p text:style-name="P489">BCNLAT</text:p>
            </table:table-cell>
            <table:covered-table-cell/>
            <table:covered-table-cell/>
            <table:table-cell table:style-name="Tableau9.A2" office:value-type="string">
              <text:p text:style-name="P54"/>
              <text:p text:style-name="P431">3</text:p>
            </table:table-cell>
            <table:table-cell table:style-name="Tableau9.A2" table:number-columns-spanned="2" office:value-type="string">
              <text:p text:style-name="P48"/>
              <text:p text:style-name="P432">3,4,3</text:p>
            </table:table-cell>
            <table:covered-table-cell/>
            <table:table-cell table:style-name="Tableau9.A2" table:number-columns-spanned="2" office:value-type="string">
              <text:p text:style-name="P433">1</text:p>
            </table:table-cell>
            <table:covered-table-cell/>
            <table:table-cell table:style-name="Tableau9.K2" table:number-columns-spanned="3" office:value-type="string">
              <text:p text:style-name="P48"/>
              <text:p text:style-name="P420">1 (IALA A)</text:p>
            </table:table-cell>
            <table:covered-table-cell/>
            <table:covered-table-cell/>
          </table:table-row>
          <table:table-row table:style-name="Tableau9.1">
            <table:table-cell table:style-name="Tableau9.A2" office:value-type="string">
              <text:p text:style-name="P415">Preferred channel to port lateral beacon</text:p>
            </table:table-cell>
            <table:table-cell table:style-name="Tableau9.A2" office:value-type="string">
              <text:p text:style-name="P48"/>
              <text:p text:style-name="P420">IQ130.1</text:p>
            </table:table-cell>
            <table:table-cell table:style-name="Tableau9.A2" table:number-columns-spanned="3" office:value-type="string">
              <text:p text:style-name="P488"/>
              <text:p text:style-name="P489">BCNLAT</text:p>
            </table:table-cell>
            <table:covered-table-cell/>
            <table:covered-table-cell/>
            <table:table-cell table:style-name="Tableau9.A2" office:value-type="string">
              <text:p text:style-name="P54"/>
              <text:p text:style-name="P431">4</text:p>
            </table:table-cell>
            <table:table-cell table:style-name="Tableau9.A2" table:number-columns-spanned="2" office:value-type="string">
              <text:p text:style-name="P48"/>
              <text:p text:style-name="P432">4,3,4</text:p>
            </table:table-cell>
            <table:covered-table-cell/>
            <table:table-cell table:style-name="Tableau9.A2" table:number-columns-spanned="2" office:value-type="string">
              <text:p text:style-name="P433">1</text:p>
            </table:table-cell>
            <table:covered-table-cell/>
            <table:table-cell table:style-name="Tableau9.K2" table:number-columns-spanned="3" office:value-type="string">
              <text:p text:style-name="P48"/>
              <text:p text:style-name="P420">1 (IALA A)</text:p>
            </table:table-cell>
            <table:covered-table-cell/>
            <table:covered-table-cell/>
          </table:table-row>
          <table:table-row table:style-name="Tableau9.1">
            <table:table-cell table:style-name="Tableau9.A2" office:value-type="string">
              <text:p text:style-name="P415">Port lateral beacon</text:p>
            </table:table-cell>
            <table:table-cell table:style-name="Tableau9.A2" office:value-type="string">
              <text:p text:style-name="P48"/>
              <text:p text:style-name="P420">IQ130.1</text:p>
            </table:table-cell>
            <table:table-cell table:style-name="Tableau9.A2" table:number-columns-spanned="3" office:value-type="string">
              <text:p text:style-name="P488"/>
              <text:p text:style-name="P489">BCNLAT</text:p>
            </table:table-cell>
            <table:covered-table-cell/>
            <table:covered-table-cell/>
            <table:table-cell table:style-name="Tableau9.A2" office:value-type="string">
              <text:p text:style-name="P54"/>
              <text:p text:style-name="P431">1</text:p>
            </table:table-cell>
            <table:table-cell table:style-name="Tableau9.A2" table:number-columns-spanned="2" office:value-type="string">
              <text:p text:style-name="P48"/>
              <text:p text:style-name="P432">4</text:p>
            </table:table-cell>
            <table:covered-table-cell/>
            <table:table-cell table:style-name="Tableau9.A2" table:number-columns-spanned="2" office:value-type="string">
              <text:p text:style-name="P54"/>
              <text:p text:style-name="P420">/</text:p>
            </table:table-cell>
            <table:covered-table-cell/>
            <table:table-cell table:style-name="Tableau9.K2" table:number-columns-spanned="3" office:value-type="string">
              <text:p text:style-name="P48"/>
              <text:p text:style-name="P420">2 (IALA B)</text:p>
            </table:table-cell>
            <table:covered-table-cell/>
            <table:covered-table-cell/>
          </table:table-row>
          <table:table-row table:style-name="Tableau9.1">
            <table:table-cell table:style-name="Tableau9.A2" office:value-type="string">
              <text:p text:style-name="P415">Starboard lateral beacon</text:p>
            </table:table-cell>
            <table:table-cell table:style-name="Tableau9.A2" office:value-type="string">
              <text:p text:style-name="P48"/>
              <text:p text:style-name="P420">IQ130.1</text:p>
            </table:table-cell>
            <table:table-cell table:style-name="Tableau9.A2" table:number-columns-spanned="3" office:value-type="string">
              <text:p text:style-name="P488"/>
              <text:p text:style-name="P489">BCNLAT</text:p>
            </table:table-cell>
            <table:covered-table-cell/>
            <table:covered-table-cell/>
            <table:table-cell table:style-name="Tableau9.A2" office:value-type="string">
              <text:p text:style-name="P54"/>
              <text:p text:style-name="P431">2</text:p>
            </table:table-cell>
            <table:table-cell table:style-name="Tableau9.A2" table:number-columns-spanned="2" office:value-type="string">
              <text:p text:style-name="P48"/>
              <text:p text:style-name="P432">3</text:p>
            </table:table-cell>
            <table:covered-table-cell/>
            <table:table-cell table:style-name="Tableau9.A2" table:number-columns-spanned="2" office:value-type="string">
              <text:p text:style-name="P54"/>
              <text:p text:style-name="P420">/</text:p>
            </table:table-cell>
            <table:covered-table-cell/>
            <table:table-cell table:style-name="Tableau9.K2" table:number-columns-spanned="3" office:value-type="string">
              <text:p text:style-name="P48"/>
              <text:p text:style-name="P420">2 (IALA B)</text:p>
            </table:table-cell>
            <table:covered-table-cell/>
            <table:covered-table-cell/>
          </table:table-row>
          <table:table-row table:style-name="Tableau9.1">
            <table:table-cell table:style-name="Tableau9.A2" office:value-type="string">
              <text:p text:style-name="P415">Preferred channel to starboard lateral beacon</text:p>
            </table:table-cell>
            <table:table-cell table:style-name="Tableau9.A2" office:value-type="string">
              <text:p text:style-name="P48"/>
              <text:p text:style-name="P420">IQ130.1</text:p>
            </table:table-cell>
            <table:table-cell table:style-name="Tableau9.A2" table:number-columns-spanned="3" office:value-type="string">
              <text:p text:style-name="P488"/>
              <text:p text:style-name="P489">BCNLAT</text:p>
            </table:table-cell>
            <table:covered-table-cell/>
            <table:covered-table-cell/>
            <table:table-cell table:style-name="Tableau9.A2" office:value-type="string">
              <text:p text:style-name="P54"/>
              <text:p text:style-name="P431">3</text:p>
            </table:table-cell>
            <table:table-cell table:style-name="Tableau9.A2" table:number-columns-spanned="2" office:value-type="string">
              <text:p text:style-name="P48"/>
              <text:p text:style-name="P432">4,3,4</text:p>
            </table:table-cell>
            <table:covered-table-cell/>
            <table:table-cell table:style-name="Tableau9.A2" table:number-columns-spanned="2" office:value-type="string">
              <text:p text:style-name="P433">1</text:p>
            </table:table-cell>
            <table:covered-table-cell/>
            <table:table-cell table:style-name="Tableau9.K2" table:number-columns-spanned="3" office:value-type="string">
              <text:p text:style-name="P48"/>
              <text:p text:style-name="P420">2 (IALA B)</text:p>
            </table:table-cell>
            <table:covered-table-cell/>
            <table:covered-table-cell/>
          </table:table-row>
          <table:table-row table:style-name="Tableau9.1">
            <table:table-cell table:style-name="Tableau9.A2" office:value-type="string">
              <text:p text:style-name="P415">Preferred channel to port lateral beacon</text:p>
            </table:table-cell>
            <table:table-cell table:style-name="Tableau9.A2" office:value-type="string">
              <text:p text:style-name="P48"/>
              <text:p text:style-name="P420">IQ130.1</text:p>
            </table:table-cell>
            <table:table-cell table:style-name="Tableau9.A2" table:number-columns-spanned="3" office:value-type="string">
              <text:p text:style-name="P488"/>
              <text:p text:style-name="P489">BCNLAT</text:p>
            </table:table-cell>
            <table:covered-table-cell/>
            <table:covered-table-cell/>
            <table:table-cell table:style-name="Tableau9.A2" office:value-type="string">
              <text:p text:style-name="P54"/>
              <text:p text:style-name="P431">4</text:p>
            </table:table-cell>
            <table:table-cell table:style-name="Tableau9.A2" table:number-columns-spanned="2" office:value-type="string">
              <text:p text:style-name="P48"/>
              <text:p text:style-name="P432">3,4,3</text:p>
            </table:table-cell>
            <table:covered-table-cell/>
            <table:table-cell table:style-name="Tableau9.A2" table:number-columns-spanned="2" office:value-type="string">
              <text:p text:style-name="P433">1</text:p>
            </table:table-cell>
            <table:covered-table-cell/>
            <table:table-cell table:style-name="Tableau9.K2" table:number-columns-spanned="3" office:value-type="string">
              <text:p text:style-name="P48"/>
              <text:p text:style-name="P420">2 (IALA B)</text:p>
            </table:table-cell>
            <table:covered-table-cell/>
            <table:covered-table-cell/>
          </table:table-row>
          <table:table-row table:style-name="Tableau9.1">
            <table:table-cell table:style-name="Tableau9.A2" office:value-type="string">
              <text:p text:style-name="P415">Safe water beacon</text:p>
            </table:table-cell>
            <table:table-cell table:style-name="Tableau9.A2" office:value-type="string">
              <text:p text:style-name="P48"/>
              <text:p text:style-name="P420">IQ130.5</text:p>
            </table:table-cell>
            <table:table-cell table:style-name="Tableau9.A2" table:number-columns-spanned="3" office:value-type="string">
              <text:p text:style-name="P488"/>
              <text:p text:style-name="P489">BCNSAW</text:p>
            </table:table-cell>
            <table:covered-table-cell/>
            <table:covered-table-cell/>
            <table:table-cell table:style-name="Tableau9.A2" office:value-type="string">
              <text:p text:style-name="P54"/>
              <text:p text:style-name="P422">/</text:p>
            </table:table-cell>
            <table:table-cell table:style-name="Tableau9.A2" table:number-columns-spanned="2" office:value-type="string">
              <text:p text:style-name="P48"/>
              <text:p text:style-name="P432">3,1 or 1,3</text:p>
            </table:table-cell>
            <table:covered-table-cell/>
            <table:table-cell table:style-name="Tableau9.A2" table:number-columns-spanned="2" office:value-type="string">
              <text:p text:style-name="P433">2</text:p>
            </table:table-cell>
            <table:covered-table-cell/>
            <table:table-cell table:style-name="Tableau9.K2" table:number-columns-spanned="3" office:value-type="string">
              <text:p text:style-name="P48"/>
              <text:p text:style-name="P420">1 and 2 </text:p>
              <text:p text:style-name="P420">(IALA A and B)</text:p>
            </table:table-cell>
            <table:covered-table-cell/>
            <table:covered-table-cell/>
          </table:table-row>
          <table:table-row table:style-name="Tableau9.1">
            <table:table-cell table:style-name="Tableau9.A6" office:value-type="string">
              <text:p text:style-name="P415">Special purpose beacon</text:p>
            </table:table-cell>
            <table:table-cell table:style-name="Tableau9.A6" office:value-type="string">
              <text:p text:style-name="P48"/>
              <text:p text:style-name="P420">IQ130.6</text:p>
            </table:table-cell>
            <table:table-cell table:style-name="Tableau9.A6" table:number-columns-spanned="3" office:value-type="string">
              <text:p text:style-name="P488"/>
              <text:p text:style-name="P489">BCNSPP</text:p>
            </table:table-cell>
            <table:covered-table-cell/>
            <table:covered-table-cell/>
            <table:table-cell table:style-name="Tableau9.A6" office:value-type="string">
              <text:p text:style-name="P54"/>
              <text:p text:style-name="P422">/</text:p>
            </table:table-cell>
            <table:table-cell table:style-name="Tableau9.A6" table:number-columns-spanned="2" office:value-type="string">
              <text:p text:style-name="P48"/>
              <text:p text:style-name="P432">6</text:p>
            </table:table-cell>
            <table:covered-table-cell/>
            <table:table-cell table:style-name="Tableau9.A6" table:number-columns-spanned="2" office:value-type="string">
              <text:p text:style-name="P54"/>
              <text:p text:style-name="P420">/</text:p>
            </table:table-cell>
            <table:covered-table-cell/>
            <table:table-cell table:style-name="Tableau9.K6" table:number-columns-spanned="3" office:value-type="string">
              <text:p text:style-name="P48"/>
              <text:p text:style-name="P420">1 and 2 </text:p>
              <text:p text:style-name="P420">(IALA A and B)</text:p>
            </table:table-cell>
            <table:covered-table-cell/>
            <table:covered-table-cell/>
          </table:table-row>
          <table:table-row table:style-name="Tableau9.1">
            <table:table-cell table:style-name="Tableau9.A1" office:value-type="string">
              <text:p text:style-name="P407">Feature</text:p>
            </table:table-cell>
            <table:table-cell table:style-name="Tableau9.A1" office:value-type="string">
              <text:p text:style-name="P412">INT 1</text:p>
            </table:table-cell>
            <table:table-cell table:style-name="Tableau9.A1" table:number-columns-spanned="3" office:value-type="string">
              <text:p text:style-name="P490">Object class</text:p>
            </table:table-cell>
            <table:covered-table-cell/>
            <table:covered-table-cell/>
            <table:table-cell table:style-name="Tableau9.F1" office:value-type="string">
              <text:p text:style-name="P54"/>
              <text:p text:style-name="P413">TOPSHP</text:p>
            </table:table-cell>
            <table:table-cell table:style-name="Tableau9.F1" table:number-columns-spanned="2" office:value-type="string">
              <text:p text:style-name="P54"/>
              <text:p text:style-name="P411">COLOUR</text:p>
            </table:table-cell>
            <table:covered-table-cell/>
            <table:table-cell table:style-name="Tableau9.F1" table:number-columns-spanned="2" office:value-type="string">
              <text:p text:style-name="P54"/>
              <text:p text:style-name="P411">COLPAT</text:p>
            </table:table-cell>
            <table:covered-table-cell/>
            <table:table-cell table:style-name="Tableau9.K1" table:number-columns-spanned="3" office:value-type="string">
              <text:p text:style-name="P491"/>
              <text:p text:style-name="P492">MARSYS</text:p>
            </table:table-cell>
            <table:covered-table-cell/>
            <table:covered-table-cell/>
          </table:table-row>
          <table:table-row table:style-name="Tableau9.1">
            <table:table-cell table:style-name="Tableau9.A2" office:value-type="string">
              <text:p text:style-name="P57"/>
              <text:p text:style-name="P414">North cardinal topmark</text:p>
            </table:table-cell>
            <table:table-cell table:style-name="Tableau9.A2" office:value-type="string">
              <text:p text:style-name="P48"/>
              <text:p text:style-name="P420">IQ 130.3</text:p>
            </table:table-cell>
            <table:table-cell table:style-name="Tableau9.A2" table:number-columns-spanned="3" office:value-type="string">
              <text:p text:style-name="P488"/>
              <text:p text:style-name="P489">TOPMAR</text:p>
            </table:table-cell>
            <table:covered-table-cell/>
            <table:covered-table-cell/>
            <table:table-cell table:style-name="Tableau9.A2" office:value-type="string">
              <text:p text:style-name="P48"/>
              <text:p text:style-name="P431">13</text:p>
            </table:table-cell>
            <table:table-cell table:style-name="Tableau9.A2" table:number-columns-spanned="2" office:value-type="string">
              <text:p text:style-name="P48"/>
              <text:p text:style-name="P432">2</text:p>
            </table:table-cell>
            <table:covered-table-cell/>
            <table:table-cell table:style-name="Tableau9.A2" table:number-columns-spanned="2" office:value-type="string">
              <text:p text:style-name="P54"/>
              <text:p text:style-name="P420">/</text:p>
            </table:table-cell>
            <table:covered-table-cell/>
            <table:table-cell table:style-name="Tableau9.K2" table:number-columns-spanned="3" office:value-type="string">
              <text:p text:style-name="P48"/>
              <text:p text:style-name="P420">1 and 2 </text:p>
              <text:p text:style-name="P420">(IALA A and B)</text:p>
            </table:table-cell>
            <table:covered-table-cell/>
            <table:covered-table-cell/>
          </table:table-row>
          <table:table-row table:style-name="Tableau9.1">
            <table:table-cell table:style-name="Tableau9.A2" office:value-type="string">
              <text:p text:style-name="P60"/>
              <text:p text:style-name="P420">East cardinal topmark</text:p>
            </table:table-cell>
            <table:table-cell table:style-name="Tableau9.A2" office:value-type="string">
              <text:p text:style-name="P48"/>
              <text:p text:style-name="P420">IQ 130.3</text:p>
            </table:table-cell>
            <table:table-cell table:style-name="Tableau9.A2" table:number-columns-spanned="3" office:value-type="string">
              <text:p text:style-name="P488"/>
              <text:p text:style-name="P489">TOPMAR</text:p>
            </table:table-cell>
            <table:covered-table-cell/>
            <table:covered-table-cell/>
            <table:table-cell table:style-name="Tableau9.A2" office:value-type="string">
              <text:p text:style-name="P48"/>
              <text:p text:style-name="P431">11</text:p>
            </table:table-cell>
            <table:table-cell table:style-name="Tableau9.A2" table:number-columns-spanned="2" office:value-type="string">
              <text:p text:style-name="P48"/>
              <text:p text:style-name="P432">2</text:p>
            </table:table-cell>
            <table:covered-table-cell/>
            <table:table-cell table:style-name="Tableau9.A2" table:number-columns-spanned="2" office:value-type="string">
              <text:p text:style-name="P54"/>
              <text:p text:style-name="P420">/</text:p>
            </table:table-cell>
            <table:covered-table-cell/>
            <table:table-cell table:style-name="Tableau9.K2" table:number-columns-spanned="3" office:value-type="string">
              <text:p text:style-name="P48"/>
              <text:p text:style-name="P420">1 and 2 </text:p>
              <text:p text:style-name="P420">(IALA A and B)</text:p>
            </table:table-cell>
            <table:covered-table-cell/>
            <table:covered-table-cell/>
          </table:table-row>
          <table:table-row table:style-name="Tableau9.1">
            <table:table-cell table:style-name="Tableau9.A2" office:value-type="string">
              <text:p text:style-name="P60"/>
              <text:p text:style-name="P420">South cardinal topmark</text:p>
            </table:table-cell>
            <table:table-cell table:style-name="Tableau9.A2" office:value-type="string">
              <text:p text:style-name="P48"/>
              <text:p text:style-name="P420">IQ 130.3</text:p>
            </table:table-cell>
            <table:table-cell table:style-name="Tableau9.A2" table:number-columns-spanned="3" office:value-type="string">
              <text:p text:style-name="P488"/>
              <text:p text:style-name="P489">TOPMAR</text:p>
            </table:table-cell>
            <table:covered-table-cell/>
            <table:covered-table-cell/>
            <table:table-cell table:style-name="Tableau9.A2" office:value-type="string">
              <text:p text:style-name="P48"/>
              <text:p text:style-name="P431">14</text:p>
            </table:table-cell>
            <table:table-cell table:style-name="Tableau9.A2" table:number-columns-spanned="2" office:value-type="string">
              <text:p text:style-name="P48"/>
              <text:p text:style-name="P432">2</text:p>
            </table:table-cell>
            <table:covered-table-cell/>
            <table:table-cell table:style-name="Tableau9.A2" table:number-columns-spanned="2" office:value-type="string">
              <text:p text:style-name="P54"/>
              <text:p text:style-name="P420">/</text:p>
            </table:table-cell>
            <table:covered-table-cell/>
            <table:table-cell table:style-name="Tableau9.K2" table:number-columns-spanned="3" office:value-type="string">
              <text:p text:style-name="P48"/>
              <text:p text:style-name="P420">1 and 2 </text:p>
              <text:p text:style-name="P420">(IALA A and B)</text:p>
            </table:table-cell>
            <table:covered-table-cell/>
            <table:covered-table-cell/>
          </table:table-row>
          <table:table-row table:style-name="Tableau9.21">
            <table:table-cell table:style-name="Tableau9.A2" office:value-type="string">
              <text:p text:style-name="P60"/>
              <text:p text:style-name="P420">West cardinal topmark</text:p>
            </table:table-cell>
            <table:table-cell table:style-name="Tableau9.A2" office:value-type="string">
              <text:p text:style-name="P48"/>
              <text:p text:style-name="P420">IQ 130.3</text:p>
            </table:table-cell>
            <table:table-cell table:style-name="Tableau9.A2" table:number-columns-spanned="3" office:value-type="string">
              <text:p text:style-name="P488"/>
              <text:p text:style-name="P489">TOPMAR</text:p>
            </table:table-cell>
            <table:covered-table-cell/>
            <table:covered-table-cell/>
            <table:table-cell table:style-name="Tableau9.A2" office:value-type="string">
              <text:p text:style-name="P48"/>
              <text:p text:style-name="P431">10</text:p>
            </table:table-cell>
            <table:table-cell table:style-name="Tableau9.A2" table:number-columns-spanned="2" office:value-type="string">
              <text:p text:style-name="P48"/>
              <text:p text:style-name="P432">2</text:p>
            </table:table-cell>
            <table:covered-table-cell/>
            <table:table-cell table:style-name="Tableau9.A2" table:number-columns-spanned="2" office:value-type="string">
              <text:p text:style-name="P54"/>
              <text:p text:style-name="P420">/</text:p>
            </table:table-cell>
            <table:covered-table-cell/>
            <table:table-cell table:style-name="Tableau9.K2" table:number-columns-spanned="3" office:value-type="string">
              <text:p text:style-name="P48"/>
              <text:p text:style-name="P420">1 and 2 </text:p>
              <text:p text:style-name="P420">(IALA A and B)</text:p>
            </table:table-cell>
            <table:covered-table-cell/>
            <table:covered-table-cell/>
          </table:table-row>
          <table:table-row table:style-name="Tableau9.1">
            <table:table-cell table:style-name="Tableau9.A6" office:value-type="string">
              <text:p text:style-name="P421">Isolated danger topmark</text:p>
            </table:table-cell>
            <table:table-cell table:style-name="Tableau9.A6" office:value-type="string">
              <text:p text:style-name="P48"/>
              <text:p text:style-name="P420">IQ130.4</text:p>
            </table:table-cell>
            <table:table-cell table:style-name="Tableau9.A6" table:number-columns-spanned="3" office:value-type="string">
              <text:p text:style-name="P488"/>
              <text:p text:style-name="P489">TOPMAR</text:p>
            </table:table-cell>
            <table:covered-table-cell/>
            <table:covered-table-cell/>
            <table:table-cell table:style-name="Tableau9.A6" office:value-type="string">
              <text:p text:style-name="P48"/>
              <text:p text:style-name="P431">4</text:p>
            </table:table-cell>
            <table:table-cell table:style-name="Tableau9.A6" table:number-columns-spanned="2" office:value-type="string">
              <text:p text:style-name="P48"/>
              <text:p text:style-name="P432">2</text:p>
            </table:table-cell>
            <table:covered-table-cell/>
            <table:table-cell table:style-name="Tableau9.A6" table:number-columns-spanned="2" office:value-type="string">
              <text:p text:style-name="P54"/>
              <text:p text:style-name="P420">/</text:p>
            </table:table-cell>
            <table:covered-table-cell/>
            <table:table-cell table:style-name="Tableau9.K6" table:number-columns-spanned="3" office:value-type="string">
              <text:p text:style-name="P48"/>
              <text:p text:style-name="P420">1 and 2 </text:p>
              <text:p text:style-name="P420">(IALA A and B)</text:p>
            </table:table-cell>
            <table:covered-table-cell/>
            <table:covered-table-cell/>
          </table:table-row>
          <table:table-row table:style-name="Tableau9.1">
            <table:table-cell table:style-name="Tableau9.A2" office:value-type="string">
              <text:p text:style-name="P421">Port lateral topmark</text:p>
            </table:table-cell>
            <table:table-cell table:style-name="Tableau9.A2" office:value-type="string">
              <text:p text:style-name="P48"/>
              <text:p text:style-name="P420">IQ130.1</text:p>
            </table:table-cell>
            <table:table-cell table:style-name="Tableau9.A2" table:number-columns-spanned="3" office:value-type="string">
              <text:p text:style-name="P488"/>
              <text:p text:style-name="P489">TOPMAR</text:p>
            </table:table-cell>
            <table:covered-table-cell/>
            <table:covered-table-cell/>
            <table:table-cell table:style-name="Tableau9.A2" office:value-type="string">
              <text:p text:style-name="P48"/>
              <text:p text:style-name="P432">5</text:p>
            </table:table-cell>
            <table:table-cell table:style-name="Tableau9.A2" table:number-columns-spanned="2" office:value-type="string">
              <text:p text:style-name="P48"/>
              <text:p text:style-name="P432">3</text:p>
            </table:table-cell>
            <table:covered-table-cell/>
            <table:table-cell table:style-name="Tableau9.A2" table:number-columns-spanned="2" office:value-type="string">
              <text:p text:style-name="P54"/>
              <text:p text:style-name="P420">/</text:p>
            </table:table-cell>
            <table:covered-table-cell/>
            <table:table-cell table:style-name="Tableau9.K2" table:number-columns-spanned="3" office:value-type="string">
              <text:p text:style-name="P48"/>
              <text:p text:style-name="P420">1 (IALA A)</text:p>
            </table:table-cell>
            <table:covered-table-cell/>
            <table:covered-table-cell/>
          </table:table-row>
          <table:table-row table:style-name="Tableau9.24">
            <table:table-cell table:style-name="Tableau9.A2" office:value-type="string">
              <text:p text:style-name="P421">Starboard lateral topmark</text:p>
            </table:table-cell>
            <table:table-cell table:style-name="Tableau9.A2" office:value-type="string">
              <text:p text:style-name="P48"/>
              <text:p text:style-name="P420">IQ130.1</text:p>
            </table:table-cell>
            <table:table-cell table:style-name="Tableau9.A2" table:number-columns-spanned="3" office:value-type="string">
              <text:p text:style-name="P488"/>
              <text:p text:style-name="P489">TOPMAR</text:p>
            </table:table-cell>
            <table:covered-table-cell/>
            <table:covered-table-cell/>
            <table:table-cell table:style-name="Tableau9.A2" office:value-type="string">
              <text:p text:style-name="P48"/>
              <text:p text:style-name="P432">1</text:p>
            </table:table-cell>
            <table:table-cell table:style-name="Tableau9.A2" table:number-columns-spanned="2" office:value-type="string">
              <text:p text:style-name="P48"/>
              <text:p text:style-name="P432">4</text:p>
            </table:table-cell>
            <table:covered-table-cell/>
            <table:table-cell table:style-name="Tableau9.A2" table:number-columns-spanned="2" office:value-type="string">
              <text:p text:style-name="P54"/>
              <text:p text:style-name="P420">/</text:p>
            </table:table-cell>
            <table:covered-table-cell/>
            <table:table-cell table:style-name="Tableau9.K2" table:number-columns-spanned="3" office:value-type="string">
              <text:p text:style-name="P48"/>
              <text:p text:style-name="P420">1 (IALA A)</text:p>
            </table:table-cell>
            <table:covered-table-cell/>
            <table:covered-table-cell/>
          </table:table-row>
          <table:table-row table:style-name="Tableau9.1">
            <table:table-cell table:style-name="Tableau9.A1" office:value-type="string">
              <text:p text:style-name="P407">Feature</text:p>
            </table:table-cell>
            <table:table-cell table:style-name="Tableau9.A1" office:value-type="string">
              <text:p text:style-name="P412">INT 1</text:p>
            </table:table-cell>
            <table:table-cell table:style-name="Tableau9.A1" table:number-columns-spanned="3" office:value-type="string">
              <text:p text:style-name="P490">Object <text:soft-page-break/>class</text:p>
            </table:table-cell>
            <table:covered-table-cell/>
            <table:covered-table-cell/>
            <table:table-cell table:style-name="Tableau9.F1" office:value-type="string">
              <text:p text:style-name="P54"/>
              <text:p text:style-name="P413"><text:soft-page-break/>TOPSHP</text:p>
            </table:table-cell>
            <table:table-cell table:style-name="Tableau9.F1" table:number-columns-spanned="2" office:value-type="string">
              <text:p text:style-name="P54"/>
              <text:p text:style-name="P411"><text:soft-page-break/>COLOUR</text:p>
            </table:table-cell>
            <table:covered-table-cell/>
            <table:table-cell table:style-name="Tableau9.F1" table:number-columns-spanned="2" office:value-type="string">
              <text:p text:style-name="P54"/>
              <text:p text:style-name="P411"><text:soft-page-break/>COLPAT</text:p>
            </table:table-cell>
            <table:covered-table-cell/>
            <table:table-cell table:style-name="Tableau9.K1" table:number-columns-spanned="3" office:value-type="string">
              <text:p text:style-name="P491"/>
              <text:p text:style-name="P492"><text:soft-page-break/>MARSYS</text:p>
            </table:table-cell>
            <table:covered-table-cell/>
            <table:covered-table-cell/>
          </table:table-row>
          <table:table-row table:style-name="Tableau9.1">
            <table:table-cell table:style-name="Tableau9.A2" office:value-type="string">
              <text:p text:style-name="P421">Port lateral topmark</text:p>
            </table:table-cell>
            <table:table-cell table:style-name="Tableau9.A2" office:value-type="string">
              <text:p text:style-name="P48"/>
              <text:p text:style-name="P420">IQ130.1</text:p>
            </table:table-cell>
            <table:table-cell table:style-name="Tableau9.A2" table:number-columns-spanned="3" office:value-type="string">
              <text:p text:style-name="P488"/>
              <text:p text:style-name="P489">TOPMAR</text:p>
            </table:table-cell>
            <table:covered-table-cell/>
            <table:covered-table-cell/>
            <table:table-cell table:style-name="Tableau9.A2" office:value-type="string">
              <text:p text:style-name="P48"/>
              <text:p text:style-name="P432">5</text:p>
            </table:table-cell>
            <table:table-cell table:style-name="Tableau9.A2" table:number-columns-spanned="2" office:value-type="string">
              <text:p text:style-name="P48"/>
              <text:p text:style-name="P432">4</text:p>
            </table:table-cell>
            <table:covered-table-cell/>
            <table:table-cell table:style-name="Tableau9.A2" table:number-columns-spanned="2" office:value-type="string">
              <text:p text:style-name="P54"/>
              <text:p text:style-name="P420">/</text:p>
            </table:table-cell>
            <table:covered-table-cell/>
            <table:table-cell table:style-name="Tableau9.K2" table:number-columns-spanned="3" office:value-type="string">
              <text:p text:style-name="P48"/>
              <text:p text:style-name="P420">2 (IALA B)</text:p>
            </table:table-cell>
            <table:covered-table-cell/>
            <table:covered-table-cell/>
          </table:table-row>
          <table:table-row table:style-name="Tableau9.1">
            <table:table-cell table:style-name="Tableau9.A2" office:value-type="string">
              <text:p text:style-name="P421">Starboard lateral topmark</text:p>
            </table:table-cell>
            <table:table-cell table:style-name="Tableau9.A2" office:value-type="string">
              <text:p text:style-name="P48"/>
              <text:p text:style-name="P420">IQ130.1</text:p>
            </table:table-cell>
            <table:table-cell table:style-name="Tableau9.A2" table:number-columns-spanned="3" office:value-type="string">
              <text:p text:style-name="P488"/>
              <text:p text:style-name="P489">TOPMAR</text:p>
            </table:table-cell>
            <table:covered-table-cell/>
            <table:covered-table-cell/>
            <table:table-cell table:style-name="Tableau9.A2" office:value-type="string">
              <text:p text:style-name="P48"/>
              <text:p text:style-name="P432">1</text:p>
            </table:table-cell>
            <table:table-cell table:style-name="Tableau9.A2" table:number-columns-spanned="2" office:value-type="string">
              <text:p text:style-name="P433">3</text:p>
            </table:table-cell>
            <table:covered-table-cell/>
            <table:table-cell table:style-name="Tableau9.A2" table:number-columns-spanned="2" office:value-type="string">
              <text:p text:style-name="P54"/>
              <text:p text:style-name="P420">/</text:p>
            </table:table-cell>
            <table:covered-table-cell/>
            <table:table-cell table:style-name="Tableau9.K2" table:number-columns-spanned="3" office:value-type="string">
              <text:p text:style-name="P48"/>
              <text:p text:style-name="P420">2 (IALA B)</text:p>
            </table:table-cell>
            <table:covered-table-cell/>
            <table:covered-table-cell/>
          </table:table-row>
          <table:table-row table:style-name="Tableau9.1">
            <table:table-cell table:style-name="Tableau9.A2" office:value-type="string">
              <text:p text:style-name="P421">Safe water topmark</text:p>
            </table:table-cell>
            <table:table-cell table:style-name="Tableau9.A2" office:value-type="string">
              <text:p text:style-name="P48"/>
              <text:p text:style-name="P420">IQ130.1</text:p>
            </table:table-cell>
            <table:table-cell table:style-name="Tableau9.A2" table:number-columns-spanned="3" office:value-type="string">
              <text:p text:style-name="P488"/>
              <text:p text:style-name="P489">TOPMAR</text:p>
            </table:table-cell>
            <table:covered-table-cell/>
            <table:covered-table-cell/>
            <table:table-cell table:style-name="Tableau9.A2" office:value-type="string">
              <text:p text:style-name="P48"/>
              <text:p text:style-name="P432">3</text:p>
            </table:table-cell>
            <table:table-cell table:style-name="Tableau9.A2" table:number-columns-spanned="2" office:value-type="string">
              <text:p text:style-name="P48"/>
              <text:p text:style-name="P432">3</text:p>
            </table:table-cell>
            <table:covered-table-cell/>
            <table:table-cell table:style-name="Tableau9.A2" table:number-columns-spanned="2" office:value-type="string">
              <text:p text:style-name="P60"/>
              <text:p text:style-name="P432">2</text:p>
            </table:table-cell>
            <table:covered-table-cell/>
            <table:table-cell table:style-name="Tableau9.K2" table:number-columns-spanned="3" office:value-type="string">
              <text:p text:style-name="P48"/>
              <text:p text:style-name="P420">1 and 2 </text:p>
              <text:p text:style-name="P420">(IALA A and B)</text:p>
            </table:table-cell>
            <table:covered-table-cell/>
            <table:covered-table-cell/>
          </table:table-row>
          <table:table-row table:style-name="Tableau9.1">
            <table:table-cell table:style-name="Tableau9.A2" office:value-type="string">
              <text:p text:style-name="P421">Special purpose topmark</text:p>
            </table:table-cell>
            <table:table-cell table:style-name="Tableau9.A2" office:value-type="string">
              <text:p text:style-name="P48"/>
              <text:p text:style-name="P420">IQ130.1</text:p>
            </table:table-cell>
            <table:table-cell table:style-name="Tableau9.A2" table:number-columns-spanned="3" office:value-type="string">
              <text:p text:style-name="P488"/>
              <text:p text:style-name="P489">TOPMAR</text:p>
            </table:table-cell>
            <table:covered-table-cell/>
            <table:covered-table-cell/>
            <table:table-cell table:style-name="Tableau9.A2" office:value-type="string">
              <text:p text:style-name="P48"/>
              <text:p text:style-name="P432">7</text:p>
            </table:table-cell>
            <table:table-cell table:style-name="Tableau9.A2" table:number-columns-spanned="2" office:value-type="string">
              <text:p text:style-name="P48"/>
              <text:p text:style-name="P432">6</text:p>
            </table:table-cell>
            <table:covered-table-cell/>
            <table:table-cell table:style-name="Tableau9.A2" table:number-columns-spanned="2" office:value-type="string">
              <text:p text:style-name="P54"/>
              <text:p text:style-name="P420">/</text:p>
            </table:table-cell>
            <table:covered-table-cell/>
            <table:table-cell table:style-name="Tableau9.K2" table:number-columns-spanned="3" office:value-type="string">
              <text:p text:style-name="P48"/>
              <text:p text:style-name="P420">1 and 2 </text:p>
              <text:p text:style-name="P420">(IALA A and B)</text:p>
            </table:table-cell>
            <table:covered-table-cell/>
            <table:covered-table-cell/>
          </table:table-row>
          <table:table-row table:style-name="Tableau9.1">
            <table:table-cell table:style-name="Tableau9.A30" table:number-columns-spanned="3" office:value-type="string">
              <text:p text:style-name="P57"/>
              <text:p text:style-name="P414"/>
            </table:table-cell>
            <table:covered-table-cell/>
            <table:covered-table-cell/>
            <table:table-cell table:style-name="Tableau9.A30" office:value-type="string">
              <text:p text:style-name="P45"/>
              <text:p text:style-name="P416"/>
            </table:table-cell>
            <table:table-cell table:style-name="Tableau9.A30" table:number-columns-spanned="3" office:value-type="string">
              <text:p text:style-name="P45"/>
              <text:p text:style-name="P416"/>
            </table:table-cell>
            <table:covered-table-cell/>
            <table:covered-table-cell/>
            <table:table-cell table:style-name="Tableau9.A30" table:number-columns-spanned="2" office:value-type="string">
              <text:p text:style-name="P45"/>
              <text:p text:style-name="P416"/>
            </table:table-cell>
            <table:covered-table-cell/>
            <table:table-cell table:style-name="Tableau9.A30" table:number-columns-spanned="2" office:value-type="string">
              <text:p text:style-name="P45"/>
              <text:p text:style-name="P416"/>
            </table:table-cell>
            <table:covered-table-cell/>
            <table:table-cell table:style-name="Tableau9.A30" office:value-type="string">
              <text:p text:style-name="P45"/>
              <text:p text:style-name="P427">table 12.1</text:p>
            </table:table-cell>
            <table:table-cell table:style-name="Tableau9.M30" office:value-type="string">
              <text:p text:style-name="P61"/>
            </table:table-cell>
          </table:table-row>
        </table:table>
        <text:p text:style-name="P10"/>
        <text:p text:style-name="P75"><text:span text:style-name="T1">Within a data set, there may be some areas where the direction of buoyage is defined by local rules and must, therefore, be specified. <text:s/>These areas should be encoded as</text:span><text:span text:style-name="T4"> </text:span><text:span text:style-name="T1">separate</text:span><text:span text:style-name="T4"> M_NSYS</text:span><text:span text:style-name="T1"> area objects, with the attribute ORIENT indicating the direction of buoyage (MARSYS must not be encoded). <text:s/></text:span><text:span text:style-name="T4">M_NSYS</text:span><text:span text:style-name="T1"> objects with a value encoded for ORIENT must not overlap, but in areas where local buoyage directions apply, </text:span><text:span text:style-name="T4">M_NSYS</text:span><text:span text:style-name="T1"> with a value encoded for ORIENT may overlap </text:span><text:span text:style-name="T4">M_NSYS</text:span><text:span text:style-name="T1"> with a value encoded for MARSYS (see Figure 21 below).</text:span></text:p>
        <text:p text:style-name="P10"/>
        <text:p text:style-name="P10">Individual buoys and beacons may not be part of the general buoyage system. This should be encoded using MARSYS on these buoy and beacon objects. </text:p>
        <text:p text:style-name="P10"/>
        <text:p text:style-name="P10"><text:bookmark-start text:name="_960273865"/><text:bookmark-end text:name="_960273865"/><text:bookmark-start text:name="_960200727"/><text:bookmark-end text:name="_960200727"/><draw:frame draw:style-name="fr17" draw:name="Objet6" text:anchor-type="as-char" svg:width="12.966cm" svg:height="6.431cm" draw:z-index="42"><draw:object-ole xlink:href="./Object 6" xlink:type="simple" xlink:show="embed" xlink:actuate="onLoad"/><draw:image xlink:href="./ObjectReplacements/Object 6" xlink:type="simple" xlink:show="embed" xlink:actuate="onLoad"/></draw:frame></text:p>
        <text:p text:style-name="P563"><text:tab/><text:tab/><text:tab/><text:tab/><text:tab/><text:tab/><text:tab/><text:tab/><text:tab/><text:tab/><text:tab/><text:tab/><text:tab/><text:tab/>Figure 21 – Buoyage system and direction</text:p>
        <text:p text:style-name="P2"/>
        <text:p text:style-name="P30"/>
        <text:p text:style-name="P30"/>
        <text:h text:style-name="P506" text:outline-level="2"><text:soft-page-break/>12.3<text:tab/><text:tab/><text:tab/>Fixed structures (see M4 - §455)</text:h>
        <text:p text:style-name="P350"/>
        <text:h text:style-name="P515" text:outline-level="3">12.3.1<text:tab/><text:tab/><text:tab/>Beacons</text:h>
        <text:p text:style-name="P350"/>
        <text:p text:style-name="P345"><text:span text:style-name="T1">If it is required to encode a beacon, it must be done using the object classes </text:span><text:span text:style-name="T4">BCNCAR</text:span><text:span text:style-name="T1">, </text:span><text:span text:style-name="T4">BCNISD</text:span><text:span text:style-name="T1">, </text:span><text:span text:style-name="T4">BCNLAT</text:span><text:span text:style-name="T1">, </text:span><text:span text:style-name="T4">BCNSAW</text:span><text:span text:style-name="T1"> or </text:span><text:span text:style-name="T4">BCNSPP</text:span><text:span text:style-name="T1">.</text:span></text:p>
        <text:p text:style-name="P350"/>
        <text:p text:style-name="P345"><text:span text:style-name="T1">Geo objects:<text:tab/><text:tab/>Beacon, cardinal (</text:span><text:span text:style-name="T4">BCNCAR</text:span><text:span text:style-name="T1">)</text:span></text:p>
        <text:p text:style-name="P368"><text:span text:style-name="T1">Beacon, isolated danger (</text:span><text:span text:style-name="T4">BCNISD</text:span><text:span text:style-name="T1">)</text:span></text:p>
        <text:p text:style-name="P368"><text:span text:style-name="T1">Beacon, lateral (</text:span><text:span text:style-name="T4">BCNLAT</text:span><text:span text:style-name="T1">)</text:span></text:p>
        <text:p text:style-name="P368"><text:span text:style-name="T1">Beacon, safe water (</text:span><text:span text:style-name="T4">BCNSAW</text:span><text:span text:style-name="T1">)</text:span></text:p>
        <text:p text:style-name="P368"><text:span text:style-name="T1">Beacon, special purpose (</text:span><text:span text:style-name="T4">BCNSPP</text:span><text:span text:style-name="T1">)</text:span></text:p>
        <text:p text:style-name="P345"><text:span text:style-name="T1">Attributes:<text:tab/><text:tab/></text:span><text:span text:style-name="T5">BCNSHP</text:span></text:p>
        <text:p text:style-name="P368"><text:span text:style-name="T5">CATCAM</text:span><text:span text:style-name="T1"> -<text:tab/>only for </text:span><text:span text:style-name="T4">BCNCAR</text:span></text:p>
        <text:p text:style-name="P368"><text:span text:style-name="T5">CATLAM</text:span><text:span text:style-name="T1"> -<text:tab/>only for </text:span><text:span text:style-name="T4">BCNLAT</text:span></text:p>
        <text:p text:style-name="P368"><text:span text:style-name="T5">CATSPM</text:span><text:span text:style-name="T1"> -<text:tab/>only for </text:span><text:span text:style-name="T4">BCNSPP</text:span></text:p>
        <text:p text:style-name="P368"><text:span text:style-name="T5">COLOUR</text:span><text:span text:style-name="T1"><text:tab/></text:span><text:span text:style-name="T5">COLPAT</text:span><text:span text:style-name="T1"><text:tab/><text:tab/>CONDTN<text:tab/>CONRAD<text:tab/>CONVIS<text:tab/><text:tab/>DATEND<text:tab/><text:tab/>DATSTA</text:span></text:p>
        <text:p text:style-name="P369">ELEVAT<text:tab/><text:tab/>HEIGHT</text:p>
        <text:p text:style-name="P368"><text:span text:style-name="T1">MARSYS -<text:tab/>only if different to the value encoded on meta object </text:span><text:span text:style-name="T4">M_NSYS</text:span></text:p>
        <text:p text:style-name="P368"><text:span text:style-name="T1">NATCON<text:tab/><text:tab/>NOBJNM<text:tab/><text:tab/>OBJNAM<text:tab/><text:tab/>PEREND<text:tab/><text:tab/>PERSTA<text:tab/><text:tab/>STATUS<text:tab/><text:tab/><text:tab/><text:tab/><text:tab/><text:tab/><text:tab/><text:tab/><text:tab/></text:span><text:span text:style-name="T10">VERACC</text:span><text:span text:style-name="T1"><text:tab/><text:tab/></text:span><text:span text:style-name="T10">VERDAT</text:span><text:span text:style-name="T1"><text:tab/><text:tab/>VERLEN<text:tab/><text:tab/>INFORM<text:tab/><text:tab/>NINFOM</text:span></text:p>
        <text:p text:style-name="P350"/>
        <text:p text:style-name="P560">Remarks:</text:p>
        <text:list text:style-name="WW8Num31">
          <text:list-item>
            <text:p text:style-name="P341">If it is required to encode the altitude of the ground level above the vertical datum at the position of a beacon, it must be done using the attribute ELEVAT, but only for beacons built on land.</text:p>
          </text:list-item>
          <text:list-item>
            <text:p text:style-name="P341">If it is required to encode the total altitude of a beacon, including any equipment objects (e.g. topmark, light), above the vertical datum, it must be done using the attribute HEIGHT.</text:p>
          </text:list-item>
          <text:list-item>
            <text:p text:style-name="P293">If it is required to encode the total vertical length of a beacon, including any equipment objects (e.g. topmark, light), above the seabed or ground, it must be done using the attribute VERLEN. </text:p>
          </text:list-item>
        </text:list>
        <text:list text:style-name="WW8Num57">
          <text:list-item>
            <text:p text:style-name="P281">If it is required to encode a cairn that bears the colour(s) specified by a navigational system of marks, it must be done using a beacon object.</text:p>
          </text:list-item>
          <text:list-item>
            <text:p text:style-name="P281">If it is required to encode a beacon that has more than one colour, the attributes COLOUR and COLPAT must be encoded, according to the rules laid out in clause 2.4.</text:p>
          </text:list-item>
        </text:list>
        <text:p text:style-name="P10"/>
        <text:p text:style-name="P10">In the following table, the symbol ‘/’ indicates that this attribute does not exist for that particular object class. <text:s/>A blank indicates that the encoder may choose a relevant value for the attribute. <text:s/>The table contains the most common examples of coding; other coding combinations are possible.</text:p>
        <text:p text:style-name="P10"/>
        <text:p text:style-name="P10"/>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header-rows>
            <table:table-row table:style-name="Tableau10.1">
              <table:table-cell table:style-name="Tableau10.A1" office:value-type="string">
                <text:p text:style-name="P45"/>
                <text:p text:style-name="P406">Feature</text:p>
              </table:table-cell>
              <table:table-cell table:style-name="Tableau10.B1" office:value-type="string">
                <text:p text:style-name="P53"/>
                <text:p text:style-name="P408">INT1</text:p>
              </table:table-cell>
              <table:table-cell table:style-name="Tableau10.B1" office:value-type="string">
                <text:p text:style-name="P53"/>
                <text:p text:style-name="P408">Object-class</text:p>
              </table:table-cell>
              <table:table-cell table:style-name="Tableau10.B1" office:value-type="string">
                <text:p text:style-name="P53"/>
                <text:p text:style-name="P408">BCNSHP</text:p>
              </table:table-cell>
              <table:table-cell table:style-name="Tableau10.B1" office:value-type="string">
                <text:p text:style-name="P53"/>
                <text:p text:style-name="P408">CATSPM</text:p>
              </table:table-cell>
              <table:table-cell table:style-name="Tableau10.F1" office:value-type="string">
                <text:p text:style-name="P53"/>
                <text:p text:style-name="P406">Other attributes</text:p>
              </table:table-cell>
            </table:table-row>
          </table:table-header-rows>
          <table:table-row table:style-name="Tableau10.2">
            <table:table-cell table:style-name="Tableau10.A2" office:value-type="string">
              <text:p text:style-name="P45"/>
              <text:p text:style-name="P414">Minor not permanent mark</text:p>
            </table:table-cell>
            <table:table-cell table:number-columns-spanned="5">
              <table:table table:is-sub-table="true">
                <table:table-column table:style-name="Tableau10.B"/>
                <table:table-column table:style-name="Tableau10.C"/>
                <table:table-column table:style-name="Tableau10.D"/>
                <table:table-column table:style-name="Tableau10.E"/>
                <table:table-column table:style-name="Tableau10.B2.5"/>
                <table:table-row table:style-name="Tableau10.B2.1">
                  <table:table-cell table:style-name="Tableau10.A2" office:value-type="string">
                    <text:p text:style-name="P45"/>
                    <text:p text:style-name="P416">IQ90</text:p>
                  </table:table-cell>
                  <table:table-cell table:style-name="Tableau10.A2" office:value-type="string">
                    <text:p text:style-name="P47"/>
                    <text:p text:style-name="P408">BCN***</text:p>
                  </table:table-cell>
                  <table:table-cell table:style-name="Tableau10.A2" office:value-type="string">
                    <text:p text:style-name="P57"/>
                    <text:p text:style-name="P424">1</text:p>
                  </table:table-cell>
                  <table:table-cell table:style-name="Tableau10.A2" office:value-type="string">
                    <text:p text:style-name="P45"/>
                    <text:p text:style-name="P416"/>
                  </table:table-cell>
                  <table:table-cell table:style-name="Tableau10.B2.5.1" office:value-type="string">
                    <text:p text:style-name="P45"/>
                    <text:p text:style-name="P414"/>
                  </table:table-cell>
                </table:table-row>
                <table:table-row table:style-name="Tableau10.B2.1">
                  <table:table-cell table:style-name="Tableau10.A2" office:value-type="string">
                    <text:p text:style-name="P45"/>
                    <text:p text:style-name="P416">IQ91</text:p>
                  </table:table-cell>
                  <table:table-cell table:style-name="Tableau10.A2" office:value-type="string">
                    <text:p text:style-name="P66">BCNLAT</text:p>
                  </table:table-cell>
                  <table:table-cell table:style-name="Tableau10.A2" office:value-type="string">
                    <text:p text:style-name="P45"/>
                    <text:p text:style-name="P424">1</text:p>
                  </table:table-cell>
                  <table:table-cell table:style-name="Tableau10.A2" office:value-type="string">
                    <text:p text:style-name="P57"/>
                    <text:p text:style-name="P424">/</text:p>
                  </table:table-cell>
                  <table:table-cell table:style-name="Tableau10.B2.5.1" office:value-type="string">
                    <text:p text:style-name="P57"/>
                    <text:p text:style-name="P414"/>
                  </table:table-cell>
                </table:table-row>
                <table:table-row table:style-name="Tableau10.B2.1">
                  <table:table-cell table:style-name="Tableau10.A2" office:value-type="string">
                    <text:p text:style-name="P45"/>
                    <text:p text:style-name="P416">IQ92</text:p>
                  </table:table-cell>
                  <table:table-cell table:style-name="Tableau10.A2" office:value-type="string">
                    <text:p text:style-name="P47"/>
                    <text:p text:style-name="P408">BCNLAT</text:p>
                  </table:table-cell>
                  <table:table-cell table:style-name="Tableau10.A2" office:value-type="string">
                    <text:p text:style-name="P45"/>
                    <text:p text:style-name="P416">2</text:p>
                  </table:table-cell>
                  <table:table-cell table:style-name="Tableau10.A2" office:value-type="string">
                    <text:p text:style-name="P45"/>
                    <text:p text:style-name="P424">/</text:p>
                  </table:table-cell>
                  <table:table-cell table:style-name="Tableau10.B2.5.1" office:value-type="string">
                    <text:p text:style-name="P45"/>
                    <text:p text:style-name="P414"/>
                  </table:table-cell>
                </table:table-row>
              </table:table>
            </table:table-cell>
            <table:covered-table-cell/>
            <table:covered-table-cell/>
            <table:covered-table-cell/>
            <table:covered-table-cell/>
          </table:table-row>
          <table:table-row table:style-name="Tableau10.1">
            <table:table-cell table:style-name="Tableau10.A2" office:value-type="string">
              <text:p text:style-name="P45"/>
              <text:p text:style-name="P414">Cairn</text:p>
            </table:table-cell>
            <table:table-cell table:style-name="Tableau10.A2" office:value-type="string">
              <text:p text:style-name="P45"/>
              <text:p text:style-name="P416">IQ100</text:p>
            </table:table-cell>
            <table:table-cell table:style-name="Tableau10.A2" office:value-type="string">
              <text:p text:style-name="P47"/>
              <text:p text:style-name="P408">BCN***</text:p>
            </table:table-cell>
            <table:table-cell table:style-name="Tableau10.A2" office:value-type="string">
              <text:p text:style-name="P45"/>
              <text:p text:style-name="P424">6</text:p>
            </table:table-cell>
            <table:table-cell table:style-name="Tableau10.A2" office:value-type="string">
              <text:p text:style-name="P45"/>
              <text:p text:style-name="P416"/>
            </table:table-cell>
            <table:table-cell table:style-name="Tableau10.B2.5.1" office:value-type="string">
              <text:p text:style-name="P45"/>
              <text:p text:style-name="P414"/>
            </table:table-cell>
          </table:table-row>
          <table:table-row table:style-name="Tableau10.1">
            <table:table-cell table:style-name="Tableau10.A2" office:value-type="string">
              <text:p text:style-name="P45"/>
              <text:p text:style-name="P414">Coloured or white mark</text:p>
            </table:table-cell>
            <table:table-cell table:style-name="Tableau10.A2" office:value-type="string">
              <text:p text:style-name="P45"/>
              <text:p text:style-name="P416">IQ101</text:p>
            </table:table-cell>
            <table:table-cell table:style-name="Tableau10.A2" office:value-type="string">
              <text:p text:style-name="P67">DAYMAR</text:p>
            </table:table-cell>
            <table:table-cell table:style-name="Tableau10.A2" office:value-type="string">
              <text:p text:style-name="P57"/>
              <text:p text:style-name="P424">/</text:p>
            </table:table-cell>
            <table:table-cell table:style-name="Tableau10.A2" office:value-type="string">
              <text:p text:style-name="P57"/>
              <text:p text:style-name="P424"/>
            </table:table-cell>
            <table:table-cell table:style-name="Tableau10.B2.5.1" office:value-type="string">
              <text:p text:style-name="P57"/>
              <text:p text:style-name="P405"><text:span text:style-name="T25">NATCON =</text:span><text:span text:style-name="T26"> 9</text:span></text:p>
            </table:table-cell>
          </table:table-row>
          <table:table-row table:style-name="Tableau10.1">
            <table:table-cell table:style-name="Tableau10.A2" office:value-type="string">
              <text:p text:style-name="P45"/>
              <text:p text:style-name="P414">Coloured topmark with function of beacon</text:p>
            </table:table-cell>
            <table:table-cell table:style-name="Tableau10.A2" office:value-type="string">
              <text:p text:style-name="P45"/>
              <text:p text:style-name="P416">IQ102.1</text:p>
            </table:table-cell>
            <table:table-cell table:style-name="Tableau10.A2" office:value-type="string">
              <text:p text:style-name="P47"/>
              <text:p text:style-name="P408">DAYMAR</text:p>
            </table:table-cell>
            <table:table-cell table:style-name="Tableau10.A2" office:value-type="string">
              <text:p text:style-name="P57"/>
              <text:p text:style-name="P424">/</text:p>
            </table:table-cell>
            <table:table-cell table:style-name="Tableau10.A2" office:value-type="string">
              <text:p text:style-name="P57"/>
              <text:p text:style-name="P424"/>
            </table:table-cell>
            <table:table-cell table:style-name="Tableau10.B2.5.1" office:value-type="string">
              <text:p text:style-name="P57"/>
              <text:p text:style-name="P405"><text:span text:style-name="T25">NATCON =</text:span><text:span text:style-name="T26"> 9</text:span></text:p>
            </table:table-cell>
          </table:table-row>
          <table:table-row table:style-name="Tableau10.6">
            <table:table-cell table:style-name="Tableau10.A6" office:value-type="string">
              <text:p text:style-name="P45"/>
              <text:p text:style-name="P414">Painted board with function of leading beacon</text:p>
            </table:table-cell>
            <table:table-cell table:style-name="Tableau10.A6" office:value-type="string">
              <text:p text:style-name="P45"/>
              <text:p text:style-name="P416">IQ102.2</text:p>
            </table:table-cell>
            <table:table-cell table:style-name="Tableau10.A6" office:value-type="string">
              <text:p text:style-name="P47"/>
              <text:p text:style-name="P408">DAYMAR</text:p>
            </table:table-cell>
            <table:table-cell table:style-name="Tableau10.A6" office:value-type="string">
              <text:p text:style-name="P57"/>
              <text:p text:style-name="P424">/</text:p>
            </table:table-cell>
            <table:table-cell table:style-name="Tableau10.A6" office:value-type="string">
              <text:p text:style-name="P57"/>
              <text:p text:style-name="P424">16</text:p>
            </table:table-cell>
            <table:table-cell table:style-name="Tableau10.F6" office:value-type="string">
              <text:p text:style-name="P57"/>
              <text:p text:style-name="P405"><text:span text:style-name="T25">NATCON =</text:span><text:span text:style-name="T26"> 9</text:span><text:span text:style-name="T25">, TOPSHP = </text:span><text:span text:style-name="T26">6</text:span></text:p>
            </table:table-cell>
          </table:table-row>
          <table:table-row table:style-name="Tableau10.1">
            <table:table-cell table:style-name="Tableau10.A6" office:value-type="string">
              <text:p text:style-name="P45"/>
              <text:p text:style-name="P414"><text:soft-page-break/>Beacon tower</text:p>
            </table:table-cell>
            <table:table-cell table:style-name="Tableau10.A6" office:value-type="string">
              <text:p text:style-name="P45"/>
              <text:p text:style-name="P416"><text:soft-page-break/>IQ110</text:p>
            </table:table-cell>
            <table:table-cell table:style-name="Tableau10.A6" office:value-type="string">
              <text:p text:style-name="P45"/>
              <text:p text:style-name="P408"><text:soft-page-break/>BCN***</text:p>
            </table:table-cell>
            <table:table-cell table:style-name="Tableau10.A6" office:value-type="string">
              <text:p text:style-name="P45"/>
              <text:p text:style-name="P424"><text:soft-page-break/>3</text:p>
            </table:table-cell>
            <table:table-cell table:style-name="Tableau10.A6" office:value-type="string">
              <text:p text:style-name="P45"/>
              <text:p text:style-name="P416"><text:soft-page-break/></text:p>
            </table:table-cell>
            <table:table-cell table:style-name="Tableau10.F6" office:value-type="string">
              <text:p text:style-name="P45"/>
              <text:p text:style-name="P414"><text:soft-page-break/></text:p>
            </table:table-cell>
          </table:table-row>
          <table:table-row table:style-name="Tableau10.1">
            <table:table-cell table:style-name="Tableau10.A6" office:value-type="string">
              <text:p text:style-name="P45"/>
              <text:p text:style-name="P414">Lattice beacon</text:p>
            </table:table-cell>
            <table:table-cell table:style-name="Tableau10.A6" office:value-type="string">
              <text:p text:style-name="P45"/>
              <text:p text:style-name="P416">IQ111</text:p>
            </table:table-cell>
            <table:table-cell table:style-name="Tableau10.A6" office:value-type="string">
              <text:p text:style-name="P45"/>
              <text:p text:style-name="P408">BCN***</text:p>
            </table:table-cell>
            <table:table-cell table:style-name="Tableau10.A6" office:value-type="string">
              <text:p text:style-name="P45"/>
              <text:p text:style-name="P424">4</text:p>
            </table:table-cell>
            <table:table-cell table:style-name="Tableau10.A6" office:value-type="string">
              <text:p text:style-name="P45"/>
              <text:p text:style-name="P416"/>
            </table:table-cell>
            <table:table-cell table:style-name="Tableau10.F6" office:value-type="string">
              <text:p text:style-name="P45"/>
              <text:p text:style-name="P414"/>
            </table:table-cell>
          </table:table-row>
          <table:table-row table:style-name="Tableau10.1">
            <table:table-cell table:style-name="Tableau10.A6" office:value-type="string">
              <text:p text:style-name="P45"/>
              <text:p text:style-name="P414">Leading beacon</text:p>
            </table:table-cell>
            <table:table-cell table:style-name="Tableau10.A6" office:value-type="string">
              <text:p text:style-name="P45"/>
              <text:p text:style-name="P416">IQ120</text:p>
            </table:table-cell>
            <table:table-cell table:style-name="Tableau10.A6" office:value-type="string">
              <text:p text:style-name="P45"/>
              <text:p text:style-name="P408">BCNSPP</text:p>
            </table:table-cell>
            <table:table-cell table:style-name="Tableau10.A6" office:value-type="string">
              <text:p text:style-name="P45"/>
              <text:p text:style-name="P424"/>
            </table:table-cell>
            <table:table-cell table:style-name="Tableau10.A6" office:value-type="string">
              <text:p text:style-name="P57"/>
              <text:p text:style-name="P424">16</text:p>
            </table:table-cell>
            <table:table-cell table:style-name="Tableau10.F6" office:value-type="string">
              <text:p text:style-name="P45"/>
              <text:p text:style-name="P414"/>
            </table:table-cell>
          </table:table-row>
          <table:table-row table:style-name="Tableau10.1">
            <table:table-cell table:style-name="Tableau10.A6" office:value-type="string">
              <text:p text:style-name="P45"/>
              <text:p text:style-name="P414">Beacon marking a clearing line</text:p>
            </table:table-cell>
            <table:table-cell table:style-name="Tableau10.A6" office:value-type="string">
              <text:p text:style-name="P45"/>
              <text:p text:style-name="P416">IQ121</text:p>
            </table:table-cell>
            <table:table-cell table:style-name="Tableau10.A6" office:value-type="string">
              <text:p text:style-name="P45"/>
              <text:p text:style-name="P408">BCNSPP</text:p>
            </table:table-cell>
            <table:table-cell table:style-name="Tableau10.A6" office:value-type="string">
              <text:p text:style-name="P45"/>
              <text:p text:style-name="P424"/>
            </table:table-cell>
            <table:table-cell table:style-name="Tableau10.A6" office:value-type="string">
              <text:p text:style-name="P57"/>
              <text:p text:style-name="P424">41</text:p>
            </table:table-cell>
            <table:table-cell table:style-name="Tableau10.F6" office:value-type="string">
              <text:p text:style-name="P45"/>
              <text:p text:style-name="P414"/>
            </table:table-cell>
          </table:table-row>
          <table:table-row table:style-name="Tableau10.1">
            <table:table-cell table:style-name="Tableau10.A6" office:value-type="string">
              <text:p text:style-name="P45"/>
              <text:p text:style-name="P414">Beacon marking measured distance</text:p>
            </table:table-cell>
            <table:table-cell table:style-name="Tableau10.A6" office:value-type="string">
              <text:p text:style-name="P45"/>
              <text:p text:style-name="P416">IQ122</text:p>
            </table:table-cell>
            <table:table-cell table:style-name="Tableau10.A6" office:value-type="string">
              <text:p text:style-name="P45"/>
              <text:p text:style-name="P408">BCNSPP</text:p>
            </table:table-cell>
            <table:table-cell table:style-name="Tableau10.A6" office:value-type="string">
              <text:p text:style-name="P45"/>
              <text:p text:style-name="P424"/>
            </table:table-cell>
            <table:table-cell table:style-name="Tableau10.A6" office:value-type="string">
              <text:p text:style-name="P57"/>
              <text:p text:style-name="P424">17</text:p>
            </table:table-cell>
            <table:table-cell table:style-name="Tableau10.F6" office:value-type="string">
              <text:p text:style-name="P45"/>
              <text:p text:style-name="P414"/>
            </table:table-cell>
          </table:table-row>
          <table:table-row table:style-name="Tableau10.1">
            <table:table-cell table:style-name="Tableau10.A6" office:value-type="string">
              <text:p text:style-name="P45"/>
              <text:p text:style-name="P414">Cable landing beacon</text:p>
            </table:table-cell>
            <table:table-cell table:style-name="Tableau10.A6" office:value-type="string">
              <text:p text:style-name="P45"/>
              <text:p text:style-name="P416">IQ123</text:p>
            </table:table-cell>
            <table:table-cell table:style-name="Tableau10.A6" office:value-type="string">
              <text:p text:style-name="P45"/>
              <text:p text:style-name="P408">BCNSPP</text:p>
            </table:table-cell>
            <table:table-cell table:style-name="Tableau10.A6" office:value-type="string">
              <text:p text:style-name="P53"/>
              <text:p text:style-name="P416"/>
            </table:table-cell>
            <table:table-cell table:style-name="Tableau10.A6" office:value-type="string">
              <text:p text:style-name="P45"/>
              <text:p text:style-name="P424">6</text:p>
            </table:table-cell>
            <table:table-cell table:style-name="Tableau10.F6" office:value-type="string">
              <text:p text:style-name="P45"/>
              <text:p text:style-name="P414"/>
            </table:table-cell>
          </table:table-row>
          <table:table-row table:style-name="Tableau10.1">
            <table:table-cell table:style-name="Tableau10.A6" office:value-type="string">
              <text:p text:style-name="P45"/>
              <text:p text:style-name="P414">Outfall landing beacon</text:p>
            </table:table-cell>
            <table:table-cell table:style-name="Tableau10.A6" office:value-type="string">
              <text:p text:style-name="P45"/>
              <text:p text:style-name="P416">IQ123</text:p>
            </table:table-cell>
            <table:table-cell table:style-name="Tableau10.A6" office:value-type="string">
              <text:p text:style-name="P45"/>
              <text:p text:style-name="P408">BCNSPP</text:p>
            </table:table-cell>
            <table:table-cell table:style-name="Tableau10.A6" office:value-type="string">
              <text:p text:style-name="P53"/>
              <text:p text:style-name="P416"/>
            </table:table-cell>
            <table:table-cell table:style-name="Tableau10.A6" office:value-type="string">
              <text:p text:style-name="P45"/>
              <text:p text:style-name="P424">8</text:p>
            </table:table-cell>
            <table:table-cell table:style-name="Tableau10.F6" office:value-type="string">
              <text:p text:style-name="P45"/>
              <text:p text:style-name="P414"/>
            </table:table-cell>
          </table:table-row>
          <table:table-row table:style-name="Tableau10.1">
            <table:table-cell table:style-name="Tableau10.A6" office:value-type="string">
              <text:p text:style-name="P45"/>
              <text:p text:style-name="P414">Pipeline landing beacon</text:p>
            </table:table-cell>
            <table:table-cell table:style-name="Tableau10.A6" office:value-type="string">
              <text:p text:style-name="P45"/>
              <text:p text:style-name="P416">IQ123</text:p>
            </table:table-cell>
            <table:table-cell table:style-name="Tableau10.A6" office:value-type="string">
              <text:p text:style-name="P45"/>
              <text:p text:style-name="P408">BCNSPP</text:p>
            </table:table-cell>
            <table:table-cell table:style-name="Tableau10.A6" office:value-type="string">
              <text:p text:style-name="P53"/>
              <text:p text:style-name="P416"/>
            </table:table-cell>
            <table:table-cell table:style-name="Tableau10.A6" office:value-type="string">
              <text:p text:style-name="P45"/>
              <text:p text:style-name="P424">39</text:p>
            </table:table-cell>
            <table:table-cell table:style-name="Tableau10.F6" office:value-type="string">
              <text:p text:style-name="P45"/>
              <text:p text:style-name="P414"/>
            </table:table-cell>
          </table:table-row>
          <table:table-row table:style-name="Tableau10.1">
            <table:table-cell table:style-name="Tableau10.A6" office:value-type="string">
              <text:p text:style-name="P45"/>
              <text:p text:style-name="P414">Refuge beacon</text:p>
            </table:table-cell>
            <table:table-cell table:style-name="Tableau10.A6" office:value-type="string">
              <text:p text:style-name="P45"/>
              <text:p text:style-name="P416">IQ124</text:p>
            </table:table-cell>
            <table:table-cell table:style-name="Tableau10.A6" office:value-type="string">
              <text:p text:style-name="P45"/>
              <text:p text:style-name="P408">BCNSPP</text:p>
            </table:table-cell>
            <table:table-cell table:style-name="Tableau10.A6" office:value-type="string">
              <text:p text:style-name="P53"/>
              <text:p text:style-name="P416"/>
            </table:table-cell>
            <table:table-cell table:style-name="Tableau10.A6" office:value-type="string">
              <text:p text:style-name="P45"/>
              <text:p text:style-name="P424">44</text:p>
            </table:table-cell>
            <table:table-cell table:style-name="Tableau10.F6" office:value-type="string">
              <text:p text:style-name="P45"/>
              <text:p text:style-name="P414"/>
            </table:table-cell>
          </table:table-row>
          <table:table-row table:style-name="Tableau10.1">
            <table:table-cell table:style-name="Tableau10.A6" office:value-type="string">
              <text:p text:style-name="P45"/>
              <text:p text:style-name="P414">Firing practice area beacon</text:p>
            </table:table-cell>
            <table:table-cell table:style-name="Tableau10.A6" office:value-type="string">
              <text:p text:style-name="P45"/>
              <text:p text:style-name="P416">IQ125</text:p>
            </table:table-cell>
            <table:table-cell table:style-name="Tableau10.A6" office:value-type="string">
              <text:p text:style-name="P45"/>
              <text:p text:style-name="P408">BCNSPP</text:p>
            </table:table-cell>
            <table:table-cell table:style-name="Tableau10.A6" office:value-type="string">
              <text:p text:style-name="P53"/>
              <text:p text:style-name="P416"/>
            </table:table-cell>
            <table:table-cell table:style-name="Tableau10.A6" office:value-type="string">
              <text:p text:style-name="P45"/>
              <text:p text:style-name="P424">1</text:p>
            </table:table-cell>
            <table:table-cell table:style-name="Tableau10.F6" office:value-type="string">
              <text:p text:style-name="P45"/>
              <text:p text:style-name="P414"/>
            </table:table-cell>
          </table:table-row>
          <table:table-row table:style-name="Tableau10.1">
            <table:table-cell table:style-name="Tableau10.A6" office:value-type="string">
              <text:p text:style-name="P45"/>
              <text:p text:style-name="P414">Notice board</text:p>
            </table:table-cell>
            <table:table-cell table:style-name="Tableau10.A6" office:value-type="string">
              <text:p text:style-name="P45"/>
              <text:p text:style-name="P416">IQ126</text:p>
            </table:table-cell>
            <table:table-cell table:style-name="Tableau10.A6" office:value-type="string">
              <text:p text:style-name="P45"/>
              <text:p text:style-name="P408">BCNSPP</text:p>
            </table:table-cell>
            <table:table-cell table:style-name="Tableau10.A6" office:value-type="string">
              <text:p text:style-name="P45"/>
              <text:p text:style-name="P416"/>
            </table:table-cell>
            <table:table-cell table:style-name="Tableau10.A6" office:value-type="string">
              <text:p text:style-name="P45"/>
              <text:p text:style-name="P424">18</text:p>
            </table:table-cell>
            <table:table-cell table:style-name="Tableau10.F6" office:value-type="string">
              <text:p text:style-name="P45"/>
              <text:p text:style-name="P414"/>
            </table:table-cell>
          </table:table-row>
          <table:table-row table:style-name="Tableau10.1">
            <table:table-cell table:style-name="Tableau10.A6" office:value-type="string">
              <text:p text:style-name="P45"/>
              <text:p text:style-name="P414">Buoyant beacon</text:p>
            </table:table-cell>
            <table:table-cell table:style-name="Tableau10.A6" office:value-type="string">
              <text:p text:style-name="P45"/>
              <text:p text:style-name="P416">IP5</text:p>
            </table:table-cell>
            <table:table-cell table:style-name="Tableau10.A6" office:value-type="string">
              <text:p text:style-name="P45"/>
              <text:p text:style-name="P408">BCN***</text:p>
            </table:table-cell>
            <table:table-cell table:style-name="Tableau10.A6" office:value-type="string">
              <text:p text:style-name="P45"/>
              <text:p text:style-name="P424">7</text:p>
            </table:table-cell>
            <table:table-cell table:style-name="Tableau10.A6" office:value-type="string">
              <text:p text:style-name="P45"/>
              <text:p text:style-name="P424"/>
            </table:table-cell>
            <table:table-cell table:style-name="Tableau10.F6" office:value-type="string">
              <text:p text:style-name="P57"/>
              <text:p text:style-name="P414"/>
            </table:table-cell>
          </table:table-row>
          <table:table-row table:style-name="Tableau10.1">
            <table:table-cell table:style-name="Tableau10.A19" office:value-type="string">
              <text:p text:style-name="P45"/>
              <text:p text:style-name="P414"/>
            </table:table-cell>
            <table:table-cell table:style-name="Tableau10.A19" office:value-type="string">
              <text:p text:style-name="P45"/>
              <text:p text:style-name="P416"/>
            </table:table-cell>
            <table:table-cell table:style-name="Tableau10.A19" office:value-type="string">
              <text:p text:style-name="P45"/>
              <text:p text:style-name="P416"/>
            </table:table-cell>
            <table:table-cell table:style-name="Tableau10.A19" office:value-type="string">
              <text:p text:style-name="P45"/>
              <text:p text:style-name="P416"/>
            </table:table-cell>
            <table:table-cell table:style-name="Tableau10.A19" office:value-type="string">
              <text:p text:style-name="P45"/>
              <text:p text:style-name="P416"/>
            </table:table-cell>
            <table:table-cell table:style-name="Tableau10.A19" office:value-type="string">
              <text:p text:style-name="P45"/>
              <text:p text:style-name="P427">table 12.2</text:p>
            </table:table-cell>
          </table:table-row>
        </table:table>
        <text:p text:style-name="P10"/>
        <text:p text:style-name="P10"/>
        <text:h text:style-name="P515" text:outline-level="3">12.3.2<text:tab/><text:tab/><text:tab/>Lighthouses (see M4 - § 457.3)</text:h>
        <text:p text:style-name="P350"/>
        <text:p text:style-name="P345"><text:span text:style-name="T1">If it is required to encode a lighthouse, it must be done using a </text:span><text:span text:style-name="T4">LNDMRK</text:span><text:span text:style-name="T1"> object (see clause 4.8.15), with attributes CATLMK = </text:span><text:span text:style-name="T3">17</text:span><text:span text:style-name="T1"> (tower)</text:span><text:span text:style-name="T3"> </text:span><text:span text:style-name="T1">and FUNCTN = </text:span><text:span text:style-name="T3">33</text:span><text:span text:style-name="T1"> (light support)</text:span><text:span text:style-name="T3"> </text:span><text:span text:style-name="T1">for towers, or using a </text:span><text:span text:style-name="T4">BUISGL</text:span><text:span text:style-name="T1"> object (see clause 4.8.15), with the attribute FUNCTN = </text:span><text:span text:style-name="T3">33</text:span><text:span text:style-name="T1">, for any other shapes.</text:span></text:p>
        <text:p text:style-name="P362"><text:s/></text:p>
        <text:p text:style-name="P17">If it is required to encode the attributes ELEVAT, HEIGHT and VERLEN for a lighthouse, this must be done as described in clause 12.3.1.</text:p>
        <text:p text:style-name="P10"/>
        <text:p text:style-name="P10"/>
        <text:h text:style-name="P515" text:outline-level="3">12.3.3<text:tab/><text:tab/><text:tab/>Daymarks</text:h>
        <text:p text:style-name="P350"/>
        <text:p text:style-name="P345"><text:span text:style-name="T1">If it is required to encode a daymark, it must be done using the object class </text:span><text:span text:style-name="T4">DAYMAR</text:span><text:span text:style-name="T1">.</text:span></text:p>
        <text:p text:style-name="P350"/>
        <text:p text:style-name="P345"><text:span text:style-name="T1">Geo object:<text:tab/><text:tab/>Daymark (</text:span><text:span text:style-name="T4">DAYMAR</text:span><text:span text:style-name="T1">)</text:span></text:p>
        <text:p text:style-name="P345"><text:span text:style-name="T1">Attributes:<text:tab/><text:tab/>CATSPM <text:tab/></text:span><text:span text:style-name="T5">COLOUR</text:span><text:span text:style-name="T1"><text:tab/>COLPAT<text:tab/><text:tab/>DATEND<text:tab/><text:tab/>DATSTA<text:tab/><text:tab/>ELEVAT<text:tab/><text:tab/>HEIGHT<text:tab/><text:tab/><text:tab/><text:tab/><text:tab/>NATCON<text:tab/><text:tab/>NOBJNM<text:tab/><text:tab/>OBJNAM<text:tab/><text:tab/>PEREND<text:tab/><text:tab/>PERSTA<text:tab/><text:tab/>STATUS<text:tab/></text:span></text:p>
        <text:p text:style-name="P345"><text:span text:style-name="T1"><text:tab/><text:tab/><text:tab/><text:tab/><text:tab/></text:span><text:span text:style-name="T5">TOPSHP</text:span><text:span text:style-name="T1"><text:tab/><text:tab/></text:span><text:span text:style-name="T10">VERACC</text:span><text:span text:style-name="T1"><text:tab/><text:tab/></text:span><text:span text:style-name="T10">VERDAT</text:span><text:span text:style-name="T1"><text:tab/><text:tab/>VERLEN<text:tab/><text:tab/>INFORM<text:tab/><text:tab/>NINFOM</text:span></text:p>
        <text:p text:style-name="P10"/>
        <text:p text:style-name="P350">Remarks:</text:p>
        <text:list text:style-name="WW8Num173">
          <text:list-item>
            <text:p text:style-name="P294">If it is required to encode the attributes ELEVAT, HEIGHT and VERLEN for a daymark, this must be done as described in clause 12.3.1.</text:p>
          </text:list-item>
        </text:list>
        <text:p text:style-name="P17"/>
        <text:p text:style-name="P17"/>
        <text:h text:style-name="P511" text:outline-level="2">12.4<text:tab/><text:tab/><text:tab/>Floating structures (see M4 - §460)</text:h>
        <text:p text:style-name="P10"/>
        <text:h text:style-name="P515" text:outline-level="3">12.4.1<text:tab/><text:tab/><text:tab/>Buoys</text:h>
        <text:p text:style-name="Standard"/>
        <text:p text:style-name="P345"><text:span text:style-name="T1">If it is required to encode a buoy, it must be done using the object classes </text:span><text:span text:style-name="T4">BOYCAR</text:span><text:span text:style-name="T1">, </text:span><text:span text:style-name="T4">BOYINB</text:span><text:span text:style-name="T1">, </text:span><text:span text:style-name="T4">BOYISD</text:span><text:span text:style-name="T1">, </text:span><text:span text:style-name="T4">BOYLAT</text:span><text:span text:style-name="T1">, </text:span><text:span text:style-name="T4">BOYSAW</text:span><text:span text:style-name="T1"> or </text:span><text:span text:style-name="T4">BOYSPP</text:span><text:span text:style-name="T1">.</text:span></text:p>
        <text:p text:style-name="P10"/>
        <text:p text:style-name="P75"><text:span text:style-name="T1">Geo objects:<text:tab/><text:tab/>Buoy, cardinal (</text:span><text:span text:style-name="T4">BOYCAR</text:span><text:span text:style-name="T1">)</text:span></text:p>
        <text:p text:style-name="P372"><text:span text:style-name="T1">Buoy, installation (</text:span><text:span text:style-name="T4">BOYINB</text:span><text:span text:style-name="T1">)</text:span></text:p>
        <text:p text:style-name="P372"><text:span text:style-name="T1">Buoy, isolated danger (</text:span><text:span text:style-name="T4">BOYISD</text:span><text:span text:style-name="T1">)</text:span></text:p>
        <text:p text:style-name="P372"><text:span text:style-name="T1">Buoy, lateral (</text:span><text:span text:style-name="T4">BOYLAT</text:span><text:span text:style-name="T1">)</text:span></text:p>
        <text:p text:style-name="P372"><text:span text:style-name="T1">Buoy, safe water (</text:span><text:span text:style-name="T4">BOYSAW</text:span><text:span text:style-name="T1">)</text:span></text:p>
        <text:p text:style-name="P372"><text:span text:style-name="T1">Buoy, special purpose (</text:span><text:span text:style-name="T4">BOYSPP</text:span><text:span text:style-name="T1">)</text:span></text:p>
        <text:p text:style-name="P345"><text:span text:style-name="T1">Attributes:<text:tab/><text:tab/></text:span><text:span text:style-name="T5">BOYSHP</text:span></text:p>
        <text:p text:style-name="P368"><text:span text:style-name="T5">CATCAM</text:span><text:span text:style-name="T1"> -<text:tab/>only for </text:span><text:span text:style-name="T4">BOYCAR</text:span></text:p>
        <text:p text:style-name="P368"><text:span text:style-name="T1">CATINB -<text:tab/>only for </text:span><text:span text:style-name="T4">BOYINB</text:span></text:p>
        <text:p text:style-name="P368"><text:span text:style-name="T5">CATLAM</text:span><text:span text:style-name="T1"> -<text:tab/>only for </text:span><text:span text:style-name="T4">BOYLAT</text:span></text:p>
        <text:p text:style-name="P368"><text:span text:style-name="T5">CATSPM</text:span><text:span text:style-name="T1"> -<text:tab/>only for </text:span><text:span text:style-name="T4">BOYSPP</text:span></text:p>
        <text:p text:style-name="P368"><text:span text:style-name="T5">COLOUR</text:span><text:span text:style-name="T1"><text:tab/></text:span><text:span text:style-name="T5">COLPAT</text:span><text:span text:style-name="T1"><text:tab/><text:tab/>CONRAD<text:tab/>DATEND<text:tab/><text:tab/>DATSTA</text:span></text:p>
        <text:p text:style-name="P368"><text:span text:style-name="T1">MARSYS -<text:tab/>only if different to the value encoded on meta object </text:span><text:span text:style-name="T4">M_NSYS</text:span></text:p>
        <text:p text:style-name="P369">NATCON<text:tab/><text:tab/>NOBJNM<text:tab/><text:tab/>OBJNAM<text:tab/><text:tab/>PEREND<text:tab/><text:tab/>PERSTA</text:p>
        <text:p text:style-name="P368"><text:span text:style-name="T1">PRODCT -<text:tab/>only for </text:span><text:span text:style-name="T4">BOYINB</text:span></text:p>
        <text:p text:style-name="P368"><text:span text:style-name="T1">STATUS<text:tab/>-<text:tab/></text:span><text:span text:style-name="T10">VERACC</text:span><text:span text:style-name="T1"><text:tab/><text:tab/>VERLEN<text:tab/><text:tab/>INFORM<text:tab/><text:tab/>NINFOM</text:span></text:p>
        <text:p text:style-name="P17"/>
        <text:p text:style-name="P10">Remarks:</text:p>
        <text:list text:style-name="WW8Num41">
          <text:list-item>
            <text:p text:style-name="P283">If it is required to encode the total vertical length, including any equipment objects (e.g. topmark, light), of the buoy above the water level, it must be done using the attribute VERLEN.</text:p>
          </text:list-item>
          <text:list-item>
            <text:p text:style-name="P283">If it is required to encode a buoy that has more than one colour, the attributes COLOUR and COLPAT must be encoded, according to the rules laid out in clause 2.4.</text:p>
          </text:list-item>
        </text:list>
        <text:p text:style-name="P10"/>
        <text:p text:style-name="P10">In the following table, the symbol ‘/’ indicates that this attribute does not exist for that particular object class. <text:s/>A blank indicates that the encoder may choose a relevant value for the attribute. <text:s/>The table contains the most common examples of coding; other coding combinations are possible.</text:p>
        <text:p text:style-name="P10"/>
        <table:table table:name="Tableau11" table:style-name="Tableau11">
          <table:table-column table:style-name="Tableau11.A"/>
          <table:table-column table:style-name="Tableau11.B"/>
          <table:table-column table:style-name="Tableau11.C"/>
          <table:table-column table:style-name="Tableau11.D" table:number-columns-repeated="2"/>
          <table:table-column table:style-name="Tableau11.F"/>
          <table:table-header-rows>
            <table:table-row table:style-name="Tableau11.1">
              <table:table-cell table:style-name="Tableau11.A1" office:value-type="string">
                <text:p text:style-name="P45"/>
                <text:p text:style-name="P446">Feature</text:p>
              </table:table-cell>
              <table:table-cell table:style-name="Tableau11.B1" office:value-type="string">
                <text:p text:style-name="P53"/>
                <text:p text:style-name="P447">INT1</text:p>
              </table:table-cell>
              <table:table-cell table:style-name="Tableau11.B1" office:value-type="string">
                <text:p text:style-name="P53"/>
                <text:p text:style-name="P447">Object-class</text:p>
              </table:table-cell>
              <table:table-cell table:style-name="Tableau11.B1" office:value-type="string">
                <text:p text:style-name="P53"/>
                <text:p text:style-name="P447">BOYSHP</text:p>
              </table:table-cell>
              <table:table-cell table:style-name="Tableau11.B1" office:value-type="string">
                <text:p text:style-name="P53"/>
                <text:p text:style-name="P447">CATSPM</text:p>
              </table:table-cell>
              <table:table-cell table:style-name="Tableau11.F1" office:value-type="string">
                <text:p text:style-name="P53"/>
                <text:p text:style-name="P446">Other attributes</text:p>
              </table:table-cell>
            </table:table-row>
          </table:table-header-rows>
          <table:table-row table:style-name="Tableau11.1">
            <table:table-cell table:style-name="Tableau11.A2" office:value-type="string">
              <text:p text:style-name="P45"/>
              <text:p text:style-name="P448">Mooring buoy</text:p>
            </table:table-cell>
            <table:table-cell table:style-name="Tableau11.A2" office:value-type="string">
              <text:p text:style-name="P45"/>
              <text:p text:style-name="P449">IQ40</text:p>
            </table:table-cell>
            <table:table-cell table:style-name="Tableau11.A2" office:value-type="string">
              <text:p text:style-name="P47"/>
              <text:p text:style-name="P447">MORFAC</text:p>
            </table:table-cell>
            <table:table-cell table:style-name="Tableau11.A2" office:value-type="string">
              <text:p text:style-name="P53"/>
              <text:p text:style-name="P449"/>
            </table:table-cell>
            <table:table-cell table:style-name="Tableau11.A2" office:value-type="string">
              <text:p text:style-name="P45"/>
              <text:p text:style-name="P450">/</text:p>
            </table:table-cell>
            <table:table-cell table:style-name="Tableau11.F2" office:value-type="string">
              <text:p text:style-name="P45"/>
              <text:p text:style-name="P445"><text:span text:style-name="T25">CATMOR = </text:span><text:span text:style-name="T26">7</text:span></text:p>
            </table:table-cell>
          </table:table-row>
          <table:table-row table:style-name="Tableau11.1">
            <table:table-cell table:style-name="Tableau11.A2" office:value-type="string">
              <text:p text:style-name="P45"/>
              <text:p text:style-name="P448">Oil or gas installation buoy</text:p>
            </table:table-cell>
            <table:table-cell table:style-name="Tableau11.A2" office:value-type="string">
              <text:p text:style-name="P45"/>
              <text:p text:style-name="P449">IL16</text:p>
            </table:table-cell>
            <table:table-cell table:style-name="Tableau11.A2" office:value-type="string">
              <text:p text:style-name="P47"/>
              <text:p text:style-name="P447">BOYINB</text:p>
            </table:table-cell>
            <table:table-cell table:style-name="Tableau11.A2" office:value-type="string">
              <text:p text:style-name="P53"/>
              <text:p text:style-name="P450">7</text:p>
            </table:table-cell>
            <table:table-cell table:style-name="Tableau11.A2" office:value-type="string">
              <text:p text:style-name="P57"/>
              <text:p text:style-name="P450">/</text:p>
            </table:table-cell>
            <table:table-cell table:style-name="Tableau11.F2" office:value-type="string">
              <text:p text:style-name="P57"/>
              <text:p text:style-name="P445"><text:span text:style-name="T25">PRODCT = </text:span><text:span text:style-name="T26">1 </text:span><text:span text:style-name="T25">or</text:span><text:span text:style-name="T26"> 2</text:span><text:span text:style-name="T25">, CATINB = </text:span><text:span text:style-name="T26">1 </text:span><text:span text:style-name="T25">or</text:span><text:span text:style-name="T26"> 2</text:span></text:p>
            </table:table-cell>
          </table:table-row>
          <table:table-row table:style-name="Tableau11.1">
            <table:table-cell table:style-name="Tableau11.A2" office:value-type="string">
              <text:p text:style-name="P45"/>
              <text:p text:style-name="P448">Firing danger area buoy</text:p>
            </table:table-cell>
            <table:table-cell table:style-name="Tableau11.A2" office:value-type="string">
              <text:p text:style-name="P45"/>
              <text:p text:style-name="P449">IQ50</text:p>
            </table:table-cell>
            <table:table-cell table:style-name="Tableau11.A2" office:value-type="string">
              <text:p text:style-name="P66">BOYSPP</text:p>
            </table:table-cell>
            <table:table-cell table:style-name="Tableau11.A2" office:value-type="string">
              <text:p text:style-name="P63"/>
              <text:p text:style-name="P450"/>
            </table:table-cell>
            <table:table-cell table:style-name="Tableau11.A2" office:value-type="string">
              <text:p text:style-name="P57"/>
              <text:p text:style-name="P450">1</text:p>
            </table:table-cell>
            <table:table-cell table:style-name="Tableau11.F2" office:value-type="string">
              <text:p text:style-name="P45"/>
              <text:p text:style-name="P448"/>
            </table:table-cell>
          </table:table-row>
          <table:table-row table:style-name="Tableau11.1">
            <table:table-cell table:style-name="Tableau11.A2" office:value-type="string">
              <text:p text:style-name="P45"/>
              <text:p text:style-name="P448">Target</text:p>
            </table:table-cell>
            <table:table-cell table:style-name="Tableau11.A2" office:value-type="string">
              <text:p text:style-name="P45"/>
              <text:p text:style-name="P449">IQ51</text:p>
            </table:table-cell>
            <table:table-cell table:style-name="Tableau11.A2" office:value-type="string">
              <text:p text:style-name="P47"/>
              <text:p text:style-name="P447">BOYSPP</text:p>
            </table:table-cell>
            <table:table-cell table:style-name="Tableau11.A2" office:value-type="string">
              <text:p text:style-name="P63"/>
              <text:p text:style-name="P450"/>
            </table:table-cell>
            <table:table-cell table:style-name="Tableau11.A2" office:value-type="string">
              <text:p text:style-name="P57"/>
              <text:p text:style-name="P450">2</text:p>
            </table:table-cell>
            <table:table-cell table:style-name="Tableau11.F2" office:value-type="string">
              <text:p text:style-name="P45"/>
              <text:p text:style-name="P448"/>
            </table:table-cell>
          </table:table-row>
          <table:table-row table:style-name="Tableau11.1">
            <table:table-cell table:style-name="Tableau11.A2" office:value-type="string">
              <text:p text:style-name="P45"/>
              <text:p text:style-name="P448">Marker ship</text:p>
            </table:table-cell>
            <table:table-cell table:style-name="Tableau11.A2" office:value-type="string">
              <text:p text:style-name="P45"/>
              <text:p text:style-name="P449">IQ52</text:p>
            </table:table-cell>
            <table:table-cell table:style-name="Tableau11.A2" office:value-type="string">
              <text:p text:style-name="P66">BOYSPP</text:p>
            </table:table-cell>
            <table:table-cell table:style-name="Tableau11.A2" office:value-type="string">
              <text:p text:style-name="P63"/>
              <text:p text:style-name="P450"/>
            </table:table-cell>
            <table:table-cell table:style-name="Tableau11.A2" office:value-type="string">
              <text:p text:style-name="P57"/>
              <text:p text:style-name="P450">3</text:p>
            </table:table-cell>
            <table:table-cell table:style-name="Tableau11.F2" office:value-type="string">
              <text:p text:style-name="P45"/>
              <text:p text:style-name="P448"/>
            </table:table-cell>
          </table:table-row>
          <table:table-row table:style-name="Tableau11.1">
            <table:table-cell table:style-name="Tableau11.A2" office:value-type="string">
              <text:p text:style-name="P45"/>
              <text:p text:style-name="P448">Barge</text:p>
            </table:table-cell>
            <table:table-cell table:style-name="Tableau11.A2" office:value-type="string">
              <text:p text:style-name="P45"/>
              <text:p text:style-name="P449">IQ53</text:p>
            </table:table-cell>
            <table:table-cell table:style-name="Tableau11.A2" office:value-type="string">
              <text:p text:style-name="P55"/>
              <text:p text:style-name="P447">BOYSPP</text:p>
            </table:table-cell>
            <table:table-cell table:style-name="Tableau11.A2" office:value-type="string">
              <text:p text:style-name="P63"/>
              <text:p text:style-name="P450"/>
            </table:table-cell>
            <table:table-cell table:style-name="Tableau11.A2" office:value-type="string">
              <text:p text:style-name="P57"/>
              <text:p text:style-name="P450">5</text:p>
            </table:table-cell>
            <table:table-cell table:style-name="Tableau11.F2" office:value-type="string">
              <text:p text:style-name="P45"/>
              <text:p text:style-name="P448"/>
            </table:table-cell>
          </table:table-row>
          <table:table-row table:style-name="Tableau11.1">
            <table:table-cell table:style-name="Tableau11.A2" office:value-type="string">
              <text:p text:style-name="P45"/>
              <text:p text:style-name="P448">Degaussing range buoy</text:p>
            </table:table-cell>
            <table:table-cell table:style-name="Tableau11.A2" office:value-type="string">
              <text:p text:style-name="P45"/>
              <text:p text:style-name="P449">IQ54</text:p>
            </table:table-cell>
            <table:table-cell table:style-name="Tableau11.A2" office:value-type="string">
              <text:p text:style-name="P55"/>
              <text:p text:style-name="P447">BOYSPP</text:p>
            </table:table-cell>
            <table:table-cell table:style-name="Tableau11.A2" office:value-type="string">
              <text:p text:style-name="P63"/>
              <text:p text:style-name="P450"/>
            </table:table-cell>
            <table:table-cell table:style-name="Tableau11.A2" office:value-type="string">
              <text:p text:style-name="P57"/>
              <text:p text:style-name="P450">4</text:p>
            </table:table-cell>
            <table:table-cell table:style-name="Tableau11.F2" office:value-type="string">
              <text:p text:style-name="P45"/>
              <text:p text:style-name="P448"/>
            </table:table-cell>
          </table:table-row>
          <table:table-row table:style-name="Tableau11.1">
            <table:table-cell table:style-name="Tableau11.A2" office:value-type="string">
              <text:p text:style-name="P45"/>
              <text:p text:style-name="P448">Buoy marking cable</text:p>
            </table:table-cell>
            <table:table-cell table:style-name="Tableau11.A2" office:value-type="string">
              <text:p text:style-name="P45"/>
              <text:p text:style-name="P449">IQ55</text:p>
            </table:table-cell>
            <table:table-cell table:style-name="Tableau11.A2" office:value-type="string">
              <text:p text:style-name="P66">BOYSPP</text:p>
            </table:table-cell>
            <table:table-cell table:style-name="Tableau11.A2" office:value-type="string">
              <text:p text:style-name="P63"/>
              <text:p text:style-name="P450"/>
            </table:table-cell>
            <table:table-cell table:style-name="Tableau11.A2" office:value-type="string">
              <text:p text:style-name="P57"/>
              <text:p text:style-name="P450">6</text:p>
            </table:table-cell>
            <table:table-cell table:style-name="Tableau11.F2" office:value-type="string">
              <text:p text:style-name="P45"/>
              <text:p text:style-name="P448"/>
            </table:table-cell>
          </table:table-row>
          <table:table-row table:style-name="Tableau11.1">
            <table:table-cell table:style-name="Tableau11.A2" office:value-type="string">
              <text:p text:style-name="P45"/>
              <text:p text:style-name="P448">Spoil ground buoy</text:p>
            </table:table-cell>
            <table:table-cell table:style-name="Tableau11.A2" office:value-type="string">
              <text:p text:style-name="P45"/>
              <text:p text:style-name="P449">IQ56</text:p>
            </table:table-cell>
            <table:table-cell table:style-name="Tableau11.A2" office:value-type="string">
              <text:p text:style-name="P55"/>
              <text:p text:style-name="P447">BOYSPP</text:p>
            </table:table-cell>
            <table:table-cell table:style-name="Tableau11.A2" office:value-type="string">
              <text:p text:style-name="P63"/>
              <text:p text:style-name="P450"/>
            </table:table-cell>
            <table:table-cell table:style-name="Tableau11.A2" office:value-type="string">
              <text:p text:style-name="P57"/>
              <text:p text:style-name="P450">7</text:p>
            </table:table-cell>
            <table:table-cell table:style-name="Tableau11.F2" office:value-type="string">
              <text:p text:style-name="P45"/>
              <text:p text:style-name="P448"/>
            </table:table-cell>
          </table:table-row>
          <table:table-row table:style-name="Tableau11.1">
            <table:table-cell table:style-name="Tableau11.A2" office:value-type="string">
              <text:p text:style-name="P45"/>
              <text:p text:style-name="P448">Buoy marking outfall</text:p>
            </table:table-cell>
            <table:table-cell table:style-name="Tableau11.A2" office:value-type="string">
              <text:p text:style-name="P45"/>
              <text:p text:style-name="P449">IQ57</text:p>
            </table:table-cell>
            <table:table-cell table:style-name="Tableau11.A2" office:value-type="string">
              <text:p text:style-name="P66">BOYSPP</text:p>
            </table:table-cell>
            <table:table-cell table:style-name="Tableau11.A2" office:value-type="string">
              <text:p text:style-name="P63"/>
              <text:p text:style-name="P450"/>
            </table:table-cell>
            <table:table-cell table:style-name="Tableau11.A2" office:value-type="string">
              <text:p text:style-name="P57"/>
              <text:p text:style-name="P450">8</text:p>
            </table:table-cell>
            <table:table-cell table:style-name="Tableau11.F2" office:value-type="string">
              <text:p text:style-name="P45"/>
              <text:p text:style-name="P448"/>
            </table:table-cell>
          </table:table-row>
          <table:table-row table:style-name="Tableau11.12">
            <table:table-cell table:style-name="Tableau11.A2" office:value-type="string">
              <text:p text:style-name="P45"/>
              <text:p text:style-name="P448">Buoy marking pipeline</text:p>
            </table:table-cell>
            <table:table-cell table:style-name="Tableau11.A2" office:value-type="string">
              <text:p text:style-name="P45"/>
              <text:p text:style-name="P449"/>
            </table:table-cell>
            <table:table-cell table:style-name="Tableau11.A2" office:value-type="string">
              <text:p text:style-name="P66">BOYSPP</text:p>
            </table:table-cell>
            <table:table-cell table:style-name="Tableau11.A2" office:value-type="string">
              <text:p text:style-name="P63"/>
              <text:p text:style-name="P450"/>
            </table:table-cell>
            <table:table-cell table:style-name="Tableau11.A2" office:value-type="string">
              <text:p text:style-name="P57"/>
              <text:p text:style-name="P450">39</text:p>
            </table:table-cell>
            <table:table-cell table:style-name="Tableau11.F2" office:value-type="string">
              <text:p text:style-name="P45"/>
              <text:p text:style-name="P448"/>
            </table:table-cell>
          </table:table-row>
          <text:soft-page-break/>
          <table:table-row table:style-name="Tableau11.1">
            <table:table-cell table:style-name="Tableau11.A2" office:value-type="string">
              <text:p text:style-name="P45"/>
              <text:p text:style-name="P448">Superbuoy</text:p>
            </table:table-cell>
            <table:table-cell table:style-name="Tableau11.A2" office:value-type="string">
              <text:p text:style-name="P45"/>
              <text:p text:style-name="P449">IQ26</text:p>
            </table:table-cell>
            <table:table-cell table:style-name="Tableau11.A2" office:value-type="string">
              <text:p text:style-name="P45"/>
              <text:p text:style-name="P447">BOY***</text:p>
            </table:table-cell>
            <table:table-cell table:style-name="Tableau11.A2" office:value-type="string">
              <text:p text:style-name="P63"/>
              <text:p text:style-name="P450">7</text:p>
            </table:table-cell>
            <table:table-cell table:style-name="Tableau11.A2" office:value-type="string">
              <text:p text:style-name="P45"/>
              <text:p text:style-name="P449"/>
            </table:table-cell>
            <table:table-cell table:style-name="Tableau11.F2" office:value-type="string">
              <text:p text:style-name="P45"/>
              <text:p text:style-name="P448"/>
            </table:table-cell>
          </table:table-row>
          <table:table-row table:style-name="Tableau11.1">
            <table:table-cell table:style-name="Tableau11.A14" office:value-type="string">
              <text:p text:style-name="P45"/>
              <text:p text:style-name="P448">Large automatic navigational buoy</text:p>
            </table:table-cell>
            <table:table-cell table:style-name="Tableau11.A14" office:value-type="string">
              <text:p text:style-name="P45"/>
              <text:p text:style-name="P449">IP6</text:p>
            </table:table-cell>
            <table:table-cell table:style-name="Tableau11.A2" office:value-type="string">
              <text:p text:style-name="P66">BOYSPP</text:p>
            </table:table-cell>
            <table:table-cell table:style-name="Tableau11.A14" office:value-type="string">
              <text:p text:style-name="P57"/>
              <text:p text:style-name="P450">7</text:p>
            </table:table-cell>
            <table:table-cell table:style-name="Tableau11.A14" office:value-type="string">
              <text:p text:style-name="P57"/>
              <text:p text:style-name="P450">15</text:p>
            </table:table-cell>
            <table:table-cell table:style-name="Tableau11.F14" office:value-type="string">
              <text:p text:style-name="P45"/>
              <text:p text:style-name="P448"/>
            </table:table-cell>
          </table:table-row>
          <table:table-row table:style-name="Tableau11.1">
            <table:table-cell table:style-name="Tableau11.A2" office:value-type="string">
              <text:p text:style-name="P45"/>
              <text:p text:style-name="P448">Data-collecting buoy of superbuoy size</text:p>
            </table:table-cell>
            <table:table-cell table:style-name="Tableau11.A2" office:value-type="string">
              <text:p text:style-name="P45"/>
              <text:p text:style-name="P449">IQ58</text:p>
            </table:table-cell>
            <table:table-cell table:style-name="Tableau11.A2" office:value-type="string">
              <text:p text:style-name="P66">BOYSPP</text:p>
            </table:table-cell>
            <table:table-cell table:style-name="Tableau11.A2" office:value-type="string">
              <text:p text:style-name="P57"/>
              <text:p text:style-name="P450">7</text:p>
            </table:table-cell>
            <table:table-cell table:style-name="Tableau11.A2" office:value-type="string">
              <text:p text:style-name="P57"/>
              <text:p text:style-name="P450">9</text:p>
            </table:table-cell>
            <table:table-cell table:style-name="Tableau11.F2" office:value-type="string">
              <text:p text:style-name="P45"/>
              <text:p text:style-name="P448"/>
            </table:table-cell>
          </table:table-row>
          <table:table-row table:style-name="Tableau11.1">
            <table:table-cell table:style-name="Tableau11.A2" office:value-type="string">
              <text:p text:style-name="P45"/>
              <text:p text:style-name="P448">Buoy marking wave recorder (or current meter)</text:p>
            </table:table-cell>
            <table:table-cell table:style-name="Tableau11.A2" office:value-type="string">
              <text:p text:style-name="P45"/>
              <text:p text:style-name="P449">IQ59</text:p>
            </table:table-cell>
            <table:table-cell table:style-name="Tableau11.A2" office:value-type="string">
              <text:p text:style-name="P55"/>
              <text:p text:style-name="P447">BOYSPP</text:p>
            </table:table-cell>
            <table:table-cell table:style-name="Tableau11.A2" office:value-type="string">
              <text:p text:style-name="P63"/>
              <text:p text:style-name="P450"/>
            </table:table-cell>
            <table:table-cell table:style-name="Tableau11.A2" office:value-type="string">
              <text:p text:style-name="P57"/>
              <text:p text:style-name="P450">10</text:p>
            </table:table-cell>
            <table:table-cell table:style-name="Tableau11.F2" office:value-type="string">
              <text:p text:style-name="P57"/>
              <text:p text:style-name="P445"><text:span text:style-name="T25">INFORM = </text:span><text:span text:style-name="T26">wave recorder</text:span><text:span text:style-name="T25"> (e.g.)</text:span></text:p>
            </table:table-cell>
          </table:table-row>
          <table:table-row table:style-name="Tableau11.1">
            <table:table-cell table:style-name="Tableau11.A2" office:value-type="string">
              <text:p text:style-name="P45"/>
              <text:p text:style-name="P448">Seaplane anchorage buoy</text:p>
            </table:table-cell>
            <table:table-cell table:style-name="Tableau11.A2" office:value-type="string">
              <text:p text:style-name="P45"/>
              <text:p text:style-name="P449">IQ60</text:p>
            </table:table-cell>
            <table:table-cell table:style-name="Tableau11.A2" office:value-type="string">
              <text:p text:style-name="P66">BOYSPP</text:p>
            </table:table-cell>
            <table:table-cell table:style-name="Tableau11.A2" office:value-type="string">
              <text:p text:style-name="P63"/>
              <text:p text:style-name="P450"/>
            </table:table-cell>
            <table:table-cell table:style-name="Tableau11.A2" office:value-type="string">
              <text:p text:style-name="P57"/>
              <text:p text:style-name="P450">11</text:p>
            </table:table-cell>
            <table:table-cell table:style-name="Tableau11.F2" office:value-type="string">
              <text:p text:style-name="P45"/>
              <text:p text:style-name="P448"/>
            </table:table-cell>
          </table:table-row>
          <table:table-row table:style-name="Tableau11.1">
            <table:table-cell table:style-name="Tableau11.A2" office:value-type="string">
              <text:p text:style-name="P45"/>
              <text:p text:style-name="P448">Buoy marking traffic separation scheme</text:p>
            </table:table-cell>
            <table:table-cell table:style-name="Tableau11.A2" office:value-type="string">
              <text:p text:style-name="P45"/>
              <text:p text:style-name="P449">IQ61</text:p>
            </table:table-cell>
            <table:table-cell table:style-name="Tableau11.A2" office:value-type="string">
              <text:p text:style-name="P66">BOYSPP</text:p>
            </table:table-cell>
            <table:table-cell table:style-name="Tableau11.A2" office:value-type="string">
              <text:p text:style-name="P63"/>
              <text:p text:style-name="P450"/>
            </table:table-cell>
            <table:table-cell table:style-name="Tableau11.A2" office:value-type="string">
              <text:p text:style-name="P57"/>
              <text:p text:style-name="P450">19</text:p>
            </table:table-cell>
            <table:table-cell table:style-name="Tableau11.F2" office:value-type="string">
              <text:p text:style-name="P45"/>
              <text:p text:style-name="P448"/>
            </table:table-cell>
          </table:table-row>
          <table:table-row table:style-name="Tableau11.1">
            <table:table-cell table:style-name="Tableau11.A2" office:value-type="string">
              <text:p text:style-name="P45"/>
              <text:p text:style-name="P448">Buoy marking recreation zone</text:p>
            </table:table-cell>
            <table:table-cell table:style-name="Tableau11.A2" office:value-type="string">
              <text:p text:style-name="P45"/>
              <text:p text:style-name="P449">IQ62</text:p>
            </table:table-cell>
            <table:table-cell table:style-name="Tableau11.A2" office:value-type="string">
              <text:p text:style-name="P66">BOYSPP</text:p>
            </table:table-cell>
            <table:table-cell table:style-name="Tableau11.A2" office:value-type="string">
              <text:p text:style-name="P63"/>
              <text:p text:style-name="P450"/>
            </table:table-cell>
            <table:table-cell table:style-name="Tableau11.A2" office:value-type="string">
              <text:p text:style-name="P57"/>
              <text:p text:style-name="P450">12</text:p>
            </table:table-cell>
            <table:table-cell table:style-name="Tableau11.F2" office:value-type="string">
              <text:p text:style-name="P45"/>
              <text:p text:style-name="P448"/>
            </table:table-cell>
          </table:table-row>
          <table:table-row table:style-name="Tableau11.1">
            <table:table-cell table:style-name="Tableau11.A20" office:value-type="string">
              <text:p text:style-name="P45"/>
              <text:p text:style-name="P448"/>
            </table:table-cell>
            <table:table-cell table:style-name="Tableau11.A20" office:value-type="string">
              <text:p text:style-name="P45"/>
              <text:p text:style-name="P449"/>
            </table:table-cell>
            <table:table-cell table:style-name="Tableau11.A20" office:value-type="string">
              <text:p text:style-name="P45"/>
              <text:p text:style-name="P449"/>
            </table:table-cell>
            <table:table-cell table:style-name="Tableau11.A20" office:value-type="string">
              <text:p text:style-name="P45"/>
              <text:p text:style-name="P449"/>
            </table:table-cell>
            <table:table-cell table:style-name="Tableau11.A20" office:value-type="string">
              <text:p text:style-name="P45"/>
              <text:p text:style-name="P449"/>
            </table:table-cell>
            <table:table-cell table:style-name="Tableau11.A20" office:value-type="string">
              <text:p text:style-name="P45"/>
              <text:p text:style-name="P451">table 12.3</text:p>
            </table:table-cell>
          </table:table-row>
        </table:table>
        <text:h text:style-name="P515" text:outline-level="3"/>
        <text:h text:style-name="P515" text:outline-level="3">12.4.2<text:tab/><text:tab/><text:tab/>Light floats and light vessels (see M4 - § 462.8 and §474.1)</text:h>
        <text:p text:style-name="P350"/>
        <text:p text:style-name="P345"><text:span text:style-name="T1">If it is required to encode a light float or a light vessel, it must be done using the object class </text:span><text:span text:style-name="T4">LITFLT</text:span><text:span text:style-name="T1"> or </text:span><text:span text:style-name="T4">LITVES</text:span><text:span text:style-name="T1">.</text:span></text:p>
        <text:p text:style-name="P350"><text:s/></text:p>
        <text:p text:style-name="P345"><text:span text:style-name="T1">Geo objects:<text:tab/><text:tab/>Light float (</text:span><text:span text:style-name="T4">LITFLT</text:span><text:span text:style-name="T1">)</text:span></text:p>
        <text:p text:style-name="P368"><text:span text:style-name="T1">Light vessel (</text:span><text:span text:style-name="T4">LITVES</text:span><text:span text:style-name="T1">)</text:span></text:p>
        <text:p text:style-name="P345"><text:span text:style-name="T1">Attributes:<text:tab/><text:tab/></text:span><text:span text:style-name="T5">COLOUR</text:span><text:span text:style-name="T1"><text:tab/>COLPAT<text:tab/><text:tab/>CONRAD<text:tab/>CONVIS<text:tab/><text:tab/>DATEND<text:tab/><text:tab/>DATSTA<text:tab/><text:tab/><text:tab/><text:tab/><text:tab/><text:tab/><text:tab/><text:tab/><text:tab/></text:span><text:span text:style-name="T10">HORACC</text:span><text:span text:style-name="T1"><text:tab/>HORLEN<text:tab/><text:tab/>HORWID<text:tab/><text:tab/>NATCON<text:tab/><text:tab/>NOBJNM<text:tab/><text:tab/>OBJNAM<text:tab/><text:tab/><text:tab/><text:tab/><text:tab/><text:tab/><text:tab/><text:tab/><text:tab/>PEREND<text:tab/><text:tab/>PERSTA<text:tab/><text:tab/>STATUS<text:tab/><text:tab/></text:span><text:span text:style-name="T10">VERACC</text:span><text:span text:style-name="T1"><text:tab/><text:tab/>VERLEN<text:tab/><text:tab/>INFORM<text:tab/><text:tab/>NINFOM</text:span></text:p>
        <text:p text:style-name="P17"/>
        <text:p text:style-name="P10"/>
        <text:h text:style-name="P506" text:outline-level="2">12.5<text:tab/><text:tab/><text:tab/>Fog signals (see M4 - §451)</text:h>
        <text:p text:style-name="P350"/>
        <text:p text:style-name="P345"><text:span text:style-name="T1">If it is required to encode a fog signal, it must be done using the object class </text:span><text:span text:style-name="T4">FOGSIG</text:span><text:span text:style-name="T1">.</text:span></text:p>
        <text:p text:style-name="P350"/>
        <text:p text:style-name="P345"><text:span text:style-name="T1">Geo object:<text:tab/><text:tab/>Fog signal (</text:span><text:span text:style-name="T4">FOGSIG</text:span><text:span text:style-name="T1">)</text:span></text:p>
        <text:p text:style-name="P345"><text:span text:style-name="T1">Attributes:<text:tab/><text:tab/></text:span><text:span text:style-name="T5">CATFOG</text:span><text:span text:style-name="T1"><text:tab/><text:tab/>DATEND<text:tab/><text:tab/>DATSTA<text:tab/><text:tab/>NOBJNM<text:tab/><text:tab/>OBJNAM<text:tab/><text:tab/>SIGFRQ<text:tab/><text:tab/>SIGGEN</text:span></text:p>
        <text:p text:style-name="P373">SIGGRP<text:tab/><text:tab/>SIGPER<text:tab/><text:tab/>SIGSEQ<text:tab/><text:tab/>STATUS<text:tab/><text:tab/>VALMXR<text:tab/><text:tab/>INFORM<text:tab/><text:tab/>NINFOM</text:p>
        <text:p text:style-name="P10"/>
        <text:p text:style-name="P10"/>
        <text:h text:style-name="P506" text:outline-level="2">12.6<text:tab/><text:tab/><text:tab/>Topmarks (see M4 - §463)</text:h>
        <text:p text:style-name="P350"/>
        <text:p text:style-name="P345"><text:span text:style-name="T1">If it is required to encode a topmark, it must be done using the object class </text:span><text:span text:style-name="T4">TOPMAR</text:span><text:span text:style-name="T1">.</text:span></text:p>
        <text:p text:style-name="P350"/>
        <text:p text:style-name="P345"><text:span text:style-name="T1">Geo object:<text:tab/><text:tab/>Topmark (</text:span><text:span text:style-name="T4">TOPMAR</text:span><text:span text:style-name="T1">)</text:span></text:p>
        <text:p text:style-name="P350">Attributes:<text:tab/><text:tab/>COLOUR<text:tab/>COLPAT<text:tab/></text:p>
        <text:p text:style-name="P478"><text:span text:style-name="T10">HEIGHT</text:span><text:span text:style-name="T1"> <text:tab/><text:tab/></text:span></text:p>
        <text:p text:style-name="P478"><text:span text:style-name="T10">MARSYS<text:tab/></text:span><text:span text:style-name="T1"> <text:s/>-<text:tab/>the value is given on meta object </text:span><text:span text:style-name="T4">M_NSYS</text:span><text:span text:style-name="T1"> or MARSYS for the structure object</text:span></text:p>
        <text:p text:style-name="P478"><text:span text:style-name="T1">STATUS<text:tab/><text:tab/></text:span><text:span text:style-name="T5">TOPSHP</text:span><text:span text:style-name="T1"><text:tab/><text:tab/></text:span><text:span text:style-name="T10">VERACC<text:tab/></text:span><text:span text:style-name="T1"><text:tab/></text:span><text:span text:style-name="T10">VERDAT</text:span><text:span text:style-name="T1"><text:tab/><text:tab/></text:span><text:span text:style-name="T10">VERLEN</text:span><text:span text:style-name="T1"><text:tab/><text:tab/>INFORM<text:tab/><text:tab/>NINFOM</text:span></text:p>
        <text:p text:style-name="P366"/>
        <text:p text:style-name="P10"/>
        <text:h text:style-name="P511" text:outline-level="2">12.7<text:tab/><text:tab/><text:tab/>Retro-reflectors</text:h>
        <text:p text:style-name="P10"/>
        <text:p text:style-name="P345"><text:span text:style-name="T1">If it is required to encode a retro-reflector, it must be done using the object class </text:span><text:span text:style-name="T4">RETRFL</text:span><text:span text:style-name="T1">.</text:span></text:p>
        <text:p text:style-name="P10"/>
        <text:p text:style-name="P75"><text:span text:style-name="T1">Geo object:<text:tab/><text:tab/>Retro-reflector (</text:span><text:span text:style-name="T4">RETRFL</text:span><text:span text:style-name="T1">)</text:span></text:p>
        <text:p text:style-name="P10">Attributes:<text:tab/><text:tab/>COLOUR<text:tab/>COLPAT<text:tab/><text:tab/>HEIGHT</text:p>
        <text:p text:style-name="P493"><text:span text:style-name="T10">MARSYS<text:tab/></text:span><text:span text:style-name="T1"> <text:s/>- <text:tab/>the value is given on meta object </text:span><text:span text:style-name="T4">M_NSYS</text:span><text:span text:style-name="T1"> or MARSYS for the structure object</text:span></text:p>
        <text:p text:style-name="P372"><text:span text:style-name="T1">STATUS<text:tab/><text:tab/></text:span><text:span text:style-name="T10">VERACC</text:span><text:span text:style-name="T1"> <text:tab/></text:span><text:span text:style-name="T10">VERDAT</text:span><text:span text:style-name="T1"> </text:span></text:p>
        <text:p text:style-name="P374">INFORM - <text:tab/>describes letters, patterns or numerals shown on the retro-reflector</text:p>
        <text:p text:style-name="P374">NINFOM</text:p>
        <text:p text:style-name="P10"/>
        <text:p text:style-name="P10"/>
        <text:h text:style-name="P506" text:outline-level="2">12.8<text:tab/><text:tab/><text:tab/>Lights (see M4 - §470)</text:h>
        <text:p text:style-name="P350"/>
        <text:p text:style-name="P345"><text:span text:style-name="T1">If the actual structure that supports a light in a water area is unknown, a </text:span><text:span text:style-name="T4">PILPNT</text:span><text:span text:style-name="T1"> object with no attributes should also be encoded at the same position as the light. </text:span></text:p>
        <text:p text:style-name="P350"/>
        <text:p text:style-name="P350"/>
        <text:p text:style-name="P361">12.8.1<text:tab/><text:tab/><text:tab/>Description of lights</text:p>
        <text:p text:style-name="P350"/>
        <text:p text:style-name="P345"><text:span text:style-name="T1">If it is required to encode a light and its sectors, each sector of the light must be encoded using one separate </text:span><text:span text:style-name="T4">LIGHTS</text:span><text:span text:style-name="T1"> object. <text:s/>These objects must be slave objects of the same master object, which is either the structure object or one of the </text:span><text:span text:style-name="T4">LIGHTS</text:span><text:span text:style-name="T1">, so that the relationship between them is indicated using the master/slave relationship mechanism described in clause 12.1.2.</text:span></text:p>
        <text:p text:style-name="P17"/>
        <text:p text:style-name="P75"><text:span text:style-name="T1">Geo object:<text:tab/><text:tab/>Light (</text:span><text:span text:style-name="T4">LIGHTS</text:span><text:span text:style-name="T1">)</text:span></text:p>
        <text:p text:style-name="P75"><text:span text:style-name="T1">Attributes:<text:tab/><text:tab/></text:span><text:span text:style-name="T5">CATLIT</text:span><text:span text:style-name="T1"> -<text:tab/><text:tab/>mandatory for air obstruction and fog detector lights</text:span></text:p>
        <text:p text:style-name="P75"><text:span text:style-name="T1"><text:tab/><text:tab/><text:tab/><text:tab/><text:tab/></text:span><text:span text:style-name="T5">COLOUR</text:span><text:span text:style-name="T1"> -<text:tab/>mandatory except for air obstruction and fog detector lights<text:tab/></text:span></text:p>
        <text:p text:style-name="P10"><text:tab/><text:tab/><text:tab/><text:tab/><text:tab/>DATEND<text:tab/><text:tab/>DATSTA <text:tab/><text:tab/>EXCLIT</text:p>
        <text:p text:style-name="P374">HEIGHT -<text:tab/>prohibited for floating lights </text:p>
        <text:p text:style-name="P372"><text:span text:style-name="T5">LITCHR</text:span><text:span text:style-name="T1"> -<text:tab/><text:tab/>mandatory except for air obstruction and fog detector lights<text:tab/></text:span></text:p>
        <text:p text:style-name="P374">LITVIS<text:tab/><text:tab/>MARSYS<text:tab/><text:tab/>MLTYLT<text:tab/><text:tab/>NOBJNM<text:tab/><text:tab/>OBJNAM</text:p>
        <text:p text:style-name="P372"><text:span text:style-name="T5">ORIENT</text:span><text:span text:style-name="T1"> -<text:tab/>prohibited, except for directional or moiré effect lights </text:span></text:p>
        <text:p text:style-name="P374">PEREND<text:tab/><text:tab/>PERSTA</text:p>
        <text:p text:style-name="P372"><text:span text:style-name="T5">SECTR1</text:span><text:span text:style-name="T1"> -<text:tab/>only for sector lights</text:span></text:p>
        <text:p text:style-name="P372"><text:span text:style-name="T5">SECTR2</text:span><text:span text:style-name="T1"> -<text:tab/>only for sector lights</text:span></text:p>
        <text:p text:style-name="P372"><text:span text:style-name="T5">SIGGRP</text:span><text:span text:style-name="T1"> -<text:tab/>prohibited for fixed lights </text:span></text:p>
        <text:p text:style-name="P372"><text:span text:style-name="T5">SIGPER</text:span><text:span text:style-name="T1"> -<text:tab/>prohibited for fixed lights </text:span></text:p>
        <text:p text:style-name="P374">SIGSEQ - <text:tab/>prohibited for fixed lights</text:p>
        <text:p text:style-name="P372"><text:span text:style-name="T1">STATUS<text:tab/><text:tab/>VALNMR<text:tab/><text:tab/></text:span><text:span text:style-name="T10">VERACC</text:span><text:span text:style-name="T1"> </text:span></text:p>
        <text:p text:style-name="P397"><text:span text:style-name="T1">VERDAT -<text:tab/>applies only to HEIGHT; this value must only be encoded if it is different to the value encoded in the VDAT subfield </text:span><text:span text:style-name="Comment_20_Reference"><text:span text:style-name="T6"><text:s/></text:span></text:span><text:span text:style-name="T1">of the Data Set Parameter (DSPM) field, or different to the value of VERDAT encoded on meta object </text:span><text:span text:style-name="T4">M_VDAT</text:span></text:p>
        <text:p text:style-name="P374">INFORM<text:tab/><text:tab/>NINFOM</text:p>
        <text:p text:style-name="P10"/>
        <text:p text:style-name="P10">Remarks:</text:p>
        <text:list text:style-name="WW8Num163">
          <text:list-item>
            <text:p text:style-name="P285">If it is required to encode details of the lighting technology (e.g. neon), it must be done using the attribute INFORM.</text:p>
          </text:list-item>
          <text:list-item>
            <text:p text:style-name="P285">If it is required to encode the purpose of a marine spotlight, it must be done using INFORM.</text:p>
          </text:list-item>
        </text:list>
        <text:p text:style-name="P10"/>
        <text:p text:style-name="P10"/>
        <text:h text:style-name="P515" text:outline-level="3"><text:soft-page-break/>12.8.2<text:tab/><text:tab/><text:tab/>Types and functions of lights (see M4 - §471.1)</text:h>
        <text:p text:style-name="P350"/>
        <text:p text:style-name="P17">If it is required to encode types and functions of lights, this must be done using the attribute CATLIT.</text:p>
        <text:p text:style-name="P10"/>
        <text:p text:style-name="P10"/>
        <text:h text:style-name="P515" text:outline-level="3">12.8.3<text:tab/><text:tab/><text:tab/>Rhythms of lights (see M4 - §471.2)</text:h>
        <text:p text:style-name="P350"/>
        <text:p text:style-name="P350">If it is required to encode the rhythms of lights, this must be done using the attributes LITCHR and SIGGRP.</text:p>
        <text:p text:style-name="P350"/>
        <text:p text:style-name="Standard">The use of these attributes is defined in the following table; it contains the most common examples of coding; other coding combinations are possible:</text:p>
        <text:p text:style-name="P39"/>
        <table:table table:name="Tableau12" table:style-name="Tableau12">
          <table:table-column table:style-name="Tableau12.A"/>
          <table:table-column table:style-name="Tableau12.B"/>
          <table:table-column table:style-name="Tableau12.C"/>
          <table:table-column table:style-name="Tableau12.D"/>
          <table:table-column table:style-name="Tableau12.E"/>
          <table:table-column table:style-name="Tableau12.F"/>
          <table:table-column table:style-name="Tableau12.G"/>
          <table:table-column table:style-name="Tableau12.H"/>
          <table:table-column table:style-name="Tableau12.I"/>
          <table:table-row table:style-name="Tableau12.1">
            <table:table-cell table:style-name="Tableau12.A1" office:value-type="string">
              <text:p text:style-name="P99">Rhythms of <text:s/>lights</text:p>
            </table:table-cell>
            <table:table-cell table:style-name="Tableau12.A1" office:value-type="string">
              <text:p text:style-name="P99">F</text:p>
            </table:table-cell>
            <table:table-cell table:style-name="Tableau12.A1" office:value-type="string">
              <text:p text:style-name="P99">Oc</text:p>
            </table:table-cell>
            <table:table-cell table:style-name="Tableau12.A1" office:value-type="string">
              <text:p text:style-name="P99">Oc(2)</text:p>
            </table:table-cell>
            <table:table-cell table:style-name="Tableau12.A1" office:value-type="string">
              <text:p text:style-name="P99">Oc(2+3)</text:p>
            </table:table-cell>
            <table:table-cell table:style-name="Tableau12.A1" office:value-type="string">
              <text:p text:style-name="P99">Iso</text:p>
            </table:table-cell>
            <table:table-cell table:style-name="Tableau12.A1" office:value-type="string">
              <text:p text:style-name="P99">Fl</text:p>
            </table:table-cell>
            <table:table-cell table:style-name="Tableau12.A1" office:value-type="string">
              <text:p text:style-name="P99">Fl(3)</text:p>
            </table:table-cell>
            <table:table-cell table:style-name="Tableau12.I1" office:value-type="string">
              <text:p text:style-name="P99">LFl</text:p>
            </table:table-cell>
          </table:table-row>
          <table:table-row table:style-name="Tableau12.1">
            <table:table-cell table:style-name="Tableau12.A1" office:value-type="string">
              <text:p text:style-name="P99">LITCHR</text:p>
            </table:table-cell>
            <table:table-cell table:style-name="Tableau12.A1" office:value-type="string">
              <text:p text:style-name="P101">1</text:p>
            </table:table-cell>
            <table:table-cell table:style-name="Tableau12.A1" office:value-type="string">
              <text:p text:style-name="P101">8</text:p>
            </table:table-cell>
            <table:table-cell table:style-name="Tableau12.A1" office:value-type="string">
              <text:p text:style-name="P101">8</text:p>
            </table:table-cell>
            <table:table-cell table:style-name="Tableau12.A1" office:value-type="string">
              <text:p text:style-name="P101">8</text:p>
            </table:table-cell>
            <table:table-cell table:style-name="Tableau12.A1" office:value-type="string">
              <text:p text:style-name="P101">7</text:p>
            </table:table-cell>
            <table:table-cell table:style-name="Tableau12.A1" office:value-type="string">
              <text:p text:style-name="P101">2</text:p>
            </table:table-cell>
            <table:table-cell table:style-name="Tableau12.A1" office:value-type="string">
              <text:p text:style-name="P101">2</text:p>
            </table:table-cell>
            <table:table-cell table:style-name="Tableau12.I1" office:value-type="string">
              <text:p text:style-name="P101">3</text:p>
            </table:table-cell>
          </table:table-row>
          <table:table-row table:style-name="Tableau12.1">
            <table:table-cell table:style-name="Tableau12.A1" office:value-type="string">
              <text:p text:style-name="P99">SIGGRP</text:p>
            </table:table-cell>
            <table:table-cell table:style-name="Tableau12.A1" office:value-type="string">
              <text:p text:style-name="P101">prohibited</text:p>
            </table:table-cell>
            <table:table-cell table:style-name="Tableau12.A1" office:value-type="string">
              <text:p text:style-name="P101">(1)</text:p>
            </table:table-cell>
            <table:table-cell table:style-name="Tableau12.A1" office:value-type="string">
              <text:p text:style-name="P101">(2)</text:p>
            </table:table-cell>
            <table:table-cell table:style-name="Tableau12.A1" office:value-type="string">
              <text:p text:style-name="P101">(2+3)</text:p>
            </table:table-cell>
            <table:table-cell table:style-name="Tableau12.A1" office:value-type="string">
              <text:p text:style-name="P101">(1)</text:p>
            </table:table-cell>
            <table:table-cell table:style-name="Tableau12.A1" office:value-type="string">
              <text:p text:style-name="P101">(1)</text:p>
            </table:table-cell>
            <table:table-cell table:style-name="Tableau12.A1" office:value-type="string">
              <text:p text:style-name="P101">(3)</text:p>
            </table:table-cell>
            <table:table-cell table:style-name="Tableau12.I1" office:value-type="string">
              <text:p text:style-name="P101">(1)</text:p>
            </table:table-cell>
          </table:table-row>
        </table:table>
        <text:p text:style-name="P98"/>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F"/>
          <table:table-column table:style-name="Tableau13.G"/>
          <table:table-column table:style-name="Tableau13.H"/>
          <table:table-column table:style-name="Tableau13.I"/>
          <table:table-row table:style-name="Tableau13.1">
            <table:table-cell table:style-name="Tableau13.A1" office:value-type="string">
              <text:p text:style-name="P99">Rhythms of <text:s/>lights</text:p>
            </table:table-cell>
            <table:table-cell table:style-name="Tableau13.A1" office:value-type="string">
              <text:p text:style-name="P102">Q</text:p>
            </table:table-cell>
            <table:table-cell table:style-name="Tableau13.A1" office:value-type="string">
              <text:p text:style-name="P102">Q(3)</text:p>
            </table:table-cell>
            <table:table-cell table:style-name="Tableau13.A1" office:value-type="string">
              <text:p text:style-name="P102">IQ</text:p>
            </table:table-cell>
            <table:table-cell table:style-name="Tableau13.A1" office:value-type="string">
              <text:p text:style-name="P102">VQ</text:p>
            </table:table-cell>
            <table:table-cell table:style-name="Tableau13.A1" office:value-type="string">
              <text:p text:style-name="P102">VQ(3)</text:p>
            </table:table-cell>
            <table:table-cell table:style-name="Tableau13.A1" office:value-type="string">
              <text:p text:style-name="P102">IVQ</text:p>
            </table:table-cell>
            <table:table-cell table:style-name="Tableau13.A1" office:value-type="string">
              <text:p text:style-name="P99">UQ</text:p>
            </table:table-cell>
            <table:table-cell table:style-name="Tableau13.I1" office:value-type="string">
              <text:p text:style-name="P99">IUQ</text:p>
            </table:table-cell>
          </table:table-row>
          <table:table-row table:style-name="Tableau13.1">
            <table:table-cell table:style-name="Tableau13.A1" office:value-type="string">
              <text:p text:style-name="P99">LITCHR</text:p>
            </table:table-cell>
            <table:table-cell table:style-name="Tableau13.A1" office:value-type="string">
              <text:p text:style-name="P101">4</text:p>
            </table:table-cell>
            <table:table-cell table:style-name="Tableau13.A1" office:value-type="string">
              <text:p text:style-name="P101">4</text:p>
            </table:table-cell>
            <table:table-cell table:style-name="Tableau13.A1" office:value-type="string">
              <text:p text:style-name="P101">9</text:p>
            </table:table-cell>
            <table:table-cell table:style-name="Tableau13.A1" office:value-type="string">
              <text:p text:style-name="P101">5</text:p>
            </table:table-cell>
            <table:table-cell table:style-name="Tableau13.A1" office:value-type="string">
              <text:p text:style-name="P101">5</text:p>
            </table:table-cell>
            <table:table-cell table:style-name="Tableau13.A1" office:value-type="string">
              <text:p text:style-name="P101">10</text:p>
            </table:table-cell>
            <table:table-cell table:style-name="Tableau13.A1" office:value-type="string">
              <text:p text:style-name="P101">6</text:p>
            </table:table-cell>
            <table:table-cell table:style-name="Tableau13.I1" office:value-type="string">
              <text:p text:style-name="P101">11</text:p>
            </table:table-cell>
          </table:table-row>
          <table:table-row table:style-name="Tableau13.1">
            <table:table-cell table:style-name="Tableau13.A1" office:value-type="string">
              <text:p text:style-name="P99">SIGGRP</text:p>
            </table:table-cell>
            <table:table-cell table:style-name="Tableau13.A1" office:value-type="string">
              <text:p text:style-name="P101">(1)</text:p>
            </table:table-cell>
            <table:table-cell table:style-name="Tableau13.A1" office:value-type="string">
              <text:p text:style-name="P101">(3)</text:p>
            </table:table-cell>
            <table:table-cell table:style-name="Tableau13.A1" office:value-type="string">
              <text:p text:style-name="P101">( )</text:p>
            </table:table-cell>
            <table:table-cell table:style-name="Tableau13.A1" office:value-type="string">
              <text:p text:style-name="P101">(1)</text:p>
            </table:table-cell>
            <table:table-cell table:style-name="Tableau13.A1" office:value-type="string">
              <text:p text:style-name="P101">(3)</text:p>
            </table:table-cell>
            <table:table-cell table:style-name="Tableau13.A1" office:value-type="string">
              <text:p text:style-name="P101">( )</text:p>
            </table:table-cell>
            <table:table-cell table:style-name="Tableau13.A1" office:value-type="string">
              <text:p text:style-name="P101">(1)</text:p>
            </table:table-cell>
            <table:table-cell table:style-name="Tableau13.I1" office:value-type="string">
              <text:p text:style-name="P101">( )</text:p>
            </table:table-cell>
          </table:table-row>
        </table:table>
        <text:p text:style-name="P98"/>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F"/>
          <table:table-column table:style-name="Tableau14.G"/>
          <table:table-column table:style-name="Tableau14.H"/>
          <table:table-column table:style-name="Tableau14.I"/>
          <table:table-header-rows>
            <table:table-row table:style-name="Tableau14.1">
              <table:table-cell table:style-name="Tableau14.A1" office:value-type="string">
                <text:p text:style-name="P99">Rhythms of <text:s/>lights</text:p>
              </table:table-cell>
              <table:table-cell table:style-name="Tableau14.A1" office:value-type="string">
                <text:p text:style-name="P99">Mo(K)</text:p>
              </table:table-cell>
              <table:table-cell table:style-name="Tableau14.A1" office:value-type="string">
                <text:p text:style-name="P99">FFl</text:p>
              </table:table-cell>
              <table:table-cell table:style-name="Tableau14.A1" office:value-type="string">
                <text:p text:style-name="P99">Q(6)+LFl</text:p>
              </table:table-cell>
              <table:table-cell table:style-name="Tableau14.A1" office:value-type="string">
                <text:p text:style-name="P99">VQ(6)+LFl</text:p>
              </table:table-cell>
              <table:table-cell table:style-name="Tableau14.A1" office:value-type="string">
                <text:p text:style-name="P99">Al.WR</text:p>
              </table:table-cell>
              <table:table-cell table:style-name="Tableau14.A1" office:value-type="string">
                <text:p text:style-name="P99">Al.Fl.WR</text:p>
              </table:table-cell>
              <table:table-cell table:style-name="Tableau14.A1" office:value-type="string">
                <text:p text:style-name="P99">Al.Fl(2W+1R)</text:p>
              </table:table-cell>
              <table:table-cell table:style-name="Tableau14.I1" office:value-type="string">
                <text:p text:style-name="P99">Al.Oc(4)WR</text:p>
              </table:table-cell>
            </table:table-row>
          </table:table-header-rows>
          <table:table-row table:style-name="Tableau14.1">
            <table:table-cell table:style-name="Tableau14.A2" office:value-type="string">
              <text:p text:style-name="P99">LITCHR</text:p>
            </table:table-cell>
            <table:table-cell table:style-name="Tableau14.A2" office:value-type="string">
              <text:p text:style-name="P101">12</text:p>
            </table:table-cell>
            <table:table-cell table:style-name="Tableau14.A2" office:value-type="string">
              <text:p text:style-name="P101">13</text:p>
            </table:table-cell>
            <table:table-cell table:style-name="Tableau14.A2" office:value-type="string">
              <text:p text:style-name="P101">25</text:p>
            </table:table-cell>
            <table:table-cell table:style-name="Tableau14.A2" office:value-type="string">
              <text:p text:style-name="P101">26</text:p>
            </table:table-cell>
            <table:table-cell table:style-name="Tableau14.A2" office:value-type="string">
              <text:p text:style-name="P101">28</text:p>
            </table:table-cell>
            <table:table-cell table:style-name="Tableau14.A2" office:value-type="string">
              <text:p text:style-name="P101">19</text:p>
            </table:table-cell>
            <table:table-cell table:style-name="Tableau14.A2" office:value-type="string">
              <text:p text:style-name="P101">19</text:p>
            </table:table-cell>
            <table:table-cell table:style-name="Tableau14.I2" office:value-type="string">
              <text:p text:style-name="P101">17</text:p>
            </table:table-cell>
          </table:table-row>
          <table:table-row table:style-name="Tableau14.1">
            <table:table-cell table:style-name="Tableau14.A1" office:value-type="string">
              <text:p text:style-name="P99">SIGGRP</text:p>
            </table:table-cell>
            <table:table-cell table:style-name="Tableau14.A1" office:value-type="string">
              <text:p text:style-name="P101">(K)</text:p>
            </table:table-cell>
            <table:table-cell table:style-name="Tableau14.A1" office:value-type="string">
              <text:p text:style-name="P101">()(1)</text:p>
            </table:table-cell>
            <table:table-cell table:style-name="Tableau14.A1" office:value-type="string">
              <text:p text:style-name="P101">(6)(1)</text:p>
            </table:table-cell>
            <table:table-cell table:style-name="Tableau14.A1" office:value-type="string">
              <text:p text:style-name="P101">(6)(1)</text:p>
            </table:table-cell>
            <table:table-cell table:style-name="Tableau14.A1" office:value-type="string">
              <text:p text:style-name="P101">( )</text:p>
            </table:table-cell>
            <table:table-cell table:style-name="Tableau14.A1" office:value-type="string">
              <text:p text:style-name="P101">(1)</text:p>
            </table:table-cell>
            <table:table-cell table:style-name="Tableau14.A1" office:value-type="string">
              <text:p text:style-name="P101">(2+1)</text:p>
            </table:table-cell>
            <table:table-cell table:style-name="Tableau14.I1" office:value-type="string">
              <text:p text:style-name="P101">(4)</text:p>
            </table:table-cell>
          </table:table-row>
          <table:table-row table:style-name="Tableau14.4">
            <table:table-cell table:style-name="Tableau14.A4" table:number-columns-spanned="9" office:value-type="string">
              <text:p text:style-name="P68">table 12.4</text:p>
            </table:table-cell>
            <table:covered-table-cell/>
            <table:covered-table-cell/>
            <table:covered-table-cell/>
            <table:covered-table-cell/>
            <table:covered-table-cell/>
            <table:covered-table-cell/>
            <table:covered-table-cell/>
            <table:covered-table-cell/>
          </table:table-row>
        </table:table>
        <text:p text:style-name="P39"/>
        <text:p text:style-name="P74">Some lights recently constructed may appear to the mariner as "fixed and flashing - FFL" by night, while the real world object actually comprises two separate lights vertically disposed, one fixed and the other flashing (F&amp;Fl). <text:s/>When it is known that two separate features actually exist, they must be encoded as separate objects, in this case two <text:span text:style-name="T7">LIGHTS </text:span>objects, one with attribute LITCHR = <text:span text:style-name="T8">1</text:span> (fixed) and the other with LITCHR = <text:span text:style-name="T8">2</text:span> (flashing), and not as one <text:span text:style-name="T7">LIGHTS</text:span> with LITCHR = <text:span text:style-name="T8">13</text:span> (fixed and flashing).</text:p>
        <text:p text:style-name="P350"/>
        <text:p text:style-name="P17"/>
        <text:p text:style-name="P10"/>
        <text:h text:style-name="P515" text:outline-level="3">12.8.4<text:tab/><text:tab/><text:tab/>Elevations of lights (see M4 - §471.6)</text:h>
        <text:p text:style-name="P350"/>
        <text:p text:style-name="P350">If it is required to encode the elevation of a light on a fixed structure, it must be done using the attribute HEIGHT.</text:p>
        <text:p text:style-name="P350"/>
        <text:p text:style-name="P81"><text:span text:style-name="T1">If it is required to encode the height above the water surface of a light on a floating structure, it must be done using the attribute INFORM on the </text:span><text:span text:style-name="T4">LIGHTS</text:span><text:span text:style-name="T1"> object.</text:span></text:p>
        <text:p text:style-name="P10"/>
        <text:p text:style-name="P10"/>
        <text:h text:style-name="P515" text:outline-level="3">12.8.5<text:tab/><text:tab/><text:tab/>Times of exhibition and exhibition conditions</text:h>
        <text:p text:style-name="P2"/>
        <text:p text:style-name="P2"/>
        <text:h text:style-name="P515" text:outline-level="3">12.8.5.1<text:tab/><text:tab/>Night lights</text:h>
        <text:p text:style-name="P10"/>
        <text:p text:style-name="P75"><text:span text:style-name="T1">If it is required to encode a night light, it must be done using a </text:span><text:span text:style-name="T4">LIGHTS</text:span><text:span text:style-name="T1"> object, with attribute EXCLIT = </text:span><text:span text:style-name="T3">4</text:span><text:span text:style-name="T1"> (night light).</text:span></text:p>
        <text:p text:style-name="P10"/>
        <text:p text:style-name="P10"/>
        <text:h text:style-name="P515" text:outline-level="3"><text:soft-page-break/>12.8.5.2<text:tab/><text:tab/>Unwatched lights (see M4 - §473.1)</text:h>
        <text:p text:style-name="P350"/>
        <text:p text:style-name="P345"><text:span text:style-name="T1">This information should not be encoded, but unwatched (unmanned) lights, with no standby or emergency arrangements, may be encoded using attribute STATUS = </text:span><text:span text:style-name="T3">17</text:span><text:span text:style-name="T1"> (unwatched).</text:span></text:p>
        <text:p text:style-name="P17"/>
        <text:p text:style-name="P10"/>
        <text:h text:style-name="P515" text:outline-level="3">12.8.5.3<text:tab/><text:tab/>Occasional lights (see M4 - §473.2)</text:h>
        <text:p text:style-name="P10"/>
        <text:p text:style-name="P75"><text:span text:style-name="T1">If it is required to encode an occasional light, it must be done using attribute STATUS = </text:span><text:span text:style-name="T3">2 </text:span><text:span text:style-name="T1">(occasional). <text:s/>If it is required to encode a private light that is not regularly exhibited, it must be done using STATUS = </text:span><text:span text:style-name="T3">2,8</text:span><text:span text:style-name="T1"> (occasional, private).</text:span></text:p>
        <text:p text:style-name="P10"/>
        <text:p text:style-name="P10"/>
        <text:h text:style-name="P515" text:outline-level="3">12.8.5.4<text:tab/><text:tab/>Daytime lights (see M4 - §473.4)</text:h>
        <text:p text:style-name="P10"/>
        <text:p text:style-name="P75"><text:span text:style-name="T1">If it is required to encode a daytime light, it must be done using attribute EXCLIT = </text:span><text:span text:style-name="T3">1</text:span><text:span text:style-name="T1"> (light shown without change of character).</text:span></text:p>
        <text:p text:style-name="P10"/>
        <text:p text:style-name="P348"><text:span text:style-name="T1">If it is required to encode a light having characteristics shown by day different to those shown at night, it must be done by encoding two </text:span><text:span text:style-name="T4">LIGHTS</text:span><text:span text:style-name="T1"> objects sharing the same point spatial object:</text:span></text:p>
        <text:list text:style-name="WW8Num47">
          <text:list-item>
            <text:p text:style-name="P301"><text:span text:style-name="T1">one </text:span><text:span text:style-name="T4">LIGHTS</text:span><text:span text:style-name="T1"> object with EXCLIT = </text:span><text:span text:style-name="T3">2</text:span><text:span text:style-name="T1"> (daytime light),</text:span></text:p>
          </text:list-item>
          <text:list-item>
            <text:p text:style-name="P131"><text:span text:style-name="T1">one </text:span><text:span text:style-name="T4">LIGHTS</text:span><text:span text:style-name="T1"> object with EXCLIT = </text:span><text:span text:style-name="T3">4</text:span><text:span text:style-name="T1"> (night light).</text:span></text:p>
          </text:list-item>
        </text:list>
        <text:p text:style-name="P10"/>
        <text:p text:style-name="P10"/>
        <text:h text:style-name="P515" text:outline-level="3">12.8.5.5<text:tab/><text:tab/>Fog lights (see M4 - §473.5)</text:h>
        <text:p text:style-name="P350"/>
        <text:p text:style-name="P345"><text:span text:style-name="T1">If it is required to encode a fog light , it must be done using a </text:span><text:span text:style-name="T4">LIGHTS</text:span><text:span text:style-name="T1"> object, with attributes EXCLIT = </text:span><text:span text:style-name="T3">3</text:span><text:span text:style-name="T1"> (fog light)</text:span><text:span text:style-name="T3"> </text:span><text:span text:style-name="T1">and STATUS = </text:span><text:span text:style-name="T3">2</text:span><text:span text:style-name="T1"> (occasional)</text:span><text:span text:style-name="T3">.</text:span></text:p>
        <text:p text:style-name="P350"/>
        <text:p text:style-name="P81"><text:span text:style-name="T1">If it is required to encode a light having characteristics shown in fog that are different to those shown in conditions of normal visibility, it must be done by encoding two </text:span><text:span text:style-name="T4">LIGHTS</text:span><text:span text:style-name="T1"> objects sharing the same point spatial object:</text:span></text:p>
        <text:list text:style-name="WW8Num149">
          <text:list-item>
            <text:p text:style-name="P319"><text:span text:style-name="T1">one </text:span><text:span text:style-name="T4">LIGHTS</text:span><text:span text:style-name="T1"> object with EXCLIT = </text:span><text:span text:style-name="T3">3</text:span><text:span text:style-name="T1"> (fog light) and STATUS = </text:span><text:span text:style-name="T3">2</text:span><text:span text:style-name="T1"> (occasional)</text:span></text:p>
          </text:list-item>
          <text:list-item>
            <text:p text:style-name="P319"><text:span text:style-name="T1">one </text:span><text:span text:style-name="T4">LIGHTS</text:span><text:span text:style-name="T1"> object with EXCLIT = </text:span><text:span text:style-name="T3">2 </text:span><text:span text:style-name="T1">(daytime light) or </text:span><text:span text:style-name="T3">4</text:span><text:span text:style-name="T1"> (night light) and attribute INFORM =</text:span><text:span text:style-name="T3"> Character of the light changes in fog</text:span><text:span text:style-name="T1">.</text:span></text:p>
          </text:list-item>
        </text:list>
        <text:p text:style-name="P10"/>
        <text:p text:style-name="P10"/>
        <text:h text:style-name="P515" text:outline-level="3">12.8.6<text:tab/><text:tab/><text:tab/>Sector lights and lights not visible all round (see M4 - §475)</text:h>
        <text:p text:style-name="P2"/>
        <text:p text:style-name="P10"/>
        <text:h text:style-name="P515" text:outline-level="3">12.8.6.1<text:tab/><text:tab/>Sector lights (see M4 - §475.1)</text:h>
        <text:p text:style-name="P10"/>
        <text:p text:style-name="P75"><text:span text:style-name="T1">Each sector in which the light is visible from seaward must be encoded as one </text:span><text:span text:style-name="T4">LIGHTS</text:span><text:span text:style-name="T1"> object.</text:span></text:p>
        <text:p text:style-name="P10"/>
        <text:p text:style-name="P10">There must be no object created to encode a sector where no light is exhibited.</text:p>
        <text:p text:style-name="P10"/>
        <text:p text:style-name="P10">Limits of sectors must be encoded using attributes SECTR1 and SECTR2.</text:p>
        <text:h text:style-name="P529" text:outline-level="4">12.8.6.2<text:tab/>Lights obscured by obstructions (see M4 - §475.3)</text:h>
        <text:p text:style-name="P361"/>
        <text:h text:style-name="P515" text:outline-level="3"><draw:frame draw:style-name="fr2" draw:name="Cadre20" text:anchor-type="paragraph" svg:x="3.81cm" svg:y="0.09cm" svg:width="13.361cm" draw:z-index="39"><draw:text-box fo:min-height="5.592cm"><text:p text:style-name="P349"><draw:frame draw:style-name="fr11" draw:name="Image16" text:anchor-type="as-char" svg:width="13.358cm" svg:height="5.459cm" draw:z-index="41"><draw:image xlink:href="Pictures/2000013E00024EDE0000ED4CC945AE7D.wmf" xlink:type="simple" xlink:show="embed" xlink:actuate="onLoad"/></draw:frame></text:p><text:p text:style-name="P564">Figure 22 – Obscured light sectors</text:p></draw:text-box></draw:frame><text:soft-page-break/></text:h>
        <text:p text:style-name="P17"/>
        <text:p text:style-name="P81"><text:span text:style-name="T1">If an encoded light is obscured in a part of the navigable area of a sector (see Figure 22 - A) beyond an offshore obstruction, it must be encoded as several </text:span><text:span text:style-name="T4">LIGHTS</text:span><text:span text:style-name="T1"> objects. <text:s/>The partially obscured sector of (b), seaward of the island, must be encoded as a </text:span><text:span text:style-name="T4">LIGHTS</text:span><text:span text:style-name="T1"> object, with attributes LITVIS = </text:span><text:span text:style-name="T3">8</text:span><text:span text:style-name="T1"> (partially obscured) and INFORM = </text:span><text:span text:style-name="T3">Sector obscured only beyond .…</text:span><text:span text:style-name="T1">. <text:s/>The sectors in which the light is visible from seaward ((a) and (c)) must be encoded as separate </text:span><text:span text:style-name="T4">LIGHTS</text:span><text:span text:style-name="T1"> objects.</text:span></text:p>
        <text:p text:style-name="P17"/>
        <text:p text:style-name="P75"><text:span text:style-name="T1">If there is no navigable water between the light and the obstacle (see Figure 22 - B), the masked sector must be encoded as a </text:span><text:span text:style-name="T4">LIGHTS</text:span><text:span text:style-name="T1"> object, with LITVIS = </text:span><text:span text:style-name="T3">3</text:span><text:span text:style-name="T1"> (faint) or </text:span><text:span text:style-name="T3">7</text:span><text:span text:style-name="T1"> (obscured).</text:span></text:p>
        <text:p text:style-name="P10"/>
        <text:h text:style-name="P529" text:outline-level="4">12.8.6.3<text:tab/>White fairway sectors (see M4 - §475.5)</text:h>
        <text:p text:style-name="P10"/>
        <text:p text:style-name="P75"><text:span text:style-name="T1">The light sectors must be encoded as separate </text:span><text:span text:style-name="T4">LIGHTS</text:span><text:span text:style-name="T1"> objects. <text:s/>The fairway defined by the succession of navigable areas in the white sectors may be encoded using the object class </text:span><text:span text:style-name="T4">FAIRWY</text:span><text:span text:style-name="T1"> (see clause 10.4).</text:span></text:p>
        <text:p text:style-name="P10"/>
        <text:h text:style-name="P529" text:outline-level="4">12.8.6.4<text:tab/>Leading lights (see M4 - §475.6)</text:h>
        <text:p text:style-name="P350"/>
        <text:p text:style-name="P345"><text:span text:style-name="T1">If it is required to encode a leading light, it must be done using a </text:span><text:span text:style-name="T4">LIGHTS</text:span><text:span text:style-name="T1"> object, with attribute:</text:span></text:p>
        <text:p text:style-name="P350"/>
        <text:p text:style-name="P345"><text:span text:style-name="T1"><text:s/><text:tab/><text:tab/><text:tab/><text:tab/><text:tab/>CATLIT =<text:tab/></text:span><text:span text:style-name="T3">4,12</text:span><text:span text:style-name="T1"> - front leading light</text:span></text:p>
        <text:p text:style-name="P383"><text:span text:style-name="T3">4,13</text:span><text:span text:style-name="T1"> - rear leading light</text:span></text:p>
        <text:p text:style-name="P383"><text:span text:style-name="T3">4,14</text:span><text:span text:style-name="T1"> - lower leading light</text:span></text:p>
        <text:p text:style-name="P381"><text:span text:style-name="T3">4,15</text:span><text:span text:style-name="T1"> - upper leading light</text:span></text:p>
        <text:p text:style-name="P10"/>
        <text:p text:style-name="P350">Remarks:</text:p>
        <text:list text:style-name="WW8Num141">
          <text:list-item>
            <text:p text:style-name="P343">The attribute ORIENT must not be used for leading lights, except for directional lights.</text:p>
          </text:list-item>
          <text:list-item>
            <text:p text:style-name="P132"><text:span text:style-name="T1">Even if, on the source, the leading lights are merged into a single symbol, at least one </text:span><text:span text:style-name="T4">LIGHTS</text:span><text:span text:style-name="T1"> object must be created for each light.</text:span></text:p>
          </text:list-item>
          <text:list-item>
            <text:p text:style-name="P287">The leading line must be encoded using the method described in clause 10.1.</text:p>
          </text:list-item>
        </text:list>
        <text:h text:style-name="P529" text:outline-level="4"><text:soft-page-break/>12.8.6.5<text:tab/>Directional lights (see M4 - §475.7)</text:h>
        <text:p text:style-name="P350"/>
        <text:p text:style-name="P345"><text:span text:style-name="T1">If it is required to encode a directional light, it must be done using a </text:span><text:span text:style-name="T4">LIGHTS</text:span><text:span text:style-name="T1"> object, with attribute CATLIT = </text:span><text:span text:style-name="T3">1</text:span><text:span text:style-name="T1"> (directional function) and,</text:span><text:span text:style-name="T3"> </text:span><text:span text:style-name="T1">if the light is intensified in this sector, with attribute LITVIS = </text:span><text:span text:style-name="T3">4</text:span><text:span text:style-name="T1"> (intensified).</text:span></text:p>
        <text:p text:style-name="P350"/>
        <text:p text:style-name="P350">The attribute ORIENT must be encoded to indicate the orientation, measured from seaward, of the leading line of the directional light.</text:p>
        <text:p text:style-name="P350"/>
        <text:p text:style-name="P350">If it is required to encode the recommended track, it must be done using the method described in clause 10.1.</text:p>
        <text:p text:style-name="P350"/>
        <text:h text:style-name="P529" text:outline-level="4">12.8.6.6<text:tab/>Moiré effect lights (see M4 - §475.8)</text:h>
        <text:p text:style-name="P10"/>
        <text:p text:style-name="P75"><text:span text:style-name="T1">If it is required to encode a moiré effect light, it must be done using a </text:span><text:span text:style-name="T4">LIGHTS </text:span><text:span text:style-name="T1">object, with attribute CATLIT = </text:span><text:span text:style-name="T3">16</text:span><text:span text:style-name="T1"> (moire effect).</text:span></text:p>
        <text:p text:style-name="P10"/>
        <text:p text:style-name="P10">The attribute ORIENT must be encoded to indicate the orientation, measured from seaward, of the leading line of the moiré effect light.</text:p>
        <text:p text:style-name="P10"/>
        <text:p text:style-name="P10">If it is required to encode the recommended track, it must be done using the method described in clause 10.1.</text:p>
        <text:p text:style-name="P10"/>
        <text:h text:style-name="P515" text:outline-level="3">12.8.7<text:tab/><text:tab/><text:tab/>Various special types of lights</text:h>
        <text:p text:style-name="P350"/>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45"/>
                <text:p text:style-name="P448">Type</text:p>
              </table:table-cell>
              <table:table-cell table:style-name="Tableau15.B1" office:value-type="string">
                <text:p text:style-name="P45"/>
                <text:p text:style-name="P449">M-4</text:p>
              </table:table-cell>
              <table:table-cell table:style-name="Tableau15.B1" office:value-type="string">
                <text:p text:style-name="P45"/>
                <text:p text:style-name="P449">CATLIT</text:p>
              </table:table-cell>
              <table:table-cell table:style-name="Tableau15.D1" office:value-type="string">
                <text:p text:style-name="P45"/>
                <text:p text:style-name="P448">Remarks</text:p>
              </table:table-cell>
            </table:table-row>
          </table:table-header-rows>
          <table:table-row table:style-name="Tableau15.1">
            <table:table-cell table:style-name="Tableau15.A2" office:value-type="string">
              <text:p text:style-name="P45"/>
              <text:p text:style-name="P448">Subsidiary light</text:p>
            </table:table-cell>
            <table:table-cell table:style-name="Tableau15.A2" office:value-type="string">
              <text:p text:style-name="P45"/>
              <text:p text:style-name="P449">471.8</text:p>
            </table:table-cell>
            <table:table-cell table:style-name="Tableau15.A2" office:value-type="string">
              <text:p text:style-name="P45"/>
              <text:p text:style-name="P450">10</text:p>
            </table:table-cell>
            <table:table-cell table:style-name="Tableau15.D2" office:value-type="string">
              <text:p text:style-name="P45"/>
              <text:p text:style-name="P448"/>
            </table:table-cell>
          </table:table-row>
          <table:table-row table:style-name="Tableau15.1">
            <table:table-cell table:style-name="Tableau15.A2" office:value-type="string">
              <text:p text:style-name="P45"/>
              <text:p text:style-name="P448">Aero light</text:p>
            </table:table-cell>
            <table:table-cell table:style-name="Tableau15.A2" office:value-type="string">
              <text:p text:style-name="P45"/>
              <text:p text:style-name="P449">476.1</text:p>
            </table:table-cell>
            <table:table-cell table:style-name="Tableau15.A2" office:value-type="string">
              <text:p text:style-name="P45"/>
              <text:p text:style-name="P450">5</text:p>
            </table:table-cell>
            <table:table-cell table:style-name="Tableau15.D2" office:value-type="string">
              <text:p text:style-name="P45"/>
              <text:p text:style-name="P448"/>
            </table:table-cell>
          </table:table-row>
          <table:table-row table:style-name="Tableau15.1">
            <table:table-cell table:style-name="Tableau15.A2" office:value-type="string">
              <text:p text:style-name="P45"/>
              <text:p text:style-name="P448">Air obstruction light</text:p>
            </table:table-cell>
            <table:table-cell table:style-name="Tableau15.A2" office:value-type="string">
              <text:p text:style-name="P45"/>
              <text:p text:style-name="P449">476.2</text:p>
            </table:table-cell>
            <table:table-cell table:style-name="Tableau15.A2" office:value-type="string">
              <text:p text:style-name="P45"/>
              <text:p text:style-name="P450">6</text:p>
            </table:table-cell>
            <table:table-cell table:style-name="Tableau15.D2" office:value-type="string">
              <text:p text:style-name="P45"/>
              <text:p text:style-name="P448"/>
            </table:table-cell>
          </table:table-row>
          <table:table-row table:style-name="Tableau15.1">
            <table:table-cell table:style-name="Tableau15.A2" office:value-type="string">
              <text:p text:style-name="P45"/>
              <text:p text:style-name="P448">Fog detector light</text:p>
            </table:table-cell>
            <table:table-cell table:style-name="Tableau15.A2" office:value-type="string">
              <text:p text:style-name="P45"/>
              <text:p text:style-name="P449">477</text:p>
            </table:table-cell>
            <table:table-cell table:style-name="Tableau15.A2" office:value-type="string">
              <text:p text:style-name="P45"/>
              <text:p text:style-name="P450">7</text:p>
            </table:table-cell>
            <table:table-cell table:style-name="Tableau15.D2" office:value-type="string">
              <text:p text:style-name="P45"/>
              <text:p text:style-name="P448"/>
            </table:table-cell>
          </table:table-row>
          <table:table-row table:style-name="Tableau15.1">
            <table:table-cell table:style-name="Tableau15.A2" office:value-type="string">
              <text:p text:style-name="P45"/>
              <text:p text:style-name="P448">Bearing light</text:p>
            </table:table-cell>
            <table:table-cell table:style-name="Tableau15.A2" office:value-type="string">
              <text:p text:style-name="P45"/>
              <text:p text:style-name="P449">478.1</text:p>
            </table:table-cell>
            <table:table-cell table:style-name="Tableau15.A2" office:value-type="string">
              <text:p text:style-name="P45"/>
              <text:p text:style-name="P450">18</text:p>
            </table:table-cell>
            <table:table-cell table:style-name="Tableau15.D2" office:value-type="string">
              <text:p text:style-name="P45"/>
              <text:p text:style-name="P448"/>
            </table:table-cell>
          </table:table-row>
          <table:table-row table:style-name="Tableau15.1">
            <table:table-cell table:style-name="Tableau15.A2" office:value-type="string">
              <text:p text:style-name="P45"/>
              <text:p text:style-name="P448">Flood light</text:p>
            </table:table-cell>
            <table:table-cell table:style-name="Tableau15.A2" office:value-type="string">
              <text:p text:style-name="P45"/>
              <text:p text:style-name="P449">478.2</text:p>
            </table:table-cell>
            <table:table-cell table:style-name="Tableau15.A2" office:value-type="string">
              <text:p text:style-name="P45"/>
              <text:p text:style-name="P450">8</text:p>
            </table:table-cell>
            <table:table-cell table:style-name="Tableau15.D2" office:value-type="string">
              <text:p text:style-name="P45"/>
              <text:p text:style-name="P445"><text:span text:style-name="T25">Only to encode flood lights that are visible from seaward. The illuminated structure should be encoded using appropriate object classes, with attribute STATUS = </text:span><text:span text:style-name="T26">12</text:span><text:span text:style-name="T25"> (illuminated)</text:span></text:p>
            </table:table-cell>
          </table:table-row>
          <table:table-row table:style-name="Tableau15.1">
            <table:table-cell table:style-name="Tableau15.A2" office:value-type="string">
              <text:p text:style-name="P45"/>
              <text:p text:style-name="P448">Synchronised lights</text:p>
            </table:table-cell>
            <table:table-cell table:style-name="Tableau15.A2" office:value-type="string">
              <text:p text:style-name="P45"/>
              <text:p text:style-name="P449">478.3</text:p>
            </table:table-cell>
            <table:table-cell table:style-name="Tableau15.A2" office:value-type="string">
              <text:p text:style-name="P45"/>
              <text:p text:style-name="P449"/>
            </table:table-cell>
            <table:table-cell table:style-name="Tableau15.D2" office:value-type="string">
              <text:p text:style-name="P45"/>
              <text:p text:style-name="P445"><text:span text:style-name="T25">STATUS =</text:span><text:span text:style-name="T26">15.</text:span><text:span text:style-name="T25"> Synchronised lights may be associated using the collection object </text:span><text:span text:style-name="T28">C_ASSO</text:span></text:p>
            </table:table-cell>
          </table:table-row>
          <table:table-row table:style-name="Tableau15.1">
            <table:table-cell table:style-name="Tableau15.A2" office:value-type="string">
              <text:p text:style-name="P45"/>
              <text:p text:style-name="P448">Strip light</text:p>
            </table:table-cell>
            <table:table-cell table:style-name="Tableau15.A2" office:value-type="string">
              <text:p text:style-name="P45"/>
              <text:p text:style-name="P449">478.5</text:p>
            </table:table-cell>
            <table:table-cell table:style-name="Tableau15.A2" office:value-type="string">
              <text:p text:style-name="P45"/>
              <text:p text:style-name="P450">9</text:p>
            </table:table-cell>
            <table:table-cell table:style-name="Tableau15.D2" office:value-type="string">
              <text:p text:style-name="P45"/>
              <text:p text:style-name="P448"/>
            </table:table-cell>
          </table:table-row>
          <table:table-row table:style-name="Tableau15.1">
            <table:table-cell table:style-name="Tableau15.A2" office:value-type="string">
              <text:p text:style-name="P45"/>
              <text:p text:style-name="P448">Spot light</text:p>
            </table:table-cell>
            <table:table-cell table:style-name="Tableau15.A2" office:value-type="string">
              <text:p text:style-name="P45"/>
              <text:p text:style-name="P449"/>
            </table:table-cell>
            <table:table-cell table:style-name="Tableau15.A2" office:value-type="string">
              <text:p text:style-name="P45"/>
              <text:p text:style-name="P450">11</text:p>
            </table:table-cell>
            <table:table-cell table:style-name="Tableau15.D2" office:value-type="string">
              <text:p text:style-name="P45"/>
              <text:p text:style-name="P363"><text:span text:style-name="T25">Only to encode spot lights that are visible from seaward. The illuminated feature should be encoded using appropriate object classes, with attribute STATUS = </text:span><text:span text:style-name="T26">12</text:span><text:span text:style-name="T25"> (illuminated)</text:span></text:p>
            </table:table-cell>
          </table:table-row>
          <table:table-row table:style-name="Tableau15.1">
            <table:table-cell table:style-name="Tableau15.A2" office:value-type="string">
              <text:p text:style-name="P45"/>
              <text:p text:style-name="P448">Emergency light</text:p>
            </table:table-cell>
            <table:table-cell table:style-name="Tableau15.A2" office:value-type="string">
              <text:p text:style-name="P45"/>
              <text:p text:style-name="P449"/>
            </table:table-cell>
            <table:table-cell table:style-name="Tableau15.A2" office:value-type="string">
              <text:p text:style-name="P45"/>
              <text:p text:style-name="P450">17</text:p>
            </table:table-cell>
            <table:table-cell table:style-name="Tableau15.D2" office:value-type="string">
              <text:p text:style-name="P45"/>
              <text:p text:style-name="P445"><text:span text:style-name="T25">Must be encoded as a separate object to the main </text:span><text:span text:style-name="T28">LIGHTS</text:span><text:span text:style-name="T25"> object</text:span></text:p>
            </table:table-cell>
          </table:table-row>
          <table:table-row table:style-name="Tableau15.1">
            <table:table-cell table:style-name="Tableau15.A2" office:value-type="string">
              <text:p text:style-name="P45"/>
              <text:p text:style-name="P448">Horizontally disposed lights</text:p>
            </table:table-cell>
            <table:table-cell table:style-name="Tableau15.A2" office:value-type="string">
              <text:p text:style-name="P45"/>
              <text:p text:style-name="P449">471.8</text:p>
            </table:table-cell>
            <table:table-cell table:style-name="Tableau15.A2" office:value-type="string">
              <text:p text:style-name="P45"/>
              <text:p text:style-name="P450">19</text:p>
            </table:table-cell>
            <table:table-cell table:style-name="Tableau15.D2" office:value-type="string">
              <text:p text:style-name="P45"/>
              <text:p text:style-name="P448">The number of lights must be encoded using attribute MLTYLT</text:p>
            </table:table-cell>
          </table:table-row>
          <table:table-row table:style-name="Tableau15.13">
            <table:table-cell table:style-name="Tableau15.A2" office:value-type="string">
              <text:p text:style-name="P45"/>
              <text:p text:style-name="P448">Vertically disposed lights</text:p>
            </table:table-cell>
            <table:table-cell table:style-name="Tableau15.A2" office:value-type="string">
              <text:p text:style-name="P45"/>
              <text:p text:style-name="P449">471.8</text:p>
            </table:table-cell>
            <table:table-cell table:style-name="Tableau15.A2" office:value-type="string">
              <text:p text:style-name="P45"/>
              <text:p text:style-name="P450">20</text:p>
            </table:table-cell>
            <table:table-cell table:style-name="Tableau15.D2" office:value-type="string">
              <text:p text:style-name="P45"/>
              <text:p text:style-name="P448">The number of lights must be encoded using attribute MLTYLT</text:p>
            </table:table-cell>
          </table:table-row>
          <table:table-row table:style-name="Tableau15.1">
            <table:table-cell table:style-name="Tableau15.A14" office:value-type="string">
              <text:p text:style-name="P45"/>
              <text:p text:style-name="P543"/>
            </table:table-cell>
            <table:table-cell table:style-name="Tableau15.A14" office:value-type="string">
              <text:p text:style-name="P45"/>
              <text:p text:style-name="P449"/>
            </table:table-cell>
            <table:table-cell table:style-name="Tableau15.A14" office:value-type="string">
              <text:p text:style-name="P45"/>
              <text:p text:style-name="P449"/>
            </table:table-cell>
            <table:table-cell table:style-name="Tableau15.A14" office:value-type="string">
              <text:p text:style-name="P45"/>
              <text:p text:style-name="P451">table 12.5</text:p>
            </table:table-cell>
          </table:table-row>
        </table:table>
        <text:h text:style-name="P515" text:outline-level="3"><text:soft-page-break/>12.8.8 <text:tab/><text:tab/>Light structures</text:h>
        <text:p text:style-name="P350"/>
        <text:p text:style-name="P81"><text:span text:style-name="T1">If a light that is on a fixed structure is located in a water area and the structure that supports it is unknown, a </text:span><text:span text:style-name="T4">PILPNT</text:span><text:span text:style-name="T1"> object with no attributes should also be encoded at the same position as the light. <text:s/>This will ensure that a symbol will be shown on ECDIS systems when the </text:span><text:span text:style-name="T4">LIGHTS</text:span><text:span text:style-name="T1"> objects are not displayed during daytime navigation.</text:span></text:p>
        <text:p text:style-name="P10"/>
        <text:p text:style-name="P10"/>
        <text:h text:style-name="P506" text:outline-level="2">12.9<text:tab/><text:tab/><text:tab/>Radio stations (see M4 - §480 to §485)</text:h>
        <text:p text:style-name="P350"/>
        <text:p text:style-name="P345"><text:span text:style-name="T1">If it is required to encode a radio station, it must be done using the object class </text:span><text:span text:style-name="T4">RDOSTA</text:span><text:span text:style-name="T1">.</text:span></text:p>
        <text:p text:style-name="P350"/>
        <text:p text:style-name="P345"><text:span text:style-name="T1">Geo object:<text:tab/><text:tab/>Radio station (</text:span><text:span text:style-name="T4">RDOSTA</text:span><text:span text:style-name="T1">)</text:span></text:p>
        <text:p text:style-name="P350">Attributes:<text:tab/><text:tab/>CALSGN<text:tab/><text:tab/>CATROS<text:tab/><text:tab/>COMCHA<text:tab/>DATEND<text:tab/><text:tab/>DATSTA<text:tab/><text:tab/>ESTRNG<text:tab/><text:tab/>NOBJNM</text:p>
        <text:p text:style-name="P369">OBJNAM<text:tab/><text:tab/>ORIENT<text:tab/><text:tab/>PEREND<text:tab/><text:tab/>PERSTA<text:tab/><text:tab/>SIGFRQ<text:tab/><text:tab/>STATUS<text:tab/><text:tab/>INFORM</text:p>
        <text:p text:style-name="P369">NINFOM</text:p>
        <text:p text:style-name="P17"/>
        <text:p text:style-name="P10">Remarks:</text:p>
        <text:list text:style-name="WW8Num167">
          <text:list-item>
            <text:p text:style-name="P239"><text:span text:style-name="T1">The </text:span><text:span text:style-name="T4">RDOSTA</text:span><text:span text:style-name="T1"> must only be used to encode the technical equipment itself, independent of the building or structure in which it is installed. If it is required to encode the building or structure (e.g. mast, tower, radar dome), it must be done using an appropriate object class (e.g. </text:span><text:span text:style-name="T4">BUISGL</text:span><text:span text:style-name="T1">, </text:span><text:span text:style-name="T4">LNDMRK</text:span><text:span text:style-name="T1">).</text:span></text:p>
          </text:list-item>
          <text:list-item>
            <text:p text:style-name="P288">Further information (e.g. transmission characteristic) may be encoded using attribute INFORM or TXTDSC.</text:p>
          </text:list-item>
        </text:list>
        <text:p text:style-name="P10"/>
        <text:p text:style-name="P10"/>
        <text:h text:style-name="P515" text:outline-level="3">12.9.1<text:tab/><text:tab/><text:tab/>Marine and aero-marine radiobeacons (see M4 - §481)</text:h>
        <text:p text:style-name="P350"/>
        <text:p text:style-name="P345"><text:span text:style-name="T1">If it is required to encode a marine and aero-marine radiobeacon, it must be done using a </text:span><text:span text:style-name="T4">RDOSTA </text:span><text:span text:style-name="T1">object, </text:span><text:span text:style-name="Comment_20_Reference"><text:span text:style-name="T6"><text:s/></text:span></text:span><text:span text:style-name="T1">with attributes:</text:span></text:p>
        <text:p text:style-name="P350"/>
        <text:p text:style-name="P368"><text:span text:style-name="T1">CATROS -<text:tab/></text:span><text:span text:style-name="T3">1</text:span><text:span text:style-name="T1"> - circular (omni-directional) marine or aero-marine radiobeacon</text:span></text:p>
        <text:p text:style-name="P383"><text:span text:style-name="T3">2</text:span><text:span text:style-name="T1"> - directional radiobeacon</text:span></text:p>
        <text:p text:style-name="P383"><text:span text:style-name="T3">3</text:span><text:span text:style-name="T1"> - rotating-pattern radiobeacon</text:span></text:p>
        <text:p text:style-name="P494"><text:span text:style-name="T3">4</text:span><text:span text:style-name="T1"> - Consol beacon</text:span></text:p>
        <text:p text:style-name="P477"><text:span text:style-name="T1">ORIENT -<text:tab/>value of the bearing from seaward. <text:s/>Applies only for CATROS = </text:span><text:span text:style-name="T3">2</text:span><text:span text:style-name="T1">.</text:span></text:p>
        <text:p text:style-name="P10"/>
        <text:p text:style-name="P10">Remarks:</text:p>
        <text:list text:style-name="WW8Num126">
          <text:list-item>
            <text:p text:style-name="P240"><text:span text:style-name="T1">If it is required to encode the bearing line and the recommended track for a directional radiobeacon, it must be done as described in clause 10.1. <text:s/>Where the bearing line coincides with a leading line defined by lights or other visual features making up a range system, navigation lines and recommended tracks must not be duplicated. <text:s/>The objects making up the range system must be aggregated using the collection object </text:span><text:span text:style-name="T4">C_AGGR</text:span><text:span text:style-name="T1"> (see clause 10.1.2).</text:span></text:p>
          </text:list-item>
        </text:list>
        <text:p text:style-name="P10"/>
        <text:p text:style-name="P10"/>
        <text:h text:style-name="P515" text:outline-level="3">12.9.2<text:tab/><text:tab/><text:tab/>Aeronautical radiobeacons (see M4 - §482)</text:h>
        <text:p text:style-name="P10"/>
        <text:p text:style-name="P75"><text:span text:style-name="T1">If it is required to encode an aeronautical radio beacon, it must be done using a </text:span><text:span text:style-name="T4">RDOSTA</text:span><text:span text:style-name="T1"> object, with attribute CATROS = </text:span><text:span text:style-name="T3">7</text:span><text:span text:style-name="T1"> (aeronautical radiobeacon). <text:s/>The identification signal may be encoded using the attribute CALSGN.</text:span></text:p>
        <text:p text:style-name="P10"/>
        <text:p text:style-name="P10"/>
        <text:h text:style-name="P515" text:outline-level="3">12.9.3<text:tab/><text:tab/><text:tab/>Radio direction-finding stations (see M4 - §483)</text:h>
        <text:p text:style-name="P10"/>
        <text:p text:style-name="P75"><text:soft-page-break/><text:span text:style-name="T1">If it is required to encode a radio direction-finding station, it must be done using a </text:span><text:span text:style-name="T4">RDOSTA </text:span><text:span text:style-name="T1">object, with attribute CATROS = </text:span><text:span text:style-name="T3">5</text:span><text:span text:style-name="T1"> (radio direction-finding station). <text:s/>The identification signal may be encoded using the attribute CALSGN.</text:span></text:p>
        <text:p text:style-name="P10"/>
        <text:p text:style-name="P10"/>
        <text:h text:style-name="P515" text:outline-level="3">12.9.4<text:tab/><text:tab/><text:tab/>Coast radio stations providing QTG service (see M4 - §484)</text:h>
        <text:p text:style-name="P350"/>
        <text:p text:style-name="P81"><text:span text:style-name="T1">If it is required to encode a coast radio station which provides a QTG service, it must be done using a </text:span><text:span text:style-name="T4">RDOSTA</text:span><text:span text:style-name="T1"> object, with attribute CATROS = </text:span><text:span text:style-name="T3">6</text:span><text:span text:style-name="T1"> (coast radio station providing QTG service).</text:span></text:p>
        <text:p text:style-name="P10"/>
        <text:p text:style-name="P10"/>
        <text:h text:style-name="P506" text:outline-level="2">12.10<text:tab/><text:tab/>Radar beacons (see M4 - §486)</text:h>
        <text:p text:style-name="P350"/>
        <text:p text:style-name="P345"><text:span text:style-name="T1">If it is required to encode a radar beacon, it must be done using the object class </text:span><text:span text:style-name="T4">RTPBCN</text:span><text:span text:style-name="T1">.</text:span></text:p>
        <text:p text:style-name="P350"/>
        <text:p text:style-name="P345"><text:span text:style-name="T1">Geo object:<text:tab/><text:tab/>Radar transponder beacon (</text:span><text:span text:style-name="T4">RTPBCN</text:span><text:span text:style-name="T1">)</text:span></text:p>
        <text:p text:style-name="P345"><text:span text:style-name="T1">Attributes:<text:tab/><text:tab/></text:span><text:span text:style-name="T5">CATRTB</text:span><text:span text:style-name="T1"> <text:tab/>DATEND<text:tab/><text:tab/>DATSTA<text:tab/><text:tab/>NOBJNM<text:tab/><text:tab/>OBJNAM<text:tab/><text:tab/>RADWAL<text:tab/>SECTR1<text:tab/><text:tab/><text:tab/><text:tab/><text:tab/>SECTR2</text:span></text:p>
        <text:p text:style-name="P369">SIGGRP -<text:tab/>morse identification letter(s)</text:p>
        <text:p text:style-name="P369">SIGSEQ<text:tab/><text:tab/>STATUS<text:tab/><text:tab/>VALMXR<text:tab/><text:tab/>INFORM<text:tab/><text:tab/>NINFOM</text:p>
        <text:p text:style-name="P17"/>
        <text:p text:style-name="P10">Remarks:</text:p>
        <text:list text:style-name="WW8Num97">
          <text:list-item>
            <text:p text:style-name="P241"><text:span text:style-name="T1">The </text:span><text:span text:style-name="T4">RTPBCN</text:span><text:span text:style-name="T1"> must only be used to encode the technical equipment itself, independent of the building or structure in which it is installed. <text:s/>If it is required to encode the building or structure (e.g. mast, tower, radar dome), it must be done using an appropriate object class (e.g. </text:span><text:span text:style-name="T4">BUISGL</text:span><text:span text:style-name="T1">, </text:span><text:span text:style-name="T4">LNDMRK</text:span><text:span text:style-name="T1">).</text:span></text:p>
          </text:list-item>
          <text:list-item>
            <text:p text:style-name="P321"><text:span text:style-name="T1">If it is required to encode the bearing line and the recommended track for leading racons, it must be done as described in clause 10.1. <text:s/>Where the bearing line coincides with a leading line defined by lights or other visual features making up a range system, navigation lines and recommended tracks must not be duplicated. <text:s/>The objects making up the range system must be aggregated using the collection object </text:span><text:span text:style-name="T4">C_AGGR</text:span><text:span text:style-name="T1"> (see clause 10.1.2).</text:span></text:p>
          </text:list-item>
          <text:list-item>
            <text:p text:style-name="P295">The sweep period may be encoded using the attribute INFORM.</text:p>
          </text:list-item>
        </text:list>
        <text:p text:style-name="P10"/>
        <text:p text:style-name="P10"/>
        <text:h text:style-name="P506" text:outline-level="2">12.11<text:tab/><text:tab/>Radar surveillance systems (see M4 - §487)</text:h>
        <text:p text:style-name="P350"/>
        <text:p text:style-name="P81"><text:span text:style-name="T1">If it is required to encode a radar surveillance system, it must be done using the object classes </text:span><text:span text:style-name="T4">RADRNG</text:span><text:span text:style-name="T1">, </text:span><text:span text:style-name="T4">RADLNE</text:span><text:span text:style-name="T1"> and </text:span><text:span text:style-name="T4">RADSTA.</text:span></text:p>
        <text:p text:style-name="P10"/>
        <text:h text:style-name="P525" text:outline-level="3">12.11.1<text:tab/><text:tab/>Radar ranges (see M4 - §487.1)</text:h>
        <text:p text:style-name="P10"/>
        <text:p text:style-name="P75"><text:span text:style-name="T1">If it is required to encode a radar range, it must be done using the object class </text:span><text:span text:style-name="T4">RADRNG</text:span><text:span text:style-name="T1">.</text:span></text:p>
        <text:p text:style-name="P10"/>
        <text:p text:style-name="P75"><text:span text:style-name="T1">Geo object:<text:tab/><text:tab/>Radar range (</text:span><text:span text:style-name="T4">RADRNG</text:span><text:span text:style-name="T1">)</text:span></text:p>
        <text:p text:style-name="P10">Attributes:<text:tab/><text:tab/>COMCHA<text:tab/>DATEND<text:tab/><text:tab/>DATSTA<text:tab/><text:tab/>NOBJNM<text:tab/><text:tab/>OBJNAM<text:tab/><text:tab/>STATUS<text:tab/><text:tab/>INFORM</text:p>
        <text:p text:style-name="P374">NINFOM</text:p>
        <text:p text:style-name="P10"/>
        <text:p text:style-name="P10">Remarks:</text:p>
        <text:list text:style-name="WW8Num165">
          <text:list-item>
            <text:p text:style-name="P79"><text:span text:style-name="T4">RADRNG</text:span><text:span text:style-name="T1"> objects must be of type area.</text:span></text:p>
          </text:list-item>
        </text:list>
        <text:p text:style-name="P10"/>
        <text:p text:style-name="P10"/>
        <text:h text:style-name="P515" text:outline-level="3">12.11.2<text:tab/><text:tab/>Radar reference lines (see M4 - §487.2)</text:h>
        <text:p text:style-name="P10"/>
        <text:p text:style-name="P75"><text:span text:style-name="T1">If it is required to encode a radar reference line, it must be done using the object class </text:span><text:span text:style-name="T4">RADLNE</text:span><text:span text:style-name="T1">.</text:span></text:p>
        <text:p text:style-name="P10"/>
        <text:p text:style-name="P75"><text:span text:style-name="T1">Geo object:<text:tab/><text:tab/>Radar line (</text:span><text:span text:style-name="T4">RADLNE</text:span><text:span text:style-name="T1">)</text:span></text:p>
        <text:p text:style-name="P10">Attributes:<text:tab/><text:tab/>NOBJNM<text:tab/><text:tab/>OBJNAM</text:p>
        <text:p text:style-name="P372"><text:span text:style-name="T5">ORIENT</text:span><text:span text:style-name="T1"> -<text:tab/>value of the bearing from seaward</text:span></text:p>
        <text:p text:style-name="P374">STATUS<text:tab/><text:tab/>INFORM<text:tab/><text:tab/>NINFOM</text:p>
        <text:p text:style-name="P10"/>
        <text:p text:style-name="P10"/>
        <text:h text:style-name="P515" text:outline-level="3">12.11.3<text:tab/><text:tab/>Radar station (see M4 - §487.3)</text:h>
        <text:p text:style-name="P350"/>
        <text:p text:style-name="P345"><text:span text:style-name="T1">If it is required to encode a radar station, it must be done using the object class </text:span><text:span text:style-name="T4">RADSTA</text:span><text:span text:style-name="T1">.</text:span></text:p>
        <text:p text:style-name="P350"/>
        <text:p text:style-name="P345"><text:span text:style-name="T1">Geo object:<text:tab/><text:tab/>Radar station (</text:span><text:span text:style-name="T4">RADSTA</text:span><text:span text:style-name="T1">)</text:span></text:p>
        <text:p text:style-name="P350">Attributes:<text:tab/><text:tab/>CATRAS <text:tab/>COMCHA<text:tab/>DATEND<text:tab/><text:tab/>DATSTA</text:p>
        <text:p text:style-name="P369">HEIGHT - <text:tab/>height of the emitting part of the radar</text:p>
        <text:p text:style-name="P368"><text:span text:style-name="T1">NOBJNM<text:tab/><text:tab/>OBJNAM<text:tab/><text:tab/>STATUS<text:tab/><text:tab/></text:span><text:span text:style-name="T10">VERACC</text:span><text:span text:style-name="T1"><text:tab/><text:tab/>VALMXR<text:tab/><text:tab/></text:span><text:span text:style-name="T10">VERDAT</text:span><text:span text:style-name="T1"><text:tab/><text:tab/>INFORM<text:tab/><text:tab/><text:tab/><text:tab/><text:tab/>NINFOM</text:span></text:p>
        <text:p text:style-name="P10"/>
        <text:p text:style-name="P350">Remarks:</text:p>
        <text:list text:style-name="WW8Num127">
          <text:list-item>
            <text:p text:style-name="P133"><text:span text:style-name="T1">The </text:span><text:span text:style-name="T4">RADSTA</text:span><text:span text:style-name="T1"> must only be used to encode the technical equipment itself, independent of the building or structure in which it is installed. <text:s/>If it is required to encode the building or structure (e.g. mast, tower, radar dome) it must be done using an appropriate object class (e.g. </text:span><text:span text:style-name="T4">BUISGL</text:span><text:span text:style-name="T1">, </text:span><text:span text:style-name="T4">LNDMRK</text:span><text:span text:style-name="T1">).</text:span></text:p>
          </text:list-item>
        </text:list>
        <text:p text:style-name="P10"/>
        <text:p text:style-name="P10"/>
        <text:h text:style-name="P506" text:outline-level="2">12.12<text:tab/><text:tab/>Radar conspicuous objects (see M4 - §485.2)</text:h>
        <text:p text:style-name="P10"/>
        <text:p text:style-name="Body_20_Text_20_2">The attribute CONRAD (conspicuous, radar) is used to encode whether or not an object is radar conspicuous.</text:p>
        <text:p text:style-name="P10"/>
        <text:p text:style-name="P350">Remarks:</text:p>
        <text:list text:style-name="WW8Num112">
          <text:list-item>
            <text:p text:style-name="P322"><text:span text:style-name="T1">If it is required to encode an object which has no radar reflector, but is radar conspicuous, it must be indicated using attribute CONRAD = </text:span><text:span text:style-name="T3">1</text:span><text:span text:style-name="T1"> (radar conspicuous) on the object.</text:span></text:p>
          </text:list-item>
          <text:list-item>
            <text:p text:style-name="P322"><text:span text:style-name="T1">If it is required to encode an area or point object which is radar conspicuous because it is fitted with a radar reflector, it must be indicated using CONRAD = </text:span><text:span text:style-name="T3">3</text:span><text:span text:style-name="T1"> (radar conspicuous (has radar reflector)) on the object.</text:span></text:p>
          </text:list-item>
          <text:list-item>
            <text:p text:style-name="P322"><text:span text:style-name="T1">If it is required to encode radar reflectors on line objects (e.g. overhead cables), this must be done using the object class </text:span><text:span text:style-name="T4">RADRFL</text:span><text:span text:style-name="T1">.</text:span></text:p>
          </text:list-item>
        </text:list>
        <text:p text:style-name="P350"/>
        <text:p text:style-name="P345"><text:span text:style-name="T1">Geo object:<text:tab/><text:tab/>Radar reflector (</text:span><text:span text:style-name="T4">RADRFL</text:span><text:span text:style-name="T1">)</text:span></text:p>
        <text:p text:style-name="P81"><text:span text:style-name="T1">Attributes:<text:tab/><text:tab/>HEIGHT<text:tab/><text:tab/>STATUS<text:tab/><text:tab/></text:span><text:span text:style-name="T10">VERACC</text:span><text:span text:style-name="T1"><text:tab/><text:tab/></text:span><text:span text:style-name="T10">VERDAT</text:span><text:span text:style-name="T1"><text:tab/><text:tab/>INFORM<text:tab/><text:tab/>NINFOM</text:span></text:p>
        <text:h text:style-name="P506" text:outline-level="2"><text:soft-page-break/>12.13<text:tab/><text:tab/>Radio reporting (calling-in) points (see M4 - §488)</text:h>
        <text:p text:style-name="P10"/>
        <text:p text:style-name="P75"><text:span text:style-name="T1">If it is required to encode a radio reporting point or line, it must be done using the object class </text:span><text:span text:style-name="T4">RDOCAL</text:span><text:span text:style-name="T1">.</text:span></text:p>
        <text:p text:style-name="P10"/>
        <text:p text:style-name="P75"><text:span text:style-name="T1">Geo object:<text:tab/><text:tab/>Radio calling-in point (</text:span><text:span text:style-name="T4">RDOCAL</text:span><text:span text:style-name="T1">)</text:span></text:p>
        <text:p text:style-name="P10">Attributes:<text:tab/><text:tab/>COMCHA<text:tab/>DATEND<text:tab/><text:tab/>DATSTA<text:tab/><text:tab/>NOBJNM</text:p>
        <text:p text:style-name="P374">OBJNAM -<text:tab/>e.g. alphanumeric designator</text:p>
        <text:p text:style-name="P372"><text:span text:style-name="T5">ORIENT</text:span><text:span text:style-name="T1"> -<text:tab/>orientation of the traffic flow at that point</text:span></text:p>
        <text:p text:style-name="P372"><text:span text:style-name="T1">PEREND<text:tab/><text:tab/>PERSTA<text:tab/><text:tab/>STATUS<text:tab/><text:tab/></text:span><text:span text:style-name="T5">TRAFIC</text:span></text:p>
        <text:p text:style-name="P398">INFORM -<text:tab/>notes; for example, if the requirement to report by radio relates to certain classes of vessels only. <text:s/>The attribute TXTDSC may be used instead of INFORM, or for longer explanations or notes</text:p>
        <text:p text:style-name="P374">NINFOM</text:p>
        <text:p text:style-name="P10"/>
        <text:p text:style-name="Body_20_Text_20_2">Remarks:</text:p>
        <text:list text:style-name="WW8Num172">
          <text:list-item>
            <text:p text:style-name="P242"><text:span text:style-name="T1">Each </text:span><text:span text:style-name="T4">RDOCAL</text:span><text:span text:style-name="T1"> object must only carry one orientation. <text:s/>If it is required to encode the reciprocal orientation, to indicate that a bearing and its opposite apply to a </text:span><text:span text:style-name="T4">RDOCAL</text:span><text:span text:style-name="T1"> object, it must be done using attribute TRAFIC = </text:span><text:span text:style-name="T3">4</text:span><text:span text:style-name="T1"> (two-way). <text:s/>If the same position is used for another orientation (not opposite) of traffic flow, an additional </text:span><text:span text:style-name="T4">RDOCAL</text:span><text:span text:style-name="T1"> object must be created.</text:span></text:p>
          </text:list-item>
          <text:list-item>
            <text:p text:style-name="P242"><text:span text:style-name="T4">RDOCAL</text:span><text:span text:style-name="T1"> objects of type line should be digitised such that the traffic direction that is required to report is to the right.</text:span></text:p>
          </text:list-item>
        </text:list>
        <text:p text:style-name="P10"/>
        <text:p text:style-name="P10"/>
        <text:h text:style-name="P500" text:outline-level="1">13.<text:tab/><text:tab/><text:tab/>Marine services and signal stations</text:h>
        <text:p text:style-name="P10"/>
        <text:h text:style-name="P506" text:outline-level="2">13.1<text:tab/><text:tab/><text:tab/>Pilot stations (see M4 - §491)</text:h>
        <text:p text:style-name="P10"/>
        <text:h text:style-name="P515" text:outline-level="3">13.1.1<text:tab/><text:tab/><text:tab/>Pilot stations ashore (see M4 - §491.3 and 491.4)</text:h>
        <text:p text:style-name="P10"/>
        <text:p text:style-name="P75"><text:span text:style-name="T1">If it is required to encode a pilot station, it must be done using a </text:span><text:span text:style-name="T4">BUISGL</text:span><text:span text:style-name="T1"> or </text:span><text:span text:style-name="T4">LNDMRK</text:span><text:span text:style-name="T1"> object, with attribute FUNCTN = </text:span><text:span text:style-name="T3">11</text:span><text:span text:style-name="T1"> (pilot office) or </text:span><text:span text:style-name="T3">12</text:span><text:span text:style-name="T1"> (pilot lookout).</text:span></text:p>
        <text:p text:style-name="P10"/>
        <text:p text:style-name="P10"/>
        <text:h text:style-name="P515" text:outline-level="3">13.1.2<text:tab/><text:tab/><text:tab/>Pilot boarding places (see M4 - §491.2)</text:h>
        <text:p text:style-name="P350"/>
        <text:p text:style-name="P345"><text:span text:style-name="T1">If it is required to encode a pilot boarding place, it must be done using the object class </text:span><text:span text:style-name="T4">PILBOP</text:span><text:span text:style-name="T1">.</text:span></text:p>
        <text:p text:style-name="P350"/>
        <text:p text:style-name="P345"><text:span text:style-name="T1">Geo object:<text:tab/><text:tab/>Pilot boarding place (</text:span><text:span text:style-name="T4">PILBOP</text:span><text:span text:style-name="T1">)</text:span></text:p>
        <text:p text:style-name="P561">Attributes:<text:tab/><text:tab/>CATPIL <text:tab/><text:tab/>COMCHA<text:tab/>DATEND<text:tab/><text:tab/>DATSTA<text:tab/><text:tab/>NOBJNM<text:tab/><text:tab/>NPLDST<text:tab/><text:tab/><text:tab/><text:tab/><text:tab/><text:tab/><text:tab/><text:tab/><text:tab/>OBJNAM<text:tab/><text:tab/>PEREND<text:tab/><text:tab/>PERSTA<text:tab/><text:tab/>PILDST<text:tab/><text:tab/>STATUS<text:tab/><text:tab/>INFORM<text:tab/><text:tab/>NINFOM</text:p>
        <text:p text:style-name="P10"/>
        <text:p text:style-name="P10"/>
        <text:h text:style-name="P506" text:outline-level="2">13.2<text:tab/><text:tab/><text:tab/>Coastguard stations (see M4 - §492)</text:h>
        <text:p text:style-name="P350"/>
        <text:p text:style-name="P345"><text:span text:style-name="T1">If it is required to encode a coastguard station, it must be done using the object class </text:span><text:span text:style-name="T4">CGUSTA</text:span><text:span text:style-name="T1">.</text:span></text:p>
        <text:p text:style-name="P350"/>
        <text:p text:style-name="P345"><text:span text:style-name="T1">Geo object:<text:tab/><text:tab/>Coastguard station (</text:span><text:span text:style-name="T4">CGUSTA</text:span><text:span text:style-name="T1">)</text:span></text:p>
        <text:p text:style-name="P350">Attributes:<text:tab/><text:tab/>DATEND<text:tab/><text:tab/>DATSTA<text:tab/><text:tab/>NOBJNM<text:tab/><text:tab/>OBJNAM<text:tab/><text:tab/>PEREND<text:tab/><text:tab/>PERSTA<text:tab/><text:tab/>STATUS</text:p>
        <text:p text:style-name="P373">INFORM<text:tab/><text:tab/>NINFOM</text:p>
        <text:p text:style-name="P10"/>
        <text:p text:style-name="P350"><text:soft-page-break/>Remarks:</text:p>
        <text:list text:style-name="WW8Num51">
          <text:list-item>
            <text:p text:style-name="P495"><text:span text:style-name="T1">The </text:span><text:span text:style-name="T4">CGUSTA</text:span><text:span text:style-name="T1"> must only be used to describe the function of the coastguard station, independent of the building or structure itself. <text:s/>If it is required to encode the building or structure in which the coastguard station operates, it must be done using an appropriate object class (e.g. </text:span><text:span text:style-name="T4">BUISGL</text:span><text:span text:style-name="T1">, </text:span><text:span text:style-name="T4">LNDMRK</text:span><text:span text:style-name="T1">).</text:span></text:p>
          </text:list-item>
        </text:list>
        <text:p text:style-name="P10"/>
        <text:p text:style-name="P10"/>
        <text:h text:style-name="P506" text:outline-level="2">13.3<text:tab/><text:tab/><text:tab/>Rescue stations (see M4 - §493)</text:h>
        <text:p text:style-name="P10"/>
        <text:p text:style-name="P75"><text:span text:style-name="T1">If it is required to encode a rescue station, it must be done using the object class </text:span><text:span text:style-name="T4">RSCSTA</text:span><text:span text:style-name="T1">.</text:span></text:p>
        <text:p text:style-name="P10"/>
        <text:p text:style-name="P75"><text:span text:style-name="T1">Geo object:<text:tab/><text:tab/>Rescue station (</text:span><text:span text:style-name="T4">RSCSTA</text:span><text:span text:style-name="T1">)</text:span></text:p>
        <text:p text:style-name="P10">Attributes:<text:tab/><text:tab/>CATRSC <text:tab/>DATEND<text:tab/><text:tab/>DATSTA<text:tab/><text:tab/>NOBJNM<text:tab/><text:tab/>OBJNAM<text:tab/><text:tab/>PEREND<text:tab/><text:tab/>PERSTA<text:tab/><text:tab/><text:tab/><text:tab/><text:tab/>STATUS<text:tab/><text:tab/>INFORM<text:tab/><text:tab/>NINFOM</text:p>
        <text:p text:style-name="P374"/>
        <text:p text:style-name="Body_20_Text_20_2">Remarks</text:p>
        <text:p text:style-name="Body_20_Text_20_2"/>
        <text:list text:style-name="WW8Num51">
          <text:list-item>
            <text:p text:style-name="P104">The <text:span text:style-name="T7">RSCSTA</text:span> must only be used to describe the function of the rescue station, independent of the building or structure itself. <text:s/>If it is required to encode the building or structure housing the service, it must be done using an appropriate object class (e.g. <text:span text:style-name="T7">BUISGL</text:span>, <text:span text:style-name="T7">LNDMRK</text:span>).</text:p>
          </text:list-item>
          <text:list-item>
            <text:p text:style-name="P104"><text:span text:style-name="T1">If it is required to encode a refuge beacon, it must be done using a </text:span><text:span text:style-name="T4">BCNSPP</text:span><text:span text:style-name="T1"> object, with attribute CATSPM = </text:span><text:span text:style-name="T3">44</text:span><text:span text:style-name="T1"> (refuge beacon), not by using </text:span><text:span text:style-name="T4">RSCSTA</text:span><text:span text:style-name="T1">.</text:span></text:p>
          </text:list-item>
        </text:list>
        <text:h text:style-name="P506" text:outline-level="2"/>
        <text:h text:style-name="P506" text:outline-level="2"/>
        <text:h text:style-name="P506" text:outline-level="2">13.4<text:tab/><text:tab/><text:tab/>Signal stations (see M4 - §494 to §497)</text:h>
        <text:p text:style-name="P350"/>
        <text:p text:style-name="P350">If it is required to encode a signal station, it must be done using traffic signal stations or warning signal stations.</text:p>
        <text:p text:style-name="P350"/>
        <text:p text:style-name="P345"><text:span text:style-name="T1">Geo object:<text:tab/><text:tab/>Signal station, traffic (</text:span><text:span text:style-name="T4">SISTAT</text:span><text:span text:style-name="T1">)</text:span></text:p>
        <text:p text:style-name="P345"><text:span text:style-name="T1">Attributes:<text:tab/><text:tab/></text:span><text:span text:style-name="T5">CATSIT</text:span><text:span text:style-name="T1"> <text:tab/><text:tab/>COMCHA<text:tab/>DATEND<text:tab/><text:tab/>DATSTA<text:tab/><text:tab/>NOBJNM<text:tab/><text:tab/>OBJNAM<text:tab/><text:tab/><text:tab/><text:tab/><text:tab/><text:tab/><text:tab/><text:tab/><text:tab/>PEREND<text:tab/><text:tab/>PERSTA<text:tab/><text:tab/>STATUS<text:tab/><text:tab/>INFORM<text:tab/><text:tab/>NINFOM</text:span></text:p>
        <text:p text:style-name="P17"/>
        <text:p text:style-name="P560">Remarks:</text:p>
        <text:list text:style-name="WW8Num87">
          <text:list-item>
            <text:p text:style-name="P325"><text:span text:style-name="T1">If it is required to encode a bridge light marking the centre of a navigable span, it must be done using the object class </text:span><text:span text:style-name="T4">LIGHTS</text:span><text:span text:style-name="T1">.</text:span></text:p>
          </text:list-item>
        </text:list>
        <text:list text:style-name="WW8Num14">
          <text:list-item>
            <text:p text:style-name="P326"><text:span text:style-name="T1">The </text:span><text:span text:style-name="T4">SISTAT</text:span><text:span text:style-name="T1"> must only be used to describe the function of the signal station, independent of the building or structure itself. <text:s/>If it is required to encode the building or structure housing the service, it must be done using an appropriate object class (e.g. </text:span><text:span text:style-name="T4">BUISGL</text:span><text:span text:style-name="T1">, </text:span><text:span text:style-name="T4">LNDMRK</text:span><text:span text:style-name="T1">).</text:span></text:p>
          </text:list-item>
        </text:list>
        <text:p text:style-name="P10"/>
        <text:p text:style-name="P75"><text:span text:style-name="T1">Geo object:<text:tab/><text:tab/>Signal station, warning (</text:span><text:span text:style-name="T4">SISTAW</text:span><text:span text:style-name="T1">)</text:span></text:p>
        <text:p text:style-name="P75"><text:span text:style-name="T1">Attributes:<text:tab/><text:tab/></text:span><text:span text:style-name="T5">CATSIW</text:span><text:span text:style-name="T1"> <text:tab/><text:tab/>COMCHA<text:tab/>DATEND<text:tab/><text:tab/>DATSTA<text:tab/><text:tab/>NOBJNM<text:tab/><text:tab/>OBJNAM<text:tab/></text:span></text:p>
        <text:p text:style-name="P10"><text:tab/><text:tab/><text:tab/><text:tab/><text:tab/>PEREND<text:tab/><text:tab/>PERSTA<text:tab/><text:tab/>STATUS<text:tab/><text:tab/>INFORM<text:tab/><text:tab/>NINFOM</text:p>
        <text:p text:style-name="P10"/>
        <text:p text:style-name="P10"/>
        <text:p text:style-name="P10">Remarks:</text:p>
        <text:list text:style-name="WW8Num14">
          <text:list-item>
            <text:p text:style-name="P326"><text:span text:style-name="T1">The </text:span><text:span text:style-name="T4">SISTAW</text:span><text:span text:style-name="T1"> must only be used to describe the function of the signal station, independent of the building or structure itself. <text:s/>If it is required to encode the building or structure housing the service, it must be done using an appropriate object class (e.g. </text:span><text:span text:style-name="T4">BUISGL</text:span><text:span text:style-name="T1">, </text:span><text:span text:style-name="T4">LNDMRK</text:span><text:span text:style-name="T1">).</text:span></text:p>
          </text:list-item>
        </text:list>
        <text:p text:style-name="P10"/>
        <text:p text:style-name="P10"/>
        <text:h text:style-name="P503" text:outline-level="1">14.<text:tab/><text:tab/><text:tab/>Geographic names</text:h>
        <text:p text:style-name="P10"/>
        <text:p text:style-name="P558">If it is required to encode an international or national geographic name, it must be done using attributes OBJNAM and NOBJNM as described in the ENC Product Specification (S-57 Appendix B.1), clause 3.11. <text:s/>The use of the cartographic object $TEXTS is prohibited.</text:p>
        <text:p text:style-name="P10"/>
        <text:p text:style-name="P75"><text:span text:style-name="T1">When possible, existing objects (e.g. </text:span><text:span text:style-name="T4">BUAARE</text:span><text:span text:style-name="T1">, </text:span><text:span text:style-name="T4">RIVERS</text:span><text:span text:style-name="T1">, navigational marks) should be used to carry this information.</text:span></text:p>
        <text:p text:style-name="P10"/>
        <text:p text:style-name="P75"><text:span text:style-name="T1">If it is required to encode a geographic name for which there is no existing object, a specific </text:span><text:span text:style-name="T4">ADMARE</text:span><text:span text:style-name="T1">, </text:span><text:span text:style-name="T4">SEAARE</text:span><text:span text:style-name="T1"> or </text:span><text:span text:style-name="T4">LNDRGN</text:span><text:span text:style-name="T1"> object must be created (see clauses 4.7.1 and 8). <text:s/>In order to minimise the data volume, these objects should, where possible, use the geometry of existing objects, e.g. a </text:span><text:span text:style-name="T4">SEAARE</text:span><text:span text:style-name="T1"> object may use the geometry of a </text:span><text:span text:style-name="T4">DEPARE</text:span><text:span text:style-name="T1"> object.</text:span></text:p>
        <text:p text:style-name="P10"/>
        <text:p text:style-name="P10">Geographic names should be encoded using OBJNAM based on the following criteria and at the producing authority’s discretion:</text:p>
        <text:p text:style-name="P10"/>
        <text:list text:style-name="WW8Num110">
          <text:list-item>
            <text:p text:style-name="P244"><text:span text:style-name="T1">Named points or capes that do not contain navigational aids should be encoded as </text:span><text:span text:style-name="T4">LNDRGN</text:span><text:span text:style-name="T1"> objects (of type area or point), with the geographic name encoded using OBJNAM.</text:span></text:p>
          </text:list-item>
        </text:list>
        <text:p text:style-name="P10"/>
        <text:list text:style-name="WW8Num110" text:continue-numbering="true">
          <text:list-item>
            <text:p text:style-name="P244"><text:span text:style-name="T1">Named points or capes that contain one navigational aid should be encoded using OBJNAM on the master object associated with the navigational aid. <text:s/>If more than one navigational aid exists on the point or cape, a </text:span><text:span text:style-name="T4">LNDRGN</text:span><text:span text:style-name="T1"> object (of type area or point) should be encoded, with the geographic name encoded using OBJNAM .</text:span></text:p>
          </text:list-item>
        </text:list>
        <text:p text:style-name="P106"/>
        <text:list text:style-name="WW8Num110" text:continue-numbering="true">
          <text:list-item>
            <text:p text:style-name="P244"><text:span text:style-name="T1">A group of hydrographic objects (e.g. </text:span><text:span text:style-name="T4">SBDARE</text:span><text:span text:style-name="T1">, </text:span><text:span text:style-name="T4">UWTROC</text:span><text:span text:style-name="T1">, </text:span><text:span text:style-name="T4">OBSTRN</text:span><text:span text:style-name="T1">), associated with a particular geographic name, should have the name encoded using OBJNAM on a </text:span><text:span text:style-name="T4">SEAARE</text:span><text:span text:style-name="T1"> object (of type area or point). <text:s/>The name should not be encoded on the individual hydrographic objects.</text:span></text:p>
          </text:list-item>
        </text:list>
        <text:p text:style-name="P106"/>
        <text:list text:style-name="WW8Num110" text:continue-numbering="true">
          <text:list-item>
            <text:p text:style-name="P244"><text:span text:style-name="T1">A major island name close to primary shipping corridors should be encoded using OBJNAM on the </text:span><text:span text:style-name="T4">LNDARE</text:span><text:span text:style-name="T1"> object delimiting the island. <text:s/>A group of islands associated with a geographic name should have the name encoded using OBJNAM on a </text:span><text:span text:style-name="T4">LNDRGN</text:span><text:span text:style-name="T1"> object (of type area or point), or a collection object </text:span><text:span text:style-name="T4">C_ASSO</text:span><text:span text:style-name="T1">.</text:span></text:p>
          </text:list-item>
        </text:list>
        <text:p text:style-name="P106"/>
        <text:list text:style-name="WW8Num110" text:continue-numbering="true">
          <text:list-item>
            <text:p text:style-name="P244"><text:span text:style-name="T1">Named features listed in HOs’ Sailing Directions that may assist in navigation should be encoded using OBJNAM on the relevant object (e.g. </text:span><text:span text:style-name="T4">LNDRGN</text:span><text:span text:style-name="T1">, </text:span><text:span text:style-name="T4">UWTROC</text:span><text:span text:style-name="T1">, </text:span><text:span text:style-name="T4">SBDARE</text:span><text:span text:style-name="T1">, </text:span><text:span text:style-name="T4">SEAARE</text:span><text:span text:style-name="T1">, </text:span><text:span text:style-name="T4">OBSTRN</text:span><text:span text:style-name="T1">).</text:span></text:p>
          </text:list-item>
        </text:list>
        <text:p text:style-name="P106"/>
        <text:list text:style-name="WW8Num110" text:continue-numbering="true">
          <text:list-item>
            <text:p text:style-name="P244"><text:span text:style-name="T1">If it is required to encode an administrative area of international, national, provincial or municipal jurisdiction that may have legal inference, it must be done using an </text:span><text:span text:style-name="T4">ADMARE</text:span><text:span text:style-name="T1"> object, with the name encoded using OBJNAM.</text:span></text:p>
          </text:list-item>
        </text:list>
        <text:p text:style-name="P106"/>
        <text:list text:style-name="WW8Num110" text:continue-numbering="true">
          <text:list-item>
            <text:p text:style-name="P244"><text:span text:style-name="T1">If it is required to encode a major city along the coast, it must be done using </text:span><text:span text:style-name="T4">BUAARE</text:span><text:span text:style-name="T1"> or </text:span><text:span text:style-name="T4">ADMARE</text:span><text:span text:style-name="T1"> objects (see clause 4.8.14), with the name encoded using OBJNAM.</text:span></text:p>
          </text:list-item>
        </text:list>
        <text:p text:style-name="P106"/>
        <text:list text:style-name="WW8Num110" text:continue-numbering="true">
          <text:list-item>
            <text:p text:style-name="P244"><text:span text:style-name="T1">If it is required to encode the name of a navigable river, lake or canal, it must be done using a </text:span><text:span text:style-name="T4">SEAARE</text:span><text:span text:style-name="T1"> object, with the name encoded using OBJNAM.</text:span></text:p>
          </text:list-item>
        </text:list>
        <text:p text:style-name="P106"/>
        <text:p text:style-name="P10">In all instances, if the exact extent of the feature to be named is known, an area object must be created. If the exact extent is not known, an existing or specifically encoded point object should be used to encode the geographic name.</text:p>
        <text:h text:style-name="P500" text:outline-level="1"/>
        <text:p text:style-name="P2"/>
        <text:h text:style-name="P500" text:outline-level="1"><text:soft-page-break/>15.<text:tab/><text:tab/><text:tab/>Collection objects</text:h>
        <text:p text:style-name="P350"/>
        <text:p text:style-name="P345"><text:span text:style-name="T1">If it is required to identify an aggregation or association between two or more objects, it must be done using the object classes </text:span><text:span text:style-name="T4">C_AGGR</text:span><text:span text:style-name="T1"> or </text:span><text:span text:style-name="T4">C_ASSO</text:span><text:span text:style-name="T1">.</text:span></text:p>
        <text:p text:style-name="P350"/>
        <text:p text:style-name="P345"><text:span text:style-name="T1">Collection object:<text:tab/>Aggregation (</text:span><text:span text:style-name="T4">C_AGGR</text:span><text:span text:style-name="T1">)</text:span></text:p>
        <text:p text:style-name="P350">Attributes:<text:tab/>NOBJNM<text:tab/><text:tab/>OBJNAM<text:tab/><text:tab/>INFORM<text:tab/><text:tab/>NINFOM</text:p>
        <text:p text:style-name="P350"/>
        <text:p text:style-name="P345"><text:span text:style-name="T4">C_AGGR</text:span><text:span text:style-name="T1"> objects should be used to encode the link between objects that are functionally related and which together form a higher level entity. <text:s/>For example, a navigation line, a recommended track and the defining navigational aids should be linked using a </text:span><text:span text:style-name="T4">C_AGGR</text:span><text:span text:style-name="T1"> object to form a range system.</text:span></text:p>
        <text:p text:style-name="P350"/>
        <text:p text:style-name="P345"><text:span text:style-name="T1">Collection object:<text:tab/>Association (</text:span><text:span text:style-name="T4">C_ASSO</text:span><text:span text:style-name="T1">)</text:span></text:p>
        <text:p text:style-name="P350">Attributes:<text:tab/>NOBJNM<text:tab/><text:tab/>OBJNAM<text:tab/><text:tab/>INFORM<text:tab/><text:tab/>NINFOM</text:p>
        <text:p text:style-name="P350"/>
        <text:p text:style-name="P345"><text:span text:style-name="T4">C_ASSO</text:span><text:span text:style-name="T1"> objects should be used to encode the association between two or more objects. <text:s/>The association does not create any higher level entity. <text:s/>For example, a wreck should be associated with the buoy that marks it.</text:span></text:p>
        <text:p text:style-name="P350"/>
        <text:p text:style-name="P350">The following table shows the most common examples of the application of collection objects. Other applications for collection objects are possible.</text:p>
        <text:p text:style-name="P350"/>
        <table:table table:name="Tableau16" table:style-name="Tableau16">
          <table:table-column table:style-name="Tableau16.A"/>
          <table:table-column table:style-name="Tableau16.B"/>
          <table:table-column table:style-name="Tableau16.C"/>
          <table:table-column table:style-name="Tableau16.D"/>
          <table:table-row table:style-name="Tableau16.1">
            <table:table-cell table:style-name="Tableau16.A1" office:value-type="string">
              <text:p text:style-name="P45"/>
              <text:p text:style-name="P448">Relationships</text:p>
            </table:table-cell>
            <table:table-cell table:style-name="Tableau16.B1" office:value-type="string">
              <text:p text:style-name="P45"/>
              <text:p text:style-name="P448">FFPT field</text:p>
            </table:table-cell>
            <table:table-cell table:style-name="Tableau16.B1" office:value-type="string">
              <text:p text:style-name="P45"/>
              <text:p text:style-name="P448">collection object</text:p>
            </table:table-cell>
            <table:table-cell table:style-name="Tableau16.D1" office:value-type="string">
              <text:p text:style-name="P45"/>
              <text:p text:style-name="P448">comment</text:p>
            </table:table-cell>
          </table:table-row>
          <table:table-row table:style-name="Tableau16.1">
            <table:table-cell table:style-name="Tableau16.A2" office:value-type="string">
              <text:p text:style-name="P45"/>
              <text:p text:style-name="P448">Mooring trots</text:p>
            </table:table-cell>
            <table:table-cell table:style-name="Tableau16.A2" office:value-type="string">
              <text:p text:style-name="P45"/>
              <text:p text:style-name="P448">peer *</text:p>
            </table:table-cell>
            <table:table-cell table:style-name="Tableau16.A2" office:value-type="string">
              <text:p text:style-name="P52"/>
              <text:p text:style-name="P64">C_AGGR</text:p>
            </table:table-cell>
            <table:table-cell table:style-name="Tableau16.D2" office:value-type="string">
              <text:p text:style-name="P45"/>
              <text:p text:style-name="P448">see 9.2.5</text:p>
            </table:table-cell>
          </table:table-row>
          <table:table-row table:style-name="Tableau16.1">
            <table:table-cell table:style-name="Tableau16.A2" office:value-type="string">
              <text:p text:style-name="P45"/>
              <text:p text:style-name="P448">Measured distances</text:p>
            </table:table-cell>
            <table:table-cell table:style-name="Tableau16.A2" office:value-type="string">
              <text:p text:style-name="P45"/>
              <text:p text:style-name="P448">peer *</text:p>
            </table:table-cell>
            <table:table-cell table:style-name="Tableau16.A2" office:value-type="string">
              <text:p text:style-name="P52"/>
              <text:p text:style-name="P64">C_AGGR</text:p>
            </table:table-cell>
            <table:table-cell table:style-name="Tableau16.D2" office:value-type="string">
              <text:p text:style-name="P45"/>
              <text:p text:style-name="P448">see 10.1.3</text:p>
            </table:table-cell>
          </table:table-row>
          <table:table-row table:style-name="Tableau16.1">
            <table:table-cell table:style-name="Tableau16.A2" office:value-type="string">
              <text:p text:style-name="P45"/>
              <text:p text:style-name="P445"><text:span text:style-name="T25">Traffic Separation Scheme</text:span><text:span text:style-name="T12">s</text:span><text:span text:style-name="T25"> systems</text:span></text:p>
            </table:table-cell>
            <table:table-cell table:style-name="Tableau16.A2" office:value-type="string">
              <text:p text:style-name="P45"/>
              <text:p text:style-name="P448">peer *</text:p>
            </table:table-cell>
            <table:table-cell table:style-name="Tableau16.A2" office:value-type="string">
              <text:p text:style-name="P45"/>
              <text:p text:style-name="P446">C_AGGR</text:p>
            </table:table-cell>
            <table:table-cell table:style-name="Tableau16.D2" office:value-type="string">
              <text:p text:style-name="P45"/>
              <text:p text:style-name="P448">see 10.2.3</text:p>
            </table:table-cell>
          </table:table-row>
          <table:table-row table:style-name="Tableau16.1">
            <table:table-cell table:style-name="Tableau16.A2" office:value-type="string">
              <text:p text:style-name="P45"/>
              <text:p text:style-name="P423">Navigation lines and tracks</text:p>
            </table:table-cell>
            <table:table-cell table:style-name="Tableau16.A2" office:value-type="string">
              <text:p text:style-name="P45"/>
              <text:p text:style-name="P414">peer *</text:p>
            </table:table-cell>
            <table:table-cell table:style-name="Tableau16.A2" office:value-type="string">
              <text:p text:style-name="P52"/>
              <text:p text:style-name="P64">C_AGGR</text:p>
            </table:table-cell>
            <table:table-cell table:style-name="Tableau16.D2" office:value-type="string">
              <text:p text:style-name="P45"/>
              <text:p text:style-name="P414">see 10.1.2</text:p>
            </table:table-cell>
          </table:table-row>
          <table:table-row table:style-name="Tableau16.1">
            <table:table-cell table:style-name="Tableau16.A2" office:value-type="string">
              <text:p text:style-name="P45"/>
              <text:p text:style-name="P414">Navigation lines, tracks and dangers</text:p>
            </table:table-cell>
            <table:table-cell table:style-name="Tableau16.A2" office:value-type="string">
              <text:p text:style-name="P45"/>
              <text:p text:style-name="P414">peer *</text:p>
            </table:table-cell>
            <table:table-cell table:style-name="Tableau16.A2" office:value-type="string">
              <text:p text:style-name="P45"/>
              <text:p text:style-name="P406">C_ASSO</text:p>
            </table:table-cell>
            <table:table-cell table:style-name="Tableau16.D2" office:value-type="string">
              <text:p text:style-name="P45"/>
              <text:p text:style-name="P414">see 10.1.2 **</text:p>
            </table:table-cell>
          </table:table-row>
          <table:table-row table:style-name="Tableau16.1">
            <table:table-cell table:style-name="Tableau16.A2" office:value-type="string">
              <text:p text:style-name="P45"/>
              <text:p text:style-name="P414">Synchronised lights</text:p>
            </table:table-cell>
            <table:table-cell table:style-name="Tableau16.A2" office:value-type="string">
              <text:p text:style-name="P45"/>
              <text:p text:style-name="P414">peer *</text:p>
            </table:table-cell>
            <table:table-cell table:style-name="Tableau16.A2" office:value-type="string">
              <text:p text:style-name="P45"/>
              <text:p text:style-name="P406">C_ASSO</text:p>
            </table:table-cell>
            <table:table-cell table:style-name="Tableau16.D2" office:value-type="string">
              <text:p text:style-name="P45"/>
              <text:p text:style-name="P414">see 12.8.7</text:p>
            </table:table-cell>
          </table:table-row>
          <table:table-row table:style-name="Tableau16.1">
            <table:table-cell table:style-name="Tableau16.A2" office:value-type="string">
              <text:p text:style-name="P45"/>
              <text:p text:style-name="P414">Airfield, airport, (runway, control etc.)</text:p>
            </table:table-cell>
            <table:table-cell table:style-name="Tableau16.A2" office:value-type="string">
              <text:p text:style-name="P45"/>
              <text:p text:style-name="P414">peer *</text:p>
            </table:table-cell>
            <table:table-cell table:style-name="Tableau16.A2" office:value-type="string">
              <text:p text:style-name="P52"/>
              <text:p text:style-name="P64">C_ASSO</text:p>
            </table:table-cell>
            <table:table-cell table:style-name="Tableau16.D2" office:value-type="string">
              <text:p text:style-name="P45"/>
              <text:p text:style-name="P414">see 4.8.12</text:p>
            </table:table-cell>
          </table:table-row>
          <table:table-row table:style-name="Tableau16.1">
            <table:table-cell table:style-name="Tableau16.A2" office:value-type="string">
              <text:p text:style-name="P45"/>
              <text:p text:style-name="P414">Tide, tidal stream (non-harmonic prediction – time series or harmonic prediction)</text:p>
            </table:table-cell>
            <table:table-cell table:style-name="Tableau16.A2" office:value-type="string">
              <text:p text:style-name="P45"/>
              <text:p text:style-name="P414">peer *</text:p>
            </table:table-cell>
            <table:table-cell table:style-name="Tableau16.A2" office:value-type="string">
              <text:p text:style-name="P52"/>
              <text:p text:style-name="P64">C_ASSO</text:p>
            </table:table-cell>
            <table:table-cell table:style-name="Tableau16.D2" office:value-type="string">
              <text:p text:style-name="P45"/>
              <text:p text:style-name="P414">see 3.2.3, 3.3.3 and 3.3.4</text:p>
            </table:table-cell>
          </table:table-row>
          <table:table-row table:style-name="Tableau16.1">
            <table:table-cell table:style-name="Tableau16.A2" office:value-type="string">
              <text:p text:style-name="P45"/>
              <text:p text:style-name="P414">Anchorage</text:p>
            </table:table-cell>
            <table:table-cell table:style-name="Tableau16.A2" office:value-type="string">
              <text:p text:style-name="P45"/>
              <text:p text:style-name="P414">peer *</text:p>
            </table:table-cell>
            <table:table-cell table:style-name="Tableau16.A2" office:value-type="string">
              <text:p text:style-name="P52"/>
              <text:p text:style-name="P64">C_ASSO</text:p>
            </table:table-cell>
            <table:table-cell table:style-name="Tableau16.D2" office:value-type="string">
              <text:p text:style-name="P45"/>
              <text:p text:style-name="P414">see 9.2.6</text:p>
            </table:table-cell>
          </table:table-row>
          <table:table-row table:style-name="Tableau16.1">
            <table:table-cell table:style-name="Tableau16.A2" office:value-type="string">
              <text:p text:style-name="P45"/>
              <text:p text:style-name="P414">Fairway</text:p>
            </table:table-cell>
            <table:table-cell table:style-name="Tableau16.A2" office:value-type="string">
              <text:p text:style-name="P45"/>
              <text:p text:style-name="P414">peer *</text:p>
            </table:table-cell>
            <table:table-cell table:style-name="Tableau16.A2" office:value-type="string">
              <text:p text:style-name="P45"/>
              <text:p text:style-name="P405"><text:span text:style-name="T28">C_ASSO</text:span><text:span text:style-name="T25">/</text:span><text:span text:style-name="T28">C_AGGR</text:span></text:p>
            </table:table-cell>
            <table:table-cell table:style-name="Tableau16.D2" office:value-type="string">
              <text:p text:style-name="P45"/>
              <text:p text:style-name="P414">see 10.4</text:p>
            </table:table-cell>
          </table:table-row>
          <table:table-row table:style-name="Tableau16.1">
            <table:table-cell table:style-name="Tableau16.A2" office:value-type="string">
              <text:p text:style-name="P45"/>
              <text:p text:style-name="P414">Radar beacon</text:p>
            </table:table-cell>
            <table:table-cell table:style-name="Tableau16.A2" office:value-type="string">
              <text:p text:style-name="P45"/>
              <text:p text:style-name="P414">peer *</text:p>
            </table:table-cell>
            <table:table-cell table:style-name="Tableau16.A2" office:value-type="string">
              <text:p text:style-name="P45"/>
              <text:p text:style-name="P406">C_AGGR</text:p>
            </table:table-cell>
            <table:table-cell table:style-name="Tableau16.D2" office:value-type="string">
              <text:p text:style-name="P45"/>
              <text:p text:style-name="P414">see 12.10</text:p>
            </table:table-cell>
          </table:table-row>
          <table:table-row table:style-name="Tableau16.1">
            <table:table-cell table:style-name="Tableau16.A13" office:value-type="string">
              <text:p text:style-name="P45"/>
              <text:p text:style-name="P414"/>
            </table:table-cell>
            <table:table-cell table:style-name="Tableau16.A13" office:value-type="string">
              <text:p text:style-name="P45"/>
              <text:p text:style-name="P414"/>
            </table:table-cell>
            <table:table-cell table:style-name="Tableau16.A13" office:value-type="string">
              <text:p text:style-name="P45"/>
              <text:p text:style-name="P414"/>
            </table:table-cell>
            <table:table-cell table:style-name="Tableau16.A13" office:value-type="string">
              <text:p text:style-name="P45"/>
              <text:p text:style-name="P427">table 15.1</text:p>
            </table:table-cell>
          </table:table-row>
        </table:table>
        <text:p text:style-name="P10"/>
        <text:p text:style-name="P10"/>
        <text:p text:style-name="P390">*<text:tab/>Relationships defined using collection objects are assumed to be peer to peer. <text:s/>The RIND subfield of the collection feature record must be “peer” (see ENC Product Specification, clause 3.9)</text:p>
        <text:p text:style-name="P10"/>
        <text:p text:style-name="P391"><text:span text:style-name="T1">**<text:tab/>Such a </text:span><text:span text:style-name="T4">C_ASSO</text:span><text:span text:style-name="T1"> object must not be used to link the individual elements of the navigation lines and tracks, but should be used to show the relationship between the navigation lines and tracks and the associated dangers.</text:span></text:p>
        <text:p text:style-name="P10"/>
        <text:p text:style-name="Body_20_Text_20_2">Relationships may be hierarchical.</text:p>
        <text:p text:style-name="P10"><text:soft-page-break/></text:p>
        <text:p text:style-name="P10">If a collection object extends beyond a cell boundary (i.e. the objects that makes up the collection are spread over multiple cells), the collection object should be repeated in each cell that contains one or more component objects. <text:s/>However, only the objects that exist in the cell that contains the instance of the collection object can be referenced by that collection object. <text:s/>If this technique is used, each instance of the original collection object must have the same feature identifier (LNAM). <text:s/>It is up to the application (e.g. the ECDIS) that uses the cells to rebuild the complete collection object based on the unique feature identifier.</text:p>
        <text:p text:style-name="P10"/>
        <text:p text:style-name="P10">It is highly recommended that no use be made of pointers that reference objects outside the cell in which the pointer is encoded. <text:s/>Use of such pointers cannot be prohibited, as no such rule exists in the ENC Product Specification.</text:p>
        <text:p text:style-name="P37"/>
        <text:p text:style-name="P38">__________</text:p>
        <text:p text:style-name="P119"/>
        <text:p text:style-name="P38"/>
        <text:p text:style-name="P38"/>
        <text:p text:style-name="P38"/>
        <text:p text:style-name="P38"/>
        <text:p text:style-name="P38"/>
        <text:p text:style-name="P38"/>
        <text:p text:style-name="P38"/>
        <text:p text:style-name="P38"><draw:frame draw:style-name="fr1" draw:name="Cadre21" text:anchor-type="paragraph" svg:x="6.57cm" svg:y="0.002cm" svg:width="7.832cm" draw:z-index="40"><draw:text-box fo:min-height="0.37cm"><text:p text:style-name="P42"><text:tab/>Page intentionally left blank</text:p></draw:text-box></draw:frame></text:p>
        <text:p text:style-name="P116">ALPHABETICAL INDEX</text:p>
        <text:alphabetical-index text:style-name="Sect2" text:name="Index lexical1">
          <text:alphabetical-index-source text:alphabetical-separators="true" text:combine-entries-with-pp="false" fo:language="fr" fo:country="FR">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index-entry-tab-stop style:type="left" style:position="6.883cm" style:leader-char=" " style:with-tab="false"/>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Text_20_body"/>
          </text:index-body>
        </text:alphabetical-index>
        <text:p text:style-name="P53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mily-generic="roman" style:font-pitch="variable" style:font-charset="x-symbol"/>
    <style:font-face style:name="Arial" svg:font-family="Arial"/>
    <style:font-face style:name="Tahoma1" svg:font-family="Tahoma"/>
    <style:font-face style:name="Courier New" svg:font-family="'Courier New'" style:font-family-generic="modern"/>
    <style:font-face style:name="Garamond" svg:font-family="Garamon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text-align="justify" style:justify-single-word="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style:font-name="Arial1" fo:language="en" fo:country="GB"/>
    </style:style>
    <style:style style:name="List" style:family="paragraph" style:parent-style-name="Text_20_body" style:class="list">
      <style:text-properties style:font-name="Arial"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name-complex="Tahoma1"/>
    </style:style>
    <style:style style:name="Heading_20_1" style:display-name="Heading 1" style:family="paragraph" style:parent-style-name="Standard" style:next-style-name="Standard" style:class="text" style:default-outline-level="1">
      <style:paragraph-properties fo:text-align="justify" style:justify-single-word="false" fo:keep-together="always" fo:keep-with-next="always">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style:font-name="Arial1" fo:font-size="14pt" fo:font-weight="bold" style:font-size-asian="14pt" style:font-weight-asian="bold"/>
    </style:style>
    <style:style style:name="Heading_20_2" style:display-name="Heading 2" style:family="paragraph" style:parent-style-name="Standard" style:next-style-name="Standard" style:class="text" style:default-outline-level="2">
      <style:paragraph-properties fo:text-align="justify" style:justify-single-word="false" fo:keep-together="always" fo:keep-with-next="always">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style:font-name="Arial1" fo:font-size="12pt" fo:font-weight="bold" style:font-size-asian="12pt" style:font-weight-asian="bold"/>
    </style:style>
    <style:style style:name="Heading_20_3" style:display-name="Heading 3" style:family="paragraph" style:parent-style-name="Standard" style:next-style-name="Standard" style:class="text" style:default-outline-level="3">
      <style:paragraph-properties fo:keep-with-next="always">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style:font-name="Arial1" fo:font-weight="bold" style:font-weight-asian="bold"/>
    </style:style>
    <style:style style:name="Heading_20_4" style:display-name="Heading 4" style:family="paragraph" style:parent-style-name="Standard" style:next-style-name="Standard" style:class="text" style:default-outline-level="4">
      <style:paragraph-properties fo:margin-top="0.423cm" fo:margin-bottom="0.106cm" fo:orphans="0" fo:widows="0" fo:keep-with-next="always"/>
      <style:text-properties style:font-name="Arial1" fo:font-weight="bold" style:font-weight-asian="bold"/>
    </style:style>
    <style:style style:name="Heading_20_5" style:display-name="Heading 5" style:family="paragraph" style:parent-style-name="Standard" style:next-style-name="Standard" style:class="text" style:default-outline-level="5">
      <style:paragraph-properties fo:text-align="justify" style:justify-single-word="false" fo:keep-with-next="always">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color="#00ff00" style:font-name="Arial1" style:text-underline-style="solid" style:text-underline-width="auto" style:text-underline-color="font-color"/>
    </style:style>
    <style:style style:name="Heading_20_6" style:display-name="Heading 6" style:family="paragraph" style:parent-style-name="Standard" style:next-style-name="Standard" style:class="text" style:default-outline-level="6">
      <style:paragraph-properties fo:margin-left="0cm" fo:margin-right="0cm" fo:text-align="justify" style:justify-single-word="false" fo:text-indent="2.499cm" style:auto-text-indent="false" fo:keep-with-next="always">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style:font-name="Arial1" fo:language="en" fo:country="GB"/>
    </style:style>
    <style:style style:name="Heading_20_7" style:display-name="Heading 7" style:family="paragraph" style:parent-style-name="Standard" style:next-style-name="Standard" style:class="text" style:default-outline-level="7">
      <style:paragraph-properties fo:margin-left="0cm" fo:margin-right="0cm" fo:text-align="justify" style:justify-single-word="false" fo:text-indent="2.499cm" style:auto-text-indent="false" fo:keep-with-next="always">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color="#00ff00" style:font-name="Arial1" fo:language="en" fo:country="GB" style:text-underline-style="solid" style:text-underline-width="auto" style:text-underline-color="font-color"/>
    </style:style>
    <style:style style:name="Heading_20_8" style:display-name="Heading 8" style:family="paragraph" style:parent-style-name="Standard" style:next-style-name="Standard" style:class="text" style:default-outline-level="8">
      <style:paragraph-properties fo:margin-top="0cm" fo:margin-bottom="0.102cm" fo:text-align="center" style:justify-single-word="false" fo:keep-with-next="always">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style:font-name="Arial1" fo:font-size="8pt" fo:language="en" fo:country="GB" fo:font-weight="bold" style:font-size-asian="8pt" style:font-weight-asian="bold"/>
    </style:style>
    <style:style style:name="Heading_20_9" style:display-name="Heading 9" style:family="paragraph" style:parent-style-name="Standard" style:next-style-name="Standard" style:class="text" style:default-outline-level="9">
      <style:paragraph-properties fo:keep-with-next="always">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style:font-name="Arial1" fo:font-size="14pt" fo:language="en" fo:country="GB" fo:font-weight="bold" style:font-size-asian="14pt" style:font-weight-asian="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fo:orphans="0" fo:widows="0">
        <style:tab-stops>
          <style:tab-stop style:position="7.62cm" style:type="center"/>
          <style:tab-stop style:position="15.24cm" style:type="right"/>
        </style:tab-stops>
      </style:paragraph-properties>
      <style:text-properties style:font-name="Courier New" fo:font-size="8pt" style:font-size-asian="8pt"/>
    </style:style>
    <style:style style:name="Contents_20_9" style:display-name="Contents 9" style:family="paragraph" style:parent-style-name="Standard" style:next-style-name="Standard" style:class="index">
      <style:paragraph-properties fo:margin-left="3.387cm" fo:margin-right="0cm" fo:orphans="0" fo:widows="0" fo:text-indent="0cm" style:auto-text-indent="false"/>
      <style:text-properties style:font-name="Courier New" fo:font-size="8pt" style:font-size-asian="8pt"/>
    </style:style>
    <style:style style:name="Contents_20_1" style:display-name="Contents 1" style:family="paragraph" style:parent-style-name="Standard" style:next-style-name="Standard" style:class="index">
      <style:paragraph-properties fo:margin-left="0.499cm" fo:margin-right="0cm" fo:orphans="0" fo:widows="0" fo:text-indent="-0.499cm" style:auto-text-indent="false">
        <style:tab-stops>
          <style:tab-stop style:position="0.499cm"/>
          <style:tab-stop style:position="15.503cm" style:type="right" style:leader-style="dotted" style:leader-text="."/>
        </style:tab-stops>
      </style:paragraph-properties>
      <style:text-properties style:font-name="Arial1" fo:language="none" fo:country="none" style:language-asian="none" style:country-asian="none"/>
    </style:style>
    <style:style style:name="Contents_20_2" style:display-name="Contents 2" style:family="paragraph" style:parent-style-name="Standard" style:next-style-name="Standard" style:class="index">
      <style:paragraph-properties fo:margin-left="0.998cm" fo:margin-right="0.212cm" fo:orphans="0" fo:widows="0" fo:text-indent="-0.499cm" style:auto-text-indent="false">
        <style:tab-stops>
          <style:tab-stop style:position="0.252cm"/>
          <style:tab-stop style:position="0.303cm"/>
          <style:tab-stop style:position="15.004cm" style:type="right" style:leader-style="dotted" style:leader-text="."/>
        </style:tab-stops>
      </style:paragraph-properties>
      <style:text-properties style:font-name="Arial1" fo:language="none" fo:country="none" style:language-asian="none" style:country-asian="none"/>
    </style:style>
    <style:style style:name="Contents_20_3" style:display-name="Contents 3" style:family="paragraph" style:parent-style-name="Standard" style:next-style-name="Standard" style:class="index">
      <style:paragraph-properties fo:margin-left="1.302cm" fo:margin-right="0.212cm" fo:orphans="0" fo:widows="0" fo:text-indent="-0.501cm" style:auto-text-indent="false">
        <style:tab-stops>
          <style:tab-stop style:position="0.45cm"/>
          <style:tab-stop style:position="0.499cm"/>
          <style:tab-stop style:position="0.949cm"/>
          <style:tab-stop style:position="1.199cm"/>
          <style:tab-stop style:position="14.7cm" style:type="right" style:leader-style="dotted" style:leader-text="."/>
        </style:tab-stops>
      </style:paragraph-properties>
      <style:text-properties style:font-name="Arial1" fo:language="none" fo:country="none" style:language-asian="none" style:country-asian="none"/>
    </style:style>
    <style:style style:name="Contents_20_4" style:display-name="Contents 4" style:family="paragraph" style:parent-style-name="Standard" style:next-style-name="Standard" style:class="index">
      <style:paragraph-properties fo:margin-left="1.801cm" fo:margin-right="0.212cm" fo:orphans="0" fo:widows="0" fo:text-indent="-0.501cm" style:auto-text-indent="false">
        <style:tab-stops>
          <style:tab-stop style:position="0.739cm"/>
          <style:tab-stop style:position="14.201cm" style:type="right" style:leader-style="dotted" style:leader-text="."/>
        </style:tab-stops>
      </style:paragraph-properties>
      <style:text-properties style:font-name="Arial1" fo:language="none" fo:country="none" style:language-asian="none" style:country-asian="none"/>
    </style:style>
    <style:style style:name="Table_20_of_20_Figures" style:display-name="Table of Figures" style:family="paragraph" style:parent-style-name="Standard" style:next-style-name="Standard">
      <style:paragraph-properties fo:orphans="0" fo:widows="0"/>
      <style:text-properties style:font-name="Courier New" fo:font-style="italic" style:font-style-asian="italic"/>
    </style:style>
    <style:style style:name="Index_20_Heading" style:display-name="Index Heading" style:family="paragraph" style:parent-style-name="Standard" style:next-style-name="Index_20_1" style:class="index">
      <style:paragraph-properties fo:margin-top="0.212cm" fo:margin-bottom="0.212cm" fo:orphans="0" fo:widows="0"/>
      <style:text-properties style:font-name="Courier New" fo:font-style="italic" fo:font-weight="bold" style:font-style-asian="italic" style:font-weight-asian="bold"/>
    </style:style>
    <style:style style:name="Index_20_1" style:display-name="Index 1" style:family="paragraph" style:parent-style-name="Standard" style:next-style-name="Standard" style:class="index">
      <style:paragraph-properties fo:margin-left="0.423cm" fo:margin-right="0cm" fo:orphans="0" fo:widows="0" fo:text-indent="-0.423cm" style:auto-text-indent="false">
        <style:tab-stops>
          <style:tab-stop style:position="6.883cm" style:type="right"/>
        </style:tab-stops>
      </style:paragraph-properties>
      <style:text-properties style:font-name="Arial1" fo:language="none" fo:country="none" style:language-asian="none" style:country-asian="none"/>
    </style:style>
    <style:style style:name="Index_20_2" style:display-name="Index 2" style:family="paragraph" style:parent-style-name="Standard" style:next-style-name="Standard" style:class="index">
      <style:paragraph-properties fo:margin-left="0.847cm" fo:margin-right="0cm" fo:orphans="0" fo:widows="0" fo:text-indent="-0.423cm" style:auto-text-indent="false"/>
      <style:text-properties style:font-name="Courier New"/>
    </style:style>
    <style:style style:name="Index_20_3" style:display-name="Index 3" style:family="paragraph" style:parent-style-name="Standard" style:next-style-name="Standard" style:class="index">
      <style:paragraph-properties fo:margin-left="1.27cm" fo:margin-right="0cm" fo:orphans="0" fo:widows="0" fo:text-indent="-0.423cm" style:auto-text-indent="false"/>
      <style:text-properties style:font-name="Courier New"/>
    </style:style>
    <style:style style:name="Text_20_body_20_indent" style:display-name="Text body indent" style:family="paragraph" style:parent-style-name="Standard" style:class="text">
      <style:paragraph-properties fo:margin-left="0.499cm" fo:margin-right="0cm" fo:text-align="justify" style:justify-single-word="false" fo:text-indent="0cm" style:auto-text-indent="false">
        <style:tab-stops>
          <style:tab-stop style:position="-0.499cm"/>
          <style:tab-stop style:position="0cm"/>
          <style:tab-stop style:position="0.499cm"/>
          <style:tab-stop style:position="1cm"/>
          <style:tab-stop style:position="1.501cm"/>
          <style:tab-stop style:position="2cm"/>
          <style:tab-stop style:position="2.499cm"/>
          <style:tab-stop style:position="2.999cm"/>
          <style:tab-stop style:position="3.501cm"/>
          <style:tab-stop style:position="4.001cm"/>
          <style:tab-stop style:position="4.5cm"/>
          <style:tab-stop style:position="4.999cm"/>
          <style:tab-stop style:position="5.498cm"/>
          <style:tab-stop style:position="6.001cm"/>
          <style:tab-stop style:position="6.5cm"/>
          <style:tab-stop style:position="6.999cm"/>
          <style:tab-stop style:position="7.498cm"/>
          <style:tab-stop style:position="7.999cm"/>
          <style:tab-stop style:position="8.5cm"/>
          <style:tab-stop style:position="8.999cm"/>
          <style:tab-stop style:position="9.499cm"/>
          <style:tab-stop style:position="9.999cm"/>
          <style:tab-stop style:position="10.499cm"/>
          <style:tab-stop style:position="11cm"/>
          <style:tab-stop style:position="11.499cm"/>
          <style:tab-stop style:position="12cm"/>
          <style:tab-stop style:position="12.499cm"/>
          <style:tab-stop style:position="12.998cm"/>
          <style:tab-stop style:position="13.499cm"/>
          <style:tab-stop style:position="14cm"/>
          <style:tab-stop style:position="14.499cm"/>
          <style:tab-stop style:position="14.998cm"/>
        </style:tab-stops>
      </style:paragraph-properties>
      <style:text-properties style:font-name="Arial1"/>
    </style:style>
    <style:style style:name="Body_20_Text_20_Indent_20_2" style:display-name="Body Text Indent 2" style:family="paragraph" style:parent-style-name="Standard">
      <style:paragraph-properties fo:margin-left="1.251cm" fo:margin-right="0cm" fo:text-indent="0.019cm" style:auto-text-indent="false"/>
      <style:text-properties fo:color="#00ff00" style:font-name="Arial1"/>
    </style:style>
    <style:style style:name="Comment_20_Text" style:display-name="Comment Text" style:family="paragraph" style:parent-style-name="Standard">
      <style:text-properties style:font-name="Garamond"/>
    </style:style>
    <style:style style:name="Body_20_Text_20_2" style:display-name="Body Text 2" style:family="paragraph" style:parent-style-name="Standard">
      <style:paragraph-properties fo:text-align="justify" style:justify-single-word="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style:font-name="Arial1" fo:language="en" fo:country="GB" fo:font-weight="bold" style:font-weight-asian="bold"/>
    </style:style>
    <style:style style:name="Body_20_Text_20_Indent_20_3" style:display-name="Body Text Indent 3" style:family="paragraph" style:parent-style-name="Standard">
      <style:paragraph-properties fo:margin-left="0.501cm" fo:margin-right="0cm" fo:text-align="justify" style:justify-single-word="false" fo:text-indent="0cm" style:auto-text-indent="false">
        <style:tab-stops>
          <style:tab-stop style:position="-0.501cm"/>
          <style:tab-stop style:position="-0.002cm"/>
          <style:tab-stop style:position="0.497cm"/>
          <style:tab-stop style:position="0.998cm"/>
          <style:tab-stop style:position="1.499cm"/>
          <style:tab-stop style:position="1.998cm"/>
          <style:tab-stop style:position="2.498cm"/>
          <style:tab-stop style:position="2.997cm"/>
          <style:tab-stop style:position="3.5cm"/>
          <style:tab-stop style:position="3.999cm"/>
          <style:tab-stop style:position="4.498cm"/>
          <style:tab-stop style:position="4.997cm"/>
          <style:tab-stop style:position="5.496cm"/>
          <style:tab-stop style:position="5.999cm"/>
          <style:tab-stop style:position="6.498cm"/>
          <style:tab-stop style:position="6.997cm"/>
          <style:tab-stop style:position="7.497cm"/>
          <style:tab-stop style:position="7.997cm"/>
          <style:tab-stop style:position="8.498cm"/>
          <style:tab-stop style:position="8.998cm"/>
          <style:tab-stop style:position="9.497cm"/>
          <style:tab-stop style:position="9.998cm"/>
          <style:tab-stop style:position="10.497cm"/>
          <style:tab-stop style:position="10.998cm"/>
          <style:tab-stop style:position="11.497cm"/>
          <style:tab-stop style:position="11.998cm"/>
          <style:tab-stop style:position="12.497cm"/>
          <style:tab-stop style:position="12.996cm"/>
          <style:tab-stop style:position="13.497cm"/>
          <style:tab-stop style:position="13.998cm"/>
          <style:tab-stop style:position="14.497cm"/>
          <style:tab-stop style:position="14.997cm"/>
        </style:tab-stops>
      </style:paragraph-properties>
      <style:text-properties style:font-name="Arial1" fo:language="en" fo:country="GB"/>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aption_20__28_user_29_" style:display-name="Caption (user)" style:family="paragraph" style:parent-style-name="Standard" style:next-style-name="Standard">
      <style:paragraph-properties fo:text-align="justify" style:justify-single-word="false" fo:keep-together="always" fo:keep-with-next="always">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style:font-name="Arial1" fo:font-size="8pt" fo:font-style="italic" fo:font-weight="bold" style:font-size-asian="8pt" style:font-style-asian="italic" style:font-weight-asian="bold"/>
    </style:style>
    <style:style style:name="Body_20_Text_20_3" style:display-name="Body Text 3" style:family="paragraph" style:parent-style-name="Standard">
      <style:paragraph-properties fo:text-align="justify" style:justify-single-word="false">
        <style:tab-stops>
          <style:tab-stop style:position="0cm"/>
          <style:tab-stop style:position="0.499cm"/>
          <style:tab-stop style:position="0.998cm"/>
          <style:tab-stop style:position="1.499cm"/>
          <style:tab-stop style:position="2cm"/>
          <style:tab-stop style:position="2.499cm"/>
          <style:tab-stop style:position="2.999cm"/>
          <style:tab-stop style:position="3.498cm"/>
          <style:tab-stop style:position="4.001cm"/>
          <style:tab-stop style:position="4.5cm"/>
          <style:tab-stop style:position="4.999cm"/>
          <style:tab-stop style:position="5.498cm"/>
          <style:tab-stop style:position="5.997cm"/>
          <style:tab-stop style:position="6.5cm"/>
          <style:tab-stop style:position="6.999cm"/>
          <style:tab-stop style:position="7.498cm"/>
          <style:tab-stop style:position="7.997cm"/>
          <style:tab-stop style:position="8.498cm"/>
          <style:tab-stop style:position="8.999cm"/>
          <style:tab-stop style:position="9.499cm"/>
          <style:tab-stop style:position="9.998cm"/>
          <style:tab-stop style:position="10.499cm"/>
          <style:tab-stop style:position="10.998cm"/>
          <style:tab-stop style:position="11.499cm"/>
          <style:tab-stop style:position="11.998cm"/>
          <style:tab-stop style:position="12.499cm"/>
          <style:tab-stop style:position="12.998cm"/>
          <style:tab-stop style:position="13.497cm"/>
          <style:tab-stop style:position="13.998cm"/>
          <style:tab-stop style:position="14.499cm"/>
          <style:tab-stop style:position="14.998cm"/>
          <style:tab-stop style:position="15.498cm"/>
        </style:tab-stops>
      </style:paragraph-properties>
      <style:text-properties fo:color="#00ff00" style:font-name="Arial1" fo:language="en" fo:country="GB"/>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2z0" style:family="text">
      <style:text-properties fo:font-size="11pt" style:font-size-asian="11pt"/>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Symbol"/>
    </style:style>
    <style:style style:name="WW8Num25z0" style:family="text">
      <style:text-properties style:font-name="Symbol"/>
    </style:style>
    <style:style style:name="WW8Num26z0" style:family="text">
      <style:text-properties style:font-name="Symbol"/>
    </style:style>
    <style:style style:name="WW8Num27z0" style:family="text">
      <style:text-properties style:font-name="Symbol"/>
    </style:style>
    <style:style style:name="WW8Num28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4z0" style:family="text">
      <style:text-properties style:font-name="Symbol"/>
    </style:style>
    <style:style style:name="WW8Num35z0" style:family="text">
      <style:text-properties fo:font-style="italic" style:font-style-asian="italic"/>
    </style:style>
    <style:style style:name="WW8Num37z0" style:family="text">
      <style:text-properties style:font-name="Symbol"/>
    </style:style>
    <style:style style:name="WW8Num38z0" style:family="text">
      <style:text-properties style:font-name="Symbol"/>
    </style:style>
    <style:style style:name="WW8Num39z0" style:family="text">
      <style:text-properties fo:font-size="12pt" style:font-size-asian="12pt"/>
    </style:style>
    <style:style style:name="WW8Num40z0" style:family="text">
      <style:text-properties style:font-name="Symbol"/>
    </style:style>
    <style:style style:name="WW8Num41z0" style:family="text">
      <style:text-properties style:font-name="Symbol"/>
    </style:style>
    <style:style style:name="WW8Num42z0" style:family="text">
      <style:text-properties style:font-name="Symbol"/>
    </style:style>
    <style:style style:name="WW8Num44z0" style:family="text">
      <style:text-properties style:font-name="Symbol"/>
    </style:style>
    <style:style style:name="WW8Num45z0" style:family="text">
      <style:text-properties style:font-name="Symbol"/>
    </style:style>
    <style:style style:name="WW8Num46z0" style:family="text">
      <style:text-properties style:font-name="Symbol"/>
    </style:style>
    <style:style style:name="WW8Num47z0" style:family="text">
      <style:text-properties style:font-name="Symbol"/>
    </style:style>
    <style:style style:name="WW8Num49z0" style:family="text">
      <style:text-properties style:font-name="Symbol"/>
    </style:style>
    <style:style style:name="WW8Num50z0" style:family="text">
      <style:text-properties style:font-name="Symbol"/>
    </style:style>
    <style:style style:name="WW8Num51z0" style:family="text">
      <style:text-properties style:font-name="Symbol"/>
    </style:style>
    <style:style style:name="WW8Num52z0" style:family="text">
      <style:text-properties style:font-name="Symbol"/>
    </style:style>
    <style:style style:name="WW8Num53z0" style:family="text">
      <style:text-properties style:font-name="Symbol"/>
    </style:style>
    <style:style style:name="WW8Num54z0" style:family="text">
      <style:text-properties style:font-name="Symbol"/>
    </style:style>
    <style:style style:name="WW8Num56z0" style:family="text">
      <style:text-properties style:font-name="Symbol"/>
    </style:style>
    <style:style style:name="WW8Num57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60z0" style:family="text">
      <style:text-properties style:font-name="Symbol"/>
    </style:style>
    <style:style style:name="WW8Num61z0" style:family="text">
      <style:text-properties style:font-name="Symbol"/>
    </style:style>
    <style:style style:name="WW8Num62z0" style:family="text">
      <style:text-properties style:font-name="Symbol"/>
    </style:style>
    <style:style style:name="WW8Num63z0" style:family="text">
      <style:text-properties style:font-name="Symbol"/>
    </style:style>
    <style:style style:name="WW8Num64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69z0" style:family="text">
      <style:text-properties fo:font-weight="normal" style:font-weight-asian="normal"/>
    </style:style>
    <style:style style:name="WW8Num70z0" style:family="text">
      <style:text-properties fo:font-weight="bold" style:font-weight-asian="bold"/>
    </style:style>
    <style:style style:name="WW8Num72z0" style:family="text">
      <style:text-properties fo:font-size="11pt" style:font-size-asian="11pt"/>
    </style:style>
    <style:style style:name="WW8Num75z0" style:family="text">
      <style:text-properties style:font-name="Symbol"/>
    </style:style>
    <style:style style:name="WW8Num76z0" style:family="text">
      <style:text-properties style:font-name="Symbol"/>
    </style:style>
    <style:style style:name="WW8Num78z0" style:family="text">
      <style:text-properties style:font-name="Symbol"/>
    </style:style>
    <style:style style:name="WW8Num79z0" style:family="text">
      <style:text-properties style:font-name="Symbol"/>
    </style:style>
    <style:style style:name="WW8Num80z0" style:family="text">
      <style:text-properties style:font-name="Symbol"/>
    </style:style>
    <style:style style:name="WW8Num81z0" style:family="text">
      <style:text-properties style:font-name="Symbol"/>
    </style:style>
    <style:style style:name="WW8Num82z0" style:family="text">
      <style:text-properties style:font-name="Symbol"/>
    </style:style>
    <style:style style:name="WW8Num83z0" style:family="text">
      <style:text-properties fo:font-style="italic" style:font-style-asian="italic"/>
    </style:style>
    <style:style style:name="WW8Num84z0" style:family="text">
      <style:text-properties style:font-name="Symbol"/>
    </style:style>
    <style:style style:name="WW8Num85z0" style:family="text">
      <style:text-properties style:font-name="Symbol"/>
    </style:style>
    <style:style style:name="WW8Num86z0" style:family="text">
      <style:text-properties style:font-name="Symbol"/>
    </style:style>
    <style:style style:name="WW8Num87z0" style:family="text">
      <style:text-properties style:font-name="Symbol"/>
    </style:style>
    <style:style style:name="WW8Num88z0" style:family="text">
      <style:text-properties style:font-name="Times New Roman"/>
    </style:style>
    <style:style style:name="WW8Num90z0" style:family="text">
      <style:text-properties style:font-name="Symbol"/>
    </style:style>
    <style:style style:name="WW8Num91z0" style:family="text">
      <style:text-properties style:font-name="Symbol"/>
    </style:style>
    <style:style style:name="WW8Num92z0" style:family="text">
      <style:text-properties style:font-name="Symbol"/>
    </style:style>
    <style:style style:name="WW8Num95z1" style:family="text">
      <style:text-properties fo:font-size="12pt" style:font-size-asian="12pt"/>
    </style:style>
    <style:style style:name="WW8Num96z0" style:family="text">
      <style:text-properties style:font-name="Symbol"/>
    </style:style>
    <style:style style:name="WW8Num97z0" style:family="text">
      <style:text-properties style:font-name="Symbol"/>
    </style:style>
    <style:style style:name="WW8Num98z0" style:family="text">
      <style:text-properties style:font-name="Symbol"/>
    </style:style>
    <style:style style:name="WW8Num99z0" style:family="text">
      <style:text-properties style:font-name="Symbol"/>
    </style:style>
    <style:style style:name="WW8Num100z0" style:family="text">
      <style:text-properties style:font-name="Symbol"/>
    </style:style>
    <style:style style:name="WW8Num101z0" style:family="text">
      <style:text-properties style:font-name="Symbol"/>
    </style:style>
    <style:style style:name="WW8Num102z0" style:family="text">
      <style:text-properties style:font-name="Symbol"/>
    </style:style>
    <style:style style:name="WW8Num103z0" style:family="text">
      <style:text-properties style:font-name="Symbol"/>
    </style:style>
    <style:style style:name="WW8Num104z0" style:family="text">
      <style:text-properties style:font-name="Symbol"/>
    </style:style>
    <style:style style:name="WW8Num105z0" style:family="text">
      <style:text-properties fo:font-weight="bold" style:font-weight-asian="bold"/>
    </style:style>
    <style:style style:name="WW8Num106z0" style:family="text">
      <style:text-properties style:font-name="Symbol"/>
    </style:style>
    <style:style style:name="WW8Num107z0" style:family="text">
      <style:text-properties style:font-name="Symbol"/>
    </style:style>
    <style:style style:name="WW8Num108z0" style:family="text">
      <style:text-properties style:font-name="Symbol"/>
    </style:style>
    <style:style style:name="WW8Num111z0" style:family="text">
      <style:text-properties style:font-name="Symbol"/>
    </style:style>
    <style:style style:name="WW8Num112z0" style:family="text">
      <style:text-properties style:font-name="Symbol"/>
    </style:style>
    <style:style style:name="WW8Num113z0" style:family="text">
      <style:text-properties fo:font-weight="bold" style:font-weight-asian="bold"/>
    </style:style>
    <style:style style:name="WW8Num115z0" style:family="text">
      <style:text-properties style:font-name="Symbol"/>
    </style:style>
    <style:style style:name="WW8Num117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3z0" style:family="text">
      <style:text-properties style:font-name="Symbol"/>
    </style:style>
    <style:style style:name="WW8Num124z0" style:family="text">
      <style:text-properties style:font-name="Arial1" fo:font-size="10pt" style:font-size-asian="10pt"/>
    </style:style>
    <style:style style:name="WW8Num125z0" style:family="text">
      <style:text-properties fo:font-weight="bold" style:font-weight-asian="bold"/>
    </style:style>
    <style:style style:name="WW8Num126z0" style:family="text">
      <style:text-properties style:font-name="Symbol"/>
    </style:style>
    <style:style style:name="WW8Num127z0" style:family="text">
      <style:text-properties style:font-name="Symbol"/>
    </style:style>
    <style:style style:name="WW8Num128z0" style:family="text">
      <style:text-properties style:font-name="Symbol"/>
    </style:style>
    <style:style style:name="WW8Num129z0" style:family="text">
      <style:text-properties style:font-name="Symbol"/>
    </style:style>
    <style:style style:name="WW8Num130z0" style:family="text">
      <style:text-properties style:font-name="Symbol"/>
    </style:style>
    <style:style style:name="WW8Num131z0" style:family="text">
      <style:text-properties style:font-name="Symbol"/>
    </style:style>
    <style:style style:name="WW8Num132z0" style:family="text">
      <style:text-properties fo:font-style="italic" style:font-style-asian="italic"/>
    </style:style>
    <style:style style:name="WW8Num133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8z0" style:family="text">
      <style:text-properties style:font-name="Symbol"/>
    </style:style>
    <style:style style:name="WW8Num139z0" style:family="text">
      <style:text-properties fo:font-weight="bold" style:font-weight-asian="bold"/>
    </style:style>
    <style:style style:name="WW8Num140z0" style:family="text">
      <style:text-properties style:font-name="Symbol"/>
    </style:style>
    <style:style style:name="WW8Num141z0" style:family="text">
      <style:text-properties style:font-name="Symbol"/>
    </style:style>
    <style:style style:name="WW8Num142z0" style:family="text">
      <style:text-properties fo:font-weight="bold" style:font-weight-asian="bold"/>
    </style:style>
    <style:style style:name="WW8Num143z0" style:family="text">
      <style:text-properties style:font-name="Symbol"/>
    </style:style>
    <style:style style:name="WW8Num144z0" style:family="text">
      <style:text-properties style:font-name="Symbol"/>
    </style:style>
    <style:style style:name="WW8Num145z0" style:family="text">
      <style:text-properties style:font-name="Symbol"/>
    </style:style>
    <style:style style:name="WW8Num146z0" style:family="text">
      <style:text-properties fo:font-style="normal" fo:font-weight="normal" style:font-style-asian="normal" style:font-weight-asian="normal"/>
    </style:style>
    <style:style style:name="WW8Num147z0" style:family="text">
      <style:text-properties style:font-name="Symbol"/>
    </style:style>
    <style:style style:name="WW8Num148z0" style:family="text">
      <style:text-properties style:font-name="Symbol"/>
    </style:style>
    <style:style style:name="WW8Num149z0" style:family="text">
      <style:text-properties style:font-name="Symbol"/>
    </style:style>
    <style:style style:name="WW8Num150z0" style:family="text">
      <style:text-properties style:font-name="Symbol"/>
    </style:style>
    <style:style style:name="WW8Num151z0" style:family="text">
      <style:text-properties style:font-name="Symbol"/>
    </style:style>
    <style:style style:name="WW8Num152z0" style:family="text">
      <style:text-properties fo:font-size="11pt" style:font-size-asian="11pt"/>
    </style:style>
    <style:style style:name="WW8Num153z0" style:family="text">
      <style:text-properties style:font-name="Symbol"/>
    </style:style>
    <style:style style:name="WW8Num154z0" style:family="text">
      <style:text-properties style:font-name="Symbol"/>
    </style:style>
    <style:style style:name="WW8Num155z0" style:family="text">
      <style:text-properties style:font-name="Symbol"/>
    </style:style>
    <style:style style:name="WW8Num157z0" style:family="text">
      <style:text-properties style:font-name="Symbol"/>
    </style:style>
    <style:style style:name="WW8Num158z0" style:family="text">
      <style:text-properties style:font-name="Symbol"/>
    </style:style>
    <style:style style:name="WW8Num159z0" style:family="text">
      <style:text-properties style:font-name="Symbol"/>
    </style:style>
    <style:style style:name="WW8Num162z0" style:family="text">
      <style:text-properties style:font-name="Symbol"/>
    </style:style>
    <style:style style:name="WW8Num163z0" style:family="text">
      <style:text-properties style:font-name="Symbol"/>
    </style:style>
    <style:style style:name="WW8Num164z0" style:family="text">
      <style:text-properties style:font-name="Symbol"/>
    </style:style>
    <style:style style:name="WW8Num165z0" style:family="text">
      <style:text-properties style:font-name="Symbol"/>
    </style:style>
    <style:style style:name="WW8Num167z0" style:family="text">
      <style:text-properties style:font-name="Symbol"/>
    </style:style>
    <style:style style:name="WW8Num168z0" style:family="text">
      <style:text-properties style:font-name="Symbol"/>
    </style:style>
    <style:style style:name="WW8Num169z0" style:family="text">
      <style:text-properties style:font-name="Symbol"/>
    </style:style>
    <style:style style:name="WW8Num170z0" style:family="text">
      <style:text-properties style:font-name="Symbol"/>
    </style:style>
    <style:style style:name="WW8Num172z0" style:family="text">
      <style:text-properties style:font-name="Symbol"/>
    </style:style>
    <style:style style:name="WW8Num173z0" style:family="text">
      <style:text-properties style:font-name="Symbol"/>
    </style:style>
    <style:style style:name="WW8Num176z0" style:family="text">
      <style:text-properties style:font-name="Symbol"/>
    </style:style>
    <style:style style:name="WW8Num177z0" style:family="text">
      <style:text-properties style:font-name="Symbol"/>
    </style:style>
    <style:style style:name="WW8Num178z0" style:family="text">
      <style:text-properties style:font-name="Symbol"/>
    </style:style>
    <style:style style:name="WW8Num179z0" style:family="text">
      <style:text-properties style:font-name="Symbol"/>
    </style:style>
    <style:style style:name="WW8Num180z0" style:family="text">
      <style:text-properties style:font-name="Symbol"/>
    </style:style>
    <style:style style:name="WW8Num182z0" style:family="text">
      <style:text-properties style:font-name="Symbol"/>
    </style:style>
    <style:style style:name="WW8Num183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 style:num-format="A" style:num-letter-sync="true">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1" text:start-value="4">
        <style:list-level-properties text:min-label-width="1.508cm"/>
      </text:list-level-style-number>
      <text:list-level-style-number text:level="2" style:num-format="1" text:start-value="6" text:display-levels="2">
        <style:list-level-properties text:min-label-width="1.508cm"/>
      </text:list-level-style-number>
      <text:list-level-style-number text:level="3" style:num-format="1" text:display-levels="3">
        <style:list-level-properties text:min-label-width="1.508cm"/>
      </text:list-level-style-number>
      <text:list-level-style-number text:level="4" style:num-format="1" text:display-levels="4">
        <style:list-level-properties text:min-label-width="1.508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format="1" text:start-value="5">
        <style:list-level-properties text:min-label-width="1.508cm"/>
      </text:list-level-style-number>
      <text:list-level-style-number text:level="2" style:num-format="1" text:start-value="4" text:display-levels="2">
        <style:list-level-properties text:min-label-width="1.508cm"/>
      </text:list-level-style-number>
      <text:list-level-style-number text:level="3" style:num-format="1" text:start-value="2" text:display-levels="3">
        <style:list-level-properties text:min-label-width="1.508cm"/>
      </text:list-level-style-number>
      <text:list-level-style-number text:level="4" style:num-format="1" text:display-levels="4">
        <style:list-level-properties text:min-label-width="1.508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text:style-name="WW8Num12z0" style:num-format="1">
        <style:list-level-properties text:min-label-width="0.635cm"/>
      </text:list-level-style-number>
      <text:list-level-style-number text:level="2" text:style-name="WW8Num12z0" style:num-format="1" text:start-value="6" text:display-levels="2">
        <style:list-level-properties text:min-label-width="0.635cm"/>
      </text:list-level-style-number>
      <text:list-level-style-number text:level="3" text:style-name="WW8Num12z0" style:num-format="1" text:display-levels="3">
        <style:list-level-properties text:min-label-width="1.27cm"/>
      </text:list-level-style-number>
      <text:list-level-style-number text:level="4" text:style-name="WW8Num12z0" style:num-format="1" text:display-levels="4">
        <style:list-level-properties text:min-label-width="1.27cm"/>
      </text:list-level-style-number>
      <text:list-level-style-number text:level="5" text:style-name="WW8Num12z0" style:num-format="1" text:display-levels="5">
        <style:list-level-properties text:min-label-width="1.27cm"/>
      </text:list-level-style-number>
      <text:list-level-style-number text:level="6" text:style-name="WW8Num12z0" style:num-format="1" text:display-levels="6">
        <style:list-level-properties text:min-label-width="1.905cm"/>
      </text:list-level-style-number>
      <text:list-level-style-number text:level="7" text:style-name="WW8Num12z0" style:num-format="1" text:display-levels="7">
        <style:list-level-properties text:min-label-width="1.905cm"/>
      </text:list-level-style-number>
      <text:list-level-style-number text:level="8" text:style-name="WW8Num12z0" style:num-format="1" text:display-levels="8">
        <style:list-level-properties text:min-label-width="2.54cm"/>
      </text:list-level-style-number>
      <text:list-level-style-number text:level="9" text:style-name="WW8Num12z0"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text:start-value="2">
        <style:list-level-properties text:min-label-width="1.058cm"/>
      </text:list-level-style-number>
      <text:list-level-style-number text:level="2" style:num-format="1" text:start-value="2" text:display-levels="2">
        <style:list-level-properties text:min-label-width="1.058cm"/>
      </text:list-level-style-number>
      <text:list-level-style-number text:level="3" style:num-format="1" text:start-value="3" text:display-levels="3">
        <style:list-level-properties text:min-label-width="1.27cm"/>
      </text:list-level-style-number>
      <text:list-level-style-number text:level="4" style:num-format="1" text:start-value="3"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number text:level="1" text:style-name="WW8Num35z0" style:num-format="1" text:start-value="13">
        <style:list-level-properties text:space-before="4.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text:start-value="3">
        <style:list-level-properties text:space-before="1.001cm" text:min-label-width="1.00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number text:level="1" text:style-name="WW8Num39z0" style:num-format="1" text:start-value="2">
        <style:list-level-properties text:min-label-width="1.508cm"/>
      </text:list-level-style-number>
      <text:list-level-style-number text:level="2" text:style-name="WW8Num39z0" style:num-format="1" text:start-value="8" text:display-levels="2">
        <style:list-level-properties text:min-label-width="1.508cm"/>
      </text:list-level-style-number>
      <text:list-level-style-number text:level="3" text:style-name="WW8Num39z0" style:num-format="1" text:display-levels="3">
        <style:list-level-properties text:min-label-width="1.508cm"/>
      </text:list-level-style-number>
      <text:list-level-style-number text:level="4" text:style-name="WW8Num39z0" style:num-format="1" text:display-levels="4">
        <style:list-level-properties text:min-label-width="1.508cm"/>
      </text:list-level-style-number>
      <text:list-level-style-number text:level="5" text:style-name="WW8Num39z0" style:num-format="1" text:display-levels="5">
        <style:list-level-properties text:min-label-width="1.905cm"/>
      </text:list-level-style-number>
      <text:list-level-style-number text:level="6" text:style-name="WW8Num39z0" style:num-format="1" text:display-levels="6">
        <style:list-level-properties text:min-label-width="1.905cm"/>
      </text:list-level-style-number>
      <text:list-level-style-number text:level="7" text:style-name="WW8Num39z0" style:num-format="1" text:display-levels="7">
        <style:list-level-properties text:min-label-width="2.54cm"/>
      </text:list-level-style-number>
      <text:list-level-style-number text:level="8" text:style-name="WW8Num39z0" style:num-format="1" text:display-levels="8">
        <style:list-level-properties text:min-label-width="2.54cm"/>
      </text:list-level-style-number>
      <text:list-level-style-number text:level="9" text:style-name="WW8Num39z0"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number text:level="1" style:num-format="1">
        <style:list-level-properties text:min-label-width="0.635cm"/>
      </text:list-level-style-number>
      <text:list-level-style-number text:level="2" style:num-format="1" text:start-value="6"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list-level-style-number text:level="1" style:num-format="1" text:start-value="12">
        <style:list-level-properties text:min-label-width="0.794cm"/>
      </text:list-level-style-number>
      <text:list-level-style-number text:level="2" style:num-format="1" text:start-value="2" text:display-levels="2">
        <style:list-level-properties text:min-label-width="0.794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list-level-style-number text:level="1" style:num-format="1" text:start-value="11">
        <style:list-level-properties text:min-label-width="2.011cm"/>
      </text:list-level-style-number>
      <text:list-level-style-number text:level="2" style:num-format="1" text:start-value="2" text:display-levels="2">
        <style:list-level-properties text:min-label-width="2.011cm"/>
      </text:list-level-style-number>
      <text:list-level-style-number text:level="3" style:num-format="1" text:display-levels="3">
        <style:list-level-properties text:min-label-width="2.011cm"/>
      </text:list-level-style-number>
      <text:list-level-style-number text:level="4" style:num-format="1" text:display-levels="4">
        <style:list-level-properties text:min-label-width="2.011cm"/>
      </text:list-level-style-number>
      <text:list-level-style-number text:level="5" style:num-format="1" text:display-levels="5">
        <style:list-level-properties text:min-label-width="2.011cm"/>
      </text:list-level-style-number>
      <text:list-level-style-number text:level="6" style:num-format="1" text:display-levels="6">
        <style:list-level-properties text:min-label-width="2.011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bullet text:level="1" text:style-name="WW8Num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list-level-style-number text:level="1" style:num-suffix="."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66">
      <text:list-level-style-number text:level="1" style:num-format="1" text:start-value="5">
        <style:list-level-properties text:min-label-width="1.508cm"/>
      </text:list-level-style-number>
      <text:list-level-style-number text:level="2" style:num-format="1" text:start-value="8" text:display-levels="2">
        <style:list-level-properties text:min-label-width="1.508cm"/>
      </text:list-level-style-number>
      <text:list-level-style-number text:level="3" style:num-format="1" text:start-value="3" text:display-levels="3">
        <style:list-level-properties text:min-label-width="1.508cm"/>
      </text:list-level-style-number>
      <text:list-level-style-number text:level="4" style:num-format="1" text:start-value="2" text:display-levels="4">
        <style:list-level-properties text:min-label-width="1.508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list-level-style-number text:level="1" text:style-name="WW8Num69z0" style:num-format="1">
        <style:list-level-properties text:min-label-width="0.635cm"/>
      </text:list-level-style-number>
      <text:list-level-style-number text:level="2" text:style-name="WW8Num69z0" style:num-format="1" text:start-value="6" text:display-levels="2">
        <style:list-level-properties text:min-label-width="0.635cm"/>
      </text:list-level-style-number>
      <text:list-level-style-number text:level="3" text:style-name="WW8Num69z0" style:num-format="1" text:display-levels="3">
        <style:list-level-properties text:min-label-width="1.27cm"/>
      </text:list-level-style-number>
      <text:list-level-style-number text:level="4" text:style-name="WW8Num69z0" style:num-format="1" text:display-levels="4">
        <style:list-level-properties text:min-label-width="1.27cm"/>
      </text:list-level-style-number>
      <text:list-level-style-number text:level="5" text:style-name="WW8Num69z0" style:num-format="1" text:display-levels="5">
        <style:list-level-properties text:min-label-width="1.27cm"/>
      </text:list-level-style-number>
      <text:list-level-style-number text:level="6" text:style-name="WW8Num69z0" style:num-format="1" text:display-levels="6">
        <style:list-level-properties text:min-label-width="1.905cm"/>
      </text:list-level-style-number>
      <text:list-level-style-number text:level="7" text:style-name="WW8Num69z0" style:num-format="1" text:display-levels="7">
        <style:list-level-properties text:min-label-width="1.905cm"/>
      </text:list-level-style-number>
      <text:list-level-style-number text:level="8" text:style-name="WW8Num69z0" style:num-format="1" text:display-levels="8">
        <style:list-level-properties text:min-label-width="2.54cm"/>
      </text:list-level-style-number>
      <text:list-level-style-number text:level="9" text:style-name="WW8Num69z0"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70">
      <text:list-level-style-number text:level="1" text:style-name="WW8Num70z0" style:num-format="1" text:start-value="4">
        <style:list-level-properties text:min-label-width="1.164cm"/>
      </text:list-level-style-number>
      <text:list-level-style-number text:level="2" text:style-name="WW8Num70z0" style:num-format="1" text:start-value="6" text:display-levels="2">
        <style:list-level-properties text:min-label-width="1.164cm"/>
      </text:list-level-style-number>
      <text:list-level-style-number text:level="3" text:style-name="WW8Num70z0" style:num-format="1" text:start-value="7" text:display-levels="3">
        <style:list-level-properties text:min-label-width="1.27cm"/>
      </text:list-level-style-number>
      <text:list-level-style-number text:level="4" text:style-name="WW8Num70z0" style:num-format="1" text:display-levels="4">
        <style:list-level-properties text:min-label-width="1.27cm"/>
      </text:list-level-style-number>
      <text:list-level-style-number text:level="5" text:style-name="WW8Num70z0" style:num-format="1" text:display-levels="5">
        <style:list-level-properties text:min-label-width="1.27cm"/>
      </text:list-level-style-number>
      <text:list-level-style-number text:level="6" text:style-name="WW8Num70z0" style:num-format="1" text:display-levels="6">
        <style:list-level-properties text:min-label-width="1.905cm"/>
      </text:list-level-style-number>
      <text:list-level-style-number text:level="7" text:style-name="WW8Num70z0" style:num-format="1" text:display-levels="7">
        <style:list-level-properties text:min-label-width="1.905cm"/>
      </text:list-level-style-number>
      <text:list-level-style-number text:level="8" text:style-name="WW8Num70z0" style:num-format="1" text:display-levels="8">
        <style:list-level-properties text:min-label-width="2.54cm"/>
      </text:list-level-style-number>
      <text:list-level-style-number text:level="9" text:style-name="WW8Num70z0"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number text:level="1" style:num-suffix="." style:num-format="1" text:start-value="2">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list-level-style-number text:level="1" text:style-name="WW8Num72z0" style:num-format="1">
        <style:list-level-properties text:min-label-width="0.635cm"/>
      </text:list-level-style-number>
      <text:list-level-style-number text:level="2" text:style-name="WW8Num72z0" style:num-format="1" text:start-value="6" text:display-levels="2">
        <style:list-level-properties text:min-label-width="0.635cm"/>
      </text:list-level-style-number>
      <text:list-level-style-number text:level="3" text:style-name="WW8Num72z0" style:num-format="1" text:display-levels="3">
        <style:list-level-properties text:min-label-width="1.27cm"/>
      </text:list-level-style-number>
      <text:list-level-style-number text:level="4" text:style-name="WW8Num72z0" style:num-format="1" text:display-levels="4">
        <style:list-level-properties text:min-label-width="1.27cm"/>
      </text:list-level-style-number>
      <text:list-level-style-number text:level="5" text:style-name="WW8Num72z0" style:num-format="1" text:display-levels="5">
        <style:list-level-properties text:min-label-width="1.27cm"/>
      </text:list-level-style-number>
      <text:list-level-style-number text:level="6" text:style-name="WW8Num72z0" style:num-format="1" text:display-levels="6">
        <style:list-level-properties text:min-label-width="1.905cm"/>
      </text:list-level-style-number>
      <text:list-level-style-number text:level="7" text:style-name="WW8Num72z0" style:num-format="1" text:display-levels="7">
        <style:list-level-properties text:min-label-width="1.905cm"/>
      </text:list-level-style-number>
      <text:list-level-style-number text:level="8" text:style-name="WW8Num72z0" style:num-format="1" text:display-levels="8">
        <style:list-level-properties text:min-label-width="2.54cm"/>
      </text:list-level-style-number>
      <text:list-level-style-number text:level="9" text:style-name="WW8Num72z0"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format="1" text:start-value="4">
        <style:list-level-properties text:min-label-width="1.508cm"/>
      </text:list-level-style-number>
      <text:list-level-style-number text:level="2" style:num-format="1" text:start-value="6" text:display-levels="2">
        <style:list-level-properties text:min-label-width="1.508cm"/>
      </text:list-level-style-number>
      <text:list-level-style-number text:level="3" style:num-format="1" text:start-value="5" text:display-levels="3">
        <style:list-level-properties text:min-label-width="1.508cm"/>
      </text:list-level-style-number>
      <text:list-level-style-number text:level="4" style:num-format="1" text:display-levels="4">
        <style:list-level-properties text:min-label-width="1.508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74">
      <text:list-level-style-number text:level="1" style:num-format="1" text:start-value="2">
        <style:list-level-properties text:min-label-width="1.508cm"/>
      </text:list-level-style-number>
      <text:list-level-style-number text:level="2" style:num-format="1" text:start-value="2" text:display-levels="2">
        <style:list-level-properties text:min-label-width="1.508cm"/>
      </text:list-level-style-number>
      <text:list-level-style-number text:level="3" style:num-format="1" text:start-value="7" text:display-levels="3">
        <style:list-level-properties text:min-label-width="1.508cm"/>
      </text:list-level-style-number>
      <text:list-level-style-number text:level="4" style:num-format="1" text:display-levels="4">
        <style:list-level-properties text:min-label-width="1.508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list-level-style-number text:level="1" style:num-format="1" text:start-value="4">
        <style:list-level-properties text:min-label-width="2.011cm"/>
      </text:list-level-style-number>
      <text:list-level-style-number text:level="2" style:num-format="1" text:start-value="6" text:display-levels="2">
        <style:list-level-properties text:min-label-width="2.011cm"/>
      </text:list-level-style-number>
      <text:list-level-style-number text:level="3" style:num-format="1" text:start-value="6" text:display-levels="3">
        <style:list-level-properties text:min-label-width="2.011cm"/>
      </text:list-level-style-number>
      <text:list-level-style-number text:level="4" style:num-format="1" text:start-value="4" text:display-levels="4">
        <style:list-level-properties text:min-label-width="2.011cm"/>
      </text:list-level-style-number>
      <text:list-level-style-number text:level="5" style:num-format="1" text:display-levels="5">
        <style:list-level-properties text:min-label-width="2.011cm"/>
      </text:list-level-style-number>
      <text:list-level-style-number text:level="6" style:num-format="1" text:display-levels="6">
        <style:list-level-properties text:min-label-width="2.011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text:style-name="WW8Num83z0" style:num-format="1" text:start-value="14">
        <style:list-level-properties text:space-before="4.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space-before="0.499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number text:level="1" style:num-suffix="." style:num-format="1" text:start-value="2">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list-level-style-number text:level="1" style:num-suffix="." style:num-format="1">
        <style:list-level-properties text:min-label-width="0.635cm"/>
      </text:list-level-style-number>
      <text:list-level-style-number text:level="2" text:style-name="WW8Num95z1" style:num-format="1" text:display-levels="2">
        <style:list-level-properties text:space-before="1.27cm" text:min-label-width="1.27cm"/>
      </text:list-level-style-number>
      <text:list-level-style-number text:level="3" text:style-name="WW8Num95z1" style:num-format="1" text:display-levels="3">
        <style:list-level-properties text:space-before="2.54cm" text:min-label-width="1.27cm"/>
      </text:list-level-style-number>
      <text:list-level-style-number text:level="4" text:style-name="WW8Num95z1" style:num-format="1" text:display-levels="4">
        <style:list-level-properties text:space-before="3.81cm" text:min-label-width="1.27cm"/>
      </text:list-level-style-number>
      <text:list-level-style-number text:level="5" text:style-name="WW8Num95z1" style:num-format="1" text:display-levels="5">
        <style:list-level-properties text:space-before="5.08cm" text:min-label-width="1.905cm"/>
      </text:list-level-style-number>
      <text:list-level-style-number text:level="6" text:style-name="WW8Num95z1" style:num-format="1" text:display-levels="6">
        <style:list-level-properties text:space-before="6.35cm" text:min-label-width="1.905cm"/>
      </text:list-level-style-number>
      <text:list-level-style-number text:level="7" text:style-name="WW8Num95z1" style:num-format="1" text:display-levels="7">
        <style:list-level-properties text:space-before="7.62cm" text:min-label-width="2.54cm"/>
      </text:list-level-style-number>
      <text:list-level-style-number text:level="8" text:style-name="WW8Num95z1" style:num-format="1" text:display-levels="8">
        <style:list-level-properties text:space-before="8.89cm" text:min-label-width="2.54cm"/>
      </text:list-level-style-number>
      <text:list-level-style-number text:level="9" text:style-name="WW8Num95z1" style:num-format="1" text:display-levels="9">
        <style:list-level-properties text:space-before="10.16cm" text:min-label-width="3.17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bullet text:level="1" text:style-name="WW8Num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bullet text:level="1" text:style-name="WW8Num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bullet text:level="1" text:style-name="WW8Num1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list-level-style-number text:level="1" text:style-name="WW8Num105z0" style:num-format="1" text:start-value="3">
        <style:list-level-properties text:min-label-width="0.794cm"/>
      </text:list-level-style-number>
      <text:list-level-style-number text:level="2" text:style-name="WW8Num105z0" style:num-format="1" text:start-value="12" text:display-levels="2">
        <style:list-level-properties text:min-label-width="0.794cm"/>
      </text:list-level-style-number>
      <text:list-level-style-number text:level="3" text:style-name="WW8Num105z0" style:num-format="1" text:display-levels="3">
        <style:list-level-properties text:min-label-width="1.27cm"/>
      </text:list-level-style-number>
      <text:list-level-style-number text:level="4" text:style-name="WW8Num105z0" style:num-format="1" text:display-levels="4">
        <style:list-level-properties text:min-label-width="1.27cm"/>
      </text:list-level-style-number>
      <text:list-level-style-number text:level="5" text:style-name="WW8Num105z0" style:num-format="1" text:display-levels="5">
        <style:list-level-properties text:min-label-width="1.27cm"/>
      </text:list-level-style-number>
      <text:list-level-style-number text:level="6" text:style-name="WW8Num105z0" style:num-format="1" text:display-levels="6">
        <style:list-level-properties text:min-label-width="1.905cm"/>
      </text:list-level-style-number>
      <text:list-level-style-number text:level="7" text:style-name="WW8Num105z0" style:num-format="1" text:display-levels="7">
        <style:list-level-properties text:min-label-width="1.905cm"/>
      </text:list-level-style-number>
      <text:list-level-style-number text:level="8" text:style-name="WW8Num105z0" style:num-format="1" text:display-levels="8">
        <style:list-level-properties text:min-label-width="2.54cm"/>
      </text:list-level-style-number>
      <text:list-level-style-number text:level="9" text:style-name="WW8Num105z0"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bullet text:level="1" text:style-name="WW8Num1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list-level-style-number text:level="1" text:style-name="WW8Num113z0" style:num-format="1" text:start-value="4">
        <style:list-level-properties text:min-label-width="1.058cm"/>
      </text:list-level-style-number>
      <text:list-level-style-number text:level="2" text:style-name="WW8Num113z0" style:num-format="1" text:start-value="8" text:display-levels="2">
        <style:list-level-properties text:min-label-width="1.058cm"/>
      </text:list-level-style-number>
      <text:list-level-style-number text:level="3" text:style-name="WW8Num113z0" style:num-format="1" text:start-value="13" text:display-levels="3">
        <style:list-level-properties text:min-label-width="1.27cm"/>
      </text:list-level-style-number>
      <text:list-level-style-number text:level="4" text:style-name="WW8Num113z0" style:num-format="1" text:display-levels="4">
        <style:list-level-properties text:min-label-width="1.27cm"/>
      </text:list-level-style-number>
      <text:list-level-style-number text:level="5" text:style-name="WW8Num113z0" style:num-format="1" text:display-levels="5">
        <style:list-level-properties text:min-label-width="1.27cm"/>
      </text:list-level-style-number>
      <text:list-level-style-number text:level="6" text:style-name="WW8Num113z0" style:num-format="1" text:display-levels="6">
        <style:list-level-properties text:min-label-width="1.905cm"/>
      </text:list-level-style-number>
      <text:list-level-style-number text:level="7" text:style-name="WW8Num113z0" style:num-format="1" text:display-levels="7">
        <style:list-level-properties text:min-label-width="1.905cm"/>
      </text:list-level-style-number>
      <text:list-level-style-number text:level="8" text:style-name="WW8Num113z0" style:num-format="1" text:display-levels="8">
        <style:list-level-properties text:min-label-width="2.54cm"/>
      </text:list-level-style-number>
      <text:list-level-style-number text:level="9" text:style-name="WW8Num113z0"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114">
      <text:list-level-style-number text:level="1" style:num-suffix="." style:num-format="1" text:start-value="4">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number text:level="1" style:num-suffix="." style:num-format="1" text:start-value="4">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format="1">
        <style:list-level-properties text:min-label-width="0.873cm"/>
      </text:list-level-style-number>
      <text:list-level-style-number text:level="2" style:num-format="1" text:start-value="6" text:display-levels="2">
        <style:list-level-properties text:min-label-width="0.87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119">
      <text:list-level-style-number text:level="1" style:num-format="1" text:start-value="2">
        <style:list-level-properties text:min-label-width="1.27cm"/>
      </text:list-level-style-number>
      <text:list-level-style-number text:level="2" style:num-format="1" text:display-levels="2">
        <style:list-level-properties text:min-label-width="1.27cm"/>
      </text:list-level-style-number>
      <text:list-level-style-number text:level="3" style:num-format="1" text:start-value="5"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bullet text:level="1" text:style-name="WW8Num1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text:style-name="WW8Num124z0" style:num-suffix="." style:num-format="1" text:start-value="2">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list-level-style-number text:level="1" text:style-name="WW8Num125z0" style:num-suffix="." style:num-format="1" text:start-value="4">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consecutive-numbering="true">
      <text:list-level-style-bullet text:level="1" text:style-name="WW8Num12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bullet text:level="1" text:style-name="WW8Num12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bullet text:level="1" text:style-name="WW8Num1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bullet text:level="1" text:style-name="WW8Num1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consecutive-numbering="true">
      <text:list-level-style-bullet text:level="1" text:style-name="WW8Num1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2" text:consecutive-numbering="true">
      <text:list-level-style-number text:level="1" text:style-name="WW8Num132z0" style:num-format="1" text:start-value="18">
        <style:list-level-properties text:space-before="4.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bullet text:level="1" text:style-name="WW8Num13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list-level-style-number text:level="1" style:num-suffix="."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consecutive-numbering="true">
      <text:list-level-style-bullet text:level="1" text:style-name="WW8Num1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8" text:consecutive-numbering="true">
      <text:list-level-style-bullet text:level="1" text:style-name="WW8Num1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list-level-style-number text:level="1" text:style-name="WW8Num139z0" style:num-format="1" text:start-value="6">
        <style:list-level-properties text:min-label-width="1.508cm"/>
      </text:list-level-style-number>
      <text:list-level-style-number text:level="2" text:style-name="WW8Num139z0" style:num-format="1" text:start-value="3" text:display-levels="2">
        <style:list-level-properties text:min-label-width="1.508cm"/>
      </text:list-level-style-number>
      <text:list-level-style-number text:level="3" text:style-name="WW8Num139z0" style:num-format="1" text:start-value="2" text:display-levels="3">
        <style:list-level-properties text:min-label-width="1.508cm"/>
      </text:list-level-style-number>
      <text:list-level-style-number text:level="4" text:style-name="WW8Num139z0" style:num-format="1" text:display-levels="4">
        <style:list-level-properties text:min-label-width="1.508cm"/>
      </text:list-level-style-number>
      <text:list-level-style-number text:level="5" text:style-name="WW8Num139z0" style:num-format="1" text:display-levels="5">
        <style:list-level-properties text:min-label-width="1.905cm"/>
      </text:list-level-style-number>
      <text:list-level-style-number text:level="6" text:style-name="WW8Num139z0" style:num-format="1" text:display-levels="6">
        <style:list-level-properties text:min-label-width="1.905cm"/>
      </text:list-level-style-number>
      <text:list-level-style-number text:level="7" text:style-name="WW8Num139z0" style:num-format="1" text:display-levels="7">
        <style:list-level-properties text:min-label-width="2.54cm"/>
      </text:list-level-style-number>
      <text:list-level-style-number text:level="8" text:style-name="WW8Num139z0" style:num-format="1" text:display-levels="8">
        <style:list-level-properties text:min-label-width="2.54cm"/>
      </text:list-level-style-number>
      <text:list-level-style-number text:level="9" text:style-name="WW8Num139z0"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bullet text:level="1" text:style-name="WW8Num14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list-level-style-number text:level="1" text:style-name="WW8Num142z0" style:num-format="1" text:start-value="3">
        <style:list-level-properties text:min-label-width="0.741cm"/>
      </text:list-level-style-number>
      <text:list-level-style-number text:level="2" text:style-name="WW8Num142z0" style:num-format="1" text:start-value="8" text:display-levels="2">
        <style:list-level-properties text:min-label-width="0.741cm"/>
      </text:list-level-style-number>
      <text:list-level-style-number text:level="3" text:style-name="WW8Num142z0" style:num-format="1" text:display-levels="3">
        <style:list-level-properties text:min-label-width="1.27cm"/>
      </text:list-level-style-number>
      <text:list-level-style-number text:level="4" text:style-name="WW8Num142z0" style:num-format="1" text:display-levels="4">
        <style:list-level-properties text:min-label-width="1.27cm"/>
      </text:list-level-style-number>
      <text:list-level-style-number text:level="5" text:style-name="WW8Num142z0" style:num-format="1" text:display-levels="5">
        <style:list-level-properties text:min-label-width="1.27cm"/>
      </text:list-level-style-number>
      <text:list-level-style-number text:level="6" text:style-name="WW8Num142z0" style:num-format="1" text:display-levels="6">
        <style:list-level-properties text:min-label-width="1.905cm"/>
      </text:list-level-style-number>
      <text:list-level-style-number text:level="7" text:style-name="WW8Num142z0" style:num-format="1" text:display-levels="7">
        <style:list-level-properties text:min-label-width="1.905cm"/>
      </text:list-level-style-number>
      <text:list-level-style-number text:level="8" text:style-name="WW8Num142z0" style:num-format="1" text:display-levels="8">
        <style:list-level-properties text:min-label-width="2.54cm"/>
      </text:list-level-style-number>
      <text:list-level-style-number text:level="9" text:style-name="WW8Num142z0"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bullet text:level="1" text:style-name="WW8Num14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number text:level="1" text:style-name="WW8Num146z0" style:num-suffix="." style:num-format="1" text:start-value="3">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bullet text:level="1" text:style-name="WW8Num14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consecutive-numbering="true">
      <text:list-level-style-bullet text:level="1" text:style-name="WW8Num1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bullet text:level="1" text:style-name="WW8Num1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list-level-style-number text:level="1" text:style-name="WW8Num152z0" style:num-format="1">
        <style:list-level-properties text:min-label-width="0.873cm"/>
      </text:list-level-style-number>
      <text:list-level-style-number text:level="2" text:style-name="WW8Num152z0" style:num-format="1" text:start-value="6" text:display-levels="2">
        <style:list-level-properties text:min-label-width="0.873cm"/>
      </text:list-level-style-number>
      <text:list-level-style-number text:level="3" text:style-name="WW8Num152z0" style:num-format="1" text:display-levels="3">
        <style:list-level-properties text:min-label-width="1.27cm"/>
      </text:list-level-style-number>
      <text:list-level-style-number text:level="4" text:style-name="WW8Num152z0" style:num-format="1" text:display-levels="4">
        <style:list-level-properties text:min-label-width="1.27cm"/>
      </text:list-level-style-number>
      <text:list-level-style-number text:level="5" text:style-name="WW8Num152z0" style:num-format="1" text:display-levels="5">
        <style:list-level-properties text:min-label-width="1.27cm"/>
      </text:list-level-style-number>
      <text:list-level-style-number text:level="6" text:style-name="WW8Num152z0" style:num-format="1" text:display-levels="6">
        <style:list-level-properties text:min-label-width="1.905cm"/>
      </text:list-level-style-number>
      <text:list-level-style-number text:level="7" text:style-name="WW8Num152z0" style:num-format="1" text:display-levels="7">
        <style:list-level-properties text:min-label-width="1.905cm"/>
      </text:list-level-style-number>
      <text:list-level-style-number text:level="8" text:style-name="WW8Num152z0" style:num-format="1" text:display-levels="8">
        <style:list-level-properties text:min-label-width="2.54cm"/>
      </text:list-level-style-number>
      <text:list-level-style-number text:level="9" text:style-name="WW8Num152z0"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153" text:consecutive-numbering="true">
      <text:list-level-style-bullet text:level="1" text:style-name="WW8Num15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4" text:consecutive-numbering="true">
      <text:list-level-style-bullet text:level="1" text:style-name="WW8Num1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text:style-name="WW8Num15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text:style-name="WW8Num15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text:style-name="WW8Num1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consecutive-numbering="true">
      <text:list-level-style-bullet text:level="1" text:style-name="WW8Num15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0">
      <text:list-level-style-number text:level="1" style:num-format="1" text:start-value="4">
        <style:list-level-properties text:min-label-width="1.614cm"/>
      </text:list-level-style-number>
      <text:list-level-style-number text:level="2" style:num-format="1" text:start-value="6" text:display-levels="2">
        <style:list-level-properties text:min-label-width="1.614cm"/>
      </text:list-level-style-number>
      <text:list-level-style-number text:level="3" style:num-format="1" text:start-value="6" text:display-levels="3">
        <style:list-level-properties text:min-label-width="1.614cm"/>
      </text:list-level-style-number>
      <text:list-level-style-number text:level="4" style:num-format="1" text:display-levels="4">
        <style:list-level-properties text:min-label-width="1.614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161">
      <text:list-level-style-number text:level="1" style:num-suffix="."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162" text:consecutive-numbering="true">
      <text:list-level-style-bullet text:level="1" text:style-name="WW8Num1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bullet text:level="1" text:style-name="WW8Num16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number text:level="1" style:num-suffix="." style:num-format="a" style:num-letter-sync="true" text:start-value="6">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bullet text:level="1" text:style-name="WW8Num1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bullet text:level="1" text:style-name="WW8Num1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list-level-style-number text:level="1" style:num-format="1">
        <style:list-level-properties text:min-label-width="2.011cm"/>
      </text:list-level-style-number>
      <text:list-level-style-number text:level="2" style:num-format="1" text:start-value="3" text:display-levels="2">
        <style:list-level-properties text:min-label-width="2.011cm"/>
      </text:list-level-style-number>
      <text:list-level-style-number text:level="3" style:num-format="1" text:display-levels="3">
        <style:list-level-properties text:min-label-width="2.011cm"/>
      </text:list-level-style-number>
      <text:list-level-style-number text:level="4" style:num-format="1" text:display-levels="4">
        <style:list-level-properties text:min-label-width="2.011cm"/>
      </text:list-level-style-number>
      <text:list-level-style-number text:level="5" style:num-format="1" text:display-levels="5">
        <style:list-level-properties text:min-label-width="2.011cm"/>
      </text:list-level-style-number>
      <text:list-level-style-number text:level="6" style:num-format="1" text:display-levels="6">
        <style:list-level-properties text:min-label-width="2.011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bullet text:level="1" text:style-name="WW8Num1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list-level-style-number text:level="1" style:num-format="1" text:start-value="2">
        <style:list-level-properties text:min-label-width="1.005cm"/>
      </text:list-level-style-number>
      <text:list-level-style-number text:level="2" style:num-format="1" text:start-value="8" text:display-levels="2">
        <style:list-level-properties text:min-label-width="1.005cm"/>
      </text:list-level-style-number>
      <text:list-level-style-number text:level="3" style:num-format="1" text:start-value="2"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175">
      <text:list-level-style-number text:level="1" style:num-format="1" text:start-value="4">
        <style:list-level-properties text:min-label-width="1.508cm"/>
      </text:list-level-style-number>
      <text:list-level-style-number text:level="2" style:num-format="1" text:start-value="8" text:display-levels="2">
        <style:list-level-properties text:min-label-width="1.508cm"/>
      </text:list-level-style-number>
      <text:list-level-style-number text:level="3" style:num-format="1" text:start-value="11" text:display-levels="3">
        <style:list-level-properties text:min-label-width="1.508cm"/>
      </text:list-level-style-number>
      <text:list-level-style-number text:level="4" style:num-format="1" text:display-levels="4">
        <style:list-level-properties text:min-label-width="1.508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bullet text:level="1" text:style-name="WW8Num1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number text:level="1" style:num-prefix="("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182" text:consecutive-numbering="true">
      <text:list-level-style-bullet text:level="1" text:style-name="WW8Num1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Comment_20_Text">
      <style:paragraph-properties>
        <style:tab-stops>
          <style:tab-stop style:position="7.959cm" style:type="center"/>
        </style:tab-stops>
      </style:paragraph-properties>
      <style:text-properties style:font-name="Arial1"/>
    </style:style>
    <style:style style:name="P2" style:family="paragraph" style:parent-style-name="Standard">
      <style:paragraph-properties fo:line-height="0.423cm"/>
    </style:style>
    <style:style style:name="P3" style:family="paragraph" style:parent-style-name="Standard">
      <style:paragraph-properties>
        <style:tab-stops>
          <style:tab-stop style:position="7.959cm" style:type="center"/>
        </style:tab-stops>
      </style:paragraph-properties>
    </style:style>
    <style:style style:name="P4" style:family="paragraph" style:parent-style-name="Standard">
      <style:paragraph-properties>
        <style:tab-stops>
          <style:tab-stop style:position="7.959cm" style:type="center"/>
          <style:tab-stop style:position="15.919cm" style:type="right"/>
        </style:tab-stops>
      </style:paragraph-properties>
    </style:style>
    <style:style style:name="P5" style:family="paragraph" style:parent-style-name="Header">
      <style:paragraph-properties>
        <style:tab-stops>
          <style:tab-stop style:position="7.959cm" style:type="center"/>
          <style:tab-stop style:position="15.919cm" style:type="right"/>
        </style:tab-stops>
      </style:paragraph-properties>
      <style:text-properties style:font-name="Arial1" fo:font-size="10pt" style:font-size-asian="10pt"/>
    </style:style>
    <style:style style:name="P6" style:family="paragraph" style:parent-style-name="Comment_20_Text">
      <style:paragraph-properties>
        <style:tab-stops>
          <style:tab-stop style:position="7.959cm" style:type="center"/>
        </style:tab-stops>
      </style:paragraph-properties>
    </style:style>
    <style:style style:name="P7" style:family="paragraph" style:parent-style-name="Header">
      <style:paragraph-properties>
        <style:tab-stops>
          <style:tab-stop style:position="7.959cm" style:type="center"/>
          <style:tab-stop style:position="15.919cm" style:type="right"/>
        </style:tab-stops>
      </style:paragraph-properties>
      <style:text-properties style:font-name="Arial1" fo:font-size="10pt" style:font-size-asian="10pt" style:font-name-complex="Arial1"/>
    </style:style>
    <style:style style:name="P8" style:family="paragraph" style:parent-style-name="Standard">
      <style:paragraph-properties fo:text-align="end" style:justify-single-word="false"/>
    </style:style>
    <style:style style:name="P9" style:family="paragraph" style:parent-style-name="Comment_20_Text">
      <style:paragraph-properties>
        <style:tab-stops>
          <style:tab-stop style:position="7.959cm" style:type="center"/>
          <style:tab-stop style:position="15.919cm" style:type="right"/>
        </style:tab-stops>
      </style:paragraph-properties>
      <style:text-properties style:font-name="Arial1"/>
    </style:style>
    <style:style style:name="P10" style:family="paragraph" style:parent-style-name="Standard">
      <style:paragraph-properties fo:text-align="end" style:justify-single-word="false">
        <style:tab-stops>
          <style:tab-stop style:position="7.959cm" style:type="center"/>
          <style:tab-stop style:position="15.919cm" style:type="right"/>
        </style:tab-stops>
      </style:paragraph-properties>
    </style:style>
    <style:style style:name="P11" style:family="paragraph" style:parent-style-name="Header">
      <style:paragraph-properties>
        <style:tab-stops>
          <style:tab-stop style:position="7.959cm" style:type="center"/>
          <style:tab-stop style:position="15.919cm" style:type="right"/>
        </style:tab-stops>
      </style:paragraph-properties>
      <style:text-properties style:font-name="Arial1"/>
    </style:style>
    <style:style style:name="T1" style:family="text">
      <style:text-properties style:font-name="Courier New" fo:font-size="8pt" style:font-size-asian="8pt" style:language-asian="en" style:country-asian="US"/>
    </style:style>
    <style:style style:name="T2" style:family="text">
      <style:text-properties style:font-name="Arial1"/>
    </style:style>
    <style:style style:name="T3" style:family="text">
      <style:text-properties style:font-name="Arial1" style:font-name-complex="Arial1"/>
    </style:style>
    <style:style style:name="T4" style:family="text">
      <style:text-properties fo:font-size="8pt" style:font-size-asian="8pt" style:language-asian="en" style:country-asian="US" style:font-name-complex="Arial1"/>
    </style:style>
    <style:style style:name="fr1" style:family="graphic" style:parent-style-name="Frame">
      <style:graphic-properties style:wrap="none"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page-layout style:name="pm1">
      <style:page-layout-properties fo:page-width="20.999cm" fo:page-height="29.699cm" style:num-format="i" style:print-orientation="portrait" fo:margin-top="2.54cm" fo:margin-bottom="2.54cm" fo:margin-left="2.54cm" fo:margin-right="2.54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bottom="0cm" style:dynamic-spacing="true"/>
      </style:header-style>
      <style:footer-style>
        <style:header-footer-properties fo:min-height="0.099cm" fo:margin-top="0cm" style:dynamic-spacing="true"/>
      </style:footer-style>
    </style:page-layout>
    <style:page-layout style:name="pm2">
      <style:page-layout-properties fo:page-width="20.999cm" fo:page-height="29.699cm" style:num-format="i" style:print-orientation="portrait" fo:margin-top="2.54cm" fo:margin-bottom="2.54cm" fo:margin-left="2.54cm" fo:margin-right="2.267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bottom="0cm" style:dynamic-spacing="true"/>
      </style:header-style>
      <style:footer-style>
        <style:header-footer-properties fo:min-height="0.099cm" fo:margin-top="0cm" style:dynamic-spacing="true"/>
      </style:footer-style>
    </style:page-layout>
    <style:page-layout style:name="pm3">
      <style:page-layout-properties fo:page-width="20.999cm" fo:page-height="29.699cm" style:num-format="1" style:print-orientation="portrait" fo:margin-top="2.54cm" fo:margin-bottom="2.54cm" fo:margin-left="2.54cm" fo:margin-right="2.54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bottom="0cm" style:dynamic-spacing="true"/>
      </style:header-style>
      <style:footer-style>
        <style:header-footer-properties fo:min-height="0.099cm" fo:margin-top="0cm" style:dynamic-spacing="true"/>
      </style:footer-style>
    </style:page-layout>
  </office:automatic-styles>
  <office:master-styles>
    <style:master-page style:name="Standard" style:page-layout-name="pm1">
      <style:header>
        <text:p text:style-name="P1"/>
        <text:p text:style-name="P2"/>
      </style:header>
      <style:header-left>
        <text:p text:style-name="P3"><text:span text:style-name="Page_20_Number"><text:span text:style-name="T1"><text:page-number text:select-page="current">28</text:page-number></text:span></text:span><text:tab/>Use of the Object Catalogue for ENC</text:p>
        <text:p text:style-name="P2"/>
      </style:header-left>
      <style:footer>
        <text:p text:style-name="P4"/>
      </style:footer>
      <style:footer-left>
        <text:p text:style-name="P5"/>
        <text:p text:style-name="P5">Edition 2.1<text:tab/>April 2002<text:tab/>S-57 Appendix B.1 - Annex A</text:p>
        <text:p text:style-name="P4"/>
      </style:footer-left>
    </style:master-page>
    <style:master-page style:name="Conversion_20_1" style:display-name="Conversion 1" style:page-layout-name="pm2">
      <style:header>
        <text:p text:style-name="P1"/>
        <text:p text:style-name="P2"/>
      </style:header>
      <style:header-left>
        <text:p text:style-name="P3"><text:tab/>Use of the Object Catalogue for ENC</text:p>
        <text:p text:style-name="P2"/>
      </style:header-left>
      <style:footer>
        <text:p text:style-name="P4"/>
      </style:footer>
      <style:footer-left>
        <text:p text:style-name="P5"/>
        <text:p text:style-name="P5">Edition 2.1<text:tab/>April 2002<text:tab/>S-57 Appendix B.1 - Annex A</text:p>
        <text:p text:style-name="P4"/>
      </style:footer-left>
    </style:master-page>
    <style:master-page style:name="Conversion_20_2" style:display-name="Conversion 2" style:page-layout-name="pm2">
      <style:header>
        <text:p text:style-name="P6"><text:span text:style-name="T2"><text:tab/><text:tab/><text:tab/><text:tab/> <text:s text:c="7"/><text:tab/> <text:s text:c="31"/></text:span><text:span text:style-name="Page_20_Number"><text:span text:style-name="T3"><text:page-number text:select-page="current">28</text:page-number></text:span></text:span><text:span text:style-name="Page_20_Number"><text:span text:style-name="T3"> <text:s/></text:span></text:span></text:p>
        <text:p text:style-name="P2"/>
      </style:header>
      <style:header-left>
        <text:p text:style-name="P3"><text:span text:style-name="Page_20_Number"><text:span text:style-name="T4"><text:page-number text:select-page="current">28</text:page-number></text:span></text:span><text:tab/>Use of the Object Catalogue for ENC</text:p>
        <text:p text:style-name="P2"/>
      </style:header-left>
      <style:footer>
        <text:p text:style-name="P7">S-57 Appendix B.1 - Annex A<text:tab/>April 2002<text:tab/>Edition 2.1</text:p>
        <text:p text:style-name="P4"/>
        <text:p text:style-name="P4"/>
      </style:footer>
      <style:footer-left>
        <text:p text:style-name="P5"/>
        <text:p text:style-name="P5">Edition 2.1<text:tab/>April 2002<text:tab/>S-57 Appendix B.1 - Annex A</text:p>
        <text:p text:style-name="P4"/>
      </style:footer-left>
    </style:master-page>
    <style:master-page style:name="Conversion_20_3" style:display-name="Conversion 3" style:page-layout-name="pm3">
      <style:header>
        <text:p text:style-name="P1"><draw:frame draw:style-name="fr1" draw:name="Cadre22" text:anchor-type="paragraph" svg:x="0.002cm" svg:y="0.002cm" svg:width="15.921cm" draw:z-index="51"><draw:text-box fo:min-height="0.37cm"><text:p text:style-name="P8">A.<text:page-number text:select-page="current">28</text:page-number></text:p></draw:text-box></draw:frame><text:tab/>Use of the Object Catalogue for ENC</text:p>
        <text:p text:style-name="P2"/>
      </style:header>
      <style:header-left>
        <text:p text:style-name="P3"><draw:frame draw:style-name="fr1" draw:name="Cadre23" text:anchor-type="paragraph" svg:x="0.002cm" svg:y="0.002cm" svg:width="15.921cm" draw:z-index="104"><draw:text-box fo:min-height="0.37cm"><text:p text:style-name="Standard">A.<text:page-number text:select-page="current">28</text:page-number></text:p></draw:text-box></draw:frame><text:tab/>Use of the Object Catalogue for ENC</text:p>
        <text:p text:style-name="P2"/>
      </style:header-left>
      <style:footer>
        <text:p text:style-name="P2"/>
        <text:p text:style-name="P9">S-57 Appendix B.1 - Annex A<text:tab/>April 2002<text:tab/>Edition 2.1</text:p>
        <text:p text:style-name="P10"/>
      </style:footer>
      <style:footer-left>
        <text:p text:style-name="P11"/>
        <text:p text:style-name="P5">Edition 2.1<text:tab/>April 2002<text:tab/>S-57 Appendix B.1 - Annex A</text:p>
        <text:p text:style-name="P4"/>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_ASUS_Edition$Win32 OpenOffice.org_project/680m10$Build-9251$CWS-c23v001</meta:generator>
    <meta:initial-creator>Lepager</meta:initial-creator>
    <meta:creation-date>2002-09-06T11:54:00</meta:creation-date>
    <dc:creator>dwprc</dc:creator>
    <dc:date>2002-09-11T17:39:00</dc:date>
    <meta:print-date>2002-09-03T15:43:00</meta:print-date>
    <meta:editing-cycles>6</meta:editing-cycles>
    <meta:editing-duration>PT30M0S</meta:editing-duration>
    <meta:user-defined meta:name="Info 1"/>
    <meta:user-defined meta:name="Info 2"/>
    <meta:user-defined meta:name="Info 3"/>
    <meta:user-defined meta:name="Info 4"/>
    <meta:document-statistic meta:table-count="16" meta:image-count="16" meta:object-count="6" meta:page-count="115" meta:paragraph-count="3632" meta:word-count="32467" meta:character-count="193829"/>
  </office:meta>
</office:document-meta>
</file>